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937" calcext:value-type="float">
            <text:p>57937</text:p>
          </table:table-cell>
          <table:table-cell office:value-type="float" office:value="59396" calcext:value-type="float">
            <text:p>59396</text:p>
          </table:table-cell>
          <table:table-cell office:value-type="float" office:value="59913" calcext:value-type="float">
            <text:p>59913</text:p>
          </table:table-cell>
          <table:table-cell office:value-type="float" office:value="57781" calcext:value-type="float">
            <text:p>57781</text:p>
          </table:table-cell>
          <table:table-cell office:value-type="float" office:value="36" calcext:value-type="float">
            <text:p>36</text:p>
          </table:table-cell>
          <table:table-cell table:formula="of:=[.A2]-[.B2]" office:value-type="float" office:value="751" calcext:value-type="float">
            <text:p>751</text:p>
          </table:table-cell>
          <table:table-cell table:formula="of:=[.A2]-[.C2]" office:value-type="float" office:value="-708" calcext:value-type="float">
            <text:p>-708</text:p>
          </table:table-cell>
          <table:table-cell table:formula="of:=[.A2]-[.D2]" office:value-type="float" office:value="-1225" calcext:value-type="float">
            <text:p>-1225</text:p>
          </table:table-cell>
          <table:table-cell table:formula="of:=[.A2]-[.E2]" office:value-type="float" office:value="907" calcext:value-type="float">
            <text:p>90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7879" calcext:value-type="float">
            <text:p>167879</text:p>
          </table:table-cell>
          <table:table-cell office:value-type="float" office:value="3617" calcext:value-type="float">
            <text:p>3617</text:p>
          </table:table-cell>
          <table:table-cell office:value-type="float" office:value="70" calcext:value-type="float">
            <text:p>70</text:p>
          </table:table-cell>
          <table:table-cell office:value-type="float" office:value="665" calcext:value-type="float">
            <text:p>665</text:p>
          </table:table-cell>
          <table:table-cell office:value-type="float" office:value="46369" calcext:value-type="float">
            <text:p>46369</text:p>
          </table:table-cell>
          <table:table-cell office:value-type="float" office:value="978" calcext:value-type="float">
            <text:p>978</text:p>
          </table:table-cell>
          <table:table-cell office:value-type="float" office:value="11021" calcext:value-type="float">
            <text:p>11021</text:p>
          </table:table-cell>
          <table:table-cell office:value-type="float" office:value="878" calcext:value-type="float">
            <text:p>878</text:p>
          </table:table-cell>
          <table:table-cell office:value-type="float" office:value="34171" calcext:value-type="float">
            <text:p>3417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56" calcext:value-type="float">
            <text:p>57856</text:p>
          </table:table-cell>
          <table:table-cell office:value-type="float" office:value="58918" calcext:value-type="float">
            <text:p>58918</text:p>
          </table:table-cell>
          <table:table-cell office:value-type="float" office:value="59094" calcext:value-type="float">
            <text:p>59094</text:p>
          </table:table-cell>
          <table:table-cell office:value-type="float" office:value="57957" calcext:value-type="float">
            <text:p>57957</text:p>
          </table:table-cell>
          <table:table-cell office:value-type="float" office:value="21" calcext:value-type="float">
            <text:p>21</text:p>
          </table:table-cell>
          <table:table-cell table:formula="of:=[.A3]-[.B3]" office:value-type="float" office:value="-379" calcext:value-type="float">
            <text:p>-379</text:p>
          </table:table-cell>
          <table:table-cell table:formula="of:=[.A3]-[.C3]" office:value-type="float" office:value="-1441" calcext:value-type="float">
            <text:p>-1441</text:p>
          </table:table-cell>
          <table:table-cell table:formula="of:=[.A3]-[.D3]" office:value-type="float" office:value="-1617" calcext:value-type="float">
            <text:p>-1617</text:p>
          </table:table-cell>
          <table:table-cell table:formula="of:=[.A3]-[.E3]" office:value-type="float" office:value="-480" calcext:value-type="float">
            <text:p>-48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7879" calcext:value-type="float">
            <text:p>167879</text:p>
          </table:table-cell>
          <table:table-cell office:value-type="float" office:value="3184" calcext:value-type="float">
            <text:p>3184</text:p>
          </table:table-cell>
          <table:table-cell office:value-type="float" office:value="70" calcext:value-type="float">
            <text:p>70</text:p>
          </table:table-cell>
          <table:table-cell office:value-type="float" office:value="632" calcext:value-type="float">
            <text:p>632</text:p>
          </table:table-cell>
          <table:table-cell office:value-type="float" office:value="44302" calcext:value-type="float">
            <text:p>44302</text:p>
          </table:table-cell>
          <table:table-cell office:value-type="float" office:value="978" calcext:value-type="float">
            <text:p>978</text:p>
          </table:table-cell>
          <table:table-cell office:value-type="float" office:value="10329" calcext:value-type="float">
            <text:p>10329</text:p>
          </table:table-cell>
          <table:table-cell office:value-type="float" office:value="878" calcext:value-type="float">
            <text:p>878</text:p>
          </table:table-cell>
          <table:table-cell office:value-type="float" office:value="34978" calcext:value-type="float">
            <text:p>3497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91" calcext:value-type="float">
            <text:p>58191</text:p>
          </table:table-cell>
          <table:table-cell office:value-type="float" office:value="60005" calcext:value-type="float">
            <text:p>60005</text:p>
          </table:table-cell>
          <table:table-cell office:value-type="float" office:value="58970" calcext:value-type="float">
            <text:p>58970</text:p>
          </table:table-cell>
          <table:table-cell office:value-type="float" office:value="58563" calcext:value-type="float">
            <text:p>58563</text:p>
          </table:table-cell>
          <table:table-cell office:value-type="float" office:value="20" calcext:value-type="float">
            <text:p>20</text:p>
          </table:table-cell>
          <table:table-cell table:formula="of:=[.A4]-[.B4]" office:value-type="float" office:value="-811" calcext:value-type="float">
            <text:p>-811</text:p>
          </table:table-cell>
          <table:table-cell table:formula="of:=[.A4]-[.C4]" office:value-type="float" office:value="-2625" calcext:value-type="float">
            <text:p>-2625</text:p>
          </table:table-cell>
          <table:table-cell table:formula="of:=[.A4]-[.D4]" office:value-type="float" office:value="-1590" calcext:value-type="float">
            <text:p>-1590</text:p>
          </table:table-cell>
          <table:table-cell table:formula="of:=[.A4]-[.E4]" office:value-type="float" office:value="-1183" calcext:value-type="float">
            <text:p>-1183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729" calcext:value-type="float">
            <text:p>58729</text:p>
          </table:table-cell>
          <table:table-cell office:value-type="float" office:value="57738" calcext:value-type="float">
            <text:p>57738</text:p>
          </table:table-cell>
          <table:table-cell office:value-type="float" office:value="58379" calcext:value-type="float">
            <text:p>58379</text:p>
          </table:table-cell>
          <table:table-cell office:value-type="float" office:value="59011" calcext:value-type="float">
            <text:p>59011</text:p>
          </table:table-cell>
          <table:table-cell office:value-type="float" office:value="47" calcext:value-type="float">
            <text:p>47</text:p>
          </table:table-cell>
          <table:table-cell table:formula="of:=[.A5]-[.B5]" office:value-type="float" office:value="203" calcext:value-type="float">
            <text:p>203</text:p>
          </table:table-cell>
          <table:table-cell table:formula="of:=[.A5]-[.C5]" office:value-type="float" office:value="1194" calcext:value-type="float">
            <text:p>1194</text:p>
          </table:table-cell>
          <table:table-cell table:formula="of:=[.A5]-[.D5]" office:value-type="float" office:value="553" calcext:value-type="float">
            <text:p>553</text:p>
          </table:table-cell>
          <table:table-cell table:formula="of:=[.A5]-[.E5]" office:value-type="float" office:value="-79" calcext:value-type="float">
            <text:p>-79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445" calcext:value-type="float">
            <text:p>58445</text:p>
          </table:table-cell>
          <table:table-cell office:value-type="float" office:value="58465" calcext:value-type="float">
            <text:p>58465</text:p>
          </table:table-cell>
          <table:table-cell office:value-type="float" office:value="58978" calcext:value-type="float">
            <text:p>58978</text:p>
          </table:table-cell>
          <table:table-cell office:value-type="float" office:value="60168" calcext:value-type="float">
            <text:p>60168</text:p>
          </table:table-cell>
          <table:table-cell office:value-type="float" office:value="10" calcext:value-type="float">
            <text:p>10</text:p>
          </table:table-cell>
          <table:table-cell table:formula="of:=[.A6]-[.B6]" office:value-type="float" office:value="-746" calcext:value-type="float">
            <text:p>-746</text:p>
          </table:table-cell>
          <table:table-cell table:formula="of:=[.A6]-[.C6]" office:value-type="float" office:value="-766" calcext:value-type="float">
            <text:p>-766</text:p>
          </table:table-cell>
          <table:table-cell table:formula="of:=[.A6]-[.D6]" office:value-type="float" office:value="-1279" calcext:value-type="float">
            <text:p>-1279</text:p>
          </table:table-cell>
          <table:table-cell table:formula="of:=[.A6]-[.E6]" office:value-type="float" office:value="-2469" calcext:value-type="float">
            <text:p>-2469</text:p>
          </table:table-cell>
          <table:table-cell table:number-columns-repeated="3"/>
          <table:table-cell table:formula="of:=AVERAGE([.N2:.N3])" office:value-type="float" office:value="167879" calcext:value-type="float">
            <text:p>167879</text:p>
          </table:table-cell>
          <table:table-cell table:formula="of:=AVERAGE([.O2:.O3])" office:value-type="float" office:value="3400.5" calcext:value-type="float">
            <text:p>3400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648.5" calcext:value-type="float">
            <text:p>648.5</text:p>
          </table:table-cell>
          <table:table-cell table:formula="of:=AVERAGE([.R2:.R3])" office:value-type="float" office:value="45335.5" calcext:value-type="float">
            <text:p>45335.5</text:p>
          </table:table-cell>
          <table:table-cell table:formula="of:=AVERAGE([.S2:.S3])" office:value-type="float" office:value="978" calcext:value-type="float">
            <text:p>978</text:p>
          </table:table-cell>
          <table:table-cell table:formula="of:=AVERAGE([.T2:.T3])" office:value-type="float" office:value="10675" calcext:value-type="float">
            <text:p>10675</text:p>
          </table:table-cell>
          <table:table-cell table:formula="of:=AVERAGE([.U2:.U3])" office:value-type="float" office:value="878" calcext:value-type="float">
            <text:p>878</text:p>
          </table:table-cell>
          <table:table-cell table:formula="of:=AVERAGE([.V2:.V3])"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020" calcext:value-type="float">
            <text:p>59020</text:p>
          </table:table-cell>
          <table:table-cell office:value-type="float" office:value="58566" calcext:value-type="float">
            <text:p>58566</text:p>
          </table:table-cell>
          <table:table-cell office:value-type="float" office:value="58431" calcext:value-type="float">
            <text:p>58431</text:p>
          </table:table-cell>
          <table:table-cell office:value-type="float" office:value="58211" calcext:value-type="float">
            <text:p>58211</text:p>
          </table:table-cell>
          <table:table-cell office:value-type="float" office:value="36" calcext:value-type="float">
            <text:p>36</text:p>
          </table:table-cell>
          <table:table-cell table:formula="of:=[.A7]-[.B7]" office:value-type="float" office:value="-1025" calcext:value-type="float">
            <text:p>-1025</text:p>
          </table:table-cell>
          <table:table-cell table:formula="of:=[.A7]-[.C7]" office:value-type="float" office:value="-571" calcext:value-type="float">
            <text:p>-571</text:p>
          </table:table-cell>
          <table:table-cell table:formula="of:=[.A7]-[.D7]" office:value-type="float" office:value="-436" calcext:value-type="float">
            <text:p>-436</text:p>
          </table:table-cell>
          <table:table-cell table:formula="of:=[.A7]-[.E7]" office:value-type="float" office:value="-216" calcext:value-type="float">
            <text:p>-216</text:p>
          </table:table-cell>
          <table:table-cell table:number-columns-repeated="12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80" calcext:value-type="float">
            <text:p>58580</text:p>
          </table:table-cell>
          <table:table-cell office:value-type="float" office:value="58755" calcext:value-type="float">
            <text:p>58755</text:p>
          </table:table-cell>
          <table:table-cell office:value-type="float" office:value="57862" calcext:value-type="float">
            <text:p>57862</text:p>
          </table:table-cell>
          <table:table-cell office:value-type="float" office:value="57701" calcext:value-type="float">
            <text:p>57701</text:p>
          </table:table-cell>
          <table:table-cell office:value-type="float" office:value="18" calcext:value-type="float">
            <text:p>18</text:p>
          </table:table-cell>
          <table:table-cell table:formula="of:=[.A8]-[.B8]" office:value-type="float" office:value="-879" calcext:value-type="float">
            <text:p>-879</text:p>
          </table:table-cell>
          <table:table-cell table:formula="of:=[.A8]-[.C8]" office:value-type="float" office:value="-1054" calcext:value-type="float">
            <text:p>-1054</text:p>
          </table:table-cell>
          <table:table-cell table:formula="of:=[.A8]-[.D8]" office:value-type="float" office:value="-161" calcext:value-type="float">
            <text:p>-161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78" calcext:value-type="float">
            <text:p>58578</text:p>
          </table:table-cell>
          <table:table-cell office:value-type="float" office:value="58386" calcext:value-type="float">
            <text:p>58386</text:p>
          </table:table-cell>
          <table:table-cell office:value-type="float" office:value="58768" calcext:value-type="float">
            <text:p>58768</text:p>
          </table:table-cell>
          <table:table-cell office:value-type="float" office:value="58529" calcext:value-type="float">
            <text:p>58529</text:p>
          </table:table-cell>
          <table:table-cell office:value-type="float" office:value="37" calcext:value-type="float">
            <text:p>37</text:p>
          </table:table-cell>
          <table:table-cell table:formula="of:=[.A9]-[.B9]" office:value-type="float" office:value="-830" calcext:value-type="float">
            <text:p>-830</text:p>
          </table:table-cell>
          <table:table-cell table:formula="of:=[.A9]-[.C9]" office:value-type="float" office:value="-638" calcext:value-type="float">
            <text:p>-638</text:p>
          </table:table-cell>
          <table:table-cell table:formula="of:=[.A9]-[.D9]" office:value-type="float" office:value="-1020" calcext:value-type="float">
            <text:p>-1020</text:p>
          </table:table-cell>
          <table:table-cell table:formula="of:=[.A9]-[.E9]" office:value-type="float" office:value="-781" calcext:value-type="float">
            <text:p>-781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130" calcext:value-type="float">
            <text:p>58130</text:p>
          </table:table-cell>
          <table:table-cell office:value-type="float" office:value="57385" calcext:value-type="float">
            <text:p>5738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37" calcext:value-type="float">
            <text:p>57537</text:p>
          </table:table-cell>
          <table:table-cell office:value-type="float" office:value="8" calcext:value-type="float">
            <text:p>8</text:p>
          </table:table-cell>
          <table:table-cell table:formula="of:=[.A10]-[.B10]" office:value-type="float" office:value="-370" calcext:value-type="float">
            <text:p>-370</text:p>
          </table:table-cell>
          <table:table-cell table:formula="of:=[.A10]-[.C10]" office:value-type="float" office:value="375" calcext:value-type="float">
            <text:p>375</text:p>
          </table:table-cell>
          <table:table-cell table:formula="of:=[.A10]-[.D10]" office:value-type="float" office:value="-607" calcext:value-type="float">
            <text:p>-607</text:p>
          </table:table-cell>
          <table:table-cell table:formula="of:=[.A10]-[.E10]"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905" calcext:value-type="float">
            <text:p>59905</text:p>
          </table:table-cell>
          <table:table-cell office:value-type="float" office:value="59088" calcext:value-type="float">
            <text:p>59088</text:p>
          </table:table-cell>
          <table:table-cell office:value-type="float" office:value="59457" calcext:value-type="float">
            <text:p>59457</text:p>
          </table:table-cell>
          <table:table-cell office:value-type="float" office:value="57535" calcext:value-type="float">
            <text:p>57535</text:p>
          </table:table-cell>
          <table:table-cell office:value-type="float" office:value="15" calcext:value-type="float">
            <text:p>15</text:p>
          </table:table-cell>
          <table:table-cell table:formula="of:=[.A11]-[.B11]" office:value-type="float" office:value="-2421" calcext:value-type="float">
            <text:p>-2421</text:p>
          </table:table-cell>
          <table:table-cell table:formula="of:=[.A11]-[.C11]" office:value-type="float" office:value="-1604" calcext:value-type="float">
            <text:p>-1604</text:p>
          </table:table-cell>
          <table:table-cell table:formula="of:=[.A11]-[.D11]" office:value-type="float" office:value="-1973" calcext:value-type="float">
            <text:p>-1973</text:p>
          </table:table-cell>
          <table:table-cell table:formula="of:=[.A11]-[.E11]" office:value-type="float" office:value="-51" calcext:value-type="float">
            <text:p>-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96" calcext:value-type="float">
            <text:p>59796</text:p>
          </table:table-cell>
          <table:table-cell office:value-type="float" office:value="60012" calcext:value-type="float">
            <text:p>60012</text:p>
          </table:table-cell>
          <table:table-cell office:value-type="float" office:value="57558" calcext:value-type="float">
            <text:p>57558</text:p>
          </table:table-cell>
          <table:table-cell office:value-type="float" office:value="59098" calcext:value-type="float">
            <text:p>59098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416" calcext:value-type="float">
            <text:p>-2416</text:p>
          </table:table-cell>
          <table:table-cell table:formula="of:=[.A12]-[.C12]" office:value-type="float" office:value="-2632" calcext:value-type="float">
            <text:p>-2632</text:p>
          </table:table-cell>
          <table:table-cell table:formula="of:=[.A12]-[.D12]" office:value-type="float" office:value="-178" calcext:value-type="float">
            <text:p>-178</text:p>
          </table:table-cell>
          <table:table-cell table:formula="of:=[.A12]-[.E12]" office:value-type="float" office:value="-1718" calcext:value-type="float">
            <text:p>-1718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01" calcext:value-type="float">
            <text:p>59601</text:p>
          </table:table-cell>
          <table:table-cell office:value-type="float" office:value="57407" calcext:value-type="float">
            <text:p>57407</text:p>
          </table:table-cell>
          <table:table-cell office:value-type="float" office:value="59433" calcext:value-type="float">
            <text:p>59433</text:p>
          </table:table-cell>
          <table:table-cell office:value-type="float" office:value="59591" calcext:value-type="float">
            <text:p>59591</text:p>
          </table:table-cell>
          <table:table-cell office:value-type="float" office:value="31" calcext:value-type="float">
            <text:p>31</text:p>
          </table:table-cell>
          <table:table-cell table:formula="of:=[.A13]-[.B13]" office:value-type="float" office:value="-166" calcext:value-type="float">
            <text:p>-166</text:p>
          </table:table-cell>
          <table:table-cell table:formula="of:=[.A13]-[.C13]" office:value-type="float" office:value="2028" calcext:value-type="float">
            <text:p>2028</text:p>
          </table:table-cell>
          <table:table-cell table:formula="of:=[.A13]-[.D13]" office:value-type="float" office:value="2" calcext:value-type="float">
            <text:p>2</text:p>
          </table:table-cell>
          <table:table-cell table:formula="of:=[.A13]-[.E13]" office:value-type="float" office:value="-156" calcext:value-type="float">
            <text:p>-156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13" calcext:value-type="float">
            <text:p>58113</text:p>
          </table:table-cell>
          <table:table-cell office:value-type="float" office:value="57776" calcext:value-type="float">
            <text:p>57776</text:p>
          </table:table-cell>
          <table:table-cell office:value-type="float" office:value="58111" calcext:value-type="float">
            <text:p>58111</text:p>
          </table:table-cell>
          <table:table-cell office:value-type="float" office:value="57655" calcext:value-type="float">
            <text:p>57655</text:p>
          </table:table-cell>
          <table:table-cell office:value-type="float" office:value="65" calcext:value-type="float">
            <text:p>65</text:p>
          </table:table-cell>
          <table:table-cell table:formula="of:=[.A14]-[.B14]" office:value-type="float" office:value="-191" calcext:value-type="float">
            <text:p>-191</text:p>
          </table:table-cell>
          <table:table-cell table:formula="of:=[.A14]-[.C14]" office:value-type="float" office:value="146" calcext:value-type="float">
            <text:p>146</text:p>
          </table:table-cell>
          <table:table-cell table:formula="of:=[.A14]-[.D14]" office:value-type="float" office:value="-189" calcext:value-type="float">
            <text:p>-189</text:p>
          </table:table-cell>
          <table:table-cell table:formula="of:=[.A14]-[.E14]"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988" calcext:value-type="float">
            <text:p>59988</text:p>
          </table:table-cell>
          <table:table-cell office:value-type="float" office:value="58935" calcext:value-type="float">
            <text:p>58935</text:p>
          </table:table-cell>
          <table:table-cell office:value-type="float" office:value="60459" calcext:value-type="float">
            <text:p>60459</text:p>
          </table:table-cell>
          <table:table-cell office:value-type="float" office:value="57778" calcext:value-type="float">
            <text:p>57778</text:p>
          </table:table-cell>
          <table:table-cell office:value-type="float" office:value="32" calcext:value-type="float">
            <text:p>32</text:p>
          </table:table-cell>
          <table:table-cell table:formula="of:=[.A15]-[.B15]" office:value-type="float" office:value="-2205" calcext:value-type="float">
            <text:p>-2205</text:p>
          </table:table-cell>
          <table:table-cell table:formula="of:=[.A15]-[.C15]" office:value-type="float" office:value="-1152" calcext:value-type="float">
            <text:p>-1152</text:p>
          </table:table-cell>
          <table:table-cell table:formula="of:=[.A15]-[.D15]" office:value-type="float" office:value="-2676" calcext:value-type="float">
            <text:p>-2676</text:p>
          </table:table-cell>
          <table:table-cell table:formula="of:=[.A15]-[.E1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793" calcext:value-type="float">
            <text:p>59793</text:p>
          </table:table-cell>
          <table:table-cell office:value-type="float" office:value="58569" calcext:value-type="float">
            <text:p>58569</text:p>
          </table:table-cell>
          <table:table-cell office:value-type="float" office:value="58194" calcext:value-type="float">
            <text:p>58194</text:p>
          </table:table-cell>
          <table:table-cell office:value-type="float" office:value="60039" calcext:value-type="float">
            <text:p>60039</text:p>
          </table:table-cell>
          <table:table-cell office:value-type="float" office:value="45" calcext:value-type="float">
            <text:p>45</text:p>
          </table:table-cell>
          <table:table-cell table:formula="of:=[.A16]-[.B16]" office:value-type="float" office:value="-1632" calcext:value-type="float">
            <text:p>-1632</text:p>
          </table:table-cell>
          <table:table-cell table:formula="of:=[.A16]-[.C16]" office:value-type="float" office:value="-408" calcext:value-type="float">
            <text:p>-408</text:p>
          </table:table-cell>
          <table:table-cell table:formula="of:=[.A16]-[.D16]" office:value-type="float" office:value="-33" calcext:value-type="float">
            <text:p>-33</text:p>
          </table:table-cell>
          <table:table-cell table:formula="of:=[.A16]-[.E16]" office:value-type="float" office:value="-1878" calcext:value-type="float">
            <text:p>-1878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359" calcext:value-type="float">
            <text:p>57359</text:p>
          </table:table-cell>
          <table:table-cell office:value-type="float" office:value="57369" calcext:value-type="float">
            <text:p>57369</text:p>
          </table:table-cell>
          <table:table-cell office:value-type="float" office:value="60486" calcext:value-type="float">
            <text:p>60486</text:p>
          </table:table-cell>
          <table:table-cell office:value-type="float" office:value="57485" calcext:value-type="float">
            <text:p>57485</text:p>
          </table:table-cell>
          <table:table-cell office:value-type="float" office:value="245" calcext:value-type="float">
            <text:p>245</text:p>
          </table:table-cell>
          <table:table-cell table:formula="of:=[.A17]-[.B17]" office:value-type="float" office:value="126" calcext:value-type="float">
            <text:p>126</text:p>
          </table:table-cell>
          <table:table-cell table:formula="of:=[.A17]-[.C17]" office:value-type="float" office:value="116" calcext:value-type="float">
            <text:p>116</text:p>
          </table:table-cell>
          <table:table-cell table:formula="of:=[.A17]-[.D17]" office:value-type="float" office:value="-3001" calcext:value-type="float">
            <text:p>-3001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5" calcext:value-type="float">
            <text:p>58885</text:p>
          </table:table-cell>
          <table:table-cell office:value-type="float" office:value="58631" calcext:value-type="float">
            <text:p>58631</text:p>
          </table:table-cell>
          <table:table-cell office:value-type="float" office:value="60516" calcext:value-type="float">
            <text:p>60516</text:p>
          </table:table-cell>
          <table:table-cell office:value-type="float" office:value="57880" calcext:value-type="float">
            <text:p>57880</text:p>
          </table:table-cell>
          <table:table-cell office:value-type="float" office:value="1" calcext:value-type="float">
            <text:p>1</text:p>
          </table:table-cell>
          <table:table-cell table:formula="of:=[.A18]-[.B18]" office:value-type="float" office:value="-1505" calcext:value-type="float">
            <text:p>-1505</text:p>
          </table:table-cell>
          <table:table-cell table:formula="of:=[.A18]-[.C18]" office:value-type="float" office:value="-1251" calcext:value-type="float">
            <text:p>-1251</text:p>
          </table:table-cell>
          <table:table-cell table:formula="of:=[.A18]-[.D18]" office:value-type="float" office:value="-3136" calcext:value-type="float">
            <text:p>-3136</text:p>
          </table:table-cell>
          <table:table-cell table:formula="of:=[.A18]-[.E18]" office:value-type="float" office:value="-500" calcext:value-type="float">
            <text:p>-50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491" calcext:value-type="float">
            <text:p>59491</text:p>
          </table:table-cell>
          <table:table-cell office:value-type="float" office:value="60415" calcext:value-type="float">
            <text:p>60415</text:p>
          </table:table-cell>
          <table:table-cell office:value-type="float" office:value="58695" calcext:value-type="float">
            <text:p>58695</text:p>
          </table:table-cell>
          <table:table-cell office:value-type="float" office:value="60500" calcext:value-type="float">
            <text:p>60500</text:p>
          </table:table-cell>
          <table:table-cell office:value-type="float" office:value="42" calcext:value-type="float">
            <text:p>42</text:p>
          </table:table-cell>
          <table:table-cell table:formula="of:=[.A19]-[.B19]" office:value-type="float" office:value="-1793" calcext:value-type="float">
            <text:p>-1793</text:p>
          </table:table-cell>
          <table:table-cell table:formula="of:=[.A19]-[.C19]" office:value-type="float" office:value="-2717" calcext:value-type="float">
            <text:p>-2717</text:p>
          </table:table-cell>
          <table:table-cell table:formula="of:=[.A19]-[.D19]" office:value-type="float" office:value="-997" calcext:value-type="float">
            <text:p>-997</text:p>
          </table:table-cell>
          <table:table-cell table:formula="of:=[.A19]-[.E19]" office:value-type="float" office:value="-2802" calcext:value-type="float">
            <text:p>-280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65" calcext:value-type="float">
            <text:p>59665</text:p>
          </table:table-cell>
          <table:table-cell office:value-type="float" office:value="59563" calcext:value-type="float">
            <text:p>59563</text:p>
          </table:table-cell>
          <table:table-cell office:value-type="float" office:value="59647" calcext:value-type="float">
            <text:p>59647</text:p>
          </table:table-cell>
          <table:table-cell office:value-type="float" office:value="59670" calcext:value-type="float">
            <text:p>59670</text:p>
          </table:table-cell>
          <table:table-cell office:value-type="float" office:value="8" calcext:value-type="float">
            <text:p>8</text:p>
          </table:table-cell>
          <table:table-cell table:formula="of:=[.A20]-[.B20]" office:value-type="float" office:value="-2285" calcext:value-type="float">
            <text:p>-2285</text:p>
          </table:table-cell>
          <table:table-cell table:formula="of:=[.A20]-[.C20]" office:value-type="float" office:value="-2183" calcext:value-type="float">
            <text:p>-2183</text:p>
          </table:table-cell>
          <table:table-cell table:formula="of:=[.A20]-[.D20]" office:value-type="float" office:value="-2267" calcext:value-type="float">
            <text:p>-2267</text:p>
          </table:table-cell>
          <table:table-cell table:formula="of:=[.A20]-[.E20]" office:value-type="float" office:value="-2290" calcext:value-type="float">
            <text:p>-229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536" calcext:value-type="float">
            <text:p>58536</text:p>
          </table:table-cell>
          <table:table-cell office:value-type="float" office:value="58956" calcext:value-type="float">
            <text:p>58956</text:p>
          </table:table-cell>
          <table:table-cell office:value-type="float" office:value="59922" calcext:value-type="float">
            <text:p>59922</text:p>
          </table:table-cell>
          <table:table-cell office:value-type="float" office:value="57625" calcext:value-type="float">
            <text:p>57625</text:p>
          </table:table-cell>
          <table:table-cell office:value-type="float" office:value="8" calcext:value-type="float">
            <text:p>8</text:p>
          </table:table-cell>
          <table:table-cell table:formula="of:=[.A21]-[.B21]" office:value-type="float" office:value="9" calcext:value-type="float">
            <text:p>9</text:p>
          </table:table-cell>
          <table:table-cell table:formula="of:=[.A21]-[.C21]" office:value-type="float" office:value="-411" calcext:value-type="float">
            <text:p>-411</text:p>
          </table:table-cell>
          <table:table-cell table:formula="of:=[.A21]-[.D21]" office:value-type="float" office:value="-1377" calcext:value-type="float">
            <text:p>-1377</text:p>
          </table:table-cell>
          <table:table-cell table:formula="of:=[.A21]-[.E21]"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195" calcext:value-type="float">
            <text:p>58195</text:p>
          </table:table-cell>
          <table:table-cell office:value-type="float" office:value="58647" calcext:value-type="float">
            <text:p>58647</text:p>
          </table:table-cell>
          <table:table-cell office:value-type="float" office:value="57378" calcext:value-type="float">
            <text:p>57378</text:p>
          </table:table-cell>
          <table:table-cell office:value-type="float" office:value="59652" calcext:value-type="float">
            <text:p>59652</text:p>
          </table:table-cell>
          <table:table-cell office:value-type="float" office:value="70" calcext:value-type="float">
            <text:p>70</text:p>
          </table:table-cell>
          <table:table-cell table:formula="of:=[.A22]-[.B22]" office:value-type="float" office:value="-454" calcext:value-type="float">
            <text:p>-454</text:p>
          </table:table-cell>
          <table:table-cell table:formula="of:=[.A22]-[.C22]" office:value-type="float" office:value="-906" calcext:value-type="float">
            <text:p>-906</text:p>
          </table:table-cell>
          <table:table-cell table:formula="of:=[.A22]-[.D22]" office:value-type="float" office:value="363" calcext:value-type="float">
            <text:p>363</text:p>
          </table:table-cell>
          <table:table-cell table:formula="of:=[.A22]-[.E22]" office:value-type="float" office:value="-1911" calcext:value-type="float">
            <text:p>-1911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13" calcext:value-type="float">
            <text:p>59413</text:p>
          </table:table-cell>
          <table:table-cell office:value-type="float" office:value="58119" calcext:value-type="float">
            <text:p>58119</text:p>
          </table:table-cell>
          <table:table-cell office:value-type="float" office:value="60435" calcext:value-type="float">
            <text:p>60435</text:p>
          </table:table-cell>
          <table:table-cell office:value-type="float" office:value="57369" calcext:value-type="float">
            <text:p>57369</text:p>
          </table:table-cell>
          <table:table-cell office:value-type="float" office:value="17" calcext:value-type="float">
            <text:p>17</text:p>
          </table:table-cell>
          <table:table-cell table:formula="of:=[.A23]-[.B23]" office:value-type="float" office:value="-1684" calcext:value-type="float">
            <text:p>-1684</text:p>
          </table:table-cell>
          <table:table-cell table:formula="of:=[.A23]-[.C23]" office:value-type="float" office:value="-390" calcext:value-type="float">
            <text:p>-390</text:p>
          </table:table-cell>
          <table:table-cell table:formula="of:=[.A23]-[.D23]" office:value-type="float" office:value="-2706" calcext:value-type="float">
            <text:p>-2706</text:p>
          </table:table-cell>
          <table:table-cell table:formula="of:=[.A23]-[.E23]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359" calcext:value-type="float">
            <text:p>57359</text:p>
          </table:table-cell>
          <table:table-cell office:value-type="float" office:value="57369" calcext:value-type="float">
            <text:p>57369</text:p>
          </table:table-cell>
          <table:table-cell office:value-type="float" office:value="59432" calcext:value-type="float">
            <text:p>59432</text:p>
          </table:table-cell>
          <table:table-cell office:value-type="float" office:value="58436" calcext:value-type="float">
            <text:p>58436</text:p>
          </table:table-cell>
          <table:table-cell office:value-type="float" office:value="108" calcext:value-type="float">
            <text:p>108</text:p>
          </table:table-cell>
          <table:table-cell table:formula="of:=[.A24]-[.B24]" office:value-type="float" office:value="372" calcext:value-type="float">
            <text:p>372</text:p>
          </table:table-cell>
          <table:table-cell table:formula="of:=[.A24]-[.C24]" office:value-type="float" office:value="362" calcext:value-type="float">
            <text:p>362</text:p>
          </table:table-cell>
          <table:table-cell table:formula="of:=[.A24]-[.D24]" office:value-type="float" office:value="-1701" calcext:value-type="float">
            <text:p>-1701</text:p>
          </table:table-cell>
          <table:table-cell table:formula="of:=[.A24]-[.E24]" office:value-type="float" office:value="-705" calcext:value-type="float">
            <text:p>-7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9" calcext:value-type="float">
            <text:p>57369</text:p>
          </table:table-cell>
          <table:table-cell office:value-type="float" office:value="59953" calcext:value-type="float">
            <text:p>59953</text:p>
          </table:table-cell>
          <table:table-cell office:value-type="float" office:value="59532" calcext:value-type="float">
            <text:p>59532</text:p>
          </table:table-cell>
          <table:table-cell office:value-type="float" office:value="58951" calcext:value-type="float">
            <text:p>58951</text:p>
          </table:table-cell>
          <table:table-cell office:value-type="float" office:value="22" calcext:value-type="float">
            <text:p>22</text:p>
          </table:table-cell>
          <table:table-cell table:formula="of:=[.A25]-[.B25]" office:value-type="float" office:value="11" calcext:value-type="float">
            <text:p>11</text:p>
          </table:table-cell>
          <table:table-cell table:formula="of:=[.A25]-[.C25]" office:value-type="float" office:value="-2573" calcext:value-type="float">
            <text:p>-2573</text:p>
          </table:table-cell>
          <table:table-cell table:formula="of:=[.A25]-[.D25]" office:value-type="float" office:value="-2152" calcext:value-type="float">
            <text:p>-2152</text:p>
          </table:table-cell>
          <table:table-cell table:formula="of:=[.A25]-[.E25]" office:value-type="float" office:value="-1571" calcext:value-type="float">
            <text:p>-157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665" calcext:value-type="float">
            <text:p>58665</text:p>
          </table:table-cell>
          <table:table-cell office:value-type="float" office:value="58900" calcext:value-type="float">
            <text:p>58900</text:p>
          </table:table-cell>
          <table:table-cell office:value-type="float" office:value="57491" calcext:value-type="float">
            <text:p>57491</text:p>
          </table:table-cell>
          <table:table-cell office:value-type="float" office:value="58125" calcext:value-type="float">
            <text:p>58125</text:p>
          </table:table-cell>
          <table:table-cell office:value-type="float" office:value="38" calcext:value-type="float">
            <text:p>38</text:p>
          </table:table-cell>
          <table:table-cell table:formula="of:=[.A26]-[.B26]" office:value-type="float" office:value="-963" calcext:value-type="float">
            <text:p>-963</text:p>
          </table:table-cell>
          <table:table-cell table:formula="of:=[.A26]-[.C26]" office:value-type="float" office:value="-1198" calcext:value-type="float">
            <text:p>-1198</text:p>
          </table:table-cell>
          <table:table-cell table:formula="of:=[.A26]-[.D26]" office:value-type="float" office:value="211" calcext:value-type="float">
            <text:p>211</text:p>
          </table:table-cell>
          <table:table-cell table:formula="of:=[.A26]-[.E26]" office:value-type="float" office:value="-423" calcext:value-type="float">
            <text:p>-42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69" calcext:value-type="float">
            <text:p>57369</text:p>
          </table:table-cell>
          <table:table-cell office:value-type="float" office:value="57415" calcext:value-type="float">
            <text:p>57415</text:p>
          </table:table-cell>
          <table:table-cell office:value-type="float" office:value="57856" calcext:value-type="float">
            <text:p>57856</text:p>
          </table:table-cell>
          <table:table-cell office:value-type="float" office:value="57349" calcext:value-type="float">
            <text:p>57349</text:p>
          </table:table-cell>
          <table:table-cell office:value-type="float" office:value="20" calcext:value-type="float">
            <text:p>20</text:p>
          </table:table-cell>
          <table:table-cell table:formula="of:=[.A27]-[.B27]" office:value-type="float" office:value="107" calcext:value-type="float">
            <text:p>107</text:p>
          </table:table-cell>
          <table:table-cell table:formula="of:=[.A27]-[.C27]" office:value-type="float" office:value="61" calcext:value-type="float">
            <text:p>61</text:p>
          </table:table-cell>
          <table:table-cell table:formula="of:=[.A27]-[.D27]" office:value-type="float" office:value="-380" calcext:value-type="float">
            <text:p>-380</text:p>
          </table:table-cell>
          <table:table-cell table:formula="of:=[.A27]-[.E27]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73" calcext:value-type="float">
            <text:p>58573</text:p>
          </table:table-cell>
          <table:table-cell office:value-type="float" office:value="57728" calcext:value-type="float">
            <text:p>57728</text:p>
          </table:table-cell>
          <table:table-cell office:value-type="float" office:value="57612" calcext:value-type="float">
            <text:p>57612</text:p>
          </table:table-cell>
          <table:table-cell office:value-type="float" office:value="57369" calcext:value-type="float">
            <text:p>57369</text:p>
          </table:table-cell>
          <table:table-cell office:value-type="float" office:value="42" calcext:value-type="float">
            <text:p>42</text:p>
          </table:table-cell>
          <table:table-cell table:formula="of:=[.A28]-[.B28]" office:value-type="float" office:value="-1193" calcext:value-type="float">
            <text:p>-1193</text:p>
          </table:table-cell>
          <table:table-cell table:formula="of:=[.A28]-[.C28]" office:value-type="float" office:value="-348" calcext:value-type="float">
            <text:p>-348</text:p>
          </table:table-cell>
          <table:table-cell table:formula="of:=[.A28]-[.D28]" office:value-type="float" office:value="-232" calcext:value-type="float">
            <text:p>-232</text:p>
          </table:table-cell>
          <table:table-cell table:formula="of:=[.A28]-[.E28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6" calcext:value-type="float">
            <text:p>57376</text:p>
          </table:table-cell>
          <table:table-cell office:value-type="float" office:value="57345" calcext:value-type="float">
            <text:p>57345</text:p>
          </table:table-cell>
          <table:table-cell office:value-type="float" office:value="58688" calcext:value-type="float">
            <text:p>58688</text:p>
          </table:table-cell>
          <table:table-cell office:value-type="float" office:value="60569" calcext:value-type="float">
            <text:p>60569</text:p>
          </table:table-cell>
          <table:table-cell office:value-type="float" office:value="13" calcext:value-type="float">
            <text:p>13</text:p>
          </table:table-cell>
          <table:table-cell table:formula="of:=[.A29]-[.B29]" office:value-type="float" office:value="2345" calcext:value-type="float">
            <text:p>2345</text:p>
          </table:table-cell>
          <table:table-cell table:formula="of:=[.A29]-[.C29]" office:value-type="float" office:value="2376" calcext:value-type="float">
            <text:p>2376</text:p>
          </table:table-cell>
          <table:table-cell table:formula="of:=[.A29]-[.D29]" office:value-type="float" office:value="1033" calcext:value-type="float">
            <text:p>1033</text:p>
          </table:table-cell>
          <table:table-cell table:formula="of:=[.A29]-[.E29]" office:value-type="float" office:value="-848" calcext:value-type="float">
            <text:p>-84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473" calcext:value-type="float">
            <text:p>57473</text:p>
          </table:table-cell>
          <table:table-cell office:value-type="float" office:value="58645" calcext:value-type="float">
            <text:p>58645</text:p>
          </table:table-cell>
          <table:table-cell office:value-type="float" office:value="59009" calcext:value-type="float">
            <text:p>59009</text:p>
          </table:table-cell>
          <table:table-cell office:value-type="float" office:value="59736" calcext:value-type="float">
            <text:p>59736</text:p>
          </table:table-cell>
          <table:table-cell office:value-type="float" office:value="43" calcext:value-type="float">
            <text:p>43</text:p>
          </table:table-cell>
          <table:table-cell table:formula="of:=[.A30]-[.B30]" office:value-type="float" office:value="224" calcext:value-type="float">
            <text:p>224</text:p>
          </table:table-cell>
          <table:table-cell table:formula="of:=[.A30]-[.C30]" office:value-type="float" office:value="-948" calcext:value-type="float">
            <text:p>-948</text:p>
          </table:table-cell>
          <table:table-cell table:formula="of:=[.A30]-[.D30]" office:value-type="float" office:value="-1312" calcext:value-type="float">
            <text:p>-1312</text:p>
          </table:table-cell>
          <table:table-cell table:formula="of:=[.A30]-[.E30]" office:value-type="float" office:value="-2039" calcext:value-type="float">
            <text:p>-2039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160" calcext:value-type="float">
            <text:p>60160</text:p>
          </table:table-cell>
          <table:table-cell office:value-type="float" office:value="57932" calcext:value-type="float">
            <text:p>57932</text:p>
          </table:table-cell>
          <table:table-cell office:value-type="float" office:value="57523" calcext:value-type="float">
            <text:p>57523</text:p>
          </table:table-cell>
          <table:table-cell office:value-type="float" office:value="58678" calcext:value-type="float">
            <text:p>58678</text:p>
          </table:table-cell>
          <table:table-cell office:value-type="float" office:value="59" calcext:value-type="float">
            <text:p>59</text:p>
          </table:table-cell>
          <table:table-cell table:formula="of:=[.A31]-[.B31]" office:value-type="float" office:value="-2387" calcext:value-type="float">
            <text:p>-2387</text:p>
          </table:table-cell>
          <table:table-cell table:formula="of:=[.A31]-[.C31]" office:value-type="float" office:value="-159" calcext:value-type="float">
            <text:p>-159</text:p>
          </table:table-cell>
          <table:table-cell table:formula="of:=[.A31]-[.D31]" office:value-type="float" office:value="250" calcext:value-type="float">
            <text:p>250</text:p>
          </table:table-cell>
          <table:table-cell table:formula="of:=[.A31]-[.E31]" office:value-type="float" office:value="-905" calcext:value-type="float">
            <text:p>-905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982" calcext:value-type="float">
            <text:p>58982</text:p>
          </table:table-cell>
          <table:table-cell office:value-type="float" office:value="57429" calcext:value-type="float">
            <text:p>57429</text:p>
          </table:table-cell>
          <table:table-cell office:value-type="float" office:value="60053" calcext:value-type="float">
            <text:p>60053</text:p>
          </table:table-cell>
          <table:table-cell office:value-type="float" office:value="57777" calcext:value-type="float">
            <text:p>57777</text:p>
          </table:table-cell>
          <table:table-cell office:value-type="float" office:value="21" calcext:value-type="float">
            <text:p>21</text:p>
          </table:table-cell>
          <table:table-cell table:formula="of:=[.A32]-[.B32]" office:value-type="float" office:value="-834" calcext:value-type="float">
            <text:p>-834</text:p>
          </table:table-cell>
          <table:table-cell table:formula="of:=[.A32]-[.C32]" office:value-type="float" office:value="719" calcext:value-type="float">
            <text:p>719</text:p>
          </table:table-cell>
          <table:table-cell table:formula="of:=[.A32]-[.D32]" office:value-type="float" office:value="-1905" calcext:value-type="float">
            <text:p>-1905</text:p>
          </table:table-cell>
          <table:table-cell table:formula="of:=[.A32]-[.E32]"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95" calcext:value-type="float">
            <text:p>58895</text:p>
          </table:table-cell>
          <table:table-cell office:value-type="float" office:value="60261" calcext:value-type="float">
            <text:p>60261</text:p>
          </table:table-cell>
          <table:table-cell office:value-type="float" office:value="58164" calcext:value-type="float">
            <text:p>58164</text:p>
          </table:table-cell>
          <table:table-cell office:value-type="float" office:value="58074" calcext:value-type="float">
            <text:p>58074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1198" calcext:value-type="float">
            <text:p>-1198</text:p>
          </table:table-cell>
          <table:table-cell table:formula="of:=[.A33]-[.C33]" office:value-type="float" office:value="-2564" calcext:value-type="float">
            <text:p>-2564</text:p>
          </table:table-cell>
          <table:table-cell table:formula="of:=[.A33]-[.D33]" office:value-type="float" office:value="-467" calcext:value-type="float">
            <text:p>-467</text:p>
          </table:table-cell>
          <table:table-cell table:formula="of:=[.A33]-[.E33]" office:value-type="float" office:value="-377" calcext:value-type="float">
            <text:p>-377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3" calcext:value-type="float">
            <text:p>58033</text:p>
          </table:table-cell>
          <table:table-cell office:value-type="float" office:value="59800" calcext:value-type="float">
            <text:p>59800</text:p>
          </table:table-cell>
          <table:table-cell office:value-type="float" office:value="58119" calcext:value-type="float">
            <text:p>58119</text:p>
          </table:table-cell>
          <table:table-cell office:value-type="float" office:value="60491" calcext:value-type="float">
            <text:p>60491</text:p>
          </table:table-cell>
          <table:table-cell office:value-type="float" office:value="24" calcext:value-type="float">
            <text:p>24</text:p>
          </table:table-cell>
          <table:table-cell table:formula="of:=[.A34]-[.B34]" office:value-type="float" office:value="-335" calcext:value-type="float">
            <text:p>-335</text:p>
          </table:table-cell>
          <table:table-cell table:formula="of:=[.A34]-[.C34]" office:value-type="float" office:value="-2102" calcext:value-type="float">
            <text:p>-2102</text:p>
          </table:table-cell>
          <table:table-cell table:formula="of:=[.A34]-[.D34]" office:value-type="float" office:value="-421" calcext:value-type="float">
            <text:p>-421</text:p>
          </table:table-cell>
          <table:table-cell table:formula="of:=[.A34]-[.E34]" office:value-type="float" office:value="-2793" calcext:value-type="float">
            <text:p>-279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07" calcext:value-type="float">
            <text:p>59007</text:p>
          </table:table-cell>
          <table:table-cell office:value-type="float" office:value="60074" calcext:value-type="float">
            <text:p>60074</text:p>
          </table:table-cell>
          <table:table-cell office:value-type="float" office:value="59988" calcext:value-type="float">
            <text:p>59988</text:p>
          </table:table-cell>
          <table:table-cell office:value-type="float" office:value="58913" calcext:value-type="float">
            <text:p>58913</text:p>
          </table:table-cell>
          <table:table-cell office:value-type="float" office:value="17" calcext:value-type="float">
            <text:p>17</text:p>
          </table:table-cell>
          <table:table-cell table:formula="of:=[.A35]-[.B35]" office:value-type="float" office:value="-1627" calcext:value-type="float">
            <text:p>-1627</text:p>
          </table:table-cell>
          <table:table-cell table:formula="of:=[.A35]-[.C35]" office:value-type="float" office:value="-2694" calcext:value-type="float">
            <text:p>-2694</text:p>
          </table:table-cell>
          <table:table-cell table:formula="of:=[.A35]-[.D35]" office:value-type="float" office:value="-2608" calcext:value-type="float">
            <text:p>-2608</text:p>
          </table:table-cell>
          <table:table-cell table:formula="of:=[.A35]-[.E35]" office:value-type="float" office:value="-1533" calcext:value-type="float">
            <text:p>-153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64" calcext:value-type="float">
            <text:p>59664</text:p>
          </table:table-cell>
          <table:table-cell office:value-type="float" office:value="58052" calcext:value-type="float">
            <text:p>58052</text:p>
          </table:table-cell>
          <table:table-cell office:value-type="float" office:value="60513" calcext:value-type="float">
            <text:p>60513</text:p>
          </table:table-cell>
          <table:table-cell office:value-type="float" office:value="60564" calcext:value-type="float">
            <text:p>60564</text:p>
          </table:table-cell>
          <table:table-cell office:value-type="float" office:value="11" calcext:value-type="float">
            <text:p>11</text:p>
          </table:table-cell>
          <table:table-cell table:formula="of:=[.A36]-[.B36]" office:value-type="float" office:value="-1969" calcext:value-type="float">
            <text:p>-1969</text:p>
          </table:table-cell>
          <table:table-cell table:formula="of:=[.A36]-[.C36]" office:value-type="float" office:value="-357" calcext:value-type="float">
            <text:p>-357</text:p>
          </table:table-cell>
          <table:table-cell table:formula="of:=[.A36]-[.D36]" office:value-type="float" office:value="-2818" calcext:value-type="float">
            <text:p>-2818</text:p>
          </table:table-cell>
          <table:table-cell table:formula="of:=[.A36]-[.E36]" office:value-type="float" office:value="-2869" calcext:value-type="float">
            <text:p>-286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60" calcext:value-type="float">
            <text:p>57860</text:p>
          </table:table-cell>
          <table:table-cell office:value-type="float" office:value="59721" calcext:value-type="float">
            <text:p>59721</text:p>
          </table:table-cell>
          <table:table-cell office:value-type="float" office:value="58919" calcext:value-type="float">
            <text:p>58919</text:p>
          </table:table-cell>
          <table:table-cell office:value-type="float" office:value="57546" calcext:value-type="float">
            <text:p>57546</text:p>
          </table:table-cell>
          <table:table-cell office:value-type="float" office:value="25" calcext:value-type="float">
            <text:p>25</text:p>
          </table:table-cell>
          <table:table-cell table:formula="of:=[.A37]-[.B37]" office:value-type="float" office:value="-480" calcext:value-type="float">
            <text:p>-480</text:p>
          </table:table-cell>
          <table:table-cell table:formula="of:=[.A37]-[.C37]" office:value-type="float" office:value="-2341" calcext:value-type="float">
            <text:p>-2341</text:p>
          </table:table-cell>
          <table:table-cell table:formula="of:=[.A37]-[.D37]" office:value-type="float" office:value="-1539" calcext:value-type="float">
            <text:p>-1539</text:p>
          </table:table-cell>
          <table:table-cell table:formula="of:=[.A37]-[.E37]" office:value-type="float" office:value="-166" calcext:value-type="float">
            <text:p>-166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6" calcext:value-type="float">
            <text:p>57476</text:p>
          </table:table-cell>
          <table:table-cell office:value-type="float" office:value="58699" calcext:value-type="float">
            <text:p>58699</text:p>
          </table:table-cell>
          <table:table-cell office:value-type="float" office:value="60460" calcext:value-type="float">
            <text:p>60460</text:p>
          </table:table-cell>
          <table:table-cell office:value-type="float" office:value="6" calcext:value-type="float">
            <text:p>6</text:p>
          </table:table-cell>
          <table:table-cell table:formula="of:=[.A38]-[.B38]" office:value-type="float" office:value="-946" calcext:value-type="float">
            <text:p>-946</text:p>
          </table:table-cell>
          <table:table-cell table:formula="of:=[.A38]-[.C38]" office:value-type="float" office:value="1069" calcext:value-type="float">
            <text:p>1069</text:p>
          </table:table-cell>
          <table:table-cell table:formula="of:=[.A38]-[.D38]" office:value-type="float" office:value="-154" calcext:value-type="float">
            <text:p>-154</text:p>
          </table:table-cell>
          <table:table-cell table:formula="of:=[.A38]-[.E38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420" calcext:value-type="float">
            <text:p>58420</text:p>
          </table:table-cell>
          <table:table-cell office:value-type="float" office:value="58634" calcext:value-type="float">
            <text:p>58634</text:p>
          </table:table-cell>
          <table:table-cell office:value-type="float" office:value="57731" calcext:value-type="float">
            <text:p>57731</text:p>
          </table:table-cell>
          <table:table-cell office:value-type="float" office:value="57664" calcext:value-type="float">
            <text:p>57664</text:p>
          </table:table-cell>
          <table:table-cell office:value-type="float" office:value="22" calcext:value-type="float">
            <text:p>22</text:p>
          </table:table-cell>
          <table:table-cell table:formula="of:=[.A39]-[.B39]" office:value-type="float" office:value="-515" calcext:value-type="float">
            <text:p>-515</text:p>
          </table:table-cell>
          <table:table-cell table:formula="of:=[.A39]-[.C39]" office:value-type="float" office:value="-729" calcext:value-type="float">
            <text:p>-729</text:p>
          </table:table-cell>
          <table:table-cell table:formula="of:=[.A39]-[.D39]" office:value-type="float" office:value="174" calcext:value-type="float">
            <text:p>174</text:p>
          </table:table-cell>
          <table:table-cell table:formula="of:=[.A39]-[.E39]"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96" calcext:value-type="float">
            <text:p>60596</text:p>
          </table:table-cell>
          <table:table-cell office:value-type="float" office:value="60544" calcext:value-type="float">
            <text:p>60544</text:p>
          </table:table-cell>
          <table:table-cell office:value-type="float" office:value="60837" calcext:value-type="float">
            <text:p>60837</text:p>
          </table:table-cell>
          <table:table-cell office:value-type="float" office:value="59750" calcext:value-type="float">
            <text:p>59750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2889" calcext:value-type="float">
            <text:p>-2889</text:p>
          </table:table-cell>
          <table:table-cell table:formula="of:=[.A40]-[.C40]" office:value-type="float" office:value="-2837" calcext:value-type="float">
            <text:p>-2837</text:p>
          </table:table-cell>
          <table:table-cell table:formula="of:=[.A40]-[.D40]" office:value-type="float" office:value="-3130" calcext:value-type="float">
            <text:p>-3130</text:p>
          </table:table-cell>
          <table:table-cell table:formula="of:=[.A40]-[.E40]" office:value-type="float" office:value="-2043" calcext:value-type="float">
            <text:p>-204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0" calcext:value-type="float">
            <text:p>58890</text:p>
          </table:table-cell>
          <table:table-cell office:value-type="float" office:value="58050" calcext:value-type="float">
            <text:p>58050</text:p>
          </table:table-cell>
          <table:table-cell office:value-type="float" office:value="60457" calcext:value-type="float">
            <text:p>60457</text:p>
          </table:table-cell>
          <table:table-cell office:value-type="float" office:value="60851" calcext:value-type="float">
            <text:p>60851</text:p>
          </table:table-cell>
          <table:table-cell office:value-type="float" office:value="55" calcext:value-type="float">
            <text:p>55</text:p>
          </table:table-cell>
          <table:table-cell table:formula="of:=[.A41]-[.B41]" office:value-type="float" office:value="-1497" calcext:value-type="float">
            <text:p>-1497</text:p>
          </table:table-cell>
          <table:table-cell table:formula="of:=[.A41]-[.C41]" office:value-type="float" office:value="-657" calcext:value-type="float">
            <text:p>-657</text:p>
          </table:table-cell>
          <table:table-cell table:formula="of:=[.A41]-[.D41]" office:value-type="float" office:value="-3064" calcext:value-type="float">
            <text:p>-3064</text:p>
          </table:table-cell>
          <table:table-cell table:formula="of:=[.A41]-[.E41]" office:value-type="float" office:value="-3458" calcext:value-type="float">
            <text:p>-34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60184" calcext:value-type="float">
            <text:p>60184</text:p>
          </table:table-cell>
          <table:table-cell office:value-type="float" office:value="59014" calcext:value-type="float">
            <text:p>59014</text:p>
          </table:table-cell>
          <table:table-cell office:value-type="float" office:value="58065" calcext:value-type="float">
            <text:p>58065</text:p>
          </table:table-cell>
          <table:table-cell office:value-type="float" office:value="28" calcext:value-type="float">
            <text:p>28</text:p>
          </table:table-cell>
          <table:table-cell table:formula="of:=[.A42]-[.B42]" office:value-type="float" office:value="-735" calcext:value-type="float">
            <text:p>-735</text:p>
          </table:table-cell>
          <table:table-cell table:formula="of:=[.A42]-[.C42]" office:value-type="float" office:value="-2804" calcext:value-type="float">
            <text:p>-2804</text:p>
          </table:table-cell>
          <table:table-cell table:formula="of:=[.A42]-[.D42]" office:value-type="float" office:value="-1634" calcext:value-type="float">
            <text:p>-1634</text:p>
          </table:table-cell>
          <table:table-cell table:formula="of:=[.A42]-[.E42]" office:value-type="float" office:value="-685" calcext:value-type="float">
            <text:p>-68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29" calcext:value-type="float">
            <text:p>58129</text:p>
          </table:table-cell>
          <table:table-cell office:value-type="float" office:value="59647" calcext:value-type="float">
            <text:p>59647</text:p>
          </table:table-cell>
          <table:table-cell office:value-type="float" office:value="58499" calcext:value-type="float">
            <text:p>58499</text:p>
          </table:table-cell>
          <table:table-cell office:value-type="float" office:value="59657" calcext:value-type="float">
            <text:p>59657</text:p>
          </table:table-cell>
          <table:table-cell office:value-type="float" office:value="10" calcext:value-type="float">
            <text:p>10</text:p>
          </table:table-cell>
          <table:table-cell table:formula="of:=[.A43]-[.B43]" office:value-type="float" office:value="825" calcext:value-type="float">
            <text:p>825</text:p>
          </table:table-cell>
          <table:table-cell table:formula="of:=[.A43]-[.C43]" office:value-type="float" office:value="-693" calcext:value-type="float">
            <text:p>-693</text:p>
          </table:table-cell>
          <table:table-cell table:formula="of:=[.A43]-[.D43]" office:value-type="float" office:value="455" calcext:value-type="float">
            <text:p>455</text:p>
          </table:table-cell>
          <table:table-cell table:formula="of:=[.A43]-[.E43]" office:value-type="float" office:value="-703" calcext:value-type="float">
            <text:p>-70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86" calcext:value-type="float">
            <text:p>59786</text:p>
          </table:table-cell>
          <table:table-cell office:value-type="float" office:value="59911" calcext:value-type="float">
            <text:p>59911</text:p>
          </table:table-cell>
          <table:table-cell office:value-type="float" office:value="57560" calcext:value-type="float">
            <text:p>57560</text:p>
          </table:table-cell>
          <table:table-cell office:value-type="float" office:value="59049" calcext:value-type="float">
            <text:p>59049</text:p>
          </table:table-cell>
          <table:table-cell office:value-type="float" office:value="9" calcext:value-type="float">
            <text:p>9</text:p>
          </table:table-cell>
          <table:table-cell table:formula="of:=[.A44]-[.B44]" office:value-type="float" office:value="-2406" calcext:value-type="float">
            <text:p>-2406</text:p>
          </table:table-cell>
          <table:table-cell table:formula="of:=[.A44]-[.C44]" office:value-type="float" office:value="-2531" calcext:value-type="float">
            <text:p>-2531</text:p>
          </table:table-cell>
          <table:table-cell table:formula="of:=[.A44]-[.D44]" office:value-type="float" office:value="-180" calcext:value-type="float">
            <text:p>-180</text:p>
          </table:table-cell>
          <table:table-cell table:formula="of:=[.A44]-[.E44]" office:value-type="float" office:value="-1669" calcext:value-type="float">
            <text:p>-1669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892" calcext:value-type="float">
            <text:p>58892</text:p>
          </table:table-cell>
          <table:table-cell office:value-type="float" office:value="59779" calcext:value-type="float">
            <text:p>59779</text:p>
          </table:table-cell>
          <table:table-cell office:value-type="float" office:value="57952" calcext:value-type="float">
            <text:p>57952</text:p>
          </table:table-cell>
          <table:table-cell office:value-type="float" office:value="57905" calcext:value-type="float">
            <text:p>57905</text:p>
          </table:table-cell>
          <table:table-cell office:value-type="float" office:value="39" calcext:value-type="float">
            <text:p>39</text:p>
          </table:table-cell>
          <table:table-cell table:formula="of:=[.A45]-[.B45]" office:value-type="float" office:value="-235" calcext:value-type="float">
            <text:p>-235</text:p>
          </table:table-cell>
          <table:table-cell table:formula="of:=[.A45]-[.C45]" office:value-type="float" office:value="-1122" calcext:value-type="float">
            <text:p>-1122</text:p>
          </table:table-cell>
          <table:table-cell table:formula="of:=[.A45]-[.D45]" office:value-type="float" office:value="705" calcext:value-type="float">
            <text:p>705</text:p>
          </table:table-cell>
          <table:table-cell table:formula="of:=[.A45]-[.E45]"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0" calcext:value-type="float">
            <text:p>57360</text:p>
          </table:table-cell>
          <table:table-cell office:value-type="float" office:value="58752" calcext:value-type="float">
            <text:p>58752</text:p>
          </table:table-cell>
          <table:table-cell office:value-type="float" office:value="59402" calcext:value-type="float">
            <text:p>59402</text:p>
          </table:table-cell>
          <table:table-cell office:value-type="float" office:value="60487" calcext:value-type="float">
            <text:p>60487</text:p>
          </table:table-cell>
          <table:table-cell office:value-type="float" office:value="44" calcext:value-type="float">
            <text:p>44</text:p>
          </table:table-cell>
          <table:table-cell table:formula="of:=[.A46]-[.B46]" office:value-type="float" office:value="115" calcext:value-type="float">
            <text:p>115</text:p>
          </table:table-cell>
          <table:table-cell table:formula="of:=[.A46]-[.C46]" office:value-type="float" office:value="-1277" calcext:value-type="float">
            <text:p>-1277</text:p>
          </table:table-cell>
          <table:table-cell table:formula="of:=[.A46]-[.D46]" office:value-type="float" office:value="-1927" calcext:value-type="float">
            <text:p>-1927</text:p>
          </table:table-cell>
          <table:table-cell table:formula="of:=[.A46]-[.E46]" office:value-type="float" office:value="-3012" calcext:value-type="float">
            <text:p>-301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13" calcext:value-type="float">
            <text:p>58513</text:p>
          </table:table-cell>
          <table:table-cell office:value-type="float" office:value="59831" calcext:value-type="float">
            <text:p>59831</text:p>
          </table:table-cell>
          <table:table-cell office:value-type="float" office:value="59792" calcext:value-type="float">
            <text:p>59792</text:p>
          </table:table-cell>
          <table:table-cell office:value-type="float" office:value="57542" calcext:value-type="float">
            <text:p>57542</text:p>
          </table:table-cell>
          <table:table-cell office:value-type="float" office:value="18" calcext:value-type="float">
            <text:p>18</text:p>
          </table:table-cell>
          <table:table-cell table:formula="of:=[.A47]-[.B47]" office:value-type="float" office:value="-1120" calcext:value-type="float">
            <text:p>-1120</text:p>
          </table:table-cell>
          <table:table-cell table:formula="of:=[.A47]-[.C47]" office:value-type="float" office:value="-2438" calcext:value-type="float">
            <text:p>-2438</text:p>
          </table:table-cell>
          <table:table-cell table:formula="of:=[.A47]-[.D47]" office:value-type="float" office:value="-2399" calcext:value-type="float">
            <text:p>-2399</text:p>
          </table:table-cell>
          <table:table-cell table:formula="of:=[.A47]-[.E47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6" calcext:value-type="float">
            <text:p>58586</text:p>
          </table:table-cell>
          <table:table-cell office:value-type="float" office:value="58713" calcext:value-type="float">
            <text:p>58713</text:p>
          </table:table-cell>
          <table:table-cell office:value-type="float" office:value="58212" calcext:value-type="float">
            <text:p>58212</text:p>
          </table:table-cell>
          <table:table-cell office:value-type="float" office:value="58021" calcext:value-type="float">
            <text:p>58021</text:p>
          </table:table-cell>
          <table:table-cell office:value-type="float" office:value="14" calcext:value-type="float">
            <text:p>14</text:p>
          </table:table-cell>
          <table:table-cell table:formula="of:=[.A48]-[.B48]" office:value-type="float" office:value="-1206" calcext:value-type="float">
            <text:p>-1206</text:p>
          </table:table-cell>
          <table:table-cell table:formula="of:=[.A48]-[.C48]" office:value-type="float" office:value="-1333" calcext:value-type="float">
            <text:p>-1333</text:p>
          </table:table-cell>
          <table:table-cell table:formula="of:=[.A48]-[.D48]" office:value-type="float" office:value="-832" calcext:value-type="float">
            <text:p>-832</text:p>
          </table:table-cell>
          <table:table-cell table:formula="of:=[.A48]-[.E48]" office:value-type="float" office:value="-641" calcext:value-type="float">
            <text:p>-64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050" calcext:value-type="float">
            <text:p>60050</text:p>
          </table:table-cell>
          <table:table-cell office:value-type="float" office:value="58767" calcext:value-type="float">
            <text:p>58767</text:p>
          </table:table-cell>
          <table:table-cell office:value-type="float" office:value="59558" calcext:value-type="float">
            <text:p>59558</text:p>
          </table:table-cell>
          <table:table-cell office:value-type="float" office:value="59687" calcext:value-type="float">
            <text:p>59687</text:p>
          </table:table-cell>
          <table:table-cell office:value-type="float" office:value="4" calcext:value-type="float">
            <text:p>4</text:p>
          </table:table-cell>
          <table:table-cell table:formula="of:=[.A49]-[.B49]" office:value-type="float" office:value="-2348" calcext:value-type="float">
            <text:p>-2348</text:p>
          </table:table-cell>
          <table:table-cell table:formula="of:=[.A49]-[.C49]" office:value-type="float" office:value="-1065" calcext:value-type="float">
            <text:p>-1065</text:p>
          </table:table-cell>
          <table:table-cell table:formula="of:=[.A49]-[.D49]" office:value-type="float" office:value="-1856" calcext:value-type="float">
            <text:p>-1856</text:p>
          </table:table-cell>
          <table:table-cell table:formula="of:=[.A49]-[.E49]" office:value-type="float" office:value="-1985" calcext:value-type="float">
            <text:p>-1985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556" calcext:value-type="float">
            <text:p>59556</text:p>
          </table:table-cell>
          <table:table-cell office:value-type="float" office:value="58546" calcext:value-type="float">
            <text:p>58546</text:p>
          </table:table-cell>
          <table:table-cell office:value-type="float" office:value="58017" calcext:value-type="float">
            <text:p>58017</text:p>
          </table:table-cell>
          <table:table-cell office:value-type="float" office:value="57737" calcext:value-type="float">
            <text:p>57737</text:p>
          </table:table-cell>
          <table:table-cell office:value-type="float" office:value="42" calcext:value-type="float">
            <text:p>42</text:p>
          </table:table-cell>
          <table:table-cell table:formula="of:=[.A50]-[.B50]" office:value-type="float" office:value="-2080" calcext:value-type="float">
            <text:p>-2080</text:p>
          </table:table-cell>
          <table:table-cell table:formula="of:=[.A50]-[.C50]" office:value-type="float" office:value="-1070" calcext:value-type="float">
            <text:p>-1070</text:p>
          </table:table-cell>
          <table:table-cell table:formula="of:=[.A50]-[.D50]" office:value-type="float" office:value="-541" calcext:value-type="float">
            <text:p>-541</text:p>
          </table:table-cell>
          <table:table-cell table:formula="of:=[.A50]-[.E50]" office:value-type="float" office:value="-261" calcext:value-type="float">
            <text:p>-2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33" calcext:value-type="float">
            <text:p>60233</text:p>
          </table:table-cell>
          <table:table-cell office:value-type="float" office:value="57496" calcext:value-type="float">
            <text:p>57496</text:p>
          </table:table-cell>
          <table:table-cell office:value-type="float" office:value="57863" calcext:value-type="float">
            <text:p>57863</text:p>
          </table:table-cell>
          <table:table-cell office:value-type="float" office:value="58799" calcext:value-type="float">
            <text:p>58799</text:p>
          </table:table-cell>
          <table:table-cell office:value-type="float" office:value="1" calcext:value-type="float">
            <text:p>1</text:p>
          </table:table-cell>
          <table:table-cell table:formula="of:=[.A51]-[.B51]" office:value-type="float" office:value="-2853" calcext:value-type="float">
            <text:p>-2853</text:p>
          </table:table-cell>
          <table:table-cell table:formula="of:=[.A51]-[.C51]" office:value-type="float" office:value="-116" calcext:value-type="float">
            <text:p>-116</text:p>
          </table:table-cell>
          <table:table-cell table:formula="of:=[.A51]-[.D51]" office:value-type="float" office:value="-483" calcext:value-type="float">
            <text:p>-483</text:p>
          </table:table-cell>
          <table:table-cell table:formula="of:=[.A51]-[.E51]" office:value-type="float" office:value="-1419" calcext:value-type="float">
            <text:p>-141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216" calcext:value-type="float">
            <text:p>58216</text:p>
          </table:table-cell>
          <table:table-cell office:value-type="float" office:value="57778" calcext:value-type="float">
            <text:p>57778</text:p>
          </table:table-cell>
          <table:table-cell office:value-type="float" office:value="57363" calcext:value-type="float">
            <text:p>57363</text:p>
          </table:table-cell>
          <table:table-cell office:value-type="float" office:value="59686" calcext:value-type="float">
            <text:p>59686</text:p>
          </table:table-cell>
          <table:table-cell office:value-type="float" office:value="57" calcext:value-type="float">
            <text:p>57</text:p>
          </table:table-cell>
          <table:table-cell table:formula="of:=[.A52]-[.B52]" office:value-type="float" office:value="563" calcext:value-type="float">
            <text:p>563</text:p>
          </table:table-cell>
          <table:table-cell table:formula="of:=[.A52]-[.C52]" office:value-type="float" office:value="1001" calcext:value-type="float">
            <text:p>1001</text:p>
          </table:table-cell>
          <table:table-cell table:formula="of:=[.A52]-[.D52]" office:value-type="float" office:value="1416" calcext:value-type="float">
            <text:p>1416</text:p>
          </table:table-cell>
          <table:table-cell table:formula="of:=[.A52]-[.E52]" office:value-type="float" office:value="-907" calcext:value-type="float">
            <text:p>-907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44" calcext:value-type="float">
            <text:p>59544</text:p>
          </table:table-cell>
          <table:table-cell office:value-type="float" office:value="59531" calcext:value-type="float">
            <text:p>59531</text:p>
          </table:table-cell>
          <table:table-cell office:value-type="float" office:value="60098" calcext:value-type="float">
            <text:p>60098</text:p>
          </table:table-cell>
          <table:table-cell office:value-type="float" office:value="57600" calcext:value-type="float">
            <text:p>57600</text:p>
          </table:table-cell>
          <table:table-cell office:value-type="float" office:value="30" calcext:value-type="float">
            <text:p>30</text:p>
          </table:table-cell>
          <table:table-cell table:formula="of:=[.A53]-[.B53]" office:value-type="float" office:value="-1844" calcext:value-type="float">
            <text:p>-1844</text:p>
          </table:table-cell>
          <table:table-cell table:formula="of:=[.A53]-[.C53]" office:value-type="float" office:value="-1831" calcext:value-type="float">
            <text:p>-1831</text:p>
          </table:table-cell>
          <table:table-cell table:formula="of:=[.A53]-[.D53]" office:value-type="float" office:value="-2398" calcext:value-type="float">
            <text:p>-2398</text:p>
          </table:table-cell>
          <table:table-cell table:formula="of:=[.A53]-[.E53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917" calcext:value-type="float">
            <text:p>58917</text:p>
          </table:table-cell>
          <table:table-cell office:value-type="float" office:value="58727" calcext:value-type="float">
            <text:p>58727</text:p>
          </table:table-cell>
          <table:table-cell office:value-type="float" office:value="58516" calcext:value-type="float">
            <text:p>58516</text:p>
          </table:table-cell>
          <table:table-cell office:value-type="float" office:value="60104" calcext:value-type="float">
            <text:p>60104</text:p>
          </table:table-cell>
          <table:table-cell office:value-type="float" office:value="17" calcext:value-type="float">
            <text:p>17</text:p>
          </table:table-cell>
          <table:table-cell table:formula="of:=[.A54]-[.B54]" office:value-type="float" office:value="-1210" calcext:value-type="float">
            <text:p>-1210</text:p>
          </table:table-cell>
          <table:table-cell table:formula="of:=[.A54]-[.C54]" office:value-type="float" office:value="-1020" calcext:value-type="float">
            <text:p>-1020</text:p>
          </table:table-cell>
          <table:table-cell table:formula="of:=[.A54]-[.D54]" office:value-type="float" office:value="-809" calcext:value-type="float">
            <text:p>-809</text:p>
          </table:table-cell>
          <table:table-cell table:formula="of:=[.A54]-[.E54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21" calcext:value-type="float">
            <text:p>58521</text:p>
          </table:table-cell>
          <table:table-cell office:value-type="float" office:value="58563" calcext:value-type="float">
            <text:p>58563</text:p>
          </table:table-cell>
          <table:table-cell office:value-type="float" office:value="58187" calcext:value-type="float">
            <text:p>58187</text:p>
          </table:table-cell>
          <table:table-cell office:value-type="float" office:value="57687" calcext:value-type="float">
            <text:p>57687</text:p>
          </table:table-cell>
          <table:table-cell office:value-type="float" office:value="11" calcext:value-type="float">
            <text:p>11</text:p>
          </table:table-cell>
          <table:table-cell table:formula="of:=[.A55]-[.B55]" office:value-type="float" office:value="-786" calcext:value-type="float">
            <text:p>-786</text:p>
          </table:table-cell>
          <table:table-cell table:formula="of:=[.A55]-[.C55]" office:value-type="float" office:value="-828" calcext:value-type="float">
            <text:p>-828</text:p>
          </table:table-cell>
          <table:table-cell table:formula="of:=[.A55]-[.D55]" office:value-type="float" office:value="-452" calcext:value-type="float">
            <text:p>-452</text:p>
          </table:table-cell>
          <table:table-cell table:formula="of:=[.A55]-[.E55]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27" calcext:value-type="float">
            <text:p>57927</text:p>
          </table:table-cell>
          <table:table-cell office:value-type="float" office:value="58119" calcext:value-type="float">
            <text:p>58119</text:p>
          </table:table-cell>
          <table:table-cell office:value-type="float" office:value="60416" calcext:value-type="float">
            <text:p>60416</text:p>
          </table:table-cell>
          <table:table-cell office:value-type="float" office:value="59735" calcext:value-type="float">
            <text:p>59735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547" calcext:value-type="float">
            <text:p>-547</text:p>
          </table:table-cell>
          <table:table-cell table:formula="of:=[.A56]-[.C56]" office:value-type="float" office:value="-739" calcext:value-type="float">
            <text:p>-739</text:p>
          </table:table-cell>
          <table:table-cell table:formula="of:=[.A56]-[.D56]" office:value-type="float" office:value="-3036" calcext:value-type="float">
            <text:p>-3036</text:p>
          </table:table-cell>
          <table:table-cell table:formula="of:=[.A56]-[.E56]" office:value-type="float" office:value="-2355" calcext:value-type="float">
            <text:p>-235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25" calcext:value-type="float">
            <text:p>58025</text:p>
          </table:table-cell>
          <table:table-cell office:value-type="float" office:value="60518" calcext:value-type="float">
            <text:p>60518</text:p>
          </table:table-cell>
          <table:table-cell office:value-type="float" office:value="60035" calcext:value-type="float">
            <text:p>60035</text:p>
          </table:table-cell>
          <table:table-cell office:value-type="float" office:value="59542" calcext:value-type="float">
            <text:p>59542</text:p>
          </table:table-cell>
          <table:table-cell office:value-type="float" office:value="11" calcext:value-type="float">
            <text:p>11</text:p>
          </table:table-cell>
          <table:table-cell table:formula="of:=[.A57]-[.B57]" office:value-type="float" office:value="624" calcext:value-type="float">
            <text:p>624</text:p>
          </table:table-cell>
          <table:table-cell table:formula="of:=[.A57]-[.C57]" office:value-type="float" office:value="-1869" calcext:value-type="float">
            <text:p>-1869</text:p>
          </table:table-cell>
          <table:table-cell table:formula="of:=[.A57]-[.D57]" office:value-type="float" office:value="-1386" calcext:value-type="float">
            <text:p>-1386</text:p>
          </table:table-cell>
          <table:table-cell table:formula="of:=[.A57]-[.E57]" office:value-type="float" office:value="-893" calcext:value-type="float">
            <text:p>-89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445" calcext:value-type="float">
            <text:p>57445</text:p>
          </table:table-cell>
          <table:table-cell office:value-type="float" office:value="57746" calcext:value-type="float">
            <text:p>57746</text:p>
          </table:table-cell>
          <table:table-cell office:value-type="float" office:value="57600" calcext:value-type="float">
            <text:p>57600</text:p>
          </table:table-cell>
          <table:table-cell office:value-type="float" office:value="58463" calcext:value-type="float">
            <text:p>58463</text:p>
          </table:table-cell>
          <table:table-cell office:value-type="float" office:value="22" calcext:value-type="float">
            <text:p>22</text:p>
          </table:table-cell>
          <table:table-cell table:formula="of:=[.A58]-[.B58]" office:value-type="float" office:value="730" calcext:value-type="float">
            <text:p>730</text:p>
          </table:table-cell>
          <table:table-cell table:formula="of:=[.A58]-[.C58]" office:value-type="float" office:value="429" calcext:value-type="float">
            <text:p>429</text:p>
          </table:table-cell>
          <table:table-cell table:formula="of:=[.A58]-[.D58]" office:value-type="float" office:value="575" calcext:value-type="float">
            <text:p>575</text:p>
          </table:table-cell>
          <table:table-cell table:formula="of:=[.A58]-[.E58]" office:value-type="float" office:value="-288" calcext:value-type="float">
            <text:p>-288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735" calcext:value-type="float">
            <text:p>60735</text:p>
          </table:table-cell>
          <table:table-cell office:value-type="float" office:value="59759" calcext:value-type="float">
            <text:p>59759</text:p>
          </table:table-cell>
          <table:table-cell office:value-type="float" office:value="60434" calcext:value-type="float">
            <text:p>60434</text:p>
          </table:table-cell>
          <table:table-cell office:value-type="float" office:value="58703" calcext:value-type="float">
            <text:p>58703</text:p>
          </table:table-cell>
          <table:table-cell office:value-type="float" office:value="17" calcext:value-type="float">
            <text:p>17</text:p>
          </table:table-cell>
          <table:table-cell table:formula="of:=[.A59]-[.B59]" office:value-type="float" office:value="-3001" calcext:value-type="float">
            <text:p>-3001</text:p>
          </table:table-cell>
          <table:table-cell table:formula="of:=[.A59]-[.C59]" office:value-type="float" office:value="-2025" calcext:value-type="float">
            <text:p>-2025</text:p>
          </table:table-cell>
          <table:table-cell table:formula="of:=[.A59]-[.D59]" office:value-type="float" office:value="-2700" calcext:value-type="float">
            <text:p>-2700</text:p>
          </table:table-cell>
          <table:table-cell table:formula="of:=[.A59]-[.E59]" office:value-type="float" office:value="-969" calcext:value-type="float">
            <text:p>-96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028" calcext:value-type="float">
            <text:p>59028</text:p>
          </table:table-cell>
          <table:table-cell office:value-type="float" office:value="58792" calcext:value-type="float">
            <text:p>58792</text:p>
          </table:table-cell>
          <table:table-cell office:value-type="float" office:value="58893" calcext:value-type="float">
            <text:p>58893</text:p>
          </table:table-cell>
          <table:table-cell office:value-type="float" office:value="59715" calcext:value-type="float">
            <text:p>59715</text:p>
          </table:table-cell>
          <table:table-cell office:value-type="float" office:value="50" calcext:value-type="float">
            <text:p>50</text:p>
          </table:table-cell>
          <table:table-cell table:formula="of:=[.A60]-[.B60]" office:value-type="float" office:value="-868" calcext:value-type="float">
            <text:p>-868</text:p>
          </table:table-cell>
          <table:table-cell table:formula="of:=[.A60]-[.C60]" office:value-type="float" office:value="-632" calcext:value-type="float">
            <text:p>-632</text:p>
          </table:table-cell>
          <table:table-cell table:formula="of:=[.A60]-[.D60]" office:value-type="float" office:value="-733" calcext:value-type="float">
            <text:p>-733</text:p>
          </table:table-cell>
          <table:table-cell table:formula="of:=[.A60]-[.E60]" office:value-type="float" office:value="-1555" calcext:value-type="float">
            <text:p>-155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43" calcext:value-type="float">
            <text:p>58443</text:p>
          </table:table-cell>
          <table:table-cell office:value-type="float" office:value="58881" calcext:value-type="float">
            <text:p>58881</text:p>
          </table:table-cell>
          <table:table-cell office:value-type="float" office:value="57778" calcext:value-type="float">
            <text:p>57778</text:p>
          </table:table-cell>
          <table:table-cell office:value-type="float" office:value="57922" calcext:value-type="float">
            <text:p>57922</text:p>
          </table:table-cell>
          <table:table-cell office:value-type="float" office:value="57" calcext:value-type="float">
            <text:p>57</text:p>
          </table:table-cell>
          <table:table-cell table:formula="of:=[.A61]-[.B61]" office:value-type="float" office:value="-1089" calcext:value-type="float">
            <text:p>-1089</text:p>
          </table:table-cell>
          <table:table-cell table:formula="of:=[.A61]-[.C61]" office:value-type="float" office:value="-1527" calcext:value-type="float">
            <text:p>-1527</text:p>
          </table:table-cell>
          <table:table-cell table:formula="of:=[.A61]-[.D61]" office:value-type="float" office:value="-424" calcext:value-type="float">
            <text:p>-424</text:p>
          </table:table-cell>
          <table:table-cell table:formula="of:=[.A61]-[.E61]" office:value-type="float" office:value="-568" calcext:value-type="float">
            <text:p>-56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52" calcext:value-type="float">
            <text:p>60452</text:p>
          </table:table-cell>
          <table:table-cell office:value-type="float" office:value="58368" calcext:value-type="float">
            <text:p>58368</text:p>
          </table:table-cell>
          <table:table-cell office:value-type="float" office:value="58176" calcext:value-type="float">
            <text:p>58176</text:p>
          </table:table-cell>
          <table:table-cell office:value-type="float" office:value="60725" calcext:value-type="float">
            <text:p>60725</text:p>
          </table:table-cell>
          <table:table-cell office:value-type="float" office:value="1" calcext:value-type="float">
            <text:p>1</text:p>
          </table:table-cell>
          <table:table-cell table:formula="of:=[.A62]-[.B62]" office:value-type="float" office:value="-1673" calcext:value-type="float">
            <text:p>-1673</text:p>
          </table:table-cell>
          <table:table-cell table:formula="of:=[.A62]-[.C62]" office:value-type="float" office:value="411" calcext:value-type="float">
            <text:p>411</text:p>
          </table:table-cell>
          <table:table-cell table:formula="of:=[.A62]-[.D62]" office:value-type="float" office:value="603" calcext:value-type="float">
            <text:p>603</text:p>
          </table:table-cell>
          <table:table-cell table:formula="of:=[.A62]-[.E62]" office:value-type="float" office:value="-1946" calcext:value-type="float">
            <text:p>-194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45" calcext:value-type="float">
            <text:p>57345</text:p>
          </table:table-cell>
          <table:table-cell office:value-type="float" office:value="59417" calcext:value-type="float">
            <text:p>59417</text:p>
          </table:table-cell>
          <table:table-cell office:value-type="float" office:value="57376" calcext:value-type="float">
            <text:p>57376</text:p>
          </table:table-cell>
          <table:table-cell office:value-type="float" office:value="60738" calcext:value-type="float">
            <text:p>60738</text:p>
          </table:table-cell>
          <table:table-cell office:value-type="float" office:value="5" calcext:value-type="float">
            <text:p>5</text:p>
          </table:table-cell>
          <table:table-cell table:formula="of:=[.A63]-[.B63]" office:value-type="float" office:value="2376" calcext:value-type="float">
            <text:p>2376</text:p>
          </table:table-cell>
          <table:table-cell table:formula="of:=[.A63]-[.C63]" office:value-type="float" office:value="304" calcext:value-type="float">
            <text:p>304</text:p>
          </table:table-cell>
          <table:table-cell table:formula="of:=[.A63]-[.D63]" office:value-type="float" office:value="2345" calcext:value-type="float">
            <text:p>2345</text:p>
          </table:table-cell>
          <table:table-cell table:formula="of:=[.A63]-[.E63]" office:value-type="float" office:value="-1017" calcext:value-type="float">
            <text:p>-1017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69" calcext:value-type="float">
            <text:p>60569</text:p>
          </table:table-cell>
          <table:table-cell office:value-type="float" office:value="60167" calcext:value-type="float">
            <text:p>60167</text:p>
          </table:table-cell>
          <table:table-cell office:value-type="float" office:value="60589" calcext:value-type="float">
            <text:p>60589</text:p>
          </table:table-cell>
          <table:table-cell office:value-type="float" office:value="59687" calcext:value-type="float">
            <text:p>59687</text:p>
          </table:table-cell>
          <table:table-cell office:value-type="float" office:value="11" calcext:value-type="float">
            <text:p>11</text:p>
          </table:table-cell>
          <table:table-cell table:formula="of:=[.A64]-[.B64]" office:value-type="float" office:value="-3076" calcext:value-type="float">
            <text:p>-3076</text:p>
          </table:table-cell>
          <table:table-cell table:formula="of:=[.A64]-[.C64]" office:value-type="float" office:value="-2674" calcext:value-type="float">
            <text:p>-2674</text:p>
          </table:table-cell>
          <table:table-cell table:formula="of:=[.A64]-[.D64]" office:value-type="float" office:value="-3096" calcext:value-type="float">
            <text:p>-3096</text:p>
          </table:table-cell>
          <table:table-cell table:formula="of:=[.A64]-[.E64]" office:value-type="float" office:value="-2194" calcext:value-type="float">
            <text:p>-21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36" calcext:value-type="float">
            <text:p>58136</text:p>
          </table:table-cell>
          <table:table-cell office:value-type="float" office:value="60514" calcext:value-type="float">
            <text:p>60514</text:p>
          </table:table-cell>
          <table:table-cell office:value-type="float" office:value="57344" calcext:value-type="float">
            <text:p>57344</text:p>
          </table:table-cell>
          <table:table-cell office:value-type="float" office:value="60435" calcext:value-type="float">
            <text:p>60435</text:p>
          </table:table-cell>
          <table:table-cell office:value-type="float" office:value="21" calcext:value-type="float">
            <text:p>21</text:p>
          </table:table-cell>
          <table:table-cell table:formula="of:=[.A65]-[.B65]" office:value-type="float" office:value="-756" calcext:value-type="float">
            <text:p>-756</text:p>
          </table:table-cell>
          <table:table-cell table:formula="of:=[.A65]-[.C65]" office:value-type="float" office:value="-3134" calcext:value-type="float">
            <text:p>-3134</text:p>
          </table:table-cell>
          <table:table-cell table:formula="of:=[.A65]-[.D65]" office:value-type="float" office:value="36" calcext:value-type="float">
            <text:p>36</text:p>
          </table:table-cell>
          <table:table-cell table:formula="of:=[.A65]-[.E65]" office:value-type="float" office:value="-3055" calcext:value-type="float">
            <text:p>-3055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643" calcext:value-type="float">
            <text:p>58643</text:p>
          </table:table-cell>
          <table:table-cell office:value-type="float" office:value="57441" calcext:value-type="float">
            <text:p>57441</text:p>
          </table:table-cell>
          <table:table-cell office:value-type="float" office:value="58916" calcext:value-type="float">
            <text:p>58916</text:p>
          </table:table-cell>
          <table:table-cell office:value-type="float" office:value="57369" calcext:value-type="float">
            <text:p>57369</text:p>
          </table:table-cell>
          <table:table-cell office:value-type="float" office:value="35" calcext:value-type="float">
            <text:p>35</text:p>
          </table:table-cell>
          <table:table-cell table:formula="of:=[.A66]-[.B66]" office:value-type="float" office:value="-1244" calcext:value-type="float">
            <text:p>-1244</text:p>
          </table:table-cell>
          <table:table-cell table:formula="of:=[.A66]-[.C66]" office:value-type="float" office:value="-42" calcext:value-type="float">
            <text:p>-42</text:p>
          </table:table-cell>
          <table:table-cell table:formula="of:=[.A66]-[.D66]" office:value-type="float" office:value="-1517" calcext:value-type="float">
            <text:p>-1517</text:p>
          </table:table-cell>
          <table:table-cell table:formula="of:=[.A66]-[.E66]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450" calcext:value-type="float">
            <text:p>60450</text:p>
          </table:table-cell>
          <table:table-cell office:value-type="float" office:value="58774" calcext:value-type="float">
            <text:p>58774</text:p>
          </table:table-cell>
          <table:table-cell office:value-type="float" office:value="59480" calcext:value-type="float">
            <text:p>59480</text:p>
          </table:table-cell>
          <table:table-cell office:value-type="float" office:value="57397" calcext:value-type="float">
            <text:p>57397</text:p>
          </table:table-cell>
          <table:table-cell office:value-type="float" office:value="24" calcext:value-type="float">
            <text:p>24</text:p>
          </table:table-cell>
          <table:table-cell table:formula="of:=[.A67]-[.B67]" office:value-type="float" office:value="-3053" calcext:value-type="float">
            <text:p>-3053</text:p>
          </table:table-cell>
          <table:table-cell table:formula="of:=[.A67]-[.C67]" office:value-type="float" office:value="-1377" calcext:value-type="float">
            <text:p>-1377</text:p>
          </table:table-cell>
          <table:table-cell table:formula="of:=[.A67]-[.D67]" office:value-type="float" office:value="-2083" calcext:value-type="float">
            <text:p>-2083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9779" calcext:value-type="float">
            <text:p>59779</text:p>
          </table:table-cell>
          <table:table-cell office:value-type="float" office:value="57879" calcext:value-type="float">
            <text:p>57879</text:p>
          </table:table-cell>
          <table:table-cell office:value-type="float" office:value="58537" calcext:value-type="float">
            <text:p>58537</text:p>
          </table:table-cell>
          <table:table-cell office:value-type="float" office:value="57699" calcext:value-type="float">
            <text:p>57699</text:p>
          </table:table-cell>
          <table:table-cell office:value-type="float" office:value="20" calcext:value-type="float">
            <text:p>20</text:p>
          </table:table-cell>
          <table:table-cell table:formula="of:=[.A68]-[.B68]" office:value-type="float" office:value="-2381" calcext:value-type="float">
            <text:p>-2381</text:p>
          </table:table-cell>
          <table:table-cell table:formula="of:=[.A68]-[.C68]" office:value-type="float" office:value="-481" calcext:value-type="float">
            <text:p>-481</text:p>
          </table:table-cell>
          <table:table-cell table:formula="of:=[.A68]-[.D68]" office:value-type="float" office:value="-1139" calcext:value-type="float">
            <text:p>-1139</text:p>
          </table:table-cell>
          <table:table-cell table:formula="of:=[.A68]-[.E68]" office:value-type="float" office:value="-301" calcext:value-type="float">
            <text:p>-301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760" calcext:value-type="float">
            <text:p>57760</text:p>
          </table:table-cell>
          <table:table-cell office:value-type="float" office:value="59559" calcext:value-type="float">
            <text:p>59559</text:p>
          </table:table-cell>
          <table:table-cell office:value-type="float" office:value="57690" calcext:value-type="float">
            <text:p>57690</text:p>
          </table:table-cell>
          <table:table-cell office:value-type="float" office:value="57746" calcext:value-type="float">
            <text:p>57746</text:p>
          </table:table-cell>
          <table:table-cell office:value-type="float" office:value="7" calcext:value-type="float">
            <text:p>7</text:p>
          </table:table-cell>
          <table:table-cell table:formula="of:=[.A69]-[.B69]" office:value-type="float" office:value="-347" calcext:value-type="float">
            <text:p>-347</text:p>
          </table:table-cell>
          <table:table-cell table:formula="of:=[.A69]-[.C69]" office:value-type="float" office:value="-2146" calcext:value-type="float">
            <text:p>-2146</text:p>
          </table:table-cell>
          <table:table-cell table:formula="of:=[.A69]-[.D69]" office:value-type="float" office:value="-277" calcext:value-type="float">
            <text:p>-277</text:p>
          </table:table-cell>
          <table:table-cell table:formula="of:=[.A69]-[.E69]" office:value-type="float" office:value="-333" calcext:value-type="float">
            <text:p>-333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50" calcext:value-type="float">
            <text:p>57650</text:p>
          </table:table-cell>
          <table:table-cell office:value-type="float" office:value="60676" calcext:value-type="float">
            <text:p>60676</text:p>
          </table:table-cell>
          <table:table-cell office:value-type="float" office:value="57393" calcext:value-type="float">
            <text:p>57393</text:p>
          </table:table-cell>
          <table:table-cell office:value-type="float" office:value="60164" calcext:value-type="float">
            <text:p>60164</text:p>
          </table:table-cell>
          <table:table-cell office:value-type="float" office:value="49" calcext:value-type="float">
            <text:p>49</text:p>
          </table:table-cell>
          <table:table-cell table:formula="of:=[.A70]-[.B70]" office:value-type="float" office:value="-296" calcext:value-type="float">
            <text:p>-296</text:p>
          </table:table-cell>
          <table:table-cell table:formula="of:=[.A70]-[.C70]" office:value-type="float" office:value="-3322" calcext:value-type="float">
            <text:p>-3322</text:p>
          </table:table-cell>
          <table:table-cell table:formula="of:=[.A70]-[.D70]" office:value-type="float" office:value="-39" calcext:value-type="float">
            <text:p>-39</text:p>
          </table:table-cell>
          <table:table-cell table:formula="of:=[.A70]-[.E70]" office:value-type="float" office:value="-2810" calcext:value-type="float">
            <text:p>-281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791" calcext:value-type="float">
            <text:p>59791</text:p>
          </table:table-cell>
          <table:table-cell office:value-type="float" office:value="59909" calcext:value-type="float">
            <text:p>59909</text:p>
          </table:table-cell>
          <table:table-cell table:number-columns-repeated="2" office:value-type="float" office:value="59391" calcext:value-type="float">
            <text:p>59391</text:p>
          </table:table-cell>
          <table:table-cell office:value-type="float" office:value="28" calcext:value-type="float">
            <text:p>28</text:p>
          </table:table-cell>
          <table:table-cell table:formula="of:=[.A71]-[.B71]" office:value-type="float" office:value="1648" calcext:value-type="float">
            <text:p>1648</text:p>
          </table:table-cell>
          <table:table-cell table:formula="of:=[.A71]-[.C71]" office:value-type="float" office:value="1530" calcext:value-type="float">
            <text:p>1530</text:p>
          </table:table-cell>
          <table:table-cell table:formula="of:=[.A71]-[.D71]" office:value-type="float" office:value="2048" calcext:value-type="float">
            <text:p>2048</text:p>
          </table:table-cell>
          <table:table-cell table:formula="of:=[.A71]-[.E71]" office:value-type="float" office:value="2048" calcext:value-type="float">
            <text:p>2048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0" calcext:value-type="float">
            <text:p>0</text:p>
          </table:table-cell>
          <table:table-cell table:style-name="ce1" table:formula="of:=COUNTIF([.J2:.J71];0)" office:value-type="float" office:value="3" calcext:value-type="float">
            <text:p>3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" calcext:value-type="float">
            <text:p>0</text:p>
          </table:table-cell>
          <table:table-cell table:formula="of:=[.J73]/[.C73]" office:value-type="float" office:value="0.0428571428571429" calcext:value-type="float">
            <text:p>0.042857142857143</text:p>
          </table:table-cell>
          <table:table-cell table:number-columns-repeated="12"/>
        </table:table-row>
      </table:table>
      <table:table table:name="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88" calcext:value-type="float">
            <text:p>60488</text:p>
          </table:table-cell>
          <table:table-cell office:value-type="float" office:value="59400" calcext:value-type="float">
            <text:p>59400</text:p>
          </table:table-cell>
          <table:table-cell office:value-type="float" office:value="59559" calcext:value-type="float">
            <text:p>59559</text:p>
          </table:table-cell>
          <table:table-cell office:value-type="float" office:value="60739" calcext:value-type="float">
            <text:p>60739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-1800" calcext:value-type="float">
            <text:p>-1800</text:p>
          </table:table-cell>
          <table:table-cell table:formula="of:=[.A2]-[.C2]" office:value-type="float" office:value="-712" calcext:value-type="float">
            <text:p>-712</text:p>
          </table:table-cell>
          <table:table-cell table:formula="of:=[.A2]-[.D2]" office:value-type="float" office:value="-871" calcext:value-type="float">
            <text:p>-871</text:p>
          </table:table-cell>
          <table:table-cell table:formula="of:=[.A2]-[.E2]" office:value-type="float" office:value="-2051" calcext:value-type="float">
            <text:p>-2051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0777" calcext:value-type="float">
            <text:p>160777</text:p>
          </table:table-cell>
          <table:table-cell office:value-type="float" office:value="3674" calcext:value-type="float">
            <text:p>3674</text:p>
          </table:table-cell>
          <table:table-cell office:value-type="float" office:value="73" calcext:value-type="float">
            <text:p>73</text:p>
          </table:table-cell>
          <table:table-cell office:value-type="float" office:value="1068" calcext:value-type="float">
            <text:p>1068</text:p>
          </table:table-cell>
          <table:table-cell office:value-type="float" office:value="78093" calcext:value-type="float">
            <text:p>78093</text:p>
          </table:table-cell>
          <table:table-cell office:value-type="float" office:value="1753" calcext:value-type="float">
            <text:p>1753</text:p>
          </table:table-cell>
          <table:table-cell office:value-type="float" office:value="10324" calcext:value-type="float">
            <text:p>10324</text:p>
          </table:table-cell>
          <table:table-cell office:value-type="float" office:value="1653" calcext:value-type="float">
            <text:p>1653</text:p>
          </table:table-cell>
          <table:table-cell office:value-type="float" office:value="33714" calcext:value-type="float">
            <text:p>3371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16" calcext:value-type="float">
            <text:p>58416</text:p>
          </table:table-cell>
          <table:table-cell office:value-type="float" office:value="57703" calcext:value-type="float">
            <text:p>57703</text:p>
          </table:table-cell>
          <table:table-cell office:value-type="float" office:value="58710" calcext:value-type="float">
            <text:p>58710</text:p>
          </table:table-cell>
          <table:table-cell office:value-type="float" office:value="59407" calcext:value-type="float">
            <text:p>59407</text:p>
          </table:table-cell>
          <table:table-cell office:value-type="float" office:value="18" calcext:value-type="float">
            <text:p>18</text:p>
          </table:table-cell>
          <table:table-cell table:formula="of:=[.A3]-[.B3]" office:value-type="float" office:value="-939" calcext:value-type="float">
            <text:p>-939</text:p>
          </table:table-cell>
          <table:table-cell table:formula="of:=[.A3]-[.C3]" office:value-type="float" office:value="-226" calcext:value-type="float">
            <text:p>-226</text:p>
          </table:table-cell>
          <table:table-cell table:formula="of:=[.A3]-[.D3]" office:value-type="float" office:value="-1233" calcext:value-type="float">
            <text:p>-1233</text:p>
          </table:table-cell>
          <table:table-cell table:formula="of:=[.A3]-[.E3]" office:value-type="float" office:value="-1930" calcext:value-type="float">
            <text:p>-193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0778" calcext:value-type="float">
            <text:p>160778</text:p>
          </table:table-cell>
          <table:table-cell office:value-type="float" office:value="3304" calcext:value-type="float">
            <text:p>3304</text:p>
          </table:table-cell>
          <table:table-cell office:value-type="float" office:value="72" calcext:value-type="float">
            <text:p>72</text:p>
          </table:table-cell>
          <table:table-cell office:value-type="float" office:value="1058" calcext:value-type="float">
            <text:p>1058</text:p>
          </table:table-cell>
          <table:table-cell office:value-type="float" office:value="76441" calcext:value-type="float">
            <text:p>76441</text:p>
          </table:table-cell>
          <table:table-cell office:value-type="float" office:value="1753" calcext:value-type="float">
            <text:p>1753</text:p>
          </table:table-cell>
          <table:table-cell office:value-type="float" office:value="10036" calcext:value-type="float">
            <text:p>10036</text:p>
          </table:table-cell>
          <table:table-cell office:value-type="float" office:value="1653" calcext:value-type="float">
            <text:p>1653</text:p>
          </table:table-cell>
          <table:table-cell office:value-type="float" office:value="34022" calcext:value-type="float">
            <text:p>3402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79" calcext:value-type="float">
            <text:p>59479</text:p>
          </table:table-cell>
          <table:table-cell office:value-type="float" office:value="60498" calcext:value-type="float">
            <text:p>60498</text:p>
          </table:table-cell>
          <table:table-cell office:value-type="float" office:value="59791" calcext:value-type="float">
            <text:p>59791</text:p>
          </table:table-cell>
          <table:table-cell office:value-type="float" office:value="57380" calcext:value-type="float">
            <text:p>57380</text:p>
          </table:table-cell>
          <table:table-cell office:value-type="float" office:value="53" calcext:value-type="float">
            <text:p>53</text:p>
          </table:table-cell>
          <table:table-cell table:formula="of:=[.A4]-[.B4]" office:value-type="float" office:value="-2099" calcext:value-type="float">
            <text:p>-2099</text:p>
          </table:table-cell>
          <table:table-cell table:formula="of:=[.A4]-[.C4]" office:value-type="float" office:value="-3118" calcext:value-type="float">
            <text:p>-3118</text:p>
          </table:table-cell>
          <table:table-cell table:formula="of:=[.A4]-[.D4]" office:value-type="float" office:value="-2411" calcext:value-type="float">
            <text:p>-2411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800" calcext:value-type="float">
            <text:p>58800</text:p>
          </table:table-cell>
          <table:table-cell office:value-type="float" office:value="59810" calcext:value-type="float">
            <text:p>59810</text:p>
          </table:table-cell>
          <table:table-cell office:value-type="float" office:value="57360" calcext:value-type="float">
            <text:p>57360</text:p>
          </table:table-cell>
          <table:table-cell office:value-type="float" office:value="59393" calcext:value-type="float">
            <text:p>59393</text:p>
          </table:table-cell>
          <table:table-cell office:value-type="float" office:value="14" calcext:value-type="float">
            <text:p>14</text:p>
          </table:table-cell>
          <table:table-cell table:formula="of:=[.A5]-[.B5]" office:value-type="float" office:value="132" calcext:value-type="float">
            <text:p>132</text:p>
          </table:table-cell>
          <table:table-cell table:formula="of:=[.A5]-[.C5]" office:value-type="float" office:value="-878" calcext:value-type="float">
            <text:p>-878</text:p>
          </table:table-cell>
          <table:table-cell table:formula="of:=[.A5]-[.D5]" office:value-type="float" office:value="1572" calcext:value-type="float">
            <text:p>1572</text:p>
          </table:table-cell>
          <table:table-cell table:formula="of:=[.A5]-[.E5]" office:value-type="float" office:value="-461" calcext:value-type="float">
            <text:p>-461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538" calcext:value-type="float">
            <text:p>59538</text:p>
          </table:table-cell>
          <table:table-cell office:value-type="float" office:value="57433" calcext:value-type="float">
            <text:p>57433</text:p>
          </table:table-cell>
          <table:table-cell office:value-type="float" office:value="57953" calcext:value-type="float">
            <text:p>57953</text:p>
          </table:table-cell>
          <table:table-cell office:value-type="float" office:value="58662" calcext:value-type="float">
            <text:p>58662</text:p>
          </table:table-cell>
          <table:table-cell office:value-type="float" office:value="14" calcext:value-type="float">
            <text:p>14</text:p>
          </table:table-cell>
          <table:table-cell table:formula="of:=[.A6]-[.B6]" office:value-type="float" office:value="-1839" calcext:value-type="float">
            <text:p>-1839</text:p>
          </table:table-cell>
          <table:table-cell table:formula="of:=[.A6]-[.C6]" office:value-type="float" office:value="266" calcext:value-type="float">
            <text:p>266</text:p>
          </table:table-cell>
          <table:table-cell table:formula="of:=[.A6]-[.D6]" office:value-type="float" office:value="-254" calcext:value-type="float">
            <text:p>-254</text:p>
          </table:table-cell>
          <table:table-cell table:formula="of:=[.A6]-[.E6]" office:value-type="float" office:value="-963" calcext:value-type="float">
            <text:p>-963</text:p>
          </table:table-cell>
          <table:table-cell table:number-columns-repeated="3"/>
          <table:table-cell table:formula="of:=AVERAGE([.N2:.N3])" office:value-type="float" office:value="160777.5" calcext:value-type="float">
            <text:p>160777.5</text:p>
          </table:table-cell>
          <table:table-cell table:formula="of:=AVERAGE([.O2:.O3])" office:value-type="float" office:value="3489" calcext:value-type="float">
            <text:p>3489</text:p>
          </table:table-cell>
          <table:table-cell table:formula="of:=AVERAGE([.P2:.P3])" office:value-type="float" office:value="72.5" calcext:value-type="float">
            <text:p>72.5</text:p>
          </table:table-cell>
          <table:table-cell table:formula="of:=AVERAGE([.Q2:.Q3])" office:value-type="float" office:value="1063" calcext:value-type="float">
            <text:p>1063</text:p>
          </table:table-cell>
          <table:table-cell table:formula="of:=AVERAGE([.R2:.R3])" office:value-type="float" office:value="77267" calcext:value-type="float">
            <text:p>77267</text:p>
          </table:table-cell>
          <table:table-cell table:formula="of:=AVERAGE([.S2:.S3])" office:value-type="float" office:value="1753" calcext:value-type="float">
            <text:p>1753</text:p>
          </table:table-cell>
          <table:table-cell table:formula="of:=AVERAGE([.T2:.T3])" office:value-type="float" office:value="10180" calcext:value-type="float">
            <text:p>10180</text:p>
          </table:table-cell>
          <table:table-cell table:formula="of:=AVERAGE([.U2:.U3])" office:value-type="float" office:value="1653" calcext:value-type="float">
            <text:p>1653</text:p>
          </table:table-cell>
          <table:table-cell table:formula="of:=AVERAGE([.V2:.V3])"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940" calcext:value-type="float">
            <text:p>57940</text:p>
          </table:table-cell>
          <table:table-cell office:value-type="float" office:value="58066" calcext:value-type="float">
            <text:p>58066</text:p>
          </table:table-cell>
          <table:table-cell office:value-type="float" office:value="57995" calcext:value-type="float">
            <text:p>57995</text:p>
          </table:table-cell>
          <table:table-cell office:value-type="float" office:value="57552" calcext:value-type="float">
            <text:p>57552</text:p>
          </table:table-cell>
          <table:table-cell office:value-type="float" office:value="47" calcext:value-type="float">
            <text:p>47</text:p>
          </table:table-cell>
          <table:table-cell table:formula="of:=[.A7]-[.B7]" office:value-type="float" office:value="55" calcext:value-type="float">
            <text:p>55</text:p>
          </table:table-cell>
          <table:table-cell table:formula="of:=[.A7]-[.C7]" office:value-type="float" office:value="-71" calcext:value-type="float">
            <text:p>-71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443" calcext:value-type="float">
            <text:p>443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084" calcext:value-type="float">
            <text:p>60084</text:p>
          </table:table-cell>
          <table:table-cell office:value-type="float" office:value="57670" calcext:value-type="float">
            <text:p>57670</text:p>
          </table:table-cell>
          <table:table-cell office:value-type="float" office:value="59398" calcext:value-type="float">
            <text:p>59398</text:p>
          </table:table-cell>
          <table:table-cell office:value-type="float" office:value="59751" calcext:value-type="float">
            <text:p>59751</text:p>
          </table:table-cell>
          <table:table-cell office:value-type="float" office:value="21" calcext:value-type="float">
            <text:p>21</text:p>
          </table:table-cell>
          <table:table-cell table:formula="of:=[.A8]-[.B8]" office:value-type="float" office:value="-2383" calcext:value-type="float">
            <text:p>-2383</text:p>
          </table:table-cell>
          <table:table-cell table:formula="of:=[.A8]-[.C8]" office:value-type="float" office:value="31" calcext:value-type="float">
            <text:p>31</text:p>
          </table:table-cell>
          <table:table-cell table:formula="of:=[.A8]-[.D8]" office:value-type="float" office:value="-1697" calcext:value-type="float">
            <text:p>-1697</text:p>
          </table:table-cell>
          <table:table-cell table:formula="of:=[.A8]-[.E8]" office:value-type="float" office:value="-2050" calcext:value-type="float">
            <text:p>-205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66" calcext:value-type="float">
            <text:p>58566</text:p>
          </table:table-cell>
          <table:table-cell office:value-type="float" office:value="58984" calcext:value-type="float">
            <text:p>58984</text:p>
          </table:table-cell>
          <table:table-cell office:value-type="float" office:value="58117" calcext:value-type="float">
            <text:p>58117</text:p>
          </table:table-cell>
          <table:table-cell office:value-type="float" office:value="59959" calcext:value-type="float">
            <text:p>59959</text:p>
          </table:table-cell>
          <table:table-cell office:value-type="float" office:value="22" calcext:value-type="float">
            <text:p>22</text:p>
          </table:table-cell>
          <table:table-cell table:formula="of:=[.A9]-[.B9]" office:value-type="float" office:value="-818" calcext:value-type="float">
            <text:p>-818</text:p>
          </table:table-cell>
          <table:table-cell table:formula="of:=[.A9]-[.C9]" office:value-type="float" office:value="-1236" calcext:value-type="float">
            <text:p>-1236</text:p>
          </table:table-cell>
          <table:table-cell table:formula="of:=[.A9]-[.D9]" office:value-type="float" office:value="-369" calcext:value-type="float">
            <text:p>-369</text:p>
          </table:table-cell>
          <table:table-cell table:formula="of:=[.A9]-[.E9]" office:value-type="float" office:value="-2211" calcext:value-type="float">
            <text:p>-2211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36" calcext:value-type="float">
            <text:p>59536</text:p>
          </table:table-cell>
          <table:table-cell office:value-type="float" office:value="58132" calcext:value-type="float">
            <text:p>58132</text:p>
          </table:table-cell>
          <table:table-cell office:value-type="float" office:value="58502" calcext:value-type="float">
            <text:p>58502</text:p>
          </table:table-cell>
          <table:table-cell office:value-type="float" office:value="57890" calcext:value-type="float">
            <text:p>57890</text:p>
          </table:table-cell>
          <table:table-cell office:value-type="float" office:value="10" calcext:value-type="float">
            <text:p>10</text:p>
          </table:table-cell>
          <table:table-cell table:formula="of:=[.A10]-[.B10]" office:value-type="float" office:value="-1776" calcext:value-type="float">
            <text:p>-1776</text:p>
          </table:table-cell>
          <table:table-cell table:formula="of:=[.A10]-[.C10]" office:value-type="float" office:value="-372" calcext:value-type="float">
            <text:p>-372</text:p>
          </table:table-cell>
          <table:table-cell table:formula="of:=[.A10]-[.D10]" office:value-type="float" office:value="-742" calcext:value-type="float">
            <text:p>-742</text:p>
          </table:table-cell>
          <table:table-cell table:formula="of:=[.A10]-[.E10]" office:value-type="float" office:value="-130" calcext:value-type="float">
            <text:p>-130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4" calcext:value-type="float">
            <text:p>59404</text:p>
          </table:table-cell>
          <table:table-cell office:value-type="float" office:value="58881" calcext:value-type="float">
            <text:p>58881</text:p>
          </table:table-cell>
          <table:table-cell office:value-type="float" office:value="60776" calcext:value-type="float">
            <text:p>60776</text:p>
          </table:table-cell>
          <table:table-cell office:value-type="float" office:value="57484" calcext:value-type="float">
            <text:p>57484</text:p>
          </table:table-cell>
          <table:table-cell office:value-type="float" office:value="12" calcext:value-type="float">
            <text:p>12</text:p>
          </table:table-cell>
          <table:table-cell table:formula="of:=[.A11]-[.B11]" office:value-type="float" office:value="-1920" calcext:value-type="float">
            <text:p>-1920</text:p>
          </table:table-cell>
          <table:table-cell table:formula="of:=[.A11]-[.C11]" office:value-type="float" office:value="-1397" calcext:value-type="float">
            <text:p>-1397</text:p>
          </table:table-cell>
          <table:table-cell table:formula="of:=[.A11]-[.D11]" office:value-type="float" office:value="-3292" calcext:value-type="float">
            <text:p>-3292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2" calcext:value-type="float">
            <text:p>60422</text:p>
          </table:table-cell>
          <table:table-cell office:value-type="float" office:value="58624" calcext:value-type="float">
            <text:p>586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19" calcext:value-type="float">
            <text:p>19</text:p>
          </table:table-cell>
          <table:table-cell table:formula="of:=[.A12]-[.B12]" office:value-type="float" office:value="-3042" calcext:value-type="float">
            <text:p>-3042</text:p>
          </table:table-cell>
          <table:table-cell table:formula="of:=[.A12]-[.C12]" office:value-type="float" office:value="-1244" calcext:value-type="float">
            <text:p>-124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995" calcext:value-type="float">
            <text:p>-99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368" calcext:value-type="float">
            <text:p>58368</text:p>
          </table:table-cell>
          <table:table-cell office:value-type="float" office:value="59811" calcext:value-type="float">
            <text:p>59811</text:p>
          </table:table-cell>
          <table:table-cell office:value-type="float" office:value="60927" calcext:value-type="float">
            <text:p>60927</text:p>
          </table:table-cell>
          <table:table-cell office:value-type="float" office:value="60599" calcext:value-type="float">
            <text:p>60599</text:p>
          </table:table-cell>
          <table:table-cell office:value-type="float" office:value="24" calcext:value-type="float">
            <text:p>24</text:p>
          </table:table-cell>
          <table:table-cell table:formula="of:=[.A13]-[.B13]" office:value-type="float" office:value="1067" calcext:value-type="float">
            <text:p>1067</text:p>
          </table:table-cell>
          <table:table-cell table:formula="of:=[.A13]-[.C13]" office:value-type="float" office:value="-376" calcext:value-type="float">
            <text:p>-376</text:p>
          </table:table-cell>
          <table:table-cell table:formula="of:=[.A13]-[.D13]" office:value-type="float" office:value="-1492" calcext:value-type="float">
            <text:p>-1492</text:p>
          </table:table-cell>
          <table:table-cell table:formula="of:=[.A13]-[.E13]" office:value-type="float" office:value="-1164" calcext:value-type="float">
            <text:p>-1164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569" calcext:value-type="float">
            <text:p>59569</text:p>
          </table:table-cell>
          <table:table-cell office:value-type="float" office:value="59584" calcext:value-type="float">
            <text:p>59584</text:p>
          </table:table-cell>
          <table:table-cell office:value-type="float" office:value="58515" calcext:value-type="float">
            <text:p>58515</text:p>
          </table:table-cell>
          <table:table-cell office:value-type="float" office:value="58640" calcext:value-type="float">
            <text:p>58640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1647" calcext:value-type="float">
            <text:p>-1647</text:p>
          </table:table-cell>
          <table:table-cell table:formula="of:=[.A14]-[.C14]" office:value-type="float" office:value="-1662" calcext:value-type="float">
            <text:p>-1662</text:p>
          </table:table-cell>
          <table:table-cell table:formula="of:=[.A14]-[.D14]" office:value-type="float" office:value="-593" calcext:value-type="float">
            <text:p>-593</text:p>
          </table:table-cell>
          <table:table-cell table:formula="of:=[.A14]-[.E14]" office:value-type="float" office:value="-718" calcext:value-type="float">
            <text:p>-718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416" calcext:value-type="float">
            <text:p>59416</text:p>
          </table:table-cell>
          <table:table-cell office:value-type="float" office:value="57517" calcext:value-type="float">
            <text:p>57517</text:p>
          </table:table-cell>
          <table:table-cell office:value-type="float" office:value="60481" calcext:value-type="float">
            <text:p>60481</text:p>
          </table:table-cell>
          <table:table-cell office:value-type="float" office:value="59733" calcext:value-type="float">
            <text:p>59733</text:p>
          </table:table-cell>
          <table:table-cell office:value-type="float" office:value="10" calcext:value-type="float">
            <text:p>10</text:p>
          </table:table-cell>
          <table:table-cell table:formula="of:=[.A15]-[.B15]" office:value-type="float" office:value="-1633" calcext:value-type="float">
            <text:p>-1633</text:p>
          </table:table-cell>
          <table:table-cell table:formula="of:=[.A15]-[.C15]" office:value-type="float" office:value="266" calcext:value-type="float">
            <text:p>266</text:p>
          </table:table-cell>
          <table:table-cell table:formula="of:=[.A15]-[.D15]" office:value-type="float" office:value="-2698" calcext:value-type="float">
            <text:p>-2698</text:p>
          </table:table-cell>
          <table:table-cell table:formula="of:=[.A15]-[.E15]" office:value-type="float" office:value="-1950" calcext:value-type="float">
            <text:p>-195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672" calcext:value-type="float">
            <text:p>59672</text:p>
          </table:table-cell>
          <table:table-cell office:value-type="float" office:value="57441" calcext:value-type="float">
            <text:p>57441</text:p>
          </table:table-cell>
          <table:table-cell office:value-type="float" office:value="57397" calcext:value-type="float">
            <text:p>57397</text:p>
          </table:table-cell>
          <table:table-cell office:value-type="float" office:value="60207" calcext:value-type="float">
            <text:p>60207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-1511" calcext:value-type="float">
            <text:p>-1511</text:p>
          </table:table-cell>
          <table:table-cell table:formula="of:=[.A16]-[.C16]" office:value-type="float" office:value="720" calcext:value-type="float">
            <text:p>720</text:p>
          </table:table-cell>
          <table:table-cell table:formula="of:=[.A16]-[.D16]" office:value-type="float" office:value="764" calcext:value-type="float">
            <text:p>764</text:p>
          </table:table-cell>
          <table:table-cell table:formula="of:=[.A16]-[.E16]" office:value-type="float" office:value="-2046" calcext:value-type="float">
            <text:p>-2046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528" calcext:value-type="float">
            <text:p>58528</text:p>
          </table:table-cell>
          <table:table-cell office:value-type="float" office:value="59732" calcext:value-type="float">
            <text:p>59732</text:p>
          </table:table-cell>
          <table:table-cell office:value-type="float" office:value="60801" calcext:value-type="float">
            <text:p>60801</text:p>
          </table:table-cell>
          <table:table-cell office:value-type="float" office:value="59041" calcext:value-type="float">
            <text:p>59041</text:p>
          </table:table-cell>
          <table:table-cell office:value-type="float" office:value="3" calcext:value-type="float">
            <text:p>3</text:p>
          </table:table-cell>
          <table:table-cell table:formula="of:=[.A17]-[.B17]" office:value-type="float" office:value="-1043" calcext:value-type="float">
            <text:p>-1043</text:p>
          </table:table-cell>
          <table:table-cell table:formula="of:=[.A17]-[.C17]" office:value-type="float" office:value="-2247" calcext:value-type="float">
            <text:p>-2247</text:p>
          </table:table-cell>
          <table:table-cell table:formula="of:=[.A17]-[.D17]" office:value-type="float" office:value="-3316" calcext:value-type="float">
            <text:p>-3316</text:p>
          </table:table-cell>
          <table:table-cell table:formula="of:=[.A17]-[.E17]" office:value-type="float" office:value="-1556" calcext:value-type="float">
            <text:p>-15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2" calcext:value-type="float">
            <text:p>59552</text:p>
          </table:table-cell>
          <table:table-cell office:value-type="float" office:value="57860" calcext:value-type="float">
            <text:p>5786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80" calcext:value-type="float">
            <text:p>57380</text:p>
          </table:table-cell>
          <table:table-cell office:value-type="float" office:value="32" calcext:value-type="float">
            <text:p>32</text:p>
          </table:table-cell>
          <table:table-cell table:formula="of:=[.A18]-[.B18]" office:value-type="float" office:value="-2172" calcext:value-type="float">
            <text:p>-2172</text:p>
          </table:table-cell>
          <table:table-cell table:formula="of:=[.A18]-[.C18]" office:value-type="float" office:value="-480" calcext:value-type="float">
            <text:p>-480</text:p>
          </table:table-cell>
          <table:table-cell table:formula="of:=[.A18]-[.D18]" office:value-type="float" office:value="-1329" calcext:value-type="float">
            <text:p>-1329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88" calcext:value-type="float">
            <text:p>58988</text:p>
          </table:table-cell>
          <table:table-cell office:value-type="float" office:value="59456" calcext:value-type="float">
            <text:p>59456</text:p>
          </table:table-cell>
          <table:table-cell office:value-type="float" office:value="58418" calcext:value-type="float">
            <text:p>58418</text:p>
          </table:table-cell>
          <table:table-cell office:value-type="float" office:value="59559" calcext:value-type="float">
            <text:p>59559</text:p>
          </table:table-cell>
          <table:table-cell office:value-type="float" office:value="34" calcext:value-type="float">
            <text:p>34</text:p>
          </table:table-cell>
          <table:table-cell table:formula="of:=[.A19]-[.B19]" office:value-type="float" office:value="-1290" calcext:value-type="float">
            <text:p>-1290</text:p>
          </table:table-cell>
          <table:table-cell table:formula="of:=[.A19]-[.C19]" office:value-type="float" office:value="-1758" calcext:value-type="float">
            <text:p>-1758</text:p>
          </table:table-cell>
          <table:table-cell table:formula="of:=[.A19]-[.D19]" office:value-type="float" office:value="-720" calcext:value-type="float">
            <text:p>-720</text:p>
          </table:table-cell>
          <table:table-cell table:formula="of:=[.A19]-[.E19]" office:value-type="float" office:value="-1861" calcext:value-type="float">
            <text:p>-18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1" calcext:value-type="float">
            <text:p>58511</text:p>
          </table:table-cell>
          <table:table-cell office:value-type="float" office:value="58192" calcext:value-type="float">
            <text:p>58192</text:p>
          </table:table-cell>
          <table:table-cell office:value-type="float" office:value="58448" calcext:value-type="float">
            <text:p>58448</text:p>
          </table:table-cell>
          <table:table-cell office:value-type="float" office:value="57859" calcext:value-type="float">
            <text:p>57859</text:p>
          </table:table-cell>
          <table:table-cell office:value-type="float" office:value="14" calcext:value-type="float">
            <text:p>14</text:p>
          </table:table-cell>
          <table:table-cell table:formula="of:=[.A20]-[.B20]" office:value-type="float" office:value="-1131" calcext:value-type="float">
            <text:p>-1131</text:p>
          </table:table-cell>
          <table:table-cell table:formula="of:=[.A20]-[.C20]" office:value-type="float" office:value="-812" calcext:value-type="float">
            <text:p>-812</text:p>
          </table:table-cell>
          <table:table-cell table:formula="of:=[.A20]-[.D20]" office:value-type="float" office:value="-1068" calcext:value-type="float">
            <text:p>-1068</text:p>
          </table:table-cell>
          <table:table-cell table:formula="of:=[.A20]-[.E20]" office:value-type="float" office:value="-479" calcext:value-type="float">
            <text:p>-47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433" calcext:value-type="float">
            <text:p>57433</text:p>
          </table:table-cell>
          <table:table-cell office:value-type="float" office:value="59520" calcext:value-type="float">
            <text:p>59520</text:p>
          </table:table-cell>
          <table:table-cell office:value-type="float" office:value="58150" calcext:value-type="float">
            <text:p>58150</text:p>
          </table:table-cell>
          <table:table-cell office:value-type="float" office:value="58691" calcext:value-type="float">
            <text:p>58691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1112" calcext:value-type="float">
            <text:p>1112</text:p>
          </table:table-cell>
          <table:table-cell table:formula="of:=[.A21]-[.C21]" office:value-type="float" office:value="-975" calcext:value-type="float">
            <text:p>-975</text:p>
          </table:table-cell>
          <table:table-cell table:formula="of:=[.A21]-[.D21]" office:value-type="float" office:value="395" calcext:value-type="float">
            <text:p>395</text:p>
          </table:table-cell>
          <table:table-cell table:formula="of:=[.A21]-[.E21]" office:value-type="float" office:value="-146" calcext:value-type="float">
            <text:p>-14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839" calcext:value-type="float">
            <text:p>59839</text:p>
          </table:table-cell>
          <table:table-cell office:value-type="float" office:value="60109" calcext:value-type="float">
            <text:p>60109</text:p>
          </table:table-cell>
          <table:table-cell office:value-type="float" office:value="60810" calcext:value-type="float">
            <text:p>60810</text:p>
          </table:table-cell>
          <table:table-cell office:value-type="float" office:value="57741" calcext:value-type="float">
            <text:p>57741</text:p>
          </table:table-cell>
          <table:table-cell office:value-type="float" office:value="18" calcext:value-type="float">
            <text:p>18</text:p>
          </table:table-cell>
          <table:table-cell table:formula="of:=[.A22]-[.B22]" office:value-type="float" office:value="-2098" calcext:value-type="float">
            <text:p>-2098</text:p>
          </table:table-cell>
          <table:table-cell table:formula="of:=[.A22]-[.C22]" office:value-type="float" office:value="-2368" calcext:value-type="float">
            <text:p>-2368</text:p>
          </table:table-cell>
          <table:table-cell table:formula="of:=[.A22]-[.D22]" office:value-type="float" office:value="-3069" calcext:value-type="float">
            <text:p>-3069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78" calcext:value-type="float">
            <text:p>60678</text:p>
          </table:table-cell>
          <table:table-cell office:value-type="float" office:value="60086" calcext:value-type="float">
            <text:p>60086</text:p>
          </table:table-cell>
          <table:table-cell office:value-type="float" office:value="58658" calcext:value-type="float">
            <text:p>58658</text:p>
          </table:table-cell>
          <table:table-cell office:value-type="float" office:value="58675" calcext:value-type="float">
            <text:p>58675</text:p>
          </table:table-cell>
          <table:table-cell office:value-type="float" office:value="22" calcext:value-type="float">
            <text:p>22</text:p>
          </table:table-cell>
          <table:table-cell table:formula="of:=[.A23]-[.B23]" office:value-type="float" office:value="-2949" calcext:value-type="float">
            <text:p>-2949</text:p>
          </table:table-cell>
          <table:table-cell table:formula="of:=[.A23]-[.C23]" office:value-type="float" office:value="-2357" calcext:value-type="float">
            <text:p>-2357</text:p>
          </table:table-cell>
          <table:table-cell table:formula="of:=[.A23]-[.D23]" office:value-type="float" office:value="-929" calcext:value-type="float">
            <text:p>-929</text:p>
          </table:table-cell>
          <table:table-cell table:formula="of:=[.A23]-[.E23]" office:value-type="float" office:value="-946" calcext:value-type="float">
            <text:p>-94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16" calcext:value-type="float">
            <text:p>58516</text:p>
          </table:table-cell>
          <table:table-cell office:value-type="float" office:value="60069" calcext:value-type="float">
            <text:p>60069</text:p>
          </table:table-cell>
          <table:table-cell office:value-type="float" office:value="59929" calcext:value-type="float">
            <text:p>59929</text:p>
          </table:table-cell>
          <table:table-cell office:value-type="float" office:value="59430" calcext:value-type="float">
            <text:p>59430</text:p>
          </table:table-cell>
          <table:table-cell office:value-type="float" office:value="20" calcext:value-type="float">
            <text:p>20</text:p>
          </table:table-cell>
          <table:table-cell table:formula="of:=[.A24]-[.B24]" office:value-type="float" office:value="-785" calcext:value-type="float">
            <text:p>-785</text:p>
          </table:table-cell>
          <table:table-cell table:formula="of:=[.A24]-[.C24]" office:value-type="float" office:value="-2338" calcext:value-type="float">
            <text:p>-2338</text:p>
          </table:table-cell>
          <table:table-cell table:formula="of:=[.A24]-[.D24]" office:value-type="float" office:value="-2198" calcext:value-type="float">
            <text:p>-2198</text:p>
          </table:table-cell>
          <table:table-cell table:formula="of:=[.A24]-[.E24]" office:value-type="float" office:value="-1699" calcext:value-type="float">
            <text:p>-16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06" calcext:value-type="float">
            <text:p>60806</text:p>
          </table:table-cell>
          <table:table-cell office:value-type="float" office:value="60505" calcext:value-type="float">
            <text:p>60505</text:p>
          </table:table-cell>
          <table:table-cell office:value-type="float" office:value="57639" calcext:value-type="float">
            <text:p>57639</text:p>
          </table:table-cell>
          <table:table-cell office:value-type="float" office:value="57362" calcext:value-type="float">
            <text:p>57362</text:p>
          </table:table-cell>
          <table:table-cell office:value-type="float" office:value="23" calcext:value-type="float">
            <text:p>23</text:p>
          </table:table-cell>
          <table:table-cell table:formula="of:=[.A25]-[.B25]" office:value-type="float" office:value="-3426" calcext:value-type="float">
            <text:p>-3426</text:p>
          </table:table-cell>
          <table:table-cell table:formula="of:=[.A25]-[.C25]" office:value-type="float" office:value="-3125" calcext:value-type="float">
            <text:p>-3125</text:p>
          </table:table-cell>
          <table:table-cell table:formula="of:=[.A25]-[.D25]" office:value-type="float" office:value="-259" calcext:value-type="float">
            <text:p>-259</text:p>
          </table:table-cell>
          <table:table-cell table:formula="of:=[.A25]-[.E25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68" calcext:value-type="float">
            <text:p>58368</text:p>
          </table:table-cell>
          <table:table-cell office:value-type="float" office:value="58970" calcext:value-type="float">
            <text:p>58970</text:p>
          </table:table-cell>
          <table:table-cell office:value-type="float" office:value="57702" calcext:value-type="float">
            <text:p>57702</text:p>
          </table:table-cell>
          <table:table-cell office:value-type="float" office:value="58674" calcext:value-type="float">
            <text:p>58674</text:p>
          </table:table-cell>
          <table:table-cell office:value-type="float" office:value="60" calcext:value-type="float">
            <text:p>60</text:p>
          </table:table-cell>
          <table:table-cell table:formula="of:=[.A26]-[.B26]" office:value-type="float" office:value="-666" calcext:value-type="float">
            <text:p>-666</text:p>
          </table:table-cell>
          <table:table-cell table:formula="of:=[.A26]-[.C26]" office:value-type="float" office:value="-1268" calcext:value-type="float">
            <text:p>-126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972" calcext:value-type="float">
            <text:p>-97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83" calcext:value-type="float">
            <text:p>58383</text:p>
          </table:table-cell>
          <table:table-cell office:value-type="float" office:value="59817" calcext:value-type="float">
            <text:p>59817</text:p>
          </table:table-cell>
          <table:table-cell office:value-type="float" office:value="57892" calcext:value-type="float">
            <text:p>57892</text:p>
          </table:table-cell>
          <table:table-cell office:value-type="float" office:value="60715" calcext:value-type="float">
            <text:p>60715</text:p>
          </table:table-cell>
          <table:table-cell office:value-type="float" office:value="10" calcext:value-type="float">
            <text:p>10</text:p>
          </table:table-cell>
          <table:table-cell table:formula="of:=[.A27]-[.B27]" office:value-type="float" office:value="-907" calcext:value-type="float">
            <text:p>-907</text:p>
          </table:table-cell>
          <table:table-cell table:formula="of:=[.A27]-[.C27]" office:value-type="float" office:value="-2341" calcext:value-type="float">
            <text:p>-2341</text:p>
          </table:table-cell>
          <table:table-cell table:formula="of:=[.A27]-[.D27]" office:value-type="float" office:value="-416" calcext:value-type="float">
            <text:p>-416</text:p>
          </table:table-cell>
          <table:table-cell table:formula="of:=[.A27]-[.E27]" office:value-type="float" office:value="-3239" calcext:value-type="float">
            <text:p>-32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81" calcext:value-type="float">
            <text:p>59081</text:p>
          </table:table-cell>
          <table:table-cell office:value-type="float" office:value="57621" calcext:value-type="float">
            <text:p>57621</text:p>
          </table:table-cell>
          <table:table-cell office:value-type="float" office:value="58559" calcext:value-type="float">
            <text:p>58559</text:p>
          </table:table-cell>
          <table:table-cell office:value-type="float" office:value="57361" calcext:value-type="float">
            <text:p>57361</text:p>
          </table:table-cell>
          <table:table-cell office:value-type="float" office:value="13" calcext:value-type="float">
            <text:p>13</text:p>
          </table:table-cell>
          <table:table-cell table:formula="of:=[.A28]-[.B28]" office:value-type="float" office:value="-1701" calcext:value-type="float">
            <text:p>-1701</text:p>
          </table:table-cell>
          <table:table-cell table:formula="of:=[.A28]-[.C28]" office:value-type="float" office:value="-241" calcext:value-type="float">
            <text:p>-241</text:p>
          </table:table-cell>
          <table:table-cell table:formula="of:=[.A28]-[.D28]" office:value-type="float" office:value="-1179" calcext:value-type="float">
            <text:p>-1179</text:p>
          </table:table-cell>
          <table:table-cell table:formula="of:=[.A28]-[.E28]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23" calcext:value-type="float">
            <text:p>58223</text:p>
          </table:table-cell>
          <table:table-cell office:value-type="float" office:value="58976" calcext:value-type="float">
            <text:p>58976</text:p>
          </table:table-cell>
          <table:table-cell office:value-type="float" office:value="60415" calcext:value-type="float">
            <text:p>60415</text:p>
          </table:table-cell>
          <table:table-cell office:value-type="float" office:value="58701" calcext:value-type="float">
            <text:p>58701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1498" calcext:value-type="float">
            <text:p>1498</text:p>
          </table:table-cell>
          <table:table-cell table:formula="of:=[.A29]-[.C29]" office:value-type="float" office:value="745" calcext:value-type="float">
            <text:p>745</text:p>
          </table:table-cell>
          <table:table-cell table:formula="of:=[.A29]-[.D29]" office:value-type="float" office:value="-694" calcext:value-type="float">
            <text:p>-694</text:p>
          </table:table-cell>
          <table:table-cell table:formula="of:=[.A29]-[.E29]" office:value-type="float" office:value="1020" calcext:value-type="float">
            <text:p>102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5" calcext:value-type="float">
            <text:p>59015</text:p>
          </table:table-cell>
          <table:table-cell office:value-type="float" office:value="57873" calcext:value-type="float">
            <text:p>57873</text:p>
          </table:table-cell>
          <table:table-cell office:value-type="float" office:value="58520" calcext:value-type="float">
            <text:p>58520</text:p>
          </table:table-cell>
          <table:table-cell office:value-type="float" office:value="57697" calcext:value-type="float">
            <text:p>57697</text:p>
          </table:table-cell>
          <table:table-cell office:value-type="float" office:value="3" calcext:value-type="float">
            <text:p>3</text:p>
          </table:table-cell>
          <table:table-cell table:formula="of:=[.A30]-[.B30]" office:value-type="float" office:value="-1318" calcext:value-type="float">
            <text:p>-1318</text:p>
          </table:table-cell>
          <table:table-cell table:formula="of:=[.A30]-[.C30]" office:value-type="float" office:value="-176" calcext:value-type="float">
            <text:p>-176</text:p>
          </table:table-cell>
          <table:table-cell table:formula="of:=[.A30]-[.D30]" office:value-type="float" office:value="-823" calcext:value-type="float">
            <text:p>-823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554" calcext:value-type="float">
            <text:p>59554</text:p>
          </table:table-cell>
          <table:table-cell office:value-type="float" office:value="57860" calcext:value-type="float">
            <text:p>57860</text:p>
          </table:table-cell>
          <table:table-cell office:value-type="float" office:value="60722" calcext:value-type="float">
            <text:p>60722</text:p>
          </table:table-cell>
          <table:table-cell office:value-type="float" office:value="57773" calcext:value-type="float">
            <text:p>57773</text:p>
          </table:table-cell>
          <table:table-cell office:value-type="float" office:value="38" calcext:value-type="float">
            <text:p>38</text:p>
          </table:table-cell>
          <table:table-cell table:formula="of:=[.A31]-[.B31]" office:value-type="float" office:value="-1781" calcext:value-type="float">
            <text:p>-1781</text:p>
          </table:table-cell>
          <table:table-cell table:formula="of:=[.A31]-[.C31]" office:value-type="float" office:value="-87" calcext:value-type="float">
            <text:p>-87</text:p>
          </table:table-cell>
          <table:table-cell table:formula="of:=[.A31]-[.D31]" office:value-type="float" office:value="-2949" calcext:value-type="float">
            <text:p>-2949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162" calcext:value-type="float">
            <text:p>60162</text:p>
          </table:table-cell>
          <table:table-cell office:value-type="float" office:value="57729" calcext:value-type="float">
            <text:p>57729</text:p>
          </table:table-cell>
          <table:table-cell office:value-type="float" office:value="58887" calcext:value-type="float">
            <text:p>58887</text:p>
          </table:table-cell>
          <table:table-cell office:value-type="float" office:value="58646" calcext:value-type="float">
            <text:p>58646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2014" calcext:value-type="float">
            <text:p>-2014</text:p>
          </table:table-cell>
          <table:table-cell table:formula="of:=[.A32]-[.C32]" office:value-type="float" office:value="419" calcext:value-type="float">
            <text:p>419</text:p>
          </table:table-cell>
          <table:table-cell table:formula="of:=[.A32]-[.D32]" office:value-type="float" office:value="-739" calcext:value-type="float">
            <text:p>-739</text:p>
          </table:table-cell>
          <table:table-cell table:formula="of:=[.A32]-[.E32]" office:value-type="float" office:value="-498" calcext:value-type="float">
            <text:p>-49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3" calcext:value-type="float">
            <text:p>58373</text:p>
          </table:table-cell>
          <table:table-cell office:value-type="float" office:value="58183" calcext:value-type="float">
            <text:p>58183</text:p>
          </table:table-cell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44" calcext:value-type="float">
            <text:p>44</text:p>
          </table:table-cell>
          <table:table-cell table:formula="of:=[.A33]-[.B33]" office:value-type="float" office:value="-676" calcext:value-type="float">
            <text:p>-676</text:p>
          </table:table-cell>
          <table:table-cell table:formula="of:=[.A33]-[.C33]" office:value-type="float" office:value="-486" calcext:value-type="float">
            <text:p>-486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00" calcext:value-type="float">
            <text:p>59600</text:p>
          </table:table-cell>
          <table:table-cell office:value-type="float" office:value="58004" calcext:value-type="float">
            <text:p>58004</text:p>
          </table:table-cell>
          <table:table-cell office:value-type="float" office:value="57505" calcext:value-type="float">
            <text:p>57505</text:p>
          </table:table-cell>
          <table:table-cell office:value-type="float" office:value="57698" calcext:value-type="float">
            <text:p>57698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1902" calcext:value-type="float">
            <text:p>-1902</text:p>
          </table:table-cell>
          <table:table-cell table:formula="of:=[.A34]-[.C34]" office:value-type="float" office:value="-306" calcext:value-type="float">
            <text:p>-306</text:p>
          </table:table-cell>
          <table:table-cell table:formula="of:=[.A34]-[.D34]" office:value-type="float" office:value="193" calcext:value-type="float">
            <text:p>19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60058" calcext:value-type="float">
            <text:p>60058</text:p>
          </table:table-cell>
          <table:table-cell office:value-type="float" office:value="60850" calcext:value-type="float">
            <text:p>60850</text:p>
          </table:table-cell>
          <table:table-cell office:value-type="float" office:value="57919" calcext:value-type="float">
            <text:p>57919</text:p>
          </table:table-cell>
          <table:table-cell office:value-type="float" office:value="8" calcext:value-type="float">
            <text:p>8</text:p>
          </table:table-cell>
          <table:table-cell table:formula="of:=[.A35]-[.B35]" office:value-type="float" office:value="-3215" calcext:value-type="float">
            <text:p>-3215</text:p>
          </table:table-cell>
          <table:table-cell table:formula="of:=[.A35]-[.C35]" office:value-type="float" office:value="-2678" calcext:value-type="float">
            <text:p>-2678</text:p>
          </table:table-cell>
          <table:table-cell table:formula="of:=[.A35]-[.D35]" office:value-type="float" office:value="-3470" calcext:value-type="float">
            <text:p>-3470</text:p>
          </table:table-cell>
          <table:table-cell table:formula="of:=[.A35]-[.E35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754" calcext:value-type="float">
            <text:p>58754</text:p>
          </table:table-cell>
          <table:table-cell office:value-type="float" office:value="59009" calcext:value-type="float">
            <text:p>59009</text:p>
          </table:table-cell>
          <table:table-cell office:value-type="float" office:value="58188" calcext:value-type="float">
            <text:p>58188</text:p>
          </table:table-cell>
          <table:table-cell office:value-type="float" office:value="57695" calcext:value-type="float">
            <text:p>57695</text:p>
          </table:table-cell>
          <table:table-cell office:value-type="float" office:value="37" calcext:value-type="float">
            <text:p>37</text:p>
          </table:table-cell>
          <table:table-cell table:formula="of:=[.A36]-[.B36]" office:value-type="float" office:value="-1059" calcext:value-type="float">
            <text:p>-1059</text:p>
          </table:table-cell>
          <table:table-cell table:formula="of:=[.A36]-[.C36]" office:value-type="float" office:value="-1314" calcext:value-type="float">
            <text:p>-1314</text:p>
          </table:table-cell>
          <table:table-cell table:formula="of:=[.A36]-[.D36]" office:value-type="float" office:value="-493" calcext:value-type="float">
            <text:p>-493</text:p>
          </table:table-cell>
          <table:table-cell table:formula="of:=[.A36]-[.E3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38" calcext:value-type="float">
            <text:p>60438</text:p>
          </table:table-cell>
          <table:table-cell office:value-type="float" office:value="57961" calcext:value-type="float">
            <text:p>57961</text:p>
          </table:table-cell>
          <table:table-cell office:value-type="float" office:value="60050" calcext:value-type="float">
            <text:p>60050</text:p>
          </table:table-cell>
          <table:table-cell office:value-type="float" office:value="57380" calcext:value-type="float">
            <text:p>57380</text:p>
          </table:table-cell>
          <table:table-cell office:value-type="float" office:value="32" calcext:value-type="float">
            <text:p>32</text:p>
          </table:table-cell>
          <table:table-cell table:formula="of:=[.A37]-[.B37]" office:value-type="float" office:value="-3058" calcext:value-type="float">
            <text:p>-3058</text:p>
          </table:table-cell>
          <table:table-cell table:formula="of:=[.A37]-[.C37]" office:value-type="float" office:value="-581" calcext:value-type="float">
            <text:p>-581</text:p>
          </table:table-cell>
          <table:table-cell table:formula="of:=[.A37]-[.D37]" office:value-type="float" office:value="-2670" calcext:value-type="float">
            <text:p>-267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63" calcext:value-type="float">
            <text:p>58463</text:p>
          </table:table-cell>
          <table:table-cell office:value-type="float" office:value="58368" calcext:value-type="float">
            <text:p>58368</text:p>
          </table:table-cell>
          <table:table-cell office:value-type="float" office:value="58214" calcext:value-type="float">
            <text:p>58214</text:p>
          </table:table-cell>
          <table:table-cell office:value-type="float" office:value="60823" calcext:value-type="float">
            <text:p>60823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82" calcext:value-type="float">
            <text:p>82</text:p>
          </table:table-cell>
          <table:table-cell table:formula="of:=[.A38]-[.C38]" office:value-type="float" office:value="177" calcext:value-type="float">
            <text:p>177</text:p>
          </table:table-cell>
          <table:table-cell table:formula="of:=[.A38]-[.D38]" office:value-type="float" office:value="331" calcext:value-type="float">
            <text:p>331</text:p>
          </table:table-cell>
          <table:table-cell table:formula="of:=[.A38]-[.E38]" office:value-type="float" office:value="-2278" calcext:value-type="float">
            <text:p>-2278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368" calcext:value-type="float">
            <text:p>58368</text:p>
          </table:table-cell>
          <table:table-cell office:value-type="float" office:value="57768" calcext:value-type="float">
            <text:p>57768</text:p>
          </table:table-cell>
          <table:table-cell office:value-type="float" office:value="60671" calcext:value-type="float">
            <text:p>60671</text:p>
          </table:table-cell>
          <table:table-cell office:value-type="float" office:value="60595" calcext:value-type="float">
            <text:p>60595</text:p>
          </table:table-cell>
          <table:table-cell office:value-type="float" office:value="55" calcext:value-type="float">
            <text:p>55</text:p>
          </table:table-cell>
          <table:table-cell table:formula="of:=[.A39]-[.B39]" office:value-type="float" office:value="-463" calcext:value-type="float">
            <text:p>-463</text:p>
          </table:table-cell>
          <table:table-cell table:formula="of:=[.A39]-[.C39]" office:value-type="float" office:value="137" calcext:value-type="float">
            <text:p>137</text:p>
          </table:table-cell>
          <table:table-cell table:formula="of:=[.A39]-[.D39]" office:value-type="float" office:value="-2766" calcext:value-type="float">
            <text:p>-2766</text:p>
          </table:table-cell>
          <table:table-cell table:formula="of:=[.A39]-[.E39]" office:value-type="float" office:value="-2690" calcext:value-type="float">
            <text:p>-269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146" calcext:value-type="float">
            <text:p>58146</text:p>
          </table:table-cell>
          <table:table-cell office:value-type="float" office:value="57899" calcext:value-type="float">
            <text:p>57899</text:p>
          </table:table-cell>
          <table:table-cell office:value-type="float" office:value="58930" calcext:value-type="float">
            <text:p>58930</text:p>
          </table:table-cell>
          <table:table-cell office:value-type="float" office:value="57707" calcext:value-type="float">
            <text:p>57707</text:p>
          </table:table-cell>
          <table:table-cell office:value-type="float" office:value="23" calcext:value-type="float">
            <text:p>23</text:p>
          </table:table-cell>
          <table:table-cell table:formula="of:=[.A40]-[.B40]" office:value-type="float" office:value="-439" calcext:value-type="float">
            <text:p>-439</text:p>
          </table:table-cell>
          <table:table-cell table:formula="of:=[.A40]-[.C40]" office:value-type="float" office:value="-192" calcext:value-type="float">
            <text:p>-192</text:p>
          </table:table-cell>
          <table:table-cell table:formula="of:=[.A40]-[.D40]" office:value-type="float" office:value="-1223" calcext:value-type="float">
            <text:p>-1223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13" calcext:value-type="float">
            <text:p>59913</text:p>
          </table:table-cell>
          <table:table-cell office:value-type="float" office:value="58404" calcext:value-type="float">
            <text:p>58404</text:p>
          </table:table-cell>
          <table:table-cell office:value-type="float" office:value="59494" calcext:value-type="float">
            <text:p>59494</text:p>
          </table:table-cell>
          <table:table-cell office:value-type="float" office:value="59924" calcext:value-type="float">
            <text:p>59924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2520" calcext:value-type="float">
            <text:p>-2520</text:p>
          </table:table-cell>
          <table:table-cell table:formula="of:=[.A41]-[.C41]" office:value-type="float" office:value="-1011" calcext:value-type="float">
            <text:p>-1011</text:p>
          </table:table-cell>
          <table:table-cell table:formula="of:=[.A41]-[.D41]" office:value-type="float" office:value="-2101" calcext:value-type="float">
            <text:p>-2101</text:p>
          </table:table-cell>
          <table:table-cell table:formula="of:=[.A41]-[.E41]" office:value-type="float" office:value="-2531" calcext:value-type="float">
            <text:p>-253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6" calcext:value-type="float">
            <text:p>57476</text:p>
          </table:table-cell>
          <table:table-cell office:value-type="float" office:value="58700" calcext:value-type="float">
            <text:p>58700</text:p>
          </table:table-cell>
          <table:table-cell office:value-type="float" office:value="58887" calcext:value-type="float">
            <text:p>58887</text:p>
          </table:table-cell>
          <table:table-cell office:value-type="float" office:value="57419" calcext:value-type="float">
            <text:p>57419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96" calcext:value-type="float">
            <text:p>-96</text:p>
          </table:table-cell>
          <table:table-cell table:formula="of:=[.A42]-[.C42]" office:value-type="float" office:value="-1320" calcext:value-type="float">
            <text:p>-1320</text:p>
          </table:table-cell>
          <table:table-cell table:formula="of:=[.A42]-[.D42]" office:value-type="float" office:value="-1507" calcext:value-type="float">
            <text:p>-1507</text:p>
          </table:table-cell>
          <table:table-cell table:formula="of:=[.A42]-[.E42]" office:value-type="float" office:value="-39" calcext:value-type="float">
            <text:p>-3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44" calcext:value-type="float">
            <text:p>59044</text:p>
          </table:table-cell>
          <table:table-cell office:value-type="float" office:value="57865" calcext:value-type="float">
            <text:p>57865</text:p>
          </table:table-cell>
          <table:table-cell office:value-type="float" office:value="58122" calcext:value-type="float">
            <text:p>58122</text:p>
          </table:table-cell>
          <table:table-cell office:value-type="float" office:value="58131" calcext:value-type="float">
            <text:p>58131</text:p>
          </table:table-cell>
          <table:table-cell office:value-type="float" office:value="17" calcext:value-type="float">
            <text:p>17</text:p>
          </table:table-cell>
          <table:table-cell table:formula="of:=[.A43]-[.B43]" office:value-type="float" office:value="-90" calcext:value-type="float">
            <text:p>-90</text:p>
          </table:table-cell>
          <table:table-cell table:formula="of:=[.A43]-[.C43]" office:value-type="float" office:value="1089" calcext:value-type="float">
            <text:p>1089</text:p>
          </table:table-cell>
          <table:table-cell table:formula="of:=[.A43]-[.D43]" office:value-type="float" office:value="832" calcext:value-type="float">
            <text:p>832</text:p>
          </table:table-cell>
          <table:table-cell table:formula="of:=[.A43]-[.E43]"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77" calcext:value-type="float">
            <text:p>57777</text:p>
          </table:table-cell>
          <table:table-cell office:value-type="float" office:value="58960" calcext:value-type="float">
            <text:p>58960</text:p>
          </table:table-cell>
          <table:table-cell office:value-type="float" office:value="57611" calcext:value-type="float">
            <text:p>57611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44]-[.B44]" office:value-type="float" office:value="-397" calcext:value-type="float">
            <text:p>-397</text:p>
          </table:table-cell>
          <table:table-cell table:formula="of:=[.A44]-[.C44]" office:value-type="float" office:value="-1580" calcext:value-type="float">
            <text:p>-1580</text:p>
          </table:table-cell>
          <table:table-cell table:formula="of:=[.A44]-[.D44]" office:value-type="float" office:value="-231" calcext:value-type="float">
            <text:p>-231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1439" calcext:value-type="float">
            <text:p>61439</text:p>
          </table:table-cell>
          <table:table-cell office:value-type="float" office:value="58415" calcext:value-type="float">
            <text:p>584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97" calcext:value-type="float">
            <text:p>60097</text:p>
          </table:table-cell>
          <table:table-cell office:value-type="float" office:value="64" calcext:value-type="float">
            <text:p>64</text:p>
          </table:table-cell>
          <table:table-cell table:formula="of:=[.A45]-[.B45]" office:value-type="float" office:value="-2782" calcext:value-type="float">
            <text:p>-2782</text:p>
          </table:table-cell>
          <table:table-cell table:formula="of:=[.A45]-[.C45]" office:value-type="float" office:value="242" calcext:value-type="float">
            <text:p>242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440" calcext:value-type="float">
            <text:p>-144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111" calcext:value-type="float">
            <text:p>58111</text:p>
          </table:table-cell>
          <table:table-cell office:value-type="float" office:value="60447" calcext:value-type="float">
            <text:p>60447</text:p>
          </table:table-cell>
          <table:table-cell office:value-type="float" office:value="57877" calcext:value-type="float">
            <text:p>57877</text:p>
          </table:table-cell>
          <table:table-cell office:value-type="float" office:value="59135" calcext:value-type="float">
            <text:p>59135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636" calcext:value-type="float">
            <text:p>-636</text:p>
          </table:table-cell>
          <table:table-cell table:formula="of:=[.A46]-[.C46]" office:value-type="float" office:value="-2972" calcext:value-type="float">
            <text:p>-2972</text:p>
          </table:table-cell>
          <table:table-cell table:formula="of:=[.A46]-[.D46]" office:value-type="float" office:value="-402" calcext:value-type="float">
            <text:p>-402</text:p>
          </table:table-cell>
          <table:table-cell table:formula="of:=[.A46]-[.E46]" office:value-type="float" office:value="-1660" calcext:value-type="float">
            <text:p>-166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616" calcext:value-type="float">
            <text:p>60616</text:p>
          </table:table-cell>
          <table:table-cell office:value-type="float" office:value="59423" calcext:value-type="float">
            <text:p>59423</text:p>
          </table:table-cell>
          <table:table-cell office:value-type="float" office:value="57393" calcext:value-type="float">
            <text:p>57393</text:p>
          </table:table-cell>
          <table:table-cell office:value-type="float" office:value="58895" calcext:value-type="float">
            <text:p>58895</text:p>
          </table:table-cell>
          <table:table-cell office:value-type="float" office:value="56" calcext:value-type="float">
            <text:p>56</text:p>
          </table:table-cell>
          <table:table-cell table:formula="of:=[.A47]-[.B47]" office:value-type="float" office:value="-3223" calcext:value-type="float">
            <text:p>-3223</text:p>
          </table:table-cell>
          <table:table-cell table:formula="of:=[.A47]-[.C47]" office:value-type="float" office:value="-2030" calcext:value-type="float">
            <text:p>-2030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02" calcext:value-type="float">
            <text:p>-150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8" calcext:value-type="float">
            <text:p>57488</text:p>
          </table:table-cell>
          <table:table-cell office:value-type="float" office:value="57741" calcext:value-type="float">
            <text:p>57741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6" calcext:value-type="float">
            <text:p>57506</text:p>
          </table:table-cell>
          <table:table-cell office:value-type="float" office:value="60" calcext:value-type="float">
            <text:p>60</text:p>
          </table:table-cell>
          <table:table-cell table:formula="of:=[.A48]-[.B48]" office:value-type="float" office:value="-108" calcext:value-type="float">
            <text:p>-108</text:p>
          </table:table-cell>
          <table:table-cell table:formula="of:=[.A48]-[.C48]" office:value-type="float" office:value="-361" calcext:value-type="float">
            <text:p>-361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26" calcext:value-type="float">
            <text:p>-126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3" calcext:value-type="float">
            <text:p>58963</text:p>
          </table:table-cell>
          <table:table-cell office:value-type="float" office:value="57503" calcext:value-type="float">
            <text:p>57503</text:p>
          </table:table-cell>
          <table:table-cell office:value-type="float" office:value="59688" calcext:value-type="float">
            <text:p>59688</text:p>
          </table:table-cell>
          <table:table-cell office:value-type="float" office:value="36" calcext:value-type="float">
            <text:p>36</text:p>
          </table:table-cell>
          <table:table-cell table:formula="of:=[.A49]-[.B49]" office:value-type="float" office:value="-3737" calcext:value-type="float">
            <text:p>-3737</text:p>
          </table:table-cell>
          <table:table-cell table:formula="of:=[.A49]-[.C49]" office:value-type="float" office:value="-1261" calcext:value-type="float">
            <text:p>-1261</text:p>
          </table:table-cell>
          <table:table-cell table:formula="of:=[.A49]-[.D49]" office:value-type="float" office:value="199" calcext:value-type="float">
            <text:p>199</text:p>
          </table:table-cell>
          <table:table-cell table:formula="of:=[.A49]-[.E49]" office:value-type="float" office:value="-1986" calcext:value-type="float">
            <text:p>-198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19" calcext:value-type="float">
            <text:p>60419</text:p>
          </table:table-cell>
          <table:table-cell office:value-type="float" office:value="59056" calcext:value-type="float">
            <text:p>59056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6" calcext:value-type="float">
            <text:p>57476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2943" calcext:value-type="float">
            <text:p>-2943</text:p>
          </table:table-cell>
          <table:table-cell table:formula="of:=[.A50]-[.C50]" office:value-type="float" office:value="-1580" calcext:value-type="float">
            <text:p>-1580</text:p>
          </table:table-cell>
          <table:table-cell table:formula="of:=[.A50]-[.D50]" office:value-type="float" office:value="-3963" calcext:value-type="float">
            <text:p>-396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1" calcext:value-type="float">
            <text:p>58911</text:p>
          </table:table-cell>
          <table:table-cell office:value-type="float" office:value="57992" calcext:value-type="float">
            <text:p>57992</text:p>
          </table:table-cell>
          <table:table-cell office:value-type="float" office:value="58015" calcext:value-type="float">
            <text:p>5801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31" calcext:value-type="float">
            <text:p>-1531</text:p>
          </table:table-cell>
          <table:table-cell table:formula="of:=[.A51]-[.C51]" office:value-type="float" office:value="-612" calcext:value-type="float">
            <text:p>-612</text:p>
          </table:table-cell>
          <table:table-cell table:formula="of:=[.A51]-[.D51]" office:value-type="float" office:value="-635" calcext:value-type="float">
            <text:p>-635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71" calcext:value-type="float">
            <text:p>57771</text:p>
          </table:table-cell>
          <table:table-cell office:value-type="float" office:value="57875" calcext:value-type="float">
            <text:p>57875</text:p>
          </table:table-cell>
          <table:table-cell office:value-type="float" office:value="58159" calcext:value-type="float">
            <text:p>58159</text:p>
          </table:table-cell>
          <table:table-cell office:value-type="float" office:value="58184" calcext:value-type="float">
            <text:p>58184</text:p>
          </table:table-cell>
          <table:table-cell office:value-type="float" office:value="3" calcext:value-type="float">
            <text:p>3</text:p>
          </table:table-cell>
          <table:table-cell table:formula="of:=[.A52]-[.B52]" office:value-type="float" office:value="1008" calcext:value-type="float">
            <text:p>1008</text:p>
          </table:table-cell>
          <table:table-cell table:formula="of:=[.A52]-[.C52]" office:value-type="float" office:value="904" calcext:value-type="float">
            <text:p>904</text:p>
          </table:table-cell>
          <table:table-cell table:formula="of:=[.A52]-[.D52]" office:value-type="float" office:value="620" calcext:value-type="float">
            <text:p>620</text:p>
          </table:table-cell>
          <table:table-cell table:formula="of:=[.A52]-[.E52]" office:value-type="float" office:value="595" calcext:value-type="float">
            <text:p>59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807" calcext:value-type="float">
            <text:p>58807</text:p>
          </table:table-cell>
          <table:table-cell office:value-type="float" office:value="58470" calcext:value-type="float">
            <text:p>58470</text:p>
          </table:table-cell>
          <table:table-cell office:value-type="float" office:value="60776" calcext:value-type="float">
            <text:p>60776</text:p>
          </table:table-cell>
          <table:table-cell office:value-type="float" office:value="59527" calcext:value-type="float">
            <text:p>59527</text:p>
          </table:table-cell>
          <table:table-cell office:value-type="float" office:value="5" calcext:value-type="float">
            <text:p>5</text:p>
          </table:table-cell>
          <table:table-cell table:formula="of:=[.A53]-[.B53]" office:value-type="float" office:value="-1107" calcext:value-type="float">
            <text:p>-1107</text:p>
          </table:table-cell>
          <table:table-cell table:formula="of:=[.A53]-[.C53]" office:value-type="float" office:value="-770" calcext:value-type="float">
            <text:p>-770</text:p>
          </table:table-cell>
          <table:table-cell table:formula="of:=[.A53]-[.D53]" office:value-type="float" office:value="-3076" calcext:value-type="float">
            <text:p>-3076</text:p>
          </table:table-cell>
          <table:table-cell table:formula="of:=[.A53]-[.E53]" office:value-type="float" office:value="-1827" calcext:value-type="float">
            <text:p>-182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61" calcext:value-type="float">
            <text:p>60161</text:p>
          </table:table-cell>
          <table:table-cell office:value-type="float" office:value="58370" calcext:value-type="float">
            <text:p>58370</text:p>
          </table:table-cell>
          <table:table-cell office:value-type="float" office:value="60854" calcext:value-type="float">
            <text:p>60854</text:p>
          </table:table-cell>
          <table:table-cell office:value-type="float" office:value="57707" calcext:value-type="float">
            <text:p>57707</text:p>
          </table:table-cell>
          <table:table-cell office:value-type="float" office:value="15" calcext:value-type="float">
            <text:p>15</text:p>
          </table:table-cell>
          <table:table-cell table:formula="of:=[.A54]-[.B54]" office:value-type="float" office:value="-2454" calcext:value-type="float">
            <text:p>-2454</text:p>
          </table:table-cell>
          <table:table-cell table:formula="of:=[.A54]-[.C54]" office:value-type="float" office:value="-663" calcext:value-type="float">
            <text:p>-663</text:p>
          </table:table-cell>
          <table:table-cell table:formula="of:=[.A54]-[.D54]" office:value-type="float" office:value="-3147" calcext:value-type="float">
            <text:p>-3147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193" calcext:value-type="float">
            <text:p>58193</text:p>
          </table:table-cell>
          <table:table-cell office:value-type="float" office:value="58797" calcext:value-type="float">
            <text:p>58797</text:p>
          </table:table-cell>
          <table:table-cell office:value-type="float" office:value="57553" calcext:value-type="float">
            <text:p>57553</text:p>
          </table:table-cell>
          <table:table-cell office:value-type="float" office:value="59727" calcext:value-type="float">
            <text:p>59727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-458" calcext:value-type="float">
            <text:p>-458</text:p>
          </table:table-cell>
          <table:table-cell table:formula="of:=[.A55]-[.C55]" office:value-type="float" office:value="-1062" calcext:value-type="float">
            <text:p>-1062</text:p>
          </table:table-cell>
          <table:table-cell table:formula="of:=[.A55]-[.D55]" office:value-type="float" office:value="182" calcext:value-type="float">
            <text:p>182</text:p>
          </table:table-cell>
          <table:table-cell table:formula="of:=[.A55]-[.E55]" office:value-type="float" office:value="-1992" calcext:value-type="float">
            <text:p>-199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8721" calcext:value-type="float">
            <text:p>58721</text:p>
          </table:table-cell>
          <table:table-cell office:value-type="float" office:value="59475" calcext:value-type="float">
            <text:p>59475</text:p>
          </table:table-cell>
          <table:table-cell office:value-type="float" office:value="59033" calcext:value-type="float">
            <text:p>59033</text:p>
          </table:table-cell>
          <table:table-cell office:value-type="float" office:value="3" calcext:value-type="float">
            <text:p>3</text:p>
          </table:table-cell>
          <table:table-cell table:formula="of:=[.A56]-[.B56]" office:value-type="float" office:value="-1590" calcext:value-type="float">
            <text:p>-1590</text:p>
          </table:table-cell>
          <table:table-cell table:formula="of:=[.A56]-[.C56]" office:value-type="float" office:value="-1341" calcext:value-type="float">
            <text:p>-1341</text:p>
          </table:table-cell>
          <table:table-cell table:formula="of:=[.A56]-[.D56]" office:value-type="float" office:value="-2095" calcext:value-type="float">
            <text:p>-2095</text:p>
          </table:table-cell>
          <table:table-cell table:formula="of:=[.A56]-[.E56]" office:value-type="float" office:value="-1653" calcext:value-type="float">
            <text:p>-165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36" calcext:value-type="float">
            <text:p>57936</text:p>
          </table:table-cell>
          <table:table-cell office:value-type="float" office:value="57504" calcext:value-type="float">
            <text:p>57504</text:p>
          </table:table-cell>
          <table:table-cell office:value-type="float" office:value="57773" calcext:value-type="float">
            <text:p>57773</text:p>
          </table:table-cell>
          <table:table-cell office:value-type="float" office:value="58649" calcext:value-type="float">
            <text:p>58649</text:p>
          </table:table-cell>
          <table:table-cell office:value-type="float" office:value="54" calcext:value-type="float">
            <text:p>54</text:p>
          </table:table-cell>
          <table:table-cell table:formula="of:=[.A57]-[.B57]" office:value-type="float" office:value="713" calcext:value-type="float">
            <text:p>713</text:p>
          </table:table-cell>
          <table:table-cell table:formula="of:=[.A57]-[.C57]" office:value-type="float" office:value="1145" calcext:value-type="float">
            <text:p>1145</text:p>
          </table:table-cell>
          <table:table-cell table:formula="of:=[.A57]-[.D57]" office:value-type="float" office:value="876" calcext:value-type="float">
            <text:p>876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581" calcext:value-type="float">
            <text:p>58581</text:p>
          </table:table-cell>
          <table:table-cell office:value-type="float" office:value="59447" calcext:value-type="float">
            <text:p>59447</text:p>
          </table:table-cell>
          <table:table-cell office:value-type="float" office:value="60095" calcext:value-type="float">
            <text:p>60095</text:p>
          </table:table-cell>
          <table:table-cell office:value-type="float" office:value="57759" calcext:value-type="float">
            <text:p>57759</text:p>
          </table:table-cell>
          <table:table-cell office:value-type="float" office:value="1" calcext:value-type="float">
            <text:p>1</text:p>
          </table:table-cell>
          <table:table-cell table:formula="of:=[.A58]-[.B58]" office:value-type="float" office:value="-406" calcext:value-type="float">
            <text:p>-406</text:p>
          </table:table-cell>
          <table:table-cell table:formula="of:=[.A58]-[.C58]" office:value-type="float" office:value="-1272" calcext:value-type="float">
            <text:p>-1272</text:p>
          </table:table-cell>
          <table:table-cell table:formula="of:=[.A58]-[.D58]" office:value-type="float" office:value="-1920" calcext:value-type="float">
            <text:p>-1920</text:p>
          </table:table-cell>
          <table:table-cell table:formula="of:=[.A58]-[.E58]" office:value-type="float" office:value="416" calcext:value-type="float">
            <text:p>416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73" calcext:value-type="float">
            <text:p>59973</text:p>
          </table:table-cell>
          <table:table-cell office:value-type="float" office:value="58648" calcext:value-type="float">
            <text:p>58648</text:p>
          </table:table-cell>
          <table:table-cell office:value-type="float" office:value="58441" calcext:value-type="float">
            <text:p>58441</text:p>
          </table:table-cell>
          <table:table-cell office:value-type="float" office:value="57734" calcext:value-type="float">
            <text:p>57734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239" calcext:value-type="float">
            <text:p>-2239</text:p>
          </table:table-cell>
          <table:table-cell table:formula="of:=[.A59]-[.C59]" office:value-type="float" office:value="-914" calcext:value-type="float">
            <text:p>-914</text:p>
          </table:table-cell>
          <table:table-cell table:formula="of:=[.A59]-[.D59]" office:value-type="float" office:value="-707" calcext:value-type="float">
            <text:p>-70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62" calcext:value-type="float">
            <text:p>58562</text:p>
          </table:table-cell>
          <table:table-cell office:value-type="float" office:value="57427" calcext:value-type="float">
            <text:p>57427</text:p>
          </table:table-cell>
          <table:table-cell office:value-type="float" office:value="59919" calcext:value-type="float">
            <text:p>59919</text:p>
          </table:table-cell>
          <table:table-cell office:value-type="float" office:value="58160" calcext:value-type="float">
            <text:p>58160</text:p>
          </table:table-cell>
          <table:table-cell office:value-type="float" office:value="60" calcext:value-type="float">
            <text:p>60</text:p>
          </table:table-cell>
          <table:table-cell table:formula="of:=[.A60]-[.B60]" office:value-type="float" office:value="-402" calcext:value-type="float">
            <text:p>-402</text:p>
          </table:table-cell>
          <table:table-cell table:formula="of:=[.A60]-[.C60]" office:value-type="float" office:value="733" calcext:value-type="float">
            <text:p>733</text:p>
          </table:table-cell>
          <table:table-cell table:formula="of:=[.A60]-[.D60]" office:value-type="float" office:value="-1759" calcext:value-type="float">
            <text:p>-1759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939" calcext:value-type="float">
            <text:p>59939</text:p>
          </table:table-cell>
          <table:table-cell office:value-type="float" office:value="59561" calcext:value-type="float">
            <text:p>59561</text:p>
          </table:table-cell>
          <table:table-cell office:value-type="float" office:value="58416" calcext:value-type="float">
            <text:p>58416</text:p>
          </table:table-cell>
          <table:table-cell office:value-type="float" office:value="57354" calcext:value-type="float">
            <text:p>57354</text:p>
          </table:table-cell>
          <table:table-cell office:value-type="float" office:value="6" calcext:value-type="float">
            <text:p>6</text:p>
          </table:table-cell>
          <table:table-cell table:formula="of:=[.A61]-[.B61]" office:value-type="float" office:value="-2585" calcext:value-type="float">
            <text:p>-2585</text:p>
          </table:table-cell>
          <table:table-cell table:formula="of:=[.A61]-[.C61]" office:value-type="float" office:value="-2207" calcext:value-type="float">
            <text:p>-2207</text:p>
          </table:table-cell>
          <table:table-cell table:formula="of:=[.A61]-[.D61]" office:value-type="float" office:value="-1062" calcext:value-type="float">
            <text:p>-1062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72" calcext:value-type="float">
            <text:p>60672</text:p>
          </table:table-cell>
          <table:table-cell office:value-type="float" office:value="58520" calcext:value-type="float">
            <text:p>58520</text:p>
          </table:table-cell>
          <table:table-cell office:value-type="float" office:value="59587" calcext:value-type="float">
            <text:p>59587</text:p>
          </table:table-cell>
          <table:table-cell office:value-type="float" office:value="59075" calcext:value-type="float">
            <text:p>59075</text:p>
          </table:table-cell>
          <table:table-cell office:value-type="float" office:value="28" calcext:value-type="float">
            <text:p>28</text:p>
          </table:table-cell>
          <table:table-cell table:formula="of:=[.A62]-[.B62]" office:value-type="float" office:value="-1893" calcext:value-type="float">
            <text:p>-1893</text:p>
          </table:table-cell>
          <table:table-cell table:formula="of:=[.A62]-[.C62]" office:value-type="float" office:value="259" calcext:value-type="float">
            <text:p>259</text:p>
          </table:table-cell>
          <table:table-cell table:formula="of:=[.A62]-[.D62]" office:value-type="float" office:value="-808" calcext:value-type="float">
            <text:p>-808</text:p>
          </table:table-cell>
          <table:table-cell table:formula="of:=[.A62]-[.E62]" office:value-type="float" office:value="-296" calcext:value-type="float">
            <text:p>-29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8440" calcext:value-type="float">
            <text:p>58440</text:p>
          </table:table-cell>
          <table:table-cell office:value-type="float" office:value="58177" calcext:value-type="float">
            <text:p>58177</text:p>
          </table:table-cell>
          <table:table-cell office:value-type="float" office:value="58902" calcext:value-type="float">
            <text:p>58902</text:p>
          </table:table-cell>
          <table:table-cell office:value-type="float" office:value="9" calcext:value-type="float">
            <text:p>9</text:p>
          </table:table-cell>
          <table:table-cell table:formula="of:=[.A63]-[.B63]" office:value-type="float" office:value="-1084" calcext:value-type="float">
            <text:p>-1084</text:p>
          </table:table-cell>
          <table:table-cell table:formula="of:=[.A63]-[.C63]" office:value-type="float" office:value="1281" calcext:value-type="float">
            <text:p>1281</text:p>
          </table:table-cell>
          <table:table-cell table:formula="of:=[.A63]-[.D63]" office:value-type="float" office:value="1544" calcext:value-type="float">
            <text:p>1544</text:p>
          </table:table-cell>
          <table:table-cell table:formula="of:=[.A63]-[.E63]"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40" calcext:value-type="float">
            <text:p>57440</text:p>
          </table:table-cell>
          <table:table-cell office:value-type="float" office:value="60557" calcext:value-type="float">
            <text:p>60557</text:p>
          </table:table-cell>
          <table:table-cell office:value-type="float" office:value="57863" calcext:value-type="float">
            <text:p>57863</text:p>
          </table:table-cell>
          <table:table-cell office:value-type="float" office:value="57493" calcext:value-type="float">
            <text:p>57493</text:p>
          </table:table-cell>
          <table:table-cell office:value-type="float" office:value="22" calcext:value-type="float">
            <text:p>22</text:p>
          </table:table-cell>
          <table:table-cell table:formula="of:=[.A64]-[.B64]" office:value-type="float" office:value="53" calcext:value-type="float">
            <text:p>53</text:p>
          </table:table-cell>
          <table:table-cell table:formula="of:=[.A64]-[.C64]" office:value-type="float" office:value="-3064" calcext:value-type="float">
            <text:p>-3064</text:p>
          </table:table-cell>
          <table:table-cell table:formula="of:=[.A64]-[.D64]" office:value-type="float" office:value="-370" calcext:value-type="float">
            <text:p>-370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8" calcext:value-type="float">
            <text:p>58368</text:p>
          </table:table-cell>
          <table:table-cell office:value-type="float" office:value="59811" calcext:value-type="float">
            <text:p>59811</text:p>
          </table:table-cell>
          <table:table-cell office:value-type="float" office:value="58585" calcext:value-type="float">
            <text:p>58585</text:p>
          </table:table-cell>
          <table:table-cell office:value-type="float" office:value="60709" calcext:value-type="float">
            <text:p>60709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-988" calcext:value-type="float">
            <text:p>-988</text:p>
          </table:table-cell>
          <table:table-cell table:formula="of:=[.A65]-[.C65]" office:value-type="float" office:value="-2431" calcext:value-type="float">
            <text:p>-2431</text:p>
          </table:table-cell>
          <table:table-cell table:formula="of:=[.A65]-[.D65]" office:value-type="float" office:value="-1205" calcext:value-type="float">
            <text:p>-1205</text:p>
          </table:table-cell>
          <table:table-cell table:formula="of:=[.A65]-[.E65]" office:value-type="float" office:value="-3329" calcext:value-type="float">
            <text:p>-332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045" calcext:value-type="float">
            <text:p>59045</text:p>
          </table:table-cell>
          <table:table-cell office:value-type="float" office:value="57631" calcext:value-type="float">
            <text:p>57631</text:p>
          </table:table-cell>
          <table:table-cell office:value-type="float" office:value="58155" calcext:value-type="float">
            <text:p>58155</text:p>
          </table:table-cell>
          <table:table-cell office:value-type="float" office:value="57399" calcext:value-type="float">
            <text:p>57399</text:p>
          </table:table-cell>
          <table:table-cell office:value-type="float" office:value="5" calcext:value-type="float">
            <text:p>5</text:p>
          </table:table-cell>
          <table:table-cell table:formula="of:=[.A66]-[.B66]" office:value-type="float" office:value="-1646" calcext:value-type="float">
            <text:p>-1646</text:p>
          </table:table-cell>
          <table:table-cell table:formula="of:=[.A66]-[.C66]" office:value-type="float" office:value="-232" calcext:value-type="float">
            <text:p>-232</text:p>
          </table:table-cell>
          <table:table-cell table:formula="of:=[.A66]-[.D66]" office:value-type="float" office:value="-756" calcext:value-type="float">
            <text:p>-756</text:p>
          </table:table-cell>
          <table:table-cell table:formula="of:=[.A66]-[.E6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11" calcext:value-type="float">
            <text:p>58111</text:p>
          </table:table-cell>
          <table:table-cell office:value-type="float" office:value="58368" calcext:value-type="float">
            <text:p>58368</text:p>
          </table:table-cell>
          <table:table-cell office:value-type="float" office:value="60549" calcext:value-type="float">
            <text:p>60549</text:p>
          </table:table-cell>
          <table:table-cell office:value-type="float" office:value="57397" calcext:value-type="float">
            <text:p>57397</text:p>
          </table:table-cell>
          <table:table-cell office:value-type="float" office:value="23" calcext:value-type="float">
            <text:p>23</text:p>
          </table:table-cell>
          <table:table-cell table:formula="of:=[.A67]-[.B67]" office:value-type="float" office:value="-714" calcext:value-type="float">
            <text:p>-714</text:p>
          </table:table-cell>
          <table:table-cell table:formula="of:=[.A67]-[.C67]" office:value-type="float" office:value="-971" calcext:value-type="float">
            <text:p>-971</text:p>
          </table:table-cell>
          <table:table-cell table:formula="of:=[.A67]-[.D67]" office:value-type="float" office:value="-3152" calcext:value-type="float">
            <text:p>-3152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983" calcext:value-type="float">
            <text:p>58983</text:p>
          </table:table-cell>
          <table:table-cell office:value-type="float" office:value="59821" calcext:value-type="float">
            <text:p>59821</text:p>
          </table:table-cell>
          <table:table-cell office:value-type="float" office:value="60467" calcext:value-type="float">
            <text:p>60467</text:p>
          </table:table-cell>
          <table:table-cell office:value-type="float" office:value="58585" calcext:value-type="float">
            <text:p>58585</text:p>
          </table:table-cell>
          <table:table-cell office:value-type="float" office:value="1" calcext:value-type="float">
            <text:p>1</text:p>
          </table:table-cell>
          <table:table-cell table:formula="of:=[.A68]-[.B68]" office:value-type="float" office:value="-1585" calcext:value-type="float">
            <text:p>-1585</text:p>
          </table:table-cell>
          <table:table-cell table:formula="of:=[.A68]-[.C68]" office:value-type="float" office:value="-2423" calcext:value-type="float">
            <text:p>-2423</text:p>
          </table:table-cell>
          <table:table-cell table:formula="of:=[.A68]-[.D68]" office:value-type="float" office:value="-3069" calcext:value-type="float">
            <text:p>-3069</text:p>
          </table:table-cell>
          <table:table-cell table:formula="of:=[.A68]-[.E68]" office:value-type="float" office:value="-1187" calcext:value-type="float">
            <text:p>-1187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2" calcext:value-type="float">
            <text:p>58882</text:p>
          </table:table-cell>
          <table:table-cell office:value-type="float" office:value="58946" calcext:value-type="float">
            <text:p>58946</text:p>
          </table:table-cell>
          <table:table-cell office:value-type="float" office:value="59687" calcext:value-type="float">
            <text:p>59687</text:p>
          </table:table-cell>
          <table:table-cell office:value-type="float" office:value="58777" calcext:value-type="float">
            <text:p>58777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1469" calcext:value-type="float">
            <text:p>-1469</text:p>
          </table:table-cell>
          <table:table-cell table:formula="of:=[.A69]-[.C69]" office:value-type="float" office:value="-1533" calcext:value-type="float">
            <text:p>-1533</text:p>
          </table:table-cell>
          <table:table-cell table:formula="of:=[.A69]-[.D69]" office:value-type="float" office:value="-2274" calcext:value-type="float">
            <text:p>-2274</text:p>
          </table:table-cell>
          <table:table-cell table:formula="of:=[.A69]-[.E69]" office:value-type="float" office:value="-1364" calcext:value-type="float">
            <text:p>-136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804" calcext:value-type="float">
            <text:p>60804</text:p>
          </table:table-cell>
          <table:table-cell office:value-type="float" office:value="58933" calcext:value-type="float">
            <text:p>58933</text:p>
          </table:table-cell>
          <table:table-cell office:value-type="float" office:value="57354" calcext:value-type="float">
            <text:p>57354</text:p>
          </table:table-cell>
          <table:table-cell office:value-type="float" office:value="59906" calcext:value-type="float">
            <text:p>59906</text:p>
          </table:table-cell>
          <table:table-cell office:value-type="float" office:value="55" calcext:value-type="float">
            <text:p>55</text:p>
          </table:table-cell>
          <table:table-cell table:formula="of:=[.A70]-[.B70]" office:value-type="float" office:value="-3450" calcext:value-type="float">
            <text:p>-3450</text:p>
          </table:table-cell>
          <table:table-cell table:formula="of:=[.A70]-[.C70]" office:value-type="float" office:value="-1579" calcext:value-type="float">
            <text:p>-157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552" calcext:value-type="float">
            <text:p>-255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57354" calcext:value-type="float">
            <text:p>57354</text:p>
          </table:table-cell>
          <table:table-cell office:value-type="float" office:value="58897" calcext:value-type="float">
            <text:p>58897</text:p>
          </table:table-cell>
          <table:table-cell office:value-type="float" office:value="58479" calcext:value-type="float">
            <text:p>58479</text:p>
          </table:table-cell>
          <table:table-cell office:value-type="float" office:value="19" calcext:value-type="float">
            <text:p>19</text:p>
          </table:table-cell>
          <table:table-cell table:formula="of:=[.A71]-[.B71]" office:value-type="float" office:value="1533" calcext:value-type="float">
            <text:p>1533</text:p>
          </table:table-cell>
          <table:table-cell table:formula="of:=[.A71]-[.C71]" office:value-type="float" office:value="4085" calcext:value-type="float">
            <text:p>4085</text:p>
          </table:table-cell>
          <table:table-cell table:formula="of:=[.A71]-[.D71]" office:value-type="float" office:value="2542" calcext:value-type="float">
            <text:p>2542</text:p>
          </table:table-cell>
          <table:table-cell table:formula="of:=[.A71]-[.E71]" office:value-type="float" office:value="2960" calcext:value-type="float">
            <text:p>296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8" calcext:value-type="float">
            <text:p>8</text:p>
          </table:table-cell>
          <table:table-cell table:style-name="ce1" table:formula="of:=COUNTIF([.J2:.J71];0)" office:value-type="float" office:value="21" calcext:value-type="float">
            <text:p>2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114285714285714" calcext:value-type="float">
            <text:p>0.114285714285714</text:p>
          </table:table-cell>
          <table:table-cell table:formula="of:=[.J73]/[.C73]" office:value-type="float" office:value="0.3" calcext:value-type="float">
            <text:p>0.3</text:p>
          </table:table-cell>
          <table:table-cell table:number-columns-repeated="12"/>
        </table:table-row>
      </table:table>
      <table:table table:name="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16" calcext:value-type="float">
            <text:p>60416</text:p>
          </table:table-cell>
          <table:table-cell office:value-type="float" office:value="57350" calcext:value-type="float">
            <text:p>57350</text:p>
          </table:table-cell>
          <table:table-cell office:value-type="float" office:value="413" calcext:value-type="float">
            <text:p>413</text:p>
          </table:table-cell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-1728" calcext:value-type="float">
            <text:p>-1728</text:p>
          </table:table-cell>
          <table:table-cell table:formula="of:=[.A2]-[.E2]" office:value-type="float" office:value="1338" calcext:value-type="float">
            <text:p>133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3572" calcext:value-type="float">
            <text:p>143572</text:p>
          </table:table-cell>
          <table:table-cell office:value-type="float" office:value="5051" calcext:value-type="float">
            <text:p>5051</text:p>
          </table:table-cell>
          <table:table-cell office:value-type="float" office:value="70" calcext:value-type="float">
            <text:p>70</text:p>
          </table:table-cell>
          <table:table-cell office:value-type="float" office:value="1572" calcext:value-type="float">
            <text:p>1572</text:p>
          </table:table-cell>
          <table:table-cell office:value-type="float" office:value="109745" calcext:value-type="float">
            <text:p>109745</text:p>
          </table:table-cell>
          <table:table-cell office:value-type="float" office:value="2331" calcext:value-type="float">
            <text:p>2331</text:p>
          </table:table-cell>
          <table:table-cell office:value-type="float" office:value="10180" calcext:value-type="float">
            <text:p>10180</text:p>
          </table:table-cell>
          <table:table-cell office:value-type="float" office:value="2231" calcext:value-type="float">
            <text:p>2231</text:p>
          </table:table-cell>
          <table:table-cell office:value-type="float" office:value="33729" calcext:value-type="float">
            <text:p>33729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98" calcext:value-type="float">
            <text:p>57898</text:p>
          </table:table-cell>
          <table:table-cell office:value-type="float" office:value="59814" calcext:value-type="float">
            <text:p>59814</text:p>
          </table:table-cell>
          <table:table-cell office:value-type="float" office:value="57600" calcext:value-type="float">
            <text:p>57600</text:p>
          </table:table-cell>
          <table:table-cell office:value-type="float" office:value="57477" calcext:value-type="float">
            <text:p>57477</text:p>
          </table:table-cell>
          <table:table-cell office:value-type="float" office:value="7" calcext:value-type="float">
            <text:p>7</text:p>
          </table:table-cell>
          <table:table-cell table:formula="of:=[.A3]-[.B3]" office:value-type="float" office:value="-421" calcext:value-type="float">
            <text:p>-421</text:p>
          </table:table-cell>
          <table:table-cell table:formula="of:=[.A3]-[.C3]" office:value-type="float" office:value="-2337" calcext:value-type="float">
            <text:p>-2337</text:p>
          </table:table-cell>
          <table:table-cell table:formula="of:=[.A3]-[.D3]" office:value-type="float" office:value="-123" calcext:value-type="float">
            <text:p>-123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3572" calcext:value-type="float">
            <text:p>143572</text:p>
          </table:table-cell>
          <table:table-cell office:value-type="float" office:value="4132" calcext:value-type="float">
            <text:p>4132</text:p>
          </table:table-cell>
          <table:table-cell office:value-type="float" office:value="70" calcext:value-type="float">
            <text:p>70</text:p>
          </table:table-cell>
          <table:table-cell office:value-type="float" office:value="1483" calcext:value-type="float">
            <text:p>1483</text:p>
          </table:table-cell>
          <table:table-cell office:value-type="float" office:value="103842" calcext:value-type="float">
            <text:p>103842</text:p>
          </table:table-cell>
          <table:table-cell office:value-type="float" office:value="2331" calcext:value-type="float">
            <text:p>2331</text:p>
          </table:table-cell>
          <table:table-cell office:value-type="float" office:value="10035" calcext:value-type="float">
            <text:p>10035</text:p>
          </table:table-cell>
          <table:table-cell office:value-type="float" office:value="2231" calcext:value-type="float">
            <text:p>2231</text:p>
          </table:table-cell>
          <table:table-cell office:value-type="float" office:value="33858" calcext:value-type="float">
            <text:p>3385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36" calcext:value-type="float">
            <text:p>59536</text:p>
          </table:table-cell>
          <table:table-cell office:value-type="float" office:value="58449" calcext:value-type="float">
            <text:p>58449</text:p>
          </table:table-cell>
          <table:table-cell office:value-type="float" office:value="58661" calcext:value-type="float">
            <text:p>58661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4]-[.B4]" office:value-type="float" office:value="-2156" calcext:value-type="float">
            <text:p>-2156</text:p>
          </table:table-cell>
          <table:table-cell table:formula="of:=[.A4]-[.C4]" office:value-type="float" office:value="-1069" calcext:value-type="float">
            <text:p>-1069</text:p>
          </table:table-cell>
          <table:table-cell table:formula="of:=[.A4]-[.D4]" office:value-type="float" office:value="-1281" calcext:value-type="float">
            <text:p>-1281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929" calcext:value-type="float">
            <text:p>57929</text:p>
          </table:table-cell>
          <table:table-cell office:value-type="float" office:value="57351" calcext:value-type="float">
            <text:p>57351</text:p>
          </table:table-cell>
          <table:table-cell office:value-type="float" office:value="58932" calcext:value-type="float">
            <text:p>58932</text:p>
          </table:table-cell>
          <table:table-cell office:value-type="float" office:value="61439" calcext:value-type="float">
            <text:p>61439</text:p>
          </table:table-cell>
          <table:table-cell office:value-type="float" office:value="32" calcext:value-type="float">
            <text:p>32</text:p>
          </table:table-cell>
          <table:table-cell table:formula="of:=[.A5]-[.B5]" office:value-type="float" office:value="1003" calcext:value-type="float">
            <text:p>1003</text:p>
          </table:table-cell>
          <table:table-cell table:formula="of:=[.A5]-[.C5]" office:value-type="float" office:value="1581" calcext:value-type="float">
            <text:p>158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2507" calcext:value-type="float">
            <text:p>-2507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536" calcext:value-type="float">
            <text:p>57536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 table:formula="of:=[.A6]-[.B6]" office:value-type="float" office:value="-2045" calcext:value-type="float">
            <text:p>-2045</text:p>
          </table:table-cell>
          <table:table-cell table:formula="of:=[.A6]-[.C6]" office:value-type="float" office:value="163" calcext:value-type="float">
            <text:p>163</text:p>
          </table:table-cell>
          <table:table-cell table:formula="of:=[.A6]-[.D6]" office:value-type="float" office:value="-349" calcext:value-type="float">
            <text:p>-349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table:formula="of:=AVERAGE([.N2:.N3])" office:value-type="float" office:value="143572" calcext:value-type="float">
            <text:p>143572</text:p>
          </table:table-cell>
          <table:table-cell table:formula="of:=AVERAGE([.O2:.O3])" office:value-type="float" office:value="4591.5" calcext:value-type="float">
            <text:p>4591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527.5" calcext:value-type="float">
            <text:p>1527.5</text:p>
          </table:table-cell>
          <table:table-cell table:formula="of:=AVERAGE([.R2:.R3])" office:value-type="float" office:value="106793.5" calcext:value-type="float">
            <text:p>106793.5</text:p>
          </table:table-cell>
          <table:table-cell table:formula="of:=AVERAGE([.S2:.S3])" office:value-type="float" office:value="2331" calcext:value-type="float">
            <text:p>2331</text:p>
          </table:table-cell>
          <table:table-cell table:formula="of:=AVERAGE([.T2:.T3])" office:value-type="float" office:value="10107.5" calcext:value-type="float">
            <text:p>10107.5</text:p>
          </table:table-cell>
          <table:table-cell table:formula="of:=AVERAGE([.U2:.U3])" office:value-type="float" office:value="2231" calcext:value-type="float">
            <text:p>2231</text:p>
          </table:table-cell>
          <table:table-cell table:formula="of:=AVERAGE([.V2:.V3])"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059" calcext:value-type="float">
            <text:p>60059</text:p>
          </table:table-cell>
          <table:table-cell office:value-type="float" office:value="59039" calcext:value-type="float">
            <text:p>59039</text:p>
          </table:table-cell>
          <table:table-cell office:value-type="float" office:value="57995" calcext:value-type="float">
            <text:p>57995</text:p>
          </table:table-cell>
          <table:table-cell office:value-type="float" office:value="58774" calcext:value-type="float">
            <text:p>58774</text:p>
          </table:table-cell>
          <table:table-cell office:value-type="float" office:value="36" calcext:value-type="float">
            <text:p>36</text:p>
          </table:table-cell>
          <table:table-cell table:formula="of:=[.A7]-[.B7]" office:value-type="float" office:value="-2064" calcext:value-type="float">
            <text:p>-2064</text:p>
          </table:table-cell>
          <table:table-cell table:formula="of:=[.A7]-[.C7]" office:value-type="float" office:value="-1044" calcext:value-type="float">
            <text:p>-1044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779" calcext:value-type="float">
            <text:p>-779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778" calcext:value-type="float">
            <text:p>60778</text:p>
          </table:table-cell>
          <table:table-cell office:value-type="float" office:value="58796" calcext:value-type="float">
            <text:p>58796</text:p>
          </table:table-cell>
          <table:table-cell office:value-type="float" office:value="60183" calcext:value-type="float">
            <text:p>60183</text:p>
          </table:table-cell>
          <table:table-cell office:value-type="float" office:value="57701" calcext:value-type="float">
            <text:p>57701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3077" calcext:value-type="float">
            <text:p>-3077</text:p>
          </table:table-cell>
          <table:table-cell table:formula="of:=[.A8]-[.C8]" office:value-type="float" office:value="-1095" calcext:value-type="float">
            <text:p>-1095</text:p>
          </table:table-cell>
          <table:table-cell table:formula="of:=[.A8]-[.D8]" office:value-type="float" office:value="-2482" calcext:value-type="float">
            <text:p>-2482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409" calcext:value-type="float">
            <text:p>57409</text:p>
          </table:table-cell>
          <table:table-cell office:value-type="float" office:value="59394" calcext:value-type="float">
            <text:p>59394</text:p>
          </table:table-cell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33" calcext:value-type="float">
            <text:p>33</text:p>
          </table:table-cell>
          <table:table-cell table:formula="of:=[.A9]-[.B9]" office:value-type="float" office:value="339" calcext:value-type="float">
            <text:p>339</text:p>
          </table:table-cell>
          <table:table-cell table:formula="of:=[.A9]-[.C9]" office:value-type="float" office:value="-1646" calcext:value-type="float">
            <text:p>-1646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352" calcext:value-type="float">
            <text:p>-2352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353" calcext:value-type="float">
            <text:p>57353</text:p>
          </table:table-cell>
          <table:table-cell office:value-type="float" office:value="57760" calcext:value-type="float">
            <text:p>57760</text:p>
          </table:table-cell>
          <table:table-cell office:value-type="float" office:value="58496" calcext:value-type="float">
            <text:p>58496</text:p>
          </table:table-cell>
          <table:table-cell office:value-type="float" office:value="35" calcext:value-type="float">
            <text:p>35</text:p>
          </table:table-cell>
          <table:table-cell table:formula="of:=[.A10]-[.B10]" office:value-type="float" office:value="58" calcext:value-type="float">
            <text:p>58</text:p>
          </table:table-cell>
          <table:table-cell table:formula="of:=[.A10]-[.C10]" office:value-type="float" office:value="407" calcext:value-type="float">
            <text:p>40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736" calcext:value-type="float">
            <text:p>-736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81" calcext:value-type="float">
            <text:p>57381</text:p>
          </table:table-cell>
          <table:table-cell office:value-type="float" office:value="57745" calcext:value-type="float">
            <text:p>57745</text:p>
          </table:table-cell>
          <table:table-cell office:value-type="float" office:value="57484" calcext:value-type="float">
            <text:p>57484</text:p>
          </table:table-cell>
          <table:table-cell office:value-type="float" office:value="60416" calcext:value-type="float">
            <text:p>60416</text:p>
          </table:table-cell>
          <table:table-cell office:value-type="float" office:value="35" calcext:value-type="float">
            <text:p>35</text:p>
          </table:table-cell>
          <table:table-cell table:formula="of:=[.A11]-[.B11]" office:value-type="float" office:value="103" calcext:value-type="float">
            <text:p>103</text:p>
          </table:table-cell>
          <table:table-cell table:formula="of:=[.A11]-[.C11]" office:value-type="float" office:value="-261" calcext:value-type="float">
            <text:p>-261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932" calcext:value-type="float">
            <text:p>-29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2" calcext:value-type="float">
            <text:p>57762</text:p>
          </table:table-cell>
          <table:table-cell office:value-type="float" office:value="60688" calcext:value-type="float">
            <text:p>60688</text:p>
          </table:table-cell>
          <table:table-cell office:value-type="float" office:value="57380" calcext:value-type="float">
            <text:p>57380</text:p>
          </table:table-cell>
          <table:table-cell office:value-type="float" office:value="58455" calcext:value-type="float">
            <text:p>58455</text:p>
          </table:table-cell>
          <table:table-cell office:value-type="float" office:value="31" calcext:value-type="float">
            <text:p>31</text:p>
          </table:table-cell>
          <table:table-cell table:formula="of:=[.A12]-[.B12]" office:value-type="float" office:value="-382" calcext:value-type="float">
            <text:p>-382</text:p>
          </table:table-cell>
          <table:table-cell table:formula="of:=[.A12]-[.C12]" office:value-type="float" office:value="-3308" calcext:value-type="float">
            <text:p>-330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075" calcext:value-type="float">
            <text:p>-107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84" calcext:value-type="float">
            <text:p>59684</text:p>
          </table:table-cell>
          <table:table-cell office:value-type="float" office:value="59823" calcext:value-type="float">
            <text:p>59823</text:p>
          </table:table-cell>
          <table:table-cell office:value-type="float" office:value="60244" calcext:value-type="float">
            <text:p>60244</text:p>
          </table:table-cell>
          <table:table-cell office:value-type="float" office:value="59435" calcext:value-type="float">
            <text:p>59435</text:p>
          </table:table-cell>
          <table:table-cell office:value-type="float" office:value="6" calcext:value-type="float">
            <text:p>6</text:p>
          </table:table-cell>
          <table:table-cell table:formula="of:=[.A13]-[.B13]" office:value-type="float" office:value="-249" calcext:value-type="float">
            <text:p>-249</text:p>
          </table:table-cell>
          <table:table-cell table:formula="of:=[.A13]-[.C13]" office:value-type="float" office:value="-388" calcext:value-type="float">
            <text:p>-388</text:p>
          </table:table-cell>
          <table:table-cell table:formula="of:=[.A13]-[.D13]" office:value-type="float" office:value="-809" calcext:value-type="float">
            <text:p>-809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721" calcext:value-type="float">
            <text:p>58721</text:p>
          </table:table-cell>
          <table:table-cell office:value-type="float" office:value="57360" calcext:value-type="float">
            <text:p>57360</text:p>
          </table:table-cell>
          <table:table-cell office:value-type="float" office:value="60807" calcext:value-type="float">
            <text:p>60807</text:p>
          </table:table-cell>
          <table:table-cell office:value-type="float" office:value="57922" calcext:value-type="float">
            <text:p>57922</text:p>
          </table:table-cell>
          <table:table-cell office:value-type="float" office:value="1" calcext:value-type="float">
            <text:p>1</text:p>
          </table:table-cell>
          <table:table-cell table:formula="of:=[.A14]-[.B14]" office:value-type="float" office:value="-799" calcext:value-type="float">
            <text:p>-799</text:p>
          </table:table-cell>
          <table:table-cell table:formula="of:=[.A14]-[.C14]" office:value-type="float" office:value="562" calcext:value-type="float">
            <text:p>562</text:p>
          </table:table-cell>
          <table:table-cell table:formula="of:=[.A14]-[.D14]" office:value-type="float" office:value="-2885" calcext:value-type="float">
            <text:p>-288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904" calcext:value-type="float">
            <text:p>59904</text:p>
          </table:table-cell>
          <table:table-cell office:value-type="float" office:value="58700" calcext:value-type="float">
            <text:p>58700</text:p>
          </table:table-cell>
          <table:table-cell office:value-type="float" office:value="60052" calcext:value-type="float">
            <text:p>60052</text:p>
          </table:table-cell>
          <table:table-cell office:value-type="float" office:value="57555" calcext:value-type="float">
            <text:p>57555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-2121" calcext:value-type="float">
            <text:p>-2121</text:p>
          </table:table-cell>
          <table:table-cell table:formula="of:=[.A15]-[.C15]" office:value-type="float" office:value="-917" calcext:value-type="float">
            <text:p>-917</text:p>
          </table:table-cell>
          <table:table-cell table:formula="of:=[.A15]-[.D15]" office:value-type="float" office:value="-2269" calcext:value-type="float">
            <text:p>-2269</text:p>
          </table:table-cell>
          <table:table-cell table:formula="of:=[.A15]-[.E15]"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83" calcext:value-type="float">
            <text:p>58183</text:p>
          </table:table-cell>
          <table:table-cell office:value-type="float" office:value="59799" calcext:value-type="float">
            <text:p>59799</text:p>
          </table:table-cell>
          <table:table-cell office:value-type="float" office:value="58473" calcext:value-type="float">
            <text:p>58473</text:p>
          </table:table-cell>
          <table:table-cell office:value-type="float" office:value="58161" calcext:value-type="float">
            <text:p>58161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22" calcext:value-type="float">
            <text:p>-22</text:p>
          </table:table-cell>
          <table:table-cell table:formula="of:=[.A16]-[.C16]" office:value-type="float" office:value="-1638" calcext:value-type="float">
            <text:p>-1638</text:p>
          </table:table-cell>
          <table:table-cell table:formula="of:=[.A16]-[.D16]" office:value-type="float" office:value="-312" calcext:value-type="float">
            <text:p>-312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32" calcext:value-type="float">
            <text:p>59432</text:p>
          </table:table-cell>
          <table:table-cell office:value-type="float" office:value="57494" calcext:value-type="float">
            <text:p>57494</text:p>
          </table:table-cell>
          <table:table-cell office:value-type="float" office:value="57485" calcext:value-type="float">
            <text:p>57485</text:p>
          </table:table-cell>
          <table:table-cell office:value-type="float" office:value="58001" calcext:value-type="float">
            <text:p>58001</text:p>
          </table:table-cell>
          <table:table-cell office:value-type="float" office:value="27" calcext:value-type="float">
            <text:p>27</text:p>
          </table:table-cell>
          <table:table-cell table:formula="of:=[.A17]-[.B17]" office:value-type="float" office:value="-1947" calcext:value-type="float">
            <text:p>-1947</text:p>
          </table:table-cell>
          <table:table-cell table:formula="of:=[.A17]-[.C17]" office:value-type="float" office:value="-9" calcext:value-type="float">
            <text:p>-9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516" calcext:value-type="float">
            <text:p>-51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40" calcext:value-type="float">
            <text:p>59440</text:p>
          </table:table-cell>
          <table:table-cell office:value-type="float" office:value="59523" calcext:value-type="float">
            <text:p>59523</text:p>
          </table:table-cell>
          <table:table-cell office:value-type="float" office:value="57380" calcext:value-type="float">
            <text:p>57380</text:p>
          </table:table-cell>
          <table:table-cell office:value-type="float" office:value="57889" calcext:value-type="float">
            <text:p>57889</text:p>
          </table:table-cell>
          <table:table-cell office:value-type="float" office:value="38" calcext:value-type="float">
            <text:p>38</text:p>
          </table:table-cell>
          <table:table-cell table:formula="of:=[.A18]-[.B18]" office:value-type="float" office:value="-2060" calcext:value-type="float">
            <text:p>-2060</text:p>
          </table:table-cell>
          <table:table-cell table:formula="of:=[.A18]-[.C18]" office:value-type="float" office:value="-2143" calcext:value-type="float">
            <text:p>-2143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509" calcext:value-type="float">
            <text:p>-50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93" calcext:value-type="float">
            <text:p>60493</text:p>
          </table:table-cell>
          <table:table-cell office:value-type="float" office:value="60108" calcext:value-type="float">
            <text:p>60108</text:p>
          </table:table-cell>
          <table:table-cell office:value-type="float" office:value="58668" calcext:value-type="float">
            <text:p>58668</text:p>
          </table:table-cell>
          <table:table-cell office:value-type="float" office:value="57698" calcext:value-type="float">
            <text:p>57698</text:p>
          </table:table-cell>
          <table:table-cell office:value-type="float" office:value="14" calcext:value-type="float">
            <text:p>14</text:p>
          </table:table-cell>
          <table:table-cell table:formula="of:=[.A19]-[.B19]" office:value-type="float" office:value="-2795" calcext:value-type="float">
            <text:p>-2795</text:p>
          </table:table-cell>
          <table:table-cell table:formula="of:=[.A19]-[.C19]" office:value-type="float" office:value="-2410" calcext:value-type="float">
            <text:p>-2410</text:p>
          </table:table-cell>
          <table:table-cell table:formula="of:=[.A19]-[.D19]" office:value-type="float" office:value="-970" calcext:value-type="float">
            <text:p>-970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68" calcext:value-type="float">
            <text:p>60468</text:p>
          </table:table-cell>
          <table:table-cell office:value-type="float" office:value="60617" calcext:value-type="float">
            <text:p>6061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9" calcext:value-type="float">
            <text:p>60599</text:p>
          </table:table-cell>
          <table:table-cell office:value-type="float" office:value="33" calcext:value-type="float">
            <text:p>33</text:p>
          </table:table-cell>
          <table:table-cell table:formula="of:=[.A20]-[.B20]" office:value-type="float" office:value="-3088" calcext:value-type="float">
            <text:p>-3088</text:p>
          </table:table-cell>
          <table:table-cell table:formula="of:=[.A20]-[.C20]" office:value-type="float" office:value="-3237" calcext:value-type="float">
            <text:p>-323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219" calcext:value-type="float">
            <text:p>-321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63" calcext:value-type="float">
            <text:p>57363</text:p>
          </table:table-cell>
          <table:table-cell office:value-type="float" office:value="58706" calcext:value-type="float">
            <text:p>58706</text:p>
          </table:table-cell>
          <table:table-cell office:value-type="float" office:value="58945" calcext:value-type="float">
            <text:p>58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 table:formula="of:=[.A21]-[.B21]" office:value-type="float" office:value="1182" calcext:value-type="float">
            <text:p>1182</text:p>
          </table:table-cell>
          <table:table-cell table:formula="of:=[.A21]-[.C21]" office:value-type="float" office:value="-161" calcext:value-type="float">
            <text:p>-161</text:p>
          </table:table-cell>
          <table:table-cell table:formula="of:=[.A21]-[.D21]" office:value-type="float" office:value="-400" calcext:value-type="float">
            <text:p>-400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98" calcext:value-type="float">
            <text:p>60098</text:p>
          </table:table-cell>
          <table:table-cell office:value-type="float" office:value="60264" calcext:value-type="float">
            <text:p>60264</text:p>
          </table:table-cell>
          <table:table-cell office:value-type="float" office:value="58899" calcext:value-type="float">
            <text:p>58899</text:p>
          </table:table-cell>
          <table:table-cell office:value-type="float" office:value="57741" calcext:value-type="float">
            <text:p>57741</text:p>
          </table:table-cell>
          <table:table-cell office:value-type="float" office:value="7" calcext:value-type="float">
            <text:p>7</text:p>
          </table:table-cell>
          <table:table-cell table:formula="of:=[.A22]-[.B22]" office:value-type="float" office:value="-2357" calcext:value-type="float">
            <text:p>-2357</text:p>
          </table:table-cell>
          <table:table-cell table:formula="of:=[.A22]-[.C22]" office:value-type="float" office:value="-2523" calcext:value-type="float">
            <text:p>-2523</text:p>
          </table:table-cell>
          <table:table-cell table:formula="of:=[.A22]-[.D22]" office:value-type="float" office:value="-1158" calcext:value-type="float">
            <text:p>-1158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753" calcext:value-type="float">
            <text:p>60753</text:p>
          </table:table-cell>
          <table:table-cell office:value-type="float" office:value="58806" calcext:value-type="float">
            <text:p>58806</text:p>
          </table:table-cell>
          <table:table-cell office:value-type="float" office:value="59075" calcext:value-type="float">
            <text:p>59075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 table:formula="of:=[.A23]-[.B23]" office:value-type="float" office:value="-3024" calcext:value-type="float">
            <text:p>-3024</text:p>
          </table:table-cell>
          <table:table-cell table:formula="of:=[.A23]-[.C23]" office:value-type="float" office:value="-1077" calcext:value-type="float">
            <text:p>-1077</text:p>
          </table:table-cell>
          <table:table-cell table:formula="of:=[.A23]-[.D23]" office:value-type="float" office:value="-1346" calcext:value-type="float">
            <text:p>-134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390" calcext:value-type="float">
            <text:p>58390</text:p>
          </table:table-cell>
          <table:table-cell office:value-type="float" office:value="57871" calcext:value-type="float">
            <text:p>57871</text:p>
          </table:table-cell>
          <table:table-cell office:value-type="float" office:value="58164" calcext:value-type="float">
            <text:p>58164</text:p>
          </table:table-cell>
          <table:table-cell office:value-type="float" office:value="57731" calcext:value-type="float">
            <text:p>57731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659" calcext:value-type="float">
            <text:p>-659</text:p>
          </table:table-cell>
          <table:table-cell table:formula="of:=[.A24]-[.C24]" office:value-type="float" office:value="-140" calcext:value-type="float">
            <text:p>-140</text:p>
          </table:table-cell>
          <table:table-cell table:formula="of:=[.A24]-[.D24]" office:value-type="float" office:value="-433" calcext:value-type="float">
            <text:p>-433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58047" calcext:value-type="float">
            <text:p>580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749" calcext:value-type="float">
            <text:p>59749</text:p>
          </table:table-cell>
          <table:table-cell office:value-type="float" office:value="27" calcext:value-type="float">
            <text:p>27</text:p>
          </table:table-cell>
          <table:table-cell table:formula="of:=[.A25]-[.B25]" office:value-type="float" office:value="-2015" calcext:value-type="float">
            <text:p>-2015</text:p>
          </table:table-cell>
          <table:table-cell table:formula="of:=[.A25]-[.C25]" office:value-type="float" office:value="-667" calcext:value-type="float">
            <text:p>-66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369" calcext:value-type="float">
            <text:p>-2369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44" calcext:value-type="float">
            <text:p>57344</text:p>
          </table:table-cell>
          <table:table-cell office:value-type="float" office:value="59809" calcext:value-type="float">
            <text:p>59809</text:p>
          </table:table-cell>
          <table:table-cell office:value-type="float" office:value="59394" calcext:value-type="float">
            <text:p>59394</text:p>
          </table:table-cell>
          <table:table-cell office:value-type="float" office:value="57702" calcext:value-type="float">
            <text:p>57702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358" calcext:value-type="float">
            <text:p>358</text:p>
          </table:table-cell>
          <table:table-cell table:formula="of:=[.A26]-[.C26]" office:value-type="float" office:value="-2107" calcext:value-type="float">
            <text:p>-2107</text:p>
          </table:table-cell>
          <table:table-cell table:formula="of:=[.A26]-[.D26]" office:value-type="float" office:value="-1692" calcext:value-type="float">
            <text:p>-1692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44" calcext:value-type="float">
            <text:p>58144</text:p>
          </table:table-cell>
          <table:table-cell office:value-type="float" office:value="57618" calcext:value-type="float">
            <text:p>57618</text:p>
          </table:table-cell>
          <table:table-cell office:value-type="float" office:value="57476" calcext:value-type="float">
            <text:p>57476</text:p>
          </table:table-cell>
          <table:table-cell office:value-type="float" office:value="59592" calcext:value-type="float">
            <text:p>59592</text:p>
          </table:table-cell>
          <table:table-cell office:value-type="float" office:value="33" calcext:value-type="float">
            <text:p>33</text:p>
          </table:table-cell>
          <table:table-cell table:formula="of:=[.A27]-[.B27]" office:value-type="float" office:value="-668" calcext:value-type="float">
            <text:p>-668</text:p>
          </table:table-cell>
          <table:table-cell table:formula="of:=[.A27]-[.C27]" office:value-type="float" office:value="-142" calcext:value-type="float">
            <text:p>-14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116" calcext:value-type="float">
            <text:p>-211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4" calcext:value-type="float">
            <text:p>58454</text:p>
          </table:table-cell>
          <table:table-cell office:value-type="float" office:value="59647" calcext:value-type="float">
            <text:p>596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28" calcext:value-type="float">
            <text:p>28</text:p>
          </table:table-cell>
          <table:table-cell table:formula="of:=[.A28]-[.B28]" office:value-type="float" office:value="-1074" calcext:value-type="float">
            <text:p>-1074</text:p>
          </table:table-cell>
          <table:table-cell table:formula="of:=[.A28]-[.C28]" office:value-type="float" office:value="-2267" calcext:value-type="float">
            <text:p>-226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294" calcext:value-type="float">
            <text:p>-229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98" calcext:value-type="float">
            <text:p>57898</text:p>
          </table:table-cell>
          <table:table-cell office:value-type="float" office:value="57728" calcext:value-type="float">
            <text:p>57728</text:p>
          </table:table-cell>
          <table:table-cell office:value-type="float" office:value="59747" calcext:value-type="float">
            <text:p>59747</text:p>
          </table:table-cell>
          <table:table-cell office:value-type="float" office:value="59721" calcext:value-type="float">
            <text:p>59721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1823" calcext:value-type="float">
            <text:p>1823</text:p>
          </table:table-cell>
          <table:table-cell table:formula="of:=[.A29]-[.C29]" office:value-type="float" office:value="1993" calcext:value-type="float">
            <text:p>1993</text:p>
          </table:table-cell>
          <table:table-cell table:formula="of:=[.A29]-[.D29]" office:value-type="float" office:value="-26" calcext:value-type="float">
            <text:p>-2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0" calcext:value-type="float">
            <text:p>58370</text:p>
          </table:table-cell>
          <table:table-cell office:value-type="float" office:value="59675" calcext:value-type="float">
            <text:p>59675</text:p>
          </table:table-cell>
          <table:table-cell office:value-type="float" office:value="57697" calcext:value-type="float">
            <text:p>57697</text:p>
          </table:table-cell>
          <table:table-cell office:value-type="float" office:value="58400" calcext:value-type="float">
            <text:p>58400</text:p>
          </table:table-cell>
          <table:table-cell office:value-type="float" office:value="24" calcext:value-type="float">
            <text:p>24</text:p>
          </table:table-cell>
          <table:table-cell table:formula="of:=[.A30]-[.B30]" office:value-type="float" office:value="-673" calcext:value-type="float">
            <text:p>-673</text:p>
          </table:table-cell>
          <table:table-cell table:formula="of:=[.A30]-[.C30]" office:value-type="float" office:value="-1978" calcext:value-type="float">
            <text:p>-197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703" calcext:value-type="float">
            <text:p>-703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097" calcext:value-type="float">
            <text:p>60097</text:p>
          </table:table-cell>
          <table:table-cell office:value-type="float" office:value="58432" calcext:value-type="float">
            <text:p>58432</text:p>
          </table:table-cell>
          <table:table-cell office:value-type="float" office:value="57773" calcext:value-type="float">
            <text:p>57773</text:p>
          </table:table-cell>
          <table:table-cell office:value-type="float" office:value="60619" calcext:value-type="float">
            <text:p>60619</text:p>
          </table:table-cell>
          <table:table-cell office:value-type="float" office:value="42" calcext:value-type="float">
            <text:p>42</text:p>
          </table:table-cell>
          <table:table-cell table:formula="of:=[.A31]-[.B31]" office:value-type="float" office:value="-2324" calcext:value-type="float">
            <text:p>-2324</text:p>
          </table:table-cell>
          <table:table-cell table:formula="of:=[.A31]-[.C31]" office:value-type="float" office:value="-659" calcext:value-type="float">
            <text:p>-65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846" calcext:value-type="float">
            <text:p>-2846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26" calcext:value-type="float">
            <text:p>59926</text:p>
          </table:table-cell>
          <table:table-cell office:value-type="float" office:value="58371" calcext:value-type="float">
            <text:p>58371</text:p>
          </table:table-cell>
          <table:table-cell office:value-type="float" office:value="57600" calcext:value-type="float">
            <text:p>57600</text:p>
          </table:table-cell>
          <table:table-cell office:value-type="float" office:value="58148" calcext:value-type="float">
            <text:p>58148</text:p>
          </table:table-cell>
          <table:table-cell office:value-type="float" office:value="9" calcext:value-type="float">
            <text:p>9</text:p>
          </table:table-cell>
          <table:table-cell table:formula="of:=[.A32]-[.B32]" office:value-type="float" office:value="-1778" calcext:value-type="float">
            <text:p>-1778</text:p>
          </table:table-cell>
          <table:table-cell table:formula="of:=[.A32]-[.C32]" office:value-type="float" office:value="-223" calcext:value-type="float">
            <text:p>-223</text:p>
          </table:table-cell>
          <table:table-cell table:formula="of:=[.A32]-[.D32]" office:value-type="float" office:value="548" calcext:value-type="float">
            <text:p>548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547" calcext:value-type="float">
            <text:p>60547</text:p>
          </table:table-cell>
          <table:table-cell office:value-type="float" office:value="57608" calcext:value-type="float">
            <text:p>57608</text:p>
          </table:table-cell>
          <table:table-cell office:value-type="float" office:value="60783" calcext:value-type="float">
            <text:p>60783</text:p>
          </table:table-cell>
          <table:table-cell office:value-type="float" office:value="59711" calcext:value-type="float">
            <text:p>59711</text:p>
          </table:table-cell>
          <table:table-cell office:value-type="float" office:value="15" calcext:value-type="float">
            <text:p>15</text:p>
          </table:table-cell>
          <table:table-cell table:formula="of:=[.A33]-[.B33]" office:value-type="float" office:value="-2850" calcext:value-type="float">
            <text:p>-2850</text:p>
          </table:table-cell>
          <table:table-cell table:formula="of:=[.A33]-[.C33]" office:value-type="float" office:value="89" calcext:value-type="float">
            <text:p>89</text:p>
          </table:table-cell>
          <table:table-cell table:formula="of:=[.A33]-[.D33]" office:value-type="float" office:value="-3086" calcext:value-type="float">
            <text:p>-3086</text:p>
          </table:table-cell>
          <table:table-cell table:formula="of:=[.A33]-[.E33]" office:value-type="float" office:value="-2014" calcext:value-type="float">
            <text:p>-20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4" calcext:value-type="float">
            <text:p>57344</text:p>
          </table:table-cell>
          <table:table-cell office:value-type="float" office:value="59460" calcext:value-type="float">
            <text:p>59460</text:p>
          </table:table-cell>
          <table:table-cell office:value-type="float" office:value="59393" calcext:value-type="float">
            <text:p>59393</text:p>
          </table:table-cell>
          <table:table-cell office:value-type="float" office:value="57698" calcext:value-type="float">
            <text:p>57698</text:p>
          </table:table-cell>
          <table:table-cell office:value-type="float" office:value="7" calcext:value-type="float">
            <text:p>7</text:p>
          </table:table-cell>
          <table:table-cell table:formula="of:=[.A34]-[.B34]" office:value-type="float" office:value="354" calcext:value-type="float">
            <text:p>354</text:p>
          </table:table-cell>
          <table:table-cell table:formula="of:=[.A34]-[.C34]" office:value-type="float" office:value="-1762" calcext:value-type="float">
            <text:p>-1762</text:p>
          </table:table-cell>
          <table:table-cell table:formula="of:=[.A34]-[.D34]" office:value-type="float" office:value="-1695" calcext:value-type="float">
            <text:p>-1695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8" calcext:value-type="float">
            <text:p>57698</text:p>
          </table:table-cell>
          <table:table-cell office:value-type="float" office:value="58499" calcext:value-type="float">
            <text:p>5849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5" calcext:value-type="float">
            <text:p>59475</text:p>
          </table:table-cell>
          <table:table-cell office:value-type="float" office:value="35" calcext:value-type="float">
            <text:p>35</text:p>
          </table:table-cell>
          <table:table-cell table:formula="of:=[.A35]-[.B35]" office:value-type="float" office:value="-318" calcext:value-type="float">
            <text:p>-318</text:p>
          </table:table-cell>
          <table:table-cell table:formula="of:=[.A35]-[.C35]" office:value-type="float" office:value="-1119" calcext:value-type="float">
            <text:p>-111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095" calcext:value-type="float">
            <text:p>-209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385" calcext:value-type="float">
            <text:p>57385</text:p>
          </table:table-cell>
          <table:table-cell office:value-type="float" office:value="58882" calcext:value-type="float">
            <text:p>58882</text:p>
          </table:table-cell>
          <table:table-cell office:value-type="float" office:value="59687" calcext:value-type="float">
            <text:p>59687</text:p>
          </table:table-cell>
          <table:table-cell office:value-type="float" office:value="59027" calcext:value-type="float">
            <text:p>59027</text:p>
          </table:table-cell>
          <table:table-cell office:value-type="float" office:value="18" calcext:value-type="float">
            <text:p>18</text:p>
          </table:table-cell>
          <table:table-cell table:formula="of:=[.A36]-[.B36]" office:value-type="float" office:value="310" calcext:value-type="float">
            <text:p>310</text:p>
          </table:table-cell>
          <table:table-cell table:formula="of:=[.A36]-[.C36]" office:value-type="float" office:value="-1187" calcext:value-type="float">
            <text:p>-1187</text:p>
          </table:table-cell>
          <table:table-cell table:formula="of:=[.A36]-[.D36]" office:value-type="float" office:value="-1992" calcext:value-type="float">
            <text:p>-1992</text:p>
          </table:table-cell>
          <table:table-cell table:formula="of:=[.A36]-[.E36]" office:value-type="float" office:value="-1332" calcext:value-type="float">
            <text:p>-13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63" calcext:value-type="float">
            <text:p>60163</text:p>
          </table:table-cell>
          <table:table-cell office:value-type="float" office:value="58955" calcext:value-type="float">
            <text:p>58955</text:p>
          </table:table-cell>
          <table:table-cell office:value-type="float" office:value="57741" calcext:value-type="float">
            <text:p>57741</text:p>
          </table:table-cell>
          <table:table-cell office:value-type="float" office:value="57380" calcext:value-type="float">
            <text:p>57380</text:p>
          </table:table-cell>
          <table:table-cell office:value-type="float" office:value="17" calcext:value-type="float">
            <text:p>17</text:p>
          </table:table-cell>
          <table:table-cell table:formula="of:=[.A37]-[.B37]" office:value-type="float" office:value="-2783" calcext:value-type="float">
            <text:p>-2783</text:p>
          </table:table-cell>
          <table:table-cell table:formula="of:=[.A37]-[.C37]" office:value-type="float" office:value="-1575" calcext:value-type="float">
            <text:p>-1575</text:p>
          </table:table-cell>
          <table:table-cell table:formula="of:=[.A37]-[.D37]" office:value-type="float" office:value="-361" calcext:value-type="float">
            <text:p>-361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53" calcext:value-type="float">
            <text:p>57653</text:p>
          </table:table-cell>
          <table:table-cell office:value-type="float" office:value="60863" calcext:value-type="float">
            <text:p>60863</text:p>
          </table:table-cell>
          <table:table-cell office:value-type="float" office:value="58008" calcext:value-type="float">
            <text:p>58008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 table:formula="of:=[.A38]-[.B38]" office:value-type="float" office:value="892" calcext:value-type="float">
            <text:p>892</text:p>
          </table:table-cell>
          <table:table-cell table:formula="of:=[.A38]-[.C38]" office:value-type="float" office:value="-2318" calcext:value-type="float">
            <text:p>-2318</text:p>
          </table:table-cell>
          <table:table-cell table:formula="of:=[.A38]-[.D38]" office:value-type="float" office:value="537" calcext:value-type="float">
            <text:p>537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533" calcext:value-type="float">
            <text:p>59533</text:p>
          </table:table-cell>
          <table:table-cell office:value-type="float" office:value="58646" calcext:value-type="float">
            <text:p>58646</text:p>
          </table:table-cell>
          <table:table-cell office:value-type="float" office:value="58191" calcext:value-type="float">
            <text:p>58191</text:p>
          </table:table-cell>
          <table:table-cell office:value-type="float" office:value="57905" calcext:value-type="float">
            <text:p>57905</text:p>
          </table:table-cell>
          <table:table-cell office:value-type="float" office:value="11" calcext:value-type="float">
            <text:p>11</text:p>
          </table:table-cell>
          <table:table-cell table:formula="of:=[.A39]-[.B39]" office:value-type="float" office:value="-1628" calcext:value-type="float">
            <text:p>-1628</text:p>
          </table:table-cell>
          <table:table-cell table:formula="of:=[.A39]-[.C39]" office:value-type="float" office:value="-741" calcext:value-type="float">
            <text:p>-741</text:p>
          </table:table-cell>
          <table:table-cell table:formula="of:=[.A39]-[.D39]" office:value-type="float" office:value="-286" calcext:value-type="float">
            <text:p>-286</text:p>
          </table:table-cell>
          <table:table-cell table:formula="of:=[.A39]-[.E3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60" calcext:value-type="float">
            <text:p>5786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07" calcext:value-type="float">
            <text:p>57707</text:p>
          </table:table-cell>
          <table:table-cell office:value-type="float" office:value="57427" calcext:value-type="float">
            <text:p>57427</text:p>
          </table:table-cell>
          <table:table-cell office:value-type="float" office:value="32" calcext:value-type="float">
            <text:p>32</text:p>
          </table:table-cell>
          <table:table-cell table:formula="of:=[.A40]-[.B40]" office:value-type="float" office:value="-153" calcext:value-type="float">
            <text:p>-153</text:p>
          </table:table-cell>
          <table:table-cell table:formula="of:=[.A40]-[.C40]" office:value-type="float" office:value="-199" calcext:value-type="float">
            <text:p>-19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1" calcext:value-type="float">
            <text:p>59821</text:p>
          </table:table-cell>
          <table:table-cell office:value-type="float" office:value="59500" calcext:value-type="float">
            <text:p>59500</text:p>
          </table:table-cell>
          <table:table-cell office:value-type="float" office:value="58377" calcext:value-type="float">
            <text:p>58377</text:p>
          </table:table-cell>
          <table:table-cell office:value-type="float" office:value="57393" calcext:value-type="float">
            <text:p>57393</text:p>
          </table:table-cell>
          <table:table-cell office:value-type="float" office:value="9" calcext:value-type="float">
            <text:p>9</text:p>
          </table:table-cell>
          <table:table-cell table:formula="of:=[.A41]-[.B41]" office:value-type="float" office:value="-2428" calcext:value-type="float">
            <text:p>-2428</text:p>
          </table:table-cell>
          <table:table-cell table:formula="of:=[.A41]-[.C41]" office:value-type="float" office:value="-2107" calcext:value-type="float">
            <text:p>-2107</text:p>
          </table:table-cell>
          <table:table-cell table:formula="of:=[.A41]-[.D41]" office:value-type="float" office:value="-984" calcext:value-type="float">
            <text:p>-984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7" calcext:value-type="float">
            <text:p>58217</text:p>
          </table:table-cell>
          <table:table-cell office:value-type="float" office:value="57933" calcext:value-type="float">
            <text:p>57933</text:p>
          </table:table-cell>
          <table:table-cell office:value-type="float" office:value="60523" calcext:value-type="float">
            <text:p>60523</text:p>
          </table:table-cell>
          <table:table-cell office:value-type="float" office:value="57380" calcext:value-type="float">
            <text:p>57380</text:p>
          </table:table-cell>
          <table:table-cell office:value-type="float" office:value="14" calcext:value-type="float">
            <text:p>14</text:p>
          </table:table-cell>
          <table:table-cell table:formula="of:=[.A42]-[.B42]" office:value-type="float" office:value="-837" calcext:value-type="float">
            <text:p>-837</text:p>
          </table:table-cell>
          <table:table-cell table:formula="of:=[.A42]-[.C42]" office:value-type="float" office:value="-553" calcext:value-type="float">
            <text:p>-553</text:p>
          </table:table-cell>
          <table:table-cell table:formula="of:=[.A42]-[.D42]" office:value-type="float" office:value="-3143" calcext:value-type="float">
            <text:p>-3143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76" calcext:value-type="float">
            <text:p>59076</text:p>
          </table:table-cell>
          <table:table-cell office:value-type="float" office:value="60266" calcext:value-type="float">
            <text:p>60266</text:p>
          </table:table-cell>
          <table:table-cell office:value-type="float" office:value="60575" calcext:value-type="float">
            <text:p>60575</text:p>
          </table:table-cell>
          <table:table-cell office:value-type="float" office:value="58954" calcext:value-type="float">
            <text:p>58954</text:p>
          </table:table-cell>
          <table:table-cell office:value-type="float" office:value="26" calcext:value-type="float">
            <text:p>26</text:p>
          </table:table-cell>
          <table:table-cell table:formula="of:=[.A43]-[.B43]" office:value-type="float" office:value="-122" calcext:value-type="float">
            <text:p>-122</text:p>
          </table:table-cell>
          <table:table-cell table:formula="of:=[.A43]-[.C43]" office:value-type="float" office:value="-1312" calcext:value-type="float">
            <text:p>-1312</text:p>
          </table:table-cell>
          <table:table-cell table:formula="of:=[.A43]-[.D43]" office:value-type="float" office:value="-1621" calcext:value-type="float">
            <text:p>-162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9674" calcext:value-type="float">
            <text:p>59674</text:p>
          </table:table-cell>
          <table:table-cell office:value-type="float" office:value="57380" calcext:value-type="float">
            <text:p>57380</text:p>
          </table:table-cell>
          <table:table-cell office:value-type="float" office:value="60076" calcext:value-type="float">
            <text:p>60076</text:p>
          </table:table-cell>
          <table:table-cell office:value-type="float" office:value="43" calcext:value-type="float">
            <text:p>43</text:p>
          </table:table-cell>
          <table:table-cell table:formula="of:=[.A44]-[.B44]" office:value-type="float" office:value="-2011" calcext:value-type="float">
            <text:p>-2011</text:p>
          </table:table-cell>
          <table:table-cell table:formula="of:=[.A44]-[.C44]" office:value-type="float" office:value="-2294" calcext:value-type="float">
            <text:p>-229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696" calcext:value-type="float">
            <text:p>-2696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528" calcext:value-type="float">
            <text:p>59528</text:p>
          </table:table-cell>
          <table:table-cell office:value-type="float" office:value="57675" calcext:value-type="float">
            <text:p>57675</text:p>
          </table:table-cell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38" calcext:value-type="float">
            <text:p>38</text:p>
          </table:table-cell>
          <table:table-cell table:formula="of:=[.A45]-[.B45]" office:value-type="float" office:value="-871" calcext:value-type="float">
            <text:p>-871</text:p>
          </table:table-cell>
          <table:table-cell table:formula="of:=[.A45]-[.C45]" office:value-type="float" office:value="982" calcext:value-type="float">
            <text:p>982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503" calcext:value-type="float">
            <text:p>-1503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12" calcext:value-type="float">
            <text:p>59712</text:p>
          </table:table-cell>
          <table:table-cell office:value-type="float" office:value="60258" calcext:value-type="float">
            <text:p>60258</text:p>
          </table:table-cell>
          <table:table-cell office:value-type="float" office:value="59727" calcext:value-type="float">
            <text:p>59727</text:p>
          </table:table-cell>
          <table:table-cell office:value-type="float" office:value="57384" calcext:value-type="float">
            <text:p>57384</text:p>
          </table:table-cell>
          <table:table-cell office:value-type="float" office:value="9" calcext:value-type="float">
            <text:p>9</text:p>
          </table:table-cell>
          <table:table-cell table:formula="of:=[.A46]-[.B46]" office:value-type="float" office:value="-2237" calcext:value-type="float">
            <text:p>-2237</text:p>
          </table:table-cell>
          <table:table-cell table:formula="of:=[.A46]-[.C46]" office:value-type="float" office:value="-2783" calcext:value-type="float">
            <text:p>-2783</text:p>
          </table:table-cell>
          <table:table-cell table:formula="of:=[.A46]-[.D46]" office:value-type="float" office:value="-2252" calcext:value-type="float">
            <text:p>-2252</text:p>
          </table:table-cell>
          <table:table-cell table:formula="of:=[.A46]-[.E46]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239" calcext:value-type="float">
            <text:p>60239</text:p>
          </table:table-cell>
          <table:table-cell office:value-type="float" office:value="58945" calcext:value-type="float">
            <text:p>58945</text:p>
          </table:table-cell>
          <table:table-cell office:value-type="float" office:value="57418" calcext:value-type="float">
            <text:p>57418</text:p>
          </table:table-cell>
          <table:table-cell office:value-type="float" office:value="58057" calcext:value-type="float">
            <text:p>58057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-2846" calcext:value-type="float">
            <text:p>-2846</text:p>
          </table:table-cell>
          <table:table-cell table:formula="of:=[.A47]-[.C47]" office:value-type="float" office:value="-1552" calcext:value-type="float">
            <text:p>-1552</text:p>
          </table:table-cell>
          <table:table-cell table:formula="of:=[.A47]-[.D47]" office:value-type="float" office:value="-25" calcext:value-type="float">
            <text:p>-25</text:p>
          </table:table-cell>
          <table:table-cell table:formula="of:=[.A47]-[.E47]" office:value-type="float" office:value="-664" calcext:value-type="float">
            <text:p>-66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4" calcext:value-type="float">
            <text:p>57544</text:p>
          </table:table-cell>
          <table:table-cell office:value-type="float" office:value="57664" calcext:value-type="float">
            <text:p>57664</text:p>
          </table:table-cell>
          <table:table-cell office:value-type="float" office:value="57380" calcext:value-type="float">
            <text:p>57380</text:p>
          </table:table-cell>
          <table:table-cell office:value-type="float" office:value="59592" calcext:value-type="float">
            <text:p>59592</text:p>
          </table:table-cell>
          <table:table-cell office:value-type="float" office:value="45" calcext:value-type="float">
            <text:p>45</text:p>
          </table:table-cell>
          <table:table-cell table:formula="of:=[.A48]-[.B48]" office:value-type="float" office:value="-164" calcext:value-type="float">
            <text:p>-164</text:p>
          </table:table-cell>
          <table:table-cell table:formula="of:=[.A48]-[.C48]" office:value-type="float" office:value="-284" calcext:value-type="float">
            <text:p>-284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212" calcext:value-type="float">
            <text:p>-221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2" calcext:value-type="float">
            <text:p>59552</text:p>
          </table:table-cell>
          <table:table-cell office:value-type="float" office:value="59839" calcext:value-type="float">
            <text:p>59839</text:p>
          </table:table-cell>
          <table:table-cell office:value-type="float" office:value="58900" calcext:value-type="float">
            <text:p>58900</text:p>
          </table:table-cell>
          <table:table-cell office:value-type="float" office:value="57702" calcext:value-type="float">
            <text:p>57702</text:p>
          </table:table-cell>
          <table:table-cell office:value-type="float" office:value="8" calcext:value-type="float">
            <text:p>8</text:p>
          </table:table-cell>
          <table:table-cell table:formula="of:=[.A49]-[.B49]" office:value-type="float" office:value="-1850" calcext:value-type="float">
            <text:p>-1850</text:p>
          </table:table-cell>
          <table:table-cell table:formula="of:=[.A49]-[.C49]" office:value-type="float" office:value="-2137" calcext:value-type="float">
            <text:p>-2137</text:p>
          </table:table-cell>
          <table:table-cell table:formula="of:=[.A49]-[.D49]" office:value-type="float" office:value="-1198" calcext:value-type="float">
            <text:p>-1198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58" calcext:value-type="float">
            <text:p>58658</text:p>
          </table:table-cell>
          <table:table-cell office:value-type="float" office:value="58692" calcext:value-type="float">
            <text:p>58692</text:p>
          </table:table-cell>
          <table:table-cell office:value-type="float" office:value="57476" calcext:value-type="float">
            <text:p>57476</text:p>
          </table:table-cell>
          <table:table-cell office:value-type="float" office:value="60567" calcext:value-type="float">
            <text:p>60567</text:p>
          </table:table-cell>
          <table:table-cell office:value-type="float" office:value="28" calcext:value-type="float">
            <text:p>28</text:p>
          </table:table-cell>
          <table:table-cell table:formula="of:=[.A50]-[.B50]" office:value-type="float" office:value="-1182" calcext:value-type="float">
            <text:p>-1182</text:p>
          </table:table-cell>
          <table:table-cell table:formula="of:=[.A50]-[.C50]" office:value-type="float" office:value="-1216" calcext:value-type="float">
            <text:p>-1216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091" calcext:value-type="float">
            <text:p>-30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0" calcext:value-type="float">
            <text:p>58950</text:p>
          </table:table-cell>
          <table:table-cell office:value-type="float" office:value="58188" calcext:value-type="float">
            <text:p>58188</text:p>
          </table:table-cell>
          <table:table-cell office:value-type="float" office:value="57478" calcext:value-type="float">
            <text:p>57478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70" calcext:value-type="float">
            <text:p>-1570</text:p>
          </table:table-cell>
          <table:table-cell table:formula="of:=[.A51]-[.C51]" office:value-type="float" office:value="-808" calcext:value-type="float">
            <text:p>-808</text:p>
          </table:table-cell>
          <table:table-cell table:formula="of:=[.A51]-[.D51]" office:value-type="float" office:value="-98" calcext:value-type="float">
            <text:p>-98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80" calcext:value-type="float">
            <text:p>57380</text:p>
          </table:table-cell>
          <table:table-cell office:value-type="float" office:value="59716" calcext:value-type="float">
            <text:p>59716</text:p>
          </table:table-cell>
          <table:table-cell office:value-type="float" office:value="58455" calcext:value-type="float">
            <text:p>58455</text:p>
          </table:table-cell>
          <table:table-cell office:value-type="float" office:value="58779" calcext:value-type="float">
            <text:p>58779</text:p>
          </table:table-cell>
          <table:table-cell office:value-type="float" office:value="11" calcext:value-type="float">
            <text:p>11</text:p>
          </table:table-cell>
          <table:table-cell table:formula="of:=[.A52]-[.B52]" office:value-type="float" office:value="1399" calcext:value-type="float">
            <text:p>1399</text:p>
          </table:table-cell>
          <table:table-cell table:formula="of:=[.A52]-[.C52]" office:value-type="float" office:value="-937" calcext:value-type="float">
            <text:p>-937</text:p>
          </table:table-cell>
          <table:table-cell table:formula="of:=[.A52]-[.D52]" office:value-type="float" office:value="324" calcext:value-type="float">
            <text:p>324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56" calcext:value-type="float">
            <text:p>59556</text:p>
          </table:table-cell>
          <table:table-cell office:value-type="float" office:value="59976" calcext:value-type="float">
            <text:p>59976</text:p>
          </table:table-cell>
          <table:table-cell office:value-type="float" office:value="57700" calcext:value-type="float">
            <text:p>57700</text:p>
          </table:table-cell>
          <table:table-cell office:value-type="float" office:value="60863" calcext:value-type="float">
            <text:p>60863</text:p>
          </table:table-cell>
          <table:table-cell office:value-type="float" office:value="32" calcext:value-type="float">
            <text:p>32</text:p>
          </table:table-cell>
          <table:table-cell table:formula="of:=[.A53]-[.B53]" office:value-type="float" office:value="-1856" calcext:value-type="float">
            <text:p>-1856</text:p>
          </table:table-cell>
          <table:table-cell table:formula="of:=[.A53]-[.C53]" office:value-type="float" office:value="-2276" calcext:value-type="float">
            <text:p>-227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163" calcext:value-type="float">
            <text:p>-316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513" calcext:value-type="float">
            <text:p>57513</text:p>
          </table:table-cell>
          <table:table-cell office:value-type="float" office:value="60420" calcext:value-type="float">
            <text:p>60420</text:p>
          </table:table-cell>
          <table:table-cell office:value-type="float" office:value="57647" calcext:value-type="float">
            <text:p>57647</text:p>
          </table:table-cell>
          <table:table-cell office:value-type="float" office:value="57707" calcext:value-type="float">
            <text:p>57707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194" calcext:value-type="float">
            <text:p>194</text:p>
          </table:table-cell>
          <table:table-cell table:formula="of:=[.A54]-[.C54]" office:value-type="float" office:value="-2713" calcext:value-type="float">
            <text:p>-2713</text:p>
          </table:table-cell>
          <table:table-cell table:formula="of:=[.A54]-[.D54]" office:value-type="float" office:value="60" calcext:value-type="float">
            <text:p>60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562" calcext:value-type="float">
            <text:p>59562</text:p>
          </table:table-cell>
          <table:table-cell office:value-type="float" office:value="60225" calcext:value-type="float">
            <text:p>60225</text:p>
          </table:table-cell>
          <table:table-cell office:value-type="float" office:value="57735" calcext:value-type="float">
            <text:p>57735</text:p>
          </table:table-cell>
          <table:table-cell office:value-type="float" office:value="57346" calcext:value-type="float">
            <text:p>57346</text:p>
          </table:table-cell>
          <table:table-cell office:value-type="float" office:value="37" calcext:value-type="float">
            <text:p>37</text:p>
          </table:table-cell>
          <table:table-cell table:formula="of:=[.A55]-[.B55]" office:value-type="float" office:value="-1827" calcext:value-type="float">
            <text:p>-1827</text:p>
          </table:table-cell>
          <table:table-cell table:formula="of:=[.A55]-[.C55]" office:value-type="float" office:value="-2490" calcext:value-type="float">
            <text:p>-249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60419" calcext:value-type="float">
            <text:p>60419</text:p>
          </table:table-cell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18" calcext:value-type="float">
            <text:p>18</text:p>
          </table:table-cell>
          <table:table-cell table:formula="of:=[.A56]-[.B56]" office:value-type="float" office:value="-2088" calcext:value-type="float">
            <text:p>-2088</text:p>
          </table:table-cell>
          <table:table-cell table:formula="of:=[.A56]-[.C56]" office:value-type="float" office:value="-3039" calcext:value-type="float">
            <text:p>-3039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5" calcext:value-type="float">
            <text:p>-5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096" calcext:value-type="float">
            <text:p>60096</text:p>
          </table:table-cell>
          <table:table-cell office:value-type="float" office:value="59830" calcext:value-type="float">
            <text:p>59830</text:p>
          </table:table-cell>
          <table:table-cell office:value-type="float" office:value="58649" calcext:value-type="float">
            <text:p>58649</text:p>
          </table:table-cell>
          <table:table-cell office:value-type="float" office:value="57776" calcext:value-type="float">
            <text:p>57776</text:p>
          </table:table-cell>
          <table:table-cell office:value-type="float" office:value="38" calcext:value-type="float">
            <text:p>38</text:p>
          </table:table-cell>
          <table:table-cell table:formula="of:=[.A57]-[.B57]" office:value-type="float" office:value="-1447" calcext:value-type="float">
            <text:p>-1447</text:p>
          </table:table-cell>
          <table:table-cell table:formula="of:=[.A57]-[.C57]" office:value-type="float" office:value="-1181" calcext:value-type="float">
            <text:p>-1181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1" calcext:value-type="float">
            <text:p>59441</text:p>
          </table:table-cell>
          <table:table-cell office:value-type="float" office:value="58529" calcext:value-type="float">
            <text:p>5852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15" calcext:value-type="float">
            <text:p>58815</text:p>
          </table:table-cell>
          <table:table-cell office:value-type="float" office:value="37" calcext:value-type="float">
            <text:p>37</text:p>
          </table:table-cell>
          <table:table-cell table:formula="of:=[.A58]-[.B58]" office:value-type="float" office:value="-1266" calcext:value-type="float">
            <text:p>-1266</text:p>
          </table:table-cell>
          <table:table-cell table:formula="of:=[.A58]-[.C58]" office:value-type="float" office:value="-354" calcext:value-type="float">
            <text:p>-35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640" calcext:value-type="float">
            <text:p>-64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209" calcext:value-type="float">
            <text:p>58209</text:p>
          </table:table-cell>
          <table:table-cell office:value-type="float" office:value="57733" calcext:value-type="float">
            <text:p>57733</text:p>
          </table:table-cell>
          <table:table-cell office:value-type="float" office:value="59092" calcext:value-type="float">
            <text:p>59092</text:p>
          </table:table-cell>
          <table:table-cell office:value-type="float" office:value="57734" calcext:value-type="float">
            <text:p>57734</text:p>
          </table:table-cell>
          <table:table-cell office:value-type="float" office:value="25" calcext:value-type="float">
            <text:p>25</text:p>
          </table:table-cell>
          <table:table-cell table:formula="of:=[.A59]-[.B59]" office:value-type="float" office:value="-475" calcext:value-type="float">
            <text:p>-475</text:p>
          </table:table-cell>
          <table:table-cell table:formula="of:=[.A59]-[.C59]" office:value-type="float" office:value="1" calcext:value-type="float">
            <text:p>1</text:p>
          </table:table-cell>
          <table:table-cell table:formula="of:=[.A59]-[.D59]" office:value-type="float" office:value="-1358" calcext:value-type="float">
            <text:p>-1358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056" calcext:value-type="float">
            <text:p>60056</text:p>
          </table:table-cell>
          <table:table-cell office:value-type="float" office:value="60621" calcext:value-type="float">
            <text:p>60621</text:p>
          </table:table-cell>
          <table:table-cell office:value-type="float" office:value="58160" calcext:value-type="float">
            <text:p>58160</text:p>
          </table:table-cell>
          <table:table-cell office:value-type="float" office:value="57764" calcext:value-type="float">
            <text:p>57764</text:p>
          </table:table-cell>
          <table:table-cell office:value-type="float" office:value="38" calcext:value-type="float">
            <text:p>38</text:p>
          </table:table-cell>
          <table:table-cell table:formula="of:=[.A60]-[.B60]" office:value-type="float" office:value="-1896" calcext:value-type="float">
            <text:p>-1896</text:p>
          </table:table-cell>
          <table:table-cell table:formula="of:=[.A60]-[.C60]" office:value-type="float" office:value="-2461" calcext:value-type="float">
            <text:p>-2461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55" calcext:value-type="float">
            <text:p>57855</text:p>
          </table:table-cell>
          <table:table-cell office:value-type="float" office:value="57556" calcext:value-type="float">
            <text:p>57556</text:p>
          </table:table-cell>
          <table:table-cell office:value-type="float" office:value="57354" calcext:value-type="float">
            <text:p>57354</text:p>
          </table:table-cell>
          <table:table-cell office:value-type="float" office:value="60563" calcext:value-type="float">
            <text:p>60563</text:p>
          </table:table-cell>
          <table:table-cell office:value-type="float" office:value="34" calcext:value-type="float">
            <text:p>34</text:p>
          </table:table-cell>
          <table:table-cell table:formula="of:=[.A61]-[.B61]" office:value-type="float" office:value="-501" calcext:value-type="float">
            <text:p>-501</text:p>
          </table:table-cell>
          <table:table-cell table:formula="of:=[.A61]-[.C61]" office:value-type="float" office:value="-202" calcext:value-type="float">
            <text:p>-202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209" calcext:value-type="float">
            <text:p>-320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874" calcext:value-type="float">
            <text:p>57874</text:p>
          </table:table-cell>
          <table:table-cell office:value-type="float" office:value="59052" calcext:value-type="float">
            <text:p>59052</text:p>
          </table:table-cell>
          <table:table-cell office:value-type="float" office:value="57620" calcext:value-type="float">
            <text:p>57620</text:p>
          </table:table-cell>
          <table:table-cell office:value-type="float" office:value="58779" calcext:value-type="float">
            <text:p>58779</text:p>
          </table:table-cell>
          <table:table-cell office:value-type="float" office:value="17" calcext:value-type="float">
            <text:p>17</text:p>
          </table:table-cell>
          <table:table-cell table:formula="of:=[.A62]-[.B62]" office:value-type="float" office:value="905" calcext:value-type="float">
            <text:p>905</text:p>
          </table:table-cell>
          <table:table-cell table:formula="of:=[.A62]-[.C62]" office:value-type="float" office:value="-273" calcext:value-type="float">
            <text:p>-273</text:p>
          </table:table-cell>
          <table:table-cell table:formula="of:=[.A62]-[.D62]" office:value-type="float" office:value="1159" calcext:value-type="float">
            <text:p>1159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91" calcext:value-type="float">
            <text:p>57691</text:p>
          </table:table-cell>
          <table:table-cell office:value-type="float" office:value="57428" calcext:value-type="float">
            <text:p>57428</text:p>
          </table:table-cell>
          <table:table-cell office:value-type="float" office:value="58186" calcext:value-type="float">
            <text:p>58186</text:p>
          </table:table-cell>
          <table:table-cell office:value-type="float" office:value="59721" calcext:value-type="float">
            <text:p>59721</text:p>
          </table:table-cell>
          <table:table-cell office:value-type="float" office:value="10" calcext:value-type="float">
            <text:p>10</text:p>
          </table:table-cell>
          <table:table-cell table:formula="of:=[.A63]-[.B63]" office:value-type="float" office:value="2030" calcext:value-type="float">
            <text:p>2030</text:p>
          </table:table-cell>
          <table:table-cell table:formula="of:=[.A63]-[.C63]" office:value-type="float" office:value="2293" calcext:value-type="float">
            <text:p>2293</text:p>
          </table:table-cell>
          <table:table-cell table:formula="of:=[.A63]-[.D63]" office:value-type="float" office:value="1535" calcext:value-type="float">
            <text:p>1535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92" calcext:value-type="float">
            <text:p>57892</text:p>
          </table:table-cell>
          <table:table-cell office:value-type="float" office:value="58454" calcext:value-type="float">
            <text:p>58454</text:p>
          </table:table-cell>
          <table:table-cell office:value-type="float" office:value="57493" calcext:value-type="float">
            <text:p>57493</text:p>
          </table:table-cell>
          <table:table-cell office:value-type="float" office:value="59593" calcext:value-type="float">
            <text:p>59593</text:p>
          </table:table-cell>
          <table:table-cell office:value-type="float" office:value="30" calcext:value-type="float">
            <text:p>30</text:p>
          </table:table-cell>
          <table:table-cell table:formula="of:=[.A64]-[.B64]" office:value-type="float" office:value="-399" calcext:value-type="float">
            <text:p>-399</text:p>
          </table:table-cell>
          <table:table-cell table:formula="of:=[.A64]-[.C64]" office:value-type="float" office:value="-961" calcext:value-type="float">
            <text:p>-961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00" calcext:value-type="float">
            <text:p>-210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06" calcext:value-type="float">
            <text:p>57506</text:p>
          </table:table-cell>
          <table:table-cell office:value-type="float" office:value="59395" calcext:value-type="float">
            <text:p>593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435" calcext:value-type="float">
            <text:p>58435</text:p>
          </table:table-cell>
          <table:table-cell office:value-type="float" office:value="34" calcext:value-type="float">
            <text:p>34</text:p>
          </table:table-cell>
          <table:table-cell table:formula="of:=[.A65]-[.B65]" office:value-type="float" office:value="-126" calcext:value-type="float">
            <text:p>-126</text:p>
          </table:table-cell>
          <table:table-cell table:formula="of:=[.A65]-[.C65]" office:value-type="float" office:value="-2015" calcext:value-type="float">
            <text:p>-201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055" calcext:value-type="float">
            <text:p>-1055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762" calcext:value-type="float">
            <text:p>60762</text:p>
          </table:table-cell>
          <table:table-cell office:value-type="float" office:value="57481" calcext:value-type="float">
            <text:p>57481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8" calcext:value-type="float">
            <text:p>60418</text:p>
          </table:table-cell>
          <table:table-cell office:value-type="float" office:value="16" calcext:value-type="float">
            <text:p>16</text:p>
          </table:table-cell>
          <table:table-cell table:formula="of:=[.A66]-[.B66]" office:value-type="float" office:value="-3363" calcext:value-type="float">
            <text:p>-3363</text:p>
          </table:table-cell>
          <table:table-cell table:formula="of:=[.A66]-[.C66]" office:value-type="float" office:value="-82" calcext:value-type="float">
            <text:p>-8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9" calcext:value-type="float">
            <text:p>-301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404" calcext:value-type="float">
            <text:p>58404</text:p>
          </table:table-cell>
          <table:table-cell office:value-type="float" office:value="57965" calcext:value-type="float">
            <text:p>57965</text:p>
          </table:table-cell>
          <table:table-cell office:value-type="float" office:value="58576" calcext:value-type="float">
            <text:p>58576</text:p>
          </table:table-cell>
          <table:table-cell office:value-type="float" office:value="57397" calcext:value-type="float">
            <text:p>57397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1007" calcext:value-type="float">
            <text:p>-1007</text:p>
          </table:table-cell>
          <table:table-cell table:formula="of:=[.A67]-[.C67]" office:value-type="float" office:value="-568" calcext:value-type="float">
            <text:p>-568</text:p>
          </table:table-cell>
          <table:table-cell table:formula="of:=[.A67]-[.D67]" office:value-type="float" office:value="-1179" calcext:value-type="float">
            <text:p>-1179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442" calcext:value-type="float">
            <text:p>60442</text:p>
          </table:table-cell>
          <table:table-cell office:value-type="float" office:value="58789" calcext:value-type="float">
            <text:p>58789</text:p>
          </table:table-cell>
          <table:table-cell office:value-type="float" office:value="57398" calcext:value-type="float">
            <text:p>57398</text:p>
          </table:table-cell>
          <table:table-cell office:value-type="float" office:value="58474" calcext:value-type="float">
            <text:p>58474</text:p>
          </table:table-cell>
          <table:table-cell office:value-type="float" office:value="28" calcext:value-type="float">
            <text:p>28</text:p>
          </table:table-cell>
          <table:table-cell table:formula="of:=[.A68]-[.B68]" office:value-type="float" office:value="-3044" calcext:value-type="float">
            <text:p>-3044</text:p>
          </table:table-cell>
          <table:table-cell table:formula="of:=[.A68]-[.C68]" office:value-type="float" office:value="-1391" calcext:value-type="float">
            <text:p>-1391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076" calcext:value-type="float">
            <text:p>-107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80" calcext:value-type="float">
            <text:p>60480</text:p>
          </table:table-cell>
          <table:table-cell office:value-type="float" office:value="58006" calcext:value-type="float">
            <text:p>58006</text:p>
          </table:table-cell>
          <table:table-cell office:value-type="float" office:value="57346" calcext:value-type="float">
            <text:p>57346</text:p>
          </table:table-cell>
          <table:table-cell office:value-type="float" office:value="57413" calcext:value-type="float">
            <text:p>57413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3067" calcext:value-type="float">
            <text:p>-3067</text:p>
          </table:table-cell>
          <table:table-cell table:formula="of:=[.A69]-[.C69]" office:value-type="float" office:value="-593" calcext:value-type="float">
            <text:p>-593</text:p>
          </table:table-cell>
          <table:table-cell table:formula="of:=[.A69]-[.D69]" office:value-type="float" office:value="67" calcext:value-type="float">
            <text:p>67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72" calcext:value-type="float">
            <text:p>59472</text:p>
          </table:table-cell>
          <table:table-cell office:value-type="float" office:value="57999" calcext:value-type="float">
            <text:p>57999</text:p>
          </table:table-cell>
          <table:table-cell office:value-type="float" office:value="57354" calcext:value-type="float">
            <text:p>57354</text:p>
          </table:table-cell>
          <table:table-cell office:value-type="float" office:value="57882" calcext:value-type="float">
            <text:p>57882</text:p>
          </table:table-cell>
          <table:table-cell office:value-type="float" office:value="39" calcext:value-type="float">
            <text:p>39</text:p>
          </table:table-cell>
          <table:table-cell table:formula="of:=[.A70]-[.B70]" office:value-type="float" office:value="-2118" calcext:value-type="float">
            <text:p>-2118</text:p>
          </table:table-cell>
          <table:table-cell table:formula="of:=[.A70]-[.C70]" office:value-type="float" office:value="-645" calcext:value-type="float">
            <text:p>-64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528" calcext:value-type="float">
            <text:p>-52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50" calcext:value-type="float">
            <text:p>57350</text:p>
          </table:table-cell>
          <table:table-cell office:value-type="float" office:value="60416" calcext:value-type="float">
            <text:p>60416</text:p>
          </table:table-cell>
          <table:table-cell office:value-type="float" office:value="61439" calcext:value-type="float">
            <text:p>61439</text:p>
          </table:table-cell>
          <table:table-cell office:value-type="float" office:value="59457" calcext:value-type="float">
            <text:p>59457</text:p>
          </table:table-cell>
          <table:table-cell office:value-type="float" office:value="26" calcext:value-type="float">
            <text:p>26</text:p>
          </table:table-cell>
          <table:table-cell table:formula="of:=[.A71]-[.B71]" office:value-type="float" office:value="4089" calcext:value-type="float">
            <text:p>4089</text:p>
          </table:table-cell>
          <table:table-cell table:formula="of:=[.A71]-[.C71]" office:value-type="float" office:value="1023" calcext:value-type="float">
            <text:p>1023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982" calcext:value-type="float">
            <text:p>198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33" calcext:value-type="float">
            <text:p>33</text:p>
          </table:table-cell>
          <table:table-cell table:style-name="ce1" table:formula="of:=COUNTIF([.J2:.J71];0)" office:value-type="float" office:value="31" calcext:value-type="float">
            <text:p>3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471428571428571" calcext:value-type="float">
            <text:p>0.471428571428571</text:p>
          </table:table-cell>
          <table:table-cell table:formula="of:=[.J73]/[.C73]" office:value-type="float" office:value="0.442857142857143" calcext:value-type="float">
            <text:p>0.442857142857143</text:p>
          </table:table-cell>
          <table:table-cell table:number-columns-repeated="12"/>
        </table:table-row>
      </table:table>
      <table:table table:name="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803" calcext:value-type="float">
            <text:p>59803</text:p>
          </table:table-cell>
          <table:table-cell office:value-type="float" office:value="59610" calcext:value-type="float">
            <text:p>59610</text:p>
          </table:table-cell>
          <table:table-cell office:value-type="float" office:value="58688" calcext:value-type="float">
            <text:p>58688</text:p>
          </table:table-cell>
          <table:table-cell office:value-type="float" office:value="57990" calcext:value-type="float">
            <text:p>57990</text:p>
          </table:table-cell>
          <table:table-cell office:value-type="float" office:value="17" calcext:value-type="float">
            <text:p>17</text:p>
          </table:table-cell>
          <table:table-cell table:formula="of:=[.A2]-[.B2]" office:value-type="float" office:value="-1115" calcext:value-type="float">
            <text:p>-1115</text:p>
          </table:table-cell>
          <table:table-cell table:formula="of:=[.A2]-[.C2]" office:value-type="float" office:value="-922" calcext:value-type="float">
            <text:p>-922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698" calcext:value-type="float">
            <text:p>69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70763" calcext:value-type="float">
            <text:p>170763</text:p>
          </table:table-cell>
          <table:table-cell office:value-type="float" office:value="4966" calcext:value-type="float">
            <text:p>4966</text:p>
          </table:table-cell>
          <table:table-cell office:value-type="float" office:value="71" calcext:value-type="float">
            <text:p>71</text:p>
          </table:table-cell>
          <table:table-cell office:value-type="float" office:value="2226" calcext:value-type="float">
            <text:p>2226</text:p>
          </table:table-cell>
          <table:table-cell office:value-type="float" office:value="157874" calcext:value-type="float">
            <text:p>157874</text:p>
          </table:table-cell>
          <table:table-cell office:value-type="float" office:value="3524" calcext:value-type="float">
            <text:p>3524</text:p>
          </table:table-cell>
          <table:table-cell office:value-type="float" office:value="10255" calcext:value-type="float">
            <text:p>10255</text:p>
          </table:table-cell>
          <table:table-cell office:value-type="float" office:value="3424" calcext:value-type="float">
            <text:p>3424</text:p>
          </table:table-cell>
          <table:table-cell office:value-type="float" office:value="33548" calcext:value-type="float">
            <text:p>33548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919" calcext:value-type="float">
            <text:p>58919</text:p>
          </table:table-cell>
          <table:table-cell office:value-type="float" office:value="60059" calcext:value-type="float">
            <text:p>60059</text:p>
          </table:table-cell>
          <table:table-cell office:value-type="float" office:value="58897" calcext:value-type="float">
            <text:p>58897</text:p>
          </table:table-cell>
          <table:table-cell office:value-type="float" office:value="57477" calcext:value-type="float">
            <text:p>57477</text:p>
          </table:table-cell>
          <table:table-cell office:value-type="float" office:value="10" calcext:value-type="float">
            <text:p>10</text:p>
          </table:table-cell>
          <table:table-cell table:formula="of:=[.A3]-[.B3]" office:value-type="float" office:value="-1442" calcext:value-type="float">
            <text:p>-1442</text:p>
          </table:table-cell>
          <table:table-cell table:formula="of:=[.A3]-[.C3]" office:value-type="float" office:value="-2582" calcext:value-type="float">
            <text:p>-2582</text:p>
          </table:table-cell>
          <table:table-cell table:formula="of:=[.A3]-[.D3]" office:value-type="float" office:value="-1420" calcext:value-type="float">
            <text:p>-1420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70763" calcext:value-type="float">
            <text:p>170763</text:p>
          </table:table-cell>
          <table:table-cell office:value-type="float" office:value="4200" calcext:value-type="float">
            <text:p>4200</text:p>
          </table:table-cell>
          <table:table-cell office:value-type="float" office:value="71" calcext:value-type="float">
            <text:p>71</text:p>
          </table:table-cell>
          <table:table-cell office:value-type="float" office:value="2156" calcext:value-type="float">
            <text:p>2156</text:p>
          </table:table-cell>
          <table:table-cell office:value-type="float" office:value="153092" calcext:value-type="float">
            <text:p>153092</text:p>
          </table:table-cell>
          <table:table-cell office:value-type="float" office:value="3524" calcext:value-type="float">
            <text:p>3524</text:p>
          </table:table-cell>
          <table:table-cell office:value-type="float" office:value="10141" calcext:value-type="float">
            <text:p>10141</text:p>
          </table:table-cell>
          <table:table-cell office:value-type="float" office:value="3424" calcext:value-type="float">
            <text:p>3424</text:p>
          </table:table-cell>
          <table:table-cell office:value-type="float" office:value="33660" calcext:value-type="float">
            <text:p>33660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1" calcext:value-type="float">
            <text:p>60691</text:p>
          </table:table-cell>
          <table:table-cell office:value-type="float" office:value="57753" calcext:value-type="float">
            <text:p>57753</text:p>
          </table:table-cell>
          <table:table-cell office:value-type="float" office:value="57380" calcext:value-type="float">
            <text:p>57380</text:p>
          </table:table-cell>
          <table:table-cell office:value-type="float" office:value="60711" calcext:value-type="float">
            <text:p>60711</text:p>
          </table:table-cell>
          <table:table-cell office:value-type="float" office:value="25" calcext:value-type="float">
            <text:p>25</text:p>
          </table:table-cell>
          <table:table-cell table:formula="of:=[.A4]-[.B4]" office:value-type="float" office:value="-3311" calcext:value-type="float">
            <text:p>-3311</text:p>
          </table:table-cell>
          <table:table-cell table:formula="of:=[.A4]-[.C4]" office:value-type="float" office:value="-373" calcext:value-type="float">
            <text:p>-373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331" calcext:value-type="float">
            <text:p>-333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094" calcext:value-type="float">
            <text:p>59094</text:p>
          </table:table-cell>
          <table:table-cell office:value-type="float" office:value="59782" calcext:value-type="float">
            <text:p>59782</text:p>
          </table:table-cell>
          <table:table-cell office:value-type="float" office:value="58932" calcext:value-type="float">
            <text:p>58932</text:p>
          </table:table-cell>
          <table:table-cell office:value-type="float" office:value="58697" calcext:value-type="float">
            <text:p>58697</text:p>
          </table:table-cell>
          <table:table-cell office:value-type="float" office:value="30" calcext:value-type="float">
            <text:p>30</text:p>
          </table:table-cell>
          <table:table-cell table:formula="of:=[.A5]-[.B5]" office:value-type="float" office:value="-162" calcext:value-type="float">
            <text:p>-162</text:p>
          </table:table-cell>
          <table:table-cell table:formula="of:=[.A5]-[.C5]" office:value-type="float" office:value="-850" calcext:value-type="float">
            <text:p>-85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139" calcext:value-type="float">
            <text:p>58139</text:p>
          </table:table-cell>
          <table:table-cell office:value-type="float" office:value="57344" calcext:value-type="float">
            <text:p>57344</text:p>
          </table:table-cell>
          <table:table-cell office:value-type="float" office:value="57648" calcext:value-type="float">
            <text:p>57648</text:p>
          </table:table-cell>
          <table:table-cell office:value-type="float" office:value="57699" calcext:value-type="float">
            <text:p>57699</text:p>
          </table:table-cell>
          <table:table-cell office:value-type="float" office:value="11" calcext:value-type="float">
            <text:p>11</text:p>
          </table:table-cell>
          <table:table-cell table:formula="of:=[.A6]-[.B6]" office:value-type="float" office:value="-440" calcext:value-type="float">
            <text:p>-440</text:p>
          </table:table-cell>
          <table:table-cell table:formula="of:=[.A6]-[.C6]" office:value-type="float" office:value="355" calcext:value-type="float">
            <text:p>355</text:p>
          </table:table-cell>
          <table:table-cell table:formula="of:=[.A6]-[.D6]" office:value-type="float" office:value="51" calcext:value-type="float">
            <text:p>51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table:formula="of:=AVERAGE([.N2:.N3])" office:value-type="float" office:value="170763" calcext:value-type="float">
            <text:p>170763</text:p>
          </table:table-cell>
          <table:table-cell table:formula="of:=AVERAGE([.O2:.O3])" office:value-type="float" office:value="4583" calcext:value-type="float">
            <text:p>4583</text:p>
          </table:table-cell>
          <table:table-cell table:formula="of:=AVERAGE([.P2:.P3])" office:value-type="float" office:value="71" calcext:value-type="float">
            <text:p>71</text:p>
          </table:table-cell>
          <table:table-cell table:formula="of:=AVERAGE([.Q2:.Q3])" office:value-type="float" office:value="2191" calcext:value-type="float">
            <text:p>2191</text:p>
          </table:table-cell>
          <table:table-cell table:formula="of:=AVERAGE([.R2:.R3])" office:value-type="float" office:value="155483" calcext:value-type="float">
            <text:p>155483</text:p>
          </table:table-cell>
          <table:table-cell table:formula="of:=AVERAGE([.S2:.S3])" office:value-type="float" office:value="3524" calcext:value-type="float">
            <text:p>3524</text:p>
          </table:table-cell>
          <table:table-cell table:formula="of:=AVERAGE([.T2:.T3])" office:value-type="float" office:value="10198" calcext:value-type="float">
            <text:p>10198</text:p>
          </table:table-cell>
          <table:table-cell table:formula="of:=AVERAGE([.U2:.U3])" office:value-type="float" office:value="3424" calcext:value-type="float">
            <text:p>3424</text:p>
          </table:table-cell>
          <table:table-cell table:formula="of:=AVERAGE([.V2:.V3])"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54" calcext:value-type="float">
            <text:p>57754</text:p>
          </table:table-cell>
          <table:table-cell office:value-type="float" office:value="59014" calcext:value-type="float">
            <text:p>59014</text:p>
          </table:table-cell>
          <table:table-cell office:value-type="float" office:value="57995" calcext:value-type="float">
            <text:p>57995</text:p>
          </table:table-cell>
          <table:table-cell office:value-type="float" office:value="60101" calcext:value-type="float">
            <text:p>60101</text:p>
          </table:table-cell>
          <table:table-cell office:value-type="float" office:value="16" calcext:value-type="float">
            <text:p>16</text:p>
          </table:table-cell>
          <table:table-cell table:formula="of:=[.A7]-[.B7]" office:value-type="float" office:value="241" calcext:value-type="float">
            <text:p>241</text:p>
          </table:table-cell>
          <table:table-cell table:formula="of:=[.A7]-[.C7]" office:value-type="float" office:value="-1019" calcext:value-type="float">
            <text:p>-101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106" calcext:value-type="float">
            <text:p>-2106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72" calcext:value-type="float">
            <text:p>58572</text:p>
          </table:table-cell>
          <table:table-cell office:value-type="float" office:value="58953" calcext:value-type="float">
            <text:p>58953</text:p>
          </table:table-cell>
          <table:table-cell office:value-type="float" office:value="57701" calcext:value-type="float">
            <text:p>57701</text:p>
          </table:table-cell>
          <table:table-cell office:value-type="float" office:value="58729" calcext:value-type="float">
            <text:p>58729</text:p>
          </table:table-cell>
          <table:table-cell office:value-type="float" office:value="27" calcext:value-type="float">
            <text:p>27</text:p>
          </table:table-cell>
          <table:table-cell table:formula="of:=[.A8]-[.B8]" office:value-type="float" office:value="-871" calcext:value-type="float">
            <text:p>-871</text:p>
          </table:table-cell>
          <table:table-cell table:formula="of:=[.A8]-[.C8]" office:value-type="float" office:value="-1252" calcext:value-type="float">
            <text:p>-1252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028" calcext:value-type="float">
            <text:p>-1028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82" calcext:value-type="float">
            <text:p>58982</text:p>
          </table:table-cell>
          <table:table-cell office:value-type="float" office:value="58437" calcext:value-type="float">
            <text:p>58437</text:p>
          </table:table-cell>
          <table:table-cell office:value-type="float" office:value="57748" calcext:value-type="float">
            <text:p>57748</text:p>
          </table:table-cell>
          <table:table-cell office:value-type="float" office:value="59574" calcext:value-type="float">
            <text:p>59574</text:p>
          </table:table-cell>
          <table:table-cell office:value-type="float" office:value="24" calcext:value-type="float">
            <text:p>24</text:p>
          </table:table-cell>
          <table:table-cell table:formula="of:=[.A9]-[.B9]" office:value-type="float" office:value="-1234" calcext:value-type="float">
            <text:p>-1234</text:p>
          </table:table-cell>
          <table:table-cell table:formula="of:=[.A9]-[.C9]" office:value-type="float" office:value="-689" calcext:value-type="float">
            <text:p>-68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826" calcext:value-type="float">
            <text:p>-1826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959" calcext:value-type="float">
            <text:p>57959</text:p>
          </table:table-cell>
          <table:table-cell office:value-type="float" office:value="58165" calcext:value-type="float">
            <text:p>58165</text:p>
          </table:table-cell>
          <table:table-cell office:value-type="float" office:value="57385" calcext:value-type="float">
            <text:p>57385</text:p>
          </table:table-cell>
          <table:table-cell office:value-type="float" office:value="57760" calcext:value-type="float">
            <text:p>57760</text:p>
          </table:table-cell>
          <table:table-cell office:value-type="float" office:value="7" calcext:value-type="float">
            <text:p>7</text:p>
          </table:table-cell>
          <table:table-cell table:formula="of:=[.A10]-[.B10]" office:value-type="float" office:value="-199" calcext:value-type="float">
            <text:p>-199</text:p>
          </table:table-cell>
          <table:table-cell table:formula="of:=[.A10]-[.C10]" office:value-type="float" office:value="-405" calcext:value-type="float">
            <text:p>-405</text:p>
          </table:table-cell>
          <table:table-cell table:formula="of:=[.A10]-[.D10]" office:value-type="float" office:value="375" calcext:value-type="float">
            <text:p>375</text:p>
          </table:table-cell>
          <table:table-cell table:formula="of:=[.A10]-[.E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40" calcext:value-type="float">
            <text:p>60440</text:p>
          </table:table-cell>
          <table:table-cell office:value-type="float" office:value="58504" calcext:value-type="float">
            <text:p>58504</text:p>
          </table:table-cell>
          <table:table-cell office:value-type="float" office:value="57484" calcext:value-type="float">
            <text:p>57484</text:p>
          </table:table-cell>
          <table:table-cell office:value-type="float" office:value="60689" calcext:value-type="float">
            <text:p>60689</text:p>
          </table:table-cell>
          <table:table-cell office:value-type="float" office:value="27" calcext:value-type="float">
            <text:p>27</text:p>
          </table:table-cell>
          <table:table-cell table:formula="of:=[.A11]-[.B11]" office:value-type="float" office:value="-2956" calcext:value-type="float">
            <text:p>-2956</text:p>
          </table:table-cell>
          <table:table-cell table:formula="of:=[.A11]-[.C11]" office:value-type="float" office:value="-1020" calcext:value-type="float">
            <text:p>-1020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205" calcext:value-type="float">
            <text:p>-32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3" calcext:value-type="float">
            <text:p>5789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28" calcext:value-type="float">
            <text:p>28</text:p>
          </table:table-cell>
          <table:table-cell table:formula="of:=[.A12]-[.B12]" office:value-type="float" office:value="-513" calcext:value-type="float">
            <text:p>-513</text:p>
          </table:table-cell>
          <table:table-cell table:formula="of:=[.A12]-[.C12]" office:value-type="float" office:value="-96" calcext:value-type="float">
            <text:p>-96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30" calcext:value-type="float">
            <text:p>-130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808" calcext:value-type="float">
            <text:p>59808</text:p>
          </table:table-cell>
          <table:table-cell office:value-type="float" office:value="60118" calcext:value-type="float">
            <text:p>60118</text:p>
          </table:table-cell>
          <table:table-cell office:value-type="float" office:value="60163" calcext:value-type="float">
            <text:p>60163</text:p>
          </table:table-cell>
          <table:table-cell office:value-type="float" office:value="59435" calcext:value-type="float">
            <text:p>59435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-373" calcext:value-type="float">
            <text:p>-373</text:p>
          </table:table-cell>
          <table:table-cell table:formula="of:=[.A13]-[.C13]" office:value-type="float" office:value="-683" calcext:value-type="float">
            <text:p>-683</text:p>
          </table:table-cell>
          <table:table-cell table:formula="of:=[.A13]-[.D13]" office:value-type="float" office:value="-728" calcext:value-type="float">
            <text:p>-728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753" calcext:value-type="float">
            <text:p>59753</text:p>
          </table:table-cell>
          <table:table-cell office:value-type="float" office:value="61439" calcext:value-type="float">
            <text:p>61439</text:p>
          </table:table-cell>
          <table:table-cell office:value-type="float" office:value="59007" calcext:value-type="float">
            <text:p>59007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1831" calcext:value-type="float">
            <text:p>-1831</text:p>
          </table:table-cell>
          <table:table-cell table:formula="of:=[.A14]-[.C14]" office:value-type="float" office:value="-3517" calcext:value-type="float">
            <text:p>-3517</text:p>
          </table:table-cell>
          <table:table-cell table:formula="of:=[.A14]-[.D14]" office:value-type="float" office:value="-1085" calcext:value-type="float">
            <text:p>-108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636" calcext:value-type="float">
            <text:p>57636</text:p>
          </table:table-cell>
          <table:table-cell office:value-type="float" office:value="59802" calcext:value-type="float">
            <text:p>59802</text:p>
          </table:table-cell>
          <table:table-cell office:value-type="float" office:value="57783" calcext:value-type="float">
            <text:p>57783</text:p>
          </table:table-cell>
          <table:table-cell office:value-type="float" office:value="58986" calcext:value-type="float">
            <text:p>58986</text:p>
          </table:table-cell>
          <table:table-cell office:value-type="float" office:value="16" calcext:value-type="float">
            <text:p>16</text:p>
          </table:table-cell>
          <table:table-cell table:formula="of:=[.A15]-[.B15]" office:value-type="float" office:value="147" calcext:value-type="float">
            <text:p>147</text:p>
          </table:table-cell>
          <table:table-cell table:formula="of:=[.A15]-[.C15]" office:value-type="float" office:value="-2019" calcext:value-type="float">
            <text:p>-2019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203" calcext:value-type="float">
            <text:p>-1203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0" calcext:value-type="float">
            <text:p>58880</text:p>
          </table:table-cell>
          <table:table-cell office:value-type="float" office:value="57696" calcext:value-type="float">
            <text:p>57696</text:p>
          </table:table-cell>
          <table:table-cell office:value-type="float" office:value="58161" calcext:value-type="float">
            <text:p>58161</text:p>
          </table:table-cell>
          <table:table-cell office:value-type="float" office:value="59924" calcext:value-type="float">
            <text:p>59924</text:p>
          </table:table-cell>
          <table:table-cell office:value-type="float" office:value="29" calcext:value-type="float">
            <text:p>29</text:p>
          </table:table-cell>
          <table:table-cell table:formula="of:=[.A16]-[.B16]" office:value-type="float" office:value="-719" calcext:value-type="float">
            <text:p>-719</text:p>
          </table:table-cell>
          <table:table-cell table:formula="of:=[.A16]-[.C16]" office:value-type="float" office:value="465" calcext:value-type="float">
            <text:p>465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1763" calcext:value-type="float">
            <text:p>-1763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4" calcext:value-type="float">
            <text:p>59404</text:p>
          </table:table-cell>
          <table:table-cell office:value-type="float" office:value="57352" calcext:value-type="float">
            <text:p>57352</text:p>
          </table:table-cell>
          <table:table-cell office:value-type="float" office:value="60203" calcext:value-type="float">
            <text:p>60203</text:p>
          </table:table-cell>
          <table:table-cell office:value-type="float" office:value="57485" calcext:value-type="float">
            <text:p>57485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-1919" calcext:value-type="float">
            <text:p>-1919</text:p>
          </table:table-cell>
          <table:table-cell table:formula="of:=[.A17]-[.C17]" office:value-type="float" office:value="133" calcext:value-type="float">
            <text:p>133</text:p>
          </table:table-cell>
          <table:table-cell table:formula="of:=[.A17]-[.D17]" office:value-type="float" office:value="-2718" calcext:value-type="float">
            <text:p>-2718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8" calcext:value-type="float">
            <text:p>57988</text:p>
          </table:table-cell>
          <table:table-cell office:value-type="float" office:value="58675" calcext:value-type="float">
            <text:p>586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7" calcext:value-type="float">
            <text:p>57857</text:p>
          </table:table-cell>
          <table:table-cell office:value-type="float" office:value="29" calcext:value-type="float">
            <text:p>29</text:p>
          </table:table-cell>
          <table:table-cell table:formula="of:=[.A18]-[.B18]" office:value-type="float" office:value="-608" calcext:value-type="float">
            <text:p>-608</text:p>
          </table:table-cell>
          <table:table-cell table:formula="of:=[.A18]-[.C18]" office:value-type="float" office:value="-1295" calcext:value-type="float">
            <text:p>-1295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7" calcext:value-type="float">
            <text:p>-477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65" calcext:value-type="float">
            <text:p>57365</text:p>
          </table:table-cell>
          <table:table-cell office:value-type="float" office:value="58063" calcext:value-type="float">
            <text:p>58063</text:p>
          </table:table-cell>
          <table:table-cell office:value-type="float" office:value="57698" calcext:value-type="float">
            <text:p>57698</text:p>
          </table:table-cell>
          <table:table-cell office:value-type="float" office:value="59476" calcext:value-type="float">
            <text:p>59476</text:p>
          </table:table-cell>
          <table:table-cell office:value-type="float" office:value="25" calcext:value-type="float">
            <text:p>25</text:p>
          </table:table-cell>
          <table:table-cell table:formula="of:=[.A19]-[.B19]" office:value-type="float" office:value="333" calcext:value-type="float">
            <text:p>333</text:p>
          </table:table-cell>
          <table:table-cell table:formula="of:=[.A19]-[.C19]" office:value-type="float" office:value="-365" calcext:value-type="float">
            <text:p>-365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1778" calcext:value-type="float">
            <text:p>-177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4" calcext:value-type="float">
            <text:p>59034</text:p>
          </table:table-cell>
          <table:table-cell office:value-type="float" office:value="57561" calcext:value-type="float">
            <text:p>57561</text:p>
          </table:table-cell>
          <table:table-cell office:value-type="float" office:value="57380" calcext:value-type="float">
            <text:p>57380</text:p>
          </table:table-cell>
          <table:table-cell office:value-type="float" office:value="57471" calcext:value-type="float">
            <text:p>57471</text:p>
          </table:table-cell>
          <table:table-cell office:value-type="float" office:value="22" calcext:value-type="float">
            <text:p>22</text:p>
          </table:table-cell>
          <table:table-cell table:formula="of:=[.A20]-[.B20]" office:value-type="float" office:value="-1654" calcext:value-type="float">
            <text:p>-1654</text:p>
          </table:table-cell>
          <table:table-cell table:formula="of:=[.A20]-[.C20]" office:value-type="float" office:value="-181" calcext:value-type="float">
            <text:p>-18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91" calcext:value-type="float">
            <text:p>-9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56" calcext:value-type="float">
            <text:p>57856</text:p>
          </table:table-cell>
          <table:table-cell office:value-type="float" office:value="59601" calcext:value-type="float">
            <text:p>59601</text:p>
          </table:table-cell>
          <table:table-cell office:value-type="float" office:value="58545" calcext:value-type="float">
            <text:p>58545</text:p>
          </table:table-cell>
          <table:table-cell office:value-type="float" office:value="57931" calcext:value-type="float">
            <text:p>57931</text:p>
          </table:table-cell>
          <table:table-cell office:value-type="float" office:value="16" calcext:value-type="float">
            <text:p>16</text:p>
          </table:table-cell>
          <table:table-cell table:formula="of:=[.A21]-[.B21]" office:value-type="float" office:value="689" calcext:value-type="float">
            <text:p>689</text:p>
          </table:table-cell>
          <table:table-cell table:formula="of:=[.A21]-[.C21]" office:value-type="float" office:value="-1056" calcext:value-type="float">
            <text:p>-1056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664" calcext:value-type="float">
            <text:p>58664</text:p>
          </table:table-cell>
          <table:table-cell office:value-type="float" office:value="57431" calcext:value-type="float">
            <text:p>57431</text:p>
          </table:table-cell>
          <table:table-cell office:value-type="float" office:value="57741" calcext:value-type="float">
            <text:p>57741</text:p>
          </table:table-cell>
          <table:table-cell office:value-type="float" office:value="59788" calcext:value-type="float">
            <text:p>59788</text:p>
          </table:table-cell>
          <table:table-cell office:value-type="float" office:value="20" calcext:value-type="float">
            <text:p>20</text:p>
          </table:table-cell>
          <table:table-cell table:formula="of:=[.A22]-[.B22]" office:value-type="float" office:value="-923" calcext:value-type="float">
            <text:p>-923</text:p>
          </table:table-cell>
          <table:table-cell table:formula="of:=[.A22]-[.C22]" office:value-type="float" office:value="310" calcext:value-type="float">
            <text:p>310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047" calcext:value-type="float">
            <text:p>-2047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05" calcext:value-type="float">
            <text:p>57705</text:p>
          </table:table-cell>
          <table:table-cell office:value-type="float" office:value="57369" calcext:value-type="float">
            <text:p>57369</text:p>
          </table:table-cell>
          <table:table-cell office:value-type="float" office:value="57729" calcext:value-type="float">
            <text:p>57729</text:p>
          </table:table-cell>
          <table:table-cell office:value-type="float" office:value="57420" calcext:value-type="float">
            <text:p>57420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24" calcext:value-type="float">
            <text:p>24</text:p>
          </table:table-cell>
          <table:table-cell table:formula="of:=[.A23]-[.C23]" office:value-type="float" office:value="360" calcext:value-type="float">
            <text:p>360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561" calcext:value-type="float">
            <text:p>60561</text:p>
          </table:table-cell>
          <table:table-cell office:value-type="float" office:value="57367" calcext:value-type="float">
            <text:p>57367</text:p>
          </table:table-cell>
          <table:table-cell office:value-type="float" office:value="57731" calcext:value-type="float">
            <text:p>57731</text:p>
          </table:table-cell>
          <table:table-cell office:value-type="float" office:value="58527" calcext:value-type="float">
            <text:p>58527</text:p>
          </table:table-cell>
          <table:table-cell office:value-type="float" office:value="16" calcext:value-type="float">
            <text:p>16</text:p>
          </table:table-cell>
          <table:table-cell table:formula="of:=[.A24]-[.B24]" office:value-type="float" office:value="-2830" calcext:value-type="float">
            <text:p>-2830</text:p>
          </table:table-cell>
          <table:table-cell table:formula="of:=[.A24]-[.C24]" office:value-type="float" office:value="364" calcext:value-type="float">
            <text:p>36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796" calcext:value-type="float">
            <text:p>-79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9" calcext:value-type="float">
            <text:p>60709</text:p>
          </table:table-cell>
          <table:table-cell office:value-type="float" office:value="57344" calcext:value-type="float">
            <text:p>57344</text:p>
          </table:table-cell>
          <table:table-cell office:value-type="float" office:value="60757" calcext:value-type="float">
            <text:p>60757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25]-[.B25]" office:value-type="float" office:value="-3329" calcext:value-type="float">
            <text:p>-3329</text:p>
          </table:table-cell>
          <table:table-cell table:formula="of:=[.A25]-[.C25]" office:value-type="float" office:value="36" calcext:value-type="float">
            <text:p>36</text:p>
          </table:table-cell>
          <table:table-cell table:formula="of:=[.A25]-[.D25]" office:value-type="float" office:value="-3377" calcext:value-type="float">
            <text:p>-3377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36" calcext:value-type="float">
            <text:p>57636</text:p>
          </table:table-cell>
          <table:table-cell office:value-type="float" office:value="59795" calcext:value-type="float">
            <text:p>59795</text:p>
          </table:table-cell>
          <table:table-cell office:value-type="float" office:value="58194" calcext:value-type="float">
            <text:p>58194</text:p>
          </table:table-cell>
          <table:table-cell office:value-type="float" office:value="57702" calcext:value-type="float">
            <text:p>57702</text:p>
          </table:table-cell>
          <table:table-cell office:value-type="float" office:value="8" calcext:value-type="float">
            <text:p>8</text:p>
          </table:table-cell>
          <table:table-cell table:formula="of:=[.A26]-[.B26]" office:value-type="float" office:value="66" calcext:value-type="float">
            <text:p>66</text:p>
          </table:table-cell>
          <table:table-cell table:formula="of:=[.A26]-[.C26]" office:value-type="float" office:value="-2093" calcext:value-type="float">
            <text:p>-2093</text:p>
          </table:table-cell>
          <table:table-cell table:formula="of:=[.A26]-[.D26]" office:value-type="float" office:value="-492" calcext:value-type="float">
            <text:p>-492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127" calcext:value-type="float">
            <text:p>60127</text:p>
          </table:table-cell>
          <table:table-cell office:value-type="float" office:value="59093" calcext:value-type="float">
            <text:p>59093</text:p>
          </table:table-cell>
          <table:table-cell office:value-type="float" office:value="57476" calcext:value-type="float">
            <text:p>57476</text:p>
          </table:table-cell>
          <table:table-cell office:value-type="float" office:value="58506" calcext:value-type="float">
            <text:p>58506</text:p>
          </table:table-cell>
          <table:table-cell office:value-type="float" office:value="28" calcext:value-type="float">
            <text:p>28</text:p>
          </table:table-cell>
          <table:table-cell table:formula="of:=[.A27]-[.B27]" office:value-type="float" office:value="-2651" calcext:value-type="float">
            <text:p>-2651</text:p>
          </table:table-cell>
          <table:table-cell table:formula="of:=[.A27]-[.C27]" office:value-type="float" office:value="-1617" calcext:value-type="float">
            <text:p>-161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030" calcext:value-type="float">
            <text:p>-103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8" calcext:value-type="float">
            <text:p>58568</text:p>
          </table:table-cell>
          <table:table-cell office:value-type="float" office:value="58069" calcext:value-type="float">
            <text:p>580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448" calcext:value-type="float">
            <text:p>60448</text:p>
          </table:table-cell>
          <table:table-cell office:value-type="float" office:value="18" calcext:value-type="float">
            <text:p>18</text:p>
          </table:table-cell>
          <table:table-cell table:formula="of:=[.A28]-[.B28]" office:value-type="float" office:value="-1188" calcext:value-type="float">
            <text:p>-1188</text:p>
          </table:table-cell>
          <table:table-cell table:formula="of:=[.A28]-[.C28]" office:value-type="float" office:value="-689" calcext:value-type="float">
            <text:p>-68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068" calcext:value-type="float">
            <text:p>-306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93" calcext:value-type="float">
            <text:p>60593</text:p>
          </table:table-cell>
          <table:table-cell office:value-type="float" office:value="58885" calcext:value-type="float">
            <text:p>58885</text:p>
          </table:table-cell>
          <table:table-cell office:value-type="float" office:value="59721" calcext:value-type="float">
            <text:p>59721</text:p>
          </table:table-cell>
          <table:table-cell office:value-type="float" office:value="58392" calcext:value-type="float">
            <text:p>58392</text:p>
          </table:table-cell>
          <table:table-cell office:value-type="float" office:value="21" calcext:value-type="float">
            <text:p>21</text:p>
          </table:table-cell>
          <table:table-cell table:formula="of:=[.A29]-[.B29]" office:value-type="float" office:value="-872" calcext:value-type="float">
            <text:p>-872</text:p>
          </table:table-cell>
          <table:table-cell table:formula="of:=[.A29]-[.C29]" office:value-type="float" office:value="836" calcext:value-type="float">
            <text:p>836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329" calcext:value-type="float">
            <text:p>132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6" calcext:value-type="float">
            <text:p>57856</text:p>
          </table:table-cell>
          <table:table-cell office:value-type="float" office:value="58505" calcext:value-type="float">
            <text:p>58505</text:p>
          </table:table-cell>
          <table:table-cell office:value-type="float" office:value="58468" calcext:value-type="float">
            <text:p>58468</text:p>
          </table:table-cell>
          <table:table-cell office:value-type="float" office:value="57697" calcext:value-type="float">
            <text:p>57697</text:p>
          </table:table-cell>
          <table:table-cell office:value-type="float" office:value="10" calcext:value-type="float">
            <text:p>10</text:p>
          </table:table-cell>
          <table:table-cell table:formula="of:=[.A30]-[.B30]" office:value-type="float" office:value="-159" calcext:value-type="float">
            <text:p>-159</text:p>
          </table:table-cell>
          <table:table-cell table:formula="of:=[.A30]-[.C30]" office:value-type="float" office:value="-808" calcext:value-type="float">
            <text:p>-808</text:p>
          </table:table-cell>
          <table:table-cell table:formula="of:=[.A30]-[.D30]" office:value-type="float" office:value="-771" calcext:value-type="float">
            <text:p>-771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001" calcext:value-type="float">
            <text:p>58001</text:p>
          </table:table-cell>
          <table:table-cell office:value-type="float" office:value="57392" calcext:value-type="float">
            <text:p>57392</text:p>
          </table:table-cell>
          <table:table-cell office:value-type="float" office:value="60459" calcext:value-type="float">
            <text:p>60459</text:p>
          </table:table-cell>
          <table:table-cell office:value-type="float" office:value="57773" calcext:value-type="float">
            <text:p>57773</text:p>
          </table:table-cell>
          <table:table-cell office:value-type="float" office:value="10" calcext:value-type="float">
            <text:p>10</text:p>
          </table:table-cell>
          <table:table-cell table:formula="of:=[.A31]-[.B31]" office:value-type="float" office:value="-228" calcext:value-type="float">
            <text:p>-228</text:p>
          </table:table-cell>
          <table:table-cell table:formula="of:=[.A31]-[.C31]" office:value-type="float" office:value="381" calcext:value-type="float">
            <text:p>381</text:p>
          </table:table-cell>
          <table:table-cell table:formula="of:=[.A31]-[.D31]" office:value-type="float" office:value="-2686" calcext:value-type="float">
            <text:p>-2686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639" calcext:value-type="float">
            <text:p>60639</text:p>
          </table:table-cell>
          <table:table-cell office:value-type="float" office:value="60517" calcext:value-type="float">
            <text:p>60517</text:p>
          </table:table-cell>
          <table:table-cell office:value-type="float" office:value="57556" calcext:value-type="float">
            <text:p>57556</text:p>
          </table:table-cell>
          <table:table-cell office:value-type="float" office:value="58148" calcext:value-type="float">
            <text:p>58148</text:p>
          </table:table-cell>
          <table:table-cell office:value-type="float" office:value="10" calcext:value-type="float">
            <text:p>10</text:p>
          </table:table-cell>
          <table:table-cell table:formula="of:=[.A32]-[.B32]" office:value-type="float" office:value="-2491" calcext:value-type="float">
            <text:p>-2491</text:p>
          </table:table-cell>
          <table:table-cell table:formula="of:=[.A32]-[.C32]" office:value-type="float" office:value="-2369" calcext:value-type="float">
            <text:p>-2369</text:p>
          </table:table-cell>
          <table:table-cell table:formula="of:=[.A32]-[.D32]" office:value-type="float" office:value="592" calcext:value-type="float">
            <text:p>59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4" calcext:value-type="float">
            <text:p>59904</text:p>
          </table:table-cell>
          <table:table-cell office:value-type="float" office:value="59808" calcext:value-type="float">
            <text:p>59808</text:p>
          </table:table-cell>
          <table:table-cell office:value-type="float" office:value="57697" calcext:value-type="float">
            <text:p>57697</text:p>
          </table:table-cell>
          <table:table-cell office:value-type="float" office:value="58180" calcext:value-type="float">
            <text:p>58180</text:p>
          </table:table-cell>
          <table:table-cell office:value-type="float" office:value="20" calcext:value-type="float">
            <text:p>20</text:p>
          </table:table-cell>
          <table:table-cell table:formula="of:=[.A33]-[.B33]" office:value-type="float" office:value="-2207" calcext:value-type="float">
            <text:p>-2207</text:p>
          </table:table-cell>
          <table:table-cell table:formula="of:=[.A33]-[.C33]" office:value-type="float" office:value="-2111" calcext:value-type="float">
            <text:p>-211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83" calcext:value-type="float">
            <text:p>-48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25" calcext:value-type="float">
            <text:p>58025</text:p>
          </table:table-cell>
          <table:table-cell office:value-type="float" office:value="60567" calcext:value-type="float">
            <text:p>60567</text:p>
          </table:table-cell>
          <table:table-cell office:value-type="float" office:value="57698" calcext:value-type="float">
            <text:p>57698</text:p>
          </table:table-cell>
          <table:table-cell office:value-type="float" office:value="57732" calcext:value-type="float">
            <text:p>57732</text:p>
          </table:table-cell>
          <table:table-cell office:value-type="float" office:value="2" calcext:value-type="float">
            <text:p>2</text:p>
          </table:table-cell>
          <table:table-cell table:formula="of:=[.A34]-[.B34]" office:value-type="float" office:value="-327" calcext:value-type="float">
            <text:p>-327</text:p>
          </table:table-cell>
          <table:table-cell table:formula="of:=[.A34]-[.C34]" office:value-type="float" office:value="-2869" calcext:value-type="float">
            <text:p>-2869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60267" calcext:value-type="float">
            <text:p>60267</text:p>
          </table:table-cell>
          <table:table-cell office:value-type="float" office:value="58785" calcext:value-type="float">
            <text:p>58785</text:p>
          </table:table-cell>
          <table:table-cell office:value-type="float" office:value="58239" calcext:value-type="float">
            <text:p>58239</text:p>
          </table:table-cell>
          <table:table-cell office:value-type="float" office:value="13" calcext:value-type="float">
            <text:p>13</text:p>
          </table:table-cell>
          <table:table-cell table:formula="of:=[.A35]-[.B35]" office:value-type="float" office:value="0" calcext:value-type="float">
            <text:p>0</text:p>
          </table:table-cell>
          <table:table-cell table:formula="of:=[.A35]-[.C35]" office:value-type="float" office:value="-2887" calcext:value-type="float">
            <text:p>-2887</text:p>
          </table:table-cell>
          <table:table-cell table:formula="of:=[.A35]-[.D35]" office:value-type="float" office:value="-1405" calcext:value-type="float">
            <text:p>-1405</text:p>
          </table:table-cell>
          <table:table-cell table:formula="of:=[.A35]-[.E35]" office:value-type="float" office:value="-859" calcext:value-type="float">
            <text:p>-859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53" calcext:value-type="float">
            <text:p>57553</text:p>
          </table:table-cell>
          <table:table-cell office:value-type="float" office:value="60426" calcext:value-type="float">
            <text:p>60426</text:p>
          </table:table-cell>
          <table:table-cell office:value-type="float" office:value="57695" calcext:value-type="float">
            <text:p>57695</text:p>
          </table:table-cell>
          <table:table-cell office:value-type="float" office:value="59935" calcext:value-type="float">
            <text:p>59935</text:p>
          </table:table-cell>
          <table:table-cell office:value-type="float" office:value="21" calcext:value-type="float">
            <text:p>21</text:p>
          </table:table-cell>
          <table:table-cell table:formula="of:=[.A36]-[.B36]" office:value-type="float" office:value="142" calcext:value-type="float">
            <text:p>142</text:p>
          </table:table-cell>
          <table:table-cell table:formula="of:=[.A36]-[.C36]" office:value-type="float" office:value="-2731" calcext:value-type="float">
            <text:p>-273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40" calcext:value-type="float">
            <text:p>-22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9" calcext:value-type="float">
            <text:p>58669</text:p>
          </table:table-cell>
          <table:table-cell office:value-type="float" office:value="58906" calcext:value-type="float">
            <text:p>58906</text:p>
          </table:table-cell>
          <table:table-cell office:value-type="float" office:value="59519" calcext:value-type="float">
            <text:p>59519</text:p>
          </table:table-cell>
          <table:table-cell office:value-type="float" office:value="57380" calcext:value-type="float">
            <text:p>57380</text:p>
          </table:table-cell>
          <table:table-cell office:value-type="float" office:value="16" calcext:value-type="float">
            <text:p>16</text:p>
          </table:table-cell>
          <table:table-cell table:formula="of:=[.A37]-[.B37]" office:value-type="float" office:value="-1289" calcext:value-type="float">
            <text:p>-1289</text:p>
          </table:table-cell>
          <table:table-cell table:formula="of:=[.A37]-[.C37]" office:value-type="float" office:value="-1526" calcext:value-type="float">
            <text:p>-1526</text:p>
          </table:table-cell>
          <table:table-cell table:formula="of:=[.A37]-[.D37]" office:value-type="float" office:value="-2139" calcext:value-type="float">
            <text:p>-2139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11" calcext:value-type="float">
            <text:p>59411</text:p>
          </table:table-cell>
          <table:table-cell office:value-type="float" office:value="59546" calcext:value-type="float">
            <text:p>59546</text:p>
          </table:table-cell>
          <table:table-cell office:value-type="float" office:value="58545" calcext:value-type="float">
            <text:p>58545</text:p>
          </table:table-cell>
          <table:table-cell office:value-type="float" office:value="60706" calcext:value-type="float">
            <text:p>60706</text:p>
          </table:table-cell>
          <table:table-cell office:value-type="float" office:value="23" calcext:value-type="float">
            <text:p>23</text:p>
          </table:table-cell>
          <table:table-cell table:formula="of:=[.A38]-[.B38]" office:value-type="float" office:value="-866" calcext:value-type="float">
            <text:p>-866</text:p>
          </table:table-cell>
          <table:table-cell table:formula="of:=[.A38]-[.C38]" office:value-type="float" office:value="-1001" calcext:value-type="float">
            <text:p>-100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161" calcext:value-type="float">
            <text:p>-2161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97" calcext:value-type="float">
            <text:p>58697</text:p>
          </table:table-cell>
          <table:table-cell office:value-type="float" office:value="60469" calcext:value-type="float">
            <text:p>60469</text:p>
          </table:table-cell>
          <table:table-cell office:value-type="float" office:value="57905" calcext:value-type="float">
            <text:p>57905</text:p>
          </table:table-cell>
          <table:table-cell office:value-type="float" office:value="57668" calcext:value-type="float">
            <text:p>57668</text:p>
          </table:table-cell>
          <table:table-cell office:value-type="float" office:value="16" calcext:value-type="float">
            <text:p>16</text:p>
          </table:table-cell>
          <table:table-cell table:formula="of:=[.A39]-[.B39]" office:value-type="float" office:value="-792" calcext:value-type="float">
            <text:p>-792</text:p>
          </table:table-cell>
          <table:table-cell table:formula="of:=[.A39]-[.C39]" office:value-type="float" office:value="-2564" calcext:value-type="float">
            <text:p>-256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4" calcext:value-type="float">
            <text:p>60204</text:p>
          </table:table-cell>
          <table:table-cell office:value-type="float" office:value="58451" calcext:value-type="float">
            <text:p>58451</text:p>
          </table:table-cell>
          <table:table-cell office:value-type="float" office:value="57707" calcext:value-type="float">
            <text:p>57707</text:p>
          </table:table-cell>
          <table:table-cell office:value-type="float" office:value="57874" calcext:value-type="float">
            <text:p>57874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497" calcext:value-type="float">
            <text:p>-2497</text:p>
          </table:table-cell>
          <table:table-cell table:formula="of:=[.A40]-[.C40]" office:value-type="float" office:value="-744" calcext:value-type="float">
            <text:p>-744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67" calcext:value-type="float">
            <text:p>-16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56" calcext:value-type="float">
            <text:p>57356</text:p>
          </table:table-cell>
          <table:table-cell office:value-type="float" office:value="57878" calcext:value-type="float">
            <text:p>57878</text:p>
          </table:table-cell>
          <table:table-cell office:value-type="float" office:value="57393" calcext:value-type="float">
            <text:p>57393</text:p>
          </table:table-cell>
          <table:table-cell office:value-type="float" office:value="58944" calcext:value-type="float">
            <text:p>58944</text:p>
          </table:table-cell>
          <table:table-cell office:value-type="float" office:value="19" calcext:value-type="float">
            <text:p>19</text:p>
          </table:table-cell>
          <table:table-cell table:formula="of:=[.A41]-[.B41]" office:value-type="float" office:value="37" calcext:value-type="float">
            <text:p>37</text:p>
          </table:table-cell>
          <table:table-cell table:formula="of:=[.A41]-[.C41]" office:value-type="float" office:value="-485" calcext:value-type="float">
            <text:p>-485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551" calcext:value-type="float">
            <text:p>-15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9" calcext:value-type="float">
            <text:p>59529</text:p>
          </table:table-cell>
          <table:table-cell office:value-type="float" office:value="60185" calcext:value-type="float">
            <text:p>6018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5" calcext:value-type="float">
            <text:p>60555</text:p>
          </table:table-cell>
          <table:table-cell office:value-type="float" office:value="25" calcext:value-type="float">
            <text:p>25</text:p>
          </table:table-cell>
          <table:table-cell table:formula="of:=[.A42]-[.B42]" office:value-type="float" office:value="-2149" calcext:value-type="float">
            <text:p>-2149</text:p>
          </table:table-cell>
          <table:table-cell table:formula="of:=[.A42]-[.C42]" office:value-type="float" office:value="-2805" calcext:value-type="float">
            <text:p>-2805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175" calcext:value-type="float">
            <text:p>-317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936" calcext:value-type="float">
            <text:p>59936</text:p>
          </table:table-cell>
          <table:table-cell office:value-type="float" office:value="60127" calcext:value-type="float">
            <text:p>60127</text:p>
          </table:table-cell>
          <table:table-cell office:value-type="float" office:value="57493" calcext:value-type="float">
            <text:p>57493</text:p>
          </table:table-cell>
          <table:table-cell office:value-type="float" office:value="58954" calcext:value-type="float">
            <text:p>58954</text:p>
          </table:table-cell>
          <table:table-cell office:value-type="float" office:value="1" calcext:value-type="float">
            <text:p>1</text:p>
          </table:table-cell>
          <table:table-cell table:formula="of:=[.A43]-[.B43]" office:value-type="float" office:value="-982" calcext:value-type="float">
            <text:p>-982</text:p>
          </table:table-cell>
          <table:table-cell table:formula="of:=[.A43]-[.C43]" office:value-type="float" office:value="-1173" calcext:value-type="float">
            <text:p>-1173</text:p>
          </table:table-cell>
          <table:table-cell table:formula="of:=[.A43]-[.D43]" office:value-type="float" office:value="1461" calcext:value-type="float">
            <text:p>146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9" calcext:value-type="float">
            <text:p>59039</text:p>
          </table:table-cell>
          <table:table-cell office:value-type="float" office:value="60263" calcext:value-type="float">
            <text:p>60263</text:p>
          </table:table-cell>
          <table:table-cell office:value-type="float" office:value="57380" calcext:value-type="float">
            <text:p>57380</text:p>
          </table:table-cell>
          <table:table-cell office:value-type="float" office:value="58577" calcext:value-type="float">
            <text:p>58577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1659" calcext:value-type="float">
            <text:p>-1659</text:p>
          </table:table-cell>
          <table:table-cell table:formula="of:=[.A44]-[.C44]" office:value-type="float" office:value="-2883" calcext:value-type="float">
            <text:p>-2883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197" calcext:value-type="float">
            <text:p>-1197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785" calcext:value-type="float">
            <text:p>59785</text:p>
          </table:table-cell>
          <table:table-cell office:value-type="float" office:value="58914" calcext:value-type="float">
            <text:p>58914</text:p>
          </table:table-cell>
          <table:table-cell office:value-type="float" office:value="58657" calcext:value-type="float">
            <text:p>58657</text:p>
          </table:table-cell>
          <table:table-cell office:value-type="float" office:value="59935" calcext:value-type="float">
            <text:p>59935</text:p>
          </table:table-cell>
          <table:table-cell office:value-type="float" office:value="29" calcext:value-type="float">
            <text:p>29</text:p>
          </table:table-cell>
          <table:table-cell table:formula="of:=[.A45]-[.B45]" office:value-type="float" office:value="-1128" calcext:value-type="float">
            <text:p>-1128</text:p>
          </table:table-cell>
          <table:table-cell table:formula="of:=[.A45]-[.C45]" office:value-type="float" office:value="-257" calcext:value-type="float">
            <text:p>-25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278" calcext:value-type="float">
            <text:p>-1278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14" calcext:value-type="float">
            <text:p>59914</text:p>
          </table:table-cell>
          <table:table-cell office:value-type="float" office:value="60160" calcext:value-type="float">
            <text:p>60160</text:p>
          </table:table-cell>
          <table:table-cell office:value-type="float" office:value="57475" calcext:value-type="float">
            <text:p>57475</text:p>
          </table:table-cell>
          <table:table-cell office:value-type="float" office:value="57416" calcext:value-type="float">
            <text:p>57416</text:p>
          </table:table-cell>
          <table:table-cell office:value-type="float" office:value="22" calcext:value-type="float">
            <text:p>22</text:p>
          </table:table-cell>
          <table:table-cell table:formula="of:=[.A46]-[.B46]" office:value-type="float" office:value="-2439" calcext:value-type="float">
            <text:p>-2439</text:p>
          </table:table-cell>
          <table:table-cell table:formula="of:=[.A46]-[.C46]" office:value-type="float" office:value="-2685" calcext:value-type="float">
            <text:p>-268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19" calcext:value-type="float">
            <text:p>58119</text:p>
          </table:table-cell>
          <table:table-cell office:value-type="float" office:value="57490" calcext:value-type="float">
            <text:p>57490</text:p>
          </table:table-cell>
          <table:table-cell office:value-type="float" office:value="57385" calcext:value-type="float">
            <text:p>57385</text:p>
          </table:table-cell>
          <table:table-cell office:value-type="float" office:value="57393" calcext:value-type="float">
            <text:p>57393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-726" calcext:value-type="float">
            <text:p>-726</text:p>
          </table:table-cell>
          <table:table-cell table:formula="of:=[.A47]-[.C47]" office:value-type="float" office:value="-97" calcext:value-type="float">
            <text:p>-97</text:p>
          </table:table-cell>
          <table:table-cell table:formula="of:=[.A47]-[.D47]" office:value-type="float" office:value="8" calcext:value-type="float">
            <text:p>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3" calcext:value-type="float">
            <text:p>58373</text:p>
          </table:table-cell>
          <table:table-cell office:value-type="float" office:value="57783" calcext:value-type="float">
            <text:p>57783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5" calcext:value-type="float">
            <text:p>60115</text:p>
          </table:table-cell>
          <table:table-cell office:value-type="float" office:value="10" calcext:value-type="float">
            <text:p>10</text:p>
          </table:table-cell>
          <table:table-cell table:formula="of:=[.A48]-[.B48]" office:value-type="float" office:value="-993" calcext:value-type="float">
            <text:p>-993</text:p>
          </table:table-cell>
          <table:table-cell table:formula="of:=[.A48]-[.C48]" office:value-type="float" office:value="-403" calcext:value-type="float">
            <text:p>-40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35" calcext:value-type="float">
            <text:p>-273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97" calcext:value-type="float">
            <text:p>60597</text:p>
          </table:table-cell>
          <table:table-cell office:value-type="float" office:value="60003" calcext:value-type="float">
            <text:p>60003</text:p>
          </table:table-cell>
          <table:table-cell office:value-type="float" office:value="60224" calcext:value-type="float">
            <text:p>60224</text:p>
          </table:table-cell>
          <table:table-cell office:value-type="float" office:value="57702" calcext:value-type="float">
            <text:p>57702</text:p>
          </table:table-cell>
          <table:table-cell office:value-type="float" office:value="10" calcext:value-type="float">
            <text:p>10</text:p>
          </table:table-cell>
          <table:table-cell table:formula="of:=[.A49]-[.B49]" office:value-type="float" office:value="-2895" calcext:value-type="float">
            <text:p>-2895</text:p>
          </table:table-cell>
          <table:table-cell table:formula="of:=[.A49]-[.C49]" office:value-type="float" office:value="-2301" calcext:value-type="float">
            <text:p>-2301</text:p>
          </table:table-cell>
          <table:table-cell table:formula="of:=[.A49]-[.D49]" office:value-type="float" office:value="-2522" calcext:value-type="float">
            <text:p>-2522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09" calcext:value-type="float">
            <text:p>57409</text:p>
          </table:table-cell>
          <table:table-cell office:value-type="float" office:value="60824" calcext:value-type="float">
            <text:p>60824</text:p>
          </table:table-cell>
          <table:table-cell office:value-type="float" office:value="57476" calcext:value-type="float">
            <text:p>57476</text:p>
          </table:table-cell>
          <table:table-cell office:value-type="float" office:value="60002" calcext:value-type="float">
            <text:p>60002</text:p>
          </table:table-cell>
          <table:table-cell office:value-type="float" office:value="27" calcext:value-type="float">
            <text:p>27</text:p>
          </table:table-cell>
          <table:table-cell table:formula="of:=[.A50]-[.B50]" office:value-type="float" office:value="67" calcext:value-type="float">
            <text:p>67</text:p>
          </table:table-cell>
          <table:table-cell table:formula="of:=[.A50]-[.C50]" office:value-type="float" office:value="-3348" calcext:value-type="float">
            <text:p>-3348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526" calcext:value-type="float">
            <text:p>-25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0" calcext:value-type="float">
            <text:p>58660</text:p>
          </table:table-cell>
          <table:table-cell office:value-type="float" office:value="57701" calcext:value-type="float">
            <text:p>57701</text:p>
          </table:table-cell>
          <table:table-cell office:value-type="float" office:value="57380" calcext:value-type="float">
            <text:p>57380</text:p>
          </table:table-cell>
          <table:table-cell office:value-type="float" office:value="58764" calcext:value-type="float">
            <text:p>58764</text:p>
          </table:table-cell>
          <table:table-cell office:value-type="float" office:value="22" calcext:value-type="float">
            <text:p>22</text:p>
          </table:table-cell>
          <table:table-cell table:formula="of:=[.A51]-[.B51]" office:value-type="float" office:value="-1280" calcext:value-type="float">
            <text:p>-1280</text:p>
          </table:table-cell>
          <table:table-cell table:formula="of:=[.A51]-[.C51]" office:value-type="float" office:value="-321" calcext:value-type="float">
            <text:p>-32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384" calcext:value-type="float">
            <text:p>-1384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432" calcext:value-type="float">
            <text:p>57432</text:p>
          </table:table-cell>
          <table:table-cell office:value-type="float" office:value="59775" calcext:value-type="float">
            <text:p>59775</text:p>
          </table:table-cell>
          <table:table-cell office:value-type="float" office:value="57983" calcext:value-type="float">
            <text:p>57983</text:p>
          </table:table-cell>
          <table:table-cell office:value-type="float" office:value="58779" calcext:value-type="float">
            <text:p>58779</text:p>
          </table:table-cell>
          <table:table-cell office:value-type="float" office:value="13" calcext:value-type="float">
            <text:p>13</text:p>
          </table:table-cell>
          <table:table-cell table:formula="of:=[.A52]-[.B52]" office:value-type="float" office:value="1347" calcext:value-type="float">
            <text:p>1347</text:p>
          </table:table-cell>
          <table:table-cell table:formula="of:=[.A52]-[.C52]" office:value-type="float" office:value="-996" calcext:value-type="float">
            <text:p>-996</text:p>
          </table:table-cell>
          <table:table-cell table:formula="of:=[.A52]-[.D52]" office:value-type="float" office:value="796" calcext:value-type="float">
            <text:p>796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577" calcext:value-type="float">
            <text:p>60577</text:p>
          </table:table-cell>
          <table:table-cell office:value-type="float" office:value="57344" calcext:value-type="float">
            <text:p>57344</text:p>
          </table:table-cell>
          <table:table-cell office:value-type="float" office:value="57700" calcext:value-type="float">
            <text:p>57700</text:p>
          </table:table-cell>
          <table:table-cell office:value-type="float" office:value="58001" calcext:value-type="float">
            <text:p>58001</text:p>
          </table:table-cell>
          <table:table-cell office:value-type="float" office:value="31" calcext:value-type="float">
            <text:p>31</text:p>
          </table:table-cell>
          <table:table-cell table:formula="of:=[.A53]-[.B53]" office:value-type="float" office:value="-2877" calcext:value-type="float">
            <text:p>-2877</text:p>
          </table:table-cell>
          <table:table-cell table:formula="of:=[.A53]-[.C53]" office:value-type="float" office:value="356" calcext:value-type="float">
            <text:p>35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01" calcext:value-type="float">
            <text:p>-30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36" calcext:value-type="float">
            <text:p>59936</text:p>
          </table:table-cell>
          <table:table-cell office:value-type="float" office:value="60519" calcext:value-type="float">
            <text:p>60519</text:p>
          </table:table-cell>
          <table:table-cell office:value-type="float" office:value="57707" calcext:value-type="float">
            <text:p>57707</text:p>
          </table:table-cell>
          <table:table-cell office:value-type="float" office:value="60213" calcext:value-type="float">
            <text:p>60213</text:p>
          </table:table-cell>
          <table:table-cell office:value-type="float" office:value="20" calcext:value-type="float">
            <text:p>20</text:p>
          </table:table-cell>
          <table:table-cell table:formula="of:=[.A54]-[.B54]" office:value-type="float" office:value="-2229" calcext:value-type="float">
            <text:p>-2229</text:p>
          </table:table-cell>
          <table:table-cell table:formula="of:=[.A54]-[.C54]" office:value-type="float" office:value="-2812" calcext:value-type="float">
            <text:p>-2812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06" calcext:value-type="float">
            <text:p>-2506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17" calcext:value-type="float">
            <text:p>57617</text:p>
          </table:table-cell>
          <table:table-cell office:value-type="float" office:value="58641" calcext:value-type="float">
            <text:p>58641</text:p>
          </table:table-cell>
          <table:table-cell office:value-type="float" office:value="57735" calcext:value-type="float">
            <text:p>57735</text:p>
          </table:table-cell>
          <table:table-cell office:value-type="float" office:value="57386" calcext:value-type="float">
            <text:p>57386</text:p>
          </table:table-cell>
          <table:table-cell office:value-type="float" office:value="18" calcext:value-type="float">
            <text:p>18</text:p>
          </table:table-cell>
          <table:table-cell table:formula="of:=[.A55]-[.B55]" office:value-type="float" office:value="118" calcext:value-type="float">
            <text:p>118</text:p>
          </table:table-cell>
          <table:table-cell table:formula="of:=[.A55]-[.C55]" office:value-type="float" office:value="-906" calcext:value-type="float">
            <text:p>-90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58" calcext:value-type="float">
            <text:p>59458</text:p>
          </table:table-cell>
          <table:table-cell office:value-type="float" office:value="60684" calcext:value-type="float">
            <text:p>60684</text:p>
          </table:table-cell>
          <table:table-cell office:value-type="float" office:value="57380" calcext:value-type="float">
            <text:p>57380</text:p>
          </table:table-cell>
          <table:table-cell office:value-type="float" office:value="58802" calcext:value-type="float">
            <text:p>58802</text:p>
          </table:table-cell>
          <table:table-cell office:value-type="float" office:value="29" calcext:value-type="float">
            <text:p>29</text:p>
          </table:table-cell>
          <table:table-cell table:formula="of:=[.A56]-[.B56]" office:value-type="float" office:value="-2078" calcext:value-type="float">
            <text:p>-2078</text:p>
          </table:table-cell>
          <table:table-cell table:formula="of:=[.A56]-[.C56]" office:value-type="float" office:value="-3304" calcext:value-type="float">
            <text:p>-3304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422" calcext:value-type="float">
            <text:p>-1422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089" calcext:value-type="float">
            <text:p>59089</text:p>
          </table:table-cell>
          <table:table-cell office:value-type="float" office:value="60245" calcext:value-type="float">
            <text:p>60245</text:p>
          </table:table-cell>
          <table:table-cell office:value-type="float" office:value="58649" calcext:value-type="float">
            <text:p>58649</text:p>
          </table:table-cell>
          <table:table-cell office:value-type="float" office:value="59671" calcext:value-type="float">
            <text:p>59671</text:p>
          </table:table-cell>
          <table:table-cell office:value-type="float" office:value="28" calcext:value-type="float">
            <text:p>28</text:p>
          </table:table-cell>
          <table:table-cell table:formula="of:=[.A57]-[.B57]" office:value-type="float" office:value="-440" calcext:value-type="float">
            <text:p>-440</text:p>
          </table:table-cell>
          <table:table-cell table:formula="of:=[.A57]-[.C57]" office:value-type="float" office:value="-1596" calcext:value-type="float">
            <text:p>-159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1022" calcext:value-type="float">
            <text:p>-102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377" calcext:value-type="float">
            <text:p>57377</text:p>
          </table:table-cell>
          <table:table-cell office:value-type="float" office:value="60487" calcext:value-type="float">
            <text:p>60487</text:p>
          </table:table-cell>
          <table:table-cell office:value-type="float" office:value="59967" calcext:value-type="float">
            <text:p>59967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 table:formula="of:=[.A58]-[.B58]" office:value-type="float" office:value="798" calcext:value-type="float">
            <text:p>798</text:p>
          </table:table-cell>
          <table:table-cell table:formula="of:=[.A58]-[.C58]" office:value-type="float" office:value="-2312" calcext:value-type="float">
            <text:p>-2312</text:p>
          </table:table-cell>
          <table:table-cell table:formula="of:=[.A58]-[.D58]" office:value-type="float" office:value="-1792" calcext:value-type="float">
            <text:p>-1792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5" calcext:value-type="float">
            <text:p>57345</text:p>
          </table:table-cell>
          <table:table-cell office:value-type="float" office:value="57734" calcext:value-type="float">
            <text:p>57734</text:p>
          </table:table-cell>
          <table:table-cell office:value-type="float" office:value="59793" calcext:value-type="float">
            <text:p>59793</text:p>
          </table:table-cell>
          <table:table-cell office:value-type="float" office:value="16" calcext:value-type="float">
            <text:p>16</text:p>
          </table:table-cell>
          <table:table-cell table:formula="of:=[.A59]-[.B59]" office:value-type="float" office:value="-3705" calcext:value-type="float">
            <text:p>-3705</text:p>
          </table:table-cell>
          <table:table-cell table:formula="of:=[.A59]-[.C59]" office:value-type="float" office:value="389" calcext:value-type="float">
            <text:p>38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2059" calcext:value-type="float">
            <text:p>-205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775" calcext:value-type="float">
            <text:p>59775</text:p>
          </table:table-cell>
          <table:table-cell office:value-type="float" office:value="60036" calcext:value-type="float">
            <text:p>60036</text:p>
          </table:table-cell>
          <table:table-cell office:value-type="float" office:value="58160" calcext:value-type="float">
            <text:p>58160</text:p>
          </table:table-cell>
          <table:table-cell office:value-type="float" office:value="57768" calcext:value-type="float">
            <text:p>57768</text:p>
          </table:table-cell>
          <table:table-cell office:value-type="float" office:value="23" calcext:value-type="float">
            <text:p>23</text:p>
          </table:table-cell>
          <table:table-cell table:formula="of:=[.A60]-[.B60]" office:value-type="float" office:value="-1615" calcext:value-type="float">
            <text:p>-1615</text:p>
          </table:table-cell>
          <table:table-cell table:formula="of:=[.A60]-[.C60]" office:value-type="float" office:value="-1876" calcext:value-type="float">
            <text:p>-187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443" calcext:value-type="float">
            <text:p>57443</text:p>
          </table:table-cell>
          <table:table-cell office:value-type="float" office:value="58888" calcext:value-type="float">
            <text:p>58888</text:p>
          </table:table-cell>
          <table:table-cell office:value-type="float" office:value="58975" calcext:value-type="float">
            <text:p>58975</text:p>
          </table:table-cell>
          <table:table-cell office:value-type="float" office:value="57354" calcext:value-type="float">
            <text:p>57354</text:p>
          </table:table-cell>
          <table:table-cell office:value-type="float" office:value="1" calcext:value-type="float">
            <text:p>1</text:p>
          </table:table-cell>
          <table:table-cell table:formula="of:=[.A61]-[.B61]" office:value-type="float" office:value="-89" calcext:value-type="float">
            <text:p>-89</text:p>
          </table:table-cell>
          <table:table-cell table:formula="of:=[.A61]-[.C61]" office:value-type="float" office:value="-1534" calcext:value-type="float">
            <text:p>-1534</text:p>
          </table:table-cell>
          <table:table-cell table:formula="of:=[.A61]-[.D61]" office:value-type="float" office:value="-1621" calcext:value-type="float">
            <text:p>-1621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44" calcext:value-type="float">
            <text:p>57344</text:p>
          </table:table-cell>
          <table:table-cell office:value-type="float" office:value="58531" calcext:value-type="float">
            <text:p>58531</text:p>
          </table:table-cell>
          <table:table-cell office:value-type="float" office:value="58034" calcext:value-type="float">
            <text:p>58034</text:p>
          </table:table-cell>
          <table:table-cell office:value-type="float" office:value="58779" calcext:value-type="float">
            <text:p>58779</text:p>
          </table:table-cell>
          <table:table-cell office:value-type="float" office:value="15" calcext:value-type="float">
            <text:p>15</text:p>
          </table:table-cell>
          <table:table-cell table:formula="of:=[.A62]-[.B62]" office:value-type="float" office:value="1435" calcext:value-type="float">
            <text:p>1435</text:p>
          </table:table-cell>
          <table:table-cell table:formula="of:=[.A62]-[.C62]" office:value-type="float" office:value="248" calcext:value-type="float">
            <text:p>248</text:p>
          </table:table-cell>
          <table:table-cell table:formula="of:=[.A62]-[.D62]" office:value-type="float" office:value="745" calcext:value-type="float">
            <text:p>745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53" calcext:value-type="float">
            <text:p>59053</text:p>
          </table:table-cell>
          <table:table-cell office:value-type="float" office:value="59784" calcext:value-type="float">
            <text:p>59784</text:p>
          </table:table-cell>
          <table:table-cell office:value-type="float" office:value="59721" calcext:value-type="float">
            <text:p>59721</text:p>
          </table:table-cell>
          <table:table-cell office:value-type="float" office:value="59663" calcext:value-type="float">
            <text:p>59663</text:p>
          </table:table-cell>
          <table:table-cell office:value-type="float" office:value="25" calcext:value-type="float">
            <text:p>25</text:p>
          </table:table-cell>
          <table:table-cell table:formula="of:=[.A63]-[.B63]" office:value-type="float" office:value="668" calcext:value-type="float">
            <text:p>668</text:p>
          </table:table-cell>
          <table:table-cell table:formula="of:=[.A63]-[.C63]" office:value-type="float" office:value="-63" calcext:value-type="float">
            <text:p>-63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73" calcext:value-type="float">
            <text:p>58473</text:p>
          </table:table-cell>
          <table:table-cell office:value-type="float" office:value="58649" calcext:value-type="float">
            <text:p>58649</text:p>
          </table:table-cell>
          <table:table-cell office:value-type="float" office:value="57493" calcext:value-type="float">
            <text:p>57493</text:p>
          </table:table-cell>
          <table:table-cell office:value-type="float" office:value="59657" calcext:value-type="float">
            <text:p>59657</text:p>
          </table:table-cell>
          <table:table-cell office:value-type="float" office:value="17" calcext:value-type="float">
            <text:p>17</text:p>
          </table:table-cell>
          <table:table-cell table:formula="of:=[.A64]-[.B64]" office:value-type="float" office:value="-980" calcext:value-type="float">
            <text:p>-980</text:p>
          </table:table-cell>
          <table:table-cell table:formula="of:=[.A64]-[.C64]" office:value-type="float" office:value="-1156" calcext:value-type="float">
            <text:p>-115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64" calcext:value-type="float">
            <text:p>-216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69" calcext:value-type="float">
            <text:p>60569</text:p>
          </table:table-cell>
          <table:table-cell office:value-type="float" office:value="58417" calcext:value-type="float">
            <text:p>58417</text:p>
          </table:table-cell>
          <table:table-cell office:value-type="float" office:value="57380" calcext:value-type="float">
            <text:p>57380</text:p>
          </table:table-cell>
          <table:table-cell office:value-type="float" office:value="60422" calcext:value-type="float">
            <text:p>60422</text:p>
          </table:table-cell>
          <table:table-cell office:value-type="float" office:value="23" calcext:value-type="float">
            <text:p>23</text:p>
          </table:table-cell>
          <table:table-cell table:formula="of:=[.A65]-[.B65]" office:value-type="float" office:value="-3189" calcext:value-type="float">
            <text:p>-3189</text:p>
          </table:table-cell>
          <table:table-cell table:formula="of:=[.A65]-[.C65]" office:value-type="float" office:value="-1037" calcext:value-type="float">
            <text:p>-1037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3042" calcext:value-type="float">
            <text:p>-3042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437" calcext:value-type="float">
            <text:p>58437</text:p>
          </table:table-cell>
          <table:table-cell office:value-type="float" office:value="59793" calcext:value-type="float">
            <text:p>59793</text:p>
          </table:table-cell>
          <table:table-cell office:value-type="float" office:value="57399" calcext:value-type="float">
            <text:p>57399</text:p>
          </table:table-cell>
          <table:table-cell office:value-type="float" office:value="58401" calcext:value-type="float">
            <text:p>58401</text:p>
          </table:table-cell>
          <table:table-cell office:value-type="float" office:value="19" calcext:value-type="float">
            <text:p>19</text:p>
          </table:table-cell>
          <table:table-cell table:formula="of:=[.A66]-[.B66]" office:value-type="float" office:value="-1038" calcext:value-type="float">
            <text:p>-1038</text:p>
          </table:table-cell>
          <table:table-cell table:formula="of:=[.A66]-[.C66]" office:value-type="float" office:value="-2394" calcext:value-type="float">
            <text:p>-2394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002" calcext:value-type="float">
            <text:p>-1002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08" calcext:value-type="float">
            <text:p>60008</text:p>
          </table:table-cell>
          <table:table-cell office:value-type="float" office:value="59791" calcext:value-type="float">
            <text:p>59791</text:p>
          </table:table-cell>
          <table:table-cell office:value-type="float" office:value="59084" calcext:value-type="float">
            <text:p>59084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 table:formula="of:=[.A67]-[.B67]" office:value-type="float" office:value="-2611" calcext:value-type="float">
            <text:p>-2611</text:p>
          </table:table-cell>
          <table:table-cell table:formula="of:=[.A67]-[.C67]" office:value-type="float" office:value="-2394" calcext:value-type="float">
            <text:p>-2394</text:p>
          </table:table-cell>
          <table:table-cell table:formula="of:=[.A67]-[.D67]" office:value-type="float" office:value="-1687" calcext:value-type="float">
            <text:p>-1687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806" calcext:value-type="float">
            <text:p>58806</text:p>
          </table:table-cell>
          <table:table-cell office:value-type="float" office:value="58950" calcext:value-type="float">
            <text:p>58950</text:p>
          </table:table-cell>
          <table:table-cell office:value-type="float" office:value="57398" calcext:value-type="float">
            <text:p>57398</text:p>
          </table:table-cell>
          <table:table-cell office:value-type="float" office:value="57681" calcext:value-type="float">
            <text:p>57681</text:p>
          </table:table-cell>
          <table:table-cell office:value-type="float" office:value="25" calcext:value-type="float">
            <text:p>25</text:p>
          </table:table-cell>
          <table:table-cell table:formula="of:=[.A68]-[.B68]" office:value-type="float" office:value="-1408" calcext:value-type="float">
            <text:p>-1408</text:p>
          </table:table-cell>
          <table:table-cell table:formula="of:=[.A68]-[.C68]" office:value-type="float" office:value="-1552" calcext:value-type="float">
            <text:p>-1552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83" calcext:value-type="float">
            <text:p>-28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45" calcext:value-type="float">
            <text:p>57345</text:p>
          </table:table-cell>
          <table:table-cell office:value-type="float" office:value="57691" calcext:value-type="float">
            <text:p>57691</text:p>
          </table:table-cell>
          <table:table-cell office:value-type="float" office:value="57413" calcext:value-type="float">
            <text:p>57413</text:p>
          </table:table-cell>
          <table:table-cell office:value-type="float" office:value="58928" calcext:value-type="float">
            <text:p>58928</text:p>
          </table:table-cell>
          <table:table-cell office:value-type="float" office:value="20" calcext:value-type="float">
            <text:p>20</text:p>
          </table:table-cell>
          <table:table-cell table:formula="of:=[.A69]-[.B69]" office:value-type="float" office:value="68" calcext:value-type="float">
            <text:p>68</text:p>
          </table:table-cell>
          <table:table-cell table:formula="of:=[.A69]-[.C69]" office:value-type="float" office:value="-278" calcext:value-type="float">
            <text:p>-27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515" calcext:value-type="float">
            <text:p>-151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28" calcext:value-type="float">
            <text:p>58128</text:p>
          </table:table-cell>
          <table:table-cell office:value-type="float" office:value="58439" calcext:value-type="float">
            <text:p>58439</text:p>
          </table:table-cell>
          <table:table-cell office:value-type="float" office:value="57644" calcext:value-type="float">
            <text:p>57644</text:p>
          </table:table-cell>
          <table:table-cell office:value-type="float" office:value="57354" calcext:value-type="float">
            <text:p>57354</text:p>
          </table:table-cell>
          <table:table-cell office:value-type="float" office:value="15" calcext:value-type="float">
            <text:p>15</text:p>
          </table:table-cell>
          <table:table-cell table:formula="of:=[.A70]-[.B70]" office:value-type="float" office:value="-774" calcext:value-type="float">
            <text:p>-774</text:p>
          </table:table-cell>
          <table:table-cell table:formula="of:=[.A70]-[.C70]" office:value-type="float" office:value="-1085" calcext:value-type="float">
            <text:p>-1085</text:p>
          </table:table-cell>
          <table:table-cell table:formula="of:=[.A70]-[.D70]" office:value-type="float" office:value="-290" calcext:value-type="float">
            <text:p>-29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937" calcext:value-type="float">
            <text:p>57937</text:p>
          </table:table-cell>
          <table:table-cell office:value-type="float" office:value="58198" calcext:value-type="float">
            <text:p>58198</text:p>
          </table:table-cell>
          <table:table-cell office:value-type="float" office:value="61439" calcext:value-type="float">
            <text:p>61439</text:p>
          </table:table-cell>
          <table:table-cell office:value-type="float" office:value="60487" calcext:value-type="float">
            <text:p>60487</text:p>
          </table:table-cell>
          <table:table-cell office:value-type="float" office:value="26" calcext:value-type="float">
            <text:p>26</text:p>
          </table:table-cell>
          <table:table-cell table:formula="of:=[.A71]-[.B71]" office:value-type="float" office:value="3502" calcext:value-type="float">
            <text:p>3502</text:p>
          </table:table-cell>
          <table:table-cell table:formula="of:=[.A71]-[.C71]" office:value-type="float" office:value="3241" calcext:value-type="float">
            <text:p>324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1" calcext:value-type="float">
            <text:p>1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48" calcext:value-type="float">
            <text:p>48</text:p>
          </table:table-cell>
          <table:table-cell table:style-name="ce1" table:formula="of:=COUNTIF([.J2:.J71];0)" office:value-type="float" office:value="21" calcext:value-type="float">
            <text:p>2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142857142857143" calcext:value-type="float">
            <text:p>0.014285714285714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685714285714286" calcext:value-type="float">
            <text:p>0.685714285714286</text:p>
          </table:table-cell>
          <table:table-cell table:formula="of:=[.J73]/[.C73]" office:value-type="float" office:value="0.3" calcext:value-type="float">
            <text:p>0.3</text:p>
          </table:table-cell>
          <table:table-cell table:number-columns-repeated="12"/>
        </table:table-row>
      </table:table>
      <table:table table:name="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16" calcext:value-type="float">
            <text:p>60416</text:p>
          </table:table-cell>
          <table:table-cell office:value-type="float" office:value="61439" calcext:value-type="float">
            <text:p>61439</text:p>
          </table:table-cell>
          <table:table-cell office:value-type="float" office:value="253" calcext:value-type="float">
            <text:p>253</text:p>
          </table:table-cell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-1728" calcext:value-type="float">
            <text:p>-1728</text:p>
          </table:table-cell>
          <table:table-cell table:formula="of:=[.A2]-[.E2]" office:value-type="float" office:value="-2751" calcext:value-type="float">
            <text:p>-2751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8429" calcext:value-type="float">
            <text:p>158429</text:p>
          </table:table-cell>
          <table:table-cell office:value-type="float" office:value="5162" calcext:value-type="float">
            <text:p>5162</text:p>
          </table:table-cell>
          <table:table-cell office:value-type="float" office:value="70" calcext:value-type="float">
            <text:p>70</text:p>
          </table:table-cell>
          <table:table-cell office:value-type="float" office:value="2603" calcext:value-type="float">
            <text:p>2603</text:p>
          </table:table-cell>
          <table:table-cell office:value-type="float" office:value="182229" calcext:value-type="float">
            <text:p>182229</text:p>
          </table:table-cell>
          <table:table-cell office:value-type="float" office:value="4111" calcext:value-type="float">
            <text:p>4111</text:p>
          </table:table-cell>
          <table:table-cell office:value-type="float" office:value="10272" calcext:value-type="float">
            <text:p>10272</text:p>
          </table:table-cell>
          <table:table-cell office:value-type="float" office:value="4011" calcext:value-type="float">
            <text:p>4011</text:p>
          </table:table-cell>
          <table:table-cell office:value-type="float" office:value="33489" calcext:value-type="float">
            <text:p>33489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32" calcext:value-type="float">
            <text:p>58432</text:p>
          </table:table-cell>
          <table:table-cell office:value-type="float" office:value="58720" calcext:value-type="float">
            <text:p>58720</text:p>
          </table:table-cell>
          <table:table-cell office:value-type="float" office:value="57869" calcext:value-type="float">
            <text:p>57869</text:p>
          </table:table-cell>
          <table:table-cell office:value-type="float" office:value="57477" calcext:value-type="float">
            <text:p>57477</text:p>
          </table:table-cell>
          <table:table-cell office:value-type="float" office:value="1" calcext:value-type="float">
            <text:p>1</text:p>
          </table:table-cell>
          <table:table-cell table:formula="of:=[.A3]-[.B3]" office:value-type="float" office:value="-955" calcext:value-type="float">
            <text:p>-955</text:p>
          </table:table-cell>
          <table:table-cell table:formula="of:=[.A3]-[.C3]" office:value-type="float" office:value="-1243" calcext:value-type="float">
            <text:p>-1243</text:p>
          </table:table-cell>
          <table:table-cell table:formula="of:=[.A3]-[.D3]" office:value-type="float" office:value="-392" calcext:value-type="float">
            <text:p>-392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8429" calcext:value-type="float">
            <text:p>158429</text:p>
          </table:table-cell>
          <table:table-cell office:value-type="float" office:value="4638" calcext:value-type="float">
            <text:p>4638</text:p>
          </table:table-cell>
          <table:table-cell office:value-type="float" office:value="70" calcext:value-type="float">
            <text:p>70</text:p>
          </table:table-cell>
          <table:table-cell office:value-type="float" office:value="2555" calcext:value-type="float">
            <text:p>2555</text:p>
          </table:table-cell>
          <table:table-cell office:value-type="float" office:value="178851" calcext:value-type="float">
            <text:p>178851</text:p>
          </table:table-cell>
          <table:table-cell office:value-type="float" office:value="4111" calcext:value-type="float">
            <text:p>4111</text:p>
          </table:table-cell>
          <table:table-cell office:value-type="float" office:value="10116" calcext:value-type="float">
            <text:p>10116</text:p>
          </table:table-cell>
          <table:table-cell office:value-type="float" office:value="4011" calcext:value-type="float">
            <text:p>4011</text:p>
          </table:table-cell>
          <table:table-cell office:value-type="float" office:value="33669" calcext:value-type="float">
            <text:p>3366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33" calcext:value-type="float">
            <text:p>60433</text:p>
          </table:table-cell>
          <table:table-cell office:value-type="float" office:value="60419" calcext:value-type="float">
            <text:p>60419</text:p>
          </table:table-cell>
          <table:table-cell office:value-type="float" office:value="59666" calcext:value-type="float">
            <text:p>59666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4]-[.B4]" office:value-type="float" office:value="-3053" calcext:value-type="float">
            <text:p>-3053</text:p>
          </table:table-cell>
          <table:table-cell table:formula="of:=[.A4]-[.C4]" office:value-type="float" office:value="-3039" calcext:value-type="float">
            <text:p>-3039</text:p>
          </table:table-cell>
          <table:table-cell table:formula="of:=[.A4]-[.D4]" office:value-type="float" office:value="-2286" calcext:value-type="float">
            <text:p>-2286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260" calcext:value-type="float">
            <text:p>60260</text:p>
          </table:table-cell>
          <table:table-cell office:value-type="float" office:value="58628" calcext:value-type="float">
            <text:p>58628</text:p>
          </table:table-cell>
          <table:table-cell office:value-type="float" office:value="58932" calcext:value-type="float">
            <text:p>58932</text:p>
          </table:table-cell>
          <table:table-cell office:value-type="float" office:value="57601" calcext:value-type="float">
            <text:p>57601</text:p>
          </table:table-cell>
          <table:table-cell office:value-type="float" office:value="16" calcext:value-type="float">
            <text:p>16</text:p>
          </table:table-cell>
          <table:table-cell table:formula="of:=[.A5]-[.B5]" office:value-type="float" office:value="-1328" calcext:value-type="float">
            <text:p>-1328</text:p>
          </table:table-cell>
          <table:table-cell table:formula="of:=[.A5]-[.C5]" office:value-type="float" office:value="304" calcext:value-type="float">
            <text:p>304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331" calcext:value-type="float">
            <text:p>1331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635" calcext:value-type="float">
            <text:p>60635</text:p>
          </table:table-cell>
          <table:table-cell office:value-type="float" office:value="59058" calcext:value-type="float">
            <text:p>59058</text:p>
          </table:table-cell>
          <table:table-cell office:value-type="float" office:value="60712" calcext:value-type="float">
            <text:p>60712</text:p>
          </table:table-cell>
          <table:table-cell office:value-type="float" office:value="57699" calcext:value-type="float">
            <text:p>57699</text:p>
          </table:table-cell>
          <table:table-cell office:value-type="float" office:value="2" calcext:value-type="float">
            <text:p>2</text:p>
          </table:table-cell>
          <table:table-cell table:formula="of:=[.A6]-[.B6]" office:value-type="float" office:value="-2936" calcext:value-type="float">
            <text:p>-2936</text:p>
          </table:table-cell>
          <table:table-cell table:formula="of:=[.A6]-[.C6]" office:value-type="float" office:value="-1359" calcext:value-type="float">
            <text:p>-1359</text:p>
          </table:table-cell>
          <table:table-cell table:formula="of:=[.A6]-[.D6]" office:value-type="float" office:value="-3013" calcext:value-type="float">
            <text:p>-3013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table:formula="of:=AVERAGE([.N2:.N3])" office:value-type="float" office:value="158429" calcext:value-type="float">
            <text:p>158429</text:p>
          </table:table-cell>
          <table:table-cell table:formula="of:=AVERAGE([.O2:.O3])" office:value-type="float" office:value="4900" calcext:value-type="float">
            <text:p>4900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2579" calcext:value-type="float">
            <text:p>2579</text:p>
          </table:table-cell>
          <table:table-cell table:formula="of:=AVERAGE([.R2:.R3])" office:value-type="float" office:value="180540" calcext:value-type="float">
            <text:p>180540</text:p>
          </table:table-cell>
          <table:table-cell table:formula="of:=AVERAGE([.S2:.S3])" office:value-type="float" office:value="4111" calcext:value-type="float">
            <text:p>4111</text:p>
          </table:table-cell>
          <table:table-cell table:formula="of:=AVERAGE([.T2:.T3])" office:value-type="float" office:value="10194" calcext:value-type="float">
            <text:p>10194</text:p>
          </table:table-cell>
          <table:table-cell table:formula="of:=AVERAGE([.U2:.U3])" office:value-type="float" office:value="4011" calcext:value-type="float">
            <text:p>4011</text:p>
          </table:table-cell>
          <table:table-cell table:formula="of:=AVERAGE([.V2:.V3])"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913" calcext:value-type="float">
            <text:p>58913</text:p>
          </table:table-cell>
          <table:table-cell office:value-type="float" office:value="60523" calcext:value-type="float">
            <text:p>60523</text:p>
          </table:table-cell>
          <table:table-cell office:value-type="float" office:value="57995" calcext:value-type="float">
            <text:p>57995</text:p>
          </table:table-cell>
          <table:table-cell office:value-type="float" office:value="57958" calcext:value-type="float">
            <text:p>57958</text:p>
          </table:table-cell>
          <table:table-cell office:value-type="float" office:value="21" calcext:value-type="float">
            <text:p>21</text:p>
          </table:table-cell>
          <table:table-cell table:formula="of:=[.A7]-[.B7]" office:value-type="float" office:value="-918" calcext:value-type="float">
            <text:p>-918</text:p>
          </table:table-cell>
          <table:table-cell table:formula="of:=[.A7]-[.C7]" office:value-type="float" office:value="-2528" calcext:value-type="float">
            <text:p>-252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37" calcext:value-type="float">
            <text:p>37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187" calcext:value-type="float">
            <text:p>58187</text:p>
          </table:table-cell>
          <table:table-cell office:value-type="float" office:value="57508" calcext:value-type="float">
            <text:p>57508</text:p>
          </table:table-cell>
          <table:table-cell office:value-type="float" office:value="57701" calcext:value-type="float">
            <text:p>57701</text:p>
          </table:table-cell>
          <table:table-cell office:value-type="float" office:value="59529" calcext:value-type="float">
            <text:p>59529</text:p>
          </table:table-cell>
          <table:table-cell office:value-type="float" office:value="20" calcext:value-type="float">
            <text:p>20</text:p>
          </table:table-cell>
          <table:table-cell table:formula="of:=[.A8]-[.B8]" office:value-type="float" office:value="-486" calcext:value-type="float">
            <text:p>-486</text:p>
          </table:table-cell>
          <table:table-cell table:formula="of:=[.A8]-[.C8]" office:value-type="float" office:value="193" calcext:value-type="float">
            <text:p>19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828" calcext:value-type="float">
            <text:p>-1828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137" calcext:value-type="float">
            <text:p>58137</text:p>
          </table:table-cell>
          <table:table-cell office:value-type="float" office:value="59503" calcext:value-type="float">
            <text:p>59503</text:p>
          </table:table-cell>
          <table:table-cell office:value-type="float" office:value="57748" calcext:value-type="float">
            <text:p>57748</text:p>
          </table:table-cell>
          <table:table-cell office:value-type="float" office:value="57664" calcext:value-type="float">
            <text:p>57664</text:p>
          </table:table-cell>
          <table:table-cell office:value-type="float" office:value="19" calcext:value-type="float">
            <text:p>19</text:p>
          </table:table-cell>
          <table:table-cell table:formula="of:=[.A9]-[.B9]" office:value-type="float" office:value="-389" calcext:value-type="float">
            <text:p>-389</text:p>
          </table:table-cell>
          <table:table-cell table:formula="of:=[.A9]-[.C9]" office:value-type="float" office:value="-1755" calcext:value-type="float">
            <text:p>-1755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84" calcext:value-type="float">
            <text:p>84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910" calcext:value-type="float">
            <text:p>57910</text:p>
          </table:table-cell>
          <table:table-cell office:value-type="float" office:value="59987" calcext:value-type="float">
            <text:p>59987</text:p>
          </table:table-cell>
          <table:table-cell office:value-type="float" office:value="57760" calcext:value-type="float">
            <text:p>57760</text:p>
          </table:table-cell>
          <table:table-cell office:value-type="float" office:value="60827" calcext:value-type="float">
            <text:p>60827</text:p>
          </table:table-cell>
          <table:table-cell office:value-type="float" office:value="22" calcext:value-type="float">
            <text:p>22</text:p>
          </table:table-cell>
          <table:table-cell table:formula="of:=[.A10]-[.B10]" office:value-type="float" office:value="-150" calcext:value-type="float">
            <text:p>-150</text:p>
          </table:table-cell>
          <table:table-cell table:formula="of:=[.A10]-[.C10]" office:value-type="float" office:value="-2227" calcext:value-type="float">
            <text:p>-222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3067" calcext:value-type="float">
            <text:p>-3067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564" calcext:value-type="float">
            <text:p>59564</text:p>
          </table:table-cell>
          <table:table-cell office:value-type="float" office:value="59807" calcext:value-type="float">
            <text:p>59807</text:p>
          </table:table-cell>
          <table:table-cell office:value-type="float" office:value="57484" calcext:value-type="float">
            <text:p>57484</text:p>
          </table:table-cell>
          <table:table-cell office:value-type="float" office:value="60265" calcext:value-type="float">
            <text:p>60265</text:p>
          </table:table-cell>
          <table:table-cell office:value-type="float" office:value="30" calcext:value-type="float">
            <text:p>30</text:p>
          </table:table-cell>
          <table:table-cell table:formula="of:=[.A11]-[.B11]" office:value-type="float" office:value="-2080" calcext:value-type="float">
            <text:p>-2080</text:p>
          </table:table-cell>
          <table:table-cell table:formula="of:=[.A11]-[.C11]" office:value-type="float" office:value="-2323" calcext:value-type="float">
            <text:p>-2323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781" calcext:value-type="float">
            <text:p>-278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90" calcext:value-type="float">
            <text:p>57490</text:p>
          </table:table-cell>
          <table:table-cell office:value-type="float" office:value="60230" calcext:value-type="float">
            <text:p>60230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6" calcext:value-type="float">
            <text:p>58066</text:p>
          </table:table-cell>
          <table:table-cell office:value-type="float" office:value="21" calcext:value-type="float">
            <text:p>21</text:p>
          </table:table-cell>
          <table:table-cell table:formula="of:=[.A12]-[.B12]" office:value-type="float" office:value="-110" calcext:value-type="float">
            <text:p>-110</text:p>
          </table:table-cell>
          <table:table-cell table:formula="of:=[.A12]-[.C12]" office:value-type="float" office:value="-2850" calcext:value-type="float">
            <text:p>-285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686" calcext:value-type="float">
            <text:p>-686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1" calcext:value-type="float">
            <text:p>58161</text:p>
          </table:table-cell>
          <table:table-cell office:value-type="float" office:value="58522" calcext:value-type="float">
            <text:p>58522</text:p>
          </table:table-cell>
          <table:table-cell office:value-type="float" office:value="59435" calcext:value-type="float">
            <text:p>59435</text:p>
          </table:table-cell>
          <table:table-cell office:value-type="float" office:value="57408" calcext:value-type="float">
            <text:p>57408</text:p>
          </table:table-cell>
          <table:table-cell office:value-type="float" office:value="20" calcext:value-type="float">
            <text:p>20</text:p>
          </table:table-cell>
          <table:table-cell table:formula="of:=[.A13]-[.B13]" office:value-type="float" office:value="1274" calcext:value-type="float">
            <text:p>1274</text:p>
          </table:table-cell>
          <table:table-cell table:formula="of:=[.A13]-[.C13]" office:value-type="float" office:value="913" calcext:value-type="float">
            <text:p>913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2027" calcext:value-type="float">
            <text:p>2027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05" calcext:value-type="float">
            <text:p>59405</text:p>
          </table:table-cell>
          <table:table-cell office:value-type="float" office:value="58133" calcext:value-type="float">
            <text:p>58133</text:p>
          </table:table-cell>
          <table:table-cell office:value-type="float" office:value="57922" calcext:value-type="float">
            <text:p>57922</text:p>
          </table:table-cell>
          <table:table-cell office:value-type="float" office:value="60098" calcext:value-type="float">
            <text:p>60098</text:p>
          </table:table-cell>
          <table:table-cell office:value-type="float" office:value="20" calcext:value-type="float">
            <text:p>20</text:p>
          </table:table-cell>
          <table:table-cell table:formula="of:=[.A14]-[.B14]" office:value-type="float" office:value="-1483" calcext:value-type="float">
            <text:p>-1483</text:p>
          </table:table-cell>
          <table:table-cell table:formula="of:=[.A14]-[.C14]" office:value-type="float" office:value="-211" calcext:value-type="float">
            <text:p>-21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2176" calcext:value-type="float">
            <text:p>-2176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048" calcext:value-type="float">
            <text:p>58048</text:p>
          </table:table-cell>
          <table:table-cell office:value-type="float" office:value="58384" calcext:value-type="float">
            <text:p>58384</text:p>
          </table:table-cell>
          <table:table-cell office:value-type="float" office:value="57783" calcext:value-type="float">
            <text:p>57783</text:p>
          </table:table-cell>
          <table:table-cell office:value-type="float" office:value="60639" calcext:value-type="float">
            <text:p>60639</text:p>
          </table:table-cell>
          <table:table-cell office:value-type="float" office:value="22" calcext:value-type="float">
            <text:p>22</text:p>
          </table:table-cell>
          <table:table-cell table:formula="of:=[.A15]-[.B15]" office:value-type="float" office:value="-265" calcext:value-type="float">
            <text:p>-265</text:p>
          </table:table-cell>
          <table:table-cell table:formula="of:=[.A15]-[.C15]" office:value-type="float" office:value="-601" calcext:value-type="float">
            <text:p>-60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856" calcext:value-type="float">
            <text:p>-2856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755" calcext:value-type="float">
            <text:p>58755</text:p>
          </table:table-cell>
          <table:table-cell office:value-type="float" office:value="57503" calcext:value-type="float">
            <text:p>57503</text:p>
          </table:table-cell>
          <table:table-cell office:value-type="float" office:value="58887" calcext:value-type="float">
            <text:p>58887</text:p>
          </table:table-cell>
          <table:table-cell office:value-type="float" office:value="58161" calcext:value-type="float">
            <text:p>58161</text:p>
          </table:table-cell>
          <table:table-cell office:value-type="float" office:value="9" calcext:value-type="float">
            <text:p>9</text:p>
          </table:table-cell>
          <table:table-cell table:formula="of:=[.A16]-[.B16]" office:value-type="float" office:value="-594" calcext:value-type="float">
            <text:p>-594</text:p>
          </table:table-cell>
          <table:table-cell table:formula="of:=[.A16]-[.C16]" office:value-type="float" office:value="658" calcext:value-type="float">
            <text:p>658</text:p>
          </table:table-cell>
          <table:table-cell table:formula="of:=[.A16]-[.D16]" office:value-type="float" office:value="-726" calcext:value-type="float">
            <text:p>-726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417" calcext:value-type="float">
            <text:p>58417</text:p>
          </table:table-cell>
          <table:table-cell office:value-type="float" office:value="57770" calcext:value-type="float">
            <text:p>57770</text:p>
          </table:table-cell>
          <table:table-cell office:value-type="float" office:value="57485" calcext:value-type="float">
            <text:p>57485</text:p>
          </table:table-cell>
          <table:table-cell office:value-type="float" office:value="60100" calcext:value-type="float">
            <text:p>60100</text:p>
          </table:table-cell>
          <table:table-cell office:value-type="float" office:value="19" calcext:value-type="float">
            <text:p>19</text:p>
          </table:table-cell>
          <table:table-cell table:formula="of:=[.A17]-[.B17]" office:value-type="float" office:value="-932" calcext:value-type="float">
            <text:p>-932</text:p>
          </table:table-cell>
          <table:table-cell table:formula="of:=[.A17]-[.C17]" office:value-type="float" office:value="-285" calcext:value-type="float">
            <text:p>-285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615" calcext:value-type="float">
            <text:p>-26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91" calcext:value-type="float">
            <text:p>58891</text:p>
          </table:table-cell>
          <table:table-cell office:value-type="float" office:value="59656" calcext:value-type="float">
            <text:p>59656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4" calcext:value-type="float">
            <text:p>60594</text:p>
          </table:table-cell>
          <table:table-cell office:value-type="float" office:value="16" calcext:value-type="float">
            <text:p>16</text:p>
          </table:table-cell>
          <table:table-cell table:formula="of:=[.A18]-[.B18]" office:value-type="float" office:value="-1511" calcext:value-type="float">
            <text:p>-1511</text:p>
          </table:table-cell>
          <table:table-cell table:formula="of:=[.A18]-[.C18]" office:value-type="float" office:value="-2276" calcext:value-type="float">
            <text:p>-2276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214" calcext:value-type="float">
            <text:p>-32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16" calcext:value-type="float">
            <text:p>58916</text:p>
          </table:table-cell>
          <table:table-cell office:value-type="float" office:value="57602" calcext:value-type="float">
            <text:p>576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698" calcext:value-type="float">
            <text:p>57698</text:p>
          </table:table-cell>
          <table:table-cell office:value-type="float" office:value="8" calcext:value-type="float">
            <text:p>8</text:p>
          </table:table-cell>
          <table:table-cell table:formula="of:=[.A19]-[.B19]" office:value-type="float" office:value="-1218" calcext:value-type="float">
            <text:p>-1218</text:p>
          </table:table-cell>
          <table:table-cell table:formula="of:=[.A19]-[.C19]" office:value-type="float" office:value="96" calcext:value-type="float">
            <text:p>96</text:p>
          </table:table-cell>
          <table:table-cell table:formula="of:=[.A19]-[.D19]" office:value-type="float" office:value="99" calcext:value-type="float">
            <text:p>99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51" calcext:value-type="float">
            <text:p>58151</text:p>
          </table:table-cell>
          <table:table-cell office:value-type="float" office:value="59587" calcext:value-type="float">
            <text:p>59587</text:p>
          </table:table-cell>
          <table:table-cell office:value-type="float" office:value="57963" calcext:value-type="float">
            <text:p>57963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20]-[.B20]" office:value-type="float" office:value="-771" calcext:value-type="float">
            <text:p>-771</text:p>
          </table:table-cell>
          <table:table-cell table:formula="of:=[.A20]-[.C20]" office:value-type="float" office:value="-2207" calcext:value-type="float">
            <text:p>-2207</text:p>
          </table:table-cell>
          <table:table-cell table:formula="of:=[.A20]-[.D20]" office:value-type="float" office:value="-583" calcext:value-type="float">
            <text:p>-583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81" calcext:value-type="float">
            <text:p>60581</text:p>
          </table:table-cell>
          <table:table-cell office:value-type="float" office:value="57360" calcext:value-type="float">
            <text:p>57360</text:p>
          </table:table-cell>
          <table:table-cell office:value-type="float" office:value="58545" calcext:value-type="float">
            <text:p>58545</text:p>
          </table:table-cell>
          <table:table-cell office:value-type="float" office:value="60178" calcext:value-type="float">
            <text:p>60178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-2036" calcext:value-type="float">
            <text:p>-2036</text:p>
          </table:table-cell>
          <table:table-cell table:formula="of:=[.A21]-[.C21]" office:value-type="float" office:value="1185" calcext:value-type="float">
            <text:p>1185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633" calcext:value-type="float">
            <text:p>-1633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6" calcext:value-type="float">
            <text:p>58466</text:p>
          </table:table-cell>
          <table:table-cell office:value-type="float" office:value="59674" calcext:value-type="float">
            <text:p>59674</text:p>
          </table:table-cell>
          <table:table-cell office:value-type="float" office:value="57741" calcext:value-type="float">
            <text:p>57741</text:p>
          </table:table-cell>
          <table:table-cell office:value-type="float" office:value="58127" calcext:value-type="float">
            <text:p>58127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725" calcext:value-type="float">
            <text:p>-725</text:p>
          </table:table-cell>
          <table:table-cell table:formula="of:=[.A22]-[.C22]" office:value-type="float" office:value="-1933" calcext:value-type="float">
            <text:p>-1933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386" calcext:value-type="float">
            <text:p>-38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82" calcext:value-type="float">
            <text:p>57682</text:p>
          </table:table-cell>
          <table:table-cell office:value-type="float" office:value="57344" calcext:value-type="float">
            <text:p>57344</text:p>
          </table:table-cell>
          <table:table-cell office:value-type="float" office:value="57729" calcext:value-type="float">
            <text:p>57729</text:p>
          </table:table-cell>
          <table:table-cell office:value-type="float" office:value="59414" calcext:value-type="float">
            <text:p>59414</text:p>
          </table:table-cell>
          <table:table-cell office:value-type="float" office:value="23" calcext:value-type="float">
            <text:p>23</text:p>
          </table:table-cell>
          <table:table-cell table:formula="of:=[.A23]-[.B23]" office:value-type="float" office:value="47" calcext:value-type="float">
            <text:p>47</text:p>
          </table:table-cell>
          <table:table-cell table:formula="of:=[.A23]-[.C23]" office:value-type="float" office:value="385" calcext:value-type="float">
            <text:p>38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685" calcext:value-type="float">
            <text:p>-1685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867" calcext:value-type="float">
            <text:p>57867</text:p>
          </table:table-cell>
          <table:table-cell office:value-type="float" office:value="60821" calcext:value-type="float">
            <text:p>60821</text:p>
          </table:table-cell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9" calcext:value-type="float">
            <text:p>9</text:p>
          </table:table-cell>
          <table:table-cell table:formula="of:=[.A24]-[.B24]" office:value-type="float" office:value="-136" calcext:value-type="float">
            <text:p>-136</text:p>
          </table:table-cell>
          <table:table-cell table:formula="of:=[.A24]-[.C24]" office:value-type="float" office:value="-3090" calcext:value-type="float">
            <text:p>-3090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813" calcext:value-type="float">
            <text:p>-81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70" calcext:value-type="float">
            <text:p>57370</text:p>
          </table:table-cell>
          <table:table-cell office:value-type="float" office:value="58112" calcext:value-type="float">
            <text:p>58112</text:p>
          </table:table-cell>
          <table:table-cell office:value-type="float" office:value="57380" calcext:value-type="float">
            <text:p>57380</text:p>
          </table:table-cell>
          <table:table-cell office:value-type="float" office:value="58157" calcext:value-type="float">
            <text:p>58157</text:p>
          </table:table-cell>
          <table:table-cell office:value-type="float" office:value="29" calcext:value-type="float">
            <text:p>29</text:p>
          </table:table-cell>
          <table:table-cell table:formula="of:=[.A25]-[.B25]" office:value-type="float" office:value="10" calcext:value-type="float">
            <text:p>10</text:p>
          </table:table-cell>
          <table:table-cell table:formula="of:=[.A25]-[.C25]" office:value-type="float" office:value="-732" calcext:value-type="float">
            <text:p>-732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777" calcext:value-type="float">
            <text:p>-777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02" calcext:value-type="float">
            <text:p>59702</text:p>
          </table:table-cell>
          <table:table-cell office:value-type="float" office:value="59536" calcext:value-type="float">
            <text:p>59536</text:p>
          </table:table-cell>
          <table:table-cell office:value-type="float" office:value="57702" calcext:value-type="float">
            <text:p>57702</text:p>
          </table:table-cell>
          <table:table-cell office:value-type="float" office:value="60420" calcext:value-type="float">
            <text:p>60420</text:p>
          </table:table-cell>
          <table:table-cell office:value-type="float" office:value="22" calcext:value-type="float">
            <text:p>22</text:p>
          </table:table-cell>
          <table:table-cell table:formula="of:=[.A26]-[.B26]" office:value-type="float" office:value="-2000" calcext:value-type="float">
            <text:p>-2000</text:p>
          </table:table-cell>
          <table:table-cell table:formula="of:=[.A26]-[.C26]" office:value-type="float" office:value="-1834" calcext:value-type="float">
            <text:p>-1834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718" calcext:value-type="float">
            <text:p>-2718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05" calcext:value-type="float">
            <text:p>60505</text:p>
          </table:table-cell>
          <table:table-cell office:value-type="float" office:value="58463" calcext:value-type="float">
            <text:p>58463</text:p>
          </table:table-cell>
          <table:table-cell office:value-type="float" office:value="57476" calcext:value-type="float">
            <text:p>57476</text:p>
          </table:table-cell>
          <table:table-cell office:value-type="float" office:value="57536" calcext:value-type="float">
            <text:p>57536</text:p>
          </table:table-cell>
          <table:table-cell office:value-type="float" office:value="18" calcext:value-type="float">
            <text:p>18</text:p>
          </table:table-cell>
          <table:table-cell table:formula="of:=[.A27]-[.B27]" office:value-type="float" office:value="-3029" calcext:value-type="float">
            <text:p>-3029</text:p>
          </table:table-cell>
          <table:table-cell table:formula="of:=[.A27]-[.C27]" office:value-type="float" office:value="-987" calcext:value-type="float">
            <text:p>-98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60" calcext:value-type="float">
            <text:p>-6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472" calcext:value-type="float">
            <text:p>5747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26" calcext:value-type="float">
            <text:p>59426</text:p>
          </table:table-cell>
          <table:table-cell office:value-type="float" office:value="22" calcext:value-type="float">
            <text:p>22</text:p>
          </table:table-cell>
          <table:table-cell table:formula="of:=[.A28]-[.B28]" office:value-type="float" office:value="-1151" calcext:value-type="float">
            <text:p>-1151</text:p>
          </table:table-cell>
          <table:table-cell table:formula="of:=[.A28]-[.C28]" office:value-type="float" office:value="-92" calcext:value-type="float">
            <text:p>-92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46" calcext:value-type="float">
            <text:p>-204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473" calcext:value-type="float">
            <text:p>59473</text:p>
          </table:table-cell>
          <table:table-cell office:value-type="float" office:value="59999" calcext:value-type="float">
            <text:p>59999</text:p>
          </table:table-cell>
          <table:table-cell office:value-type="float" office:value="59721" calcext:value-type="float">
            <text:p>59721</text:p>
          </table:table-cell>
          <table:table-cell office:value-type="float" office:value="58394" calcext:value-type="float">
            <text:p>58394</text:p>
          </table:table-cell>
          <table:table-cell office:value-type="float" office:value="20" calcext:value-type="float">
            <text:p>20</text:p>
          </table:table-cell>
          <table:table-cell table:formula="of:=[.A29]-[.B29]" office:value-type="float" office:value="248" calcext:value-type="float">
            <text:p>248</text:p>
          </table:table-cell>
          <table:table-cell table:formula="of:=[.A29]-[.C29]" office:value-type="float" office:value="-278" calcext:value-type="float">
            <text:p>-27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327" calcext:value-type="float">
            <text:p>1327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6" calcext:value-type="float">
            <text:p>58146</text:p>
          </table:table-cell>
          <table:table-cell office:value-type="float" office:value="58667" calcext:value-type="float">
            <text:p>58667</text:p>
          </table:table-cell>
          <table:table-cell office:value-type="float" office:value="57697" calcext:value-type="float">
            <text:p>57697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320" calcext:value-type="float">
            <text:p>-320</text:p>
          </table:table-cell>
          <table:table-cell table:formula="of:=[.A30]-[.C30]" office:value-type="float" office:value="-449" calcext:value-type="float">
            <text:p>-449</text:p>
          </table:table-cell>
          <table:table-cell table:formula="of:=[.A30]-[.D30]" office:value-type="float" office:value="-970" calcext:value-type="float">
            <text:p>-970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400" calcext:value-type="float">
            <text:p>59400</text:p>
          </table:table-cell>
          <table:table-cell office:value-type="float" office:value="57760" calcext:value-type="float">
            <text:p>57760</text:p>
          </table:table-cell>
          <table:table-cell office:value-type="float" office:value="57773" calcext:value-type="float">
            <text:p>57773</text:p>
          </table:table-cell>
          <table:table-cell office:value-type="float" office:value="57883" calcext:value-type="float">
            <text:p>57883</text:p>
          </table:table-cell>
          <table:table-cell office:value-type="float" office:value="23" calcext:value-type="float">
            <text:p>23</text:p>
          </table:table-cell>
          <table:table-cell table:formula="of:=[.A31]-[.B31]" office:value-type="float" office:value="-1627" calcext:value-type="float">
            <text:p>-1627</text:p>
          </table:table-cell>
          <table:table-cell table:formula="of:=[.A31]-[.C31]" office:value-type="float" office:value="13" calcext:value-type="float">
            <text:p>13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10" calcext:value-type="float">
            <text:p>-11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52" calcext:value-type="float">
            <text:p>59952</text:p>
          </table:table-cell>
          <table:table-cell office:value-type="float" office:value="59535" calcext:value-type="float">
            <text:p>59535</text:p>
          </table:table-cell>
          <table:table-cell office:value-type="float" office:value="58148" calcext:value-type="float">
            <text:p>58148</text:p>
          </table:table-cell>
          <table:table-cell office:value-type="float" office:value="60563" calcext:value-type="float">
            <text:p>60563</text:p>
          </table:table-cell>
          <table:table-cell office:value-type="float" office:value="21" calcext:value-type="float">
            <text:p>21</text:p>
          </table:table-cell>
          <table:table-cell table:formula="of:=[.A32]-[.B32]" office:value-type="float" office:value="-1804" calcext:value-type="float">
            <text:p>-1804</text:p>
          </table:table-cell>
          <table:table-cell table:formula="of:=[.A32]-[.C32]" office:value-type="float" office:value="-1387" calcext:value-type="float">
            <text:p>-138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415" calcext:value-type="float">
            <text:p>-24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68" calcext:value-type="float">
            <text:p>59968</text:p>
          </table:table-cell>
          <table:table-cell office:value-type="float" office:value="58916" calcext:value-type="float">
            <text:p>58916</text:p>
          </table:table-cell>
          <table:table-cell office:value-type="float" office:value="57697" calcext:value-type="float">
            <text:p>57697</text:p>
          </table:table-cell>
          <table:table-cell office:value-type="float" office:value="59476" calcext:value-type="float">
            <text:p>59476</text:p>
          </table:table-cell>
          <table:table-cell office:value-type="float" office:value="19" calcext:value-type="float">
            <text:p>19</text:p>
          </table:table-cell>
          <table:table-cell table:formula="of:=[.A33]-[.B33]" office:value-type="float" office:value="-2271" calcext:value-type="float">
            <text:p>-2271</text:p>
          </table:table-cell>
          <table:table-cell table:formula="of:=[.A33]-[.C33]" office:value-type="float" office:value="-1219" calcext:value-type="float">
            <text:p>-121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779" calcext:value-type="float">
            <text:p>-177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5" calcext:value-type="float">
            <text:p>59925</text:p>
          </table:table-cell>
          <table:table-cell office:value-type="float" office:value="58564" calcext:value-type="float">
            <text:p>58564</text:p>
          </table:table-cell>
          <table:table-cell office:value-type="float" office:value="57698" calcext:value-type="float">
            <text:p>57698</text:p>
          </table:table-cell>
          <table:table-cell office:value-type="float" office:value="58464" calcext:value-type="float">
            <text:p>58464</text:p>
          </table:table-cell>
          <table:table-cell office:value-type="float" office:value="30" calcext:value-type="float">
            <text:p>30</text:p>
          </table:table-cell>
          <table:table-cell table:formula="of:=[.A34]-[.B34]" office:value-type="float" office:value="-2227" calcext:value-type="float">
            <text:p>-2227</text:p>
          </table:table-cell>
          <table:table-cell table:formula="of:=[.A34]-[.C34]" office:value-type="float" office:value="-866" calcext:value-type="float">
            <text:p>-86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766" calcext:value-type="float">
            <text:p>-76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32" calcext:value-type="float">
            <text:p>59532</text:p>
          </table:table-cell>
          <table:table-cell office:value-type="float" office:value="59800" calcext:value-type="float">
            <text:p>59800</text:p>
          </table:table-cell>
          <table:table-cell office:value-type="float" office:value="57380" calcext:value-type="float">
            <text:p>57380</text:p>
          </table:table-cell>
          <table:table-cell office:value-type="float" office:value="60503" calcext:value-type="float">
            <text:p>60503</text:p>
          </table:table-cell>
          <table:table-cell office:value-type="float" office:value="20" calcext:value-type="float">
            <text:p>20</text:p>
          </table:table-cell>
          <table:table-cell table:formula="of:=[.A35]-[.B35]" office:value-type="float" office:value="-2152" calcext:value-type="float">
            <text:p>-2152</text:p>
          </table:table-cell>
          <table:table-cell table:formula="of:=[.A35]-[.C35]" office:value-type="float" office:value="-2420" calcext:value-type="float">
            <text:p>-242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02" calcext:value-type="float">
            <text:p>59602</text:p>
          </table:table-cell>
          <table:table-cell office:value-type="float" office:value="57940" calcext:value-type="float">
            <text:p>57940</text:p>
          </table:table-cell>
          <table:table-cell office:value-type="float" office:value="57695" calcext:value-type="float">
            <text:p>57695</text:p>
          </table:table-cell>
          <table:table-cell office:value-type="float" office:value="57484" calcext:value-type="float">
            <text:p>57484</text:p>
          </table:table-cell>
          <table:table-cell office:value-type="float" office:value="18" calcext:value-type="float">
            <text:p>18</text:p>
          </table:table-cell>
          <table:table-cell table:formula="of:=[.A36]-[.B36]" office:value-type="float" office:value="-1907" calcext:value-type="float">
            <text:p>-1907</text:p>
          </table:table-cell>
          <table:table-cell table:formula="of:=[.A36]-[.C36]" office:value-type="float" office:value="-245" calcext:value-type="float">
            <text:p>-245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7" calcext:value-type="float">
            <text:p>58457</text:p>
          </table:table-cell>
          <table:table-cell office:value-type="float" office:value="59017" calcext:value-type="float">
            <text:p>59017</text:p>
          </table:table-cell>
          <table:table-cell office:value-type="float" office:value="59519" calcext:value-type="float">
            <text:p>59519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37]-[.B37]" office:value-type="float" office:value="-1077" calcext:value-type="float">
            <text:p>-1077</text:p>
          </table:table-cell>
          <table:table-cell table:formula="of:=[.A37]-[.C37]" office:value-type="float" office:value="-1637" calcext:value-type="float">
            <text:p>-1637</text:p>
          </table:table-cell>
          <table:table-cell table:formula="of:=[.A37]-[.D37]" office:value-type="float" office:value="-2139" calcext:value-type="float">
            <text:p>-2139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01" calcext:value-type="float">
            <text:p>58701</text:p>
          </table:table-cell>
          <table:table-cell office:value-type="float" office:value="60628" calcext:value-type="float">
            <text:p>60628</text:p>
          </table:table-cell>
          <table:table-cell office:value-type="float" office:value="58545" calcext:value-type="float">
            <text:p>58545</text:p>
          </table:table-cell>
          <table:table-cell office:value-type="float" office:value="60449" calcext:value-type="float">
            <text:p>60449</text:p>
          </table:table-cell>
          <table:table-cell office:value-type="float" office:value="20" calcext:value-type="float">
            <text:p>20</text:p>
          </table:table-cell>
          <table:table-cell table:formula="of:=[.A38]-[.B38]" office:value-type="float" office:value="-156" calcext:value-type="float">
            <text:p>-156</text:p>
          </table:table-cell>
          <table:table-cell table:formula="of:=[.A38]-[.C38]" office:value-type="float" office:value="-2083" calcext:value-type="float">
            <text:p>-2083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904" calcext:value-type="float">
            <text:p>-1904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989" calcext:value-type="float">
            <text:p>57989</text:p>
          </table:table-cell>
          <table:table-cell office:value-type="float" office:value="60767" calcext:value-type="float">
            <text:p>60767</text:p>
          </table:table-cell>
          <table:table-cell office:value-type="float" office:value="57905" calcext:value-type="float">
            <text:p>57905</text:p>
          </table:table-cell>
          <table:table-cell office:value-type="float" office:value="58002" calcext:value-type="float">
            <text:p>58002</text:p>
          </table:table-cell>
          <table:table-cell office:value-type="float" office:value="23" calcext:value-type="float">
            <text:p>23</text:p>
          </table:table-cell>
          <table:table-cell table:formula="of:=[.A39]-[.B39]" office:value-type="float" office:value="-84" calcext:value-type="float">
            <text:p>-84</text:p>
          </table:table-cell>
          <table:table-cell table:formula="of:=[.A39]-[.C39]" office:value-type="float" office:value="-2862" calcext:value-type="float">
            <text:p>-2862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97" calcext:value-type="float">
            <text:p>-9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92" calcext:value-type="float">
            <text:p>59792</text:p>
          </table:table-cell>
          <table:table-cell office:value-type="float" office:value="58664" calcext:value-type="float">
            <text:p>58664</text:p>
          </table:table-cell>
          <table:table-cell office:value-type="float" office:value="60427" calcext:value-type="float">
            <text:p>60427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 table:formula="of:=[.A40]-[.B40]" office:value-type="float" office:value="-2085" calcext:value-type="float">
            <text:p>-2085</text:p>
          </table:table-cell>
          <table:table-cell table:formula="of:=[.A40]-[.C40]" office:value-type="float" office:value="-957" calcext:value-type="float">
            <text:p>-957</text:p>
          </table:table-cell>
          <table:table-cell table:formula="of:=[.A40]-[.D40]" office:value-type="float" office:value="-2720" calcext:value-type="float">
            <text:p>-2720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50" calcext:value-type="float">
            <text:p>57350</text:p>
          </table:table-cell>
          <table:table-cell office:value-type="float" office:value="60116" calcext:value-type="float">
            <text:p>60116</text:p>
          </table:table-cell>
          <table:table-cell office:value-type="float" office:value="57393" calcext:value-type="float">
            <text:p>57393</text:p>
          </table:table-cell>
          <table:table-cell office:value-type="float" office:value="58519" calcext:value-type="float">
            <text:p>58519</text:p>
          </table:table-cell>
          <table:table-cell office:value-type="float" office:value="22" calcext:value-type="float">
            <text:p>22</text:p>
          </table:table-cell>
          <table:table-cell table:formula="of:=[.A41]-[.B41]" office:value-type="float" office:value="43" calcext:value-type="float">
            <text:p>43</text:p>
          </table:table-cell>
          <table:table-cell table:formula="of:=[.A41]-[.C41]" office:value-type="float" office:value="-2723" calcext:value-type="float">
            <text:p>-272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126" calcext:value-type="float">
            <text:p>-11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36" calcext:value-type="float">
            <text:p>58136</text:p>
          </table:table-cell>
          <table:table-cell office:value-type="float" office:value="58068" calcext:value-type="float">
            <text:p>580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20" calcext:value-type="float">
            <text:p>20</text:p>
          </table:table-cell>
          <table:table-cell table:formula="of:=[.A42]-[.B42]" office:value-type="float" office:value="-756" calcext:value-type="float">
            <text:p>-756</text:p>
          </table:table-cell>
          <table:table-cell table:formula="of:=[.A42]-[.C42]" office:value-type="float" office:value="-688" calcext:value-type="float">
            <text:p>-688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015" calcext:value-type="float">
            <text:p>-201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31" calcext:value-type="float">
            <text:p>60031</text:p>
          </table:table-cell>
          <table:table-cell office:value-type="float" office:value="60741" calcext:value-type="float">
            <text:p>60741</text:p>
          </table:table-cell>
          <table:table-cell office:value-type="float" office:value="60575" calcext:value-type="float">
            <text:p>60575</text:p>
          </table:table-cell>
          <table:table-cell office:value-type="float" office:value="58954" calcext:value-type="float">
            <text:p>58954</text:p>
          </table:table-cell>
          <table:table-cell office:value-type="float" office:value="8" calcext:value-type="float">
            <text:p>8</text:p>
          </table:table-cell>
          <table:table-cell table:formula="of:=[.A43]-[.B43]" office:value-type="float" office:value="-1077" calcext:value-type="float">
            <text:p>-1077</text:p>
          </table:table-cell>
          <table:table-cell table:formula="of:=[.A43]-[.C43]" office:value-type="float" office:value="-1787" calcext:value-type="float">
            <text:p>-1787</text:p>
          </table:table-cell>
          <table:table-cell table:formula="of:=[.A43]-[.D43]" office:value-type="float" office:value="-1621" calcext:value-type="float">
            <text:p>-162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4" calcext:value-type="float">
            <text:p>58514</text:p>
          </table:table-cell>
          <table:table-cell office:value-type="float" office:value="60464" calcext:value-type="float">
            <text:p>60464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1" calcext:value-type="float">
            <text:p>60111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1134" calcext:value-type="float">
            <text:p>-1134</text:p>
          </table:table-cell>
          <table:table-cell table:formula="of:=[.A44]-[.C44]" office:value-type="float" office:value="-3084" calcext:value-type="float">
            <text:p>-308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31" calcext:value-type="float">
            <text:p>-2731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536" calcext:value-type="float">
            <text:p>58536</text:p>
          </table:table-cell>
          <table:table-cell office:value-type="float" office:value="57767" calcext:value-type="float">
            <text:p>57767</text:p>
          </table:table-cell>
          <table:table-cell office:value-type="float" office:value="58657" calcext:value-type="float">
            <text:p>58657</text:p>
          </table:table-cell>
          <table:table-cell office:value-type="float" office:value="58572" calcext:value-type="float">
            <text:p>58572</text:p>
          </table:table-cell>
          <table:table-cell office:value-type="float" office:value="18" calcext:value-type="float">
            <text:p>18</text:p>
          </table:table-cell>
          <table:table-cell table:formula="of:=[.A45]-[.B45]" office:value-type="float" office:value="121" calcext:value-type="float">
            <text:p>121</text:p>
          </table:table-cell>
          <table:table-cell table:formula="of:=[.A45]-[.C45]" office:value-type="float" office:value="890" calcext:value-type="float">
            <text:p>89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033" calcext:value-type="float">
            <text:p>58033</text:p>
          </table:table-cell>
          <table:table-cell office:value-type="float" office:value="57526" calcext:value-type="float">
            <text:p>57526</text:p>
          </table:table-cell>
          <table:table-cell office:value-type="float" office:value="57475" calcext:value-type="float">
            <text:p>57475</text:p>
          </table:table-cell>
          <table:table-cell office:value-type="float" office:value="57471" calcext:value-type="float">
            <text:p>57471</text:p>
          </table:table-cell>
          <table:table-cell office:value-type="float" office:value="23" calcext:value-type="float">
            <text:p>23</text:p>
          </table:table-cell>
          <table:table-cell table:formula="of:=[.A46]-[.B46]" office:value-type="float" office:value="-558" calcext:value-type="float">
            <text:p>-558</text:p>
          </table:table-cell>
          <table:table-cell table:formula="of:=[.A46]-[.C46]" office:value-type="float" office:value="-51" calcext:value-type="float">
            <text:p>-51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28" calcext:value-type="float">
            <text:p>59728</text:p>
          </table:table-cell>
          <table:table-cell office:value-type="float" office:value="57606" calcext:value-type="float">
            <text:p>57606</text:p>
          </table:table-cell>
          <table:table-cell office:value-type="float" office:value="57991" calcext:value-type="float">
            <text:p>57991</text:p>
          </table:table-cell>
          <table:table-cell office:value-type="float" office:value="57393" calcext:value-type="float">
            <text:p>57393</text:p>
          </table:table-cell>
          <table:table-cell office:value-type="float" office:value="5" calcext:value-type="float">
            <text:p>5</text:p>
          </table:table-cell>
          <table:table-cell table:formula="of:=[.A47]-[.B47]" office:value-type="float" office:value="-2335" calcext:value-type="float">
            <text:p>-2335</text:p>
          </table:table-cell>
          <table:table-cell table:formula="of:=[.A47]-[.C47]" office:value-type="float" office:value="-213" calcext:value-type="float">
            <text:p>-213</text:p>
          </table:table-cell>
          <table:table-cell table:formula="of:=[.A47]-[.D47]" office:value-type="float" office:value="-598" calcext:value-type="float">
            <text:p>-59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4" calcext:value-type="float">
            <text:p>57474</text:p>
          </table:table-cell>
          <table:table-cell office:value-type="float" office:value="60772" calcext:value-type="float">
            <text:p>60772</text:p>
          </table:table-cell>
          <table:table-cell office:value-type="float" office:value="57380" calcext:value-type="float">
            <text:p>57380</text:p>
          </table:table-cell>
          <table:table-cell office:value-type="float" office:value="57484" calcext:value-type="float">
            <text:p>57484</text:p>
          </table:table-cell>
          <table:table-cell office:value-type="float" office:value="17" calcext:value-type="float">
            <text:p>17</text:p>
          </table:table-cell>
          <table:table-cell table:formula="of:=[.A48]-[.B48]" office:value-type="float" office:value="-94" calcext:value-type="float">
            <text:p>-94</text:p>
          </table:table-cell>
          <table:table-cell table:formula="of:=[.A48]-[.C48]" office:value-type="float" office:value="-3392" calcext:value-type="float">
            <text:p>-3392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92" calcext:value-type="float">
            <text:p>5739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79" calcext:value-type="float">
            <text:p>5747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310" calcext:value-type="float">
            <text:p>310</text:p>
          </table:table-cell>
          <table:table-cell table:formula="of:=[.A49]-[.C49]" office:value-type="float" office:value="-2457" calcext:value-type="float">
            <text:p>-2457</text:p>
          </table:table-cell>
          <table:table-cell table:formula="of:=[.A49]-[.D49]" office:value-type="float" office:value="223" calcext:value-type="float">
            <text:p>223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42" calcext:value-type="float">
            <text:p>57642</text:p>
          </table:table-cell>
          <table:table-cell office:value-type="float" office:value="57509" calcext:value-type="float">
            <text:p>57509</text:p>
          </table:table-cell>
          <table:table-cell office:value-type="float" office:value="57476" calcext:value-type="float">
            <text:p>57476</text:p>
          </table:table-cell>
          <table:table-cell office:value-type="float" office:value="59829" calcext:value-type="float">
            <text:p>59829</text:p>
          </table:table-cell>
          <table:table-cell office:value-type="float" office:value="17" calcext:value-type="float">
            <text:p>17</text:p>
          </table:table-cell>
          <table:table-cell table:formula="of:=[.A50]-[.B50]" office:value-type="float" office:value="-166" calcext:value-type="float">
            <text:p>-166</text:p>
          </table:table-cell>
          <table:table-cell table:formula="of:=[.A50]-[.C50]" office:value-type="float" office:value="-33" calcext:value-type="float">
            <text:p>-33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353" calcext:value-type="float">
            <text:p>-235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8" calcext:value-type="float">
            <text:p>57398</text:p>
          </table:table-cell>
          <table:table-cell office:value-type="float" office:value="58587" calcext:value-type="float">
            <text:p>58587</text:p>
          </table:table-cell>
          <table:table-cell office:value-type="float" office:value="57380" calcext:value-type="float">
            <text:p>57380</text:p>
          </table:table-cell>
          <table:table-cell office:value-type="float" office:value="57668" calcext:value-type="float">
            <text:p>57668</text:p>
          </table:table-cell>
          <table:table-cell office:value-type="float" office:value="16" calcext:value-type="float">
            <text:p>16</text:p>
          </table:table-cell>
          <table:table-cell table:formula="of:=[.A51]-[.B51]" office:value-type="float" office:value="-18" calcext:value-type="float">
            <text:p>-18</text:p>
          </table:table-cell>
          <table:table-cell table:formula="of:=[.A51]-[.C51]" office:value-type="float" office:value="-1207" calcext:value-type="float">
            <text:p>-120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88" calcext:value-type="float">
            <text:p>-28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79" calcext:value-type="float">
            <text:p>58179</text:p>
          </table:table-cell>
          <table:table-cell office:value-type="float" office:value="58476" calcext:value-type="float">
            <text:p>58476</text:p>
          </table:table-cell>
          <table:table-cell office:value-type="float" office:value="58779" calcext:value-type="float">
            <text:p>58779</text:p>
          </table:table-cell>
          <table:table-cell office:value-type="float" office:value="58879" calcext:value-type="float">
            <text:p>58879</text:p>
          </table:table-cell>
          <table:table-cell office:value-type="float" office:value="18" calcext:value-type="float">
            <text:p>18</text:p>
          </table:table-cell>
          <table:table-cell table:formula="of:=[.A52]-[.B52]" office:value-type="float" office:value="600" calcext:value-type="float">
            <text:p>600</text:p>
          </table:table-cell>
          <table:table-cell table:formula="of:=[.A52]-[.C52]" office:value-type="float" office:value="303" calcext:value-type="float">
            <text:p>303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00" calcext:value-type="float">
            <text:p>-10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634" calcext:value-type="float">
            <text:p>57634</text:p>
          </table:table-cell>
          <table:table-cell office:value-type="float" office:value="60696" calcext:value-type="float">
            <text:p>60696</text:p>
          </table:table-cell>
          <table:table-cell office:value-type="float" office:value="57613" calcext:value-type="float">
            <text:p>57613</text:p>
          </table:table-cell>
          <table:table-cell office:value-type="float" office:value="57700" calcext:value-type="float">
            <text:p>57700</text:p>
          </table:table-cell>
          <table:table-cell office:value-type="float" office:value="7" calcext:value-type="float">
            <text:p>7</text:p>
          </table:table-cell>
          <table:table-cell table:formula="of:=[.A53]-[.B53]" office:value-type="float" office:value="66" calcext:value-type="float">
            <text:p>66</text:p>
          </table:table-cell>
          <table:table-cell table:formula="of:=[.A53]-[.C53]" office:value-type="float" office:value="-2996" calcext:value-type="float">
            <text:p>-2996</text:p>
          </table:table-cell>
          <table:table-cell table:formula="of:=[.A53]-[.D53]" office:value-type="float" office:value="87" calcext:value-type="float">
            <text:p>8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84" calcext:value-type="float">
            <text:p>59984</text:p>
          </table:table-cell>
          <table:table-cell office:value-type="float" office:value="59921" calcext:value-type="float">
            <text:p>59921</text:p>
          </table:table-cell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15" calcext:value-type="float">
            <text:p>15</text:p>
          </table:table-cell>
          <table:table-cell table:formula="of:=[.A54]-[.B54]" office:value-type="float" office:value="-2277" calcext:value-type="float">
            <text:p>-2277</text:p>
          </table:table-cell>
          <table:table-cell table:formula="of:=[.A54]-[.C54]" office:value-type="float" office:value="-2214" calcext:value-type="float">
            <text:p>-221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724" calcext:value-type="float">
            <text:p>-2724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89" calcext:value-type="float">
            <text:p>57689</text:p>
          </table:table-cell>
          <table:table-cell office:value-type="float" office:value="60587" calcext:value-type="float">
            <text:p>60587</text:p>
          </table:table-cell>
          <table:table-cell office:value-type="float" office:value="59983" calcext:value-type="float">
            <text:p>59983</text:p>
          </table:table-cell>
          <table:table-cell office:value-type="float" office:value="57735" calcext:value-type="float">
            <text:p>57735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46" calcext:value-type="float">
            <text:p>46</text:p>
          </table:table-cell>
          <table:table-cell table:formula="of:=[.A55]-[.C55]" office:value-type="float" office:value="-2852" calcext:value-type="float">
            <text:p>-2852</text:p>
          </table:table-cell>
          <table:table-cell table:formula="of:=[.A55]-[.D55]" office:value-type="float" office:value="-2248" calcext:value-type="float">
            <text:p>-2248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4" calcext:value-type="float">
            <text:p>57704</text:p>
          </table:table-cell>
          <table:table-cell office:value-type="float" office:value="59035" calcext:value-type="float">
            <text:p>59035</text:p>
          </table:table-cell>
          <table:table-cell office:value-type="float" office:value="57380" calcext:value-type="float">
            <text:p>57380</text:p>
          </table:table-cell>
          <table:table-cell office:value-type="float" office:value="57399" calcext:value-type="float">
            <text:p>57399</text:p>
          </table:table-cell>
          <table:table-cell office:value-type="float" office:value="14" calcext:value-type="float">
            <text:p>14</text:p>
          </table:table-cell>
          <table:table-cell table:formula="of:=[.A56]-[.B56]" office:value-type="float" office:value="-324" calcext:value-type="float">
            <text:p>-324</text:p>
          </table:table-cell>
          <table:table-cell table:formula="of:=[.A56]-[.C56]" office:value-type="float" office:value="-1655" calcext:value-type="float">
            <text:p>-16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9" calcext:value-type="float">
            <text:p>-1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3" calcext:value-type="float">
            <text:p>58473</text:p>
          </table:table-cell>
          <table:table-cell office:value-type="float" office:value="58649" calcext:value-type="float">
            <text:p>58649</text:p>
          </table:table-cell>
          <table:table-cell office:value-type="float" office:value="60840" calcext:value-type="float">
            <text:p>60840</text:p>
          </table:table-cell>
          <table:table-cell office:value-type="float" office:value="19" calcext:value-type="float">
            <text:p>19</text:p>
          </table:table-cell>
          <table:table-cell table:formula="of:=[.A57]-[.B57]" office:value-type="float" office:value="-1135" calcext:value-type="float">
            <text:p>-1135</text:p>
          </table:table-cell>
          <table:table-cell table:formula="of:=[.A57]-[.C57]" office:value-type="float" office:value="176" calcext:value-type="float">
            <text:p>1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91" calcext:value-type="float">
            <text:p>-219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929" calcext:value-type="float">
            <text:p>58929</text:p>
          </table:table-cell>
          <table:table-cell office:value-type="float" office:value="57961" calcext:value-type="float">
            <text:p>57961</text:p>
          </table:table-cell>
          <table:table-cell office:value-type="float" office:value="58175" calcext:value-type="float">
            <text:p>58175</text:p>
          </table:table-cell>
          <table:table-cell office:value-type="float" office:value="57370" calcext:value-type="float">
            <text:p>57370</text:p>
          </table:table-cell>
          <table:table-cell office:value-type="float" office:value="16" calcext:value-type="float">
            <text:p>16</text:p>
          </table:table-cell>
          <table:table-cell table:formula="of:=[.A58]-[.B58]" office:value-type="float" office:value="-754" calcext:value-type="float">
            <text:p>-754</text:p>
          </table:table-cell>
          <table:table-cell table:formula="of:=[.A58]-[.C58]" office:value-type="float" office:value="214" calcext:value-type="float">
            <text:p>21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30" calcext:value-type="float">
            <text:p>59930</text:p>
          </table:table-cell>
          <table:table-cell office:value-type="float" office:value="59391" calcext:value-type="float">
            <text:p>59391</text:p>
          </table:table-cell>
          <table:table-cell office:value-type="float" office:value="57734" calcext:value-type="float">
            <text:p>57734</text:p>
          </table:table-cell>
          <table:table-cell office:value-type="float" office:value="58512" calcext:value-type="float">
            <text:p>58512</text:p>
          </table:table-cell>
          <table:table-cell office:value-type="float" office:value="19" calcext:value-type="float">
            <text:p>19</text:p>
          </table:table-cell>
          <table:table-cell table:formula="of:=[.A59]-[.B59]" office:value-type="float" office:value="-2196" calcext:value-type="float">
            <text:p>-2196</text:p>
          </table:table-cell>
          <table:table-cell table:formula="of:=[.A59]-[.C59]" office:value-type="float" office:value="-1657" calcext:value-type="float">
            <text:p>-165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78" calcext:value-type="float">
            <text:p>-778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68" calcext:value-type="float">
            <text:p>59568</text:p>
          </table:table-cell>
          <table:table-cell office:value-type="float" office:value="58144" calcext:value-type="float">
            <text:p>58144</text:p>
          </table:table-cell>
          <table:table-cell office:value-type="float" office:value="58160" calcext:value-type="float">
            <text:p>58160</text:p>
          </table:table-cell>
          <table:table-cell office:value-type="float" office:value="58194" calcext:value-type="float">
            <text:p>58194</text:p>
          </table:table-cell>
          <table:table-cell office:value-type="float" office:value="22" calcext:value-type="float">
            <text:p>22</text:p>
          </table:table-cell>
          <table:table-cell table:formula="of:=[.A60]-[.B60]" office:value-type="float" office:value="-1408" calcext:value-type="float">
            <text:p>-1408</text:p>
          </table:table-cell>
          <table:table-cell table:formula="of:=[.A60]-[.C60]" office:value-type="float" office:value="16" calcext:value-type="float">
            <text:p>1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71" calcext:value-type="float">
            <text:p>58571</text:p>
          </table:table-cell>
          <table:table-cell office:value-type="float" office:value="59471" calcext:value-type="float">
            <text:p>59471</text:p>
          </table:table-cell>
          <table:table-cell office:value-type="float" office:value="57354" calcext:value-type="float">
            <text:p>57354</text:p>
          </table:table-cell>
          <table:table-cell office:value-type="float" office:value="59430" calcext:value-type="float">
            <text:p>59430</text:p>
          </table:table-cell>
          <table:table-cell office:value-type="float" office:value="20" calcext:value-type="float">
            <text:p>20</text:p>
          </table:table-cell>
          <table:table-cell table:formula="of:=[.A61]-[.B61]" office:value-type="float" office:value="-1217" calcext:value-type="float">
            <text:p>-1217</text:p>
          </table:table-cell>
          <table:table-cell table:formula="of:=[.A61]-[.C61]" office:value-type="float" office:value="-2117" calcext:value-type="float">
            <text:p>-211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076" calcext:value-type="float">
            <text:p>-207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482" calcext:value-type="float">
            <text:p>57482</text:p>
          </table:table-cell>
          <table:table-cell office:value-type="float" office:value="59611" calcext:value-type="float">
            <text:p>59611</text:p>
          </table:table-cell>
          <table:table-cell office:value-type="float" office:value="58779" calcext:value-type="float">
            <text:p>58779</text:p>
          </table:table-cell>
          <table:table-cell office:value-type="float" office:value="58967" calcext:value-type="float">
            <text:p>58967</text:p>
          </table:table-cell>
          <table:table-cell office:value-type="float" office:value="22" calcext:value-type="float">
            <text:p>22</text:p>
          </table:table-cell>
          <table:table-cell table:formula="of:=[.A62]-[.B62]" office:value-type="float" office:value="1297" calcext:value-type="float">
            <text:p>1297</text:p>
          </table:table-cell>
          <table:table-cell table:formula="of:=[.A62]-[.C62]" office:value-type="float" office:value="-832" calcext:value-type="float">
            <text:p>-832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88" calcext:value-type="float">
            <text:p>-18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41" calcext:value-type="float">
            <text:p>57741</text:p>
          </table:table-cell>
          <table:table-cell office:value-type="float" office:value="58565" calcext:value-type="float">
            <text:p>58565</text:p>
          </table:table-cell>
          <table:table-cell office:value-type="float" office:value="59721" calcext:value-type="float">
            <text:p>59721</text:p>
          </table:table-cell>
          <table:table-cell office:value-type="float" office:value="57537" calcext:value-type="float">
            <text:p>57537</text:p>
          </table:table-cell>
          <table:table-cell office:value-type="float" office:value="25" calcext:value-type="float">
            <text:p>25</text:p>
          </table:table-cell>
          <table:table-cell table:formula="of:=[.A63]-[.B63]" office:value-type="float" office:value="1980" calcext:value-type="float">
            <text:p>1980</text:p>
          </table:table-cell>
          <table:table-cell table:formula="of:=[.A63]-[.C63]" office:value-type="float" office:value="1156" calcext:value-type="float">
            <text:p>115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184" calcext:value-type="float">
            <text:p>2184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069" calcext:value-type="float">
            <text:p>58069</text:p>
          </table:table-cell>
          <table:table-cell office:value-type="float" office:value="57413" calcext:value-type="float">
            <text:p>57413</text:p>
          </table:table-cell>
          <table:table-cell office:value-type="float" office:value="57493" calcext:value-type="float">
            <text:p>57493</text:p>
          </table:table-cell>
          <table:table-cell office:value-type="float" office:value="59541" calcext:value-type="float">
            <text:p>59541</text:p>
          </table:table-cell>
          <table:table-cell office:value-type="float" office:value="31" calcext:value-type="float">
            <text:p>31</text:p>
          </table:table-cell>
          <table:table-cell table:formula="of:=[.A64]-[.B64]" office:value-type="float" office:value="-576" calcext:value-type="float">
            <text:p>-576</text:p>
          </table:table-cell>
          <table:table-cell table:formula="of:=[.A64]-[.C64]" office:value-type="float" office:value="80" calcext:value-type="float">
            <text:p>8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48" calcext:value-type="float">
            <text:p>-204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46" calcext:value-type="float">
            <text:p>57946</text:p>
          </table:table-cell>
          <table:table-cell office:value-type="float" office:value="59008" calcext:value-type="float">
            <text:p>590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977" calcext:value-type="float">
            <text:p>58977</text:p>
          </table:table-cell>
          <table:table-cell office:value-type="float" office:value="18" calcext:value-type="float">
            <text:p>18</text:p>
          </table:table-cell>
          <table:table-cell table:formula="of:=[.A65]-[.B65]" office:value-type="float" office:value="-566" calcext:value-type="float">
            <text:p>-566</text:p>
          </table:table-cell>
          <table:table-cell table:formula="of:=[.A65]-[.C65]" office:value-type="float" office:value="-1628" calcext:value-type="float">
            <text:p>-1628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597" calcext:value-type="float">
            <text:p>-159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244" calcext:value-type="float">
            <text:p>60244</text:p>
          </table:table-cell>
          <table:table-cell office:value-type="float" office:value="59658" calcext:value-type="float">
            <text:p>59658</text:p>
          </table:table-cell>
          <table:table-cell office:value-type="float" office:value="57399" calcext:value-type="float">
            <text:p>57399</text:p>
          </table:table-cell>
          <table:table-cell office:value-type="float" office:value="59081" calcext:value-type="float">
            <text:p>59081</text:p>
          </table:table-cell>
          <table:table-cell office:value-type="float" office:value="15" calcext:value-type="float">
            <text:p>15</text:p>
          </table:table-cell>
          <table:table-cell table:formula="of:=[.A66]-[.B66]" office:value-type="float" office:value="-2845" calcext:value-type="float">
            <text:p>-2845</text:p>
          </table:table-cell>
          <table:table-cell table:formula="of:=[.A66]-[.C66]" office:value-type="float" office:value="-2259" calcext:value-type="float">
            <text:p>-2259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82" calcext:value-type="float">
            <text:p>-1682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97" calcext:value-type="float">
            <text:p>60097</text:p>
          </table:table-cell>
          <table:table-cell office:value-type="float" office:value="57776" calcext:value-type="float">
            <text:p>57776</text:p>
          </table:table-cell>
          <table:table-cell office:value-type="float" office:value="57397" calcext:value-type="float">
            <text:p>57397</text:p>
          </table:table-cell>
          <table:table-cell office:value-type="float" office:value="60071" calcext:value-type="float">
            <text:p>60071</text:p>
          </table:table-cell>
          <table:table-cell office:value-type="float" office:value="26" calcext:value-type="float">
            <text:p>26</text:p>
          </table:table-cell>
          <table:table-cell table:formula="of:=[.A67]-[.B67]" office:value-type="float" office:value="-2700" calcext:value-type="float">
            <text:p>-2700</text:p>
          </table:table-cell>
          <table:table-cell table:formula="of:=[.A67]-[.C67]" office:value-type="float" office:value="-379" calcext:value-type="float">
            <text:p>-37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674" calcext:value-type="float">
            <text:p>-2674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74" calcext:value-type="float">
            <text:p>57474</text:p>
          </table:table-cell>
          <table:table-cell office:value-type="float" office:value="57776" calcext:value-type="float">
            <text:p>57776</text:p>
          </table:table-cell>
          <table:table-cell office:value-type="float" office:value="57398" calcext:value-type="float">
            <text:p>57398</text:p>
          </table:table-cell>
          <table:table-cell office:value-type="float" office:value="59494" calcext:value-type="float">
            <text:p>59494</text:p>
          </table:table-cell>
          <table:table-cell office:value-type="float" office:value="19" calcext:value-type="float">
            <text:p>19</text:p>
          </table:table-cell>
          <table:table-cell table:formula="of:=[.A68]-[.B68]" office:value-type="float" office:value="-76" calcext:value-type="float">
            <text:p>-76</text:p>
          </table:table-cell>
          <table:table-cell table:formula="of:=[.A68]-[.C68]" office:value-type="float" office:value="-378" calcext:value-type="float">
            <text:p>-378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096" calcext:value-type="float">
            <text:p>-209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213" calcext:value-type="float">
            <text:p>58213</text:p>
          </table:table-cell>
          <table:table-cell office:value-type="float" office:value="58132" calcext:value-type="float">
            <text:p>58132</text:p>
          </table:table-cell>
          <table:table-cell office:value-type="float" office:value="57413" calcext:value-type="float">
            <text:p>57413</text:p>
          </table:table-cell>
          <table:table-cell office:value-type="float" office:value="58587" calcext:value-type="float">
            <text:p>58587</text:p>
          </table:table-cell>
          <table:table-cell office:value-type="float" office:value="27" calcext:value-type="float">
            <text:p>27</text:p>
          </table:table-cell>
          <table:table-cell table:formula="of:=[.A69]-[.B69]" office:value-type="float" office:value="-800" calcext:value-type="float">
            <text:p>-800</text:p>
          </table:table-cell>
          <table:table-cell table:formula="of:=[.A69]-[.C69]" office:value-type="float" office:value="-719" calcext:value-type="float">
            <text:p>-719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174" calcext:value-type="float">
            <text:p>-117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63" calcext:value-type="float">
            <text:p>58963</text:p>
          </table:table-cell>
          <table:table-cell office:value-type="float" office:value="58381" calcext:value-type="float">
            <text:p>583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354" calcext:value-type="float">
            <text:p>57354</text:p>
          </table:table-cell>
          <table:table-cell office:value-type="float" office:value="1" calcext:value-type="float">
            <text:p>1</text:p>
          </table:table-cell>
          <table:table-cell table:formula="of:=[.A70]-[.B70]" office:value-type="float" office:value="-1609" calcext:value-type="float">
            <text:p>-1609</text:p>
          </table:table-cell>
          <table:table-cell table:formula="of:=[.A70]-[.C70]" office:value-type="float" office:value="-1027" calcext:value-type="float">
            <text:p>-1027</text:p>
          </table:table-cell>
          <table:table-cell table:formula="of:=[.A70]-[.D70]" office:value-type="float" office:value="-1013" calcext:value-type="float">
            <text:p>-1013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416" calcext:value-type="float">
            <text:p>60416</text:p>
          </table:table-cell>
          <table:table-cell office:value-type="float" office:value="58495" calcext:value-type="float">
            <text:p>584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18" calcext:value-type="float">
            <text:p>18</text:p>
          </table:table-cell>
          <table:table-cell table:formula="of:=[.A71]-[.B71]" office:value-type="float" office:value="1023" calcext:value-type="float">
            <text:p>1023</text:p>
          </table:table-cell>
          <table:table-cell table:formula="of:=[.A71]-[.C71]" office:value-type="float" office:value="2944" calcext:value-type="float">
            <text:p>29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95" calcext:value-type="float">
            <text:p>409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4" calcext:value-type="float">
            <text:p>54</text:p>
          </table:table-cell>
          <table:table-cell table:style-name="ce1" table:formula="of:=COUNTIF([.J2:.J71];0)" office:value-type="float" office:value="15" calcext:value-type="float">
            <text:p>15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771428571428571" calcext:value-type="float">
            <text:p>0.771428571428571</text:p>
          </table:table-cell>
          <table:table-cell table:formula="of:=[.J73]/[.C73]" office:value-type="float" office:value="0.214285714285714" calcext:value-type="float">
            <text:p>0.214285714285714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14"/>
        </table:table-row>
      </table:table>
      <table:table table:name="6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035" calcext:value-type="float">
            <text:p>59035</text:p>
          </table:table-cell>
          <table:table-cell office:value-type="float" office:value="57994" calcext:value-type="float">
            <text:p>57994</text:p>
          </table:table-cell>
          <table:table-cell office:value-type="float" office:value="58688" calcext:value-type="float">
            <text:p>58688</text:p>
          </table:table-cell>
          <table:table-cell office:value-type="float" office:value="58400" calcext:value-type="float">
            <text:p>58400</text:p>
          </table:table-cell>
          <table:table-cell office:value-type="float" office:value="8" calcext:value-type="float">
            <text:p>8</text:p>
          </table:table-cell>
          <table:table-cell table:formula="of:=[.A2]-[.B2]" office:value-type="float" office:value="-347" calcext:value-type="float">
            <text:p>-347</text:p>
          </table:table-cell>
          <table:table-cell table:formula="of:=[.A2]-[.C2]" office:value-type="float" office:value="694" calcext:value-type="float">
            <text:p>69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3776" calcext:value-type="float">
            <text:p>163776</text:p>
          </table:table-cell>
          <table:table-cell office:value-type="float" office:value="4702" calcext:value-type="float">
            <text:p>4702</text:p>
          </table:table-cell>
          <table:table-cell office:value-type="float" office:value="70" calcext:value-type="float">
            <text:p>70</text:p>
          </table:table-cell>
          <table:table-cell office:value-type="float" office:value="3069" calcext:value-type="float">
            <text:p>3069</text:p>
          </table:table-cell>
          <table:table-cell office:value-type="float" office:value="215225" calcext:value-type="float">
            <text:p>215225</text:p>
          </table:table-cell>
          <table:table-cell office:value-type="float" office:value="4996" calcext:value-type="float">
            <text:p>4996</text:p>
          </table:table-cell>
          <table:table-cell office:value-type="float" office:value="10073" calcext:value-type="float">
            <text:p>10073</text:p>
          </table:table-cell>
          <table:table-cell office:value-type="float" office:value="4896" calcext:value-type="float">
            <text:p>4896</text:p>
          </table:table-cell>
          <table:table-cell office:value-type="float" office:value="33663" calcext:value-type="float">
            <text:p>3366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545" calcext:value-type="float">
            <text:p>57545</text:p>
          </table:table-cell>
          <table:table-cell office:value-type="float" office:value="58501" calcext:value-type="float">
            <text:p>58501</text:p>
          </table:table-cell>
          <table:table-cell office:value-type="float" office:value="57477" calcext:value-type="float">
            <text:p>57477</text:p>
          </table:table-cell>
          <table:table-cell office:value-type="float" office:value="58052" calcext:value-type="float">
            <text:p>58052</text:p>
          </table:table-cell>
          <table:table-cell office:value-type="float" office:value="11" calcext:value-type="float">
            <text:p>11</text:p>
          </table:table-cell>
          <table:table-cell table:formula="of:=[.A3]-[.B3]" office:value-type="float" office:value="-68" calcext:value-type="float">
            <text:p>-68</text:p>
          </table:table-cell>
          <table:table-cell table:formula="of:=[.A3]-[.C3]" office:value-type="float" office:value="-1024" calcext:value-type="float">
            <text:p>-1024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575" calcext:value-type="float">
            <text:p>-575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3776" calcext:value-type="float">
            <text:p>163776</text:p>
          </table:table-cell>
          <table:table-cell office:value-type="float" office:value="5399" calcext:value-type="float">
            <text:p>5399</text:p>
          </table:table-cell>
          <table:table-cell office:value-type="float" office:value="70" calcext:value-type="float">
            <text:p>70</text:p>
          </table:table-cell>
          <table:table-cell office:value-type="float" office:value="3136" calcext:value-type="float">
            <text:p>3136</text:p>
          </table:table-cell>
          <table:table-cell office:value-type="float" office:value="219988" calcext:value-type="float">
            <text:p>219988</text:p>
          </table:table-cell>
          <table:table-cell office:value-type="float" office:value="4996" calcext:value-type="float">
            <text:p>4996</text:p>
          </table:table-cell>
          <table:table-cell office:value-type="float" office:value="9983" calcext:value-type="float">
            <text:p>9983</text:p>
          </table:table-cell>
          <table:table-cell office:value-type="float" office:value="4896" calcext:value-type="float">
            <text:p>4896</text:p>
          </table:table-cell>
          <table:table-cell office:value-type="float" office:value="33839" calcext:value-type="float">
            <text:p>3383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20" calcext:value-type="float">
            <text:p>58720</text:p>
          </table:table-cell>
          <table:table-cell office:value-type="float" office:value="58985" calcext:value-type="float">
            <text:p>5898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8" calcext:value-type="float">
            <text:p>57928</text:p>
          </table:table-cell>
          <table:table-cell office:value-type="float" office:value="14" calcext:value-type="float">
            <text:p>14</text:p>
          </table:table-cell>
          <table:table-cell table:formula="of:=[.A4]-[.B4]" office:value-type="float" office:value="-1340" calcext:value-type="float">
            <text:p>-1340</text:p>
          </table:table-cell>
          <table:table-cell table:formula="of:=[.A4]-[.C4]" office:value-type="float" office:value="-1605" calcext:value-type="float">
            <text:p>-160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548" calcext:value-type="float">
            <text:p>-548</text:p>
          </table:table-cell>
          <table:table-cell table:number-columns-repeated="3"/>
          <table:table-cell office:value-type="string" calcext:value-type="string">
            <text:p>[ 6612.566771] Fini</text:p>
          </table:table-cell>
          <table:table-cell table:number-columns-repeated="3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15" calcext:value-type="float">
            <text:p>60715</text:p>
          </table:table-cell>
          <table:table-cell office:value-type="float" office:value="59441" calcext:value-type="float">
            <text:p>59441</text:p>
          </table:table-cell>
          <table:table-cell office:value-type="float" office:value="58932" calcext:value-type="float">
            <text:p>58932</text:p>
          </table:table-cell>
          <table:table-cell office:value-type="float" office:value="58530" calcext:value-type="float">
            <text:p>58530</text:p>
          </table:table-cell>
          <table:table-cell office:value-type="float" office:value="11" calcext:value-type="float">
            <text:p>11</text:p>
          </table:table-cell>
          <table:table-cell table:formula="of:=[.A5]-[.B5]" office:value-type="float" office:value="-1783" calcext:value-type="float">
            <text:p>-1783</text:p>
          </table:table-cell>
          <table:table-cell table:formula="of:=[.A5]-[.C5]" office:value-type="float" office:value="-509" calcext:value-type="float">
            <text:p>-509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392" calcext:value-type="float">
            <text:p>59392</text:p>
          </table:table-cell>
          <table:table-cell office:value-type="float" office:value="58892" calcext:value-type="float">
            <text:p>58892</text:p>
          </table:table-cell>
          <table:table-cell office:value-type="float" office:value="57699" calcext:value-type="float">
            <text:p>57699</text:p>
          </table:table-cell>
          <table:table-cell office:value-type="float" office:value="60735" calcext:value-type="float">
            <text:p>60735</text:p>
          </table:table-cell>
          <table:table-cell office:value-type="float" office:value="8" calcext:value-type="float">
            <text:p>8</text:p>
          </table:table-cell>
          <table:table-cell table:formula="of:=[.A6]-[.B6]" office:value-type="float" office:value="-1693" calcext:value-type="float">
            <text:p>-1693</text:p>
          </table:table-cell>
          <table:table-cell table:formula="of:=[.A6]-[.C6]" office:value-type="float" office:value="-1193" calcext:value-type="float">
            <text:p>-1193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036" calcext:value-type="float">
            <text:p>-3036</text:p>
          </table:table-cell>
          <table:table-cell table:number-columns-repeated="3"/>
          <table:table-cell table:formula="of:=AVERAGE([.N2:.N3])" office:value-type="float" office:value="163776" calcext:value-type="float">
            <text:p>163776</text:p>
          </table:table-cell>
          <table:table-cell table:formula="of:=AVERAGE([.O2:.O3])" office:value-type="float" office:value="5050.5" calcext:value-type="float">
            <text:p>5050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102.5" calcext:value-type="float">
            <text:p>3102.5</text:p>
          </table:table-cell>
          <table:table-cell table:formula="of:=AVERAGE([.R2:.R3])" office:value-type="float" office:value="217606.5" calcext:value-type="float">
            <text:p>217606.5</text:p>
          </table:table-cell>
          <table:table-cell table:formula="of:=AVERAGE([.S2:.S3])" office:value-type="float" office:value="4996" calcext:value-type="float">
            <text:p>4996</text:p>
          </table:table-cell>
          <table:table-cell table:formula="of:=AVERAGE([.T2:.T3])" office:value-type="float" office:value="10028" calcext:value-type="float">
            <text:p>10028</text:p>
          </table:table-cell>
          <table:table-cell table:formula="of:=AVERAGE([.U2:.U3])" office:value-type="float" office:value="4896" calcext:value-type="float">
            <text:p>4896</text:p>
          </table:table-cell>
          <table:table-cell table:formula="of:=AVERAGE([.V2:.V3])"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055" calcext:value-type="float">
            <text:p>60055</text:p>
          </table:table-cell>
          <table:table-cell office:value-type="float" office:value="59812" calcext:value-type="float">
            <text:p>59812</text:p>
          </table:table-cell>
          <table:table-cell office:value-type="float" office:value="57995" calcext:value-type="float">
            <text:p>57995</text:p>
          </table:table-cell>
          <table:table-cell office:value-type="float" office:value="59461" calcext:value-type="float">
            <text:p>59461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-2060" calcext:value-type="float">
            <text:p>-2060</text:p>
          </table:table-cell>
          <table:table-cell table:formula="of:=[.A7]-[.C7]" office:value-type="float" office:value="-1817" calcext:value-type="float">
            <text:p>-1817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466" calcext:value-type="float">
            <text:p>-1466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435" calcext:value-type="float">
            <text:p>57435</text:p>
          </table:table-cell>
          <table:table-cell office:value-type="float" office:value="58376" calcext:value-type="float">
            <text:p>58376</text:p>
          </table:table-cell>
          <table:table-cell office:value-type="float" office:value="57701" calcext:value-type="float">
            <text:p>57701</text:p>
          </table:table-cell>
          <table:table-cell office:value-type="float" office:value="58061" calcext:value-type="float">
            <text:p>58061</text:p>
          </table:table-cell>
          <table:table-cell office:value-type="float" office:value="10" calcext:value-type="float">
            <text:p>10</text:p>
          </table:table-cell>
          <table:table-cell table:formula="of:=[.A8]-[.B8]" office:value-type="float" office:value="266" calcext:value-type="float">
            <text:p>266</text:p>
          </table:table-cell>
          <table:table-cell table:formula="of:=[.A8]-[.C8]" office:value-type="float" office:value="-675" calcext:value-type="float">
            <text:p>-675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360" calcext:value-type="float">
            <text:p>-360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9493" calcext:value-type="float">
            <text:p>59493</text:p>
          </table:table-cell>
          <table:table-cell office:value-type="float" office:value="58465" calcext:value-type="float">
            <text:p>58465</text:p>
          </table:table-cell>
          <table:table-cell office:value-type="float" office:value="57748" calcext:value-type="float">
            <text:p>57748</text:p>
          </table:table-cell>
          <table:table-cell office:value-type="float" office:value="59699" calcext:value-type="float">
            <text:p>59699</text:p>
          </table:table-cell>
          <table:table-cell office:value-type="float" office:value="10" calcext:value-type="float">
            <text:p>10</text:p>
          </table:table-cell>
          <table:table-cell table:formula="of:=[.A9]-[.B9]" office:value-type="float" office:value="-1745" calcext:value-type="float">
            <text:p>-1745</text:p>
          </table:table-cell>
          <table:table-cell table:formula="of:=[.A9]-[.C9]" office:value-type="float" office:value="-717" calcext:value-type="float">
            <text:p>-717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951" calcext:value-type="float">
            <text:p>-1951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387" calcext:value-type="float">
            <text:p>58387</text:p>
          </table:table-cell>
          <table:table-cell office:value-type="float" office:value="60239" calcext:value-type="float">
            <text:p>60239</text:p>
          </table:table-cell>
          <table:table-cell office:value-type="float" office:value="57760" calcext:value-type="float">
            <text:p>57760</text:p>
          </table:table-cell>
          <table:table-cell office:value-type="float" office:value="58643" calcext:value-type="float">
            <text:p>58643</text:p>
          </table:table-cell>
          <table:table-cell office:value-type="float" office:value="18" calcext:value-type="float">
            <text:p>18</text:p>
          </table:table-cell>
          <table:table-cell table:formula="of:=[.A10]-[.B10]" office:value-type="float" office:value="-627" calcext:value-type="float">
            <text:p>-627</text:p>
          </table:table-cell>
          <table:table-cell table:formula="of:=[.A10]-[.C10]" office:value-type="float" office:value="-2479" calcext:value-type="float">
            <text:p>-247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883" calcext:value-type="float">
            <text:p>-883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96" calcext:value-type="float">
            <text:p>60496</text:p>
          </table:table-cell>
          <table:table-cell office:value-type="float" office:value="59953" calcext:value-type="float">
            <text:p>59953</text:p>
          </table:table-cell>
          <table:table-cell office:value-type="float" office:value="57484" calcext:value-type="float">
            <text:p>57484</text:p>
          </table:table-cell>
          <table:table-cell office:value-type="float" office:value="58369" calcext:value-type="float">
            <text:p>58369</text:p>
          </table:table-cell>
          <table:table-cell office:value-type="float" office:value="19" calcext:value-type="float">
            <text:p>19</text:p>
          </table:table-cell>
          <table:table-cell table:formula="of:=[.A11]-[.B11]" office:value-type="float" office:value="-3012" calcext:value-type="float">
            <text:p>-3012</text:p>
          </table:table-cell>
          <table:table-cell table:formula="of:=[.A11]-[.C11]" office:value-type="float" office:value="-2469" calcext:value-type="float">
            <text:p>-2469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885" calcext:value-type="float">
            <text:p>-88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068" calcext:value-type="float">
            <text:p>60068</text:p>
          </table:table-cell>
          <table:table-cell office:value-type="float" office:value="57380" calcext:value-type="float">
            <text:p>57380</text:p>
          </table:table-cell>
          <table:table-cell office:value-type="float" office:value="57558" calcext:value-type="float">
            <text:p>57558</text:p>
          </table:table-cell>
          <table:table-cell office:value-type="float" office:value="20" calcext:value-type="float">
            <text:p>20</text:p>
          </table:table-cell>
          <table:table-cell table:formula="of:=[.A12]-[.B12]" office:value-type="float" office:value="-4059" calcext:value-type="float">
            <text:p>-4059</text:p>
          </table:table-cell>
          <table:table-cell table:formula="of:=[.A12]-[.C12]" office:value-type="float" office:value="-2688" calcext:value-type="float">
            <text:p>-268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78" calcext:value-type="float">
            <text:p>-178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887" calcext:value-type="float">
            <text:p>58887</text:p>
          </table:table-cell>
          <table:table-cell office:value-type="float" office:value="60076" calcext:value-type="float">
            <text:p>60076</text:p>
          </table:table-cell>
          <table:table-cell office:value-type="float" office:value="59435" calcext:value-type="float">
            <text:p>59435</text:p>
          </table:table-cell>
          <table:table-cell office:value-type="float" office:value="58642" calcext:value-type="float">
            <text:p>58642</text:p>
          </table:table-cell>
          <table:table-cell office:value-type="float" office:value="9" calcext:value-type="float">
            <text:p>9</text:p>
          </table:table-cell>
          <table:table-cell table:formula="of:=[.A13]-[.B13]" office:value-type="float" office:value="548" calcext:value-type="float">
            <text:p>548</text:p>
          </table:table-cell>
          <table:table-cell table:formula="of:=[.A13]-[.C13]" office:value-type="float" office:value="-641" calcext:value-type="float">
            <text:p>-64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704" calcext:value-type="float">
            <text:p>57704</text:p>
          </table:table-cell>
          <table:table-cell office:value-type="float" office:value="58369" calcext:value-type="float">
            <text:p>58369</text:p>
          </table:table-cell>
          <table:table-cell office:value-type="float" office:value="57922" calcext:value-type="float">
            <text:p>57922</text:p>
          </table:table-cell>
          <table:table-cell office:value-type="float" office:value="58111" calcext:value-type="float">
            <text:p>58111</text:p>
          </table:table-cell>
          <table:table-cell office:value-type="float" office:value="12" calcext:value-type="float">
            <text:p>12</text:p>
          </table:table-cell>
          <table:table-cell table:formula="of:=[.A14]-[.B14]" office:value-type="float" office:value="218" calcext:value-type="float">
            <text:p>218</text:p>
          </table:table-cell>
          <table:table-cell table:formula="of:=[.A14]-[.C14]" office:value-type="float" office:value="-447" calcext:value-type="float">
            <text:p>-447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89" calcext:value-type="float">
            <text:p>-189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62" calcext:value-type="float">
            <text:p>57762</text:p>
          </table:table-cell>
          <table:table-cell office:value-type="float" office:value="60264" calcext:value-type="float">
            <text:p>60264</text:p>
          </table:table-cell>
          <table:table-cell office:value-type="float" office:value="57783" calcext:value-type="float">
            <text:p>57783</text:p>
          </table:table-cell>
          <table:table-cell office:value-type="float" office:value="58403" calcext:value-type="float">
            <text:p>58403</text:p>
          </table:table-cell>
          <table:table-cell office:value-type="float" office:value="21" calcext:value-type="float">
            <text:p>21</text:p>
          </table:table-cell>
          <table:table-cell table:formula="of:=[.A15]-[.B15]" office:value-type="float" office:value="21" calcext:value-type="float">
            <text:p>21</text:p>
          </table:table-cell>
          <table:table-cell table:formula="of:=[.A15]-[.C15]" office:value-type="float" office:value="-2481" calcext:value-type="float">
            <text:p>-248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620" calcext:value-type="float">
            <text:p>-62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420" calcext:value-type="float">
            <text:p>58420</text:p>
          </table:table-cell>
          <table:table-cell office:value-type="float" office:value="57376" calcext:value-type="float">
            <text:p>57376</text:p>
          </table:table-cell>
          <table:table-cell office:value-type="float" office:value="59049" calcext:value-type="float">
            <text:p>59049</text:p>
          </table:table-cell>
          <table:table-cell office:value-type="float" office:value="58161" calcext:value-type="float">
            <text:p>58161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-259" calcext:value-type="float">
            <text:p>-259</text:p>
          </table:table-cell>
          <table:table-cell table:formula="of:=[.A16]-[.C16]" office:value-type="float" office:value="785" calcext:value-type="float">
            <text:p>785</text:p>
          </table:table-cell>
          <table:table-cell table:formula="of:=[.A16]-[.D16]" office:value-type="float" office:value="-888" calcext:value-type="float">
            <text:p>-888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732" calcext:value-type="float">
            <text:p>58732</text:p>
          </table:table-cell>
          <table:table-cell office:value-type="float" office:value="58445" calcext:value-type="float">
            <text:p>58445</text:p>
          </table:table-cell>
          <table:table-cell office:value-type="float" office:value="57485" calcext:value-type="float">
            <text:p>57485</text:p>
          </table:table-cell>
          <table:table-cell office:value-type="float" office:value="61439" calcext:value-type="float">
            <text:p>61439</text:p>
          </table:table-cell>
          <table:table-cell office:value-type="float" office:value="22" calcext:value-type="float">
            <text:p>22</text:p>
          </table:table-cell>
          <table:table-cell table:formula="of:=[.A17]-[.B17]" office:value-type="float" office:value="-1247" calcext:value-type="float">
            <text:p>-1247</text:p>
          </table:table-cell>
          <table:table-cell table:formula="of:=[.A17]-[.C17]" office:value-type="float" office:value="-960" calcext:value-type="float">
            <text:p>-960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954" calcext:value-type="float">
            <text:p>-395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05" calcext:value-type="float">
            <text:p>58705</text:p>
          </table:table-cell>
          <table:table-cell office:value-type="float" office:value="60927" calcext:value-type="float">
            <text:p>60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427" calcext:value-type="float">
            <text:p>57427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1325" calcext:value-type="float">
            <text:p>-1325</text:p>
          </table:table-cell>
          <table:table-cell table:formula="of:=[.A18]-[.C18]" office:value-type="float" office:value="-3547" calcext:value-type="float">
            <text:p>-3547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" calcext:value-type="float">
            <text:p>-47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85" calcext:value-type="float">
            <text:p>58985</text:p>
          </table:table-cell>
          <table:table-cell office:value-type="float" office:value="59024" calcext:value-type="float">
            <text:p>59024</text:p>
          </table:table-cell>
          <table:table-cell office:value-type="float" office:value="57698" calcext:value-type="float">
            <text:p>57698</text:p>
          </table:table-cell>
          <table:table-cell office:value-type="float" office:value="60738" calcext:value-type="float">
            <text:p>60738</text:p>
          </table:table-cell>
          <table:table-cell office:value-type="float" office:value="13" calcext:value-type="float">
            <text:p>13</text:p>
          </table:table-cell>
          <table:table-cell table:formula="of:=[.A19]-[.B19]" office:value-type="float" office:value="-1287" calcext:value-type="float">
            <text:p>-1287</text:p>
          </table:table-cell>
          <table:table-cell table:formula="of:=[.A19]-[.C19]" office:value-type="float" office:value="-1326" calcext:value-type="float">
            <text:p>-1326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040" calcext:value-type="float">
            <text:p>-30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57447" calcext:value-type="float">
            <text:p>5744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9" calcext:value-type="float">
            <text:p>60559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3036" calcext:value-type="float">
            <text:p>-3036</text:p>
          </table:table-cell>
          <table:table-cell table:formula="of:=[.A20]-[.C20]" office:value-type="float" office:value="-67" calcext:value-type="float">
            <text:p>-6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179" calcext:value-type="float">
            <text:p>-317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15" calcext:value-type="float">
            <text:p>60115</text:p>
          </table:table-cell>
          <table:table-cell office:value-type="float" office:value="57543" calcext:value-type="float">
            <text:p>57543</text:p>
          </table:table-cell>
          <table:table-cell office:value-type="float" office:value="58545" calcext:value-type="float">
            <text:p>58545</text:p>
          </table:table-cell>
          <table:table-cell office:value-type="float" office:value="58559" calcext:value-type="float">
            <text:p>58559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-1570" calcext:value-type="float">
            <text:p>-1570</text:p>
          </table:table-cell>
          <table:table-cell table:formula="of:=[.A21]-[.C21]" office:value-type="float" office:value="1002" calcext:value-type="float">
            <text:p>1002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649" calcext:value-type="float">
            <text:p>58649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1" calcext:value-type="float">
            <text:p>57741</text:p>
          </table:table-cell>
          <table:table-cell office:value-type="float" office:value="60057" calcext:value-type="float">
            <text:p>60057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908" calcext:value-type="float">
            <text:p>-908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316" calcext:value-type="float">
            <text:p>-231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534" calcext:value-type="float">
            <text:p>58534</text:p>
          </table:table-cell>
          <table:table-cell office:value-type="float" office:value="57903" calcext:value-type="float">
            <text:p>57903</text:p>
          </table:table-cell>
          <table:table-cell office:value-type="float" office:value="57729" calcext:value-type="float">
            <text:p>57729</text:p>
          </table:table-cell>
          <table:table-cell office:value-type="float" office:value="57356" calcext:value-type="float">
            <text:p>57356</text:p>
          </table:table-cell>
          <table:table-cell office:value-type="float" office:value="16" calcext:value-type="float">
            <text:p>16</text:p>
          </table:table-cell>
          <table:table-cell table:formula="of:=[.A23]-[.B23]" office:value-type="float" office:value="-805" calcext:value-type="float">
            <text:p>-805</text:p>
          </table:table-cell>
          <table:table-cell table:formula="of:=[.A23]-[.C23]" office:value-type="float" office:value="-174" calcext:value-type="float">
            <text:p>-174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604" calcext:value-type="float">
            <text:p>57604</text:p>
          </table:table-cell>
          <table:table-cell office:value-type="float" office:value="58210" calcext:value-type="float">
            <text:p>58210</text:p>
          </table:table-cell>
          <table:table-cell office:value-type="float" office:value="57731" calcext:value-type="float">
            <text:p>57731</text:p>
          </table:table-cell>
          <table:table-cell office:value-type="float" office:value="57345" calcext:value-type="float">
            <text:p>57345</text:p>
          </table:table-cell>
          <table:table-cell office:value-type="float" office:value="13" calcext:value-type="float">
            <text:p>13</text:p>
          </table:table-cell>
          <table:table-cell table:formula="of:=[.A24]-[.B24]" office:value-type="float" office:value="127" calcext:value-type="float">
            <text:p>127</text:p>
          </table:table-cell>
          <table:table-cell table:formula="of:=[.A24]-[.C24]" office:value-type="float" office:value="-479" calcext:value-type="float">
            <text:p>-47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2" calcext:value-type="float">
            <text:p>57522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0" calcext:value-type="float">
            <text:p>59920</text:p>
          </table:table-cell>
          <table:table-cell office:value-type="float" office:value="15" calcext:value-type="float">
            <text:p>15</text:p>
          </table:table-cell>
          <table:table-cell table:formula="of:=[.A25]-[.B25]" office:value-type="float" office:value="-142" calcext:value-type="float">
            <text:p>-142</text:p>
          </table:table-cell>
          <table:table-cell table:formula="of:=[.A25]-[.C25]" office:value-type="float" office:value="-2523" calcext:value-type="float">
            <text:p>-252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540" calcext:value-type="float">
            <text:p>-254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69" calcext:value-type="float">
            <text:p>58069</text:p>
          </table:table-cell>
          <table:table-cell office:value-type="float" office:value="58160" calcext:value-type="float">
            <text:p>58160</text:p>
          </table:table-cell>
          <table:table-cell office:value-type="float" office:value="60031" calcext:value-type="float">
            <text:p>60031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 table:formula="of:=[.A26]-[.B26]" office:value-type="float" office:value="-367" calcext:value-type="float">
            <text:p>-367</text:p>
          </table:table-cell>
          <table:table-cell table:formula="of:=[.A26]-[.C26]" office:value-type="float" office:value="-458" calcext:value-type="float">
            <text:p>-458</text:p>
          </table:table-cell>
          <table:table-cell table:formula="of:=[.A26]-[.D26]" office:value-type="float" office:value="-2329" calcext:value-type="float">
            <text:p>-2329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802" calcext:value-type="float">
            <text:p>59802</text:p>
          </table:table-cell>
          <table:table-cell office:value-type="float" office:value="60803" calcext:value-type="float">
            <text:p>60803</text:p>
          </table:table-cell>
          <table:table-cell office:value-type="float" office:value="57476" calcext:value-type="float">
            <text:p>57476</text:p>
          </table:table-cell>
          <table:table-cell office:value-type="float" office:value="60720" calcext:value-type="float">
            <text:p>60720</text:p>
          </table:table-cell>
          <table:table-cell office:value-type="float" office:value="9" calcext:value-type="float">
            <text:p>9</text:p>
          </table:table-cell>
          <table:table-cell table:formula="of:=[.A27]-[.B27]" office:value-type="float" office:value="-2326" calcext:value-type="float">
            <text:p>-2326</text:p>
          </table:table-cell>
          <table:table-cell table:formula="of:=[.A27]-[.C27]" office:value-type="float" office:value="-3327" calcext:value-type="float">
            <text:p>-332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244" calcext:value-type="float">
            <text:p>-32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5" calcext:value-type="float">
            <text:p>58925</text:p>
          </table:table-cell>
          <table:table-cell office:value-type="float" office:value="60033" calcext:value-type="float">
            <text:p>60033</text:p>
          </table:table-cell>
          <table:table-cell office:value-type="float" office:value="60547" calcext:value-type="float">
            <text:p>60547</text:p>
          </table:table-cell>
          <table:table-cell office:value-type="float" office:value="59584" calcext:value-type="float">
            <text:p>59584</text:p>
          </table:table-cell>
          <table:table-cell office:value-type="float" office:value="27" calcext:value-type="float">
            <text:p>27</text:p>
          </table:table-cell>
          <table:table-cell table:formula="of:=[.A28]-[.B28]" office:value-type="float" office:value="-1545" calcext:value-type="float">
            <text:p>-1545</text:p>
          </table:table-cell>
          <table:table-cell table:formula="of:=[.A28]-[.C28]" office:value-type="float" office:value="-2653" calcext:value-type="float">
            <text:p>-2653</text:p>
          </table:table-cell>
          <table:table-cell table:formula="of:=[.A28]-[.D28]" office:value-type="float" office:value="-3167" calcext:value-type="float">
            <text:p>-3167</text:p>
          </table:table-cell>
          <table:table-cell table:formula="of:=[.A28]-[.E28]" office:value-type="float" office:value="-2204" calcext:value-type="float">
            <text:p>-220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23" calcext:value-type="float">
            <text:p>58023</text:p>
          </table:table-cell>
          <table:table-cell office:value-type="float" office:value="59931" calcext:value-type="float">
            <text:p>59931</text:p>
          </table:table-cell>
          <table:table-cell office:value-type="float" office:value="59721" calcext:value-type="float">
            <text:p>59721</text:p>
          </table:table-cell>
          <table:table-cell office:value-type="float" office:value="57932" calcext:value-type="float">
            <text:p>57932</text:p>
          </table:table-cell>
          <table:table-cell office:value-type="float" office:value="11" calcext:value-type="float">
            <text:p>11</text:p>
          </table:table-cell>
          <table:table-cell table:formula="of:=[.A29]-[.B29]" office:value-type="float" office:value="1698" calcext:value-type="float">
            <text:p>1698</text:p>
          </table:table-cell>
          <table:table-cell table:formula="of:=[.A29]-[.C29]" office:value-type="float" office:value="-210" calcext:value-type="float">
            <text:p>-21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789" calcext:value-type="float">
            <text:p>178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16" calcext:value-type="float">
            <text:p>59916</text:p>
          </table:table-cell>
          <table:table-cell office:value-type="float" office:value="58498" calcext:value-type="float">
            <text:p>58498</text:p>
          </table:table-cell>
          <table:table-cell office:value-type="float" office:value="57697" calcext:value-type="float">
            <text:p>57697</text:p>
          </table:table-cell>
          <table:table-cell office:value-type="float" office:value="60562" calcext:value-type="float">
            <text:p>60562</text:p>
          </table:table-cell>
          <table:table-cell office:value-type="float" office:value="17" calcext:value-type="float">
            <text:p>17</text:p>
          </table:table-cell>
          <table:table-cell table:formula="of:=[.A30]-[.B30]" office:value-type="float" office:value="-2219" calcext:value-type="float">
            <text:p>-2219</text:p>
          </table:table-cell>
          <table:table-cell table:formula="of:=[.A30]-[.C30]" office:value-type="float" office:value="-801" calcext:value-type="float">
            <text:p>-801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865" calcext:value-type="float">
            <text:p>-2865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64" calcext:value-type="float">
            <text:p>57964</text:p>
          </table:table-cell>
          <table:table-cell office:value-type="float" office:value="60070" calcext:value-type="float">
            <text:p>60070</text:p>
          </table:table-cell>
          <table:table-cell office:value-type="float" office:value="57773" calcext:value-type="float">
            <text:p>57773</text:p>
          </table:table-cell>
          <table:table-cell office:value-type="float" office:value="60074" calcext:value-type="float">
            <text:p>60074</text:p>
          </table:table-cell>
          <table:table-cell office:value-type="float" office:value="19" calcext:value-type="float">
            <text:p>19</text:p>
          </table:table-cell>
          <table:table-cell table:formula="of:=[.A31]-[.B31]" office:value-type="float" office:value="-191" calcext:value-type="float">
            <text:p>-191</text:p>
          </table:table-cell>
          <table:table-cell table:formula="of:=[.A31]-[.C31]" office:value-type="float" office:value="-2297" calcext:value-type="float">
            <text:p>-229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301" calcext:value-type="float">
            <text:p>-2301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927" calcext:value-type="float">
            <text:p>57927</text:p>
          </table:table-cell>
          <table:table-cell office:value-type="float" office:value="59468" calcext:value-type="float">
            <text:p>59468</text:p>
          </table:table-cell>
          <table:table-cell office:value-type="float" office:value="58148" calcext:value-type="float">
            <text:p>58148</text:p>
          </table:table-cell>
          <table:table-cell office:value-type="float" office:value="59562" calcext:value-type="float">
            <text:p>59562</text:p>
          </table:table-cell>
          <table:table-cell office:value-type="float" office:value="15" calcext:value-type="float">
            <text:p>15</text:p>
          </table:table-cell>
          <table:table-cell table:formula="of:=[.A32]-[.B32]" office:value-type="float" office:value="221" calcext:value-type="float">
            <text:p>221</text:p>
          </table:table-cell>
          <table:table-cell table:formula="of:=[.A32]-[.C32]" office:value-type="float" office:value="-1320" calcext:value-type="float">
            <text:p>-132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414" calcext:value-type="float">
            <text:p>-1414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58114" calcext:value-type="float">
            <text:p>58114</text:p>
          </table:table-cell>
          <table:table-cell office:value-type="float" office:value="57697" calcext:value-type="float">
            <text:p>57697</text:p>
          </table:table-cell>
          <table:table-cell office:value-type="float" office:value="58639" calcext:value-type="float">
            <text:p>58639</text:p>
          </table:table-cell>
          <table:table-cell office:value-type="float" office:value="9" calcext:value-type="float">
            <text:p>9</text:p>
          </table:table-cell>
          <table:table-cell table:formula="of:=[.A33]-[.B33]" office:value-type="float" office:value="353" calcext:value-type="float">
            <text:p>353</text:p>
          </table:table-cell>
          <table:table-cell table:formula="of:=[.A33]-[.C33]" office:value-type="float" office:value="-417" calcext:value-type="float">
            <text:p>-41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942" calcext:value-type="float">
            <text:p>-94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2" calcext:value-type="float">
            <text:p>59392</text:p>
          </table:table-cell>
          <table:table-cell office:value-type="float" office:value="57984" calcext:value-type="float">
            <text:p>57984</text:p>
          </table:table-cell>
          <table:table-cell office:value-type="float" office:value="57698" calcext:value-type="float">
            <text:p>57698</text:p>
          </table:table-cell>
          <table:table-cell office:value-type="float" office:value="58368" calcext:value-type="float">
            <text:p>58368</text:p>
          </table:table-cell>
          <table:table-cell office:value-type="float" office:value="14" calcext:value-type="float">
            <text:p>14</text:p>
          </table:table-cell>
          <table:table-cell table:formula="of:=[.A34]-[.B34]" office:value-type="float" office:value="-1694" calcext:value-type="float">
            <text:p>-1694</text:p>
          </table:table-cell>
          <table:table-cell table:formula="of:=[.A34]-[.C34]" office:value-type="float" office:value="-286" calcext:value-type="float">
            <text:p>-28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670" calcext:value-type="float">
            <text:p>-67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58650" calcext:value-type="float">
            <text:p>58650</text:p>
          </table:table-cell>
          <table:table-cell office:value-type="float" office:value="57380" calcext:value-type="float">
            <text:p>57380</text:p>
          </table:table-cell>
          <table:table-cell office:value-type="float" office:value="58731" calcext:value-type="float">
            <text:p>58731</text:p>
          </table:table-cell>
          <table:table-cell office:value-type="float" office:value="12" calcext:value-type="float">
            <text:p>12</text:p>
          </table:table-cell>
          <table:table-cell table:formula="of:=[.A35]-[.B35]" office:value-type="float" office:value="12" calcext:value-type="float">
            <text:p>12</text:p>
          </table:table-cell>
          <table:table-cell table:formula="of:=[.A35]-[.C35]" office:value-type="float" office:value="-1270" calcext:value-type="float">
            <text:p>-127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51" calcext:value-type="float">
            <text:p>-135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767" calcext:value-type="float">
            <text:p>57767</text:p>
          </table:table-cell>
          <table:table-cell office:value-type="float" office:value="58673" calcext:value-type="float">
            <text:p>58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9441" calcext:value-type="float">
            <text:p>59441</text:p>
          </table:table-cell>
          <table:table-cell office:value-type="float" office:value="10" calcext:value-type="float">
            <text:p>10</text:p>
          </table:table-cell>
          <table:table-cell table:formula="of:=[.A36]-[.B36]" office:value-type="float" office:value="-72" calcext:value-type="float">
            <text:p>-72</text:p>
          </table:table-cell>
          <table:table-cell table:formula="of:=[.A36]-[.C36]" office:value-type="float" office:value="-978" calcext:value-type="float">
            <text:p>-97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746" calcext:value-type="float">
            <text:p>-174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9" calcext:value-type="float">
            <text:p>57889</text:p>
          </table:table-cell>
          <table:table-cell office:value-type="float" office:value="60488" calcext:value-type="float">
            <text:p>60488</text:p>
          </table:table-cell>
          <table:table-cell office:value-type="float" office:value="57380" calcext:value-type="float">
            <text:p>57380</text:p>
          </table:table-cell>
          <table:table-cell office:value-type="float" office:value="57635" calcext:value-type="float">
            <text:p>57635</text:p>
          </table:table-cell>
          <table:table-cell office:value-type="float" office:value="9" calcext:value-type="float">
            <text:p>9</text:p>
          </table:table-cell>
          <table:table-cell table:formula="of:=[.A37]-[.B37]" office:value-type="float" office:value="-509" calcext:value-type="float">
            <text:p>-509</text:p>
          </table:table-cell>
          <table:table-cell table:formula="of:=[.A37]-[.C37]" office:value-type="float" office:value="-3108" calcext:value-type="float">
            <text:p>-3108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55" calcext:value-type="float">
            <text:p>-25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17" calcext:value-type="float">
            <text:p>59017</text:p>
          </table:table-cell>
          <table:table-cell office:value-type="float" office:value="59945" calcext:value-type="float">
            <text:p>59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7729" calcext:value-type="float">
            <text:p>57729</text:p>
          </table:table-cell>
          <table:table-cell office:value-type="float" office:value="11" calcext:value-type="float">
            <text:p>11</text:p>
          </table:table-cell>
          <table:table-cell table:formula="of:=[.A38]-[.B38]" office:value-type="float" office:value="-472" calcext:value-type="float">
            <text:p>-472</text:p>
          </table:table-cell>
          <table:table-cell table:formula="of:=[.A38]-[.C38]" office:value-type="float" office:value="-1400" calcext:value-type="float">
            <text:p>-140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186" calcext:value-type="float">
            <text:p>60186</text:p>
          </table:table-cell>
          <table:table-cell office:value-type="float" office:value="60705" calcext:value-type="float">
            <text:p>60705</text:p>
          </table:table-cell>
          <table:table-cell office:value-type="float" office:value="57905" calcext:value-type="float">
            <text:p>57905</text:p>
          </table:table-cell>
          <table:table-cell office:value-type="float" office:value="59826" calcext:value-type="float">
            <text:p>59826</text:p>
          </table:table-cell>
          <table:table-cell office:value-type="float" office:value="14" calcext:value-type="float">
            <text:p>14</text:p>
          </table:table-cell>
          <table:table-cell table:formula="of:=[.A39]-[.B39]" office:value-type="float" office:value="-2281" calcext:value-type="float">
            <text:p>-2281</text:p>
          </table:table-cell>
          <table:table-cell table:formula="of:=[.A39]-[.C39]" office:value-type="float" office:value="-2800" calcext:value-type="float">
            <text:p>-2800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921" calcext:value-type="float">
            <text:p>-192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15" calcext:value-type="float">
            <text:p>58815</text:p>
          </table:table-cell>
          <table:table-cell office:value-type="float" office:value="57753" calcext:value-type="float">
            <text:p>57753</text:p>
          </table:table-cell>
          <table:table-cell office:value-type="float" office:value="57707" calcext:value-type="float">
            <text:p>57707</text:p>
          </table:table-cell>
          <table:table-cell office:value-type="float" office:value="60500" calcext:value-type="float">
            <text:p>60500</text:p>
          </table:table-cell>
          <table:table-cell office:value-type="float" office:value="13" calcext:value-type="float">
            <text:p>13</text:p>
          </table:table-cell>
          <table:table-cell table:formula="of:=[.A40]-[.B40]" office:value-type="float" office:value="-1108" calcext:value-type="float">
            <text:p>-1108</text:p>
          </table:table-cell>
          <table:table-cell table:formula="of:=[.A40]-[.C40]" office:value-type="float" office:value="-46" calcext:value-type="float">
            <text:p>-46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2793" calcext:value-type="float">
            <text:p>-279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87" calcext:value-type="float">
            <text:p>58187</text:p>
          </table:table-cell>
          <table:table-cell office:value-type="float" office:value="57906" calcext:value-type="float">
            <text:p>57906</text:p>
          </table:table-cell>
          <table:table-cell office:value-type="float" office:value="57393" calcext:value-type="float">
            <text:p>57393</text:p>
          </table:table-cell>
          <table:table-cell office:value-type="float" office:value="59496" calcext:value-type="float">
            <text:p>59496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794" calcext:value-type="float">
            <text:p>-794</text:p>
          </table:table-cell>
          <table:table-cell table:formula="of:=[.A41]-[.C41]" office:value-type="float" office:value="-513" calcext:value-type="float">
            <text:p>-51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103" calcext:value-type="float">
            <text:p>-210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98" calcext:value-type="float">
            <text:p>59098</text:p>
          </table:table-cell>
          <table:table-cell office:value-type="float" office:value="60099" calcext:value-type="float">
            <text:p>6009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04" calcext:value-type="float">
            <text:p>58404</text:p>
          </table:table-cell>
          <table:table-cell office:value-type="float" office:value="11" calcext:value-type="float">
            <text:p>11</text:p>
          </table:table-cell>
          <table:table-cell table:formula="of:=[.A42]-[.B42]" office:value-type="float" office:value="-1718" calcext:value-type="float">
            <text:p>-1718</text:p>
          </table:table-cell>
          <table:table-cell table:formula="of:=[.A42]-[.C42]" office:value-type="float" office:value="-2719" calcext:value-type="float">
            <text:p>-271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24" calcext:value-type="float">
            <text:p>-102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6" calcext:value-type="float">
            <text:p>57616</text:p>
          </table:table-cell>
          <table:table-cell office:value-type="float" office:value="59411" calcext:value-type="float">
            <text:p>59411</text:p>
          </table:table-cell>
          <table:table-cell office:value-type="float" office:value="58954" calcext:value-type="float">
            <text:p>58954</text:p>
          </table:table-cell>
          <table:table-cell office:value-type="float" office:value="59652" calcext:value-type="float">
            <text:p>59652</text:p>
          </table:table-cell>
          <table:table-cell office:value-type="float" office:value="9" calcext:value-type="float">
            <text:p>9</text:p>
          </table:table-cell>
          <table:table-cell table:formula="of:=[.A43]-[.B43]" office:value-type="float" office:value="1338" calcext:value-type="float">
            <text:p>1338</text:p>
          </table:table-cell>
          <table:table-cell table:formula="of:=[.A43]-[.C43]" office:value-type="float" office:value="-457" calcext:value-type="float">
            <text:p>-45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698" calcext:value-type="float">
            <text:p>-69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6" calcext:value-type="float">
            <text:p>60086</text:p>
          </table:table-cell>
          <table:table-cell office:value-type="float" office:value="59713" calcext:value-type="float">
            <text:p>59713</text:p>
          </table:table-cell>
          <table:table-cell office:value-type="float" office:value="57380" calcext:value-type="float">
            <text:p>57380</text:p>
          </table:table-cell>
          <table:table-cell office:value-type="float" office:value="60230" calcext:value-type="float">
            <text:p>60230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2706" calcext:value-type="float">
            <text:p>-2706</text:p>
          </table:table-cell>
          <table:table-cell table:formula="of:=[.A44]-[.C44]" office:value-type="float" office:value="-2333" calcext:value-type="float">
            <text:p>-2333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850" calcext:value-type="float">
            <text:p>-285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644" calcext:value-type="float">
            <text:p>57644</text:p>
          </table:table-cell>
          <table:table-cell office:value-type="float" office:value="59433" calcext:value-type="float">
            <text:p>59433</text:p>
          </table:table-cell>
          <table:table-cell office:value-type="float" office:value="57370" calcext:value-type="float">
            <text:p>57370</text:p>
          </table:table-cell>
          <table:table-cell office:value-type="float" office:value="58657" calcext:value-type="float">
            <text:p>58657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1013" calcext:value-type="float">
            <text:p>1013</text:p>
          </table:table-cell>
          <table:table-cell table:formula="of:=[.A45]-[.C45]" office:value-type="float" office:value="-776" calcext:value-type="float">
            <text:p>-776</text:p>
          </table:table-cell>
          <table:table-cell table:formula="of:=[.A45]-[.D45]" office:value-type="float" office:value="1287" calcext:value-type="float">
            <text:p>1287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116" calcext:value-type="float">
            <text:p>60116</text:p>
          </table:table-cell>
          <table:table-cell office:value-type="float" office:value="58114" calcext:value-type="float">
            <text:p>58114</text:p>
          </table:table-cell>
          <table:table-cell office:value-type="float" office:value="57475" calcext:value-type="float">
            <text:p>57475</text:p>
          </table:table-cell>
          <table:table-cell office:value-type="float" office:value="59542" calcext:value-type="float">
            <text:p>59542</text:p>
          </table:table-cell>
          <table:table-cell office:value-type="float" office:value="14" calcext:value-type="float">
            <text:p>14</text:p>
          </table:table-cell>
          <table:table-cell table:formula="of:=[.A46]-[.B46]" office:value-type="float" office:value="-2641" calcext:value-type="float">
            <text:p>-2641</text:p>
          </table:table-cell>
          <table:table-cell table:formula="of:=[.A46]-[.C46]" office:value-type="float" office:value="-639" calcext:value-type="float">
            <text:p>-639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067" calcext:value-type="float">
            <text:p>-206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49" calcext:value-type="float">
            <text:p>57549</text:p>
          </table:table-cell>
          <table:table-cell office:value-type="float" office:value="60246" calcext:value-type="float">
            <text:p>60246</text:p>
          </table:table-cell>
          <table:table-cell office:value-type="float" office:value="57393" calcext:value-type="float">
            <text:p>57393</text:p>
          </table:table-cell>
          <table:table-cell office:value-type="float" office:value="60544" calcext:value-type="float">
            <text:p>60544</text:p>
          </table:table-cell>
          <table:table-cell office:value-type="float" office:value="17" calcext:value-type="float">
            <text:p>17</text:p>
          </table:table-cell>
          <table:table-cell table:formula="of:=[.A47]-[.B47]" office:value-type="float" office:value="-156" calcext:value-type="float">
            <text:p>-156</text:p>
          </table:table-cell>
          <table:table-cell table:formula="of:=[.A47]-[.C47]" office:value-type="float" office:value="-2853" calcext:value-type="float">
            <text:p>-2853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151" calcext:value-type="float">
            <text:p>-31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59911" calcext:value-type="float">
            <text:p>59911</text:p>
          </table:table-cell>
          <table:table-cell office:value-type="float" office:value="57380" calcext:value-type="float">
            <text:p>57380</text:p>
          </table:table-cell>
          <table:table-cell office:value-type="float" office:value="57705" calcext:value-type="float">
            <text:p>57705</text:p>
          </table:table-cell>
          <table:table-cell office:value-type="float" office:value="22" calcext:value-type="float">
            <text:p>22</text:p>
          </table:table-cell>
          <table:table-cell table:formula="of:=[.A48]-[.B48]" office:value-type="float" office:value="-1185" calcext:value-type="float">
            <text:p>-1185</text:p>
          </table:table-cell>
          <table:table-cell table:formula="of:=[.A48]-[.C48]" office:value-type="float" office:value="-2531" calcext:value-type="float">
            <text:p>-2531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25" calcext:value-type="float">
            <text:p>-32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978" calcext:value-type="float">
            <text:p>58978</text:p>
          </table:table-cell>
          <table:table-cell office:value-type="float" office:value="58664" calcext:value-type="float">
            <text:p>58664</text:p>
          </table:table-cell>
          <table:table-cell office:value-type="float" office:value="57702" calcext:value-type="float">
            <text:p>57702</text:p>
          </table:table-cell>
          <table:table-cell office:value-type="float" office:value="58564" calcext:value-type="float">
            <text:p>58564</text:p>
          </table:table-cell>
          <table:table-cell office:value-type="float" office:value="13" calcext:value-type="float">
            <text:p>13</text:p>
          </table:table-cell>
          <table:table-cell table:formula="of:=[.A49]-[.B49]" office:value-type="float" office:value="-1276" calcext:value-type="float">
            <text:p>-1276</text:p>
          </table:table-cell>
          <table:table-cell table:formula="of:=[.A49]-[.C49]" office:value-type="float" office:value="-962" calcext:value-type="float">
            <text:p>-962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862" calcext:value-type="float">
            <text:p>-86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03" calcext:value-type="float">
            <text:p>57603</text:p>
          </table:table-cell>
          <table:table-cell office:value-type="float" office:value="57996" calcext:value-type="float">
            <text:p>57996</text:p>
          </table:table-cell>
          <table:table-cell office:value-type="float" office:value="57476" calcext:value-type="float">
            <text:p>57476</text:p>
          </table:table-cell>
          <table:table-cell office:value-type="float" office:value="59951" calcext:value-type="float">
            <text:p>59951</text:p>
          </table:table-cell>
          <table:table-cell office:value-type="float" office:value="14" calcext:value-type="float">
            <text:p>14</text:p>
          </table:table-cell>
          <table:table-cell table:formula="of:=[.A50]-[.B50]" office:value-type="float" office:value="-127" calcext:value-type="float">
            <text:p>-127</text:p>
          </table:table-cell>
          <table:table-cell table:formula="of:=[.A50]-[.C50]" office:value-type="float" office:value="-520" calcext:value-type="float">
            <text:p>-520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475" calcext:value-type="float">
            <text:p>-24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1" calcext:value-type="float">
            <text:p>59551</text:p>
          </table:table-cell>
          <table:table-cell office:value-type="float" office:value="57478" calcext:value-type="float">
            <text:p>574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420" calcext:value-type="float">
            <text:p>58420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-2171" calcext:value-type="float">
            <text:p>-2171</text:p>
          </table:table-cell>
          <table:table-cell table:formula="of:=[.A51]-[.C51]" office:value-type="float" office:value="-98" calcext:value-type="float">
            <text:p>-98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040" calcext:value-type="float">
            <text:p>-104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699" calcext:value-type="float">
            <text:p>59699</text:p>
          </table:table-cell>
          <table:table-cell office:value-type="float" office:value="60594" calcext:value-type="float">
            <text:p>60594</text:p>
          </table:table-cell>
          <table:table-cell office:value-type="float" office:value="58779" calcext:value-type="float">
            <text:p>58779</text:p>
          </table:table-cell>
          <table:table-cell office:value-type="float" office:value="57779" calcext:value-type="float">
            <text:p>57779</text:p>
          </table:table-cell>
          <table:table-cell office:value-type="float" office:value="8" calcext:value-type="float">
            <text:p>8</text:p>
          </table:table-cell>
          <table:table-cell table:formula="of:=[.A52]-[.B52]" office:value-type="float" office:value="-920" calcext:value-type="float">
            <text:p>-920</text:p>
          </table:table-cell>
          <table:table-cell table:formula="of:=[.A52]-[.C52]" office:value-type="float" office:value="-1815" calcext:value-type="float">
            <text:p>-1815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84" calcext:value-type="float">
            <text:p>59684</text:p>
          </table:table-cell>
          <table:table-cell office:value-type="float" office:value="60248" calcext:value-type="float">
            <text:p>60248</text:p>
          </table:table-cell>
          <table:table-cell office:value-type="float" office:value="57700" calcext:value-type="float">
            <text:p>57700</text:p>
          </table:table-cell>
          <table:table-cell office:value-type="float" office:value="59660" calcext:value-type="float">
            <text:p>59660</text:p>
          </table:table-cell>
          <table:table-cell office:value-type="float" office:value="8" calcext:value-type="float">
            <text:p>8</text:p>
          </table:table-cell>
          <table:table-cell table:formula="of:=[.A53]-[.B53]" office:value-type="float" office:value="-1984" calcext:value-type="float">
            <text:p>-1984</text:p>
          </table:table-cell>
          <table:table-cell table:formula="of:=[.A53]-[.C53]" office:value-type="float" office:value="-2548" calcext:value-type="float">
            <text:p>-254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960" calcext:value-type="float">
            <text:p>-196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2" calcext:value-type="float">
            <text:p>57752</text:p>
          </table:table-cell>
          <table:table-cell office:value-type="float" office:value="58475" calcext:value-type="float">
            <text:p>5847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97" calcext:value-type="float">
            <text:p>57497</text:p>
          </table:table-cell>
          <table:table-cell office:value-type="float" office:value="9" calcext:value-type="float">
            <text:p>9</text:p>
          </table:table-cell>
          <table:table-cell table:formula="of:=[.A54]-[.B54]" office:value-type="float" office:value="-45" calcext:value-type="float">
            <text:p>-45</text:p>
          </table:table-cell>
          <table:table-cell table:formula="of:=[.A54]-[.C54]" office:value-type="float" office:value="-768" calcext:value-type="float">
            <text:p>-76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17" calcext:value-type="float">
            <text:p>58917</text:p>
          </table:table-cell>
          <table:table-cell office:value-type="float" office:value="60044" calcext:value-type="float">
            <text:p>60044</text:p>
          </table:table-cell>
          <table:table-cell office:value-type="float" office:value="57559" calcext:value-type="float">
            <text:p>57559</text:p>
          </table:table-cell>
          <table:table-cell office:value-type="float" office:value="57735" calcext:value-type="float">
            <text:p>57735</text:p>
          </table:table-cell>
          <table:table-cell office:value-type="float" office:value="6" calcext:value-type="float">
            <text:p>6</text:p>
          </table:table-cell>
          <table:table-cell table:formula="of:=[.A55]-[.B55]" office:value-type="float" office:value="-1182" calcext:value-type="float">
            <text:p>-1182</text:p>
          </table:table-cell>
          <table:table-cell table:formula="of:=[.A55]-[.C55]" office:value-type="float" office:value="-2309" calcext:value-type="float">
            <text:p>-2309</text:p>
          </table:table-cell>
          <table:table-cell table:formula="of:=[.A55]-[.D55]" office:value-type="float" office:value="176" calcext:value-type="float">
            <text:p>176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51" calcext:value-type="float">
            <text:p>57451</text:p>
          </table:table-cell>
          <table:table-cell office:value-type="float" office:value="58978" calcext:value-type="float">
            <text:p>58978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22" calcext:value-type="float">
            <text:p>22</text:p>
          </table:table-cell>
          <table:table-cell table:formula="of:=[.A56]-[.B56]" office:value-type="float" office:value="-71" calcext:value-type="float">
            <text:p>-71</text:p>
          </table:table-cell>
          <table:table-cell table:formula="of:=[.A56]-[.C56]" office:value-type="float" office:value="-1598" calcext:value-type="float">
            <text:p>-1598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475" calcext:value-type="float">
            <text:p>-47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47" calcext:value-type="float">
            <text:p>57747</text:p>
          </table:table-cell>
          <table:table-cell office:value-type="float" office:value="57754" calcext:value-type="float">
            <text:p>57754</text:p>
          </table:table-cell>
          <table:table-cell office:value-type="float" office:value="58649" calcext:value-type="float">
            <text:p>58649</text:p>
          </table:table-cell>
          <table:table-cell office:value-type="float" office:value="59443" calcext:value-type="float">
            <text:p>59443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902" calcext:value-type="float">
            <text:p>902</text:p>
          </table:table-cell>
          <table:table-cell table:formula="of:=[.A57]-[.C57]" office:value-type="float" office:value="895" calcext:value-type="float">
            <text:p>89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794" calcext:value-type="float">
            <text:p>-794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046" calcext:value-type="float">
            <text:p>59046</text:p>
          </table:table-cell>
          <table:table-cell office:value-type="float" office:value="60769" calcext:value-type="float">
            <text:p>60769</text:p>
          </table:table-cell>
          <table:table-cell office:value-type="float" office:value="60031" calcext:value-type="float">
            <text:p>60031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 table:formula="of:=[.A58]-[.B58]" office:value-type="float" office:value="-871" calcext:value-type="float">
            <text:p>-871</text:p>
          </table:table-cell>
          <table:table-cell table:formula="of:=[.A58]-[.C58]" office:value-type="float" office:value="-2594" calcext:value-type="float">
            <text:p>-2594</text:p>
          </table:table-cell>
          <table:table-cell table:formula="of:=[.A58]-[.D58]" office:value-type="float" office:value="-1856" calcext:value-type="float">
            <text:p>-1856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471" calcext:value-type="float">
            <text:p>60471</text:p>
          </table:table-cell>
          <table:table-cell office:value-type="float" office:value="60423" calcext:value-type="float">
            <text:p>60423</text:p>
          </table:table-cell>
          <table:table-cell office:value-type="float" office:value="57734" calcext:value-type="float">
            <text:p>57734</text:p>
          </table:table-cell>
          <table:table-cell office:value-type="float" office:value="57386" calcext:value-type="float">
            <text:p>57386</text:p>
          </table:table-cell>
          <table:table-cell office:value-type="float" office:value="8" calcext:value-type="float">
            <text:p>8</text:p>
          </table:table-cell>
          <table:table-cell table:formula="of:=[.A59]-[.B59]" office:value-type="float" office:value="-2737" calcext:value-type="float">
            <text:p>-2737</text:p>
          </table:table-cell>
          <table:table-cell table:formula="of:=[.A59]-[.C59]" office:value-type="float" office:value="-2689" calcext:value-type="float">
            <text:p>-268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6" calcext:value-type="float">
            <text:p>60116</text:p>
          </table:table-cell>
          <table:table-cell office:value-type="float" office:value="58160" calcext:value-type="float">
            <text:p>58160</text:p>
          </table:table-cell>
          <table:table-cell office:value-type="float" office:value="59401" calcext:value-type="float">
            <text:p>59401</text:p>
          </table:table-cell>
          <table:table-cell office:value-type="float" office:value="13" calcext:value-type="float">
            <text:p>13</text:p>
          </table:table-cell>
          <table:table-cell table:formula="of:=[.A60]-[.B60]" office:value-type="float" office:value="780" calcext:value-type="float">
            <text:p>780</text:p>
          </table:table-cell>
          <table:table-cell table:formula="of:=[.A60]-[.C60]" office:value-type="float" office:value="-1956" calcext:value-type="float">
            <text:p>-195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1241" calcext:value-type="float">
            <text:p>-124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04" calcext:value-type="float">
            <text:p>57604</text:p>
          </table:table-cell>
          <table:table-cell office:value-type="float" office:value="60615" calcext:value-type="float">
            <text:p>60615</text:p>
          </table:table-cell>
          <table:table-cell office:value-type="float" office:value="57354" calcext:value-type="float">
            <text:p>57354</text:p>
          </table:table-cell>
          <table:table-cell office:value-type="float" office:value="58508" calcext:value-type="float">
            <text:p>58508</text:p>
          </table:table-cell>
          <table:table-cell office:value-type="float" office:value="13" calcext:value-type="float">
            <text:p>13</text:p>
          </table:table-cell>
          <table:table-cell table:formula="of:=[.A61]-[.B61]" office:value-type="float" office:value="-250" calcext:value-type="float">
            <text:p>-250</text:p>
          </table:table-cell>
          <table:table-cell table:formula="of:=[.A61]-[.C61]" office:value-type="float" office:value="-3261" calcext:value-type="float">
            <text:p>-326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54" calcext:value-type="float">
            <text:p>-1154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21" calcext:value-type="float">
            <text:p>58721</text:p>
          </table:table-cell>
          <table:table-cell office:value-type="float" office:value="58576" calcext:value-type="float">
            <text:p>58576</text:p>
          </table:table-cell>
          <table:table-cell office:value-type="float" office:value="58779" calcext:value-type="float">
            <text:p>58779</text:p>
          </table:table-cell>
          <table:table-cell office:value-type="float" office:value="59557" calcext:value-type="float">
            <text:p>59557</text:p>
          </table:table-cell>
          <table:table-cell office:value-type="float" office:value="11" calcext:value-type="float">
            <text:p>11</text:p>
          </table:table-cell>
          <table:table-cell table:formula="of:=[.A62]-[.B62]" office:value-type="float" office:value="58" calcext:value-type="float">
            <text:p>58</text:p>
          </table:table-cell>
          <table:table-cell table:formula="of:=[.A62]-[.C62]" office:value-type="float" office:value="203" calcext:value-type="float">
            <text:p>20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778" calcext:value-type="float">
            <text:p>-77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11" calcext:value-type="float">
            <text:p>57611</text:p>
          </table:table-cell>
          <table:table-cell office:value-type="float" office:value="58448" calcext:value-type="float">
            <text:p>58448</text:p>
          </table:table-cell>
          <table:table-cell office:value-type="float" office:value="58519" calcext:value-type="float">
            <text:p>58519</text:p>
          </table:table-cell>
          <table:table-cell office:value-type="float" office:value="59721" calcext:value-type="float">
            <text:p>59721</text:p>
          </table:table-cell>
          <table:table-cell office:value-type="float" office:value="2" calcext:value-type="float">
            <text:p>2</text:p>
          </table:table-cell>
          <table:table-cell table:formula="of:=[.A63]-[.B63]" office:value-type="float" office:value="2110" calcext:value-type="float">
            <text:p>2110</text:p>
          </table:table-cell>
          <table:table-cell table:formula="of:=[.A63]-[.C63]" office:value-type="float" office:value="1273" calcext:value-type="float">
            <text:p>1273</text:p>
          </table:table-cell>
          <table:table-cell table:formula="of:=[.A63]-[.D63]" office:value-type="float" office:value="1202" calcext:value-type="float">
            <text:p>1202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53" calcext:value-type="float">
            <text:p>57553</text:p>
          </table:table-cell>
          <table:table-cell office:value-type="float" office:value="60261" calcext:value-type="float">
            <text:p>60261</text:p>
          </table:table-cell>
          <table:table-cell office:value-type="float" office:value="57493" calcext:value-type="float">
            <text:p>57493</text:p>
          </table:table-cell>
          <table:table-cell office:value-type="float" office:value="59968" calcext:value-type="float">
            <text:p>59968</text:p>
          </table:table-cell>
          <table:table-cell office:value-type="float" office:value="14" calcext:value-type="float">
            <text:p>14</text:p>
          </table:table-cell>
          <table:table-cell table:formula="of:=[.A64]-[.B64]" office:value-type="float" office:value="-60" calcext:value-type="float">
            <text:p>-60</text:p>
          </table:table-cell>
          <table:table-cell table:formula="of:=[.A64]-[.C64]" office:value-type="float" office:value="-2768" calcext:value-type="float">
            <text:p>-276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475" calcext:value-type="float">
            <text:p>-24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99" calcext:value-type="float">
            <text:p>59999</text:p>
          </table:table-cell>
          <table:table-cell office:value-type="float" office:value="60045" calcext:value-type="float">
            <text:p>60045</text:p>
          </table:table-cell>
          <table:table-cell office:value-type="float" office:value="57380" calcext:value-type="float">
            <text:p>57380</text:p>
          </table:table-cell>
          <table:table-cell office:value-type="float" office:value="59467" calcext:value-type="float">
            <text:p>59467</text:p>
          </table:table-cell>
          <table:table-cell office:value-type="float" office:value="18" calcext:value-type="float">
            <text:p>18</text:p>
          </table:table-cell>
          <table:table-cell table:formula="of:=[.A65]-[.B65]" office:value-type="float" office:value="-2619" calcext:value-type="float">
            <text:p>-2619</text:p>
          </table:table-cell>
          <table:table-cell table:formula="of:=[.A65]-[.C65]" office:value-type="float" office:value="-2665" calcext:value-type="float">
            <text:p>-266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2087" calcext:value-type="float">
            <text:p>-208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42" calcext:value-type="float">
            <text:p>57542</text:p>
          </table:table-cell>
          <table:table-cell office:value-type="float" office:value="60052" calcext:value-type="float">
            <text:p>60052</text:p>
          </table:table-cell>
          <table:table-cell office:value-type="float" office:value="57399" calcext:value-type="float">
            <text:p>57399</text:p>
          </table:table-cell>
          <table:table-cell office:value-type="float" office:value="57433" calcext:value-type="float">
            <text:p>57433</text:p>
          </table:table-cell>
          <table:table-cell office:value-type="float" office:value="8" calcext:value-type="float">
            <text:p>8</text:p>
          </table:table-cell>
          <table:table-cell table:formula="of:=[.A66]-[.B66]" office:value-type="float" office:value="-143" calcext:value-type="float">
            <text:p>-143</text:p>
          </table:table-cell>
          <table:table-cell table:formula="of:=[.A66]-[.C66]" office:value-type="float" office:value="-2653" calcext:value-type="float">
            <text:p>-2653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60" calcext:value-type="float">
            <text:p>58160</text:p>
          </table:table-cell>
          <table:table-cell office:value-type="float" office:value="57474" calcext:value-type="float">
            <text:p>57474</text:p>
          </table:table-cell>
          <table:table-cell office:value-type="float" office:value="57397" calcext:value-type="float">
            <text:p>57397</text:p>
          </table:table-cell>
          <table:table-cell office:value-type="float" office:value="57519" calcext:value-type="float">
            <text:p>57519</text:p>
          </table:table-cell>
          <table:table-cell office:value-type="float" office:value="14" calcext:value-type="float">
            <text:p>14</text:p>
          </table:table-cell>
          <table:table-cell table:formula="of:=[.A67]-[.B67]" office:value-type="float" office:value="-763" calcext:value-type="float">
            <text:p>-763</text:p>
          </table:table-cell>
          <table:table-cell table:formula="of:=[.A67]-[.C67]" office:value-type="float" office:value="-77" calcext:value-type="float">
            <text:p>-77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22" calcext:value-type="float">
            <text:p>-12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908" calcext:value-type="float">
            <text:p>57908</text:p>
          </table:table-cell>
          <table:table-cell office:value-type="float" office:value="57769" calcext:value-type="float">
            <text:p>57769</text:p>
          </table:table-cell>
          <table:table-cell office:value-type="float" office:value="58672" calcext:value-type="float">
            <text:p>58672</text:p>
          </table:table-cell>
          <table:table-cell office:value-type="float" office:value="57398" calcext:value-type="float">
            <text:p>57398</text:p>
          </table:table-cell>
          <table:table-cell office:value-type="float" office:value="1" calcext:value-type="float">
            <text:p>1</text:p>
          </table:table-cell>
          <table:table-cell table:formula="of:=[.A68]-[.B68]" office:value-type="float" office:value="-510" calcext:value-type="float">
            <text:p>-510</text:p>
          </table:table-cell>
          <table:table-cell table:formula="of:=[.A68]-[.C68]" office:value-type="float" office:value="-371" calcext:value-type="float">
            <text:p>-371</text:p>
          </table:table-cell>
          <table:table-cell table:formula="of:=[.A68]-[.D68]" office:value-type="float" office:value="-1274" calcext:value-type="float">
            <text:p>-1274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428" calcext:value-type="float">
            <text:p>59428</text:p>
          </table:table-cell>
          <table:table-cell office:value-type="float" office:value="58906" calcext:value-type="float">
            <text:p>58906</text:p>
          </table:table-cell>
          <table:table-cell office:value-type="float" office:value="57413" calcext:value-type="float">
            <text:p>57413</text:p>
          </table:table-cell>
          <table:table-cell office:value-type="float" office:value="59412" calcext:value-type="float">
            <text:p>59412</text:p>
          </table:table-cell>
          <table:table-cell office:value-type="float" office:value="21" calcext:value-type="float">
            <text:p>21</text:p>
          </table:table-cell>
          <table:table-cell table:formula="of:=[.A69]-[.B69]" office:value-type="float" office:value="-2015" calcext:value-type="float">
            <text:p>-2015</text:p>
          </table:table-cell>
          <table:table-cell table:formula="of:=[.A69]-[.C69]" office:value-type="float" office:value="-1493" calcext:value-type="float">
            <text:p>-149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999" calcext:value-type="float">
            <text:p>-199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76" calcext:value-type="float">
            <text:p>58176</text:p>
          </table:table-cell>
          <table:table-cell office:value-type="float" office:value="58664" calcext:value-type="float">
            <text:p>58664</text:p>
          </table:table-cell>
          <table:table-cell office:value-type="float" office:value="57354" calcext:value-type="float">
            <text:p>57354</text:p>
          </table:table-cell>
          <table:table-cell office:value-type="float" office:value="59018" calcext:value-type="float">
            <text:p>59018</text:p>
          </table:table-cell>
          <table:table-cell office:value-type="float" office:value="12" calcext:value-type="float">
            <text:p>12</text:p>
          </table:table-cell>
          <table:table-cell table:formula="of:=[.A70]-[.B70]" office:value-type="float" office:value="-822" calcext:value-type="float">
            <text:p>-822</text:p>
          </table:table-cell>
          <table:table-cell table:formula="of:=[.A70]-[.C70]" office:value-type="float" office:value="-1310" calcext:value-type="float">
            <text:p>-1310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664" calcext:value-type="float">
            <text:p>-1664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60416" calcext:value-type="float">
            <text:p>60416</text:p>
          </table:table-cell>
          <table:table-cell office:value-type="float" office:value="61439" calcext:value-type="float">
            <text:p>61439</text:p>
          </table:table-cell>
          <table:table-cell office:value-type="float" office:value="58114" calcext:value-type="float">
            <text:p>58114</text:p>
          </table:table-cell>
          <table:table-cell office:value-type="float" office:value="10" calcext:value-type="float">
            <text:p>10</text:p>
          </table:table-cell>
          <table:table-cell table:formula="of:=[.A71]-[.B71]" office:value-type="float" office:value="4095" calcext:value-type="float">
            <text:p>4095</text:p>
          </table:table-cell>
          <table:table-cell table:formula="of:=[.A71]-[.C71]" office:value-type="float" office:value="1023" calcext:value-type="float">
            <text:p>1023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325" calcext:value-type="float">
            <text:p>332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2" calcext:value-type="float">
            <text:p>62</text:p>
          </table:table-cell>
          <table:table-cell table:style-name="ce1" table:formula="of:=COUNTIF([.J2:.J71];0)" office:value-type="float" office:value="7" calcext:value-type="float">
            <text:p>7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885714285714286" calcext:value-type="float">
            <text:p>0.885714285714286</text:p>
          </table:table-cell>
          <table:table-cell table:formula="of:=[.J73]/[.C73]" office:value-type="float" office:value="0.1" calcext:value-type="float">
            <text:p>0.1</text:p>
          </table:table-cell>
          <table:table-cell table:number-columns-repeated="12"/>
        </table:table-row>
      </table:table>
      <table:table table:name="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769" calcext:value-type="float">
            <text:p>57769</text:p>
          </table:table-cell>
          <table:table-cell office:value-type="float" office:value="59391" calcext:value-type="float">
            <text:p>59391</text:p>
          </table:table-cell>
          <table:table-cell office:value-type="float" office:value="58688" calcext:value-type="float">
            <text:p>58688</text:p>
          </table:table-cell>
          <table:table-cell office:value-type="float" office:value="58119" calcext:value-type="float">
            <text:p>58119</text:p>
          </table:table-cell>
          <table:table-cell office:value-type="float" office:value="9" calcext:value-type="float">
            <text:p>9</text:p>
          </table:table-cell>
          <table:table-cell table:formula="of:=[.A2]-[.B2]" office:value-type="float" office:value="919" calcext:value-type="float">
            <text:p>919</text:p>
          </table:table-cell>
          <table:table-cell table:formula="of:=[.A2]-[.C2]" office:value-type="float" office:value="-703" calcext:value-type="float">
            <text:p>-703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17814" calcext:value-type="float">
            <text:p>117814</text:p>
          </table:table-cell>
          <table:table-cell office:value-type="float" office:value="5384" calcext:value-type="float">
            <text:p>5384</text:p>
          </table:table-cell>
          <table:table-cell office:value-type="float" office:value="70" calcext:value-type="float">
            <text:p>70</text:p>
          </table:table-cell>
          <table:table-cell office:value-type="float" office:value="2701" calcext:value-type="float">
            <text:p>2701</text:p>
          </table:table-cell>
          <table:table-cell office:value-type="float" office:value="189122" calcext:value-type="float">
            <text:p>189122</text:p>
          </table:table-cell>
          <table:table-cell office:value-type="float" office:value="4296" calcext:value-type="float">
            <text:p>4296</text:p>
          </table:table-cell>
          <table:table-cell office:value-type="float" office:value="10128" calcext:value-type="float">
            <text:p>10128</text:p>
          </table:table-cell>
          <table:table-cell office:value-type="float" office:value="4196" calcext:value-type="float">
            <text:p>4196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044" calcext:value-type="float">
            <text:p>59044</text:p>
          </table:table-cell>
          <table:table-cell office:value-type="float" office:value="58587" calcext:value-type="float">
            <text:p>58587</text:p>
          </table:table-cell>
          <table:table-cell office:value-type="float" office:value="57477" calcext:value-type="float">
            <text:p>57477</text:p>
          </table:table-cell>
          <table:table-cell office:value-type="float" office:value="58192" calcext:value-type="float">
            <text:p>58192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-1567" calcext:value-type="float">
            <text:p>-1567</text:p>
          </table:table-cell>
          <table:table-cell table:formula="of:=[.A3]-[.C3]" office:value-type="float" office:value="-1110" calcext:value-type="float">
            <text:p>-111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715" calcext:value-type="float">
            <text:p>-715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17814" calcext:value-type="float">
            <text:p>117814</text:p>
          </table:table-cell>
          <table:table-cell office:value-type="float" office:value="5806" calcext:value-type="float">
            <text:p>5806</text:p>
          </table:table-cell>
          <table:table-cell office:value-type="float" office:value="70" calcext:value-type="float">
            <text:p>70</text:p>
          </table:table-cell>
          <table:table-cell office:value-type="float" office:value="2745" calcext:value-type="float">
            <text:p>2745</text:p>
          </table:table-cell>
          <table:table-cell office:value-type="float" office:value="192329" calcext:value-type="float">
            <text:p>192329</text:p>
          </table:table-cell>
          <table:table-cell office:value-type="float" office:value="4296" calcext:value-type="float">
            <text:p>4296</text:p>
          </table:table-cell>
          <table:table-cell office:value-type="float" office:value="10030" calcext:value-type="float">
            <text:p>10030</text:p>
          </table:table-cell>
          <table:table-cell office:value-type="float" office:value="4196" calcext:value-type="float">
            <text:p>4196</text:p>
          </table:table-cell>
          <table:table-cell office:value-type="float" office:value="33790" calcext:value-type="float">
            <text:p>33790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32" calcext:value-type="float">
            <text:p>58732</text:p>
          </table:table-cell>
          <table:table-cell office:value-type="float" office:value="60074" calcext:value-type="float">
            <text:p>60074</text:p>
          </table:table-cell>
          <table:table-cell office:value-type="float" office:value="57380" calcext:value-type="float">
            <text:p>57380</text:p>
          </table:table-cell>
          <table:table-cell office:value-type="float" office:value="59906" calcext:value-type="float">
            <text:p>59906</text:p>
          </table:table-cell>
          <table:table-cell office:value-type="float" office:value="12" calcext:value-type="float">
            <text:p>12</text:p>
          </table:table-cell>
          <table:table-cell table:formula="of:=[.A4]-[.B4]" office:value-type="float" office:value="-1352" calcext:value-type="float">
            <text:p>-1352</text:p>
          </table:table-cell>
          <table:table-cell table:formula="of:=[.A4]-[.C4]" office:value-type="float" office:value="-2694" calcext:value-type="float">
            <text:p>-269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526" calcext:value-type="float">
            <text:p>-2526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759" calcext:value-type="float">
            <text:p>58759</text:p>
          </table:table-cell>
          <table:table-cell office:value-type="float" office:value="60852" calcext:value-type="float">
            <text:p>60852</text:p>
          </table:table-cell>
          <table:table-cell office:value-type="float" office:value="58932" calcext:value-type="float">
            <text:p>58932</text:p>
          </table:table-cell>
          <table:table-cell office:value-type="float" office:value="57429" calcext:value-type="float">
            <text:p>57429</text:p>
          </table:table-cell>
          <table:table-cell office:value-type="float" office:value="9" calcext:value-type="float">
            <text:p>9</text:p>
          </table:table-cell>
          <table:table-cell table:formula="of:=[.A5]-[.B5]" office:value-type="float" office:value="173" calcext:value-type="float">
            <text:p>173</text:p>
          </table:table-cell>
          <table:table-cell table:formula="of:=[.A5]-[.C5]" office:value-type="float" office:value="-1920" calcext:value-type="float">
            <text:p>-192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503" calcext:value-type="float">
            <text:p>150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4" calcext:value-type="float">
            <text:p>57984</text:p>
          </table:table-cell>
          <table:table-cell office:value-type="float" office:value="59727" calcext:value-type="float">
            <text:p>59727</text:p>
          </table:table-cell>
          <table:table-cell office:value-type="float" office:value="57699" calcext:value-type="float">
            <text:p>57699</text:p>
          </table:table-cell>
          <table:table-cell office:value-type="float" office:value="59715" calcext:value-type="float">
            <text:p>59715</text:p>
          </table:table-cell>
          <table:table-cell office:value-type="float" office:value="11" calcext:value-type="float">
            <text:p>11</text:p>
          </table:table-cell>
          <table:table-cell table:formula="of:=[.A6]-[.B6]" office:value-type="float" office:value="-285" calcext:value-type="float">
            <text:p>-285</text:p>
          </table:table-cell>
          <table:table-cell table:formula="of:=[.A6]-[.C6]" office:value-type="float" office:value="-2028" calcext:value-type="float">
            <text:p>-202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016" calcext:value-type="float">
            <text:p>-2016</text:p>
          </table:table-cell>
          <table:table-cell table:number-columns-repeated="3"/>
          <table:table-cell table:formula="of:=AVERAGE([.N2:.N3])" office:value-type="float" office:value="117814" calcext:value-type="float">
            <text:p>117814</text:p>
          </table:table-cell>
          <table:table-cell table:formula="of:=AVERAGE([.O2:.O3])" office:value-type="float" office:value="5595" calcext:value-type="float">
            <text:p>559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2723" calcext:value-type="float">
            <text:p>2723</text:p>
          </table:table-cell>
          <table:table-cell table:formula="of:=AVERAGE([.R2:.R3])" office:value-type="float" office:value="190725.5" calcext:value-type="float">
            <text:p>190725.5</text:p>
          </table:table-cell>
          <table:table-cell table:formula="of:=AVERAGE([.S2:.S3])" office:value-type="float" office:value="4296" calcext:value-type="float">
            <text:p>4296</text:p>
          </table:table-cell>
          <table:table-cell table:formula="of:=AVERAGE([.T2:.T3])" office:value-type="float" office:value="10079" calcext:value-type="float">
            <text:p>10079</text:p>
          </table:table-cell>
          <table:table-cell table:formula="of:=AVERAGE([.U2:.U3])" office:value-type="float" office:value="4196" calcext:value-type="float">
            <text:p>4196</text:p>
          </table:table-cell>
          <table:table-cell table:formula="of:=AVERAGE([.V2:.V3])"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45" calcext:value-type="float">
            <text:p>57745</text:p>
          </table:table-cell>
          <table:table-cell office:value-type="float" office:value="57522" calcext:value-type="float">
            <text:p>57522</text:p>
          </table:table-cell>
          <table:table-cell office:value-type="float" office:value="57995" calcext:value-type="float">
            <text:p>57995</text:p>
          </table:table-cell>
          <table:table-cell office:value-type="float" office:value="59553" calcext:value-type="float">
            <text:p>59553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250" calcext:value-type="float">
            <text:p>250</text:p>
          </table:table-cell>
          <table:table-cell table:formula="of:=[.A7]-[.C7]" office:value-type="float" office:value="473" calcext:value-type="float">
            <text:p>473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558" calcext:value-type="float">
            <text:p>-1558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46" calcext:value-type="float">
            <text:p>59546</text:p>
          </table:table-cell>
          <table:table-cell office:value-type="float" office:value="60594" calcext:value-type="float">
            <text:p>60594</text:p>
          </table:table-cell>
          <table:table-cell office:value-type="float" office:value="57701" calcext:value-type="float">
            <text:p>57701</text:p>
          </table:table-cell>
          <table:table-cell office:value-type="float" office:value="58466" calcext:value-type="float">
            <text:p>58466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1845" calcext:value-type="float">
            <text:p>-1845</text:p>
          </table:table-cell>
          <table:table-cell table:formula="of:=[.A8]-[.C8]" office:value-type="float" office:value="-2893" calcext:value-type="float">
            <text:p>-289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765" calcext:value-type="float">
            <text:p>-765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167" calcext:value-type="float">
            <text:p>58167</text:p>
          </table:table-cell>
          <table:table-cell office:value-type="float" office:value="60160" calcext:value-type="float">
            <text:p>60160</text:p>
          </table:table-cell>
          <table:table-cell office:value-type="float" office:value="57748" calcext:value-type="float">
            <text:p>57748</text:p>
          </table:table-cell>
          <table:table-cell office:value-type="float" office:value="58191" calcext:value-type="float">
            <text:p>58191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419" calcext:value-type="float">
            <text:p>-419</text:p>
          </table:table-cell>
          <table:table-cell table:formula="of:=[.A9]-[.C9]" office:value-type="float" office:value="-2412" calcext:value-type="float">
            <text:p>-241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443" calcext:value-type="float">
            <text:p>-443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08" calcext:value-type="float">
            <text:p>60008</text:p>
          </table:table-cell>
          <table:table-cell office:value-type="float" office:value="58720" calcext:value-type="float">
            <text:p>58720</text:p>
          </table:table-cell>
          <table:table-cell office:value-type="float" office:value="57760" calcext:value-type="float">
            <text:p>57760</text:p>
          </table:table-cell>
          <table:table-cell office:value-type="float" office:value="59650" calcext:value-type="float">
            <text:p>59650</text:p>
          </table:table-cell>
          <table:table-cell office:value-type="float" office:value="13" calcext:value-type="float">
            <text:p>13</text:p>
          </table:table-cell>
          <table:table-cell table:formula="of:=[.A10]-[.B10]" office:value-type="float" office:value="-2248" calcext:value-type="float">
            <text:p>-2248</text:p>
          </table:table-cell>
          <table:table-cell table:formula="of:=[.A10]-[.C10]" office:value-type="float" office:value="-960" calcext:value-type="float">
            <text:p>-960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890" calcext:value-type="float">
            <text:p>-1890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553" calcext:value-type="float">
            <text:p>59553</text:p>
          </table:table-cell>
          <table:table-cell office:value-type="float" office:value="57898" calcext:value-type="float">
            <text:p>57898</text:p>
          </table:table-cell>
          <table:table-cell office:value-type="float" office:value="57484" calcext:value-type="float">
            <text:p>57484</text:p>
          </table:table-cell>
          <table:table-cell office:value-type="float" office:value="60839" calcext:value-type="float">
            <text:p>60839</text:p>
          </table:table-cell>
          <table:table-cell office:value-type="float" office:value="12" calcext:value-type="float">
            <text:p>12</text:p>
          </table:table-cell>
          <table:table-cell table:formula="of:=[.A11]-[.B11]" office:value-type="float" office:value="-2069" calcext:value-type="float">
            <text:p>-2069</text:p>
          </table:table-cell>
          <table:table-cell table:formula="of:=[.A11]-[.C11]" office:value-type="float" office:value="-414" calcext:value-type="float">
            <text:p>-41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355" calcext:value-type="float">
            <text:p>-3355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8" calcext:value-type="float">
            <text:p>60448</text:p>
          </table:table-cell>
          <table:table-cell office:value-type="float" office:value="57667" calcext:value-type="float">
            <text:p>576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575" calcext:value-type="float">
            <text:p>58575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3068" calcext:value-type="float">
            <text:p>-3068</text:p>
          </table:table-cell>
          <table:table-cell table:formula="of:=[.A12]-[.C12]" office:value-type="float" office:value="-287" calcext:value-type="float">
            <text:p>-287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95" calcext:value-type="float">
            <text:p>-119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70" calcext:value-type="float">
            <text:p>59570</text:p>
          </table:table-cell>
          <table:table-cell office:value-type="float" office:value="58468" calcext:value-type="float">
            <text:p>58468</text:p>
          </table:table-cell>
          <table:table-cell office:value-type="float" office:value="59435" calcext:value-type="float">
            <text:p>59435</text:p>
          </table:table-cell>
          <table:table-cell office:value-type="float" office:value="60564" calcext:value-type="float">
            <text:p>60564</text:p>
          </table:table-cell>
          <table:table-cell office:value-type="float" office:value="8" calcext:value-type="float">
            <text:p>8</text:p>
          </table:table-cell>
          <table:table-cell table:formula="of:=[.A13]-[.B13]" office:value-type="float" office:value="-135" calcext:value-type="float">
            <text:p>-135</text:p>
          </table:table-cell>
          <table:table-cell table:formula="of:=[.A13]-[.C13]" office:value-type="float" office:value="967" calcext:value-type="float">
            <text:p>96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129" calcext:value-type="float">
            <text:p>-1129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538" calcext:value-type="float">
            <text:p>58538</text:p>
          </table:table-cell>
          <table:table-cell office:value-type="float" office:value="59583" calcext:value-type="float">
            <text:p>59583</text:p>
          </table:table-cell>
          <table:table-cell office:value-type="float" office:value="57922" calcext:value-type="float">
            <text:p>57922</text:p>
          </table:table-cell>
          <table:table-cell office:value-type="float" office:value="58643" calcext:value-type="float">
            <text:p>58643</text:p>
          </table:table-cell>
          <table:table-cell office:value-type="float" office:value="13" calcext:value-type="float">
            <text:p>13</text:p>
          </table:table-cell>
          <table:table-cell table:formula="of:=[.A14]-[.B14]" office:value-type="float" office:value="-616" calcext:value-type="float">
            <text:p>-616</text:p>
          </table:table-cell>
          <table:table-cell table:formula="of:=[.A14]-[.C14]" office:value-type="float" office:value="-1661" calcext:value-type="float">
            <text:p>-166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721" calcext:value-type="float">
            <text:p>-721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512" calcext:value-type="float">
            <text:p>58512</text:p>
          </table:table-cell>
          <table:table-cell office:value-type="float" office:value="59975" calcext:value-type="float">
            <text:p>59975</text:p>
          </table:table-cell>
          <table:table-cell office:value-type="float" office:value="57783" calcext:value-type="float">
            <text:p>57783</text:p>
          </table:table-cell>
          <table:table-cell office:value-type="float" office:value="58713" calcext:value-type="float">
            <text:p>58713</text:p>
          </table:table-cell>
          <table:table-cell office:value-type="float" office:value="14" calcext:value-type="float">
            <text:p>14</text:p>
          </table:table-cell>
          <table:table-cell table:formula="of:=[.A15]-[.B15]" office:value-type="float" office:value="-729" calcext:value-type="float">
            <text:p>-729</text:p>
          </table:table-cell>
          <table:table-cell table:formula="of:=[.A15]-[.C15]" office:value-type="float" office:value="-2192" calcext:value-type="float">
            <text:p>-219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930" calcext:value-type="float">
            <text:p>-93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502" calcext:value-type="float">
            <text:p>58502</text:p>
          </table:table-cell>
          <table:table-cell office:value-type="float" office:value="58627" calcext:value-type="float">
            <text:p>58627</text:p>
          </table:table-cell>
          <table:table-cell office:value-type="float" office:value="58161" calcext:value-type="float">
            <text:p>58161</text:p>
          </table:table-cell>
          <table:table-cell office:value-type="float" office:value="60671" calcext:value-type="float">
            <text:p>60671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341" calcext:value-type="float">
            <text:p>-341</text:p>
          </table:table-cell>
          <table:table-cell table:formula="of:=[.A16]-[.C16]" office:value-type="float" office:value="-466" calcext:value-type="float">
            <text:p>-466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510" calcext:value-type="float">
            <text:p>-251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184" calcext:value-type="float">
            <text:p>58184</text:p>
          </table:table-cell>
          <table:table-cell office:value-type="float" office:value="57423" calcext:value-type="float">
            <text:p>57423</text:p>
          </table:table-cell>
          <table:table-cell office:value-type="float" office:value="57485" calcext:value-type="float">
            <text:p>57485</text:p>
          </table:table-cell>
          <table:table-cell office:value-type="float" office:value="59967" calcext:value-type="float">
            <text:p>59967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699" calcext:value-type="float">
            <text:p>-699</text:p>
          </table:table-cell>
          <table:table-cell table:formula="of:=[.A17]-[.C17]" office:value-type="float" office:value="62" calcext:value-type="float">
            <text:p>62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482" calcext:value-type="float">
            <text:p>-248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2" calcext:value-type="float">
            <text:p>58182</text:p>
          </table:table-cell>
          <table:table-cell office:value-type="float" office:value="57346" calcext:value-type="float">
            <text:p>57346</text:p>
          </table:table-cell>
          <table:table-cell office:value-type="float" office:value="57380" calcext:value-type="float">
            <text:p>57380</text:p>
          </table:table-cell>
          <table:table-cell office:value-type="float" office:value="57736" calcext:value-type="float">
            <text:p>57736</text:p>
          </table:table-cell>
          <table:table-cell office:value-type="float" office:value="15" calcext:value-type="float">
            <text:p>15</text:p>
          </table:table-cell>
          <table:table-cell table:formula="of:=[.A18]-[.B18]" office:value-type="float" office:value="-802" calcext:value-type="float">
            <text:p>-802</text:p>
          </table:table-cell>
          <table:table-cell table:formula="of:=[.A18]-[.C18]" office:value-type="float" office:value="34" calcext:value-type="float">
            <text:p>34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56" calcext:value-type="float">
            <text:p>-35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36" calcext:value-type="float">
            <text:p>58636</text:p>
          </table:table-cell>
          <table:table-cell office:value-type="float" office:value="59396" calcext:value-type="float">
            <text:p>59396</text:p>
          </table:table-cell>
          <table:table-cell office:value-type="float" office:value="57698" calcext:value-type="float">
            <text:p>57698</text:p>
          </table:table-cell>
          <table:table-cell office:value-type="float" office:value="60485" calcext:value-type="float">
            <text:p>60485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-938" calcext:value-type="float">
            <text:p>-938</text:p>
          </table:table-cell>
          <table:table-cell table:formula="of:=[.A19]-[.C19]" office:value-type="float" office:value="-1698" calcext:value-type="float">
            <text:p>-169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87" calcext:value-type="float">
            <text:p>-27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60103" calcext:value-type="float">
            <text:p>60103</text:p>
          </table:table-cell>
          <table:table-cell office:value-type="float" office:value="57380" calcext:value-type="float">
            <text:p>57380</text:p>
          </table:table-cell>
          <table:table-cell office:value-type="float" office:value="59935" calcext:value-type="float">
            <text:p>59935</text:p>
          </table:table-cell>
          <table:table-cell office:value-type="float" office:value="14" calcext:value-type="float">
            <text:p>14</text:p>
          </table:table-cell>
          <table:table-cell table:formula="of:=[.A20]-[.B20]" office:value-type="float" office:value="-735" calcext:value-type="float">
            <text:p>-735</text:p>
          </table:table-cell>
          <table:table-cell table:formula="of:=[.A20]-[.C20]" office:value-type="float" office:value="-2723" calcext:value-type="float">
            <text:p>-2723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555" calcext:value-type="float">
            <text:p>-255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57" calcext:value-type="float">
            <text:p>57857</text:p>
          </table:table-cell>
          <table:table-cell office:value-type="float" office:value="57889" calcext:value-type="float">
            <text:p>57889</text:p>
          </table:table-cell>
          <table:table-cell office:value-type="float" office:value="58545" calcext:value-type="float">
            <text:p>58545</text:p>
          </table:table-cell>
          <table:table-cell office:value-type="float" office:value="58433" calcext:value-type="float">
            <text:p>58433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688" calcext:value-type="float">
            <text:p>688</text:p>
          </table:table-cell>
          <table:table-cell table:formula="of:=[.A21]-[.C21]" office:value-type="float" office:value="656" calcext:value-type="float">
            <text:p>656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24" calcext:value-type="float">
            <text:p>59524</text:p>
          </table:table-cell>
          <table:table-cell office:value-type="float" office:value="58633" calcext:value-type="float">
            <text:p>58633</text:p>
          </table:table-cell>
          <table:table-cell office:value-type="float" office:value="57741" calcext:value-type="float">
            <text:p>57741</text:p>
          </table:table-cell>
          <table:table-cell office:value-type="float" office:value="59799" calcext:value-type="float">
            <text:p>59799</text:p>
          </table:table-cell>
          <table:table-cell office:value-type="float" office:value="14" calcext:value-type="float">
            <text:p>14</text:p>
          </table:table-cell>
          <table:table-cell table:formula="of:=[.A22]-[.B22]" office:value-type="float" office:value="-1783" calcext:value-type="float">
            <text:p>-1783</text:p>
          </table:table-cell>
          <table:table-cell table:formula="of:=[.A22]-[.C22]" office:value-type="float" office:value="-892" calcext:value-type="float">
            <text:p>-89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058" calcext:value-type="float">
            <text:p>-2058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23" calcext:value-type="float">
            <text:p>59423</text:p>
          </table:table-cell>
          <table:table-cell office:value-type="float" office:value="57965" calcext:value-type="float">
            <text:p>57965</text:p>
          </table:table-cell>
          <table:table-cell office:value-type="float" office:value="57729" calcext:value-type="float">
            <text:p>57729</text:p>
          </table:table-cell>
          <table:table-cell office:value-type="float" office:value="58182" calcext:value-type="float">
            <text:p>58182</text:p>
          </table:table-cell>
          <table:table-cell office:value-type="float" office:value="11" calcext:value-type="float">
            <text:p>11</text:p>
          </table:table-cell>
          <table:table-cell table:formula="of:=[.A23]-[.B23]" office:value-type="float" office:value="-1694" calcext:value-type="float">
            <text:p>-1694</text:p>
          </table:table-cell>
          <table:table-cell table:formula="of:=[.A23]-[.C23]" office:value-type="float" office:value="-236" calcext:value-type="float">
            <text:p>-236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453" calcext:value-type="float">
            <text:p>-453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895" calcext:value-type="float">
            <text:p>57895</text:p>
          </table:table-cell>
          <table:table-cell office:value-type="float" office:value="57959" calcext:value-type="float">
            <text:p>57959</text:p>
          </table:table-cell>
          <table:table-cell office:value-type="float" office:value="57731" calcext:value-type="float">
            <text:p>57731</text:p>
          </table:table-cell>
          <table:table-cell office:value-type="float" office:value="57880" calcext:value-type="float">
            <text:p>57880</text:p>
          </table:table-cell>
          <table:table-cell office:value-type="float" office:value="13" calcext:value-type="float">
            <text:p>13</text:p>
          </table:table-cell>
          <table:table-cell table:formula="of:=[.A24]-[.B24]" office:value-type="float" office:value="-164" calcext:value-type="float">
            <text:p>-164</text:p>
          </table:table-cell>
          <table:table-cell table:formula="of:=[.A24]-[.C24]" office:value-type="float" office:value="-228" calcext:value-type="float">
            <text:p>-228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90" calcext:value-type="float">
            <text:p>58390</text:p>
          </table:table-cell>
          <table:table-cell office:value-type="float" office:value="58950" calcext:value-type="float">
            <text:p>589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31" calcext:value-type="float">
            <text:p>59031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1010" calcext:value-type="float">
            <text:p>-1010</text:p>
          </table:table-cell>
          <table:table-cell table:formula="of:=[.A25]-[.C25]" office:value-type="float" office:value="-1570" calcext:value-type="float">
            <text:p>-1570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651" calcext:value-type="float">
            <text:p>-165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4" calcext:value-type="float">
            <text:p>59554</text:p>
          </table:table-cell>
          <table:table-cell office:value-type="float" office:value="60193" calcext:value-type="float">
            <text:p>60193</text:p>
          </table:table-cell>
          <table:table-cell office:value-type="float" office:value="57702" calcext:value-type="float">
            <text:p>57702</text:p>
          </table:table-cell>
          <table:table-cell office:value-type="float" office:value="58381" calcext:value-type="float">
            <text:p>58381</text:p>
          </table:table-cell>
          <table:table-cell office:value-type="float" office:value="12" calcext:value-type="float">
            <text:p>12</text:p>
          </table:table-cell>
          <table:table-cell table:formula="of:=[.A26]-[.B26]" office:value-type="float" office:value="-1852" calcext:value-type="float">
            <text:p>-1852</text:p>
          </table:table-cell>
          <table:table-cell table:formula="of:=[.A26]-[.C26]" office:value-type="float" office:value="-2491" calcext:value-type="float">
            <text:p>-249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679" calcext:value-type="float">
            <text:p>-67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614" calcext:value-type="float">
            <text:p>60614</text:p>
          </table:table-cell>
          <table:table-cell office:value-type="float" office:value="58513" calcext:value-type="float">
            <text:p>58513</text:p>
          </table:table-cell>
          <table:table-cell office:value-type="float" office:value="57476" calcext:value-type="float">
            <text:p>57476</text:p>
          </table:table-cell>
          <table:table-cell office:value-type="float" office:value="58471" calcext:value-type="float">
            <text:p>58471</text:p>
          </table:table-cell>
          <table:table-cell office:value-type="float" office:value="12" calcext:value-type="float">
            <text:p>12</text:p>
          </table:table-cell>
          <table:table-cell table:formula="of:=[.A27]-[.B27]" office:value-type="float" office:value="-3138" calcext:value-type="float">
            <text:p>-3138</text:p>
          </table:table-cell>
          <table:table-cell table:formula="of:=[.A27]-[.C27]" office:value-type="float" office:value="-1037" calcext:value-type="float">
            <text:p>-103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995" calcext:value-type="float">
            <text:p>-99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3" calcext:value-type="float">
            <text:p>57883</text:p>
          </table:table-cell>
          <table:table-cell office:value-type="float" office:value="60708" calcext:value-type="float">
            <text:p>607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7" calcext:value-type="float">
            <text:p>58887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503" calcext:value-type="float">
            <text:p>-503</text:p>
          </table:table-cell>
          <table:table-cell table:formula="of:=[.A28]-[.C28]" office:value-type="float" office:value="-3328" calcext:value-type="float">
            <text:p>-332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507" calcext:value-type="float">
            <text:p>-150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035" calcext:value-type="float">
            <text:p>60035</text:p>
          </table:table-cell>
          <table:table-cell office:value-type="float" office:value="60813" calcext:value-type="float">
            <text:p>60813</text:p>
          </table:table-cell>
          <table:table-cell office:value-type="float" office:value="59721" calcext:value-type="float">
            <text:p>59721</text:p>
          </table:table-cell>
          <table:table-cell office:value-type="float" office:value="57892" calcext:value-type="float">
            <text:p>57892</text:p>
          </table:table-cell>
          <table:table-cell office:value-type="float" office:value="10" calcext:value-type="float">
            <text:p>10</text:p>
          </table:table-cell>
          <table:table-cell table:formula="of:=[.A29]-[.B29]" office:value-type="float" office:value="-314" calcext:value-type="float">
            <text:p>-314</text:p>
          </table:table-cell>
          <table:table-cell table:formula="of:=[.A29]-[.C29]" office:value-type="float" office:value="-1092" calcext:value-type="float">
            <text:p>-109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29" calcext:value-type="float">
            <text:p>182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25" calcext:value-type="float">
            <text:p>60425</text:p>
          </table:table-cell>
          <table:table-cell office:value-type="float" office:value="60779" calcext:value-type="float">
            <text:p>60779</text:p>
          </table:table-cell>
          <table:table-cell office:value-type="float" office:value="57697" calcext:value-type="float">
            <text:p>57697</text:p>
          </table:table-cell>
          <table:table-cell office:value-type="float" office:value="58213" calcext:value-type="float">
            <text:p>58213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2728" calcext:value-type="float">
            <text:p>-2728</text:p>
          </table:table-cell>
          <table:table-cell table:formula="of:=[.A30]-[.C30]" office:value-type="float" office:value="-3082" calcext:value-type="float">
            <text:p>-308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516" calcext:value-type="float">
            <text:p>-51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487" calcext:value-type="float">
            <text:p>60487</text:p>
          </table:table-cell>
          <table:table-cell office:value-type="float" office:value="58188" calcext:value-type="float">
            <text:p>58188</text:p>
          </table:table-cell>
          <table:table-cell office:value-type="float" office:value="57773" calcext:value-type="float">
            <text:p>57773</text:p>
          </table:table-cell>
          <table:table-cell office:value-type="float" office:value="60502" calcext:value-type="float">
            <text:p>60502</text:p>
          </table:table-cell>
          <table:table-cell office:value-type="float" office:value="15" calcext:value-type="float">
            <text:p>15</text:p>
          </table:table-cell>
          <table:table-cell table:formula="of:=[.A31]-[.B31]" office:value-type="float" office:value="-2714" calcext:value-type="float">
            <text:p>-2714</text:p>
          </table:table-cell>
          <table:table-cell table:formula="of:=[.A31]-[.C31]" office:value-type="float" office:value="-415" calcext:value-type="float">
            <text:p>-415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729" calcext:value-type="float">
            <text:p>-272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203" calcext:value-type="float">
            <text:p>58203</text:p>
          </table:table-cell>
          <table:table-cell office:value-type="float" office:value="60715" calcext:value-type="float">
            <text:p>60715</text:p>
          </table:table-cell>
          <table:table-cell office:value-type="float" office:value="58148" calcext:value-type="float">
            <text:p>58148</text:p>
          </table:table-cell>
          <table:table-cell office:value-type="float" office:value="57475" calcext:value-type="float">
            <text:p>57475</text:p>
          </table:table-cell>
          <table:table-cell office:value-type="float" office:value="9" calcext:value-type="float">
            <text:p>9</text:p>
          </table:table-cell>
          <table:table-cell table:formula="of:=[.A32]-[.B32]" office:value-type="float" office:value="-55" calcext:value-type="float">
            <text:p>-55</text:p>
          </table:table-cell>
          <table:table-cell table:formula="of:=[.A32]-[.C32]" office:value-type="float" office:value="-2567" calcext:value-type="float">
            <text:p>-256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528" calcext:value-type="float">
            <text:p>58528</text:p>
          </table:table-cell>
          <table:table-cell office:value-type="float" office:value="59788" calcext:value-type="float">
            <text:p>59788</text:p>
          </table:table-cell>
          <table:table-cell office:value-type="float" office:value="57697" calcext:value-type="float">
            <text:p>57697</text:p>
          </table:table-cell>
          <table:table-cell office:value-type="float" office:value="59079" calcext:value-type="float">
            <text:p>59079</text:p>
          </table:table-cell>
          <table:table-cell office:value-type="float" office:value="11" calcext:value-type="float">
            <text:p>11</text:p>
          </table:table-cell>
          <table:table-cell table:formula="of:=[.A33]-[.B33]" office:value-type="float" office:value="-831" calcext:value-type="float">
            <text:p>-831</text:p>
          </table:table-cell>
          <table:table-cell table:formula="of:=[.A33]-[.C33]" office:value-type="float" office:value="-2091" calcext:value-type="float">
            <text:p>-209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382" calcext:value-type="float">
            <text:p>-138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477" calcext:value-type="float">
            <text:p>57477</text:p>
          </table:table-cell>
          <table:table-cell office:value-type="float" office:value="60114" calcext:value-type="float">
            <text:p>60114</text:p>
          </table:table-cell>
          <table:table-cell office:value-type="float" office:value="57698" calcext:value-type="float">
            <text:p>57698</text:p>
          </table:table-cell>
          <table:table-cell office:value-type="float" office:value="60013" calcext:value-type="float">
            <text:p>60013</text:p>
          </table:table-cell>
          <table:table-cell office:value-type="float" office:value="12" calcext:value-type="float">
            <text:p>12</text:p>
          </table:table-cell>
          <table:table-cell table:formula="of:=[.A34]-[.B34]" office:value-type="float" office:value="221" calcext:value-type="float">
            <text:p>221</text:p>
          </table:table-cell>
          <table:table-cell table:formula="of:=[.A34]-[.C34]" office:value-type="float" office:value="-2416" calcext:value-type="float">
            <text:p>-241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315" calcext:value-type="float">
            <text:p>-23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96" calcext:value-type="float">
            <text:p>59496</text:p>
          </table:table-cell>
          <table:table-cell office:value-type="float" office:value="58778" calcext:value-type="float">
            <text:p>587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537" calcext:value-type="float">
            <text:p>58537</text:p>
          </table:table-cell>
          <table:table-cell office:value-type="float" office:value="13" calcext:value-type="float">
            <text:p>13</text:p>
          </table:table-cell>
          <table:table-cell table:formula="of:=[.A35]-[.B35]" office:value-type="float" office:value="-2116" calcext:value-type="float">
            <text:p>-2116</text:p>
          </table:table-cell>
          <table:table-cell table:formula="of:=[.A35]-[.C35]" office:value-type="float" office:value="-1398" calcext:value-type="float">
            <text:p>-1398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157" calcext:value-type="float">
            <text:p>-1157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780" calcext:value-type="float">
            <text:p>59780</text:p>
          </table:table-cell>
          <table:table-cell office:value-type="float" office:value="58945" calcext:value-type="float">
            <text:p>58945</text:p>
          </table:table-cell>
          <table:table-cell office:value-type="float" office:value="57695" calcext:value-type="float">
            <text:p>57695</text:p>
          </table:table-cell>
          <table:table-cell office:value-type="float" office:value="59929" calcext:value-type="float">
            <text:p>59929</text:p>
          </table:table-cell>
          <table:table-cell office:value-type="float" office:value="13" calcext:value-type="float">
            <text:p>13</text:p>
          </table:table-cell>
          <table:table-cell table:formula="of:=[.A36]-[.B36]" office:value-type="float" office:value="-2085" calcext:value-type="float">
            <text:p>-2085</text:p>
          </table:table-cell>
          <table:table-cell table:formula="of:=[.A36]-[.C36]" office:value-type="float" office:value="-1250" calcext:value-type="float">
            <text:p>-125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34" calcext:value-type="float">
            <text:p>-22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7612" calcext:value-type="float">
            <text:p>57612</text:p>
          </table:table-cell>
          <table:table-cell office:value-type="float" office:value="57380" calcext:value-type="float">
            <text:p>57380</text:p>
          </table:table-cell>
          <table:table-cell office:value-type="float" office:value="59751" calcext:value-type="float">
            <text:p>59751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-32" calcext:value-type="float">
            <text:p>-32</text:p>
          </table:table-cell>
          <table:table-cell table:formula="of:=[.A37]-[.C37]" office:value-type="float" office:value="-232" calcext:value-type="float">
            <text:p>-232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371" calcext:value-type="float">
            <text:p>-237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81" calcext:value-type="float">
            <text:p>60681</text:p>
          </table:table-cell>
          <table:table-cell office:value-type="float" office:value="58951" calcext:value-type="float">
            <text:p>58951</text:p>
          </table:table-cell>
          <table:table-cell office:value-type="float" office:value="58545" calcext:value-type="float">
            <text:p>58545</text:p>
          </table:table-cell>
          <table:table-cell office:value-type="float" office:value="59994" calcext:value-type="float">
            <text:p>59994</text:p>
          </table:table-cell>
          <table:table-cell office:value-type="float" office:value="14" calcext:value-type="float">
            <text:p>14</text:p>
          </table:table-cell>
          <table:table-cell table:formula="of:=[.A38]-[.B38]" office:value-type="float" office:value="-2136" calcext:value-type="float">
            <text:p>-2136</text:p>
          </table:table-cell>
          <table:table-cell table:formula="of:=[.A38]-[.C38]" office:value-type="float" office:value="-406" calcext:value-type="float">
            <text:p>-406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449" calcext:value-type="float">
            <text:p>-1449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070" calcext:value-type="float">
            <text:p>60070</text:p>
          </table:table-cell>
          <table:table-cell office:value-type="float" office:value="58401" calcext:value-type="float">
            <text:p>58401</text:p>
          </table:table-cell>
          <table:table-cell office:value-type="float" office:value="57905" calcext:value-type="float">
            <text:p>57905</text:p>
          </table:table-cell>
          <table:table-cell office:value-type="float" office:value="58509" calcext:value-type="float">
            <text:p>58509</text:p>
          </table:table-cell>
          <table:table-cell office:value-type="float" office:value="9" calcext:value-type="float">
            <text:p>9</text:p>
          </table:table-cell>
          <table:table-cell table:formula="of:=[.A39]-[.B39]" office:value-type="float" office:value="-2165" calcext:value-type="float">
            <text:p>-2165</text:p>
          </table:table-cell>
          <table:table-cell table:formula="of:=[.A39]-[.C39]" office:value-type="float" office:value="-496" calcext:value-type="float">
            <text:p>-496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604" calcext:value-type="float">
            <text:p>-60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5" calcext:value-type="float">
            <text:p>57615</text:p>
          </table:table-cell>
          <table:table-cell office:value-type="float" office:value="60841" calcext:value-type="float">
            <text:p>60841</text:p>
          </table:table-cell>
          <table:table-cell office:value-type="float" office:value="58503" calcext:value-type="float">
            <text:p>58503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 table:formula="of:=[.A40]-[.B40]" office:value-type="float" office:value="92" calcext:value-type="float">
            <text:p>92</text:p>
          </table:table-cell>
          <table:table-cell table:formula="of:=[.A40]-[.C40]" office:value-type="float" office:value="-3134" calcext:value-type="float">
            <text:p>-3134</text:p>
          </table:table-cell>
          <table:table-cell table:formula="of:=[.A40]-[.D40]" office:value-type="float" office:value="-796" calcext:value-type="float">
            <text:p>-796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61" calcext:value-type="float">
            <text:p>57561</text:p>
          </table:table-cell>
          <table:table-cell office:value-type="float" office:value="60036" calcext:value-type="float">
            <text:p>60036</text:p>
          </table:table-cell>
          <table:table-cell office:value-type="float" office:value="57393" calcext:value-type="float">
            <text:p>57393</text:p>
          </table:table-cell>
          <table:table-cell office:value-type="float" office:value="58202" calcext:value-type="float">
            <text:p>58202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168" calcext:value-type="float">
            <text:p>-168</text:p>
          </table:table-cell>
          <table:table-cell table:formula="of:=[.A41]-[.C41]" office:value-type="float" office:value="-2643" calcext:value-type="float">
            <text:p>-264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809" calcext:value-type="float">
            <text:p>-80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669" calcext:value-type="float">
            <text:p>596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44" calcext:value-type="float">
            <text:p>60544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2564" calcext:value-type="float">
            <text:p>-2564</text:p>
          </table:table-cell>
          <table:table-cell table:formula="of:=[.A42]-[.C42]" office:value-type="float" office:value="-2289" calcext:value-type="float">
            <text:p>-228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164" calcext:value-type="float">
            <text:p>-316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84" calcext:value-type="float">
            <text:p>58384</text:p>
          </table:table-cell>
          <table:table-cell office:value-type="float" office:value="60184" calcext:value-type="float">
            <text:p>60184</text:p>
          </table:table-cell>
          <table:table-cell office:value-type="float" office:value="58954" calcext:value-type="float">
            <text:p>58954</text:p>
          </table:table-cell>
          <table:table-cell office:value-type="float" office:value="60259" calcext:value-type="float">
            <text:p>60259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570" calcext:value-type="float">
            <text:p>570</text:p>
          </table:table-cell>
          <table:table-cell table:formula="of:=[.A43]-[.C43]" office:value-type="float" office:value="-1230" calcext:value-type="float">
            <text:p>-1230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305" calcext:value-type="float">
            <text:p>-13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75" calcext:value-type="float">
            <text:p>58675</text:p>
          </table:table-cell>
          <table:table-cell office:value-type="float" office:value="58528" calcext:value-type="float">
            <text:p>58528</text:p>
          </table:table-cell>
          <table:table-cell office:value-type="float" office:value="57380" calcext:value-type="float">
            <text:p>57380</text:p>
          </table:table-cell>
          <table:table-cell office:value-type="float" office:value="60084" calcext:value-type="float">
            <text:p>60084</text:p>
          </table:table-cell>
          <table:table-cell office:value-type="float" office:value="12" calcext:value-type="float">
            <text:p>12</text:p>
          </table:table-cell>
          <table:table-cell table:formula="of:=[.A44]-[.B44]" office:value-type="float" office:value="-1295" calcext:value-type="float">
            <text:p>-1295</text:p>
          </table:table-cell>
          <table:table-cell table:formula="of:=[.A44]-[.C44]" office:value-type="float" office:value="-1148" calcext:value-type="float">
            <text:p>-114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04" calcext:value-type="float">
            <text:p>-2704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11" calcext:value-type="float">
            <text:p>60111</text:p>
          </table:table-cell>
          <table:table-cell office:value-type="float" office:value="57375" calcext:value-type="float">
            <text:p>57375</text:p>
          </table:table-cell>
          <table:table-cell office:value-type="float" office:value="58575" calcext:value-type="float">
            <text:p>58575</text:p>
          </table:table-cell>
          <table:table-cell office:value-type="float" office:value="58657" calcext:value-type="float">
            <text:p>58657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-1454" calcext:value-type="float">
            <text:p>-1454</text:p>
          </table:table-cell>
          <table:table-cell table:formula="of:=[.A45]-[.C45]" office:value-type="float" office:value="1282" calcext:value-type="float">
            <text:p>1282</text:p>
          </table:table-cell>
          <table:table-cell table:formula="of:=[.A45]-[.D45]" office:value-type="float" office:value="82" calcext:value-type="float">
            <text:p>8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03" calcext:value-type="float">
            <text:p>59903</text:p>
          </table:table-cell>
          <table:table-cell office:value-type="float" office:value="60800" calcext:value-type="float">
            <text:p>60800</text:p>
          </table:table-cell>
          <table:table-cell office:value-type="float" office:value="57475" calcext:value-type="float">
            <text:p>57475</text:p>
          </table:table-cell>
          <table:table-cell office:value-type="float" office:value="60033" calcext:value-type="float">
            <text:p>60033</text:p>
          </table:table-cell>
          <table:table-cell office:value-type="float" office:value="13" calcext:value-type="float">
            <text:p>13</text:p>
          </table:table-cell>
          <table:table-cell table:formula="of:=[.A46]-[.B46]" office:value-type="float" office:value="-2428" calcext:value-type="float">
            <text:p>-2428</text:p>
          </table:table-cell>
          <table:table-cell table:formula="of:=[.A46]-[.C46]" office:value-type="float" office:value="-3325" calcext:value-type="float">
            <text:p>-332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58" calcext:value-type="float">
            <text:p>-2558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81" calcext:value-type="float">
            <text:p>57681</text:p>
          </table:table-cell>
          <table:table-cell office:value-type="float" office:value="60819" calcext:value-type="float">
            <text:p>60819</text:p>
          </table:table-cell>
          <table:table-cell office:value-type="float" office:value="57393" calcext:value-type="float">
            <text:p>57393</text:p>
          </table:table-cell>
          <table:table-cell office:value-type="float" office:value="57690" calcext:value-type="float">
            <text:p>57690</text:p>
          </table:table-cell>
          <table:table-cell office:value-type="float" office:value="11" calcext:value-type="float">
            <text:p>11</text:p>
          </table:table-cell>
          <table:table-cell table:formula="of:=[.A47]-[.B47]" office:value-type="float" office:value="-288" calcext:value-type="float">
            <text:p>-288</text:p>
          </table:table-cell>
          <table:table-cell table:formula="of:=[.A47]-[.C47]" office:value-type="float" office:value="-3426" calcext:value-type="float">
            <text:p>-342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97" calcext:value-type="float">
            <text:p>-2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34" calcext:value-type="float">
            <text:p>58434</text:p>
          </table:table-cell>
          <table:table-cell office:value-type="float" office:value="60813" calcext:value-type="float">
            <text:p>60813</text:p>
          </table:table-cell>
          <table:table-cell office:value-type="float" office:value="57380" calcext:value-type="float">
            <text:p>57380</text:p>
          </table:table-cell>
          <table:table-cell office:value-type="float" office:value="59745" calcext:value-type="float">
            <text:p>59745</text:p>
          </table:table-cell>
          <table:table-cell office:value-type="float" office:value="12" calcext:value-type="float">
            <text:p>12</text:p>
          </table:table-cell>
          <table:table-cell table:formula="of:=[.A48]-[.B48]" office:value-type="float" office:value="-1054" calcext:value-type="float">
            <text:p>-1054</text:p>
          </table:table-cell>
          <table:table-cell table:formula="of:=[.A48]-[.C48]" office:value-type="float" office:value="-3433" calcext:value-type="float">
            <text:p>-343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365" calcext:value-type="float">
            <text:p>-236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759" calcext:value-type="float">
            <text:p>60759</text:p>
          </table:table-cell>
          <table:table-cell office:value-type="float" office:value="57895" calcext:value-type="float">
            <text:p>57895</text:p>
          </table:table-cell>
          <table:table-cell office:value-type="float" office:value="58918" calcext:value-type="float">
            <text:p>58918</text:p>
          </table:table-cell>
          <table:table-cell office:value-type="float" office:value="58505" calcext:value-type="float">
            <text:p>58505</text:p>
          </table:table-cell>
          <table:table-cell office:value-type="float" office:value="4" calcext:value-type="float">
            <text:p>4</text:p>
          </table:table-cell>
          <table:table-cell table:formula="of:=[.A49]-[.B49]" office:value-type="float" office:value="-3057" calcext:value-type="float">
            <text:p>-3057</text:p>
          </table:table-cell>
          <table:table-cell table:formula="of:=[.A49]-[.C49]" office:value-type="float" office:value="-193" calcext:value-type="float">
            <text:p>-193</text:p>
          </table:table-cell>
          <table:table-cell table:formula="of:=[.A49]-[.D49]" office:value-type="float" office:value="-1216" calcext:value-type="float">
            <text:p>-1216</text:p>
          </table:table-cell>
          <table:table-cell table:formula="of:=[.A49]-[.E49]" office:value-type="float" office:value="-803" calcext:value-type="float">
            <text:p>-80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691" calcext:value-type="float">
            <text:p>60691</text:p>
          </table:table-cell>
          <table:table-cell office:value-type="float" office:value="60816" calcext:value-type="float">
            <text:p>60816</text:p>
          </table:table-cell>
          <table:table-cell office:value-type="float" office:value="60684" calcext:value-type="float">
            <text:p>60684</text:p>
          </table:table-cell>
          <table:table-cell office:value-type="float" office:value="57480" calcext:value-type="float">
            <text:p>57480</text:p>
          </table:table-cell>
          <table:table-cell office:value-type="float" office:value="36" calcext:value-type="float">
            <text:p>36</text:p>
          </table:table-cell>
          <table:table-cell table:formula="of:=[.A50]-[.B50]" office:value-type="float" office:value="-3215" calcext:value-type="float">
            <text:p>-3215</text:p>
          </table:table-cell>
          <table:table-cell table:formula="of:=[.A50]-[.C50]" office:value-type="float" office:value="-3340" calcext:value-type="float">
            <text:p>-3340</text:p>
          </table:table-cell>
          <table:table-cell table:formula="of:=[.A50]-[.D50]" office:value-type="float" office:value="-3208" calcext:value-type="float">
            <text:p>-3208</text:p>
          </table:table-cell>
          <table:table-cell table:formula="of:=[.A50]-[.E50]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135" calcext:value-type="float">
            <text:p>59135</text:p>
          </table:table-cell>
          <table:table-cell office:value-type="float" office:value="58928" calcext:value-type="float">
            <text:p>58928</text:p>
          </table:table-cell>
          <table:table-cell office:value-type="float" office:value="59903" calcext:value-type="float">
            <text:p>59903</text:p>
          </table:table-cell>
          <table:table-cell office:value-type="float" office:value="57606" calcext:value-type="float">
            <text:p>57606</text:p>
          </table:table-cell>
          <table:table-cell office:value-type="float" office:value="30" calcext:value-type="float">
            <text:p>30</text:p>
          </table:table-cell>
          <table:table-cell table:formula="of:=[.A51]-[.B51]" office:value-type="float" office:value="-1755" calcext:value-type="float">
            <text:p>-1755</text:p>
          </table:table-cell>
          <table:table-cell table:formula="of:=[.A51]-[.C51]" office:value-type="float" office:value="-1548" calcext:value-type="float">
            <text:p>-1548</text:p>
          </table:table-cell>
          <table:table-cell table:formula="of:=[.A51]-[.D51]" office:value-type="float" office:value="-2523" calcext:value-type="float">
            <text:p>-2523</text:p>
          </table:table-cell>
          <table:table-cell table:formula="of:=[.A51]-[.E51]" office:value-type="float" office:value="-226" calcext:value-type="float">
            <text:p>-22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31" calcext:value-type="float">
            <text:p>57731</text:p>
          </table:table-cell>
          <table:table-cell office:value-type="float" office:value="59012" calcext:value-type="float">
            <text:p>59012</text:p>
          </table:table-cell>
          <table:table-cell office:value-type="float" office:value="58779" calcext:value-type="float">
            <text:p>58779</text:p>
          </table:table-cell>
          <table:table-cell office:value-type="float" office:value="59033" calcext:value-type="float">
            <text:p>59033</text:p>
          </table:table-cell>
          <table:table-cell office:value-type="float" office:value="20" calcext:value-type="float">
            <text:p>20</text:p>
          </table:table-cell>
          <table:table-cell table:formula="of:=[.A52]-[.B52]" office:value-type="float" office:value="1048" calcext:value-type="float">
            <text:p>1048</text:p>
          </table:table-cell>
          <table:table-cell table:formula="of:=[.A52]-[.C52]" office:value-type="float" office:value="-233" calcext:value-type="float">
            <text:p>-233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254" calcext:value-type="float">
            <text:p>-254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463" calcext:value-type="float">
            <text:p>58463</text:p>
          </table:table-cell>
          <table:table-cell office:value-type="float" office:value="58955" calcext:value-type="float">
            <text:p>58955</text:p>
          </table:table-cell>
          <table:table-cell office:value-type="float" office:value="57700" calcext:value-type="float">
            <text:p>57700</text:p>
          </table:table-cell>
          <table:table-cell office:value-type="float" office:value="58793" calcext:value-type="float">
            <text:p>58793</text:p>
          </table:table-cell>
          <table:table-cell office:value-type="float" office:value="15" calcext:value-type="float">
            <text:p>15</text:p>
          </table:table-cell>
          <table:table-cell table:formula="of:=[.A53]-[.B53]" office:value-type="float" office:value="-763" calcext:value-type="float">
            <text:p>-763</text:p>
          </table:table-cell>
          <table:table-cell table:formula="of:=[.A53]-[.C53]" office:value-type="float" office:value="-1255" calcext:value-type="float">
            <text:p>-125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093" calcext:value-type="float">
            <text:p>-109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604" calcext:value-type="float">
            <text:p>59604</text:p>
          </table:table-cell>
          <table:table-cell office:value-type="float" office:value="57349" calcext:value-type="float">
            <text:p>57349</text:p>
          </table:table-cell>
          <table:table-cell office:value-type="float" office:value="57707" calcext:value-type="float">
            <text:p>57707</text:p>
          </table:table-cell>
          <table:table-cell office:value-type="float" office:value="59816" calcext:value-type="float">
            <text:p>59816</text:p>
          </table:table-cell>
          <table:table-cell office:value-type="float" office:value="10" calcext:value-type="float">
            <text:p>10</text:p>
          </table:table-cell>
          <table:table-cell table:formula="of:=[.A54]-[.B54]" office:value-type="float" office:value="-1897" calcext:value-type="float">
            <text:p>-1897</text:p>
          </table:table-cell>
          <table:table-cell table:formula="of:=[.A54]-[.C54]" office:value-type="float" office:value="358" calcext:value-type="float">
            <text:p>35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109" calcext:value-type="float">
            <text:p>-2109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161" calcext:value-type="float">
            <text:p>60161</text:p>
          </table:table-cell>
          <table:table-cell office:value-type="float" office:value="60035" calcext:value-type="float">
            <text:p>60035</text:p>
          </table:table-cell>
          <table:table-cell office:value-type="float" office:value="57735" calcext:value-type="float">
            <text:p>57735</text:p>
          </table:table-cell>
          <table:table-cell office:value-type="float" office:value="57513" calcext:value-type="float">
            <text:p>57513</text:p>
          </table:table-cell>
          <table:table-cell office:value-type="float" office:value="15" calcext:value-type="float">
            <text:p>15</text:p>
          </table:table-cell>
          <table:table-cell table:formula="of:=[.A55]-[.B55]" office:value-type="float" office:value="-2426" calcext:value-type="float">
            <text:p>-2426</text:p>
          </table:table-cell>
          <table:table-cell table:formula="of:=[.A55]-[.C55]" office:value-type="float" office:value="-2300" calcext:value-type="float">
            <text:p>-23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4" calcext:value-type="float">
            <text:p>57484</text:p>
          </table:table-cell>
          <table:table-cell office:value-type="float" office:value="59971" calcext:value-type="float">
            <text:p>59971</text:p>
          </table:table-cell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104" calcext:value-type="float">
            <text:p>-104</text:p>
          </table:table-cell>
          <table:table-cell table:formula="of:=[.A56]-[.C56]" office:value-type="float" office:value="-2591" calcext:value-type="float">
            <text:p>-2591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185" calcext:value-type="float">
            <text:p>-118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09" calcext:value-type="float">
            <text:p>58009</text:p>
          </table:table-cell>
          <table:table-cell office:value-type="float" office:value="57644" calcext:value-type="float">
            <text:p>57644</text:p>
          </table:table-cell>
          <table:table-cell office:value-type="float" office:value="58649" calcext:value-type="float">
            <text:p>58649</text:p>
          </table:table-cell>
          <table:table-cell office:value-type="float" office:value="57357" calcext:value-type="float">
            <text:p>57357</text:p>
          </table:table-cell>
          <table:table-cell office:value-type="float" office:value="10" calcext:value-type="float">
            <text:p>10</text:p>
          </table:table-cell>
          <table:table-cell table:formula="of:=[.A57]-[.B57]" office:value-type="float" office:value="640" calcext:value-type="float">
            <text:p>640</text:p>
          </table:table-cell>
          <table:table-cell table:formula="of:=[.A57]-[.C57]" office:value-type="float" office:value="1005" calcext:value-type="float">
            <text:p>100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292" calcext:value-type="float">
            <text:p>129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942" calcext:value-type="float">
            <text:p>59942</text:p>
          </table:table-cell>
          <table:table-cell office:value-type="float" office:value="59980" calcext:value-type="float">
            <text:p>59980</text:p>
          </table:table-cell>
          <table:table-cell office:value-type="float" office:value="59455" calcext:value-type="float">
            <text:p>59455</text:p>
          </table:table-cell>
          <table:table-cell office:value-type="float" office:value="58175" calcext:value-type="float">
            <text:p>58175</text:p>
          </table:table-cell>
          <table:table-cell office:value-type="float" office:value="6" calcext:value-type="float">
            <text:p>6</text:p>
          </table:table-cell>
          <table:table-cell table:formula="of:=[.A58]-[.B58]" office:value-type="float" office:value="-1767" calcext:value-type="float">
            <text:p>-1767</text:p>
          </table:table-cell>
          <table:table-cell table:formula="of:=[.A58]-[.C58]" office:value-type="float" office:value="-1805" calcext:value-type="float">
            <text:p>-1805</text:p>
          </table:table-cell>
          <table:table-cell table:formula="of:=[.A58]-[.D58]" office:value-type="float" office:value="-1280" calcext:value-type="float">
            <text:p>-1280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735" calcext:value-type="float">
            <text:p>57735</text:p>
          </table:table-cell>
          <table:table-cell office:value-type="float" office:value="59711" calcext:value-type="float">
            <text:p>59711</text:p>
          </table:table-cell>
          <table:table-cell office:value-type="float" office:value="57734" calcext:value-type="float">
            <text:p>57734</text:p>
          </table:table-cell>
          <table:table-cell office:value-type="float" office:value="58640" calcext:value-type="float">
            <text:p>58640</text:p>
          </table:table-cell>
          <table:table-cell office:value-type="float" office:value="8" calcext:value-type="float">
            <text:p>8</text:p>
          </table:table-cell>
          <table:table-cell table:formula="of:=[.A59]-[.B59]" office:value-type="float" office:value="-1" calcext:value-type="float">
            <text:p>-1</text:p>
          </table:table-cell>
          <table:table-cell table:formula="of:=[.A59]-[.C59]" office:value-type="float" office:value="-1977" calcext:value-type="float">
            <text:p>-197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906" calcext:value-type="float">
            <text:p>-906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33" calcext:value-type="float">
            <text:p>60433</text:p>
          </table:table-cell>
          <table:table-cell office:value-type="float" office:value="58924" calcext:value-type="float">
            <text:p>58924</text:p>
          </table:table-cell>
          <table:table-cell office:value-type="float" office:value="58160" calcext:value-type="float">
            <text:p>58160</text:p>
          </table:table-cell>
          <table:table-cell office:value-type="float" office:value="58067" calcext:value-type="float">
            <text:p>58067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-2273" calcext:value-type="float">
            <text:p>-2273</text:p>
          </table:table-cell>
          <table:table-cell table:formula="of:=[.A60]-[.C60]" office:value-type="float" office:value="-764" calcext:value-type="float">
            <text:p>-764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71" calcext:value-type="float">
            <text:p>5857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54" calcext:value-type="float">
            <text:p>57354</text:p>
          </table:table-cell>
          <table:table-cell office:value-type="float" office:value="60486" calcext:value-type="float">
            <text:p>60486</text:p>
          </table:table-cell>
          <table:table-cell office:value-type="float" office:value="17" calcext:value-type="float">
            <text:p>17</text:p>
          </table:table-cell>
          <table:table-cell table:formula="of:=[.A61]-[.B61]" office:value-type="float" office:value="-1217" calcext:value-type="float">
            <text:p>-1217</text:p>
          </table:table-cell>
          <table:table-cell table:formula="of:=[.A61]-[.C61]" office:value-type="float" office:value="-2037" calcext:value-type="float">
            <text:p>-203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132" calcext:value-type="float">
            <text:p>-3132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843" calcext:value-type="float">
            <text:p>60843</text:p>
          </table:table-cell>
          <table:table-cell office:value-type="float" office:value="60575" calcext:value-type="float">
            <text:p>60575</text:p>
          </table:table-cell>
          <table:table-cell office:value-type="float" office:value="58779" calcext:value-type="float">
            <text:p>58779</text:p>
          </table:table-cell>
          <table:table-cell office:value-type="float" office:value="58562" calcext:value-type="float">
            <text:p>58562</text:p>
          </table:table-cell>
          <table:table-cell office:value-type="float" office:value="11" calcext:value-type="float">
            <text:p>11</text:p>
          </table:table-cell>
          <table:table-cell table:formula="of:=[.A62]-[.B62]" office:value-type="float" office:value="-2064" calcext:value-type="float">
            <text:p>-2064</text:p>
          </table:table-cell>
          <table:table-cell table:formula="of:=[.A62]-[.C62]" office:value-type="float" office:value="-1796" calcext:value-type="float">
            <text:p>-1796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797" calcext:value-type="float">
            <text:p>59797</text:p>
          </table:table-cell>
          <table:table-cell office:value-type="float" office:value="58934" calcext:value-type="float">
            <text:p>58934</text:p>
          </table:table-cell>
          <table:table-cell office:value-type="float" office:value="59721" calcext:value-type="float">
            <text:p>59721</text:p>
          </table:table-cell>
          <table:table-cell office:value-type="float" office:value="57988" calcext:value-type="float">
            <text:p>57988</text:p>
          </table:table-cell>
          <table:table-cell office:value-type="float" office:value="9" calcext:value-type="float">
            <text:p>9</text:p>
          </table:table-cell>
          <table:table-cell table:formula="of:=[.A63]-[.B63]" office:value-type="float" office:value="-76" calcext:value-type="float">
            <text:p>-76</text:p>
          </table:table-cell>
          <table:table-cell table:formula="of:=[.A63]-[.C63]" office:value-type="float" office:value="787" calcext:value-type="float">
            <text:p>787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733" calcext:value-type="float">
            <text:p>173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62" calcext:value-type="float">
            <text:p>60562</text:p>
          </table:table-cell>
          <table:table-cell office:value-type="float" office:value="59089" calcext:value-type="float">
            <text:p>59089</text:p>
          </table:table-cell>
          <table:table-cell office:value-type="float" office:value="57493" calcext:value-type="float">
            <text:p>57493</text:p>
          </table:table-cell>
          <table:table-cell office:value-type="float" office:value="57487" calcext:value-type="float">
            <text:p>57487</text:p>
          </table:table-cell>
          <table:table-cell office:value-type="float" office:value="14" calcext:value-type="float">
            <text:p>14</text:p>
          </table:table-cell>
          <table:table-cell table:formula="of:=[.A64]-[.B64]" office:value-type="float" office:value="-3069" calcext:value-type="float">
            <text:p>-3069</text:p>
          </table:table-cell>
          <table:table-cell table:formula="of:=[.A64]-[.C64]" office:value-type="float" office:value="-1596" calcext:value-type="float">
            <text:p>-159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9610" calcext:value-type="float">
            <text:p>59610</text:p>
          </table:table-cell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20" calcext:value-type="float">
            <text:p>20</text:p>
          </table:table-cell>
          <table:table-cell table:formula="of:=[.A65]-[.B65]" office:value-type="float" office:value="-52" calcext:value-type="float">
            <text:p>-52</text:p>
          </table:table-cell>
          <table:table-cell table:formula="of:=[.A65]-[.C65]" office:value-type="float" office:value="-2230" calcext:value-type="float">
            <text:p>-2230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243" calcext:value-type="float">
            <text:p>-1243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416" calcext:value-type="float">
            <text:p>59416</text:p>
          </table:table-cell>
          <table:table-cell office:value-type="float" office:value="60007" calcext:value-type="float">
            <text:p>60007</text:p>
          </table:table-cell>
          <table:table-cell office:value-type="float" office:value="57399" calcext:value-type="float">
            <text:p>57399</text:p>
          </table:table-cell>
          <table:table-cell office:value-type="float" office:value="58445" calcext:value-type="float">
            <text:p>58445</text:p>
          </table:table-cell>
          <table:table-cell office:value-type="float" office:value="9" calcext:value-type="float">
            <text:p>9</text:p>
          </table:table-cell>
          <table:table-cell table:formula="of:=[.A66]-[.B66]" office:value-type="float" office:value="-2017" calcext:value-type="float">
            <text:p>-2017</text:p>
          </table:table-cell>
          <table:table-cell table:formula="of:=[.A66]-[.C66]" office:value-type="float" office:value="-2608" calcext:value-type="float">
            <text:p>-2608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046" calcext:value-type="float">
            <text:p>-1046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233" calcext:value-type="float">
            <text:p>60233</text:p>
          </table:table-cell>
          <table:table-cell office:value-type="float" office:value="57505" calcext:value-type="float">
            <text:p>57505</text:p>
          </table:table-cell>
          <table:table-cell office:value-type="float" office:value="57397" calcext:value-type="float">
            <text:p>57397</text:p>
          </table:table-cell>
          <table:table-cell office:value-type="float" office:value="60735" calcext:value-type="float">
            <text:p>60735</text:p>
          </table:table-cell>
          <table:table-cell office:value-type="float" office:value="13" calcext:value-type="float">
            <text:p>13</text:p>
          </table:table-cell>
          <table:table-cell table:formula="of:=[.A67]-[.B67]" office:value-type="float" office:value="-2836" calcext:value-type="float">
            <text:p>-2836</text:p>
          </table:table-cell>
          <table:table-cell table:formula="of:=[.A67]-[.C67]" office:value-type="float" office:value="-108" calcext:value-type="float">
            <text:p>-10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338" calcext:value-type="float">
            <text:p>-3338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48" calcext:value-type="float">
            <text:p>57648</text:p>
          </table:table-cell>
          <table:table-cell office:value-type="float" office:value="59474" calcext:value-type="float">
            <text:p>59474</text:p>
          </table:table-cell>
          <table:table-cell office:value-type="float" office:value="57398" calcext:value-type="float">
            <text:p>57398</text:p>
          </table:table-cell>
          <table:table-cell office:value-type="float" office:value="58971" calcext:value-type="float">
            <text:p>58971</text:p>
          </table:table-cell>
          <table:table-cell office:value-type="float" office:value="10" calcext:value-type="float">
            <text:p>10</text:p>
          </table:table-cell>
          <table:table-cell table:formula="of:=[.A68]-[.B68]" office:value-type="float" office:value="-250" calcext:value-type="float">
            <text:p>-250</text:p>
          </table:table-cell>
          <table:table-cell table:formula="of:=[.A68]-[.C68]" office:value-type="float" office:value="-2076" calcext:value-type="float">
            <text:p>-207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573" calcext:value-type="float">
            <text:p>-157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734" calcext:value-type="float">
            <text:p>59734</text:p>
          </table:table-cell>
          <table:table-cell office:value-type="float" office:value="57445" calcext:value-type="float">
            <text:p>57445</text:p>
          </table:table-cell>
          <table:table-cell office:value-type="float" office:value="57413" calcext:value-type="float">
            <text:p>57413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69]-[.B69]" office:value-type="float" office:value="-2321" calcext:value-type="float">
            <text:p>-2321</text:p>
          </table:table-cell>
          <table:table-cell table:formula="of:=[.A69]-[.C69]" office:value-type="float" office:value="-32" calcext:value-type="float">
            <text:p>-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4026" calcext:value-type="float">
            <text:p>-402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63" calcext:value-type="float">
            <text:p>59463</text:p>
          </table:table-cell>
          <table:table-cell office:value-type="float" office:value="59589" calcext:value-type="float">
            <text:p>59589</text:p>
          </table:table-cell>
          <table:table-cell office:value-type="float" office:value="57354" calcext:value-type="float">
            <text:p>57354</text:p>
          </table:table-cell>
          <table:table-cell office:value-type="float" office:value="59712" calcext:value-type="float">
            <text:p>59712</text:p>
          </table:table-cell>
          <table:table-cell office:value-type="float" office:value="12" calcext:value-type="float">
            <text:p>12</text:p>
          </table:table-cell>
          <table:table-cell table:formula="of:=[.A70]-[.B70]" office:value-type="float" office:value="-2109" calcext:value-type="float">
            <text:p>-2109</text:p>
          </table:table-cell>
          <table:table-cell table:formula="of:=[.A70]-[.C70]" office:value-type="float" office:value="-2235" calcext:value-type="float">
            <text:p>-223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358" calcext:value-type="float">
            <text:p>-235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621" calcext:value-type="float">
            <text:p>60621</text:p>
          </table:table-cell>
          <table:table-cell office:value-type="float" office:value="59672" calcext:value-type="float">
            <text:p>59672</text:p>
          </table:table-cell>
          <table:table-cell office:value-type="float" office:value="61439" calcext:value-type="float">
            <text:p>614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818" calcext:value-type="float">
            <text:p>818</text:p>
          </table:table-cell>
          <table:table-cell table:formula="of:=[.A71]-[.C71]" office:value-type="float" office:value="1767" calcext:value-type="float">
            <text:p>176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61439" calcext:value-type="float">
            <text:p>61439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3" calcext:value-type="float">
            <text:p>3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.0428571428571429" calcext:value-type="float">
            <text:p>0.042857142857143</text:p>
          </table:table-cell>
          <table:table-cell table:number-columns-repeated="12"/>
        </table:table-row>
      </table:table>
      <table:table table:name="8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596" calcext:value-type="float">
            <text:p>60596</text:p>
          </table:table-cell>
          <table:table-cell office:value-type="float" office:value="60224" calcext:value-type="float">
            <text:p>60224</text:p>
          </table:table-cell>
          <table:table-cell office:value-type="float" office:value="58688" calcext:value-type="float">
            <text:p>58688</text:p>
          </table:table-cell>
          <table:table-cell office:value-type="float" office:value="60618" calcext:value-type="float">
            <text:p>60618</text:p>
          </table:table-cell>
          <table:table-cell office:value-type="float" office:value="13" calcext:value-type="float">
            <text:p>13</text:p>
          </table:table-cell>
          <table:table-cell table:formula="of:=[.A2]-[.B2]" office:value-type="float" office:value="-1908" calcext:value-type="float">
            <text:p>-1908</text:p>
          </table:table-cell>
          <table:table-cell table:formula="of:=[.A2]-[.C2]" office:value-type="float" office:value="-1536" calcext:value-type="float">
            <text:p>-1536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1930" calcext:value-type="float">
            <text:p>-1930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5831" calcext:value-type="float">
            <text:p>145831</text:p>
          </table:table-cell>
          <table:table-cell office:value-type="float" office:value="4820" calcext:value-type="float">
            <text:p>4820</text:p>
          </table:table-cell>
          <table:table-cell office:value-type="float" office:value="70" calcext:value-type="float">
            <text:p>70</text:p>
          </table:table-cell>
          <table:table-cell office:value-type="float" office:value="3576" calcext:value-type="float">
            <text:p>3576</text:p>
          </table:table-cell>
          <table:table-cell office:value-type="float" office:value="250314" calcext:value-type="float">
            <text:p>250314</text:p>
          </table:table-cell>
          <table:table-cell office:value-type="float" office:value="5867" calcext:value-type="float">
            <text:p>5867</text:p>
          </table:table-cell>
          <table:table-cell office:value-type="float" office:value="10323" calcext:value-type="float">
            <text:p>10323</text:p>
          </table:table-cell>
          <table:table-cell office:value-type="float" office:value="5767" calcext:value-type="float">
            <text:p>5767</text:p>
          </table:table-cell>
          <table:table-cell office:value-type="float" office:value="33358" calcext:value-type="float">
            <text:p>33358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11" calcext:value-type="float">
            <text:p>57611</text:p>
          </table:table-cell>
          <table:table-cell office:value-type="float" office:value="58065" calcext:value-type="float">
            <text:p>58065</text:p>
          </table:table-cell>
          <table:table-cell office:value-type="float" office:value="57477" calcext:value-type="float">
            <text:p>57477</text:p>
          </table:table-cell>
          <table:table-cell office:value-type="float" office:value="58925" calcext:value-type="float">
            <text:p>58925</text:p>
          </table:table-cell>
          <table:table-cell office:value-type="float" office:value="11" calcext:value-type="float">
            <text:p>11</text:p>
          </table:table-cell>
          <table:table-cell table:formula="of:=[.A3]-[.B3]" office:value-type="float" office:value="-134" calcext:value-type="float">
            <text:p>-134</text:p>
          </table:table-cell>
          <table:table-cell table:formula="of:=[.A3]-[.C3]" office:value-type="float" office:value="-588" calcext:value-type="float">
            <text:p>-58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448" calcext:value-type="float">
            <text:p>-144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5831" calcext:value-type="float">
            <text:p>145831</text:p>
          </table:table-cell>
          <table:table-cell office:value-type="float" office:value="5258" calcext:value-type="float">
            <text:p>5258</text:p>
          </table:table-cell>
          <table:table-cell office:value-type="float" office:value="70" calcext:value-type="float">
            <text:p>70</text:p>
          </table:table-cell>
          <table:table-cell office:value-type="float" office:value="3612" calcext:value-type="float">
            <text:p>3612</text:p>
          </table:table-cell>
          <table:table-cell office:value-type="float" office:value="253123" calcext:value-type="float">
            <text:p>253123</text:p>
          </table:table-cell>
          <table:table-cell office:value-type="float" office:value="5867" calcext:value-type="float">
            <text:p>5867</text:p>
          </table:table-cell>
          <table:table-cell office:value-type="float" office:value="10233" calcext:value-type="float">
            <text:p>10233</text:p>
          </table:table-cell>
          <table:table-cell office:value-type="float" office:value="5767" calcext:value-type="float">
            <text:p>5767</text:p>
          </table:table-cell>
          <table:table-cell office:value-type="float" office:value="33532" calcext:value-type="float">
            <text:p>3353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4" calcext:value-type="float">
            <text:p>57424</text:p>
          </table:table-cell>
          <table:table-cell office:value-type="float" office:value="60741" calcext:value-type="float">
            <text:p>60741</text:p>
          </table:table-cell>
          <table:table-cell office:value-type="float" office:value="57380" calcext:value-type="float">
            <text:p>57380</text:p>
          </table:table-cell>
          <table:table-cell office:value-type="float" office:value="60810" calcext:value-type="float">
            <text:p>60810</text:p>
          </table:table-cell>
          <table:table-cell office:value-type="float" office:value="8" calcext:value-type="float">
            <text:p>8</text:p>
          </table:table-cell>
          <table:table-cell table:formula="of:=[.A4]-[.B4]" office:value-type="float" office:value="-44" calcext:value-type="float">
            <text:p>-44</text:p>
          </table:table-cell>
          <table:table-cell table:formula="of:=[.A4]-[.C4]" office:value-type="float" office:value="-3361" calcext:value-type="float">
            <text:p>-3361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430" calcext:value-type="float">
            <text:p>-343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688" calcext:value-type="float">
            <text:p>57688</text:p>
          </table:table-cell>
          <table:table-cell office:value-type="float" office:value="59593" calcext:value-type="float">
            <text:p>59593</text:p>
          </table:table-cell>
          <table:table-cell office:value-type="float" office:value="58932" calcext:value-type="float">
            <text:p>58932</text:p>
          </table:table-cell>
          <table:table-cell office:value-type="float" office:value="60615" calcext:value-type="float">
            <text:p>60615</text:p>
          </table:table-cell>
          <table:table-cell office:value-type="float" office:value="12" calcext:value-type="float">
            <text:p>12</text:p>
          </table:table-cell>
          <table:table-cell table:formula="of:=[.A5]-[.B5]" office:value-type="float" office:value="1244" calcext:value-type="float">
            <text:p>1244</text:p>
          </table:table-cell>
          <table:table-cell table:formula="of:=[.A5]-[.C5]" office:value-type="float" office:value="-661" calcext:value-type="float">
            <text:p>-66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683" calcext:value-type="float">
            <text:p>-168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028" calcext:value-type="float">
            <text:p>58028</text:p>
          </table:table-cell>
          <table:table-cell office:value-type="float" office:value="59974" calcext:value-type="float">
            <text:p>59974</text:p>
          </table:table-cell>
          <table:table-cell office:value-type="float" office:value="57699" calcext:value-type="float">
            <text:p>57699</text:p>
          </table:table-cell>
          <table:table-cell office:value-type="float" office:value="59447" calcext:value-type="float">
            <text:p>59447</text:p>
          </table:table-cell>
          <table:table-cell office:value-type="float" office:value="10" calcext:value-type="float">
            <text:p>10</text:p>
          </table:table-cell>
          <table:table-cell table:formula="of:=[.A6]-[.B6]" office:value-type="float" office:value="-329" calcext:value-type="float">
            <text:p>-329</text:p>
          </table:table-cell>
          <table:table-cell table:formula="of:=[.A6]-[.C6]" office:value-type="float" office:value="-2275" calcext:value-type="float">
            <text:p>-2275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1748" calcext:value-type="float">
            <text:p>-1748</text:p>
          </table:table-cell>
          <table:table-cell table:number-columns-repeated="3"/>
          <table:table-cell table:formula="of:=AVERAGE([.N2:.N3])" office:value-type="float" office:value="145831" calcext:value-type="float">
            <text:p>145831</text:p>
          </table:table-cell>
          <table:table-cell table:formula="of:=AVERAGE([.O2:.O3])" office:value-type="float" office:value="5039" calcext:value-type="float">
            <text:p>5039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94" calcext:value-type="float">
            <text:p>3594</text:p>
          </table:table-cell>
          <table:table-cell table:formula="of:=AVERAGE([.R2:.R3])" office:value-type="float" office:value="251718.5" calcext:value-type="float">
            <text:p>251718.5</text:p>
          </table:table-cell>
          <table:table-cell table:formula="of:=AVERAGE([.S2:.S3])" office:value-type="float" office:value="5867" calcext:value-type="float">
            <text:p>5867</text:p>
          </table:table-cell>
          <table:table-cell table:formula="of:=AVERAGE([.T2:.T3])" office:value-type="float" office:value="10278" calcext:value-type="float">
            <text:p>10278</text:p>
          </table:table-cell>
          <table:table-cell table:formula="of:=AVERAGE([.U2:.U3])" office:value-type="float" office:value="5767" calcext:value-type="float">
            <text:p>5767</text:p>
          </table:table-cell>
          <table:table-cell table:formula="of:=AVERAGE([.V2:.V3])"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121" calcext:value-type="float">
            <text:p>58121</text:p>
          </table:table-cell>
          <table:table-cell office:value-type="float" office:value="58907" calcext:value-type="float">
            <text:p>58907</text:p>
          </table:table-cell>
          <table:table-cell office:value-type="float" office:value="57995" calcext:value-type="float">
            <text:p>57995</text:p>
          </table:table-cell>
          <table:table-cell office:value-type="float" office:value="58371" calcext:value-type="float">
            <text:p>58371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-126" calcext:value-type="float">
            <text:p>-126</text:p>
          </table:table-cell>
          <table:table-cell table:formula="of:=[.A7]-[.C7]" office:value-type="float" office:value="-912" calcext:value-type="float">
            <text:p>-912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376" calcext:value-type="float">
            <text:p>-376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770" calcext:value-type="float">
            <text:p>60770</text:p>
          </table:table-cell>
          <table:table-cell office:value-type="float" office:value="58532" calcext:value-type="float">
            <text:p>58532</text:p>
          </table:table-cell>
          <table:table-cell office:value-type="float" office:value="57701" calcext:value-type="float">
            <text:p>57701</text:p>
          </table:table-cell>
          <table:table-cell office:value-type="float" office:value="59053" calcext:value-type="float">
            <text:p>59053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3069" calcext:value-type="float">
            <text:p>-3069</text:p>
          </table:table-cell>
          <table:table-cell table:formula="of:=[.A8]-[.C8]" office:value-type="float" office:value="-831" calcext:value-type="float">
            <text:p>-831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352" calcext:value-type="float">
            <text:p>-1352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09" calcext:value-type="float">
            <text:p>57609</text:p>
          </table:table-cell>
          <table:table-cell office:value-type="float" office:value="57770" calcext:value-type="float">
            <text:p>57770</text:p>
          </table:table-cell>
          <table:table-cell office:value-type="float" office:value="57748" calcext:value-type="float">
            <text:p>57748</text:p>
          </table:table-cell>
          <table:table-cell office:value-type="float" office:value="60486" calcext:value-type="float">
            <text:p>6048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139" calcext:value-type="float">
            <text:p>139</text:p>
          </table:table-cell>
          <table:table-cell table:formula="of:=[.A9]-[.C9]" office:value-type="float" office:value="-22" calcext:value-type="float">
            <text:p>-2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738" calcext:value-type="float">
            <text:p>-2738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466" calcext:value-type="float">
            <text:p>59466</text:p>
          </table:table-cell>
          <table:table-cell office:value-type="float" office:value="58394" calcext:value-type="float">
            <text:p>58394</text:p>
          </table:table-cell>
          <table:table-cell office:value-type="float" office:value="57760" calcext:value-type="float">
            <text:p>57760</text:p>
          </table:table-cell>
          <table:table-cell office:value-type="float" office:value="59814" calcext:value-type="float">
            <text:p>59814</text:p>
          </table:table-cell>
          <table:table-cell office:value-type="float" office:value="13" calcext:value-type="float">
            <text:p>13</text:p>
          </table:table-cell>
          <table:table-cell table:formula="of:=[.A10]-[.B10]" office:value-type="float" office:value="-1706" calcext:value-type="float">
            <text:p>-1706</text:p>
          </table:table-cell>
          <table:table-cell table:formula="of:=[.A10]-[.C10]" office:value-type="float" office:value="-634" calcext:value-type="float">
            <text:p>-634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54" calcext:value-type="float">
            <text:p>-2054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563" calcext:value-type="float">
            <text:p>60563</text:p>
          </table:table-cell>
          <table:table-cell office:value-type="float" office:value="60783" calcext:value-type="float">
            <text:p>60783</text:p>
          </table:table-cell>
          <table:table-cell office:value-type="float" office:value="57484" calcext:value-type="float">
            <text:p>57484</text:p>
          </table:table-cell>
          <table:table-cell office:value-type="float" office:value="59831" calcext:value-type="float">
            <text:p>59831</text:p>
          </table:table-cell>
          <table:table-cell office:value-type="float" office:value="9" calcext:value-type="float">
            <text:p>9</text:p>
          </table:table-cell>
          <table:table-cell table:formula="of:=[.A11]-[.B11]" office:value-type="float" office:value="-3079" calcext:value-type="float">
            <text:p>-3079</text:p>
          </table:table-cell>
          <table:table-cell table:formula="of:=[.A11]-[.C11]" office:value-type="float" office:value="-3299" calcext:value-type="float">
            <text:p>-3299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347" calcext:value-type="float">
            <text:p>-2347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58121" calcext:value-type="float">
            <text:p>58121</text:p>
          </table:table-cell>
          <table:table-cell office:value-type="float" office:value="57380" calcext:value-type="float">
            <text:p>57380</text:p>
          </table:table-cell>
          <table:table-cell office:value-type="float" office:value="60755" calcext:value-type="float">
            <text:p>60755</text:p>
          </table:table-cell>
          <table:table-cell office:value-type="float" office:value="15" calcext:value-type="float">
            <text:p>15</text:p>
          </table:table-cell>
          <table:table-cell table:formula="of:=[.A12]-[.B12]" office:value-type="float" office:value="-219" calcext:value-type="float">
            <text:p>-219</text:p>
          </table:table-cell>
          <table:table-cell table:formula="of:=[.A12]-[.C12]" office:value-type="float" office:value="-741" calcext:value-type="float">
            <text:p>-74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375" calcext:value-type="float">
            <text:p>-3375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44" calcext:value-type="float">
            <text:p>58944</text:p>
          </table:table-cell>
          <table:table-cell office:value-type="float" office:value="59732" calcext:value-type="float">
            <text:p>59732</text:p>
          </table:table-cell>
          <table:table-cell office:value-type="float" office:value="59435" calcext:value-type="float">
            <text:p>59435</text:p>
          </table:table-cell>
          <table:table-cell office:value-type="float" office:value="58470" calcext:value-type="float">
            <text:p>58470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491" calcext:value-type="float">
            <text:p>491</text:p>
          </table:table-cell>
          <table:table-cell table:formula="of:=[.A13]-[.C13]" office:value-type="float" office:value="-297" calcext:value-type="float">
            <text:p>-29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965" calcext:value-type="float">
            <text:p>96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06" calcext:value-type="float">
            <text:p>59906</text:p>
          </table:table-cell>
          <table:table-cell office:value-type="float" office:value="57421" calcext:value-type="float">
            <text:p>57421</text:p>
          </table:table-cell>
          <table:table-cell office:value-type="float" office:value="57922" calcext:value-type="float">
            <text:p>57922</text:p>
          </table:table-cell>
          <table:table-cell office:value-type="float" office:value="58649" calcext:value-type="float">
            <text:p>58649</text:p>
          </table:table-cell>
          <table:table-cell office:value-type="float" office:value="10" calcext:value-type="float">
            <text:p>10</text:p>
          </table:table-cell>
          <table:table-cell table:formula="of:=[.A14]-[.B14]" office:value-type="float" office:value="-1984" calcext:value-type="float">
            <text:p>-1984</text:p>
          </table:table-cell>
          <table:table-cell table:formula="of:=[.A14]-[.C14]" office:value-type="float" office:value="501" calcext:value-type="float">
            <text:p>50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727" calcext:value-type="float">
            <text:p>-727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956" calcext:value-type="float">
            <text:p>57956</text:p>
          </table:table-cell>
          <table:table-cell office:value-type="float" office:value="57537" calcext:value-type="float">
            <text:p>57537</text:p>
          </table:table-cell>
          <table:table-cell office:value-type="float" office:value="57783" calcext:value-type="float">
            <text:p>57783</text:p>
          </table:table-cell>
          <table:table-cell office:value-type="float" office:value="60266" calcext:value-type="float">
            <text:p>60266</text:p>
          </table:table-cell>
          <table:table-cell office:value-type="float" office:value="8" calcext:value-type="float">
            <text:p>8</text:p>
          </table:table-cell>
          <table:table-cell table:formula="of:=[.A15]-[.B15]" office:value-type="float" office:value="-173" calcext:value-type="float">
            <text:p>-173</text:p>
          </table:table-cell>
          <table:table-cell table:formula="of:=[.A15]-[.C15]" office:value-type="float" office:value="246" calcext:value-type="float">
            <text:p>24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483" calcext:value-type="float">
            <text:p>-2483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690" calcext:value-type="float">
            <text:p>60690</text:p>
          </table:table-cell>
          <table:table-cell office:value-type="float" office:value="59013" calcext:value-type="float">
            <text:p>59013</text:p>
          </table:table-cell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15" calcext:value-type="float">
            <text:p>15</text:p>
          </table:table-cell>
          <table:table-cell table:formula="of:=[.A16]-[.B16]" office:value-type="float" office:value="-2529" calcext:value-type="float">
            <text:p>-2529</text:p>
          </table:table-cell>
          <table:table-cell table:formula="of:=[.A16]-[.C16]" office:value-type="float" office:value="-852" calcext:value-type="float">
            <text:p>-85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669" calcext:value-type="float">
            <text:p>58669</text:p>
          </table:table-cell>
          <table:table-cell office:value-type="float" office:value="59728" calcext:value-type="float">
            <text:p>59728</text:p>
          </table:table-cell>
          <table:table-cell office:value-type="float" office:value="57485" calcext:value-type="float">
            <text:p>57485</text:p>
          </table:table-cell>
          <table:table-cell office:value-type="float" office:value="59476" calcext:value-type="float">
            <text:p>59476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1184" calcext:value-type="float">
            <text:p>-1184</text:p>
          </table:table-cell>
          <table:table-cell table:formula="of:=[.A17]-[.C17]" office:value-type="float" office:value="-2243" calcext:value-type="float">
            <text:p>-2243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991" calcext:value-type="float">
            <text:p>-19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91" calcext:value-type="float">
            <text:p>58191</text:p>
          </table:table-cell>
          <table:table-cell office:value-type="float" office:value="59392" calcext:value-type="float">
            <text:p>59392</text:p>
          </table:table-cell>
          <table:table-cell office:value-type="float" office:value="57380" calcext:value-type="float">
            <text:p>57380</text:p>
          </table:table-cell>
          <table:table-cell office:value-type="float" office:value="60608" calcext:value-type="float">
            <text:p>60608</text:p>
          </table:table-cell>
          <table:table-cell office:value-type="float" office:value="9" calcext:value-type="float">
            <text:p>9</text:p>
          </table:table-cell>
          <table:table-cell table:formula="of:=[.A18]-[.B18]" office:value-type="float" office:value="-811" calcext:value-type="float">
            <text:p>-811</text:p>
          </table:table-cell>
          <table:table-cell table:formula="of:=[.A18]-[.C18]" office:value-type="float" office:value="-2012" calcext:value-type="float">
            <text:p>-201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228" calcext:value-type="float">
            <text:p>-322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03" calcext:value-type="float">
            <text:p>59703</text:p>
          </table:table-cell>
          <table:table-cell office:value-type="float" office:value="57929" calcext:value-type="float">
            <text:p>57929</text:p>
          </table:table-cell>
          <table:table-cell office:value-type="float" office:value="57698" calcext:value-type="float">
            <text:p>57698</text:p>
          </table:table-cell>
          <table:table-cell office:value-type="float" office:value="57472" calcext:value-type="float">
            <text:p>57472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-2005" calcext:value-type="float">
            <text:p>-2005</text:p>
          </table:table-cell>
          <table:table-cell table:formula="of:=[.A19]-[.C19]" office:value-type="float" office:value="-231" calcext:value-type="float">
            <text:p>-23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76" calcext:value-type="float">
            <text:p>58576</text:p>
          </table:table-cell>
          <table:table-cell office:value-type="float" office:value="58119" calcext:value-type="float">
            <text:p>58119</text:p>
          </table:table-cell>
          <table:table-cell office:value-type="float" office:value="60180" calcext:value-type="float">
            <text:p>60180</text:p>
          </table:table-cell>
          <table:table-cell office:value-type="float" office:value="57380" calcext:value-type="float">
            <text:p>57380</text:p>
          </table:table-cell>
          <table:table-cell office:value-type="float" office:value="36" calcext:value-type="float">
            <text:p>36</text:p>
          </table:table-cell>
          <table:table-cell table:formula="of:=[.A20]-[.B20]" office:value-type="float" office:value="-1196" calcext:value-type="float">
            <text:p>-1196</text:p>
          </table:table-cell>
          <table:table-cell table:formula="of:=[.A20]-[.C20]" office:value-type="float" office:value="-739" calcext:value-type="float">
            <text:p>-739</text:p>
          </table:table-cell>
          <table:table-cell table:formula="of:=[.A20]-[.D20]" office:value-type="float" office:value="-2800" calcext:value-type="float">
            <text:p>-2800</text:p>
          </table:table-cell>
          <table:table-cell table:formula="of:=[.A20]-[.E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425" calcext:value-type="float">
            <text:p>57425</text:p>
          </table:table-cell>
          <table:table-cell office:value-type="float" office:value="58177" calcext:value-type="float">
            <text:p>58177</text:p>
          </table:table-cell>
          <table:table-cell office:value-type="float" office:value="58545" calcext:value-type="float">
            <text:p>58545</text:p>
          </table:table-cell>
          <table:table-cell office:value-type="float" office:value="60106" calcext:value-type="float">
            <text:p>60106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1120" calcext:value-type="float">
            <text:p>1120</text:p>
          </table:table-cell>
          <table:table-cell table:formula="of:=[.A21]-[.C21]" office:value-type="float" office:value="368" calcext:value-type="float">
            <text:p>368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61" calcext:value-type="float">
            <text:p>-156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434" calcext:value-type="float">
            <text:p>57434</text:p>
          </table:table-cell>
          <table:table-cell office:value-type="float" office:value="58403" calcext:value-type="float">
            <text:p>58403</text:p>
          </table:table-cell>
          <table:table-cell office:value-type="float" office:value="57741" calcext:value-type="float">
            <text:p>57741</text:p>
          </table:table-cell>
          <table:table-cell office:value-type="float" office:value="57365" calcext:value-type="float">
            <text:p>57365</text:p>
          </table:table-cell>
          <table:table-cell office:value-type="float" office:value="11" calcext:value-type="float">
            <text:p>11</text:p>
          </table:table-cell>
          <table:table-cell table:formula="of:=[.A22]-[.B22]" office:value-type="float" office:value="307" calcext:value-type="float">
            <text:p>307</text:p>
          </table:table-cell>
          <table:table-cell table:formula="of:=[.A22]-[.C22]" office:value-type="float" office:value="-662" calcext:value-type="float">
            <text:p>-66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519" calcext:value-type="float">
            <text:p>58519</text:p>
          </table:table-cell>
          <table:table-cell office:value-type="float" office:value="57604" calcext:value-type="float">
            <text:p>57604</text:p>
          </table:table-cell>
          <table:table-cell office:value-type="float" office:value="57729" calcext:value-type="float">
            <text:p>57729</text:p>
          </table:table-cell>
          <table:table-cell office:value-type="float" office:value="58551" calcext:value-type="float">
            <text:p>58551</text:p>
          </table:table-cell>
          <table:table-cell office:value-type="float" office:value="9" calcext:value-type="float">
            <text:p>9</text:p>
          </table:table-cell>
          <table:table-cell table:formula="of:=[.A23]-[.B23]" office:value-type="float" office:value="-790" calcext:value-type="float">
            <text:p>-790</text:p>
          </table:table-cell>
          <table:table-cell table:formula="of:=[.A23]-[.C23]" office:value-type="float" office:value="125" calcext:value-type="float">
            <text:p>12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822" calcext:value-type="float">
            <text:p>-822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773" calcext:value-type="float">
            <text:p>60773</text:p>
          </table:table-cell>
          <table:table-cell office:value-type="float" office:value="58900" calcext:value-type="float">
            <text:p>58900</text:p>
          </table:table-cell>
          <table:table-cell office:value-type="float" office:value="57731" calcext:value-type="float">
            <text:p>57731</text:p>
          </table:table-cell>
          <table:table-cell office:value-type="float" office:value="58788" calcext:value-type="float">
            <text:p>58788</text:p>
          </table:table-cell>
          <table:table-cell office:value-type="float" office:value="11" calcext:value-type="float">
            <text:p>11</text:p>
          </table:table-cell>
          <table:table-cell table:formula="of:=[.A24]-[.B24]" office:value-type="float" office:value="-3042" calcext:value-type="float">
            <text:p>-3042</text:p>
          </table:table-cell>
          <table:table-cell table:formula="of:=[.A24]-[.C24]" office:value-type="float" office:value="-1169" calcext:value-type="float">
            <text:p>-116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057" calcext:value-type="float">
            <text:p>-105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5" calcext:value-type="float">
            <text:p>57415</text:p>
          </table:table-cell>
          <table:table-cell office:value-type="float" office:value="57608" calcext:value-type="float">
            <text:p>576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10" calcext:value-type="float">
            <text:p>10</text:p>
          </table:table-cell>
          <table:table-cell table:formula="of:=[.A25]-[.B25]" office:value-type="float" office:value="-35" calcext:value-type="float">
            <text:p>-35</text:p>
          </table:table-cell>
          <table:table-cell table:formula="of:=[.A25]-[.C25]" office:value-type="float" office:value="-228" calcext:value-type="float">
            <text:p>-228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182" calcext:value-type="float">
            <text:p>-118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7" calcext:value-type="float">
            <text:p>60167</text:p>
          </table:table-cell>
          <table:table-cell office:value-type="float" office:value="57637" calcext:value-type="float">
            <text:p>57637</text:p>
          </table:table-cell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 table:formula="of:=[.A26]-[.B26]" office:value-type="float" office:value="-2465" calcext:value-type="float">
            <text:p>-2465</text:p>
          </table:table-cell>
          <table:table-cell table:formula="of:=[.A26]-[.C26]" office:value-type="float" office:value="65" calcext:value-type="float">
            <text:p>65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713" calcext:value-type="float">
            <text:p>-271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52" calcext:value-type="float">
            <text:p>57552</text:p>
          </table:table-cell>
          <table:table-cell office:value-type="float" office:value="57777" calcext:value-type="float">
            <text:p>57777</text:p>
          </table:table-cell>
          <table:table-cell office:value-type="float" office:value="57476" calcext:value-type="float">
            <text:p>57476</text:p>
          </table:table-cell>
          <table:table-cell office:value-type="float" office:value="59791" calcext:value-type="float">
            <text:p>59791</text:p>
          </table:table-cell>
          <table:table-cell office:value-type="float" office:value="13" calcext:value-type="float">
            <text:p>13</text:p>
          </table:table-cell>
          <table:table-cell table:formula="of:=[.A27]-[.B27]" office:value-type="float" office:value="-76" calcext:value-type="float">
            <text:p>-76</text:p>
          </table:table-cell>
          <table:table-cell table:formula="of:=[.A27]-[.C27]" office:value-type="float" office:value="-301" calcext:value-type="float">
            <text:p>-30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315" calcext:value-type="float">
            <text:p>-23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71" calcext:value-type="float">
            <text:p>60071</text:p>
          </table:table-cell>
          <table:table-cell office:value-type="float" office:value="59945" calcext:value-type="float">
            <text:p>5994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6" calcext:value-type="float">
            <text:p>60596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2691" calcext:value-type="float">
            <text:p>-2691</text:p>
          </table:table-cell>
          <table:table-cell table:formula="of:=[.A28]-[.C28]" office:value-type="float" office:value="-2565" calcext:value-type="float">
            <text:p>-256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216" calcext:value-type="float">
            <text:p>-321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969" calcext:value-type="float">
            <text:p>58969</text:p>
          </table:table-cell>
          <table:table-cell office:value-type="float" office:value="60561" calcext:value-type="float">
            <text:p>60561</text:p>
          </table:table-cell>
          <table:table-cell office:value-type="float" office:value="59721" calcext:value-type="float">
            <text:p>59721</text:p>
          </table:table-cell>
          <table:table-cell office:value-type="float" office:value="60720" calcext:value-type="float">
            <text:p>60720</text:p>
          </table:table-cell>
          <table:table-cell office:value-type="float" office:value="9" calcext:value-type="float">
            <text:p>9</text:p>
          </table:table-cell>
          <table:table-cell table:formula="of:=[.A29]-[.B29]" office:value-type="float" office:value="752" calcext:value-type="float">
            <text:p>752</text:p>
          </table:table-cell>
          <table:table-cell table:formula="of:=[.A29]-[.C29]" office:value-type="float" office:value="-840" calcext:value-type="float">
            <text:p>-84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999" calcext:value-type="float">
            <text:p>-99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2" calcext:value-type="float">
            <text:p>59652</text:p>
          </table:table-cell>
          <table:table-cell office:value-type="float" office:value="60619" calcext:value-type="float">
            <text:p>60619</text:p>
          </table:table-cell>
          <table:table-cell office:value-type="float" office:value="57697" calcext:value-type="float">
            <text:p>57697</text:p>
          </table:table-cell>
          <table:table-cell office:value-type="float" office:value="60548" calcext:value-type="float">
            <text:p>60548</text:p>
          </table:table-cell>
          <table:table-cell office:value-type="float" office:value="12" calcext:value-type="float">
            <text:p>12</text:p>
          </table:table-cell>
          <table:table-cell table:formula="of:=[.A30]-[.B30]" office:value-type="float" office:value="-1955" calcext:value-type="float">
            <text:p>-1955</text:p>
          </table:table-cell>
          <table:table-cell table:formula="of:=[.A30]-[.C30]" office:value-type="float" office:value="-2922" calcext:value-type="float">
            <text:p>-292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851" calcext:value-type="float">
            <text:p>-285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87" calcext:value-type="float">
            <text:p>57887</text:p>
          </table:table-cell>
          <table:table-cell office:value-type="float" office:value="60562" calcext:value-type="float">
            <text:p>60562</text:p>
          </table:table-cell>
          <table:table-cell office:value-type="float" office:value="57773" calcext:value-type="float">
            <text:p>57773</text:p>
          </table:table-cell>
          <table:table-cell office:value-type="float" office:value="58465" calcext:value-type="float">
            <text:p>58465</text:p>
          </table:table-cell>
          <table:table-cell office:value-type="float" office:value="11" calcext:value-type="float">
            <text:p>11</text:p>
          </table:table-cell>
          <table:table-cell table:formula="of:=[.A31]-[.B31]" office:value-type="float" office:value="-114" calcext:value-type="float">
            <text:p>-114</text:p>
          </table:table-cell>
          <table:table-cell table:formula="of:=[.A31]-[.C31]" office:value-type="float" office:value="-2789" calcext:value-type="float">
            <text:p>-278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692" calcext:value-type="float">
            <text:p>-692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796" calcext:value-type="float">
            <text:p>58796</text:p>
          </table:table-cell>
          <table:table-cell office:value-type="float" office:value="60735" calcext:value-type="float">
            <text:p>60735</text:p>
          </table:table-cell>
          <table:table-cell office:value-type="float" office:value="58148" calcext:value-type="float">
            <text:p>58148</text:p>
          </table:table-cell>
          <table:table-cell office:value-type="float" office:value="57425" calcext:value-type="float">
            <text:p>57425</text:p>
          </table:table-cell>
          <table:table-cell office:value-type="float" office:value="8" calcext:value-type="float">
            <text:p>8</text:p>
          </table:table-cell>
          <table:table-cell table:formula="of:=[.A32]-[.B32]" office:value-type="float" office:value="-648" calcext:value-type="float">
            <text:p>-648</text:p>
          </table:table-cell>
          <table:table-cell table:formula="of:=[.A32]-[.C32]" office:value-type="float" office:value="-2587" calcext:value-type="float">
            <text:p>-258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6" calcext:value-type="float">
            <text:p>57856</text:p>
          </table:table-cell>
          <table:table-cell office:value-type="float" office:value="58018" calcext:value-type="float">
            <text:p>58018</text:p>
          </table:table-cell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-159" calcext:value-type="float">
            <text:p>-159</text:p>
          </table:table-cell>
          <table:table-cell table:formula="of:=[.A33]-[.C33]" office:value-type="float" office:value="-321" calcext:value-type="float">
            <text:p>-32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86" calcext:value-type="float">
            <text:p>-228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426" calcext:value-type="float">
            <text:p>57426</text:p>
          </table:table-cell>
          <table:table-cell office:value-type="float" office:value="58664" calcext:value-type="float">
            <text:p>58664</text:p>
          </table:table-cell>
          <table:table-cell office:value-type="float" office:value="57698" calcext:value-type="float">
            <text:p>57698</text:p>
          </table:table-cell>
          <table:table-cell office:value-type="float" office:value="57604" calcext:value-type="float">
            <text:p>57604</text:p>
          </table:table-cell>
          <table:table-cell office:value-type="float" office:value="13" calcext:value-type="float">
            <text:p>13</text:p>
          </table:table-cell>
          <table:table-cell table:formula="of:=[.A34]-[.B34]" office:value-type="float" office:value="272" calcext:value-type="float">
            <text:p>272</text:p>
          </table:table-cell>
          <table:table-cell table:formula="of:=[.A34]-[.C34]" office:value-type="float" office:value="-966" calcext:value-type="float">
            <text:p>-96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5" calcext:value-type="float">
            <text:p>57415</text:p>
          </table:table-cell>
          <table:table-cell office:value-type="float" office:value="60241" calcext:value-type="float">
            <text:p>60241</text:p>
          </table:table-cell>
          <table:table-cell office:value-type="float" office:value="57380" calcext:value-type="float">
            <text:p>57380</text:p>
          </table:table-cell>
          <table:table-cell office:value-type="float" office:value="59401" calcext:value-type="float">
            <text:p>59401</text:p>
          </table:table-cell>
          <table:table-cell office:value-type="float" office:value="10" calcext:value-type="float">
            <text:p>10</text:p>
          </table:table-cell>
          <table:table-cell table:formula="of:=[.A35]-[.B35]" office:value-type="float" office:value="-35" calcext:value-type="float">
            <text:p>-35</text:p>
          </table:table-cell>
          <table:table-cell table:formula="of:=[.A35]-[.C35]" office:value-type="float" office:value="-2861" calcext:value-type="float">
            <text:p>-2861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021" calcext:value-type="float">
            <text:p>-202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532" calcext:value-type="float">
            <text:p>59532</text:p>
          </table:table-cell>
          <table:table-cell office:value-type="float" office:value="58433" calcext:value-type="float">
            <text:p>58433</text:p>
          </table:table-cell>
          <table:table-cell office:value-type="float" office:value="57695" calcext:value-type="float">
            <text:p>57695</text:p>
          </table:table-cell>
          <table:table-cell office:value-type="float" office:value="60194" calcext:value-type="float">
            <text:p>60194</text:p>
          </table:table-cell>
          <table:table-cell office:value-type="float" office:value="15" calcext:value-type="float">
            <text:p>15</text:p>
          </table:table-cell>
          <table:table-cell table:formula="of:=[.A36]-[.B36]" office:value-type="float" office:value="-1837" calcext:value-type="float">
            <text:p>-1837</text:p>
          </table:table-cell>
          <table:table-cell table:formula="of:=[.A36]-[.C36]" office:value-type="float" office:value="-738" calcext:value-type="float">
            <text:p>-73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499" calcext:value-type="float">
            <text:p>-24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70" calcext:value-type="float">
            <text:p>60170</text:p>
          </table:table-cell>
          <table:table-cell office:value-type="float" office:value="57344" calcext:value-type="float">
            <text:p>57344</text:p>
          </table:table-cell>
          <table:table-cell office:value-type="float" office:value="57380" calcext:value-type="float">
            <text:p>57380</text:p>
          </table:table-cell>
          <table:table-cell office:value-type="float" office:value="59605" calcext:value-type="float">
            <text:p>59605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2790" calcext:value-type="float">
            <text:p>-2790</text:p>
          </table:table-cell>
          <table:table-cell table:formula="of:=[.A37]-[.C37]" office:value-type="float" office:value="36" calcext:value-type="float">
            <text:p>36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225" calcext:value-type="float">
            <text:p>-222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11" calcext:value-type="float">
            <text:p>60811</text:p>
          </table:table-cell>
          <table:table-cell office:value-type="float" office:value="58220" calcext:value-type="float">
            <text:p>58220</text:p>
          </table:table-cell>
          <table:table-cell office:value-type="float" office:value="58545" calcext:value-type="float">
            <text:p>58545</text:p>
          </table:table-cell>
          <table:table-cell office:value-type="float" office:value="58133" calcext:value-type="float">
            <text:p>58133</text:p>
          </table:table-cell>
          <table:table-cell office:value-type="float" office:value="10" calcext:value-type="float">
            <text:p>10</text:p>
          </table:table-cell>
          <table:table-cell table:formula="of:=[.A38]-[.B38]" office:value-type="float" office:value="-2266" calcext:value-type="float">
            <text:p>-2266</text:p>
          </table:table-cell>
          <table:table-cell table:formula="of:=[.A38]-[.C38]" office:value-type="float" office:value="325" calcext:value-type="float">
            <text:p>325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568" calcext:value-type="float">
            <text:p>58568</text:p>
          </table:table-cell>
          <table:table-cell office:value-type="float" office:value="57919" calcext:value-type="float">
            <text:p>57919</text:p>
          </table:table-cell>
          <table:table-cell office:value-type="float" office:value="57905" calcext:value-type="float">
            <text:p>57905</text:p>
          </table:table-cell>
          <table:table-cell office:value-type="float" office:value="59411" calcext:value-type="float">
            <text:p>59411</text:p>
          </table:table-cell>
          <table:table-cell office:value-type="float" office:value="11" calcext:value-type="float">
            <text:p>11</text:p>
          </table:table-cell>
          <table:table-cell table:formula="of:=[.A39]-[.B39]" office:value-type="float" office:value="-663" calcext:value-type="float">
            <text:p>-663</text:p>
          </table:table-cell>
          <table:table-cell table:formula="of:=[.A39]-[.C39]" office:value-type="float" office:value="-14" calcext:value-type="float">
            <text:p>-1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506" calcext:value-type="float">
            <text:p>-1506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97" calcext:value-type="float">
            <text:p>58897</text:p>
          </table:table-cell>
          <table:table-cell office:value-type="float" office:value="58050" calcext:value-type="float">
            <text:p>58050</text:p>
          </table:table-cell>
          <table:table-cell office:value-type="float" office:value="57707" calcext:value-type="float">
            <text:p>57707</text:p>
          </table:table-cell>
          <table:table-cell office:value-type="float" office:value="58917" calcext:value-type="float">
            <text:p>5891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1190" calcext:value-type="float">
            <text:p>-1190</text:p>
          </table:table-cell>
          <table:table-cell table:formula="of:=[.A40]-[.C40]" office:value-type="float" office:value="-343" calcext:value-type="float">
            <text:p>-343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210" calcext:value-type="float">
            <text:p>-121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68" calcext:value-type="float">
            <text:p>57868</text:p>
          </table:table-cell>
          <table:table-cell office:value-type="float" office:value="60842" calcext:value-type="float">
            <text:p>60842</text:p>
          </table:table-cell>
          <table:table-cell office:value-type="float" office:value="58207" calcext:value-type="float">
            <text:p>58207</text:p>
          </table:table-cell>
          <table:table-cell office:value-type="float" office:value="57393" calcext:value-type="float">
            <text:p>57393</text:p>
          </table:table-cell>
          <table:table-cell office:value-type="float" office:value="1" calcext:value-type="float">
            <text:p>1</text:p>
          </table:table-cell>
          <table:table-cell table:formula="of:=[.A41]-[.B41]" office:value-type="float" office:value="-475" calcext:value-type="float">
            <text:p>-475</text:p>
          </table:table-cell>
          <table:table-cell table:formula="of:=[.A41]-[.C41]" office:value-type="float" office:value="-3449" calcext:value-type="float">
            <text:p>-3449</text:p>
          </table:table-cell>
          <table:table-cell table:formula="of:=[.A41]-[.D41]" office:value-type="float" office:value="-814" calcext:value-type="float">
            <text:p>-814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47" calcext:value-type="float">
            <text:p>60047</text:p>
          </table:table-cell>
          <table:table-cell office:value-type="float" office:value="59479" calcext:value-type="float">
            <text:p>5947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12" calcext:value-type="float">
            <text:p>58412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2667" calcext:value-type="float">
            <text:p>-2667</text:p>
          </table:table-cell>
          <table:table-cell table:formula="of:=[.A42]-[.C42]" office:value-type="float" office:value="-2099" calcext:value-type="float">
            <text:p>-209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32" calcext:value-type="float">
            <text:p>-1032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707" calcext:value-type="float">
            <text:p>58707</text:p>
          </table:table-cell>
          <table:table-cell office:value-type="float" office:value="59403" calcext:value-type="float">
            <text:p>59403</text:p>
          </table:table-cell>
          <table:table-cell office:value-type="float" office:value="58954" calcext:value-type="float">
            <text:p>58954</text:p>
          </table:table-cell>
          <table:table-cell office:value-type="float" office:value="59916" calcext:value-type="float">
            <text:p>59916</text:p>
          </table:table-cell>
          <table:table-cell office:value-type="float" office:value="8" calcext:value-type="float">
            <text:p>8</text:p>
          </table:table-cell>
          <table:table-cell table:formula="of:=[.A43]-[.B43]" office:value-type="float" office:value="247" calcext:value-type="float">
            <text:p>247</text:p>
          </table:table-cell>
          <table:table-cell table:formula="of:=[.A43]-[.C43]" office:value-type="float" office:value="-449" calcext:value-type="float">
            <text:p>-44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962" calcext:value-type="float">
            <text:p>-9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52" calcext:value-type="float">
            <text:p>57552</text:p>
          </table:table-cell>
          <table:table-cell office:value-type="float" office:value="60639" calcext:value-type="float">
            <text:p>60639</text:p>
          </table:table-cell>
          <table:table-cell office:value-type="float" office:value="58007" calcext:value-type="float">
            <text:p>58007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44]-[.B44]" office:value-type="float" office:value="-172" calcext:value-type="float">
            <text:p>-172</text:p>
          </table:table-cell>
          <table:table-cell table:formula="of:=[.A44]-[.C44]" office:value-type="float" office:value="-3259" calcext:value-type="float">
            <text:p>-3259</text:p>
          </table:table-cell>
          <table:table-cell table:formula="of:=[.A44]-[.D44]" office:value-type="float" office:value="-627" calcext:value-type="float">
            <text:p>-627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01" calcext:value-type="float">
            <text:p>60801</text:p>
          </table:table-cell>
          <table:table-cell office:value-type="float" office:value="60698" calcext:value-type="float">
            <text:p>60698</text:p>
          </table:table-cell>
          <table:table-cell office:value-type="float" office:value="58657" calcext:value-type="float">
            <text:p>58657</text:p>
          </table:table-cell>
          <table:table-cell office:value-type="float" office:value="57670" calcext:value-type="float">
            <text:p>57670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2144" calcext:value-type="float">
            <text:p>-2144</text:p>
          </table:table-cell>
          <table:table-cell table:formula="of:=[.A45]-[.C45]" office:value-type="float" office:value="-2041" calcext:value-type="float">
            <text:p>-2041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488" calcext:value-type="float">
            <text:p>60488</text:p>
          </table:table-cell>
          <table:table-cell office:value-type="float" office:value="57432" calcext:value-type="float">
            <text:p>57432</text:p>
          </table:table-cell>
          <table:table-cell office:value-type="float" office:value="57475" calcext:value-type="float">
            <text:p>57475</text:p>
          </table:table-cell>
          <table:table-cell office:value-type="float" office:value="58932" calcext:value-type="float">
            <text:p>58932</text:p>
          </table:table-cell>
          <table:table-cell office:value-type="float" office:value="9" calcext:value-type="float">
            <text:p>9</text:p>
          </table:table-cell>
          <table:table-cell table:formula="of:=[.A46]-[.B46]" office:value-type="float" office:value="-3013" calcext:value-type="float">
            <text:p>-3013</text:p>
          </table:table-cell>
          <table:table-cell table:formula="of:=[.A46]-[.C46]" office:value-type="float" office:value="43" calcext:value-type="float">
            <text:p>43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457" calcext:value-type="float">
            <text:p>-145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5" calcext:value-type="float">
            <text:p>58535</text:p>
          </table:table-cell>
          <table:table-cell office:value-type="float" office:value="58581" calcext:value-type="float">
            <text:p>58581</text:p>
          </table:table-cell>
          <table:table-cell office:value-type="float" office:value="57393" calcext:value-type="float">
            <text:p>57393</text:p>
          </table:table-cell>
          <table:table-cell office:value-type="float" office:value="60608" calcext:value-type="float">
            <text:p>60608</text:p>
          </table:table-cell>
          <table:table-cell office:value-type="float" office:value="9" calcext:value-type="float">
            <text:p>9</text:p>
          </table:table-cell>
          <table:table-cell table:formula="of:=[.A47]-[.B47]" office:value-type="float" office:value="-1142" calcext:value-type="float">
            <text:p>-1142</text:p>
          </table:table-cell>
          <table:table-cell table:formula="of:=[.A47]-[.C47]" office:value-type="float" office:value="-1188" calcext:value-type="float">
            <text:p>-1188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215" calcext:value-type="float">
            <text:p>-32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84" calcext:value-type="float">
            <text:p>59984</text:p>
          </table:table-cell>
          <table:table-cell office:value-type="float" office:value="58785" calcext:value-type="float">
            <text:p>58785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0" calcext:value-type="float">
            <text:p>58690</text:p>
          </table:table-cell>
          <table:table-cell office:value-type="float" office:value="11" calcext:value-type="float">
            <text:p>11</text:p>
          </table:table-cell>
          <table:table-cell table:formula="of:=[.A48]-[.B48]" office:value-type="float" office:value="-2604" calcext:value-type="float">
            <text:p>-2604</text:p>
          </table:table-cell>
          <table:table-cell table:formula="of:=[.A48]-[.C48]" office:value-type="float" office:value="-1405" calcext:value-type="float">
            <text:p>-140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310" calcext:value-type="float">
            <text:p>-131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91" calcext:value-type="float">
            <text:p>60491</text:p>
          </table:table-cell>
          <table:table-cell office:value-type="float" office:value="59075" calcext:value-type="float">
            <text:p>59075</text:p>
          </table:table-cell>
          <table:table-cell office:value-type="float" office:value="57702" calcext:value-type="float">
            <text:p>57702</text:p>
          </table:table-cell>
          <table:table-cell office:value-type="float" office:value="60098" calcext:value-type="float">
            <text:p>60098</text:p>
          </table:table-cell>
          <table:table-cell office:value-type="float" office:value="8" calcext:value-type="float">
            <text:p>8</text:p>
          </table:table-cell>
          <table:table-cell table:formula="of:=[.A49]-[.B49]" office:value-type="float" office:value="-2789" calcext:value-type="float">
            <text:p>-2789</text:p>
          </table:table-cell>
          <table:table-cell table:formula="of:=[.A49]-[.C49]" office:value-type="float" office:value="-1373" calcext:value-type="float">
            <text:p>-137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396" calcext:value-type="float">
            <text:p>-239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808" calcext:value-type="float">
            <text:p>59808</text:p>
          </table:table-cell>
          <table:table-cell office:value-type="float" office:value="59015" calcext:value-type="float">
            <text:p>59015</text:p>
          </table:table-cell>
          <table:table-cell office:value-type="float" office:value="57476" calcext:value-type="float">
            <text:p>57476</text:p>
          </table:table-cell>
          <table:table-cell office:value-type="float" office:value="60500" calcext:value-type="float">
            <text:p>60500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332" calcext:value-type="float">
            <text:p>-2332</text:p>
          </table:table-cell>
          <table:table-cell table:formula="of:=[.A50]-[.C50]" office:value-type="float" office:value="-1539" calcext:value-type="float">
            <text:p>-153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024" calcext:value-type="float">
            <text:p>-302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4" calcext:value-type="float">
            <text:p>60064</text:p>
          </table:table-cell>
          <table:table-cell office:value-type="float" office:value="58950" calcext:value-type="float">
            <text:p>5895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3" calcext:value-type="float">
            <text:p>57903</text:p>
          </table:table-cell>
          <table:table-cell office:value-type="float" office:value="13" calcext:value-type="float">
            <text:p>13</text:p>
          </table:table-cell>
          <table:table-cell table:formula="of:=[.A51]-[.B51]" office:value-type="float" office:value="-2684" calcext:value-type="float">
            <text:p>-2684</text:p>
          </table:table-cell>
          <table:table-cell table:formula="of:=[.A51]-[.C51]" office:value-type="float" office:value="-1570" calcext:value-type="float">
            <text:p>-157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23" calcext:value-type="float">
            <text:p>-52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13" calcext:value-type="float">
            <text:p>60213</text:p>
          </table:table-cell>
          <table:table-cell office:value-type="float" office:value="59788" calcext:value-type="float">
            <text:p>59788</text:p>
          </table:table-cell>
          <table:table-cell office:value-type="float" office:value="58779" calcext:value-type="float">
            <text:p>58779</text:p>
          </table:table-cell>
          <table:table-cell office:value-type="float" office:value="57920" calcext:value-type="float">
            <text:p>57920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1434" calcext:value-type="float">
            <text:p>-1434</text:p>
          </table:table-cell>
          <table:table-cell table:formula="of:=[.A52]-[.C52]" office:value-type="float" office:value="-1009" calcext:value-type="float">
            <text:p>-1009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625" calcext:value-type="float">
            <text:p>58625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7927" calcext:value-type="float">
            <text:p>57927</text:p>
          </table:table-cell>
          <table:table-cell office:value-type="float" office:value="15" calcext:value-type="float">
            <text:p>15</text:p>
          </table:table-cell>
          <table:table-cell table:formula="of:=[.A53]-[.B53]" office:value-type="float" office:value="-925" calcext:value-type="float">
            <text:p>-925</text:p>
          </table:table-cell>
          <table:table-cell table:formula="of:=[.A53]-[.C53]" office:value-type="float" office:value="-478" calcext:value-type="float">
            <text:p>-47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27" calcext:value-type="float">
            <text:p>-22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2" calcext:value-type="float">
            <text:p>57612</text:p>
          </table:table-cell>
          <table:table-cell office:value-type="float" office:value="58904" calcext:value-type="float">
            <text:p>58904</text:p>
          </table:table-cell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10" calcext:value-type="float">
            <text:p>10</text:p>
          </table:table-cell>
          <table:table-cell table:formula="of:=[.A54]-[.B54]" office:value-type="float" office:value="95" calcext:value-type="float">
            <text:p>95</text:p>
          </table:table-cell>
          <table:table-cell table:formula="of:=[.A54]-[.C54]" office:value-type="float" office:value="-1197" calcext:value-type="float">
            <text:p>-1197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48" calcext:value-type="float">
            <text:p>-148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17" calcext:value-type="float">
            <text:p>58417</text:p>
          </table:table-cell>
          <table:table-cell office:value-type="float" office:value="58439" calcext:value-type="float">
            <text:p>58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-682" calcext:value-type="float">
            <text:p>-682</text:p>
          </table:table-cell>
          <table:table-cell table:formula="of:=[.A55]-[.C55]" office:value-type="float" office:value="-704" calcext:value-type="float">
            <text:p>-70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56" calcext:value-type="float">
            <text:p>-16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7" calcext:value-type="float">
            <text:p>58777</text:p>
          </table:table-cell>
          <table:table-cell office:value-type="float" office:value="58635" calcext:value-type="float">
            <text:p>58635</text:p>
          </table:table-cell>
          <table:table-cell office:value-type="float" office:value="57380" calcext:value-type="float">
            <text:p>57380</text:p>
          </table:table-cell>
          <table:table-cell office:value-type="float" office:value="60736" calcext:value-type="float">
            <text:p>60736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1397" calcext:value-type="float">
            <text:p>-1397</text:p>
          </table:table-cell>
          <table:table-cell table:formula="of:=[.A56]-[.C56]" office:value-type="float" office:value="-1255" calcext:value-type="float">
            <text:p>-12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356" calcext:value-type="float">
            <text:p>-335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09" calcext:value-type="float">
            <text:p>57609</text:p>
          </table:table-cell>
          <table:table-cell office:value-type="float" office:value="58714" calcext:value-type="float">
            <text:p>58714</text:p>
          </table:table-cell>
          <table:table-cell office:value-type="float" office:value="58649" calcext:value-type="float">
            <text:p>58649</text:p>
          </table:table-cell>
          <table:table-cell office:value-type="float" office:value="58015" calcext:value-type="float">
            <text:p>58015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1040" calcext:value-type="float">
            <text:p>1040</text:p>
          </table:table-cell>
          <table:table-cell table:formula="of:=[.A57]-[.C57]" office:value-type="float" office:value="-65" calcext:value-type="float">
            <text:p>-6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04" calcext:value-type="float">
            <text:p>60004</text:p>
          </table:table-cell>
          <table:table-cell office:value-type="float" office:value="59425" calcext:value-type="float">
            <text:p>59425</text:p>
          </table:table-cell>
          <table:table-cell office:value-type="float" office:value="58175" calcext:value-type="float">
            <text:p>58175</text:p>
          </table:table-cell>
          <table:table-cell office:value-type="float" office:value="58392" calcext:value-type="float">
            <text:p>58392</text:p>
          </table:table-cell>
          <table:table-cell office:value-type="float" office:value="14" calcext:value-type="float">
            <text:p>14</text:p>
          </table:table-cell>
          <table:table-cell table:formula="of:=[.A58]-[.B58]" office:value-type="float" office:value="-1829" calcext:value-type="float">
            <text:p>-1829</text:p>
          </table:table-cell>
          <table:table-cell table:formula="of:=[.A58]-[.C58]" office:value-type="float" office:value="-1250" calcext:value-type="float">
            <text:p>-1250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17" calcext:value-type="float">
            <text:p>-217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455" calcext:value-type="float">
            <text:p>60455</text:p>
          </table:table-cell>
          <table:table-cell office:value-type="float" office:value="60246" calcext:value-type="float">
            <text:p>60246</text:p>
          </table:table-cell>
          <table:table-cell office:value-type="float" office:value="57734" calcext:value-type="float">
            <text:p>57734</text:p>
          </table:table-cell>
          <table:table-cell office:value-type="float" office:value="57350" calcext:value-type="float">
            <text:p>57350</text:p>
          </table:table-cell>
          <table:table-cell office:value-type="float" office:value="10" calcext:value-type="float">
            <text:p>10</text:p>
          </table:table-cell>
          <table:table-cell table:formula="of:=[.A59]-[.B59]" office:value-type="float" office:value="-2721" calcext:value-type="float">
            <text:p>-2721</text:p>
          </table:table-cell>
          <table:table-cell table:formula="of:=[.A59]-[.C59]" office:value-type="float" office:value="-2512" calcext:value-type="float">
            <text:p>-2512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023" calcext:value-type="float">
            <text:p>58023</text:p>
          </table:table-cell>
          <table:table-cell office:value-type="float" office:value="57474" calcext:value-type="float">
            <text:p>57474</text:p>
          </table:table-cell>
          <table:table-cell office:value-type="float" office:value="58160" calcext:value-type="float">
            <text:p>58160</text:p>
          </table:table-cell>
          <table:table-cell office:value-type="float" office:value="57919" calcext:value-type="float">
            <text:p>57919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137" calcext:value-type="float">
            <text:p>137</text:p>
          </table:table-cell>
          <table:table-cell table:formula="of:=[.A60]-[.C60]" office:value-type="float" office:value="686" calcext:value-type="float">
            <text:p>68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82" calcext:value-type="float">
            <text:p>58582</text:p>
          </table:table-cell>
          <table:table-cell office:value-type="float" office:value="57424" calcext:value-type="float">
            <text:p>57424</text:p>
          </table:table-cell>
          <table:table-cell office:value-type="float" office:value="57354" calcext:value-type="float">
            <text:p>57354</text:p>
          </table:table-cell>
          <table:table-cell office:value-type="float" office:value="59076" calcext:value-type="float">
            <text:p>59076</text:p>
          </table:table-cell>
          <table:table-cell office:value-type="float" office:value="13" calcext:value-type="float">
            <text:p>13</text:p>
          </table:table-cell>
          <table:table-cell table:formula="of:=[.A61]-[.B61]" office:value-type="float" office:value="-1228" calcext:value-type="float">
            <text:p>-1228</text:p>
          </table:table-cell>
          <table:table-cell table:formula="of:=[.A61]-[.C61]" office:value-type="float" office:value="-70" calcext:value-type="float">
            <text:p>-70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722" calcext:value-type="float">
            <text:p>-1722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927" calcext:value-type="float">
            <text:p>60927</text:p>
          </table:table-cell>
          <table:table-cell office:value-type="float" office:value="57702" calcext:value-type="float">
            <text:p>57702</text:p>
          </table:table-cell>
          <table:table-cell office:value-type="float" office:value="58779" calcext:value-type="float">
            <text:p>58779</text:p>
          </table:table-cell>
          <table:table-cell office:value-type="float" office:value="57480" calcext:value-type="float">
            <text:p>57480</text:p>
          </table:table-cell>
          <table:table-cell office:value-type="float" office:value="12" calcext:value-type="float">
            <text:p>12</text:p>
          </table:table-cell>
          <table:table-cell table:formula="of:=[.A62]-[.B62]" office:value-type="float" office:value="-2148" calcext:value-type="float">
            <text:p>-2148</text:p>
          </table:table-cell>
          <table:table-cell table:formula="of:=[.A62]-[.C62]" office:value-type="float" office:value="1077" calcext:value-type="float">
            <text:p>1077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299" calcext:value-type="float">
            <text:p>129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183" calcext:value-type="float">
            <text:p>58183</text:p>
          </table:table-cell>
          <table:table-cell office:value-type="float" office:value="59495" calcext:value-type="float">
            <text:p>59495</text:p>
          </table:table-cell>
          <table:table-cell office:value-type="float" office:value="59721" calcext:value-type="float">
            <text:p>59721</text:p>
          </table:table-cell>
          <table:table-cell office:value-type="float" office:value="57874" calcext:value-type="float">
            <text:p>57874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1538" calcext:value-type="float">
            <text:p>1538</text:p>
          </table:table-cell>
          <table:table-cell table:formula="of:=[.A63]-[.C63]" office:value-type="float" office:value="226" calcext:value-type="float">
            <text:p>22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847" calcext:value-type="float">
            <text:p>1847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715" calcext:value-type="float">
            <text:p>59715</text:p>
          </table:table-cell>
          <table:table-cell office:value-type="float" office:value="57557" calcext:value-type="float">
            <text:p>57557</text:p>
          </table:table-cell>
          <table:table-cell office:value-type="float" office:value="57493" calcext:value-type="float">
            <text:p>57493</text:p>
          </table:table-cell>
          <table:table-cell office:value-type="float" office:value="57425" calcext:value-type="float">
            <text:p>57425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222" calcext:value-type="float">
            <text:p>-2222</text:p>
          </table:table-cell>
          <table:table-cell table:formula="of:=[.A64]-[.C64]" office:value-type="float" office:value="-64" calcext:value-type="float">
            <text:p>-64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7" calcext:value-type="float">
            <text:p>58567</text:p>
          </table:table-cell>
          <table:table-cell office:value-type="float" office:value="60226" calcext:value-type="float">
            <text:p>60226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8" calcext:value-type="float">
            <text:p>8</text:p>
          </table:table-cell>
          <table:table-cell table:formula="of:=[.A65]-[.B65]" office:value-type="float" office:value="-1187" calcext:value-type="float">
            <text:p>-1187</text:p>
          </table:table-cell>
          <table:table-cell table:formula="of:=[.A65]-[.C65]" office:value-type="float" office:value="-2846" calcext:value-type="float">
            <text:p>-2846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37" calcext:value-type="float">
            <text:p>-13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399" calcext:value-type="float">
            <text:p>58399</text:p>
          </table:table-cell>
          <table:table-cell office:value-type="float" office:value="58155" calcext:value-type="float">
            <text:p>58155</text:p>
          </table:table-cell>
          <table:table-cell office:value-type="float" office:value="57399" calcext:value-type="float">
            <text:p>57399</text:p>
          </table:table-cell>
          <table:table-cell office:value-type="float" office:value="59418" calcext:value-type="float">
            <text:p>59418</text:p>
          </table:table-cell>
          <table:table-cell office:value-type="float" office:value="10" calcext:value-type="float">
            <text:p>10</text:p>
          </table:table-cell>
          <table:table-cell table:formula="of:=[.A66]-[.B66]" office:value-type="float" office:value="-1000" calcext:value-type="float">
            <text:p>-1000</text:p>
          </table:table-cell>
          <table:table-cell table:formula="of:=[.A66]-[.C66]" office:value-type="float" office:value="-756" calcext:value-type="float">
            <text:p>-75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019" calcext:value-type="float">
            <text:p>-201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64" calcext:value-type="float">
            <text:p>58764</text:p>
          </table:table-cell>
          <table:table-cell office:value-type="float" office:value="57429" calcext:value-type="float">
            <text:p>57429</text:p>
          </table:table-cell>
          <table:table-cell office:value-type="float" office:value="57397" calcext:value-type="float">
            <text:p>57397</text:p>
          </table:table-cell>
          <table:table-cell office:value-type="float" office:value="58890" calcext:value-type="float">
            <text:p>58890</text:p>
          </table:table-cell>
          <table:table-cell office:value-type="float" office:value="9" calcext:value-type="float">
            <text:p>9</text:p>
          </table:table-cell>
          <table:table-cell table:formula="of:=[.A67]-[.B67]" office:value-type="float" office:value="-1367" calcext:value-type="float">
            <text:p>-1367</text:p>
          </table:table-cell>
          <table:table-cell table:formula="of:=[.A67]-[.C67]" office:value-type="float" office:value="-32" calcext:value-type="float">
            <text:p>-32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493" calcext:value-type="float">
            <text:p>-1493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839" calcext:value-type="float">
            <text:p>60839</text:p>
          </table:table-cell>
          <table:table-cell office:value-type="float" office:value="59535" calcext:value-type="float">
            <text:p>59535</text:p>
          </table:table-cell>
          <table:table-cell office:value-type="float" office:value="57398" calcext:value-type="float">
            <text:p>57398</text:p>
          </table:table-cell>
          <table:table-cell office:value-type="float" office:value="57344" calcext:value-type="float">
            <text:p>57344</text:p>
          </table:table-cell>
          <table:table-cell office:value-type="float" office:value="11" calcext:value-type="float">
            <text:p>11</text:p>
          </table:table-cell>
          <table:table-cell table:formula="of:=[.A68]-[.B68]" office:value-type="float" office:value="-3441" calcext:value-type="float">
            <text:p>-3441</text:p>
          </table:table-cell>
          <table:table-cell table:formula="of:=[.A68]-[.C68]" office:value-type="float" office:value="-2137" calcext:value-type="float">
            <text:p>-213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604" calcext:value-type="float">
            <text:p>59604</text:p>
          </table:table-cell>
          <table:table-cell office:value-type="float" office:value="60165" calcext:value-type="float">
            <text:p>60165</text:p>
          </table:table-cell>
          <table:table-cell office:value-type="float" office:value="57413" calcext:value-type="float">
            <text:p>57413</text:p>
          </table:table-cell>
          <table:table-cell office:value-type="float" office:value="59658" calcext:value-type="float">
            <text:p>59658</text:p>
          </table:table-cell>
          <table:table-cell office:value-type="float" office:value="12" calcext:value-type="float">
            <text:p>12</text:p>
          </table:table-cell>
          <table:table-cell table:formula="of:=[.A69]-[.B69]" office:value-type="float" office:value="-2191" calcext:value-type="float">
            <text:p>-2191</text:p>
          </table:table-cell>
          <table:table-cell table:formula="of:=[.A69]-[.C69]" office:value-type="float" office:value="-2752" calcext:value-type="float">
            <text:p>-275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245" calcext:value-type="float">
            <text:p>-224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799" calcext:value-type="float">
            <text:p>60799</text:p>
          </table:table-cell>
          <table:table-cell office:value-type="float" office:value="58131" calcext:value-type="float">
            <text:p>58131</text:p>
          </table:table-cell>
          <table:table-cell office:value-type="float" office:value="57354" calcext:value-type="float">
            <text:p>57354</text:p>
          </table:table-cell>
          <table:table-cell office:value-type="float" office:value="59503" calcext:value-type="float">
            <text:p>59503</text:p>
          </table:table-cell>
          <table:table-cell office:value-type="float" office:value="9" calcext:value-type="float">
            <text:p>9</text:p>
          </table:table-cell>
          <table:table-cell table:formula="of:=[.A70]-[.B70]" office:value-type="float" office:value="-3445" calcext:value-type="float">
            <text:p>-3445</text:p>
          </table:table-cell>
          <table:table-cell table:formula="of:=[.A70]-[.C70]" office:value-type="float" office:value="-777" calcext:value-type="float">
            <text:p>-77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149" calcext:value-type="float">
            <text:p>-2149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60" calcext:value-type="float">
            <text:p>57360</text:p>
          </table:table-cell>
          <table:table-cell office:value-type="float" office:value="57357" calcext:value-type="float">
            <text:p>57357</text:p>
          </table:table-cell>
          <table:table-cell office:value-type="float" office:value="61439" calcext:value-type="float">
            <text:p>61439</text:p>
          </table:table-cell>
          <table:table-cell office:value-type="float" office:value="58155" calcext:value-type="float">
            <text:p>58155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4079" calcext:value-type="float">
            <text:p>4079</text:p>
          </table:table-cell>
          <table:table-cell table:formula="of:=[.A71]-[.C71]" office:value-type="float" office:value="4082" calcext:value-type="float">
            <text:p>4082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284" calcext:value-type="float">
            <text:p>3284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7" calcext:value-type="float">
            <text:p>67</text:p>
          </table:table-cell>
          <table:table-cell table:style-name="ce1" table:formula="of:=COUNTIF([.J2:.J71];0)" office:value-type="float" office:value="3" calcext:value-type="float">
            <text:p>3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57142857142857" calcext:value-type="float">
            <text:p>0.957142857142857</text:p>
          </table:table-cell>
          <table:table-cell table:formula="of:=[.J73]/[.C73]" office:value-type="float" office:value="0.0428571428571429" calcext:value-type="float">
            <text:p>0.042857142857143</text:p>
          </table:table-cell>
          <table:table-cell table:number-columns-repeated="12"/>
        </table:table-row>
      </table:table>
      <table:table table:name="9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521" calcext:value-type="float">
            <text:p>59521</text:p>
          </table:table-cell>
          <table:table-cell office:value-type="float" office:value="58451" calcext:value-type="float">
            <text:p>58451</text:p>
          </table:table-cell>
          <table:table-cell office:value-type="float" office:value="60426" calcext:value-type="float">
            <text:p>60426</text:p>
          </table:table-cell>
          <table:table-cell office:value-type="float" office:value="57543" calcext:value-type="float">
            <text:p>57543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-833" calcext:value-type="float">
            <text:p>-833</text:p>
          </table:table-cell>
          <table:table-cell table:formula="of:=[.A2]-[.C2]" office:value-type="float" office:value="237" calcext:value-type="float">
            <text:p>237</text:p>
          </table:table-cell>
          <table:table-cell table:formula="of:=[.A2]-[.D2]" office:value-type="float" office:value="-1738" calcext:value-type="float">
            <text:p>-1738</text:p>
          </table:table-cell>
          <table:table-cell table:formula="of:=[.A2]-[.E2]" office:value-type="float" office:value="1145" calcext:value-type="float">
            <text:p>1145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27437" calcext:value-type="float">
            <text:p>127437</text:p>
          </table:table-cell>
          <table:table-cell office:value-type="float" office:value="5052" calcext:value-type="float">
            <text:p>5052</text:p>
          </table:table-cell>
          <table:table-cell office:value-type="float" office:value="70" calcext:value-type="float">
            <text:p>70</text:p>
          </table:table-cell>
          <table:table-cell office:value-type="float" office:value="3531" calcext:value-type="float">
            <text:p>3531</text:p>
          </table:table-cell>
          <table:table-cell office:value-type="float" office:value="247176" calcext:value-type="float">
            <text:p>247176</text:p>
          </table:table-cell>
          <table:table-cell office:value-type="float" office:value="5789" calcext:value-type="float">
            <text:p>5789</text:p>
          </table:table-cell>
          <table:table-cell office:value-type="float" office:value="10030" calcext:value-type="float">
            <text:p>10030</text:p>
          </table:table-cell>
          <table:table-cell office:value-type="float" office:value="5689" calcext:value-type="float">
            <text:p>5689</text:p>
          </table:table-cell>
          <table:table-cell office:value-type="float" office:value="33620" calcext:value-type="float">
            <text:p>3362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60096" calcext:value-type="float">
            <text:p>60096</text:p>
          </table:table-cell>
          <table:table-cell office:value-type="float" office:value="59519" calcext:value-type="float">
            <text:p>595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]-[.B3]" office:value-type="float" office:value="-2619" calcext:value-type="float">
            <text:p>-2619</text:p>
          </table:table-cell>
          <table:table-cell table:formula="of:=[.A3]-[.C3]" office:value-type="float" office:value="-2042" calcext:value-type="float">
            <text:p>-2042</text:p>
          </table:table-cell>
          <table:table-cell table:formula="of:=[.A3]-[.D3]" office:value-type="float" office:value="57477" calcext:value-type="float">
            <text:p>57477</text:p>
          </table:table-cell>
          <table:table-cell table:formula="of:=[.A3]-[.E3]" office:value-type="float" office:value="57477" calcext:value-type="float">
            <text:p>5747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27437" calcext:value-type="float">
            <text:p>127437</text:p>
          </table:table-cell>
          <table:table-cell office:value-type="float" office:value="5456" calcext:value-type="float">
            <text:p>5456</text:p>
          </table:table-cell>
          <table:table-cell office:value-type="float" office:value="70" calcext:value-type="float">
            <text:p>70</text:p>
          </table:table-cell>
          <table:table-cell office:value-type="float" office:value="3568" calcext:value-type="float">
            <text:p>3568</text:p>
          </table:table-cell>
          <table:table-cell office:value-type="float" office:value="249879" calcext:value-type="float">
            <text:p>249879</text:p>
          </table:table-cell>
          <table:table-cell office:value-type="float" office:value="5789" calcext:value-type="float">
            <text:p>5789</text:p>
          </table:table-cell>
          <table:table-cell office:value-type="float" office:value="9928" calcext:value-type="float">
            <text:p>9928</text:p>
          </table:table-cell>
          <table:table-cell office:value-type="float" office:value="5689" calcext:value-type="float">
            <text:p>5689</text:p>
          </table:table-cell>
          <table:table-cell office:value-type="float" office:value="33793" calcext:value-type="float">
            <text:p>3379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96" calcext:value-type="float">
            <text:p>60096</text:p>
          </table:table-cell>
          <table:table-cell office:value-type="float" office:value="59519" calcext:value-type="float">
            <text:p>59519</text:p>
          </table:table-cell>
          <table:table-cell office:value-type="float" office:value="58507" calcext:value-type="float">
            <text:p>58507</text:p>
          </table:table-cell>
          <table:table-cell office:value-type="float" office:value="57477" calcext:value-type="float">
            <text:p>57477</text:p>
          </table:table-cell>
          <table:table-cell office:value-type="float" office:value="18" calcext:value-type="float">
            <text:p>18</text:p>
          </table:table-cell>
          <table:table-cell table:formula="of:=[.A4]-[.B4]" office:value-type="float" office:value="-2716" calcext:value-type="float">
            <text:p>-2716</text:p>
          </table:table-cell>
          <table:table-cell table:formula="of:=[.A4]-[.C4]" office:value-type="float" office:value="-2139" calcext:value-type="float">
            <text:p>-2139</text:p>
          </table:table-cell>
          <table:table-cell table:formula="of:=[.A4]-[.D4]" office:value-type="float" office:value="-1127" calcext:value-type="float">
            <text:p>-1127</text:p>
          </table:table-cell>
          <table:table-cell table:formula="of:=[.A4]-[.E4]" office:value-type="float" office:value="-97" calcext:value-type="float">
            <text:p>-97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766" calcext:value-type="float">
            <text:p>57766</text:p>
          </table:table-cell>
          <table:table-cell office:value-type="float" office:value="59951" calcext:value-type="float">
            <text:p>59951</text:p>
          </table:table-cell>
          <table:table-cell office:value-type="float" office:value="58932" calcext:value-type="float">
            <text:p>58932</text:p>
          </table:table-cell>
          <table:table-cell office:value-type="float" office:value="59685" calcext:value-type="float">
            <text:p>59685</text:p>
          </table:table-cell>
          <table:table-cell office:value-type="float" office:value="12" calcext:value-type="float">
            <text:p>12</text:p>
          </table:table-cell>
          <table:table-cell table:formula="of:=[.A5]-[.B5]" office:value-type="float" office:value="1166" calcext:value-type="float">
            <text:p>1166</text:p>
          </table:table-cell>
          <table:table-cell table:formula="of:=[.A5]-[.C5]" office:value-type="float" office:value="-1019" calcext:value-type="float">
            <text:p>-1019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53" calcext:value-type="float">
            <text:p>-75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348" calcext:value-type="float">
            <text:p>57348</text:p>
          </table:table-cell>
          <table:table-cell office:value-type="float" office:value="59658" calcext:value-type="float">
            <text:p>59658</text:p>
          </table:table-cell>
          <table:table-cell office:value-type="float" office:value="57699" calcext:value-type="float">
            <text:p>57699</text:p>
          </table:table-cell>
          <table:table-cell office:value-type="float" office:value="59567" calcext:value-type="float">
            <text:p>59567</text:p>
          </table:table-cell>
          <table:table-cell office:value-type="float" office:value="8" calcext:value-type="float">
            <text:p>8</text:p>
          </table:table-cell>
          <table:table-cell table:formula="of:=[.A6]-[.B6]" office:value-type="float" office:value="351" calcext:value-type="float">
            <text:p>351</text:p>
          </table:table-cell>
          <table:table-cell table:formula="of:=[.A6]-[.C6]" office:value-type="float" office:value="-1959" calcext:value-type="float">
            <text:p>-195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1868" calcext:value-type="float">
            <text:p>-1868</text:p>
          </table:table-cell>
          <table:table-cell table:number-columns-repeated="3"/>
          <table:table-cell table:formula="of:=AVERAGE([.N2:.N3])" office:value-type="float" office:value="127437" calcext:value-type="float">
            <text:p>127437</text:p>
          </table:table-cell>
          <table:table-cell table:formula="of:=AVERAGE([.O2:.O3])" office:value-type="float" office:value="5254" calcext:value-type="float">
            <text:p>5254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49.5" calcext:value-type="float">
            <text:p>3549.5</text:p>
          </table:table-cell>
          <table:table-cell table:formula="of:=AVERAGE([.R2:.R3])" office:value-type="float" office:value="248527.5" calcext:value-type="float">
            <text:p>248527.5</text:p>
          </table:table-cell>
          <table:table-cell table:formula="of:=AVERAGE([.S2:.S3])" office:value-type="float" office:value="5789" calcext:value-type="float">
            <text:p>5789</text:p>
          </table:table-cell>
          <table:table-cell table:formula="of:=AVERAGE([.T2:.T3])" office:value-type="float" office:value="9979" calcext:value-type="float">
            <text:p>9979</text:p>
          </table:table-cell>
          <table:table-cell table:formula="of:=AVERAGE([.U2:.U3])" office:value-type="float" office:value="5689" calcext:value-type="float">
            <text:p>5689</text:p>
          </table:table-cell>
          <table:table-cell table:formula="of:=AVERAGE([.V2:.V3])"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85" calcext:value-type="float">
            <text:p>57385</text:p>
          </table:table-cell>
          <table:table-cell office:value-type="float" office:value="58634" calcext:value-type="float">
            <text:p>58634</text:p>
          </table:table-cell>
          <table:table-cell office:value-type="float" office:value="57995" calcext:value-type="float">
            <text:p>57995</text:p>
          </table:table-cell>
          <table:table-cell office:value-type="float" office:value="60634" calcext:value-type="float">
            <text:p>60634</text:p>
          </table:table-cell>
          <table:table-cell office:value-type="float" office:value="15" calcext:value-type="float">
            <text:p>15</text:p>
          </table:table-cell>
          <table:table-cell table:formula="of:=[.A7]-[.B7]" office:value-type="float" office:value="610" calcext:value-type="float">
            <text:p>610</text:p>
          </table:table-cell>
          <table:table-cell table:formula="of:=[.A7]-[.C7]" office:value-type="float" office:value="-639" calcext:value-type="float">
            <text:p>-63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639" calcext:value-type="float">
            <text:p>-2639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36" calcext:value-type="float">
            <text:p>59536</text:p>
          </table:table-cell>
          <table:table-cell office:value-type="float" office:value="58391" calcext:value-type="float">
            <text:p>58391</text:p>
          </table:table-cell>
          <table:table-cell office:value-type="float" office:value="57701" calcext:value-type="float">
            <text:p>57701</text:p>
          </table:table-cell>
          <table:table-cell office:value-type="float" office:value="59808" calcext:value-type="float">
            <text:p>59808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1835" calcext:value-type="float">
            <text:p>-1835</text:p>
          </table:table-cell>
          <table:table-cell table:formula="of:=[.A8]-[.C8]" office:value-type="float" office:value="-690" calcext:value-type="float">
            <text:p>-690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107" calcext:value-type="float">
            <text:p>-2107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9392" calcext:value-type="float">
            <text:p>59392</text:p>
          </table:table-cell>
          <table:table-cell office:value-type="float" office:value="60609" calcext:value-type="float">
            <text:p>60609</text:p>
          </table:table-cell>
          <table:table-cell office:value-type="float" office:value="57748" calcext:value-type="float">
            <text:p>57748</text:p>
          </table:table-cell>
          <table:table-cell office:value-type="float" office:value="58563" calcext:value-type="float">
            <text:p>58563</text:p>
          </table:table-cell>
          <table:table-cell office:value-type="float" office:value="14" calcext:value-type="float">
            <text:p>14</text:p>
          </table:table-cell>
          <table:table-cell table:formula="of:=[.A9]-[.B9]" office:value-type="float" office:value="-1644" calcext:value-type="float">
            <text:p>-1644</text:p>
          </table:table-cell>
          <table:table-cell table:formula="of:=[.A9]-[.C9]" office:value-type="float" office:value="-2861" calcext:value-type="float">
            <text:p>-2861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815" calcext:value-type="float">
            <text:p>-815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60" calcext:value-type="float">
            <text:p>59560</text:p>
          </table:table-cell>
          <table:table-cell office:value-type="float" office:value="58177" calcext:value-type="float">
            <text:p>58177</text:p>
          </table:table-cell>
          <table:table-cell office:value-type="float" office:value="57760" calcext:value-type="float">
            <text:p>57760</text:p>
          </table:table-cell>
          <table:table-cell office:value-type="float" office:value="58064" calcext:value-type="float">
            <text:p>58064</text:p>
          </table:table-cell>
          <table:table-cell office:value-type="float" office:value="10" calcext:value-type="float">
            <text:p>10</text:p>
          </table:table-cell>
          <table:table-cell table:formula="of:=[.A10]-[.B10]" office:value-type="float" office:value="-1800" calcext:value-type="float">
            <text:p>-1800</text:p>
          </table:table-cell>
          <table:table-cell table:formula="of:=[.A10]-[.C10]" office:value-type="float" office:value="-417" calcext:value-type="float">
            <text:p>-41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304" calcext:value-type="float">
            <text:p>-304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table:number-columns-repeated="2" office:value-type="float" office:value="58759" calcext:value-type="float">
            <text:p>58759</text:p>
          </table:table-cell>
          <table:table-cell office:value-type="float" office:value="57484" calcext:value-type="float">
            <text:p>57484</text:p>
          </table:table-cell>
          <table:table-cell office:value-type="float" office:value="59990" calcext:value-type="float">
            <text:p>59990</text:p>
          </table:table-cell>
          <table:table-cell office:value-type="float" office:value="10" calcext:value-type="float">
            <text:p>10</text:p>
          </table:table-cell>
          <table:table-cell table:formula="of:=[.A11]-[.B11]" office:value-type="float" office:value="-1275" calcext:value-type="float">
            <text:p>-1275</text:p>
          </table:table-cell>
          <table:table-cell table:formula="of:=[.A11]-[.C11]" office:value-type="float" office:value="-1275" calcext:value-type="float">
            <text:p>-127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506" calcext:value-type="float">
            <text:p>-2506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4" calcext:value-type="float">
            <text:p>58514</text:p>
          </table:table-cell>
          <table:table-cell office:value-type="float" office:value="57858" calcext:value-type="float">
            <text:p>57858</text:p>
          </table:table-cell>
          <table:table-cell office:value-type="float" office:value="57380" calcext:value-type="float">
            <text:p>57380</text:p>
          </table:table-cell>
          <table:table-cell office:value-type="float" office:value="59814" calcext:value-type="float">
            <text:p>59814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1134" calcext:value-type="float">
            <text:p>-1134</text:p>
          </table:table-cell>
          <table:table-cell table:formula="of:=[.A12]-[.C12]" office:value-type="float" office:value="-478" calcext:value-type="float">
            <text:p>-47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434" calcext:value-type="float">
            <text:p>-2434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674" calcext:value-type="float">
            <text:p>60674</text:p>
          </table:table-cell>
          <table:table-cell office:value-type="float" office:value="57344" calcext:value-type="float">
            <text:p>57344</text:p>
          </table:table-cell>
          <table:table-cell office:value-type="float" office:value="59435" calcext:value-type="float">
            <text:p>59435</text:p>
          </table:table-cell>
          <table:table-cell office:value-type="float" office:value="57360" calcext:value-type="float">
            <text:p>57360</text:p>
          </table:table-cell>
          <table:table-cell office:value-type="float" office:value="9" calcext:value-type="float">
            <text:p>9</text:p>
          </table:table-cell>
          <table:table-cell table:formula="of:=[.A13]-[.B13]" office:value-type="float" office:value="-1239" calcext:value-type="float">
            <text:p>-1239</text:p>
          </table:table-cell>
          <table:table-cell table:formula="of:=[.A13]-[.C13]" office:value-type="float" office:value="2091" calcext:value-type="float">
            <text:p>20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2075" calcext:value-type="float">
            <text:p>2075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625" calcext:value-type="float">
            <text:p>57625</text:p>
          </table:table-cell>
          <table:table-cell office:value-type="float" office:value="57430" calcext:value-type="float">
            <text:p>57430</text:p>
          </table:table-cell>
          <table:table-cell office:value-type="float" office:value="57922" calcext:value-type="float">
            <text:p>57922</text:p>
          </table:table-cell>
          <table:table-cell office:value-type="float" office:value="57408" calcext:value-type="float">
            <text:p>57408</text:p>
          </table:table-cell>
          <table:table-cell office:value-type="float" office:value="15" calcext:value-type="float">
            <text:p>15</text:p>
          </table:table-cell>
          <table:table-cell table:formula="of:=[.A14]-[.B14]" office:value-type="float" office:value="297" calcext:value-type="float">
            <text:p>297</text:p>
          </table:table-cell>
          <table:table-cell table:formula="of:=[.A14]-[.C14]" office:value-type="float" office:value="492" calcext:value-type="float">
            <text:p>492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514" calcext:value-type="float">
            <text:p>514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08" calcext:value-type="float">
            <text:p>60008</text:p>
          </table:table-cell>
          <table:table-cell office:value-type="float" office:value="60598" calcext:value-type="float">
            <text:p>60598</text:p>
          </table:table-cell>
          <table:table-cell office:value-type="float" office:value="57783" calcext:value-type="float">
            <text:p>57783</text:p>
          </table:table-cell>
          <table:table-cell office:value-type="float" office:value="57476" calcext:value-type="float">
            <text:p>57476</text:p>
          </table:table-cell>
          <table:table-cell office:value-type="float" office:value="13" calcext:value-type="float">
            <text:p>13</text:p>
          </table:table-cell>
          <table:table-cell table:formula="of:=[.A15]-[.B15]" office:value-type="float" office:value="-2225" calcext:value-type="float">
            <text:p>-2225</text:p>
          </table:table-cell>
          <table:table-cell table:formula="of:=[.A15]-[.C15]" office:value-type="float" office:value="-2815" calcext:value-type="float">
            <text:p>-2815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010" calcext:value-type="float">
            <text:p>59010</text:p>
          </table:table-cell>
          <table:table-cell office:value-type="float" office:value="57389" calcext:value-type="float">
            <text:p>57389</text:p>
          </table:table-cell>
          <table:table-cell office:value-type="float" office:value="58161" calcext:value-type="float">
            <text:p>58161</text:p>
          </table:table-cell>
          <table:table-cell office:value-type="float" office:value="60077" calcext:value-type="float">
            <text:p>60077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849" calcext:value-type="float">
            <text:p>-849</text:p>
          </table:table-cell>
          <table:table-cell table:formula="of:=[.A16]-[.C16]" office:value-type="float" office:value="772" calcext:value-type="float">
            <text:p>77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1916" calcext:value-type="float">
            <text:p>-1916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881" calcext:value-type="float">
            <text:p>58881</text:p>
          </table:table-cell>
          <table:table-cell office:value-type="float" office:value="58452" calcext:value-type="float">
            <text:p>58452</text:p>
          </table:table-cell>
          <table:table-cell office:value-type="float" office:value="57485" calcext:value-type="float">
            <text:p>57485</text:p>
          </table:table-cell>
          <table:table-cell office:value-type="float" office:value="58943" calcext:value-type="float">
            <text:p>58943</text:p>
          </table:table-cell>
          <table:table-cell office:value-type="float" office:value="12" calcext:value-type="float">
            <text:p>12</text:p>
          </table:table-cell>
          <table:table-cell table:formula="of:=[.A17]-[.B17]" office:value-type="float" office:value="-1396" calcext:value-type="float">
            <text:p>-1396</text:p>
          </table:table-cell>
          <table:table-cell table:formula="of:=[.A17]-[.C17]" office:value-type="float" office:value="-967" calcext:value-type="float">
            <text:p>-967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458" calcext:value-type="float">
            <text:p>-14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60201" calcext:value-type="float">
            <text:p>60201</text:p>
          </table:table-cell>
          <table:table-cell office:value-type="float" office:value="57380" calcext:value-type="float">
            <text:p>57380</text:p>
          </table:table-cell>
          <table:table-cell office:value-type="float" office:value="58633" calcext:value-type="float">
            <text:p>58633</text:p>
          </table:table-cell>
          <table:table-cell office:value-type="float" office:value="8" calcext:value-type="float">
            <text:p>8</text:p>
          </table:table-cell>
          <table:table-cell table:formula="of:=[.A18]-[.B18]" office:value-type="float" office:value="-2523" calcext:value-type="float">
            <text:p>-2523</text:p>
          </table:table-cell>
          <table:table-cell table:formula="of:=[.A18]-[.C18]" office:value-type="float" office:value="-2821" calcext:value-type="float">
            <text:p>-2821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1253" calcext:value-type="float">
            <text:p>-125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5" calcext:value-type="float">
            <text:p>57345</text:p>
          </table:table-cell>
          <table:table-cell office:value-type="float" office:value="59464" calcext:value-type="float">
            <text:p>59464</text:p>
          </table:table-cell>
          <table:table-cell office:value-type="float" office:value="57698" calcext:value-type="float">
            <text:p>57698</text:p>
          </table:table-cell>
          <table:table-cell office:value-type="float" office:value="58905" calcext:value-type="float">
            <text:p>58905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353" calcext:value-type="float">
            <text:p>353</text:p>
          </table:table-cell>
          <table:table-cell table:formula="of:=[.A19]-[.C19]" office:value-type="float" office:value="-1766" calcext:value-type="float">
            <text:p>-1766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1207" calcext:value-type="float">
            <text:p>-120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8" calcext:value-type="float">
            <text:p>58178</text:p>
          </table:table-cell>
          <table:table-cell office:value-type="float" office:value="60036" calcext:value-type="float">
            <text:p>60036</text:p>
          </table:table-cell>
          <table:table-cell office:value-type="float" office:value="57380" calcext:value-type="float">
            <text:p>57380</text:p>
          </table:table-cell>
          <table:table-cell office:value-type="float" office:value="58513" calcext:value-type="float">
            <text:p>58513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798" calcext:value-type="float">
            <text:p>-798</text:p>
          </table:table-cell>
          <table:table-cell table:formula="of:=[.A20]-[.C20]" office:value-type="float" office:value="-2656" calcext:value-type="float">
            <text:p>-265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133" calcext:value-type="float">
            <text:p>-113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82" calcext:value-type="float">
            <text:p>59482</text:p>
          </table:table-cell>
          <table:table-cell office:value-type="float" office:value="59919" calcext:value-type="float">
            <text:p>59919</text:p>
          </table:table-cell>
          <table:table-cell office:value-type="float" office:value="58545" calcext:value-type="float">
            <text:p>58545</text:p>
          </table:table-cell>
          <table:table-cell office:value-type="float" office:value="57919" calcext:value-type="float">
            <text:p>57919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-937" calcext:value-type="float">
            <text:p>-937</text:p>
          </table:table-cell>
          <table:table-cell table:formula="of:=[.A21]-[.C21]" office:value-type="float" office:value="-1374" calcext:value-type="float">
            <text:p>-137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95" calcext:value-type="float">
            <text:p>58495</text:p>
          </table:table-cell>
          <table:table-cell office:value-type="float" office:value="60237" calcext:value-type="float">
            <text:p>60237</text:p>
          </table:table-cell>
          <table:table-cell office:value-type="float" office:value="57741" calcext:value-type="float">
            <text:p>57741</text:p>
          </table:table-cell>
          <table:table-cell office:value-type="float" office:value="58144" calcext:value-type="float">
            <text:p>58144</text:p>
          </table:table-cell>
          <table:table-cell office:value-type="float" office:value="9" calcext:value-type="float">
            <text:p>9</text:p>
          </table:table-cell>
          <table:table-cell table:formula="of:=[.A22]-[.B22]" office:value-type="float" office:value="-754" calcext:value-type="float">
            <text:p>-754</text:p>
          </table:table-cell>
          <table:table-cell table:formula="of:=[.A22]-[.C22]" office:value-type="float" office:value="-2496" calcext:value-type="float">
            <text:p>-2496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03" calcext:value-type="float">
            <text:p>-403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655" calcext:value-type="float">
            <text:p>58655</text:p>
          </table:table-cell>
          <table:table-cell office:value-type="float" office:value="58954" calcext:value-type="float">
            <text:p>58954</text:p>
          </table:table-cell>
          <table:table-cell office:value-type="float" office:value="57729" calcext:value-type="float">
            <text:p>57729</text:p>
          </table:table-cell>
          <table:table-cell office:value-type="float" office:value="59009" calcext:value-type="float">
            <text:p>59009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-926" calcext:value-type="float">
            <text:p>-926</text:p>
          </table:table-cell>
          <table:table-cell table:formula="of:=[.A23]-[.C23]" office:value-type="float" office:value="-1225" calcext:value-type="float">
            <text:p>-122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280" calcext:value-type="float">
            <text:p>-128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97" calcext:value-type="float">
            <text:p>58897</text:p>
          </table:table-cell>
          <table:table-cell office:value-type="float" office:value="58984" calcext:value-type="float">
            <text:p>58984</text:p>
          </table:table-cell>
          <table:table-cell office:value-type="float" office:value="57731" calcext:value-type="float">
            <text:p>577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A24]-[.B24]" office:value-type="float" office:value="-1166" calcext:value-type="float">
            <text:p>-1166</text:p>
          </table:table-cell>
          <table:table-cell table:formula="of:=[.A24]-[.C24]" office:value-type="float" office:value="-1253" calcext:value-type="float">
            <text:p>-1253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57731" calcext:value-type="float">
            <text:p>5773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8897" calcext:value-type="float">
            <text:p>58897</text:p>
          </table:table-cell>
          <table:table-cell office:value-type="float" office:value="57380" calcext:value-type="float">
            <text:p>57380</text:p>
          </table:table-cell>
          <table:table-cell office:value-type="float" office:value="58473" calcext:value-type="float">
            <text:p>58473</text:p>
          </table:table-cell>
          <table:table-cell office:value-type="float" office:value="4" calcext:value-type="float">
            <text:p>4</text:p>
          </table:table-cell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1517" calcext:value-type="float">
            <text:p>-151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093" calcext:value-type="float">
            <text:p>-109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85" calcext:value-type="float">
            <text:p>57685</text:p>
          </table:table-cell>
          <table:table-cell office:value-type="float" office:value="58160" calcext:value-type="float">
            <text:p>58160</text:p>
          </table:table-cell>
          <table:table-cell office:value-type="float" office:value="57702" calcext:value-type="float">
            <text:p>57702</text:p>
          </table:table-cell>
          <table:table-cell office:value-type="float" office:value="59695" calcext:value-type="float">
            <text:p>59695</text:p>
          </table:table-cell>
          <table:table-cell office:value-type="float" office:value="11" calcext:value-type="float">
            <text:p>11</text:p>
          </table:table-cell>
          <table:table-cell table:formula="of:=[.A26]-[.B26]" office:value-type="float" office:value="17" calcext:value-type="float">
            <text:p>17</text:p>
          </table:table-cell>
          <table:table-cell table:formula="of:=[.A26]-[.C26]" office:value-type="float" office:value="-458" calcext:value-type="float">
            <text:p>-45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993" calcext:value-type="float">
            <text:p>-199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65" calcext:value-type="float">
            <text:p>57665</text:p>
          </table:table-cell>
          <table:table-cell office:value-type="float" office:value="59008" calcext:value-type="float">
            <text:p>59008</text:p>
          </table:table-cell>
          <table:table-cell office:value-type="float" office:value="57476" calcext:value-type="float">
            <text:p>57476</text:p>
          </table:table-cell>
          <table:table-cell office:value-type="float" office:value="57510" calcext:value-type="float">
            <text:p>57510</text:p>
          </table:table-cell>
          <table:table-cell office:value-type="float" office:value="9" calcext:value-type="float">
            <text:p>9</text:p>
          </table:table-cell>
          <table:table-cell table:formula="of:=[.A27]-[.B27]" office:value-type="float" office:value="-189" calcext:value-type="float">
            <text:p>-189</text:p>
          </table:table-cell>
          <table:table-cell table:formula="of:=[.A27]-[.C27]" office:value-type="float" office:value="-1532" calcext:value-type="float">
            <text:p>-153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37" calcext:value-type="float">
            <text:p>6023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80" calcext:value-type="float">
            <text:p>57380</text:p>
          </table:table-cell>
          <table:table-cell office:value-type="float" office:value="59971" calcext:value-type="float">
            <text:p>59971</text:p>
          </table:table-cell>
          <table:table-cell office:value-type="float" office:value="12" calcext:value-type="float">
            <text:p>12</text:p>
          </table:table-cell>
          <table:table-cell table:formula="of:=[.A28]-[.B28]" office:value-type="float" office:value="-2857" calcext:value-type="float">
            <text:p>-2857</text:p>
          </table:table-cell>
          <table:table-cell table:formula="of:=[.A28]-[.C28]" office:value-type="float" office:value="-8" calcext:value-type="float">
            <text:p>-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591" calcext:value-type="float">
            <text:p>-2591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79" calcext:value-type="float">
            <text:p>57779</text:p>
          </table:table-cell>
          <table:table-cell office:value-type="float" office:value="60836" calcext:value-type="float">
            <text:p>60836</text:p>
          </table:table-cell>
          <table:table-cell office:value-type="float" office:value="59721" calcext:value-type="float">
            <text:p>59721</text:p>
          </table:table-cell>
          <table:table-cell office:value-type="float" office:value="57893" calcext:value-type="float">
            <text:p>57893</text:p>
          </table:table-cell>
          <table:table-cell office:value-type="float" office:value="14" calcext:value-type="float">
            <text:p>14</text:p>
          </table:table-cell>
          <table:table-cell table:formula="of:=[.A29]-[.B29]" office:value-type="float" office:value="1942" calcext:value-type="float">
            <text:p>1942</text:p>
          </table:table-cell>
          <table:table-cell table:formula="of:=[.A29]-[.C29]" office:value-type="float" office:value="-1115" calcext:value-type="float">
            <text:p>-111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28" calcext:value-type="float">
            <text:p>182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85" calcext:value-type="float">
            <text:p>58885</text:p>
          </table:table-cell>
          <table:table-cell office:value-type="float" office:value="58956" calcext:value-type="float">
            <text:p>58956</text:p>
          </table:table-cell>
          <table:table-cell office:value-type="float" office:value="57697" calcext:value-type="float">
            <text:p>57697</text:p>
          </table:table-cell>
          <table:table-cell office:value-type="float" office:value="58776" calcext:value-type="float">
            <text:p>58776</text:p>
          </table:table-cell>
          <table:table-cell office:value-type="float" office:value="10" calcext:value-type="float">
            <text:p>10</text:p>
          </table:table-cell>
          <table:table-cell table:formula="of:=[.A30]-[.B30]" office:value-type="float" office:value="-1188" calcext:value-type="float">
            <text:p>-1188</text:p>
          </table:table-cell>
          <table:table-cell table:formula="of:=[.A30]-[.C30]" office:value-type="float" office:value="-1259" calcext:value-type="float">
            <text:p>-1259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079" calcext:value-type="float">
            <text:p>-1079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435" calcext:value-type="float">
            <text:p>59435</text:p>
          </table:table-cell>
          <table:table-cell office:value-type="float" office:value="57990" calcext:value-type="float">
            <text:p>57990</text:p>
          </table:table-cell>
          <table:table-cell office:value-type="float" office:value="57773" calcext:value-type="float">
            <text:p>57773</text:p>
          </table:table-cell>
          <table:table-cell office:value-type="float" office:value="59090" calcext:value-type="float">
            <text:p>59090</text:p>
          </table:table-cell>
          <table:table-cell office:value-type="float" office:value="12" calcext:value-type="float">
            <text:p>12</text:p>
          </table:table-cell>
          <table:table-cell table:formula="of:=[.A31]-[.B31]" office:value-type="float" office:value="-1662" calcext:value-type="float">
            <text:p>-1662</text:p>
          </table:table-cell>
          <table:table-cell table:formula="of:=[.A31]-[.C31]" office:value-type="float" office:value="-217" calcext:value-type="float">
            <text:p>-21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317" calcext:value-type="float">
            <text:p>-1317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72" calcext:value-type="float">
            <text:p>57472</text:p>
          </table:table-cell>
          <table:table-cell office:value-type="float" office:value="58392" calcext:value-type="float">
            <text:p>58392</text:p>
          </table:table-cell>
          <table:table-cell office:value-type="float" office:value="58148" calcext:value-type="float">
            <text:p>58148</text:p>
          </table:table-cell>
          <table:table-cell office:value-type="float" office:value="60063" calcext:value-type="float">
            <text:p>60063</text:p>
          </table:table-cell>
          <table:table-cell office:value-type="float" office:value="11" calcext:value-type="float">
            <text:p>11</text:p>
          </table:table-cell>
          <table:table-cell table:formula="of:=[.A32]-[.B32]" office:value-type="float" office:value="676" calcext:value-type="float">
            <text:p>676</text:p>
          </table:table-cell>
          <table:table-cell table:formula="of:=[.A32]-[.C32]" office:value-type="float" office:value="-244" calcext:value-type="float">
            <text:p>-244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1" calcext:value-type="float">
            <text:p>59651</text:p>
          </table:table-cell>
          <table:table-cell office:value-type="float" office:value="59904" calcext:value-type="float">
            <text:p>59904</text:p>
          </table:table-cell>
          <table:table-cell office:value-type="float" office:value="57697" calcext:value-type="float">
            <text:p>57697</text:p>
          </table:table-cell>
          <table:table-cell office:value-type="float" office:value="59466" calcext:value-type="float">
            <text:p>59466</text:p>
          </table:table-cell>
          <table:table-cell office:value-type="float" office:value="14" calcext:value-type="float">
            <text:p>14</text:p>
          </table:table-cell>
          <table:table-cell table:formula="of:=[.A33]-[.B33]" office:value-type="float" office:value="-1954" calcext:value-type="float">
            <text:p>-1954</text:p>
          </table:table-cell>
          <table:table-cell table:formula="of:=[.A33]-[.C33]" office:value-type="float" office:value="-2207" calcext:value-type="float">
            <text:p>-220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769" calcext:value-type="float">
            <text:p>-176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90" calcext:value-type="float">
            <text:p>58690</text:p>
          </table:table-cell>
          <table:table-cell office:value-type="float" office:value="57697" calcext:value-type="float">
            <text:p>57697</text:p>
          </table:table-cell>
          <table:table-cell office:value-type="float" office:value="57698" calcext:value-type="float">
            <text:p>57698</text:p>
          </table:table-cell>
          <table:table-cell office:value-type="float" office:value="60681" calcext:value-type="float">
            <text:p>60681</text:p>
          </table:table-cell>
          <table:table-cell office:value-type="float" office:value="15" calcext:value-type="float">
            <text:p>15</text:p>
          </table:table-cell>
          <table:table-cell table:formula="of:=[.A34]-[.B34]" office:value-type="float" office:value="-992" calcext:value-type="float">
            <text:p>-992</text:p>
          </table:table-cell>
          <table:table-cell table:formula="of:=[.A34]-[.C34]" office:value-type="float" office:value="1" calcext:value-type="float">
            <text:p>1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83" calcext:value-type="float">
            <text:p>-298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62" calcext:value-type="float">
            <text:p>59562</text:p>
          </table:table-cell>
          <table:table-cell office:value-type="float" office:value="57419" calcext:value-type="float">
            <text:p>57419</text:p>
          </table:table-cell>
          <table:table-cell office:value-type="float" office:value="57380" calcext:value-type="float">
            <text:p>57380</text:p>
          </table:table-cell>
          <table:table-cell office:value-type="float" office:value="58963" calcext:value-type="float">
            <text:p>58963</text:p>
          </table:table-cell>
          <table:table-cell office:value-type="float" office:value="8" calcext:value-type="float">
            <text:p>8</text:p>
          </table:table-cell>
          <table:table-cell table:formula="of:=[.A35]-[.B35]" office:value-type="float" office:value="-2182" calcext:value-type="float">
            <text:p>-2182</text:p>
          </table:table-cell>
          <table:table-cell table:formula="of:=[.A35]-[.C35]" office:value-type="float" office:value="-39" calcext:value-type="float">
            <text:p>-3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583" calcext:value-type="float">
            <text:p>-158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54" calcext:value-type="float">
            <text:p>58054</text:p>
          </table:table-cell>
          <table:table-cell office:value-type="float" office:value="60671" calcext:value-type="float">
            <text:p>60671</text:p>
          </table:table-cell>
          <table:table-cell office:value-type="float" office:value="57695" calcext:value-type="float">
            <text:p>57695</text:p>
          </table:table-cell>
          <table:table-cell office:value-type="float" office:value="59938" calcext:value-type="float">
            <text:p>59938</text:p>
          </table:table-cell>
          <table:table-cell office:value-type="float" office:value="15" calcext:value-type="float">
            <text:p>15</text:p>
          </table:table-cell>
          <table:table-cell table:formula="of:=[.A36]-[.B36]" office:value-type="float" office:value="-359" calcext:value-type="float">
            <text:p>-359</text:p>
          </table:table-cell>
          <table:table-cell table:formula="of:=[.A36]-[.C36]" office:value-type="float" office:value="-2976" calcext:value-type="float">
            <text:p>-297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43" calcext:value-type="float">
            <text:p>-224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3" calcext:value-type="float">
            <text:p>58113</text:p>
          </table:table-cell>
          <table:table-cell office:value-type="float" office:value="59524" calcext:value-type="float">
            <text:p>595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7" calcext:value-type="float">
            <text:p>58697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733" calcext:value-type="float">
            <text:p>-733</text:p>
          </table:table-cell>
          <table:table-cell table:formula="of:=[.A37]-[.C37]" office:value-type="float" office:value="-2144" calcext:value-type="float">
            <text:p>-2144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317" calcext:value-type="float">
            <text:p>-1317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25" calcext:value-type="float">
            <text:p>60725</text:p>
          </table:table-cell>
          <table:table-cell office:value-type="float" office:value="58521" calcext:value-type="float">
            <text:p>58521</text:p>
          </table:table-cell>
          <table:table-cell office:value-type="float" office:value="58545" calcext:value-type="float">
            <text:p>58545</text:p>
          </table:table-cell>
          <table:table-cell office:value-type="float" office:value="58694" calcext:value-type="float">
            <text:p>58694</text:p>
          </table:table-cell>
          <table:table-cell office:value-type="float" office:value="10" calcext:value-type="float">
            <text:p>10</text:p>
          </table:table-cell>
          <table:table-cell table:formula="of:=[.A38]-[.B38]" office:value-type="float" office:value="-2180" calcext:value-type="float">
            <text:p>-2180</text:p>
          </table:table-cell>
          <table:table-cell table:formula="of:=[.A38]-[.C38]" office:value-type="float" office:value="24" calcext:value-type="float">
            <text:p>24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728" calcext:value-type="float">
            <text:p>57728</text:p>
          </table:table-cell>
          <table:table-cell office:value-type="float" office:value="59930" calcext:value-type="float">
            <text:p>59930</text:p>
          </table:table-cell>
          <table:table-cell office:value-type="float" office:value="57905" calcext:value-type="float">
            <text:p>57905</text:p>
          </table:table-cell>
          <table:table-cell office:value-type="float" office:value="60827" calcext:value-type="float">
            <text:p>60827</text:p>
          </table:table-cell>
          <table:table-cell office:value-type="float" office:value="15" calcext:value-type="float">
            <text:p>15</text:p>
          </table:table-cell>
          <table:table-cell table:formula="of:=[.A39]-[.B39]" office:value-type="float" office:value="177" calcext:value-type="float">
            <text:p>177</text:p>
          </table:table-cell>
          <table:table-cell table:formula="of:=[.A39]-[.C39]" office:value-type="float" office:value="-2025" calcext:value-type="float">
            <text:p>-2025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922" calcext:value-type="float">
            <text:p>-292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33" calcext:value-type="float">
            <text:p>58033</text:p>
          </table:table-cell>
          <table:table-cell office:value-type="float" office:value="58635" calcext:value-type="float">
            <text:p>58635</text:p>
          </table:table-cell>
          <table:table-cell office:value-type="float" office:value="57707" calcext:value-type="float">
            <text:p>57707</text:p>
          </table:table-cell>
          <table:table-cell office:value-type="float" office:value="59440" calcext:value-type="float">
            <text:p>59440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-326" calcext:value-type="float">
            <text:p>-326</text:p>
          </table:table-cell>
          <table:table-cell table:formula="of:=[.A40]-[.C40]" office:value-type="float" office:value="-928" calcext:value-type="float">
            <text:p>-92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733" calcext:value-type="float">
            <text:p>-173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68" calcext:value-type="float">
            <text:p>58468</text:p>
          </table:table-cell>
          <table:table-cell office:value-type="float" office:value="59747" calcext:value-type="float">
            <text:p>59747</text:p>
          </table:table-cell>
          <table:table-cell office:value-type="float" office:value="57393" calcext:value-type="float">
            <text:p>57393</text:p>
          </table:table-cell>
          <table:table-cell office:value-type="float" office:value="57497" calcext:value-type="float">
            <text:p>57497</text:p>
          </table:table-cell>
          <table:table-cell office:value-type="float" office:value="14" calcext:value-type="float">
            <text:p>14</text:p>
          </table:table-cell>
          <table:table-cell table:formula="of:=[.A41]-[.B41]" office:value-type="float" office:value="-1075" calcext:value-type="float">
            <text:p>-1075</text:p>
          </table:table-cell>
          <table:table-cell table:formula="of:=[.A41]-[.C41]" office:value-type="float" office:value="-2354" calcext:value-type="float">
            <text:p>-2354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5" calcext:value-type="float">
            <text:p>58945</text:p>
          </table:table-cell>
          <table:table-cell office:value-type="float" office:value="60264" calcext:value-type="float">
            <text:p>60264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4" calcext:value-type="float">
            <text:p>60114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1565" calcext:value-type="float">
            <text:p>-1565</text:p>
          </table:table-cell>
          <table:table-cell table:formula="of:=[.A42]-[.C42]" office:value-type="float" office:value="-2884" calcext:value-type="float">
            <text:p>-2884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734" calcext:value-type="float">
            <text:p>-27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52" calcext:value-type="float">
            <text:p>58152</text:p>
          </table:table-cell>
          <table:table-cell office:value-type="float" office:value="57425" calcext:value-type="float">
            <text:p>57425</text:p>
          </table:table-cell>
          <table:table-cell office:value-type="float" office:value="58954" calcext:value-type="float">
            <text:p>58954</text:p>
          </table:table-cell>
          <table:table-cell office:value-type="float" office:value="57749" calcext:value-type="float">
            <text:p>57749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802" calcext:value-type="float">
            <text:p>802</text:p>
          </table:table-cell>
          <table:table-cell table:formula="of:=[.A43]-[.C43]" office:value-type="float" office:value="1529" calcext:value-type="float">
            <text:p>152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205" calcext:value-type="float">
            <text:p>12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68" calcext:value-type="float">
            <text:p>60768</text:p>
          </table:table-cell>
          <table:table-cell office:value-type="float" office:value="57732" calcext:value-type="float">
            <text:p>57732</text:p>
          </table:table-cell>
          <table:table-cell office:value-type="float" office:value="57380" calcext:value-type="float">
            <text:p>57380</text:p>
          </table:table-cell>
          <table:table-cell office:value-type="float" office:value="60503" calcext:value-type="float">
            <text:p>60503</text:p>
          </table:table-cell>
          <table:table-cell office:value-type="float" office:value="7" calcext:value-type="float">
            <text:p>7</text:p>
          </table:table-cell>
          <table:table-cell table:formula="of:=[.A44]-[.B44]" office:value-type="float" office:value="-3388" calcext:value-type="float">
            <text:p>-3388</text:p>
          </table:table-cell>
          <table:table-cell table:formula="of:=[.A44]-[.C44]" office:value-type="float" office:value="-352" calcext:value-type="float">
            <text:p>-352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879" calcext:value-type="float">
            <text:p>58879</text:p>
          </table:table-cell>
          <table:table-cell office:value-type="float" office:value="59684" calcext:value-type="float">
            <text:p>59684</text:p>
          </table:table-cell>
          <table:table-cell office:value-type="float" office:value="58657" calcext:value-type="float">
            <text:p>58657</text:p>
          </table:table-cell>
          <table:table-cell office:value-type="float" office:value="58162" calcext:value-type="float">
            <text:p>58162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222" calcext:value-type="float">
            <text:p>-222</text:p>
          </table:table-cell>
          <table:table-cell table:formula="of:=[.A45]-[.C45]" office:value-type="float" office:value="-1027" calcext:value-type="float">
            <text:p>-102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72" calcext:value-type="float">
            <text:p>57472</text:p>
          </table:table-cell>
          <table:table-cell office:value-type="float" office:value="58641" calcext:value-type="float">
            <text:p>58641</text:p>
          </table:table-cell>
          <table:table-cell office:value-type="float" office:value="57475" calcext:value-type="float">
            <text:p>57475</text:p>
          </table:table-cell>
          <table:table-cell office:value-type="float" office:value="57767" calcext:value-type="float">
            <text:p>57767</text:p>
          </table:table-cell>
          <table:table-cell office:value-type="float" office:value="8" calcext:value-type="float">
            <text:p>8</text:p>
          </table:table-cell>
          <table:table-cell table:formula="of:=[.A46]-[.B46]" office:value-type="float" office:value="3" calcext:value-type="float">
            <text:p>3</text:p>
          </table:table-cell>
          <table:table-cell table:formula="of:=[.A46]-[.C46]" office:value-type="float" office:value="-1166" calcext:value-type="float">
            <text:p>-1166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92" calcext:value-type="float">
            <text:p>-29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69" calcext:value-type="float">
            <text:p>60469</text:p>
          </table:table-cell>
          <table:table-cell office:value-type="float" office:value="58572" calcext:value-type="float">
            <text:p>58572</text:p>
          </table:table-cell>
          <table:table-cell office:value-type="float" office:value="57393" calcext:value-type="float">
            <text:p>57393</text:p>
          </table:table-cell>
          <table:table-cell office:value-type="float" office:value="59815" calcext:value-type="float">
            <text:p>59815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3076" calcext:value-type="float">
            <text:p>-3076</text:p>
          </table:table-cell>
          <table:table-cell table:formula="of:=[.A47]-[.C47]" office:value-type="float" office:value="-1179" calcext:value-type="float">
            <text:p>-117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422" calcext:value-type="float">
            <text:p>-242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43" calcext:value-type="float">
            <text:p>58543</text:p>
          </table:table-cell>
          <table:table-cell office:value-type="float" office:value="60223" calcext:value-type="float">
            <text:p>60223</text:p>
          </table:table-cell>
          <table:table-cell office:value-type="float" office:value="57380" calcext:value-type="float">
            <text:p>57380</text:p>
          </table:table-cell>
          <table:table-cell office:value-type="float" office:value="57539" calcext:value-type="float">
            <text:p>57539</text:p>
          </table:table-cell>
          <table:table-cell office:value-type="float" office:value="11" calcext:value-type="float">
            <text:p>11</text:p>
          </table:table-cell>
          <table:table-cell table:formula="of:=[.A48]-[.B48]" office:value-type="float" office:value="-1163" calcext:value-type="float">
            <text:p>-1163</text:p>
          </table:table-cell>
          <table:table-cell table:formula="of:=[.A48]-[.C48]" office:value-type="float" office:value="-2843" calcext:value-type="float">
            <text:p>-284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9" calcext:value-type="float">
            <text:p>-159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84" calcext:value-type="float">
            <text:p>59784</text:p>
          </table:table-cell>
          <table:table-cell office:value-type="float" office:value="59905" calcext:value-type="float">
            <text:p>59905</text:p>
          </table:table-cell>
          <table:table-cell office:value-type="float" office:value="57702" calcext:value-type="float">
            <text:p>57702</text:p>
          </table:table-cell>
          <table:table-cell office:value-type="float" office:value="59682" calcext:value-type="float">
            <text:p>59682</text:p>
          </table:table-cell>
          <table:table-cell office:value-type="float" office:value="14" calcext:value-type="float">
            <text:p>14</text:p>
          </table:table-cell>
          <table:table-cell table:formula="of:=[.A49]-[.B49]" office:value-type="float" office:value="-2082" calcext:value-type="float">
            <text:p>-2082</text:p>
          </table:table-cell>
          <table:table-cell table:formula="of:=[.A49]-[.C49]" office:value-type="float" office:value="-2203" calcext:value-type="float">
            <text:p>-220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161" calcext:value-type="float">
            <text:p>60161</text:p>
          </table:table-cell>
          <table:table-cell office:value-type="float" office:value="58401" calcext:value-type="float">
            <text:p>58401</text:p>
          </table:table-cell>
          <table:table-cell office:value-type="float" office:value="57476" calcext:value-type="float">
            <text:p>57476</text:p>
          </table:table-cell>
          <table:table-cell office:value-type="float" office:value="59397" calcext:value-type="float">
            <text:p>59397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685" calcext:value-type="float">
            <text:p>-2685</text:p>
          </table:table-cell>
          <table:table-cell table:formula="of:=[.A50]-[.C50]" office:value-type="float" office:value="-925" calcext:value-type="float">
            <text:p>-925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1921" calcext:value-type="float">
            <text:p>-19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57376" calcext:value-type="float">
            <text:p>57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6" calcext:value-type="float">
            <text:p>58036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12" calcext:value-type="float">
            <text:p>12</text:p>
          </table:table-cell>
          <table:table-cell table:formula="of:=[.A51]-[.C51]" office:value-type="float" office:value="4" calcext:value-type="float">
            <text:p>4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656" calcext:value-type="float">
            <text:p>-65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09" calcext:value-type="float">
            <text:p>57909</text:p>
          </table:table-cell>
          <table:table-cell office:value-type="float" office:value="58377" calcext:value-type="float">
            <text:p>58377</text:p>
          </table:table-cell>
          <table:table-cell office:value-type="float" office:value="58779" calcext:value-type="float">
            <text:p>58779</text:p>
          </table:table-cell>
          <table:table-cell office:value-type="float" office:value="58916" calcext:value-type="float">
            <text:p>58916</text:p>
          </table:table-cell>
          <table:table-cell office:value-type="float" office:value="9" calcext:value-type="float">
            <text:p>9</text:p>
          </table:table-cell>
          <table:table-cell table:formula="of:=[.A52]-[.B52]" office:value-type="float" office:value="870" calcext:value-type="float">
            <text:p>870</text:p>
          </table:table-cell>
          <table:table-cell table:formula="of:=[.A52]-[.C52]" office:value-type="float" office:value="402" calcext:value-type="float">
            <text:p>40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37" calcext:value-type="float">
            <text:p>-137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256" calcext:value-type="float">
            <text:p>60256</text:p>
          </table:table-cell>
          <table:table-cell office:value-type="float" office:value="59400" calcext:value-type="float">
            <text:p>59400</text:p>
          </table:table-cell>
          <table:table-cell office:value-type="float" office:value="57700" calcext:value-type="float">
            <text:p>57700</text:p>
          </table:table-cell>
          <table:table-cell office:value-type="float" office:value="58452" calcext:value-type="float">
            <text:p>58452</text:p>
          </table:table-cell>
          <table:table-cell office:value-type="float" office:value="9" calcext:value-type="float">
            <text:p>9</text:p>
          </table:table-cell>
          <table:table-cell table:formula="of:=[.A53]-[.B53]" office:value-type="float" office:value="-2556" calcext:value-type="float">
            <text:p>-2556</text:p>
          </table:table-cell>
          <table:table-cell table:formula="of:=[.A53]-[.C53]" office:value-type="float" office:value="-1700" calcext:value-type="float">
            <text:p>-1700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752" calcext:value-type="float">
            <text:p>-75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81" calcext:value-type="float">
            <text:p>57881</text:p>
          </table:table-cell>
          <table:table-cell office:value-type="float" office:value="60032" calcext:value-type="float">
            <text:p>60032</text:p>
          </table:table-cell>
          <table:table-cell office:value-type="float" office:value="57707" calcext:value-type="float">
            <text:p>57707</text:p>
          </table:table-cell>
          <table:table-cell office:value-type="float" office:value="58375" calcext:value-type="float">
            <text:p>58375</text:p>
          </table:table-cell>
          <table:table-cell office:value-type="float" office:value="8" calcext:value-type="float">
            <text:p>8</text:p>
          </table:table-cell>
          <table:table-cell table:formula="of:=[.A54]-[.B54]" office:value-type="float" office:value="-174" calcext:value-type="float">
            <text:p>-174</text:p>
          </table:table-cell>
          <table:table-cell table:formula="of:=[.A54]-[.C54]" office:value-type="float" office:value="-2325" calcext:value-type="float">
            <text:p>-2325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668" calcext:value-type="float">
            <text:p>-668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031" calcext:value-type="float">
            <text:p>590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9392" calcext:value-type="float">
            <text:p>59392</text:p>
          </table:table-cell>
          <table:table-cell office:value-type="float" office:value="13" calcext:value-type="float">
            <text:p>13</text:p>
          </table:table-cell>
          <table:table-cell table:formula="of:=[.A55]-[.B55]" office:value-type="float" office:value="-1296" calcext:value-type="float">
            <text:p>-1296</text:p>
          </table:table-cell>
          <table:table-cell table:formula="of:=[.A55]-[.C55]" office:value-type="float" office:value="-3704" calcext:value-type="float">
            <text:p>-370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57" calcext:value-type="float">
            <text:p>-165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50" calcext:value-type="float">
            <text:p>60850</text:p>
          </table:table-cell>
          <table:table-cell office:value-type="float" office:value="58185" calcext:value-type="float">
            <text:p>58185</text:p>
          </table:table-cell>
          <table:table-cell office:value-type="float" office:value="57380" calcext:value-type="float">
            <text:p>57380</text:p>
          </table:table-cell>
          <table:table-cell office:value-type="float" office:value="57663" calcext:value-type="float">
            <text:p>57663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3470" calcext:value-type="float">
            <text:p>-3470</text:p>
          </table:table-cell>
          <table:table-cell table:formula="of:=[.A56]-[.C56]" office:value-type="float" office:value="-805" calcext:value-type="float">
            <text:p>-80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83" calcext:value-type="float">
            <text:p>-28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8" calcext:value-type="float">
            <text:p>5994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9" calcext:value-type="float">
            <text:p>58649</text:p>
          </table:table-cell>
          <table:table-cell office:value-type="float" office:value="59050" calcext:value-type="float">
            <text:p>59050</text:p>
          </table:table-cell>
          <table:table-cell office:value-type="float" office:value="9" calcext:value-type="float">
            <text:p>9</text:p>
          </table:table-cell>
          <table:table-cell table:formula="of:=[.A57]-[.B57]" office:value-type="float" office:value="-1299" calcext:value-type="float">
            <text:p>-1299</text:p>
          </table:table-cell>
          <table:table-cell table:formula="of:=[.A57]-[.C57]" office:value-type="float" office:value="1270" calcext:value-type="float">
            <text:p>127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01" calcext:value-type="float">
            <text:p>-40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775" calcext:value-type="float">
            <text:p>60775</text:p>
          </table:table-cell>
          <table:table-cell office:value-type="float" office:value="57418" calcext:value-type="float">
            <text:p>57418</text:p>
          </table:table-cell>
          <table:table-cell office:value-type="float" office:value="58175" calcext:value-type="float">
            <text:p>58175</text:p>
          </table:table-cell>
          <table:table-cell office:value-type="float" office:value="57544" calcext:value-type="float">
            <text:p>57544</text:p>
          </table:table-cell>
          <table:table-cell office:value-type="float" office:value="9" calcext:value-type="float">
            <text:p>9</text:p>
          </table:table-cell>
          <table:table-cell table:formula="of:=[.A58]-[.B58]" office:value-type="float" office:value="-2600" calcext:value-type="float">
            <text:p>-2600</text:p>
          </table:table-cell>
          <table:table-cell table:formula="of:=[.A58]-[.C58]" office:value-type="float" office:value="757" calcext:value-type="float">
            <text:p>75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35" calcext:value-type="float">
            <text:p>59735</text:p>
          </table:table-cell>
          <table:table-cell office:value-type="float" office:value="59670" calcext:value-type="float">
            <text:p>59670</text:p>
          </table:table-cell>
          <table:table-cell office:value-type="float" office:value="57734" calcext:value-type="float">
            <text:p>57734</text:p>
          </table:table-cell>
          <table:table-cell office:value-type="float" office:value="58918" calcext:value-type="float">
            <text:p>58918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001" calcext:value-type="float">
            <text:p>-2001</text:p>
          </table:table-cell>
          <table:table-cell table:formula="of:=[.A59]-[.C59]" office:value-type="float" office:value="-1936" calcext:value-type="float">
            <text:p>-193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184" calcext:value-type="float">
            <text:p>-1184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663" calcext:value-type="float">
            <text:p>58663</text:p>
          </table:table-cell>
          <table:table-cell office:value-type="float" office:value="60485" calcext:value-type="float">
            <text:p>60485</text:p>
          </table:table-cell>
          <table:table-cell office:value-type="float" office:value="58160" calcext:value-type="float">
            <text:p>58160</text:p>
          </table:table-cell>
          <table:table-cell office:value-type="float" office:value="57504" calcext:value-type="float">
            <text:p>57504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-503" calcext:value-type="float">
            <text:p>-503</text:p>
          </table:table-cell>
          <table:table-cell table:formula="of:=[.A60]-[.C60]" office:value-type="float" office:value="-2325" calcext:value-type="float">
            <text:p>-2325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76" calcext:value-type="float">
            <text:p>60676</text:p>
          </table:table-cell>
          <table:table-cell office:value-type="float" office:value="59721" calcext:value-type="float">
            <text:p>59721</text:p>
          </table:table-cell>
          <table:table-cell office:value-type="float" office:value="57354" calcext:value-type="float">
            <text:p>57354</text:p>
          </table:table-cell>
          <table:table-cell office:value-type="float" office:value="58153" calcext:value-type="float">
            <text:p>58153</text:p>
          </table:table-cell>
          <table:table-cell office:value-type="float" office:value="12" calcext:value-type="float">
            <text:p>12</text:p>
          </table:table-cell>
          <table:table-cell table:formula="of:=[.A61]-[.B61]" office:value-type="float" office:value="-3322" calcext:value-type="float">
            <text:p>-3322</text:p>
          </table:table-cell>
          <table:table-cell table:formula="of:=[.A61]-[.C61]" office:value-type="float" office:value="-2367" calcext:value-type="float">
            <text:p>-236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799" calcext:value-type="float">
            <text:p>-79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6" calcext:value-type="float">
            <text:p>58666</text:p>
          </table:table-cell>
          <table:table-cell office:value-type="float" office:value="57512" calcext:value-type="float">
            <text:p>57512</text:p>
          </table:table-cell>
          <table:table-cell office:value-type="float" office:value="58779" calcext:value-type="float">
            <text:p>58779</text:p>
          </table:table-cell>
          <table:table-cell office:value-type="float" office:value="57919" calcext:value-type="float">
            <text:p>57919</text:p>
          </table:table-cell>
          <table:table-cell office:value-type="float" office:value="9" calcext:value-type="float">
            <text:p>9</text:p>
          </table:table-cell>
          <table:table-cell table:formula="of:=[.A62]-[.B62]" office:value-type="float" office:value="113" calcext:value-type="float">
            <text:p>113</text:p>
          </table:table-cell>
          <table:table-cell table:formula="of:=[.A62]-[.C62]" office:value-type="float" office:value="1267" calcext:value-type="float">
            <text:p>1267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267" calcext:value-type="float">
            <text:p>60267</text:p>
          </table:table-cell>
          <table:table-cell office:value-type="float" office:value="57410" calcext:value-type="float">
            <text:p>57410</text:p>
          </table:table-cell>
          <table:table-cell office:value-type="float" office:value="59721" calcext:value-type="float">
            <text:p>59721</text:p>
          </table:table-cell>
          <table:table-cell office:value-type="float" office:value="58378" calcext:value-type="float">
            <text:p>58378</text:p>
          </table:table-cell>
          <table:table-cell office:value-type="float" office:value="14" calcext:value-type="float">
            <text:p>14</text:p>
          </table:table-cell>
          <table:table-cell table:formula="of:=[.A63]-[.B63]" office:value-type="float" office:value="-546" calcext:value-type="float">
            <text:p>-546</text:p>
          </table:table-cell>
          <table:table-cell table:formula="of:=[.A63]-[.C63]" office:value-type="float" office:value="2311" calcext:value-type="float">
            <text:p>2311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343" calcext:value-type="float">
            <text:p>134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780" calcext:value-type="float">
            <text:p>57780</text:p>
          </table:table-cell>
          <table:table-cell office:value-type="float" office:value="58889" calcext:value-type="float">
            <text:p>58889</text:p>
          </table:table-cell>
          <table:table-cell office:value-type="float" office:value="57493" calcext:value-type="float">
            <text:p>57493</text:p>
          </table:table-cell>
          <table:table-cell office:value-type="float" office:value="59554" calcext:value-type="float">
            <text:p>59554</text:p>
          </table:table-cell>
          <table:table-cell office:value-type="float" office:value="13" calcext:value-type="float">
            <text:p>13</text:p>
          </table:table-cell>
          <table:table-cell table:formula="of:=[.A64]-[.B64]" office:value-type="float" office:value="-287" calcext:value-type="float">
            <text:p>-287</text:p>
          </table:table-cell>
          <table:table-cell table:formula="of:=[.A64]-[.C64]" office:value-type="float" office:value="-1396" calcext:value-type="float">
            <text:p>-139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61" calcext:value-type="float">
            <text:p>-20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1" calcext:value-type="float">
            <text:p>57421</text:p>
          </table:table-cell>
          <table:table-cell office:value-type="float" office:value="57650" calcext:value-type="float">
            <text:p>576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729" calcext:value-type="float">
            <text:p>59729</text:p>
          </table:table-cell>
          <table:table-cell office:value-type="float" office:value="14" calcext:value-type="float">
            <text:p>14</text:p>
          </table:table-cell>
          <table:table-cell table:formula="of:=[.A65]-[.B65]" office:value-type="float" office:value="-41" calcext:value-type="float">
            <text:p>-41</text:p>
          </table:table-cell>
          <table:table-cell table:formula="of:=[.A65]-[.C65]" office:value-type="float" office:value="-270" calcext:value-type="float">
            <text:p>-270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2349" calcext:value-type="float">
            <text:p>-234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416" calcext:value-type="float">
            <text:p>60416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754" calcext:value-type="float">
            <text:p>58754</text:p>
          </table:table-cell>
          <table:table-cell office:value-type="float" office:value="14" calcext:value-type="float">
            <text:p>14</text:p>
          </table:table-cell>
          <table:table-cell table:formula="of:=[.A66]-[.B66]" office:value-type="float" office:value="-3017" calcext:value-type="float">
            <text:p>-3017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355" calcext:value-type="float">
            <text:p>-1355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904" calcext:value-type="float">
            <text:p>57904</text:p>
          </table:table-cell>
          <table:table-cell office:value-type="float" office:value="57856" calcext:value-type="float">
            <text:p>57856</text:p>
          </table:table-cell>
          <table:table-cell office:value-type="float" office:value="57397" calcext:value-type="float">
            <text:p>57397</text:p>
          </table:table-cell>
          <table:table-cell office:value-type="float" office:value="60597" calcext:value-type="float">
            <text:p>60597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507" calcext:value-type="float">
            <text:p>-507</text:p>
          </table:table-cell>
          <table:table-cell table:formula="of:=[.A67]-[.C67]" office:value-type="float" office:value="-459" calcext:value-type="float">
            <text:p>-45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200" calcext:value-type="float">
            <text:p>-320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544" calcext:value-type="float">
            <text:p>57544</text:p>
          </table:table-cell>
          <table:table-cell office:value-type="float" office:value="58431" calcext:value-type="float">
            <text:p>58431</text:p>
          </table:table-cell>
          <table:table-cell office:value-type="float" office:value="57398" calcext:value-type="float">
            <text:p>57398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 table:formula="of:=[.A68]-[.B68]" office:value-type="float" office:value="-146" calcext:value-type="float">
            <text:p>-146</text:p>
          </table:table-cell>
          <table:table-cell table:formula="of:=[.A68]-[.C68]" office:value-type="float" office:value="-1033" calcext:value-type="float">
            <text:p>-103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4041" calcext:value-type="float">
            <text:p>-4041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562" calcext:value-type="float">
            <text:p>59562</text:p>
          </table:table-cell>
          <table:table-cell office:value-type="float" office:value="60245" calcext:value-type="float">
            <text:p>60245</text:p>
          </table:table-cell>
          <table:table-cell office:value-type="float" office:value="57413" calcext:value-type="float">
            <text:p>57413</text:p>
          </table:table-cell>
          <table:table-cell office:value-type="float" office:value="57346" calcext:value-type="float">
            <text:p>57346</text:p>
          </table:table-cell>
          <table:table-cell office:value-type="float" office:value="11" calcext:value-type="float">
            <text:p>11</text:p>
          </table:table-cell>
          <table:table-cell table:formula="of:=[.A69]-[.B69]" office:value-type="float" office:value="-2149" calcext:value-type="float">
            <text:p>-2149</text:p>
          </table:table-cell>
          <table:table-cell table:formula="of:=[.A69]-[.C69]" office:value-type="float" office:value="-2832" calcext:value-type="float">
            <text:p>-28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55" calcext:value-type="float">
            <text:p>58955</text:p>
          </table:table-cell>
          <table:table-cell office:value-type="float" office:value="58551" calcext:value-type="float">
            <text:p>58551</text:p>
          </table:table-cell>
          <table:table-cell office:value-type="float" office:value="57354" calcext:value-type="float">
            <text:p>57354</text:p>
          </table:table-cell>
          <table:table-cell office:value-type="float" office:value="58166" calcext:value-type="float">
            <text:p>58166</text:p>
          </table:table-cell>
          <table:table-cell office:value-type="float" office:value="13" calcext:value-type="float">
            <text:p>13</text:p>
          </table:table-cell>
          <table:table-cell table:formula="of:=[.A70]-[.B70]" office:value-type="float" office:value="-1601" calcext:value-type="float">
            <text:p>-1601</text:p>
          </table:table-cell>
          <table:table-cell table:formula="of:=[.A70]-[.C70]" office:value-type="float" office:value="-1197" calcext:value-type="float">
            <text:p>-119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812" calcext:value-type="float">
            <text:p>-81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697" calcext:value-type="float">
            <text:p>57697</text:p>
          </table:table-cell>
          <table:table-cell office:value-type="float" office:value="59498" calcext:value-type="float">
            <text:p>59498</text:p>
          </table:table-cell>
          <table:table-cell office:value-type="float" office:value="61439" calcext:value-type="float">
            <text:p>61439</text:p>
          </table:table-cell>
          <table:table-cell office:value-type="float" office:value="58006" calcext:value-type="float">
            <text:p>58006</text:p>
          </table:table-cell>
          <table:table-cell office:value-type="float" office:value="10" calcext:value-type="float">
            <text:p>10</text:p>
          </table:table-cell>
          <table:table-cell table:formula="of:=[.A71]-[.B71]" office:value-type="float" office:value="3742" calcext:value-type="float">
            <text:p>3742</text:p>
          </table:table-cell>
          <table:table-cell table:formula="of:=[.A71]-[.C71]" office:value-type="float" office:value="1941" calcext:value-type="float">
            <text:p>194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433" calcext:value-type="float">
            <text:p>343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7" calcext:value-type="float">
            <text:p>67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57142857142857" calcext:value-type="float">
            <text:p>0.957142857142857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1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741" calcext:value-type="float">
            <text:p>60741</text:p>
          </table:table-cell>
          <table:table-cell office:value-type="float" office:value="57919" calcext:value-type="float">
            <text:p>57919</text:p>
          </table:table-cell>
          <table:table-cell office:value-type="float" office:value="58688" calcext:value-type="float">
            <text:p>58688</text:p>
          </table:table-cell>
          <table:table-cell office:value-type="float" office:value="59045" calcext:value-type="float">
            <text:p>59045</text:p>
          </table:table-cell>
          <table:table-cell office:value-type="float" office:value="8" calcext:value-type="float">
            <text:p>8</text:p>
          </table:table-cell>
          <table:table-cell table:formula="of:=[.A2]-[.B2]" office:value-type="float" office:value="-2053" calcext:value-type="float">
            <text:p>-2053</text:p>
          </table:table-cell>
          <table:table-cell table:formula="of:=[.A2]-[.C2]" office:value-type="float" office:value="769" calcext:value-type="float">
            <text:p>769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357" calcext:value-type="float">
            <text:p>-35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17459" calcext:value-type="float">
            <text:p>117459</text:p>
          </table:table-cell>
          <table:table-cell office:value-type="float" office:value="4966" calcext:value-type="float">
            <text:p>4966</text:p>
          </table:table-cell>
          <table:table-cell office:value-type="float" office:value="70" calcext:value-type="float">
            <text:p>70</text:p>
          </table:table-cell>
          <table:table-cell office:value-type="float" office:value="3505" calcext:value-type="float">
            <text:p>3505</text:p>
          </table:table-cell>
          <table:table-cell office:value-type="float" office:value="245142" calcext:value-type="float">
            <text:p>245142</text:p>
          </table:table-cell>
          <table:table-cell office:value-type="float" office:value="5770" calcext:value-type="float">
            <text:p>5770</text:p>
          </table:table-cell>
          <table:table-cell office:value-type="float" office:value="10376" calcext:value-type="float">
            <text:p>10376</text:p>
          </table:table-cell>
          <table:table-cell office:value-type="float" office:value="5670" calcext:value-type="float">
            <text:p>5670</text:p>
          </table:table-cell>
          <table:table-cell office:value-type="float" office:value="33330" calcext:value-type="float">
            <text:p>3333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56" calcext:value-type="float">
            <text:p>58456</text:p>
          </table:table-cell>
          <table:table-cell office:value-type="float" office:value="58113" calcext:value-type="float">
            <text:p>58113</text:p>
          </table:table-cell>
          <table:table-cell office:value-type="float" office:value="57477" calcext:value-type="float">
            <text:p>57477</text:p>
          </table:table-cell>
          <table:table-cell office:value-type="float" office:value="57876" calcext:value-type="float">
            <text:p>57876</text:p>
          </table:table-cell>
          <table:table-cell office:value-type="float" office:value="15" calcext:value-type="float">
            <text:p>15</text:p>
          </table:table-cell>
          <table:table-cell table:formula="of:=[.A3]-[.B3]" office:value-type="float" office:value="-979" calcext:value-type="float">
            <text:p>-979</text:p>
          </table:table-cell>
          <table:table-cell table:formula="of:=[.A3]-[.C3]" office:value-type="float" office:value="-636" calcext:value-type="float">
            <text:p>-636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99" calcext:value-type="float">
            <text:p>-399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17459" calcext:value-type="float">
            <text:p>117459</text:p>
          </table:table-cell>
          <table:table-cell office:value-type="float" office:value="5391" calcext:value-type="float">
            <text:p>5391</text:p>
          </table:table-cell>
          <table:table-cell office:value-type="float" office:value="70" calcext:value-type="float">
            <text:p>70</text:p>
          </table:table-cell>
          <table:table-cell office:value-type="float" office:value="3541" calcext:value-type="float">
            <text:p>3541</text:p>
          </table:table-cell>
          <table:table-cell office:value-type="float" office:value="247892" calcext:value-type="float">
            <text:p>247892</text:p>
          </table:table-cell>
          <table:table-cell office:value-type="float" office:value="5770" calcext:value-type="float">
            <text:p>5770</text:p>
          </table:table-cell>
          <table:table-cell office:value-type="float" office:value="10286" calcext:value-type="float">
            <text:p>10286</text:p>
          </table:table-cell>
          <table:table-cell office:value-type="float" office:value="5670" calcext:value-type="float">
            <text:p>5670</text:p>
          </table:table-cell>
          <table:table-cell office:value-type="float" office:value="33479" calcext:value-type="float">
            <text:p>3347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6" calcext:value-type="float">
            <text:p>58886</text:p>
          </table:table-cell>
          <table:table-cell office:value-type="float" office:value="58129" calcext:value-type="float">
            <text:p>5812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9" calcext:value-type="float">
            <text:p>60569</text:p>
          </table:table-cell>
          <table:table-cell office:value-type="float" office:value="13" calcext:value-type="float">
            <text:p>13</text:p>
          </table:table-cell>
          <table:table-cell table:formula="of:=[.A4]-[.B4]" office:value-type="float" office:value="-1506" calcext:value-type="float">
            <text:p>-1506</text:p>
          </table:table-cell>
          <table:table-cell table:formula="of:=[.A4]-[.C4]" office:value-type="float" office:value="-749" calcext:value-type="float">
            <text:p>-74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189" calcext:value-type="float">
            <text:p>-3189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688" calcext:value-type="float">
            <text:p>60688</text:p>
          </table:table-cell>
          <table:table-cell office:value-type="float" office:value="57452" calcext:value-type="float">
            <text:p>57452</text:p>
          </table:table-cell>
          <table:table-cell office:value-type="float" office:value="58932" calcext:value-type="float">
            <text:p>58932</text:p>
          </table:table-cell>
          <table:table-cell office:value-type="float" office:value="60435" calcext:value-type="float">
            <text:p>60435</text:p>
          </table:table-cell>
          <table:table-cell office:value-type="float" office:value="13" calcext:value-type="float">
            <text:p>13</text:p>
          </table:table-cell>
          <table:table-cell table:formula="of:=[.A5]-[.B5]" office:value-type="float" office:value="-1756" calcext:value-type="float">
            <text:p>-1756</text:p>
          </table:table-cell>
          <table:table-cell table:formula="of:=[.A5]-[.C5]" office:value-type="float" office:value="1480" calcext:value-type="float">
            <text:p>148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503" calcext:value-type="float">
            <text:p>-150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01" calcext:value-type="float">
            <text:p>59401</text:p>
          </table:table-cell>
          <table:table-cell office:value-type="float" office:value="57435" calcext:value-type="float">
            <text:p>57435</text:p>
          </table:table-cell>
          <table:table-cell office:value-type="float" office:value="57699" calcext:value-type="float">
            <text:p>57699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 table:formula="of:=[.A6]-[.B6]" office:value-type="float" office:value="-1702" calcext:value-type="float">
            <text:p>-1702</text:p>
          </table:table-cell>
          <table:table-cell table:formula="of:=[.A6]-[.C6]" office:value-type="float" office:value="264" calcext:value-type="float">
            <text:p>264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740" calcext:value-type="float">
            <text:p>-3740</text:p>
          </table:table-cell>
          <table:table-cell table:number-columns-repeated="3"/>
          <table:table-cell table:formula="of:=AVERAGE([.N2:.N3])" office:value-type="float" office:value="117459" calcext:value-type="float">
            <text:p>117459</text:p>
          </table:table-cell>
          <table:table-cell table:formula="of:=AVERAGE([.O2:.O3])" office:value-type="float" office:value="5178.5" calcext:value-type="float">
            <text:p>5178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23" calcext:value-type="float">
            <text:p>3523</text:p>
          </table:table-cell>
          <table:table-cell table:formula="of:=AVERAGE([.R2:.R3])" office:value-type="float" office:value="246517" calcext:value-type="float">
            <text:p>246517</text:p>
          </table:table-cell>
          <table:table-cell table:formula="of:=AVERAGE([.S2:.S3])" office:value-type="float" office:value="5770" calcext:value-type="float">
            <text:p>5770</text:p>
          </table:table-cell>
          <table:table-cell table:formula="of:=AVERAGE([.T2:.T3])" office:value-type="float" office:value="10331" calcext:value-type="float">
            <text:p>10331</text:p>
          </table:table-cell>
          <table:table-cell table:formula="of:=AVERAGE([.U2:.U3])" office:value-type="float" office:value="5670" calcext:value-type="float">
            <text:p>5670</text:p>
          </table:table-cell>
          <table:table-cell table:formula="of:=AVERAGE([.V2:.V3])" office:value-type="float" office:value="33404.5" calcext:value-type="float">
            <text:p>33404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7927" calcext:value-type="float">
            <text:p>57927</text:p>
          </table:table-cell>
          <table:table-cell office:value-type="float" office:value="57995" calcext:value-type="float">
            <text:p>57995</text:p>
          </table:table-cell>
          <table:table-cell office:value-type="float" office:value="58125" calcext:value-type="float">
            <text:p>58125</text:p>
          </table:table-cell>
          <table:table-cell office:value-type="float" office:value="14" calcext:value-type="float">
            <text:p>14</text:p>
          </table:table-cell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68" calcext:value-type="float">
            <text:p>6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30" calcext:value-type="float">
            <text:p>-130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394" calcext:value-type="float">
            <text:p>57394</text:p>
          </table:table-cell>
          <table:table-cell office:value-type="float" office:value="59545" calcext:value-type="float">
            <text:p>59545</text:p>
          </table:table-cell>
          <table:table-cell office:value-type="float" office:value="57701" calcext:value-type="float">
            <text:p>57701</text:p>
          </table:table-cell>
          <table:table-cell office:value-type="float" office:value="58550" calcext:value-type="float">
            <text:p>58550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307" calcext:value-type="float">
            <text:p>307</text:p>
          </table:table-cell>
          <table:table-cell table:formula="of:=[.A8]-[.C8]" office:value-type="float" office:value="-1844" calcext:value-type="float">
            <text:p>-184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849" calcext:value-type="float">
            <text:p>-849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66" calcext:value-type="float">
            <text:p>58966</text:p>
          </table:table-cell>
          <table:table-cell office:value-type="float" office:value="60287" calcext:value-type="float">
            <text:p>60287</text:p>
          </table:table-cell>
          <table:table-cell office:value-type="float" office:value="57748" calcext:value-type="float">
            <text:p>57748</text:p>
          </table:table-cell>
          <table:table-cell office:value-type="float" office:value="57474" calcext:value-type="float">
            <text:p>57474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-1218" calcext:value-type="float">
            <text:p>-1218</text:p>
          </table:table-cell>
          <table:table-cell table:formula="of:=[.A9]-[.C9]" office:value-type="float" office:value="-2539" calcext:value-type="float">
            <text:p>-253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274" calcext:value-type="float">
            <text:p>27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1439" calcext:value-type="float">
            <text:p>61439</text:p>
          </table:table-cell>
          <table:table-cell office:value-type="float" office:value="58919" calcext:value-type="float">
            <text:p>58919</text:p>
          </table:table-cell>
          <table:table-cell office:value-type="float" office:value="57760" calcext:value-type="float">
            <text:p>57760</text:p>
          </table:table-cell>
          <table:table-cell office:value-type="float" office:value="57430" calcext:value-type="float">
            <text:p>57430</text:p>
          </table:table-cell>
          <table:table-cell office:value-type="float" office:value="11" calcext:value-type="float">
            <text:p>11</text:p>
          </table:table-cell>
          <table:table-cell table:formula="of:=[.A10]-[.B10]" office:value-type="float" office:value="-3679" calcext:value-type="float">
            <text:p>-3679</text:p>
          </table:table-cell>
          <table:table-cell table:formula="of:=[.A10]-[.C10]" office:value-type="float" office:value="-1159" calcext:value-type="float">
            <text:p>-115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330" calcext:value-type="float">
            <text:p>330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43" calcext:value-type="float">
            <text:p>57943</text:p>
          </table:table-cell>
          <table:table-cell office:value-type="float" office:value="57558" calcext:value-type="float">
            <text:p>57558</text:p>
          </table:table-cell>
          <table:table-cell office:value-type="float" office:value="57484" calcext:value-type="float">
            <text:p>57484</text:p>
          </table:table-cell>
          <table:table-cell office:value-type="float" office:value="57946" calcext:value-type="float">
            <text:p>57946</text:p>
          </table:table-cell>
          <table:table-cell office:value-type="float" office:value="10" calcext:value-type="float">
            <text:p>10</text:p>
          </table:table-cell>
          <table:table-cell table:formula="of:=[.A11]-[.B11]" office:value-type="float" office:value="-459" calcext:value-type="float">
            <text:p>-459</text:p>
          </table:table-cell>
          <table:table-cell table:formula="of:=[.A11]-[.C11]" office:value-type="float" office:value="-74" calcext:value-type="float">
            <text:p>-7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462" calcext:value-type="float">
            <text:p>-462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1" calcext:value-type="float">
            <text:p>58951</text:p>
          </table:table-cell>
          <table:table-cell office:value-type="float" office:value="59010" calcext:value-type="float">
            <text:p>59010</text:p>
          </table:table-cell>
          <table:table-cell office:value-type="float" office:value="57380" calcext:value-type="float">
            <text:p>57380</text:p>
          </table:table-cell>
          <table:table-cell office:value-type="float" office:value="58436" calcext:value-type="float">
            <text:p>58436</text:p>
          </table:table-cell>
          <table:table-cell office:value-type="float" office:value="15" calcext:value-type="float">
            <text:p>15</text:p>
          </table:table-cell>
          <table:table-cell table:formula="of:=[.A12]-[.B12]" office:value-type="float" office:value="-1571" calcext:value-type="float">
            <text:p>-1571</text:p>
          </table:table-cell>
          <table:table-cell table:formula="of:=[.A12]-[.C12]" office:value-type="float" office:value="-1630" calcext:value-type="float">
            <text:p>-163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056" calcext:value-type="float">
            <text:p>-1056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97" calcext:value-type="float">
            <text:p>58197</text:p>
          </table:table-cell>
          <table:table-cell office:value-type="float" office:value="57344" calcext:value-type="float">
            <text:p>57344</text:p>
          </table:table-cell>
          <table:table-cell office:value-type="float" office:value="59435" calcext:value-type="float">
            <text:p>59435</text:p>
          </table:table-cell>
          <table:table-cell office:value-type="float" office:value="57909" calcext:value-type="float">
            <text:p>57909</text:p>
          </table:table-cell>
          <table:table-cell office:value-type="float" office:value="8" calcext:value-type="float">
            <text:p>8</text:p>
          </table:table-cell>
          <table:table-cell table:formula="of:=[.A13]-[.B13]" office:value-type="float" office:value="1238" calcext:value-type="float">
            <text:p>1238</text:p>
          </table:table-cell>
          <table:table-cell table:formula="of:=[.A13]-[.C13]" office:value-type="float" office:value="2091" calcext:value-type="float">
            <text:p>20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526" calcext:value-type="float">
            <text:p>1526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45" calcext:value-type="float">
            <text:p>59445</text:p>
          </table:table-cell>
          <table:table-cell office:value-type="float" office:value="59692" calcext:value-type="float">
            <text:p>59692</text:p>
          </table:table-cell>
          <table:table-cell office:value-type="float" office:value="57922" calcext:value-type="float">
            <text:p>57922</text:p>
          </table:table-cell>
          <table:table-cell office:value-type="float" office:value="60838" calcext:value-type="float">
            <text:p>60838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1523" calcext:value-type="float">
            <text:p>-1523</text:p>
          </table:table-cell>
          <table:table-cell table:formula="of:=[.A14]-[.C14]" office:value-type="float" office:value="-1770" calcext:value-type="float">
            <text:p>-1770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2916" calcext:value-type="float">
            <text:p>-2916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7" calcext:value-type="float">
            <text:p>57737</text:p>
          </table:table-cell>
          <table:table-cell office:value-type="float" office:value="57345" calcext:value-type="float">
            <text:p>57345</text:p>
          </table:table-cell>
          <table:table-cell office:value-type="float" office:value="57783" calcext:value-type="float">
            <text:p>57783</text:p>
          </table:table-cell>
          <table:table-cell office:value-type="float" office:value="57474" calcext:value-type="float">
            <text:p>57474</text:p>
          </table:table-cell>
          <table:table-cell office:value-type="float" office:value="8" calcext:value-type="float">
            <text:p>8</text:p>
          </table:table-cell>
          <table:table-cell table:formula="of:=[.A15]-[.B15]" office:value-type="float" office:value="46" calcext:value-type="float">
            <text:p>46</text:p>
          </table:table-cell>
          <table:table-cell table:formula="of:=[.A15]-[.C15]" office:value-type="float" office:value="438" calcext:value-type="float">
            <text:p>438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09" calcext:value-type="float">
            <text:p>30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747" calcext:value-type="float">
            <text:p>59747</text:p>
          </table:table-cell>
          <table:table-cell office:value-type="float" office:value="58898" calcext:value-type="float">
            <text:p>58898</text:p>
          </table:table-cell>
          <table:table-cell office:value-type="float" office:value="58161" calcext:value-type="float">
            <text:p>58161</text:p>
          </table:table-cell>
          <table:table-cell office:value-type="float" office:value="57986" calcext:value-type="float">
            <text:p>57986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1586" calcext:value-type="float">
            <text:p>-1586</text:p>
          </table:table-cell>
          <table:table-cell table:formula="of:=[.A16]-[.C16]" office:value-type="float" office:value="-737" calcext:value-type="float">
            <text:p>-737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44" calcext:value-type="float">
            <text:p>57544</text:p>
          </table:table-cell>
          <table:table-cell office:value-type="float" office:value="58775" calcext:value-type="float">
            <text:p>58775</text:p>
          </table:table-cell>
          <table:table-cell office:value-type="float" office:value="57485" calcext:value-type="float">
            <text:p>57485</text:p>
          </table:table-cell>
          <table:table-cell office:value-type="float" office:value="57955" calcext:value-type="float">
            <text:p>57955</text:p>
          </table:table-cell>
          <table:table-cell office:value-type="float" office:value="15" calcext:value-type="float">
            <text:p>15</text:p>
          </table:table-cell>
          <table:table-cell table:formula="of:=[.A17]-[.B17]" office:value-type="float" office:value="-59" calcext:value-type="float">
            <text:p>-59</text:p>
          </table:table-cell>
          <table:table-cell table:formula="of:=[.A17]-[.C17]" office:value-type="float" office:value="-1290" calcext:value-type="float">
            <text:p>-1290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70" calcext:value-type="float">
            <text:p>-47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7" calcext:value-type="float">
            <text:p>57887</text:p>
          </table:table-cell>
          <table:table-cell office:value-type="float" office:value="58454" calcext:value-type="float">
            <text:p>58454</text:p>
          </table:table-cell>
          <table:table-cell office:value-type="float" office:value="57380" calcext:value-type="float">
            <text:p>57380</text:p>
          </table:table-cell>
          <table:table-cell office:value-type="float" office:value="59494" calcext:value-type="float">
            <text:p>59494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507" calcext:value-type="float">
            <text:p>-507</text:p>
          </table:table-cell>
          <table:table-cell table:formula="of:=[.A18]-[.C18]" office:value-type="float" office:value="-1074" calcext:value-type="float">
            <text:p>-1074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114" calcext:value-type="float">
            <text:p>-21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825" calcext:value-type="float">
            <text:p>59825</text:p>
          </table:table-cell>
          <table:table-cell office:value-type="float" office:value="59736" calcext:value-type="float">
            <text:p>59736</text:p>
          </table:table-cell>
          <table:table-cell office:value-type="float" office:value="57698" calcext:value-type="float">
            <text:p>57698</text:p>
          </table:table-cell>
          <table:table-cell office:value-type="float" office:value="57439" calcext:value-type="float">
            <text:p>57439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2127" calcext:value-type="float">
            <text:p>-2127</text:p>
          </table:table-cell>
          <table:table-cell table:formula="of:=[.A19]-[.C19]" office:value-type="float" office:value="-2038" calcext:value-type="float">
            <text:p>-203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2" calcext:value-type="float">
            <text:p>57962</text:p>
          </table:table-cell>
          <table:table-cell office:value-type="float" office:value="59039" calcext:value-type="float">
            <text:p>59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0" calcext:value-type="float">
            <text:p>57670</text:p>
          </table:table-cell>
          <table:table-cell office:value-type="float" office:value="13" calcext:value-type="float">
            <text:p>13</text:p>
          </table:table-cell>
          <table:table-cell table:formula="of:=[.A20]-[.B20]" office:value-type="float" office:value="-582" calcext:value-type="float">
            <text:p>-582</text:p>
          </table:table-cell>
          <table:table-cell table:formula="of:=[.A20]-[.C20]" office:value-type="float" office:value="-1659" calcext:value-type="float">
            <text:p>-165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90" calcext:value-type="float">
            <text:p>-29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88" calcext:value-type="float">
            <text:p>60588</text:p>
          </table:table-cell>
          <table:table-cell office:value-type="float" office:value="58726" calcext:value-type="float">
            <text:p>58726</text:p>
          </table:table-cell>
          <table:table-cell office:value-type="float" office:value="58545" calcext:value-type="float">
            <text:p>58545</text:p>
          </table:table-cell>
          <table:table-cell office:value-type="float" office:value="58374" calcext:value-type="float">
            <text:p>58374</text:p>
          </table:table-cell>
          <table:table-cell office:value-type="float" office:value="13" calcext:value-type="float">
            <text:p>13</text:p>
          </table:table-cell>
          <table:table-cell table:formula="of:=[.A21]-[.B21]" office:value-type="float" office:value="-2043" calcext:value-type="float">
            <text:p>-2043</text:p>
          </table:table-cell>
          <table:table-cell table:formula="of:=[.A21]-[.C21]" office:value-type="float" office:value="-181" calcext:value-type="float">
            <text:p>-181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180" calcext:value-type="float">
            <text:p>60180</text:p>
          </table:table-cell>
          <table:table-cell office:value-type="float" office:value="57866" calcext:value-type="float">
            <text:p>57866</text:p>
          </table:table-cell>
          <table:table-cell office:value-type="float" office:value="57741" calcext:value-type="float">
            <text:p>57741</text:p>
          </table:table-cell>
          <table:table-cell office:value-type="float" office:value="59391" calcext:value-type="float">
            <text:p>59391</text:p>
          </table:table-cell>
          <table:table-cell office:value-type="float" office:value="15" calcext:value-type="float">
            <text:p>15</text:p>
          </table:table-cell>
          <table:table-cell table:formula="of:=[.A22]-[.B22]" office:value-type="float" office:value="-2439" calcext:value-type="float">
            <text:p>-2439</text:p>
          </table:table-cell>
          <table:table-cell table:formula="of:=[.A22]-[.C22]" office:value-type="float" office:value="-125" calcext:value-type="float">
            <text:p>-12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650" calcext:value-type="float">
            <text:p>-165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073" calcext:value-type="float">
            <text:p>58073</text:p>
          </table:table-cell>
          <table:table-cell office:value-type="float" office:value="58978" calcext:value-type="float">
            <text:p>58978</text:p>
          </table:table-cell>
          <table:table-cell office:value-type="float" office:value="57729" calcext:value-type="float">
            <text:p>57729</text:p>
          </table:table-cell>
          <table:table-cell office:value-type="float" office:value="57388" calcext:value-type="float">
            <text:p>57388</text:p>
          </table:table-cell>
          <table:table-cell office:value-type="float" office:value="9" calcext:value-type="float">
            <text:p>9</text:p>
          </table:table-cell>
          <table:table-cell table:formula="of:=[.A23]-[.B23]" office:value-type="float" office:value="-344" calcext:value-type="float">
            <text:p>-344</text:p>
          </table:table-cell>
          <table:table-cell table:formula="of:=[.A23]-[.C23]" office:value-type="float" office:value="-1249" calcext:value-type="float">
            <text:p>-124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00" calcext:value-type="float">
            <text:p>58800</text:p>
          </table:table-cell>
          <table:table-cell office:value-type="float" office:value="58640" calcext:value-type="float">
            <text:p>58640</text:p>
          </table:table-cell>
          <table:table-cell office:value-type="float" office:value="57731" calcext:value-type="float">
            <text:p>57731</text:p>
          </table:table-cell>
          <table:table-cell office:value-type="float" office:value="59490" calcext:value-type="float">
            <text:p>59490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1069" calcext:value-type="float">
            <text:p>-1069</text:p>
          </table:table-cell>
          <table:table-cell table:formula="of:=[.A24]-[.C24]" office:value-type="float" office:value="-909" calcext:value-type="float">
            <text:p>-90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759" calcext:value-type="float">
            <text:p>-175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55" calcext:value-type="float">
            <text:p>57355</text:p>
          </table:table-cell>
          <table:table-cell office:value-type="float" office:value="61439" calcext:value-type="float">
            <text:p>61439</text:p>
          </table:table-cell>
          <table:table-cell office:value-type="float" office:value="57999" calcext:value-type="float">
            <text:p>57999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25" calcext:value-type="float">
            <text:p>25</text:p>
          </table:table-cell>
          <table:table-cell table:formula="of:=[.A25]-[.C25]" office:value-type="float" office:value="-4059" calcext:value-type="float">
            <text:p>-4059</text:p>
          </table:table-cell>
          <table:table-cell table:formula="of:=[.A25]-[.D25]" office:value-type="float" office:value="-619" calcext:value-type="float">
            <text:p>-619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78" calcext:value-type="float">
            <text:p>59078</text:p>
          </table:table-cell>
          <table:table-cell office:value-type="float" office:value="58418" calcext:value-type="float">
            <text:p>58418</text:p>
          </table:table-cell>
          <table:table-cell office:value-type="float" office:value="57702" calcext:value-type="float">
            <text:p>57702</text:p>
          </table:table-cell>
          <table:table-cell office:value-type="float" office:value="57872" calcext:value-type="float">
            <text:p>57872</text:p>
          </table:table-cell>
          <table:table-cell office:value-type="float" office:value="10" calcext:value-type="float">
            <text:p>10</text:p>
          </table:table-cell>
          <table:table-cell table:formula="of:=[.A26]-[.B26]" office:value-type="float" office:value="-1376" calcext:value-type="float">
            <text:p>-1376</text:p>
          </table:table-cell>
          <table:table-cell table:formula="of:=[.A26]-[.C26]" office:value-type="float" office:value="-716" calcext:value-type="float">
            <text:p>-71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70" calcext:value-type="float">
            <text:p>-17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17" calcext:value-type="float">
            <text:p>57417</text:p>
          </table:table-cell>
          <table:table-cell office:value-type="float" office:value="59032" calcext:value-type="float">
            <text:p>59032</text:p>
          </table:table-cell>
          <table:table-cell office:value-type="float" office:value="57476" calcext:value-type="float">
            <text:p>57476</text:p>
          </table:table-cell>
          <table:table-cell office:value-type="float" office:value="58380" calcext:value-type="float">
            <text:p>58380</text:p>
          </table:table-cell>
          <table:table-cell office:value-type="float" office:value="11" calcext:value-type="float">
            <text:p>11</text:p>
          </table:table-cell>
          <table:table-cell table:formula="of:=[.A27]-[.B27]" office:value-type="float" office:value="59" calcext:value-type="float">
            <text:p>59</text:p>
          </table:table-cell>
          <table:table-cell table:formula="of:=[.A27]-[.C27]" office:value-type="float" office:value="-1556" calcext:value-type="float">
            <text:p>-155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904" calcext:value-type="float">
            <text:p>-9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64" calcext:value-type="float">
            <text:p>58064</text:p>
          </table:table-cell>
          <table:table-cell office:value-type="float" office:value="60699" calcext:value-type="float">
            <text:p>60699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6" calcext:value-type="float">
            <text:p>58066</text:p>
          </table:table-cell>
          <table:table-cell office:value-type="float" office:value="8" calcext:value-type="float">
            <text:p>8</text:p>
          </table:table-cell>
          <table:table-cell table:formula="of:=[.A28]-[.B28]" office:value-type="float" office:value="-684" calcext:value-type="float">
            <text:p>-684</text:p>
          </table:table-cell>
          <table:table-cell table:formula="of:=[.A28]-[.C28]" office:value-type="float" office:value="-3319" calcext:value-type="float">
            <text:p>-331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686" calcext:value-type="float">
            <text:p>-68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24" calcext:value-type="float">
            <text:p>57624</text:p>
          </table:table-cell>
          <table:table-cell office:value-type="float" office:value="59588" calcext:value-type="float">
            <text:p>59588</text:p>
          </table:table-cell>
          <table:table-cell office:value-type="float" office:value="59721" calcext:value-type="float">
            <text:p>59721</text:p>
          </table:table-cell>
          <table:table-cell office:value-type="float" office:value="57904" calcext:value-type="float">
            <text:p>57904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2097" calcext:value-type="float">
            <text:p>2097</text:p>
          </table:table-cell>
          <table:table-cell table:formula="of:=[.A29]-[.C29]" office:value-type="float" office:value="133" calcext:value-type="float">
            <text:p>133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17" calcext:value-type="float">
            <text:p>1817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27" calcext:value-type="float">
            <text:p>57627</text:p>
          </table:table-cell>
          <table:table-cell office:value-type="float" office:value="59011" calcext:value-type="float">
            <text:p>59011</text:p>
          </table:table-cell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9" calcext:value-type="float">
            <text:p>9</text:p>
          </table:table-cell>
          <table:table-cell table:formula="of:=[.A30]-[.B30]" office:value-type="float" office:value="70" calcext:value-type="float">
            <text:p>70</text:p>
          </table:table-cell>
          <table:table-cell table:formula="of:=[.A30]-[.C30]" office:value-type="float" office:value="-1314" calcext:value-type="float">
            <text:p>-1314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286" calcext:value-type="float">
            <text:p>-228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601" calcext:value-type="float">
            <text:p>57601</text:p>
          </table:table-cell>
          <table:table-cell office:value-type="float" office:value="57366" calcext:value-type="float">
            <text:p>57366</text:p>
          </table:table-cell>
          <table:table-cell office:value-type="float" office:value="57773" calcext:value-type="float">
            <text:p>57773</text:p>
          </table:table-cell>
          <table:table-cell office:value-type="float" office:value="57414" calcext:value-type="float">
            <text:p>57414</text:p>
          </table:table-cell>
          <table:table-cell office:value-type="float" office:value="9" calcext:value-type="float">
            <text:p>9</text:p>
          </table:table-cell>
          <table:table-cell table:formula="of:=[.A31]-[.B31]" office:value-type="float" office:value="172" calcext:value-type="float">
            <text:p>172</text:p>
          </table:table-cell>
          <table:table-cell table:formula="of:=[.A31]-[.C31]" office:value-type="float" office:value="407" calcext:value-type="float">
            <text:p>40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394" calcext:value-type="float">
            <text:p>57394</text:p>
          </table:table-cell>
          <table:table-cell office:value-type="float" office:value="58180" calcext:value-type="float">
            <text:p>58180</text:p>
          </table:table-cell>
          <table:table-cell office:value-type="float" office:value="58148" calcext:value-type="float">
            <text:p>58148</text:p>
          </table:table-cell>
          <table:table-cell office:value-type="float" office:value="60851" calcext:value-type="float">
            <text:p>60851</text:p>
          </table:table-cell>
          <table:table-cell office:value-type="float" office:value="13" calcext:value-type="float">
            <text:p>13</text:p>
          </table:table-cell>
          <table:table-cell table:formula="of:=[.A32]-[.B32]" office:value-type="float" office:value="754" calcext:value-type="float">
            <text:p>754</text:p>
          </table:table-cell>
          <table:table-cell table:formula="of:=[.A32]-[.C32]" office:value-type="float" office:value="-32" calcext:value-type="float">
            <text:p>-32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703" calcext:value-type="float">
            <text:p>-270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9" calcext:value-type="float">
            <text:p>57349</text:p>
          </table:table-cell>
          <table:table-cell office:value-type="float" office:value="60169" calcext:value-type="float">
            <text:p>60169</text:p>
          </table:table-cell>
          <table:table-cell office:value-type="float" office:value="57697" calcext:value-type="float">
            <text:p>57697</text:p>
          </table:table-cell>
          <table:table-cell office:value-type="float" office:value="57547" calcext:value-type="float">
            <text:p>57547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348" calcext:value-type="float">
            <text:p>348</text:p>
          </table:table-cell>
          <table:table-cell table:formula="of:=[.A33]-[.C33]" office:value-type="float" office:value="-2472" calcext:value-type="float">
            <text:p>-247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5" calcext:value-type="float">
            <text:p>57345</text:p>
          </table:table-cell>
          <table:table-cell office:value-type="float" office:value="61439" calcext:value-type="float">
            <text:p>61439</text:p>
          </table:table-cell>
          <table:table-cell office:value-type="float" office:value="57698" calcext:value-type="float">
            <text:p>57698</text:p>
          </table:table-cell>
          <table:table-cell office:value-type="float" office:value="57411" calcext:value-type="float">
            <text:p>57411</text:p>
          </table:table-cell>
          <table:table-cell office:value-type="float" office:value="9" calcext:value-type="float">
            <text:p>9</text:p>
          </table:table-cell>
          <table:table-cell table:formula="of:=[.A34]-[.B34]" office:value-type="float" office:value="353" calcext:value-type="float">
            <text:p>353</text:p>
          </table:table-cell>
          <table:table-cell table:formula="of:=[.A34]-[.C34]" office:value-type="float" office:value="-3741" calcext:value-type="float">
            <text:p>-3741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4" calcext:value-type="float">
            <text:p>58504</text:p>
          </table:table-cell>
          <table:table-cell office:value-type="float" office:value="60575" calcext:value-type="float">
            <text:p>6057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15" calcext:value-type="float">
            <text:p>15</text:p>
          </table:table-cell>
          <table:table-cell table:formula="of:=[.A35]-[.B35]" office:value-type="float" office:value="-1124" calcext:value-type="float">
            <text:p>-1124</text:p>
          </table:table-cell>
          <table:table-cell table:formula="of:=[.A35]-[.C35]" office:value-type="float" office:value="-3195" calcext:value-type="float">
            <text:p>-319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36" calcext:value-type="float">
            <text:p>-3036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951" calcext:value-type="float">
            <text:p>58951</text:p>
          </table:table-cell>
          <table:table-cell office:value-type="float" office:value="57953" calcext:value-type="float">
            <text:p>57953</text:p>
          </table:table-cell>
          <table:table-cell office:value-type="float" office:value="57695" calcext:value-type="float">
            <text:p>57695</text:p>
          </table:table-cell>
          <table:table-cell office:value-type="float" office:value="60227" calcext:value-type="float">
            <text:p>60227</text:p>
          </table:table-cell>
          <table:table-cell office:value-type="float" office:value="14" calcext:value-type="float">
            <text:p>14</text:p>
          </table:table-cell>
          <table:table-cell table:formula="of:=[.A36]-[.B36]" office:value-type="float" office:value="-1256" calcext:value-type="float">
            <text:p>-1256</text:p>
          </table:table-cell>
          <table:table-cell table:formula="of:=[.A36]-[.C36]" office:value-type="float" office:value="-258" calcext:value-type="float">
            <text:p>-25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532" calcext:value-type="float">
            <text:p>-25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32" calcext:value-type="float">
            <text:p>59732</text:p>
          </table:table-cell>
          <table:table-cell office:value-type="float" office:value="59556" calcext:value-type="float">
            <text:p>59556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3" calcext:value-type="float">
            <text:p>57923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-2352" calcext:value-type="float">
            <text:p>-2352</text:p>
          </table:table-cell>
          <table:table-cell table:formula="of:=[.A37]-[.C37]" office:value-type="float" office:value="-2176" calcext:value-type="float">
            <text:p>-2176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543" calcext:value-type="float">
            <text:p>-54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42" calcext:value-type="float">
            <text:p>60842</text:p>
          </table:table-cell>
          <table:table-cell office:value-type="float" office:value="58154" calcext:value-type="float">
            <text:p>58154</text:p>
          </table:table-cell>
          <table:table-cell office:value-type="float" office:value="58545" calcext:value-type="float">
            <text:p>58545</text:p>
          </table:table-cell>
          <table:table-cell office:value-type="float" office:value="58568" calcext:value-type="float">
            <text:p>58568</text:p>
          </table:table-cell>
          <table:table-cell office:value-type="float" office:value="8" calcext:value-type="float">
            <text:p>8</text:p>
          </table:table-cell>
          <table:table-cell table:formula="of:=[.A38]-[.B38]" office:value-type="float" office:value="-2297" calcext:value-type="float">
            <text:p>-2297</text:p>
          </table:table-cell>
          <table:table-cell table:formula="of:=[.A38]-[.C38]" office:value-type="float" office:value="391" calcext:value-type="float">
            <text:p>39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3" calcext:value-type="float">
            <text:p>-23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044" calcext:value-type="float">
            <text:p>59044</text:p>
          </table:table-cell>
          <table:table-cell office:value-type="float" office:value="58175" calcext:value-type="float">
            <text:p>58175</text:p>
          </table:table-cell>
          <table:table-cell office:value-type="float" office:value="57905" calcext:value-type="float">
            <text:p>57905</text:p>
          </table:table-cell>
          <table:table-cell office:value-type="float" office:value="60719" calcext:value-type="float">
            <text:p>60719</text:p>
          </table:table-cell>
          <table:table-cell office:value-type="float" office:value="12" calcext:value-type="float">
            <text:p>12</text:p>
          </table:table-cell>
          <table:table-cell table:formula="of:=[.A39]-[.B39]" office:value-type="float" office:value="-1139" calcext:value-type="float">
            <text:p>-1139</text:p>
          </table:table-cell>
          <table:table-cell table:formula="of:=[.A39]-[.C39]" office:value-type="float" office:value="-270" calcext:value-type="float">
            <text:p>-270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814" calcext:value-type="float">
            <text:p>-281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71" calcext:value-type="float">
            <text:p>60571</text:p>
          </table:table-cell>
          <table:table-cell office:value-type="float" office:value="57348" calcext:value-type="float">
            <text:p>57348</text:p>
          </table:table-cell>
          <table:table-cell office:value-type="float" office:value="57707" calcext:value-type="float">
            <text:p>57707</text:p>
          </table:table-cell>
          <table:table-cell office:value-type="float" office:value="57398" calcext:value-type="float">
            <text:p>57398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2864" calcext:value-type="float">
            <text:p>-2864</text:p>
          </table:table-cell>
          <table:table-cell table:formula="of:=[.A40]-[.C40]" office:value-type="float" office:value="359" calcext:value-type="float">
            <text:p>35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610" calcext:value-type="float">
            <text:p>60610</text:p>
          </table:table-cell>
          <table:table-cell office:value-type="float" office:value="60196" calcext:value-type="float">
            <text:p>60196</text:p>
          </table:table-cell>
          <table:table-cell office:value-type="float" office:value="57393" calcext:value-type="float">
            <text:p>57393</text:p>
          </table:table-cell>
          <table:table-cell office:value-type="float" office:value="57932" calcext:value-type="float">
            <text:p>57932</text:p>
          </table:table-cell>
          <table:table-cell office:value-type="float" office:value="12" calcext:value-type="float">
            <text:p>12</text:p>
          </table:table-cell>
          <table:table-cell table:formula="of:=[.A41]-[.B41]" office:value-type="float" office:value="-3217" calcext:value-type="float">
            <text:p>-3217</text:p>
          </table:table-cell>
          <table:table-cell table:formula="of:=[.A41]-[.C41]" office:value-type="float" office:value="-2803" calcext:value-type="float">
            <text:p>-280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57513" calcext:value-type="float">
            <text:p>57513</text:p>
          </table:table-cell>
          <table:table-cell office:value-type="float" office:value="57380" calcext:value-type="float">
            <text:p>57380</text:p>
          </table:table-cell>
          <table:table-cell office:value-type="float" office:value="59019" calcext:value-type="float">
            <text:p>59019</text:p>
          </table:table-cell>
          <table:table-cell office:value-type="float" office:value="8" calcext:value-type="float">
            <text:p>8</text:p>
          </table:table-cell>
          <table:table-cell table:formula="of:=[.A42]-[.B42]" office:value-type="float" office:value="-838" calcext:value-type="float">
            <text:p>-838</text:p>
          </table:table-cell>
          <table:table-cell table:formula="of:=[.A42]-[.C42]" office:value-type="float" office:value="-133" calcext:value-type="float">
            <text:p>-133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639" calcext:value-type="float">
            <text:p>-163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220" calcext:value-type="float">
            <text:p>58220</text:p>
          </table:table-cell>
          <table:table-cell office:value-type="float" office:value="58528" calcext:value-type="float">
            <text:p>58528</text:p>
          </table:table-cell>
          <table:table-cell office:value-type="float" office:value="58954" calcext:value-type="float">
            <text:p>58954</text:p>
          </table:table-cell>
          <table:table-cell office:value-type="float" office:value="57485" calcext:value-type="float">
            <text:p>57485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734" calcext:value-type="float">
            <text:p>734</text:p>
          </table:table-cell>
          <table:table-cell table:formula="of:=[.A43]-[.C43]" office:value-type="float" office:value="426" calcext:value-type="float">
            <text:p>426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469" calcext:value-type="float">
            <text:p>146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92" calcext:value-type="float">
            <text:p>58392</text:p>
          </table:table-cell>
          <table:table-cell office:value-type="float" office:value="58948" calcext:value-type="float">
            <text:p>58948</text:p>
          </table:table-cell>
          <table:table-cell office:value-type="float" office:value="57380" calcext:value-type="float">
            <text:p>57380</text:p>
          </table:table-cell>
          <table:table-cell office:value-type="float" office:value="60055" calcext:value-type="float">
            <text:p>60055</text:p>
          </table:table-cell>
          <table:table-cell office:value-type="float" office:value="14" calcext:value-type="float">
            <text:p>14</text:p>
          </table:table-cell>
          <table:table-cell table:formula="of:=[.A44]-[.B44]" office:value-type="float" office:value="-1012" calcext:value-type="float">
            <text:p>-1012</text:p>
          </table:table-cell>
          <table:table-cell table:formula="of:=[.A44]-[.C44]" office:value-type="float" office:value="-1568" calcext:value-type="float">
            <text:p>-156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675" calcext:value-type="float">
            <text:p>-2675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54" calcext:value-type="float">
            <text:p>57954</text:p>
          </table:table-cell>
          <table:table-cell office:value-type="float" office:value="57957" calcext:value-type="float">
            <text:p>57957</text:p>
          </table:table-cell>
          <table:table-cell office:value-type="float" office:value="58657" calcext:value-type="float">
            <text:p>58657</text:p>
          </table:table-cell>
          <table:table-cell office:value-type="float" office:value="58221" calcext:value-type="float">
            <text:p>58221</text:p>
          </table:table-cell>
          <table:table-cell office:value-type="float" office:value="15" calcext:value-type="float">
            <text:p>15</text:p>
          </table:table-cell>
          <table:table-cell table:formula="of:=[.A45]-[.B45]" office:value-type="float" office:value="703" calcext:value-type="float">
            <text:p>703</text:p>
          </table:table-cell>
          <table:table-cell table:formula="of:=[.A45]-[.C45]" office:value-type="float" office:value="700" calcext:value-type="float">
            <text:p>70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055" calcext:value-type="float">
            <text:p>58055</text:p>
          </table:table-cell>
          <table:table-cell office:value-type="float" office:value="58512" calcext:value-type="float">
            <text:p>58512</text:p>
          </table:table-cell>
          <table:table-cell office:value-type="float" office:value="57475" calcext:value-type="float">
            <text:p>57475</text:p>
          </table:table-cell>
          <table:table-cell office:value-type="float" office:value="60045" calcext:value-type="float">
            <text:p>60045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580" calcext:value-type="float">
            <text:p>-580</text:p>
          </table:table-cell>
          <table:table-cell table:formula="of:=[.A46]-[.C46]" office:value-type="float" office:value="-1037" calcext:value-type="float">
            <text:p>-1037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70" calcext:value-type="float">
            <text:p>-257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900" calcext:value-type="float">
            <text:p>57900</text:p>
          </table:table-cell>
          <table:table-cell office:value-type="float" office:value="58644" calcext:value-type="float">
            <text:p>58644</text:p>
          </table:table-cell>
          <table:table-cell office:value-type="float" office:value="57393" calcext:value-type="float">
            <text:p>57393</text:p>
          </table:table-cell>
          <table:table-cell office:value-type="float" office:value="58929" calcext:value-type="float">
            <text:p>58929</text:p>
          </table:table-cell>
          <table:table-cell office:value-type="float" office:value="10" calcext:value-type="float">
            <text:p>10</text:p>
          </table:table-cell>
          <table:table-cell table:formula="of:=[.A47]-[.B47]" office:value-type="float" office:value="-507" calcext:value-type="float">
            <text:p>-507</text:p>
          </table:table-cell>
          <table:table-cell table:formula="of:=[.A47]-[.C47]" office:value-type="float" office:value="-1251" calcext:value-type="float">
            <text:p>-1251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36" calcext:value-type="float">
            <text:p>-153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16" calcext:value-type="float">
            <text:p>60116</text:p>
          </table:table-cell>
          <table:table-cell office:value-type="float" office:value="60117" calcext:value-type="float">
            <text:p>60117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1" calcext:value-type="float">
            <text:p>58881</text:p>
          </table:table-cell>
          <table:table-cell office:value-type="float" office:value="8" calcext:value-type="float">
            <text:p>8</text:p>
          </table:table-cell>
          <table:table-cell table:formula="of:=[.A48]-[.B48]" office:value-type="float" office:value="-2736" calcext:value-type="float">
            <text:p>-2736</text:p>
          </table:table-cell>
          <table:table-cell table:formula="of:=[.A48]-[.C48]" office:value-type="float" office:value="-2737" calcext:value-type="float">
            <text:p>-273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1" calcext:value-type="float">
            <text:p>-150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45" calcext:value-type="float">
            <text:p>57345</text:p>
          </table:table-cell>
          <table:table-cell office:value-type="float" office:value="61439" calcext:value-type="float">
            <text:p>61439</text:p>
          </table:table-cell>
          <table:table-cell office:value-type="float" office:value="57702" calcext:value-type="float">
            <text:p>57702</text:p>
          </table:table-cell>
          <table:table-cell office:value-type="float" office:value="59432" calcext:value-type="float">
            <text:p>59432</text:p>
          </table:table-cell>
          <table:table-cell office:value-type="float" office:value="14" calcext:value-type="float">
            <text:p>14</text:p>
          </table:table-cell>
          <table:table-cell table:formula="of:=[.A49]-[.B49]" office:value-type="float" office:value="357" calcext:value-type="float">
            <text:p>357</text:p>
          </table:table-cell>
          <table:table-cell table:formula="of:=[.A49]-[.C49]" office:value-type="float" office:value="-3737" calcext:value-type="float">
            <text:p>-3737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730" calcext:value-type="float">
            <text:p>-173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28" calcext:value-type="float">
            <text:p>59928</text:p>
          </table:table-cell>
          <table:table-cell office:value-type="float" office:value="57505" calcext:value-type="float">
            <text:p>57505</text:p>
          </table:table-cell>
          <table:table-cell office:value-type="float" office:value="57476" calcext:value-type="float">
            <text:p>57476</text:p>
          </table:table-cell>
          <table:table-cell office:value-type="float" office:value="58147" calcext:value-type="float">
            <text:p>58147</text:p>
          </table:table-cell>
          <table:table-cell office:value-type="float" office:value="15" calcext:value-type="float">
            <text:p>15</text:p>
          </table:table-cell>
          <table:table-cell table:formula="of:=[.A50]-[.B50]" office:value-type="float" office:value="-2452" calcext:value-type="float">
            <text:p>-2452</text:p>
          </table:table-cell>
          <table:table-cell table:formula="of:=[.A50]-[.C50]" office:value-type="float" office:value="-29" calcext:value-type="float">
            <text:p>-2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671" calcext:value-type="float">
            <text:p>-67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6" calcext:value-type="float">
            <text:p>60696</text:p>
          </table:table-cell>
          <table:table-cell office:value-type="float" office:value="58221" calcext:value-type="float">
            <text:p>58221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7" calcext:value-type="float">
            <text:p>60177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3316" calcext:value-type="float">
            <text:p>-3316</text:p>
          </table:table-cell>
          <table:table-cell table:formula="of:=[.A51]-[.C51]" office:value-type="float" office:value="-841" calcext:value-type="float">
            <text:p>-84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797" calcext:value-type="float">
            <text:p>-2797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391" calcext:value-type="float">
            <text:p>59391</text:p>
          </table:table-cell>
          <table:table-cell office:value-type="float" office:value="57883" calcext:value-type="float">
            <text:p>57883</text:p>
          </table:table-cell>
          <table:table-cell office:value-type="float" office:value="58779" calcext:value-type="float">
            <text:p>58779</text:p>
          </table:table-cell>
          <table:table-cell office:value-type="float" office:value="60759" calcext:value-type="float">
            <text:p>60759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-612" calcext:value-type="float">
            <text:p>-612</text:p>
          </table:table-cell>
          <table:table-cell table:formula="of:=[.A52]-[.C52]" office:value-type="float" office:value="896" calcext:value-type="float">
            <text:p>89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929" calcext:value-type="float">
            <text:p>58929</text:p>
          </table:table-cell>
          <table:table-cell office:value-type="float" office:value="58183" calcext:value-type="float">
            <text:p>58183</text:p>
          </table:table-cell>
          <table:table-cell office:value-type="float" office:value="57700" calcext:value-type="float">
            <text:p>57700</text:p>
          </table:table-cell>
          <table:table-cell office:value-type="float" office:value="59575" calcext:value-type="float">
            <text:p>59575</text:p>
          </table:table-cell>
          <table:table-cell office:value-type="float" office:value="10" calcext:value-type="float">
            <text:p>10</text:p>
          </table:table-cell>
          <table:table-cell table:formula="of:=[.A53]-[.B53]" office:value-type="float" office:value="-1229" calcext:value-type="float">
            <text:p>-1229</text:p>
          </table:table-cell>
          <table:table-cell table:formula="of:=[.A53]-[.C53]" office:value-type="float" office:value="-483" calcext:value-type="float">
            <text:p>-483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75" calcext:value-type="float">
            <text:p>-1875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89" calcext:value-type="float">
            <text:p>59789</text:p>
          </table:table-cell>
          <table:table-cell office:value-type="float" office:value="59663" calcext:value-type="float">
            <text:p>59663</text:p>
          </table:table-cell>
          <table:table-cell office:value-type="float" office:value="57707" calcext:value-type="float">
            <text:p>57707</text:p>
          </table:table-cell>
          <table:table-cell office:value-type="float" office:value="57873" calcext:value-type="float">
            <text:p>57873</text:p>
          </table:table-cell>
          <table:table-cell office:value-type="float" office:value="13" calcext:value-type="float">
            <text:p>13</text:p>
          </table:table-cell>
          <table:table-cell table:formula="of:=[.A54]-[.B54]" office:value-type="float" office:value="-2082" calcext:value-type="float">
            <text:p>-2082</text:p>
          </table:table-cell>
          <table:table-cell table:formula="of:=[.A54]-[.C54]" office:value-type="float" office:value="-1956" calcext:value-type="float">
            <text:p>-19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66" calcext:value-type="float">
            <text:p>-166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713" calcext:value-type="float">
            <text:p>59713</text:p>
          </table:table-cell>
          <table:table-cell office:value-type="float" office:value="57905" calcext:value-type="float">
            <text:p>57905</text:p>
          </table:table-cell>
          <table:table-cell office:value-type="float" office:value="58194" calcext:value-type="float">
            <text:p>58194</text:p>
          </table:table-cell>
          <table:table-cell office:value-type="float" office:value="59430" calcext:value-type="float">
            <text:p>59430</text:p>
          </table:table-cell>
          <table:table-cell office:value-type="float" office:value="16" calcext:value-type="float">
            <text:p>16</text:p>
          </table:table-cell>
          <table:table-cell table:formula="of:=[.A55]-[.B55]" office:value-type="float" office:value="-1978" calcext:value-type="float">
            <text:p>-1978</text:p>
          </table:table-cell>
          <table:table-cell table:formula="of:=[.A55]-[.C55]" office:value-type="float" office:value="-170" calcext:value-type="float">
            <text:p>-170</text:p>
          </table:table-cell>
          <table:table-cell table:formula="of:=[.A55]-[.D55]" office:value-type="float" office:value="-459" calcext:value-type="float">
            <text:p>-459</text:p>
          </table:table-cell>
          <table:table-cell table:formula="of:=[.A55]-[.E55]" office:value-type="float" office:value="-1695" calcext:value-type="float">
            <text:p>-169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477" calcext:value-type="float">
            <text:p>59477</text:p>
          </table:table-cell>
          <table:table-cell office:value-type="float" office:value="57380" calcext:value-type="float">
            <text:p>57380</text:p>
          </table:table-cell>
          <table:table-cell office:value-type="float" office:value="58669" calcext:value-type="float">
            <text:p>58669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220" calcext:value-type="float">
            <text:p>-220</text:p>
          </table:table-cell>
          <table:table-cell table:formula="of:=[.A56]-[.C56]" office:value-type="float" office:value="-2097" calcext:value-type="float">
            <text:p>-2097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289" calcext:value-type="float">
            <text:p>-128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1" calcext:value-type="float">
            <text:p>59941</text:p>
          </table:table-cell>
          <table:table-cell office:value-type="float" office:value="58544" calcext:value-type="float">
            <text:p>58544</text:p>
          </table:table-cell>
          <table:table-cell office:value-type="float" office:value="58649" calcext:value-type="float">
            <text:p>58649</text:p>
          </table:table-cell>
          <table:table-cell office:value-type="float" office:value="60769" calcext:value-type="float">
            <text:p>60769</text:p>
          </table:table-cell>
          <table:table-cell office:value-type="float" office:value="5" calcext:value-type="float">
            <text:p>5</text:p>
          </table:table-cell>
          <table:table-cell table:formula="of:=[.A57]-[.B57]" office:value-type="float" office:value="-1292" calcext:value-type="float">
            <text:p>-1292</text:p>
          </table:table-cell>
          <table:table-cell table:formula="of:=[.A57]-[.C57]" office:value-type="float" office:value="105" calcext:value-type="float">
            <text:p>10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20" calcext:value-type="float">
            <text:p>-2120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672" calcext:value-type="float">
            <text:p>60672</text:p>
          </table:table-cell>
          <table:table-cell office:value-type="float" office:value="59610" calcext:value-type="float">
            <text:p>59610</text:p>
          </table:table-cell>
          <table:table-cell office:value-type="float" office:value="58175" calcext:value-type="float">
            <text:p>58175</text:p>
          </table:table-cell>
          <table:table-cell office:value-type="float" office:value="59942" calcext:value-type="float">
            <text:p>59942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-2497" calcext:value-type="float">
            <text:p>-2497</text:p>
          </table:table-cell>
          <table:table-cell table:formula="of:=[.A58]-[.C58]" office:value-type="float" office:value="-1435" calcext:value-type="float">
            <text:p>-1435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767" calcext:value-type="float">
            <text:p>-1767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09" calcext:value-type="float">
            <text:p>60009</text:p>
          </table:table-cell>
          <table:table-cell office:value-type="float" office:value="57711" calcext:value-type="float">
            <text:p>57711</text:p>
          </table:table-cell>
          <table:table-cell office:value-type="float" office:value="57734" calcext:value-type="float">
            <text:p>57734</text:p>
          </table:table-cell>
          <table:table-cell office:value-type="float" office:value="59537" calcext:value-type="float">
            <text:p>59537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275" calcext:value-type="float">
            <text:p>-2275</text:p>
          </table:table-cell>
          <table:table-cell table:formula="of:=[.A59]-[.C59]" office:value-type="float" office:value="23" calcext:value-type="float">
            <text:p>23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803" calcext:value-type="float">
            <text:p>-1803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835" calcext:value-type="float">
            <text:p>60835</text:p>
          </table:table-cell>
          <table:table-cell office:value-type="float" office:value="57737" calcext:value-type="float">
            <text:p>57737</text:p>
          </table:table-cell>
          <table:table-cell office:value-type="float" office:value="58160" calcext:value-type="float">
            <text:p>58160</text:p>
          </table:table-cell>
          <table:table-cell office:value-type="float" office:value="57860" calcext:value-type="float">
            <text:p>57860</text:p>
          </table:table-cell>
          <table:table-cell office:value-type="float" office:value="13" calcext:value-type="float">
            <text:p>13</text:p>
          </table:table-cell>
          <table:table-cell table:formula="of:=[.A60]-[.B60]" office:value-type="float" office:value="-2675" calcext:value-type="float">
            <text:p>-2675</text:p>
          </table:table-cell>
          <table:table-cell table:formula="of:=[.A60]-[.C60]" office:value-type="float" office:value="423" calcext:value-type="float">
            <text:p>42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448" calcext:value-type="float">
            <text:p>60448</text:p>
          </table:table-cell>
          <table:table-cell office:value-type="float" office:value="58130" calcext:value-type="float">
            <text:p>58130</text:p>
          </table:table-cell>
          <table:table-cell office:value-type="float" office:value="57354" calcext:value-type="float">
            <text:p>57354</text:p>
          </table:table-cell>
          <table:table-cell office:value-type="float" office:value="59751" calcext:value-type="float">
            <text:p>59751</text:p>
          </table:table-cell>
          <table:table-cell office:value-type="float" office:value="11" calcext:value-type="float">
            <text:p>11</text:p>
          </table:table-cell>
          <table:table-cell table:formula="of:=[.A61]-[.B61]" office:value-type="float" office:value="-3094" calcext:value-type="float">
            <text:p>-3094</text:p>
          </table:table-cell>
          <table:table-cell table:formula="of:=[.A61]-[.C61]" office:value-type="float" office:value="-776" calcext:value-type="float">
            <text:p>-776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56" calcext:value-type="float">
            <text:p>57556</text:p>
          </table:table-cell>
          <table:table-cell office:value-type="float" office:value="57549" calcext:value-type="float">
            <text:p>57549</text:p>
          </table:table-cell>
          <table:table-cell office:value-type="float" office:value="58779" calcext:value-type="float">
            <text:p>58779</text:p>
          </table:table-cell>
          <table:table-cell office:value-type="float" office:value="59059" calcext:value-type="float">
            <text:p>59059</text:p>
          </table:table-cell>
          <table:table-cell office:value-type="float" office:value="13" calcext:value-type="float">
            <text:p>13</text:p>
          </table:table-cell>
          <table:table-cell table:formula="of:=[.A62]-[.B62]" office:value-type="float" office:value="1223" calcext:value-type="float">
            <text:p>1223</text:p>
          </table:table-cell>
          <table:table-cell table:formula="of:=[.A62]-[.C62]" office:value-type="float" office:value="1230" calcext:value-type="float">
            <text:p>1230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280" calcext:value-type="float">
            <text:p>-28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12" calcext:value-type="float">
            <text:p>57412</text:p>
          </table:table-cell>
          <table:table-cell office:value-type="float" office:value="58499" calcext:value-type="float">
            <text:p>58499</text:p>
          </table:table-cell>
          <table:table-cell office:value-type="float" office:value="59721" calcext:value-type="float">
            <text:p>59721</text:p>
          </table:table-cell>
          <table:table-cell office:value-type="float" office:value="60101" calcext:value-type="float">
            <text:p>60101</text:p>
          </table:table-cell>
          <table:table-cell office:value-type="float" office:value="10" calcext:value-type="float">
            <text:p>10</text:p>
          </table:table-cell>
          <table:table-cell table:formula="of:=[.A63]-[.B63]" office:value-type="float" office:value="2309" calcext:value-type="float">
            <text:p>2309</text:p>
          </table:table-cell>
          <table:table-cell table:formula="of:=[.A63]-[.C63]" office:value-type="float" office:value="1222" calcext:value-type="float">
            <text:p>1222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380" calcext:value-type="float">
            <text:p>-38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196" calcext:value-type="float">
            <text:p>60196</text:p>
          </table:table-cell>
          <table:table-cell office:value-type="float" office:value="60038" calcext:value-type="float">
            <text:p>60038</text:p>
          </table:table-cell>
          <table:table-cell office:value-type="float" office:value="57493" calcext:value-type="float">
            <text:p>57493</text:p>
          </table:table-cell>
          <table:table-cell office:value-type="float" office:value="57906" calcext:value-type="float">
            <text:p>57906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703" calcext:value-type="float">
            <text:p>-2703</text:p>
          </table:table-cell>
          <table:table-cell table:formula="of:=[.A64]-[.C64]" office:value-type="float" office:value="-2545" calcext:value-type="float">
            <text:p>-254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413" calcext:value-type="float">
            <text:p>-41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46" calcext:value-type="float">
            <text:p>60746</text:p>
          </table:table-cell>
          <table:table-cell office:value-type="float" office:value="58400" calcext:value-type="float">
            <text:p>58400</text:p>
          </table:table-cell>
          <table:table-cell office:value-type="float" office:value="57623" calcext:value-type="float">
            <text:p>57623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3366" calcext:value-type="float">
            <text:p>-3366</text:p>
          </table:table-cell>
          <table:table-cell table:formula="of:=[.A65]-[.C65]" office:value-type="float" office:value="-1020" calcext:value-type="float">
            <text:p>-1020</text:p>
          </table:table-cell>
          <table:table-cell table:formula="of:=[.A65]-[.D65]" office:value-type="float" office:value="-243" calcext:value-type="float">
            <text:p>-243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157" calcext:value-type="float">
            <text:p>58157</text:p>
          </table:table-cell>
          <table:table-cell office:value-type="float" office:value="60111" calcext:value-type="float">
            <text:p>60111</text:p>
          </table:table-cell>
          <table:table-cell office:value-type="float" office:value="57399" calcext:value-type="float">
            <text:p>57399</text:p>
          </table:table-cell>
          <table:table-cell office:value-type="float" office:value="59673" calcext:value-type="float">
            <text:p>59673</text:p>
          </table:table-cell>
          <table:table-cell office:value-type="float" office:value="13" calcext:value-type="float">
            <text:p>13</text:p>
          </table:table-cell>
          <table:table-cell table:formula="of:=[.A66]-[.B66]" office:value-type="float" office:value="-758" calcext:value-type="float">
            <text:p>-758</text:p>
          </table:table-cell>
          <table:table-cell table:formula="of:=[.A66]-[.C66]" office:value-type="float" office:value="-2712" calcext:value-type="float">
            <text:p>-271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274" calcext:value-type="float">
            <text:p>-2274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5" calcext:value-type="float">
            <text:p>5981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97" calcext:value-type="float">
            <text:p>57397</text:p>
          </table:table-cell>
          <table:table-cell office:value-type="float" office:value="60419" calcext:value-type="float">
            <text:p>60419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2418" calcext:value-type="float">
            <text:p>-2418</text:p>
          </table:table-cell>
          <table:table-cell table:formula="of:=[.A67]-[.C67]" office:value-type="float" office:value="-2299" calcext:value-type="float">
            <text:p>-229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022" calcext:value-type="float">
            <text:p>-302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44" calcext:value-type="float">
            <text:p>57644</text:p>
          </table:table-cell>
          <table:table-cell office:value-type="float" office:value="57740" calcext:value-type="float">
            <text:p>57740</text:p>
          </table:table-cell>
          <table:table-cell office:value-type="float" office:value="57398" calcext:value-type="float">
            <text:p>57398</text:p>
          </table:table-cell>
          <table:table-cell office:value-type="float" office:value="58154" calcext:value-type="float">
            <text:p>58154</text:p>
          </table:table-cell>
          <table:table-cell office:value-type="float" office:value="15" calcext:value-type="float">
            <text:p>15</text:p>
          </table:table-cell>
          <table:table-cell table:formula="of:=[.A68]-[.B68]" office:value-type="float" office:value="-246" calcext:value-type="float">
            <text:p>-246</text:p>
          </table:table-cell>
          <table:table-cell table:formula="of:=[.A68]-[.C68]" office:value-type="float" office:value="-342" calcext:value-type="float">
            <text:p>-342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756" calcext:value-type="float">
            <text:p>-75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68" calcext:value-type="float">
            <text:p>57668</text:p>
          </table:table-cell>
          <table:table-cell office:value-type="float" office:value="58379" calcext:value-type="float">
            <text:p>58379</text:p>
          </table:table-cell>
          <table:table-cell office:value-type="float" office:value="57413" calcext:value-type="float">
            <text:p>57413</text:p>
          </table:table-cell>
          <table:table-cell office:value-type="float" office:value="59431" calcext:value-type="float">
            <text:p>59431</text:p>
          </table:table-cell>
          <table:table-cell office:value-type="float" office:value="15" calcext:value-type="float">
            <text:p>15</text:p>
          </table:table-cell>
          <table:table-cell table:formula="of:=[.A69]-[.B69]" office:value-type="float" office:value="-255" calcext:value-type="float">
            <text:p>-255</text:p>
          </table:table-cell>
          <table:table-cell table:formula="of:=[.A69]-[.C69]" office:value-type="float" office:value="-966" calcext:value-type="float">
            <text:p>-96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018" calcext:value-type="float">
            <text:p>-201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87" calcext:value-type="float">
            <text:p>57387</text:p>
          </table:table-cell>
          <table:table-cell office:value-type="float" office:value="57483" calcext:value-type="float">
            <text:p>57483</text:p>
          </table:table-cell>
          <table:table-cell office:value-type="float" office:value="57354" calcext:value-type="float">
            <text:p>57354</text:p>
          </table:table-cell>
          <table:table-cell office:value-type="float" office:value="58627" calcext:value-type="float">
            <text:p>58627</text:p>
          </table:table-cell>
          <table:table-cell office:value-type="float" office:value="11" calcext:value-type="float">
            <text:p>11</text:p>
          </table:table-cell>
          <table:table-cell table:formula="of:=[.A70]-[.B70]" office:value-type="float" office:value="-33" calcext:value-type="float">
            <text:p>-33</text:p>
          </table:table-cell>
          <table:table-cell table:formula="of:=[.A70]-[.C70]" office:value-type="float" office:value="-129" calcext:value-type="float">
            <text:p>-12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273" calcext:value-type="float">
            <text:p>-1273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780" calcext:value-type="float">
            <text:p>57780</text:p>
          </table:table-cell>
          <table:table-cell office:value-type="float" office:value="57872" calcext:value-type="float">
            <text:p>57872</text:p>
          </table:table-cell>
          <table:table-cell office:value-type="float" office:value="61439" calcext:value-type="float">
            <text:p>61439</text:p>
          </table:table-cell>
          <table:table-cell office:value-type="float" office:value="58757" calcext:value-type="float">
            <text:p>58757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3659" calcext:value-type="float">
            <text:p>3659</text:p>
          </table:table-cell>
          <table:table-cell table:formula="of:=[.A71]-[.C71]" office:value-type="float" office:value="3567" calcext:value-type="float">
            <text:p>356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682" calcext:value-type="float">
            <text:p>268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7" calcext:value-type="float">
            <text:p>67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57142857142857" calcext:value-type="float">
            <text:p>0.957142857142857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</table:table>
      <table:table table:name="1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627" calcext:value-type="float">
            <text:p>60627</text:p>
          </table:table-cell>
          <table:table-cell office:value-type="float" office:value="60522" calcext:value-type="float">
            <text:p>60522</text:p>
          </table:table-cell>
          <table:table-cell office:value-type="float" office:value="58688" calcext:value-type="float">
            <text:p>58688</text:p>
          </table:table-cell>
          <table:table-cell office:value-type="float" office:value="59974" calcext:value-type="float">
            <text:p>59974</text:p>
          </table:table-cell>
          <table:table-cell office:value-type="float" office:value="5" calcext:value-type="float">
            <text:p>5</text:p>
          </table:table-cell>
          <table:table-cell table:formula="of:=[.A2]-[.B2]" office:value-type="float" office:value="-1939" calcext:value-type="float">
            <text:p>-1939</text:p>
          </table:table-cell>
          <table:table-cell table:formula="of:=[.A2]-[.C2]" office:value-type="float" office:value="-1834" calcext:value-type="float">
            <text:p>-183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1286" calcext:value-type="float">
            <text:p>-1286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9563" calcext:value-type="float">
            <text:p>159563</text:p>
          </table:table-cell>
          <table:table-cell office:value-type="float" office:value="5592" calcext:value-type="float">
            <text:p>5592</text:p>
          </table:table-cell>
          <table:table-cell office:value-type="float" office:value="70" calcext:value-type="float">
            <text:p>70</text:p>
          </table:table-cell>
          <table:table-cell office:value-type="float" office:value="6660" calcext:value-type="float">
            <text:p>6660</text:p>
          </table:table-cell>
          <table:table-cell office:value-type="float" office:value="466040" calcext:value-type="float">
            <text:p>466040</text:p>
          </table:table-cell>
          <table:table-cell office:value-type="float" office:value="11066" calcext:value-type="float">
            <text:p>11066</text:p>
          </table:table-cell>
          <table:table-cell office:value-type="float" office:value="9812" calcext:value-type="float">
            <text:p>9812</text:p>
          </table:table-cell>
          <table:table-cell office:value-type="float" office:value="10966" calcext:value-type="float">
            <text:p>10966</text:p>
          </table:table-cell>
          <table:table-cell office:value-type="float" office:value="33863" calcext:value-type="float">
            <text:p>3386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78" calcext:value-type="float">
            <text:p>57878</text:p>
          </table:table-cell>
          <table:table-cell office:value-type="float" office:value="58725" calcext:value-type="float">
            <text:p>58725</text:p>
          </table:table-cell>
          <table:table-cell office:value-type="float" office:value="57477" calcext:value-type="float">
            <text:p>57477</text:p>
          </table:table-cell>
          <table:table-cell office:value-type="float" office:value="60120" calcext:value-type="float">
            <text:p>60120</text:p>
          </table:table-cell>
          <table:table-cell office:value-type="float" office:value="7" calcext:value-type="float">
            <text:p>7</text:p>
          </table:table-cell>
          <table:table-cell table:formula="of:=[.A3]-[.B3]" office:value-type="float" office:value="-401" calcext:value-type="float">
            <text:p>-401</text:p>
          </table:table-cell>
          <table:table-cell table:formula="of:=[.A3]-[.C3]" office:value-type="float" office:value="-1248" calcext:value-type="float">
            <text:p>-124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2643" calcext:value-type="float">
            <text:p>-2643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9563" calcext:value-type="float">
            <text:p>159563</text:p>
          </table:table-cell>
          <table:table-cell office:value-type="float" office:value="5883" calcext:value-type="float">
            <text:p>5883</text:p>
          </table:table-cell>
          <table:table-cell office:value-type="float" office:value="70" calcext:value-type="float">
            <text:p>70</text:p>
          </table:table-cell>
          <table:table-cell office:value-type="float" office:value="6681" calcext:value-type="float">
            <text:p>6681</text:p>
          </table:table-cell>
          <table:table-cell office:value-type="float" office:value="467807" calcext:value-type="float">
            <text:p>467807</text:p>
          </table:table-cell>
          <table:table-cell office:value-type="float" office:value="11066" calcext:value-type="float">
            <text:p>11066</text:p>
          </table:table-cell>
          <table:table-cell office:value-type="float" office:value="9773" calcext:value-type="float">
            <text:p>9773</text:p>
          </table:table-cell>
          <table:table-cell office:value-type="float" office:value="10966" calcext:value-type="float">
            <text:p>10966</text:p>
          </table:table-cell>
          <table:table-cell office:value-type="float" office:value="33953" calcext:value-type="float">
            <text:p>3395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0" calcext:value-type="float">
            <text:p>57700</text:p>
          </table:table-cell>
          <table:table-cell office:value-type="float" office:value="59595" calcext:value-type="float">
            <text:p>595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464" calcext:value-type="float">
            <text:p>58464</text:p>
          </table:table-cell>
          <table:table-cell office:value-type="float" office:value="6" calcext:value-type="float">
            <text:p>6</text:p>
          </table:table-cell>
          <table:table-cell table:formula="of:=[.A4]-[.B4]" office:value-type="float" office:value="-320" calcext:value-type="float">
            <text:p>-320</text:p>
          </table:table-cell>
          <table:table-cell table:formula="of:=[.A4]-[.C4]" office:value-type="float" office:value="-2215" calcext:value-type="float">
            <text:p>-22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1084" calcext:value-type="float">
            <text:p>-1084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879" calcext:value-type="float">
            <text:p>58879</text:p>
          </table:table-cell>
          <table:table-cell office:value-type="float" office:value="57909" calcext:value-type="float">
            <text:p>57909</text:p>
          </table:table-cell>
          <table:table-cell office:value-type="float" office:value="58932" calcext:value-type="float">
            <text:p>58932</text:p>
          </table:table-cell>
          <table:table-cell office:value-type="float" office:value="60012" calcext:value-type="float">
            <text:p>60012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53" calcext:value-type="float">
            <text:p>53</text:p>
          </table:table-cell>
          <table:table-cell table:formula="of:=[.A5]-[.C5]" office:value-type="float" office:value="1023" calcext:value-type="float">
            <text:p>102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080" calcext:value-type="float">
            <text:p>-1080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159" calcext:value-type="float">
            <text:p>60159</text:p>
          </table:table-cell>
          <table:table-cell office:value-type="float" office:value="58537" calcext:value-type="float">
            <text:p>58537</text:p>
          </table:table-cell>
          <table:table-cell office:value-type="float" office:value="57699" calcext:value-type="float">
            <text:p>57699</text:p>
          </table:table-cell>
          <table:table-cell office:value-type="float" office:value="60706" calcext:value-type="float">
            <text:p>60706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2460" calcext:value-type="float">
            <text:p>-2460</text:p>
          </table:table-cell>
          <table:table-cell table:formula="of:=[.A6]-[.C6]" office:value-type="float" office:value="-838" calcext:value-type="float">
            <text:p>-83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007" calcext:value-type="float">
            <text:p>-3007</text:p>
          </table:table-cell>
          <table:table-cell table:number-columns-repeated="3"/>
          <table:table-cell table:formula="of:=AVERAGE([.N2:.N3])" office:value-type="float" office:value="159563" calcext:value-type="float">
            <text:p>159563</text:p>
          </table:table-cell>
          <table:table-cell table:formula="of:=AVERAGE([.O2:.O3])" office:value-type="float" office:value="5737.5" calcext:value-type="float">
            <text:p>5737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6670.5" calcext:value-type="float">
            <text:p>6670.5</text:p>
          </table:table-cell>
          <table:table-cell table:formula="of:=AVERAGE([.R2:.R3])" office:value-type="float" office:value="466923.5" calcext:value-type="float">
            <text:p>466923.5</text:p>
          </table:table-cell>
          <table:table-cell table:formula="of:=AVERAGE([.S2:.S3])" office:value-type="float" office:value="11066" calcext:value-type="float">
            <text:p>11066</text:p>
          </table:table-cell>
          <table:table-cell table:formula="of:=AVERAGE([.T2:.T3])" office:value-type="float" office:value="9792.5" calcext:value-type="float">
            <text:p>9792.5</text:p>
          </table:table-cell>
          <table:table-cell table:formula="of:=AVERAGE([.U2:.U3])" office:value-type="float" office:value="10966" calcext:value-type="float">
            <text:p>10966</text:p>
          </table:table-cell>
          <table:table-cell table:formula="of:=AVERAGE([.V2:.V3])" office:value-type="float" office:value="33908" calcext:value-type="float">
            <text:p>33908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768" calcext:value-type="float">
            <text:p>58768</text:p>
          </table:table-cell>
          <table:table-cell office:value-type="float" office:value="57349" calcext:value-type="float">
            <text:p>57349</text:p>
          </table:table-cell>
          <table:table-cell office:value-type="float" office:value="57995" calcext:value-type="float">
            <text:p>57995</text:p>
          </table:table-cell>
          <table:table-cell office:value-type="float" office:value="58451" calcext:value-type="float">
            <text:p>58451</text:p>
          </table:table-cell>
          <table:table-cell office:value-type="float" office:value="5" calcext:value-type="float">
            <text:p>5</text:p>
          </table:table-cell>
          <table:table-cell table:formula="of:=[.A7]-[.B7]" office:value-type="float" office:value="-773" calcext:value-type="float">
            <text:p>-773</text:p>
          </table:table-cell>
          <table:table-cell table:formula="of:=[.A7]-[.C7]" office:value-type="float" office:value="646" calcext:value-type="float">
            <text:p>646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456" calcext:value-type="float">
            <text:p>-456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78.5" calcext:value-type="float">
            <text:p>5178.5</text:p>
          </table:table-cell>
          <table:table-cell office:value-type="float" office:value="70" calcext:value-type="float">
            <text:p>70</text:p>
          </table:table-cell>
          <table:table-cell office:value-type="float" office:value="3523" calcext:value-type="float">
            <text:p>3523</text:p>
          </table:table-cell>
          <table:table-cell office:value-type="float" office:value="246517" calcext:value-type="float">
            <text:p>246517</text:p>
          </table:table-cell>
          <table:table-cell office:value-type="float" office:value="5770" calcext:value-type="float">
            <text:p>5770</text:p>
          </table:table-cell>
          <table:table-cell office:value-type="float" office:value="10331" calcext:value-type="float">
            <text:p>10331</text:p>
          </table:table-cell>
          <table:table-cell office:value-type="float" office:value="5670" calcext:value-type="float">
            <text:p>5670</text:p>
          </table:table-cell>
          <table:table-cell office:value-type="float" office:value="33404.5" calcext:value-type="float">
            <text:p>33404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073" calcext:value-type="float">
            <text:p>58073</text:p>
          </table:table-cell>
          <table:table-cell office:value-type="float" office:value="58764" calcext:value-type="float">
            <text:p>58764</text:p>
          </table:table-cell>
          <table:table-cell office:value-type="float" office:value="57701" calcext:value-type="float">
            <text:p>57701</text:p>
          </table:table-cell>
          <table:table-cell office:value-type="float" office:value="58944" calcext:value-type="float">
            <text:p>58944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-372" calcext:value-type="float">
            <text:p>-372</text:p>
          </table:table-cell>
          <table:table-cell table:formula="of:=[.A8]-[.C8]" office:value-type="float" office:value="-1063" calcext:value-type="float">
            <text:p>-106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243" calcext:value-type="float">
            <text:p>-1243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55" calcext:value-type="float">
            <text:p>57355</text:p>
          </table:table-cell>
          <table:table-cell office:value-type="float" office:value="59586" calcext:value-type="float">
            <text:p>59586</text:p>
          </table:table-cell>
          <table:table-cell office:value-type="float" office:value="57748" calcext:value-type="float">
            <text:p>57748</text:p>
          </table:table-cell>
          <table:table-cell office:value-type="float" office:value="60619" calcext:value-type="float">
            <text:p>60619</text:p>
          </table:table-cell>
          <table:table-cell office:value-type="float" office:value="3" calcext:value-type="float">
            <text:p>3</text:p>
          </table:table-cell>
          <table:table-cell table:formula="of:=[.A9]-[.B9]" office:value-type="float" office:value="393" calcext:value-type="float">
            <text:p>393</text:p>
          </table:table-cell>
          <table:table-cell table:formula="of:=[.A9]-[.C9]" office:value-type="float" office:value="-1838" calcext:value-type="float">
            <text:p>-183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71" calcext:value-type="float">
            <text:p>-2871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19" calcext:value-type="float">
            <text:p>58419</text:p>
          </table:table-cell>
          <table:table-cell office:value-type="float" office:value="57868" calcext:value-type="float">
            <text:p>57868</text:p>
          </table:table-cell>
          <table:table-cell office:value-type="float" office:value="57760" calcext:value-type="float">
            <text:p>57760</text:p>
          </table:table-cell>
          <table:table-cell office:value-type="float" office:value="59796" calcext:value-type="float">
            <text:p>59796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-659" calcext:value-type="float">
            <text:p>-659</text:p>
          </table:table-cell>
          <table:table-cell table:formula="of:=[.A10]-[.C10]" office:value-type="float" office:value="-108" calcext:value-type="float">
            <text:p>-108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36" calcext:value-type="float">
            <text:p>-2036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1439" calcext:value-type="float">
            <text:p>61439</text:p>
          </table:table-cell>
          <table:table-cell office:value-type="float" office:value="60681" calcext:value-type="float">
            <text:p>60681</text:p>
          </table:table-cell>
          <table:table-cell office:value-type="float" office:value="57484" calcext:value-type="float">
            <text:p>57484</text:p>
          </table:table-cell>
          <table:table-cell office:value-type="float" office:value="60548" calcext:value-type="float">
            <text:p>60548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3955" calcext:value-type="float">
            <text:p>-3955</text:p>
          </table:table-cell>
          <table:table-cell table:formula="of:=[.A11]-[.C11]" office:value-type="float" office:value="-3197" calcext:value-type="float">
            <text:p>-3197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064" calcext:value-type="float">
            <text:p>-3064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61" calcext:value-type="float">
            <text:p>60261</text:p>
          </table:table-cell>
          <table:table-cell office:value-type="float" office:value="59968" calcext:value-type="float">
            <text:p>599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089" calcext:value-type="float">
            <text:p>59089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881" calcext:value-type="float">
            <text:p>-2881</text:p>
          </table:table-cell>
          <table:table-cell table:formula="of:=[.A12]-[.C12]" office:value-type="float" office:value="-2588" calcext:value-type="float">
            <text:p>-258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709" calcext:value-type="float">
            <text:p>-1709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776" calcext:value-type="float">
            <text:p>59776</text:p>
          </table:table-cell>
          <table:table-cell office:value-type="float" office:value="58495" calcext:value-type="float">
            <text:p>5849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70" calcext:value-type="float">
            <text:p>57770</text:p>
          </table:table-cell>
          <table:table-cell office:value-type="float" office:value="1" calcext:value-type="float">
            <text:p>1</text:p>
          </table:table-cell>
          <table:table-cell table:formula="of:=[.A13]-[.B13]" office:value-type="float" office:value="-341" calcext:value-type="float">
            <text:p>-341</text:p>
          </table:table-cell>
          <table:table-cell table:formula="of:=[.A13]-[.C13]" office:value-type="float" office:value="940" calcext:value-type="float">
            <text:p>94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665" calcext:value-type="float">
            <text:p>1665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46" calcext:value-type="float">
            <text:p>59946</text:p>
          </table:table-cell>
          <table:table-cell office:value-type="float" office:value="58881" calcext:value-type="float">
            <text:p>58881</text:p>
          </table:table-cell>
          <table:table-cell office:value-type="float" office:value="57922" calcext:value-type="float">
            <text:p>57922</text:p>
          </table:table-cell>
          <table:table-cell office:value-type="float" office:value="57560" calcext:value-type="float">
            <text:p>57560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2024" calcext:value-type="float">
            <text:p>-2024</text:p>
          </table:table-cell>
          <table:table-cell table:formula="of:=[.A14]-[.C14]" office:value-type="float" office:value="-959" calcext:value-type="float">
            <text:p>-959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362" calcext:value-type="float">
            <text:p>362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418" calcext:value-type="float">
            <text:p>60418</text:p>
          </table:table-cell>
          <table:table-cell office:value-type="float" office:value="57371" calcext:value-type="float">
            <text:p>57371</text:p>
          </table:table-cell>
          <table:table-cell office:value-type="float" office:value="57783" calcext:value-type="float">
            <text:p>57783</text:p>
          </table:table-cell>
          <table:table-cell office:value-type="float" office:value="57958" calcext:value-type="float">
            <text:p>57958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-2635" calcext:value-type="float">
            <text:p>-2635</text:p>
          </table:table-cell>
          <table:table-cell table:formula="of:=[.A15]-[.C15]" office:value-type="float" office:value="412" calcext:value-type="float">
            <text:p>41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75" calcext:value-type="float">
            <text:p>-175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31" calcext:value-type="float">
            <text:p>58131</text:p>
          </table:table-cell>
          <table:table-cell office:value-type="float" office:value="59819" calcext:value-type="float">
            <text:p>59819</text:p>
          </table:table-cell>
          <table:table-cell office:value-type="float" office:value="58161" calcext:value-type="float">
            <text:p>58161</text:p>
          </table:table-cell>
          <table:table-cell office:value-type="float" office:value="60492" calcext:value-type="float">
            <text:p>60492</text:p>
          </table:table-cell>
          <table:table-cell office:value-type="float" office:value="7" calcext:value-type="float">
            <text:p>7</text:p>
          </table:table-cell>
          <table:table-cell table:formula="of:=[.A16]-[.B16]" office:value-type="float" office:value="30" calcext:value-type="float">
            <text:p>30</text:p>
          </table:table-cell>
          <table:table-cell table:formula="of:=[.A16]-[.C16]" office:value-type="float" office:value="-1658" calcext:value-type="float">
            <text:p>-1658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331" calcext:value-type="float">
            <text:p>-2331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table:number-columns-repeated="2" office:value-type="float" office:value="57485" calcext:value-type="float">
            <text:p>57485</text:p>
          </table:table-cell>
          <table:table-cell office:value-type="float" office:value="57612" calcext:value-type="float">
            <text:p>57612</text:p>
          </table:table-cell>
          <table:table-cell office:value-type="float" office:value="58152" calcext:value-type="float">
            <text:p>58152</text:p>
          </table:table-cell>
          <table:table-cell office:value-type="float" office:value="60159" calcext:value-type="float">
            <text:p>60159</text:p>
          </table:table-cell>
          <table:table-cell office:value-type="float" office:value="56" calcext:value-type="float">
            <text:p>56</text:p>
          </table:table-cell>
          <table:table-cell table:formula="of:=[.A17]-[.B17]" office:value-type="float" office:value="0" calcext:value-type="float">
            <text:p>0</text:p>
          </table:table-cell>
          <table:table-cell table:formula="of:=[.A17]-[.C17]" office:value-type="float" office:value="-127" calcext:value-type="float">
            <text:p>-127</text:p>
          </table:table-cell>
          <table:table-cell table:formula="of:=[.A17]-[.D17]" office:value-type="float" office:value="-667" calcext:value-type="float">
            <text:p>-667</text:p>
          </table:table-cell>
          <table:table-cell table:formula="of:=[.A17]-[.E17]" office:value-type="float" office:value="-2674" calcext:value-type="float">
            <text:p>-26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809" calcext:value-type="float">
            <text:p>59809</text:p>
          </table:table-cell>
          <table:table-cell office:value-type="float" office:value="60100" calcext:value-type="float">
            <text:p>60100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 table:formula="of:=[.A18]-[.B18]" office:value-type="float" office:value="-2429" calcext:value-type="float">
            <text:p>-2429</text:p>
          </table:table-cell>
          <table:table-cell table:formula="of:=[.A18]-[.C18]" office:value-type="float" office:value="-2720" calcext:value-type="float">
            <text:p>-2720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059" calcext:value-type="float">
            <text:p>-405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43" calcext:value-type="float">
            <text:p>58143</text:p>
          </table:table-cell>
          <table:table-cell office:value-type="float" office:value="57991" calcext:value-type="float">
            <text:p>57991</text:p>
          </table:table-cell>
          <table:table-cell office:value-type="float" office:value="57698" calcext:value-type="float">
            <text:p>57698</text:p>
          </table:table-cell>
          <table:table-cell office:value-type="float" office:value="58497" calcext:value-type="float">
            <text:p>58497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445" calcext:value-type="float">
            <text:p>-445</text:p>
          </table:table-cell>
          <table:table-cell table:formula="of:=[.A19]-[.C19]" office:value-type="float" office:value="-293" calcext:value-type="float">
            <text:p>-293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799" calcext:value-type="float">
            <text:p>-7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00" calcext:value-type="float">
            <text:p>59700</text:p>
          </table:table-cell>
          <table:table-cell office:value-type="float" office:value="60246" calcext:value-type="float">
            <text:p>60246</text:p>
          </table:table-cell>
          <table:table-cell office:value-type="float" office:value="57380" calcext:value-type="float">
            <text:p>57380</text:p>
          </table:table-cell>
          <table:table-cell office:value-type="float" office:value="59700" calcext:value-type="float">
            <text:p>59700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-2320" calcext:value-type="float">
            <text:p>-2320</text:p>
          </table:table-cell>
          <table:table-cell table:formula="of:=[.A20]-[.C20]" office:value-type="float" office:value="-2866" calcext:value-type="float">
            <text:p>-286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320" calcext:value-type="float">
            <text:p>-232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051" calcext:value-type="float">
            <text:p>58051</text:p>
          </table:table-cell>
          <table:table-cell office:value-type="float" office:value="58945" calcext:value-type="float">
            <text:p>58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7928" calcext:value-type="float">
            <text:p>57928</text:p>
          </table:table-cell>
          <table:table-cell office:value-type="float" office:value="3" calcext:value-type="float">
            <text:p>3</text:p>
          </table:table-cell>
          <table:table-cell table:formula="of:=[.A21]-[.B21]" office:value-type="float" office:value="494" calcext:value-type="float">
            <text:p>494</text:p>
          </table:table-cell>
          <table:table-cell table:formula="of:=[.A21]-[.C21]" office:value-type="float" office:value="-400" calcext:value-type="float">
            <text:p>-400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41" calcext:value-type="float">
            <text:p>57741</text:p>
          </table:table-cell>
          <table:table-cell office:value-type="float" office:value="59478" calcext:value-type="float">
            <text:p>59478</text:p>
          </table:table-cell>
          <table:table-cell office:value-type="float" office:value="59999" calcext:value-type="float">
            <text:p>59999</text:p>
          </table:table-cell>
          <table:table-cell office:value-type="float" office:value="57429" calcext:value-type="float">
            <text:p>57429</text:p>
          </table:table-cell>
          <table:table-cell office:value-type="float" office:value="52" calcext:value-type="float">
            <text:p>52</text:p>
          </table:table-cell>
          <table:table-cell table:formula="of:=[.A22]-[.B22]" office:value-type="float" office:value="0" calcext:value-type="float">
            <text:p>0</text:p>
          </table:table-cell>
          <table:table-cell table:formula="of:=[.A22]-[.C22]" office:value-type="float" office:value="-1737" calcext:value-type="float">
            <text:p>-1737</text:p>
          </table:table-cell>
          <table:table-cell table:formula="of:=[.A22]-[.D22]" office:value-type="float" office:value="-2258" calcext:value-type="float">
            <text:p>-2258</text:p>
          </table:table-cell>
          <table:table-cell table:formula="of:=[.A22]-[.E22]"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77" calcext:value-type="float">
            <text:p>57777</text:p>
          </table:table-cell>
          <table:table-cell office:value-type="float" office:value="58028" calcext:value-type="float">
            <text:p>58028</text:p>
          </table:table-cell>
          <table:table-cell office:value-type="float" office:value="57729" calcext:value-type="float">
            <text:p>57729</text:p>
          </table:table-cell>
          <table:table-cell office:value-type="float" office:value="58495" calcext:value-type="float">
            <text:p>58495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48" calcext:value-type="float">
            <text:p>-48</text:p>
          </table:table-cell>
          <table:table-cell table:formula="of:=[.A23]-[.C23]" office:value-type="float" office:value="-299" calcext:value-type="float">
            <text:p>-29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766" calcext:value-type="float">
            <text:p>-76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69" calcext:value-type="float">
            <text:p>59669</text:p>
          </table:table-cell>
          <table:table-cell office:value-type="float" office:value="59542" calcext:value-type="float">
            <text:p>59542</text:p>
          </table:table-cell>
          <table:table-cell office:value-type="float" office:value="57731" calcext:value-type="float">
            <text:p>57731</text:p>
          </table:table-cell>
          <table:table-cell office:value-type="float" office:value="57544" calcext:value-type="float">
            <text:p>57544</text:p>
          </table:table-cell>
          <table:table-cell office:value-type="float" office:value="1" calcext:value-type="float">
            <text:p>1</text:p>
          </table:table-cell>
          <table:table-cell table:formula="of:=[.A24]-[.B24]" office:value-type="float" office:value="-1938" calcext:value-type="float">
            <text:p>-1938</text:p>
          </table:table-cell>
          <table:table-cell table:formula="of:=[.A24]-[.C24]" office:value-type="float" office:value="-1811" calcext:value-type="float">
            <text:p>-1811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4" calcext:value-type="float">
            <text:p>58454</text:p>
          </table:table-cell>
          <table:table-cell office:value-type="float" office:value="58413" calcext:value-type="float">
            <text:p>58413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7" calcext:value-type="float">
            <text:p>58507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1074" calcext:value-type="float">
            <text:p>-1074</text:p>
          </table:table-cell>
          <table:table-cell table:formula="of:=[.A25]-[.C25]" office:value-type="float" office:value="-1033" calcext:value-type="float">
            <text:p>-103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127" calcext:value-type="float">
            <text:p>-1127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691" calcext:value-type="float">
            <text:p>58691</text:p>
          </table:table-cell>
          <table:table-cell office:value-type="float" office:value="59099" calcext:value-type="float">
            <text:p>59099</text:p>
          </table:table-cell>
          <table:table-cell office:value-type="float" office:value="57702" calcext:value-type="float">
            <text:p>57702</text:p>
          </table:table-cell>
          <table:table-cell office:value-type="float" office:value="57375" calcext:value-type="float">
            <text:p>57375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989" calcext:value-type="float">
            <text:p>-989</text:p>
          </table:table-cell>
          <table:table-cell table:formula="of:=[.A26]-[.C26]" office:value-type="float" office:value="-1397" calcext:value-type="float">
            <text:p>-139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576" calcext:value-type="float">
            <text:p>58576</text:p>
          </table:table-cell>
          <table:table-cell office:value-type="float" office:value="57952" calcext:value-type="float">
            <text:p>57952</text:p>
          </table:table-cell>
          <table:table-cell office:value-type="float" office:value="57476" calcext:value-type="float">
            <text:p>57476</text:p>
          </table:table-cell>
          <table:table-cell office:value-type="float" office:value="57697" calcext:value-type="float">
            <text:p>57697</text:p>
          </table:table-cell>
          <table:table-cell office:value-type="float" office:value="3" calcext:value-type="float">
            <text:p>3</text:p>
          </table:table-cell>
          <table:table-cell table:formula="of:=[.A27]-[.B27]" office:value-type="float" office:value="-1100" calcext:value-type="float">
            <text:p>-1100</text:p>
          </table:table-cell>
          <table:table-cell table:formula="of:=[.A27]-[.C27]" office:value-type="float" office:value="-476" calcext:value-type="float">
            <text:p>-47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21" calcext:value-type="float">
            <text:p>-2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7" calcext:value-type="float">
            <text:p>58627</text:p>
          </table:table-cell>
          <table:table-cell office:value-type="float" office:value="57351" calcext:value-type="float">
            <text:p>57351</text:p>
          </table:table-cell>
          <table:table-cell office:value-type="float" office:value="57380" calcext:value-type="float">
            <text:p>57380</text:p>
          </table:table-cell>
          <table:table-cell office:value-type="float" office:value="60262" calcext:value-type="float">
            <text:p>60262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247" calcext:value-type="float">
            <text:p>-1247</text:p>
          </table:table-cell>
          <table:table-cell table:formula="of:=[.A28]-[.C28]" office:value-type="float" office:value="29" calcext:value-type="float">
            <text:p>2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882" calcext:value-type="float">
            <text:p>-2882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8" calcext:value-type="float">
            <text:p>57378</text:p>
          </table:table-cell>
          <table:table-cell office:value-type="float" office:value="57959" calcext:value-type="float">
            <text:p>57959</text:p>
          </table:table-cell>
          <table:table-cell office:value-type="float" office:value="59721" calcext:value-type="float">
            <text:p>59721</text:p>
          </table:table-cell>
          <table:table-cell office:value-type="float" office:value="59408" calcext:value-type="float">
            <text:p>59408</text:p>
          </table:table-cell>
          <table:table-cell office:value-type="float" office:value="5" calcext:value-type="float">
            <text:p>5</text:p>
          </table:table-cell>
          <table:table-cell table:formula="of:=[.A29]-[.B29]" office:value-type="float" office:value="2343" calcext:value-type="float">
            <text:p>2343</text:p>
          </table:table-cell>
          <table:table-cell table:formula="of:=[.A29]-[.C29]" office:value-type="float" office:value="1762" calcext:value-type="float">
            <text:p>176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82" calcext:value-type="float">
            <text:p>60482</text:p>
          </table:table-cell>
          <table:table-cell office:value-type="float" office:value="57540" calcext:value-type="float">
            <text:p>57540</text:p>
          </table:table-cell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2785" calcext:value-type="float">
            <text:p>-2785</text:p>
          </table:table-cell>
          <table:table-cell table:formula="of:=[.A30]-[.C30]" office:value-type="float" office:value="157" calcext:value-type="float">
            <text:p>157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735" calcext:value-type="float">
            <text:p>60735</text:p>
          </table:table-cell>
          <table:table-cell office:value-type="float" office:value="59777" calcext:value-type="float">
            <text:p>59777</text:p>
          </table:table-cell>
          <table:table-cell office:value-type="float" office:value="57773" calcext:value-type="float">
            <text:p>57773</text:p>
          </table:table-cell>
          <table:table-cell office:value-type="float" office:value="57664" calcext:value-type="float">
            <text:p>57664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2962" calcext:value-type="float">
            <text:p>-2962</text:p>
          </table:table-cell>
          <table:table-cell table:formula="of:=[.A31]-[.C31]" office:value-type="float" office:value="-2004" calcext:value-type="float">
            <text:p>-2004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0" calcext:value-type="float">
            <text:p>57600</text:p>
          </table:table-cell>
          <table:table-cell office:value-type="float" office:value="57748" calcext:value-type="float">
            <text:p>57748</text:p>
          </table:table-cell>
          <table:table-cell office:value-type="float" office:value="58148" calcext:value-type="float">
            <text:p>58148</text:p>
          </table:table-cell>
          <table:table-cell office:value-type="float" office:value="59440" calcext:value-type="float">
            <text:p>59440</text:p>
          </table:table-cell>
          <table:table-cell office:value-type="float" office:value="5" calcext:value-type="float">
            <text:p>5</text:p>
          </table:table-cell>
          <table:table-cell table:formula="of:=[.A32]-[.B32]" office:value-type="float" office:value="548" calcext:value-type="float">
            <text:p>548</text:p>
          </table:table-cell>
          <table:table-cell table:formula="of:=[.A32]-[.C32]" office:value-type="float" office:value="400" calcext:value-type="float">
            <text:p>40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292" calcext:value-type="float">
            <text:p>-1292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744" calcext:value-type="float">
            <text:p>60744</text:p>
          </table:table-cell>
          <table:table-cell office:value-type="float" office:value="59093" calcext:value-type="float">
            <text:p>59093</text:p>
          </table:table-cell>
          <table:table-cell office:value-type="float" office:value="57697" calcext:value-type="float">
            <text:p>57697</text:p>
          </table:table-cell>
          <table:table-cell office:value-type="float" office:value="59990" calcext:value-type="float">
            <text:p>59990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3047" calcext:value-type="float">
            <text:p>-3047</text:p>
          </table:table-cell>
          <table:table-cell table:formula="of:=[.A33]-[.C33]" office:value-type="float" office:value="-1396" calcext:value-type="float">
            <text:p>-1396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93" calcext:value-type="float">
            <text:p>-229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441" calcext:value-type="float">
            <text:p>59441</text:p>
          </table:table-cell>
          <table:table-cell office:value-type="float" office:value="57791" calcext:value-type="float">
            <text:p>57791</text:p>
          </table:table-cell>
          <table:table-cell office:value-type="float" office:value="57698" calcext:value-type="float">
            <text:p>57698</text:p>
          </table:table-cell>
          <table:table-cell office:value-type="float" office:value="57938" calcext:value-type="float">
            <text:p>57938</text:p>
          </table:table-cell>
          <table:table-cell office:value-type="float" office:value="5" calcext:value-type="float">
            <text:p>5</text:p>
          </table:table-cell>
          <table:table-cell table:formula="of:=[.A34]-[.B34]" office:value-type="float" office:value="-1743" calcext:value-type="float">
            <text:p>-1743</text:p>
          </table:table-cell>
          <table:table-cell table:formula="of:=[.A34]-[.C34]" office:value-type="float" office:value="-93" calcext:value-type="float">
            <text:p>-93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0" calcext:value-type="float">
            <text:p>-2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9" calcext:value-type="float">
            <text:p>58519</text:p>
          </table:table-cell>
          <table:table-cell office:value-type="float" office:value="58495" calcext:value-type="float">
            <text:p>584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75" calcext:value-type="float">
            <text:p>60575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139" calcext:value-type="float">
            <text:p>-1139</text:p>
          </table:table-cell>
          <table:table-cell table:formula="of:=[.A35]-[.C35]" office:value-type="float" office:value="-1115" calcext:value-type="float">
            <text:p>-111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95" calcext:value-type="float">
            <text:p>-319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740" calcext:value-type="float">
            <text:p>57740</text:p>
          </table:table-cell>
          <table:table-cell office:value-type="float" office:value="60506" calcext:value-type="float">
            <text:p>60506</text:p>
          </table:table-cell>
          <table:table-cell office:value-type="float" office:value="57695" calcext:value-type="float">
            <text:p>57695</text:p>
          </table:table-cell>
          <table:table-cell office:value-type="float" office:value="58495" calcext:value-type="float">
            <text:p>58495</text:p>
          </table:table-cell>
          <table:table-cell office:value-type="float" office:value="1" calcext:value-type="float">
            <text:p>1</text:p>
          </table:table-cell>
          <table:table-cell table:formula="of:=[.A36]-[.B36]" office:value-type="float" office:value="-45" calcext:value-type="float">
            <text:p>-45</text:p>
          </table:table-cell>
          <table:table-cell table:formula="of:=[.A36]-[.C36]" office:value-type="float" office:value="-2811" calcext:value-type="float">
            <text:p>-281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800" calcext:value-type="float">
            <text:p>-80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8665" calcext:value-type="float">
            <text:p>58665</text:p>
          </table:table-cell>
          <table:table-cell office:value-type="float" office:value="57380" calcext:value-type="float">
            <text:p>57380</text:p>
          </table:table-cell>
          <table:table-cell office:value-type="float" office:value="58368" calcext:value-type="float">
            <text:p>58368</text:p>
          </table:table-cell>
          <table:table-cell office:value-type="float" office:value="6" calcext:value-type="float">
            <text:p>6</text:p>
          </table:table-cell>
          <table:table-cell table:formula="of:=[.A37]-[.B37]" office:value-type="float" office:value="-2011" calcext:value-type="float">
            <text:p>-2011</text:p>
          </table:table-cell>
          <table:table-cell table:formula="of:=[.A37]-[.C37]" office:value-type="float" office:value="-1285" calcext:value-type="float">
            <text:p>-128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988" calcext:value-type="float">
            <text:p>-988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00" calcext:value-type="float">
            <text:p>57600</text:p>
          </table:table-cell>
          <table:table-cell office:value-type="float" office:value="58569" calcext:value-type="float">
            <text:p>58569</text:p>
          </table:table-cell>
          <table:table-cell office:value-type="float" office:value="58545" calcext:value-type="float">
            <text:p>58545</text:p>
          </table:table-cell>
          <table:table-cell office:value-type="float" office:value="59912" calcext:value-type="float">
            <text:p>59912</text:p>
          </table:table-cell>
          <table:table-cell office:value-type="float" office:value="4" calcext:value-type="float">
            <text:p>4</text:p>
          </table:table-cell>
          <table:table-cell table:formula="of:=[.A38]-[.B38]" office:value-type="float" office:value="945" calcext:value-type="float">
            <text:p>945</text:p>
          </table:table-cell>
          <table:table-cell table:formula="of:=[.A38]-[.C38]" office:value-type="float" office:value="-24" calcext:value-type="float">
            <text:p>-24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367" calcext:value-type="float">
            <text:p>-1367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441" calcext:value-type="float">
            <text:p>59441</text:p>
          </table:table-cell>
          <table:table-cell office:value-type="float" office:value="58758" calcext:value-type="float">
            <text:p>58758</text:p>
          </table:table-cell>
          <table:table-cell office:value-type="float" office:value="57905" calcext:value-type="float">
            <text:p>57905</text:p>
          </table:table-cell>
          <table:table-cell office:value-type="float" office:value="60418" calcext:value-type="float">
            <text:p>60418</text:p>
          </table:table-cell>
          <table:table-cell office:value-type="float" office:value="5" calcext:value-type="float">
            <text:p>5</text:p>
          </table:table-cell>
          <table:table-cell table:formula="of:=[.A39]-[.B39]" office:value-type="float" office:value="-1536" calcext:value-type="float">
            <text:p>-1536</text:p>
          </table:table-cell>
          <table:table-cell table:formula="of:=[.A39]-[.C39]" office:value-type="float" office:value="-853" calcext:value-type="float">
            <text:p>-853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513" calcext:value-type="float">
            <text:p>-251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39" calcext:value-type="float">
            <text:p>57539</text:p>
          </table:table-cell>
          <table:table-cell office:value-type="float" office:value="57707" calcext:value-type="float">
            <text:p>57707</text:p>
          </table:table-cell>
          <table:table-cell office:value-type="float" office:value="59743" calcext:value-type="float">
            <text:p>59743</text:p>
          </table:table-cell>
          <table:table-cell office:value-type="float" office:value="3" calcext:value-type="float">
            <text:p>3</text:p>
          </table:table-cell>
          <table:table-cell table:formula="of:=[.A40]-[.B40]" office:value-type="float" office:value="-1719" calcext:value-type="float">
            <text:p>-1719</text:p>
          </table:table-cell>
          <table:table-cell table:formula="of:=[.A40]-[.C40]" office:value-type="float" office:value="168" calcext:value-type="float">
            <text:p>16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2036" calcext:value-type="float">
            <text:p>-203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591" calcext:value-type="float">
            <text:p>59591</text:p>
          </table:table-cell>
          <table:table-cell office:value-type="float" office:value="58986" calcext:value-type="float">
            <text:p>58986</text:p>
          </table:table-cell>
          <table:table-cell office:value-type="float" office:value="57393" calcext:value-type="float">
            <text:p>57393</text:p>
          </table:table-cell>
          <table:table-cell office:value-type="float" office:value="57605" calcext:value-type="float">
            <text:p>57605</text:p>
          </table:table-cell>
          <table:table-cell office:value-type="float" office:value="2" calcext:value-type="float">
            <text:p>2</text:p>
          </table:table-cell>
          <table:table-cell table:formula="of:=[.A41]-[.B41]" office:value-type="float" office:value="-2198" calcext:value-type="float">
            <text:p>-2198</text:p>
          </table:table-cell>
          <table:table-cell table:formula="of:=[.A41]-[.C41]" office:value-type="float" office:value="-1593" calcext:value-type="float">
            <text:p>-159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12" calcext:value-type="float">
            <text:p>-21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20" calcext:value-type="float">
            <text:p>57620</text:p>
          </table:table-cell>
          <table:table-cell office:value-type="float" office:value="57743" calcext:value-type="float">
            <text:p>57743</text:p>
          </table:table-cell>
          <table:table-cell office:value-type="float" office:value="57380" calcext:value-type="float">
            <text:p>57380</text:p>
          </table:table-cell>
          <table:table-cell office:value-type="float" office:value="58450" calcext:value-type="float">
            <text:p>58450</text:p>
          </table:table-cell>
          <table:table-cell office:value-type="float" office:value="7" calcext:value-type="float">
            <text:p>7</text:p>
          </table:table-cell>
          <table:table-cell table:formula="of:=[.A42]-[.B42]" office:value-type="float" office:value="-240" calcext:value-type="float">
            <text:p>-240</text:p>
          </table:table-cell>
          <table:table-cell table:formula="of:=[.A42]-[.C42]" office:value-type="float" office:value="-363" calcext:value-type="float">
            <text:p>-363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70" calcext:value-type="float">
            <text:p>-107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159" calcext:value-type="float">
            <text:p>60159</text:p>
          </table:table-cell>
          <table:table-cell office:value-type="float" office:value="59597" calcext:value-type="float">
            <text:p>59597</text:p>
          </table:table-cell>
          <table:table-cell office:value-type="float" office:value="58954" calcext:value-type="float">
            <text:p>58954</text:p>
          </table:table-cell>
          <table:table-cell office:value-type="float" office:value="58892" calcext:value-type="float">
            <text:p>58892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-1205" calcext:value-type="float">
            <text:p>-1205</text:p>
          </table:table-cell>
          <table:table-cell table:formula="of:=[.A43]-[.C43]" office:value-type="float" office:value="-643" calcext:value-type="float">
            <text:p>-64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7" calcext:value-type="float">
            <text:p>57637</text:p>
          </table:table-cell>
          <table:table-cell office:value-type="float" office:value="60596" calcext:value-type="float">
            <text:p>60596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3" calcext:value-type="float">
            <text:p>3</text:p>
          </table:table-cell>
          <table:table-cell table:formula="of:=[.A44]-[.B44]" office:value-type="float" office:value="-257" calcext:value-type="float">
            <text:p>-257</text:p>
          </table:table-cell>
          <table:table-cell table:formula="of:=[.A44]-[.C44]" office:value-type="float" office:value="-3216" calcext:value-type="float">
            <text:p>-3216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735" calcext:value-type="float">
            <text:p>-735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951" calcext:value-type="float">
            <text:p>58951</text:p>
          </table:table-cell>
          <table:table-cell office:value-type="float" office:value="58666" calcext:value-type="float">
            <text:p>58666</text:p>
          </table:table-cell>
          <table:table-cell office:value-type="float" office:value="58657" calcext:value-type="float">
            <text:p>58657</text:p>
          </table:table-cell>
          <table:table-cell office:value-type="float" office:value="57696" calcext:value-type="float">
            <text:p>57696</text:p>
          </table:table-cell>
          <table:table-cell office:value-type="float" office:value="7" calcext:value-type="float">
            <text:p>7</text:p>
          </table:table-cell>
          <table:table-cell table:formula="of:=[.A45]-[.B45]" office:value-type="float" office:value="-294" calcext:value-type="float">
            <text:p>-294</text:p>
          </table:table-cell>
          <table:table-cell table:formula="of:=[.A45]-[.C45]" office:value-type="float" office:value="-9" calcext:value-type="float">
            <text:p>-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886" calcext:value-type="float">
            <text:p>58886</text:p>
          </table:table-cell>
          <table:table-cell office:value-type="float" office:value="58673" calcext:value-type="float">
            <text:p>58673</text:p>
          </table:table-cell>
          <table:table-cell office:value-type="float" office:value="57475" calcext:value-type="float">
            <text:p>57475</text:p>
          </table:table-cell>
          <table:table-cell office:value-type="float" office:value="60552" calcext:value-type="float">
            <text:p>60552</text:p>
          </table:table-cell>
          <table:table-cell office:value-type="float" office:value="3" calcext:value-type="float">
            <text:p>3</text:p>
          </table:table-cell>
          <table:table-cell table:formula="of:=[.A46]-[.B46]" office:value-type="float" office:value="-1411" calcext:value-type="float">
            <text:p>-1411</text:p>
          </table:table-cell>
          <table:table-cell table:formula="of:=[.A46]-[.C46]" office:value-type="float" office:value="-1198" calcext:value-type="float">
            <text:p>-1198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3077" calcext:value-type="float">
            <text:p>-307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45" calcext:value-type="float">
            <text:p>57345</text:p>
          </table:table-cell>
          <table:table-cell office:value-type="float" office:value="60485" calcext:value-type="float">
            <text:p>60485</text:p>
          </table:table-cell>
          <table:table-cell office:value-type="float" office:value="57393" calcext:value-type="float">
            <text:p>57393</text:p>
          </table:table-cell>
          <table:table-cell office:value-type="float" office:value="58072" calcext:value-type="float">
            <text:p>58072</text:p>
          </table:table-cell>
          <table:table-cell office:value-type="float" office:value="7" calcext:value-type="float">
            <text:p>7</text:p>
          </table:table-cell>
          <table:table-cell table:formula="of:=[.A47]-[.B47]" office:value-type="float" office:value="48" calcext:value-type="float">
            <text:p>48</text:p>
          </table:table-cell>
          <table:table-cell table:formula="of:=[.A47]-[.C47]" office:value-type="float" office:value="-3092" calcext:value-type="float">
            <text:p>-3092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679" calcext:value-type="float">
            <text:p>-67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57382" calcext:value-type="float">
            <text:p>5738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82" calcext:value-type="float">
            <text:p>59482</text:p>
          </table:table-cell>
          <table:table-cell office:value-type="float" office:value="5" calcext:value-type="float">
            <text:p>5</text:p>
          </table:table-cell>
          <table:table-cell table:formula="of:=[.A48]-[.B48]" office:value-type="float" office:value="-1185" calcext:value-type="float">
            <text:p>-1185</text:p>
          </table:table-cell>
          <table:table-cell table:formula="of:=[.A48]-[.C48]" office:value-type="float" office:value="-2" calcext:value-type="float">
            <text:p>-2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102" calcext:value-type="float">
            <text:p>-210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18" calcext:value-type="float">
            <text:p>58018</text:p>
          </table:table-cell>
          <table:table-cell office:value-type="float" office:value="59700" calcext:value-type="float">
            <text:p>59700</text:p>
          </table:table-cell>
          <table:table-cell office:value-type="float" office:value="57702" calcext:value-type="float">
            <text:p>57702</text:p>
          </table:table-cell>
          <table:table-cell office:value-type="float" office:value="57493" calcext:value-type="float">
            <text:p>57493</text:p>
          </table:table-cell>
          <table:table-cell office:value-type="float" office:value="1" calcext:value-type="float">
            <text:p>1</text:p>
          </table:table-cell>
          <table:table-cell table:formula="of:=[.A49]-[.B49]" office:value-type="float" office:value="-316" calcext:value-type="float">
            <text:p>-316</text:p>
          </table:table-cell>
          <table:table-cell table:formula="of:=[.A49]-[.C49]" office:value-type="float" office:value="-1998" calcext:value-type="float">
            <text:p>-199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61" calcext:value-type="float">
            <text:p>58061</text:p>
          </table:table-cell>
          <table:table-cell office:value-type="float" office:value="58200" calcext:value-type="float">
            <text:p>58200</text:p>
          </table:table-cell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585" calcext:value-type="float">
            <text:p>-585</text:p>
          </table:table-cell>
          <table:table-cell table:formula="of:=[.A50]-[.C50]" office:value-type="float" office:value="-724" calcext:value-type="float">
            <text:p>-724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1019" calcext:value-type="float">
            <text:p>-101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3" calcext:value-type="float">
            <text:p>60083</text:p>
          </table:table-cell>
          <table:table-cell office:value-type="float" office:value="59724" calcext:value-type="float">
            <text:p>597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700" calcext:value-type="float">
            <text:p>58700</text:p>
          </table:table-cell>
          <table:table-cell office:value-type="float" office:value="3" calcext:value-type="float">
            <text:p>3</text:p>
          </table:table-cell>
          <table:table-cell table:formula="of:=[.A51]-[.B51]" office:value-type="float" office:value="-2703" calcext:value-type="float">
            <text:p>-2703</text:p>
          </table:table-cell>
          <table:table-cell table:formula="of:=[.A51]-[.C51]" office:value-type="float" office:value="-2344" calcext:value-type="float">
            <text:p>-2344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320" calcext:value-type="float">
            <text:p>-132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32" calcext:value-type="float">
            <text:p>57732</text:p>
          </table:table-cell>
          <table:table-cell office:value-type="float" office:value="58002" calcext:value-type="float">
            <text:p>58002</text:p>
          </table:table-cell>
          <table:table-cell office:value-type="float" office:value="58779" calcext:value-type="float">
            <text:p>58779</text:p>
          </table:table-cell>
          <table:table-cell office:value-type="float" office:value="59434" calcext:value-type="float">
            <text:p>59434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1047" calcext:value-type="float">
            <text:p>1047</text:p>
          </table:table-cell>
          <table:table-cell table:formula="of:=[.A52]-[.C52]" office:value-type="float" office:value="777" calcext:value-type="float">
            <text:p>777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655" calcext:value-type="float">
            <text:p>-65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435" calcext:value-type="float">
            <text:p>59435</text:p>
          </table:table-cell>
          <table:table-cell office:value-type="float" office:value="60427" calcext:value-type="float">
            <text:p>60427</text:p>
          </table:table-cell>
          <table:table-cell office:value-type="float" office:value="57700" calcext:value-type="float">
            <text:p>57700</text:p>
          </table:table-cell>
          <table:table-cell office:value-type="float" office:value="59520" calcext:value-type="float">
            <text:p>59520</text:p>
          </table:table-cell>
          <table:table-cell office:value-type="float" office:value="5" calcext:value-type="float">
            <text:p>5</text:p>
          </table:table-cell>
          <table:table-cell table:formula="of:=[.A53]-[.B53]" office:value-type="float" office:value="-1735" calcext:value-type="float">
            <text:p>-1735</text:p>
          </table:table-cell>
          <table:table-cell table:formula="of:=[.A53]-[.C53]" office:value-type="float" office:value="-2727" calcext:value-type="float">
            <text:p>-2727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20" calcext:value-type="float">
            <text:p>-182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344" calcext:value-type="float">
            <text:p>57344</text:p>
          </table:table-cell>
          <table:table-cell office:value-type="float" office:value="60223" calcext:value-type="float">
            <text:p>60223</text:p>
          </table:table-cell>
          <table:table-cell office:value-type="float" office:value="57707" calcext:value-type="float">
            <text:p>57707</text:p>
          </table:table-cell>
          <table:table-cell office:value-type="float" office:value="58449" calcext:value-type="float">
            <text:p>58449</text:p>
          </table:table-cell>
          <table:table-cell office:value-type="float" office:value="3" calcext:value-type="float">
            <text:p>3</text:p>
          </table:table-cell>
          <table:table-cell table:formula="of:=[.A54]-[.B54]" office:value-type="float" office:value="363" calcext:value-type="float">
            <text:p>363</text:p>
          </table:table-cell>
          <table:table-cell table:formula="of:=[.A54]-[.C54]" office:value-type="float" office:value="-2516" calcext:value-type="float">
            <text:p>-251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742" calcext:value-type="float">
            <text:p>-742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478" calcext:value-type="float">
            <text:p>57478</text:p>
          </table:table-cell>
          <table:table-cell office:value-type="float" office:value="57735" calcext:value-type="float">
            <text:p>57735</text:p>
          </table:table-cell>
          <table:table-cell office:value-type="float" office:value="60676" calcext:value-type="float">
            <text:p>60676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-760" calcext:value-type="float">
            <text:p>-760</text:p>
          </table:table-cell>
          <table:table-cell table:formula="of:=[.A55]-[.C55]" office:value-type="float" office:value="257" calcext:value-type="float">
            <text:p>257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941" calcext:value-type="float">
            <text:p>-29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4" calcext:value-type="float">
            <text:p>58054</text:p>
          </table:table-cell>
          <table:table-cell office:value-type="float" office:value="58216" calcext:value-type="float">
            <text:p>58216</text:p>
          </table:table-cell>
          <table:table-cell office:value-type="float" office:value="57380" calcext:value-type="float">
            <text:p>57380</text:p>
          </table:table-cell>
          <table:table-cell office:value-type="float" office:value="58496" calcext:value-type="float">
            <text:p>58496</text:p>
          </table:table-cell>
          <table:table-cell office:value-type="float" office:value="1" calcext:value-type="float">
            <text:p>1</text:p>
          </table:table-cell>
          <table:table-cell table:formula="of:=[.A56]-[.B56]" office:value-type="float" office:value="-674" calcext:value-type="float">
            <text:p>-674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116" calcext:value-type="float">
            <text:p>-111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717" calcext:value-type="float">
            <text:p>60717</text:p>
          </table:table-cell>
          <table:table-cell office:value-type="float" office:value="59789" calcext:value-type="float">
            <text:p>59789</text:p>
          </table:table-cell>
          <table:table-cell office:value-type="float" office:value="58649" calcext:value-type="float">
            <text:p>58649</text:p>
          </table:table-cell>
          <table:table-cell office:value-type="float" office:value="60523" calcext:value-type="float">
            <text:p>60523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-2068" calcext:value-type="float">
            <text:p>-2068</text:p>
          </table:table-cell>
          <table:table-cell table:formula="of:=[.A57]-[.C57]" office:value-type="float" office:value="-1140" calcext:value-type="float">
            <text:p>-114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1874" calcext:value-type="float">
            <text:p>-187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9719" calcext:value-type="float">
            <text:p>59719</text:p>
          </table:table-cell>
          <table:table-cell office:value-type="float" office:value="57760" calcext:value-type="float">
            <text:p>57760</text:p>
          </table:table-cell>
          <table:table-cell office:value-type="float" office:value="60816" calcext:value-type="float">
            <text:p>60816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1544" calcext:value-type="float">
            <text:p>-1544</text:p>
          </table:table-cell>
          <table:table-cell table:formula="of:=[.A58]-[.D58]" office:value-type="float" office:value="415" calcext:value-type="float">
            <text:p>415</text:p>
          </table:table-cell>
          <table:table-cell table:formula="of:=[.A58]-[.E58]" office:value-type="float" office:value="-2641" calcext:value-type="float">
            <text:p>-264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28" calcext:value-type="float">
            <text:p>59028</text:p>
          </table:table-cell>
          <table:table-cell office:value-type="float" office:value="60081" calcext:value-type="float">
            <text:p>60081</text:p>
          </table:table-cell>
          <table:table-cell office:value-type="float" office:value="57734" calcext:value-type="float">
            <text:p>57734</text:p>
          </table:table-cell>
          <table:table-cell office:value-type="float" office:value="60419" calcext:value-type="float">
            <text:p>60419</text:p>
          </table:table-cell>
          <table:table-cell office:value-type="float" office:value="2" calcext:value-type="float">
            <text:p>2</text:p>
          </table:table-cell>
          <table:table-cell table:formula="of:=[.A59]-[.B59]" office:value-type="float" office:value="-1294" calcext:value-type="float">
            <text:p>-1294</text:p>
          </table:table-cell>
          <table:table-cell table:formula="of:=[.A59]-[.C59]" office:value-type="float" office:value="-2347" calcext:value-type="float">
            <text:p>-234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2685" calcext:value-type="float">
            <text:p>-268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97" calcext:value-type="float">
            <text:p>57497</text:p>
          </table:table-cell>
          <table:table-cell office:value-type="float" office:value="60073" calcext:value-type="float">
            <text:p>60073</text:p>
          </table:table-cell>
          <table:table-cell office:value-type="float" office:value="58160" calcext:value-type="float">
            <text:p>58160</text:p>
          </table:table-cell>
          <table:table-cell office:value-type="float" office:value="58132" calcext:value-type="float">
            <text:p>58132</text:p>
          </table:table-cell>
          <table:table-cell office:value-type="float" office:value="3" calcext:value-type="float">
            <text:p>3</text:p>
          </table:table-cell>
          <table:table-cell table:formula="of:=[.A60]-[.B60]" office:value-type="float" office:value="663" calcext:value-type="float">
            <text:p>663</text:p>
          </table:table-cell>
          <table:table-cell table:formula="of:=[.A60]-[.C60]" office:value-type="float" office:value="-1913" calcext:value-type="float">
            <text:p>-191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830" calcext:value-type="float">
            <text:p>59830</text:p>
          </table:table-cell>
          <table:table-cell office:value-type="float" office:value="57665" calcext:value-type="float">
            <text:p>57665</text:p>
          </table:table-cell>
          <table:table-cell office:value-type="float" office:value="57354" calcext:value-type="float">
            <text:p>57354</text:p>
          </table:table-cell>
          <table:table-cell office:value-type="float" office:value="58627" calcext:value-type="float">
            <text:p>58627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476" calcext:value-type="float">
            <text:p>-2476</text:p>
          </table:table-cell>
          <table:table-cell table:formula="of:=[.A61]-[.C61]" office:value-type="float" office:value="-311" calcext:value-type="float">
            <text:p>-31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273" calcext:value-type="float">
            <text:p>-127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7543" calcext:value-type="float">
            <text:p>57543</text:p>
          </table:table-cell>
          <table:table-cell office:value-type="float" office:value="60008" calcext:value-type="float">
            <text:p>60008</text:p>
          </table:table-cell>
          <table:table-cell office:value-type="float" office:value="58495" calcext:value-type="float">
            <text:p>58495</text:p>
          </table:table-cell>
          <table:table-cell office:value-type="float" office:value="59" calcext:value-type="float">
            <text:p>59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1236" calcext:value-type="float">
            <text:p>1236</text:p>
          </table:table-cell>
          <table:table-cell table:formula="of:=[.A62]-[.D62]" office:value-type="float" office:value="-1229" calcext:value-type="float">
            <text:p>-1229</text:p>
          </table:table-cell>
          <table:table-cell table:formula="of:=[.A62]-[.E62]"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667" calcext:value-type="float">
            <text:p>59667</text:p>
          </table:table-cell>
          <table:table-cell office:value-type="float" office:value="57387" calcext:value-type="float">
            <text:p>57387</text:p>
          </table:table-cell>
          <table:table-cell office:value-type="float" office:value="59721" calcext:value-type="float">
            <text:p>59721</text:p>
          </table:table-cell>
          <table:table-cell office:value-type="float" office:value="60561" calcext:value-type="float">
            <text:p>60561</text:p>
          </table:table-cell>
          <table:table-cell office:value-type="float" office:value="2" calcext:value-type="float">
            <text:p>2</text:p>
          </table:table-cell>
          <table:table-cell table:formula="of:=[.A63]-[.B63]" office:value-type="float" office:value="54" calcext:value-type="float">
            <text:p>54</text:p>
          </table:table-cell>
          <table:table-cell table:formula="of:=[.A63]-[.C63]" office:value-type="float" office:value="2334" calcext:value-type="float">
            <text:p>233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840" calcext:value-type="float">
            <text:p>-84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96" calcext:value-type="float">
            <text:p>58496</text:p>
          </table:table-cell>
          <table:table-cell office:value-type="float" office:value="60173" calcext:value-type="float">
            <text:p>60173</text:p>
          </table:table-cell>
          <table:table-cell office:value-type="float" office:value="57493" calcext:value-type="float">
            <text:p>57493</text:p>
          </table:table-cell>
          <table:table-cell office:value-type="float" office:value="57555" calcext:value-type="float">
            <text:p>57555</text:p>
          </table:table-cell>
          <table:table-cell office:value-type="float" office:value="6" calcext:value-type="float">
            <text:p>6</text:p>
          </table:table-cell>
          <table:table-cell table:formula="of:=[.A64]-[.B64]" office:value-type="float" office:value="-1003" calcext:value-type="float">
            <text:p>-1003</text:p>
          </table:table-cell>
          <table:table-cell table:formula="of:=[.A64]-[.C64]" office:value-type="float" office:value="-2680" calcext:value-type="float">
            <text:p>-268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62" calcext:value-type="float">
            <text:p>-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9" calcext:value-type="float">
            <text:p>57669</text:p>
          </table:table-cell>
          <table:table-cell office:value-type="float" office:value="58892" calcext:value-type="float">
            <text:p>58892</text:p>
          </table:table-cell>
          <table:table-cell office:value-type="float" office:value="57380" calcext:value-type="float">
            <text:p>57380</text:p>
          </table:table-cell>
          <table:table-cell office:value-type="float" office:value="59017" calcext:value-type="float">
            <text:p>59017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289" calcext:value-type="float">
            <text:p>-289</text:p>
          </table:table-cell>
          <table:table-cell table:formula="of:=[.A65]-[.C65]" office:value-type="float" office:value="-1512" calcext:value-type="float">
            <text:p>-1512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637" calcext:value-type="float">
            <text:p>-163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396" calcext:value-type="float">
            <text:p>59396</text:p>
          </table:table-cell>
          <table:table-cell office:value-type="float" office:value="59075" calcext:value-type="float">
            <text:p>59075</text:p>
          </table:table-cell>
          <table:table-cell office:value-type="float" office:value="57399" calcext:value-type="float">
            <text:p>57399</text:p>
          </table:table-cell>
          <table:table-cell office:value-type="float" office:value="57556" calcext:value-type="float">
            <text:p>57556</text:p>
          </table:table-cell>
          <table:table-cell office:value-type="float" office:value="4" calcext:value-type="float">
            <text:p>4</text:p>
          </table:table-cell>
          <table:table-cell table:formula="of:=[.A66]-[.B66]" office:value-type="float" office:value="-1997" calcext:value-type="float">
            <text:p>-1997</text:p>
          </table:table-cell>
          <table:table-cell table:formula="of:=[.A66]-[.C66]" office:value-type="float" office:value="-1676" calcext:value-type="float">
            <text:p>-167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7" calcext:value-type="float">
            <text:p>-157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062" calcext:value-type="float">
            <text:p>59062</text:p>
          </table:table-cell>
          <table:table-cell office:value-type="float" office:value="57958" calcext:value-type="float">
            <text:p>57958</text:p>
          </table:table-cell>
          <table:table-cell office:value-type="float" office:value="57397" calcext:value-type="float">
            <text:p>57397</text:p>
          </table:table-cell>
          <table:table-cell office:value-type="float" office:value="60688" calcext:value-type="float">
            <text:p>60688</text:p>
          </table:table-cell>
          <table:table-cell office:value-type="float" office:value="5" calcext:value-type="float">
            <text:p>5</text:p>
          </table:table-cell>
          <table:table-cell table:formula="of:=[.A67]-[.B67]" office:value-type="float" office:value="-1665" calcext:value-type="float">
            <text:p>-1665</text:p>
          </table:table-cell>
          <table:table-cell table:formula="of:=[.A67]-[.C67]" office:value-type="float" office:value="-561" calcext:value-type="float">
            <text:p>-561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291" calcext:value-type="float">
            <text:p>-3291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01" calcext:value-type="float">
            <text:p>58501</text:p>
          </table:table-cell>
          <table:table-cell office:value-type="float" office:value="57624" calcext:value-type="float">
            <text:p>57624</text:p>
          </table:table-cell>
          <table:table-cell office:value-type="float" office:value="57398" calcext:value-type="float">
            <text:p>57398</text:p>
          </table:table-cell>
          <table:table-cell office:value-type="float" office:value="58134" calcext:value-type="float">
            <text:p>58134</text:p>
          </table:table-cell>
          <table:table-cell office:value-type="float" office:value="7" calcext:value-type="float">
            <text:p>7</text:p>
          </table:table-cell>
          <table:table-cell table:formula="of:=[.A68]-[.B68]" office:value-type="float" office:value="-1103" calcext:value-type="float">
            <text:p>-1103</text:p>
          </table:table-cell>
          <table:table-cell table:formula="of:=[.A68]-[.C68]" office:value-type="float" office:value="-226" calcext:value-type="float">
            <text:p>-22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736" calcext:value-type="float">
            <text:p>-73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779" calcext:value-type="float">
            <text:p>60779</text:p>
          </table:table-cell>
          <table:table-cell office:value-type="float" office:value="59021" calcext:value-type="float">
            <text:p>59021</text:p>
          </table:table-cell>
          <table:table-cell office:value-type="float" office:value="57413" calcext:value-type="float">
            <text:p>57413</text:p>
          </table:table-cell>
          <table:table-cell office:value-type="float" office:value="59810" calcext:value-type="float">
            <text:p>59810</text:p>
          </table:table-cell>
          <table:table-cell office:value-type="float" office:value="7" calcext:value-type="float">
            <text:p>7</text:p>
          </table:table-cell>
          <table:table-cell table:formula="of:=[.A69]-[.B69]" office:value-type="float" office:value="-3366" calcext:value-type="float">
            <text:p>-3366</text:p>
          </table:table-cell>
          <table:table-cell table:formula="of:=[.A69]-[.C69]" office:value-type="float" office:value="-1608" calcext:value-type="float">
            <text:p>-160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25" calcext:value-type="float">
            <text:p>59425</text:p>
          </table:table-cell>
          <table:table-cell office:value-type="float" office:value="57366" calcext:value-type="float">
            <text:p>57366</text:p>
          </table:table-cell>
          <table:table-cell office:value-type="float" office:value="57354" calcext:value-type="float">
            <text:p>57354</text:p>
          </table:table-cell>
          <table:table-cell office:value-type="float" office:value="59696" calcext:value-type="float">
            <text:p>59696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-2071" calcext:value-type="float">
            <text:p>-2071</text:p>
          </table:table-cell>
          <table:table-cell table:formula="of:=[.A70]-[.C70]" office:value-type="float" office:value="-12" calcext:value-type="float">
            <text:p>-1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342" calcext:value-type="float">
            <text:p>-234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417" calcext:value-type="float">
            <text:p>60417</text:p>
          </table:table-cell>
          <table:table-cell office:value-type="float" office:value="58495" calcext:value-type="float">
            <text:p>584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71" calcext:value-type="float">
            <text:p>57371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022" calcext:value-type="float">
            <text:p>1022</text:p>
          </table:table-cell>
          <table:table-cell table:formula="of:=[.A71]-[.C71]" office:value-type="float" office:value="2944" calcext:value-type="float">
            <text:p>29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68" calcext:value-type="float">
            <text:p>4068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4" calcext:value-type="float">
            <text:p>4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6" calcext:value-type="float">
            <text:p>66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571428571428571" calcext:value-type="float">
            <text:p>0.057142857142857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42857142857143" calcext:value-type="float">
            <text:p>0.942857142857143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2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983" calcext:value-type="float">
            <text:p>57983</text:p>
          </table:table-cell>
          <table:table-cell office:value-type="float" office:value="57392" calcext:value-type="float">
            <text:p>57392</text:p>
          </table:table-cell>
          <table:table-cell office:value-type="float" office:value="58688" calcext:value-type="float">
            <text:p>58688</text:p>
          </table:table-cell>
          <table:table-cell office:value-type="float" office:value="60696" calcext:value-type="float">
            <text:p>60696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705" calcext:value-type="float">
            <text:p>705</text:p>
          </table:table-cell>
          <table:table-cell table:formula="of:=[.A2]-[.C2]" office:value-type="float" office:value="1296" calcext:value-type="float">
            <text:p>1296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2008" calcext:value-type="float">
            <text:p>-200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8400" calcext:value-type="float">
            <text:p>148400</text:p>
          </table:table-cell>
          <table:table-cell office:value-type="float" office:value="6299" calcext:value-type="float">
            <text:p>6299</text:p>
          </table:table-cell>
          <table:table-cell office:value-type="float" office:value="70" calcext:value-type="float">
            <text:p>70</text:p>
          </table:table-cell>
          <table:table-cell office:value-type="float" office:value="8128" calcext:value-type="float">
            <text:p>8128</text:p>
          </table:table-cell>
          <table:table-cell office:value-type="float" office:value="568929" calcext:value-type="float">
            <text:p>568929</text:p>
          </table:table-cell>
          <table:table-cell office:value-type="float" office:value="13540" calcext:value-type="float">
            <text:p>13540</text:p>
          </table:table-cell>
          <table:table-cell office:value-type="float" office:value="10477" calcext:value-type="float">
            <text:p>10477</text:p>
          </table:table-cell>
          <table:table-cell office:value-type="float" office:value="13440" calcext:value-type="float">
            <text:p>13440</text:p>
          </table:table-cell>
          <table:table-cell office:value-type="float" office:value="33282" calcext:value-type="float">
            <text:p>33282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692" calcext:value-type="float">
            <text:p>59692</text:p>
          </table:table-cell>
          <table:table-cell office:value-type="float" office:value="57667" calcext:value-type="float">
            <text:p>57667</text:p>
          </table:table-cell>
          <table:table-cell office:value-type="float" office:value="57477" calcext:value-type="float">
            <text:p>57477</text:p>
          </table:table-cell>
          <table:table-cell office:value-type="float" office:value="57685" calcext:value-type="float">
            <text:p>57685</text:p>
          </table:table-cell>
          <table:table-cell office:value-type="float" office:value="4" calcext:value-type="float">
            <text:p>4</text:p>
          </table:table-cell>
          <table:table-cell table:formula="of:=[.A3]-[.B3]" office:value-type="float" office:value="-2215" calcext:value-type="float">
            <text:p>-2215</text:p>
          </table:table-cell>
          <table:table-cell table:formula="of:=[.A3]-[.C3]" office:value-type="float" office:value="-190" calcext:value-type="float">
            <text:p>-19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208" calcext:value-type="float">
            <text:p>-20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8400" calcext:value-type="float">
            <text:p>148400</text:p>
          </table:table-cell>
          <table:table-cell office:value-type="float" office:value="6571" calcext:value-type="float">
            <text:p>6571</text:p>
          </table:table-cell>
          <table:table-cell office:value-type="float" office:value="70" calcext:value-type="float">
            <text:p>70</text:p>
          </table:table-cell>
          <table:table-cell office:value-type="float" office:value="8152" calcext:value-type="float">
            <text:p>8152</text:p>
          </table:table-cell>
          <table:table-cell office:value-type="float" office:value="570707" calcext:value-type="float">
            <text:p>570707</text:p>
          </table:table-cell>
          <table:table-cell office:value-type="float" office:value="13540" calcext:value-type="float">
            <text:p>13540</text:p>
          </table:table-cell>
          <table:table-cell office:value-type="float" office:value="10430" calcext:value-type="float">
            <text:p>10430</text:p>
          </table:table-cell>
          <table:table-cell office:value-type="float" office:value="13440" calcext:value-type="float">
            <text:p>13440</text:p>
          </table:table-cell>
          <table:table-cell office:value-type="float" office:value="33357" calcext:value-type="float">
            <text:p>3335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59968" calcext:value-type="float">
            <text:p>599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535" calcext:value-type="float">
            <text:p>59535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3215" calcext:value-type="float">
            <text:p>-3215</text:p>
          </table:table-cell>
          <table:table-cell table:formula="of:=[.A4]-[.C4]" office:value-type="float" office:value="-2588" calcext:value-type="float">
            <text:p>-2588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155" calcext:value-type="float">
            <text:p>-2155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049" calcext:value-type="float">
            <text:p>58049</text:p>
          </table:table-cell>
          <table:table-cell office:value-type="float" office:value="59424" calcext:value-type="float">
            <text:p>59424</text:p>
          </table:table-cell>
          <table:table-cell office:value-type="float" office:value="58932" calcext:value-type="float">
            <text:p>58932</text:p>
          </table:table-cell>
          <table:table-cell office:value-type="float" office:value="60610" calcext:value-type="float">
            <text:p>60610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883" calcext:value-type="float">
            <text:p>883</text:p>
          </table:table-cell>
          <table:table-cell table:formula="of:=[.A5]-[.C5]" office:value-type="float" office:value="-492" calcext:value-type="float">
            <text:p>-492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678" calcext:value-type="float">
            <text:p>-1678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04" calcext:value-type="float">
            <text:p>59404</text:p>
          </table:table-cell>
          <table:table-cell office:value-type="float" office:value="59716" calcext:value-type="float">
            <text:p>59716</text:p>
          </table:table-cell>
          <table:table-cell office:value-type="float" office:value="57699" calcext:value-type="float">
            <text:p>57699</text:p>
          </table:table-cell>
          <table:table-cell office:value-type="float" office:value="60597" calcext:value-type="float">
            <text:p>60597</text:p>
          </table:table-cell>
          <table:table-cell office:value-type="float" office:value="1" calcext:value-type="float">
            <text:p>1</text:p>
          </table:table-cell>
          <table:table-cell table:formula="of:=[.A6]-[.B6]" office:value-type="float" office:value="-1705" calcext:value-type="float">
            <text:p>-1705</text:p>
          </table:table-cell>
          <table:table-cell table:formula="of:=[.A6]-[.C6]" office:value-type="float" office:value="-2017" calcext:value-type="float">
            <text:p>-2017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98" calcext:value-type="float">
            <text:p>-2898</text:p>
          </table:table-cell>
          <table:table-cell table:number-columns-repeated="3"/>
          <table:table-cell table:formula="of:=AVERAGE([.N2:.N3])" office:value-type="float" office:value="148400" calcext:value-type="float">
            <text:p>148400</text:p>
          </table:table-cell>
          <table:table-cell table:formula="of:=AVERAGE([.O2:.O3])" office:value-type="float" office:value="6435" calcext:value-type="float">
            <text:p>643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8140" calcext:value-type="float">
            <text:p>8140</text:p>
          </table:table-cell>
          <table:table-cell table:formula="of:=AVERAGE([.R2:.R3])" office:value-type="float" office:value="569818" calcext:value-type="float">
            <text:p>569818</text:p>
          </table:table-cell>
          <table:table-cell table:formula="of:=AVERAGE([.S2:.S3])" office:value-type="float" office:value="13540" calcext:value-type="float">
            <text:p>13540</text:p>
          </table:table-cell>
          <table:table-cell table:formula="of:=AVERAGE([.T2:.T3])" office:value-type="float" office:value="10453.5" calcext:value-type="float">
            <text:p>10453.5</text:p>
          </table:table-cell>
          <table:table-cell table:formula="of:=AVERAGE([.U2:.U3])" office:value-type="float" office:value="13440" calcext:value-type="float">
            <text:p>13440</text:p>
          </table:table-cell>
          <table:table-cell table:formula="of:=AVERAGE([.V2:.V3])" office:value-type="float" office:value="33319.5" calcext:value-type="float">
            <text:p>33319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796" calcext:value-type="float">
            <text:p>58796</text:p>
          </table:table-cell>
          <table:table-cell office:value-type="float" office:value="59674" calcext:value-type="float">
            <text:p>59674</text:p>
          </table:table-cell>
          <table:table-cell office:value-type="float" office:value="57995" calcext:value-type="float">
            <text:p>57995</text:p>
          </table:table-cell>
          <table:table-cell office:value-type="float" office:value="58935" calcext:value-type="float">
            <text:p>58935</text:p>
          </table:table-cell>
          <table:table-cell office:value-type="float" office:value="2" calcext:value-type="float">
            <text:p>2</text:p>
          </table:table-cell>
          <table:table-cell table:formula="of:=[.A7]-[.B7]" office:value-type="float" office:value="-801" calcext:value-type="float">
            <text:p>-801</text:p>
          </table:table-cell>
          <table:table-cell table:formula="of:=[.A7]-[.C7]" office:value-type="float" office:value="-1679" calcext:value-type="float">
            <text:p>-167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940" calcext:value-type="float">
            <text:p>-940</text:p>
          </table:table-cell>
          <table:table-cell table:number-columns-repeated="3"/>
          <table:table-cell office:value-type="float" office:value="159563" calcext:value-type="float">
            <text:p>159563</text:p>
          </table:table-cell>
          <table:table-cell office:value-type="float" office:value="5737.5" calcext:value-type="float">
            <text:p>5737.5</text:p>
          </table:table-cell>
          <table:table-cell office:value-type="float" office:value="70" calcext:value-type="float">
            <text:p>70</text:p>
          </table:table-cell>
          <table:table-cell office:value-type="float" office:value="6670.5" calcext:value-type="float">
            <text:p>6670.5</text:p>
          </table:table-cell>
          <table:table-cell office:value-type="float" office:value="466923.5" calcext:value-type="float">
            <text:p>466923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966" calcext:value-type="float">
            <text:p>10966</text:p>
          </table:table-cell>
          <table:table-cell office:value-type="float" office:value="33908" calcext:value-type="float">
            <text:p>33908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894" calcext:value-type="float">
            <text:p>57894</text:p>
          </table:table-cell>
          <table:table-cell office:value-type="float" office:value="59691" calcext:value-type="float">
            <text:p>59691</text:p>
          </table:table-cell>
          <table:table-cell office:value-type="float" office:value="57701" calcext:value-type="float">
            <text:p>57701</text:p>
          </table:table-cell>
          <table:table-cell office:value-type="float" office:value="57866" calcext:value-type="float">
            <text:p>57866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193" calcext:value-type="float">
            <text:p>-193</text:p>
          </table:table-cell>
          <table:table-cell table:formula="of:=[.A8]-[.C8]" office:value-type="float" office:value="-1990" calcext:value-type="float">
            <text:p>-1990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65" calcext:value-type="float">
            <text:p>-165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78.5" calcext:value-type="float">
            <text:p>5178.5</text:p>
          </table:table-cell>
          <table:table-cell office:value-type="float" office:value="70" calcext:value-type="float">
            <text:p>70</text:p>
          </table:table-cell>
          <table:table-cell office:value-type="float" office:value="3523" calcext:value-type="float">
            <text:p>3523</text:p>
          </table:table-cell>
          <table:table-cell office:value-type="float" office:value="246517" calcext:value-type="float">
            <text:p>246517</text:p>
          </table:table-cell>
          <table:table-cell office:value-type="float" office:value="5770" calcext:value-type="float">
            <text:p>5770</text:p>
          </table:table-cell>
          <table:table-cell office:value-type="float" office:value="10331" calcext:value-type="float">
            <text:p>10331</text:p>
          </table:table-cell>
          <table:table-cell office:value-type="float" office:value="5670" calcext:value-type="float">
            <text:p>5670</text:p>
          </table:table-cell>
          <table:table-cell office:value-type="float" office:value="33404.5" calcext:value-type="float">
            <text:p>33404.5</text:p>
          </table:table-cell>
        </table:table-row>
        <table:table-row table:style-name="ro1">
          <table:table-cell table:number-columns-repeated="2" office:value-type="float" office:value="57748" calcext:value-type="float">
            <text:p>57748</text:p>
          </table:table-cell>
          <table:table-cell office:value-type="float" office:value="57601" calcext:value-type="float">
            <text:p>57601</text:p>
          </table:table-cell>
          <table:table-cell office:value-type="float" office:value="57517" calcext:value-type="float">
            <text:p>57517</text:p>
          </table:table-cell>
          <table:table-cell office:value-type="float" office:value="59460" calcext:value-type="float">
            <text:p>59460</text:p>
          </table:table-cell>
          <table:table-cell office:value-type="float" office:value="28" calcext:value-type="float">
            <text:p>28</text:p>
          </table:table-cell>
          <table:table-cell table:formula="of:=[.A9]-[.B9]" office:value-type="float" office:value="0" calcext:value-type="float">
            <text:p>0</text:p>
          </table:table-cell>
          <table:table-cell table:formula="of:=[.A9]-[.C9]" office:value-type="float" office:value="147" calcext:value-type="float">
            <text:p>147</text:p>
          </table:table-cell>
          <table:table-cell table:formula="of:=[.A9]-[.D9]" office:value-type="float" office:value="231" calcext:value-type="float">
            <text:p>231</text:p>
          </table:table-cell>
          <table:table-cell table:formula="of:=[.A9]-[.E9]" office:value-type="float" office:value="-1712" calcext:value-type="float">
            <text:p>-1712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401" calcext:value-type="float">
            <text:p>59401</text:p>
          </table:table-cell>
          <table:table-cell office:value-type="float" office:value="59025" calcext:value-type="float">
            <text:p>59025</text:p>
          </table:table-cell>
          <table:table-cell office:value-type="float" office:value="57760" calcext:value-type="float">
            <text:p>57760</text:p>
          </table:table-cell>
          <table:table-cell office:value-type="float" office:value="58805" calcext:value-type="float">
            <text:p>58805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-1641" calcext:value-type="float">
            <text:p>-1641</text:p>
          </table:table-cell>
          <table:table-cell table:formula="of:=[.A10]-[.C10]" office:value-type="float" office:value="-1265" calcext:value-type="float">
            <text:p>-126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045" calcext:value-type="float">
            <text:p>-1045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037" calcext:value-type="float">
            <text:p>60037</text:p>
          </table:table-cell>
          <table:table-cell office:value-type="float" office:value="59779" calcext:value-type="float">
            <text:p>59779</text:p>
          </table:table-cell>
          <table:table-cell office:value-type="float" office:value="57484" calcext:value-type="float">
            <text:p>57484</text:p>
          </table:table-cell>
          <table:table-cell office:value-type="float" office:value="58188" calcext:value-type="float">
            <text:p>58188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2553" calcext:value-type="float">
            <text:p>-2553</text:p>
          </table:table-cell>
          <table:table-cell table:formula="of:=[.A11]-[.C11]" office:value-type="float" office:value="-2295" calcext:value-type="float">
            <text:p>-229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704" calcext:value-type="float">
            <text:p>-70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3" calcext:value-type="float">
            <text:p>57413</text:p>
          </table:table-cell>
          <table:table-cell office:value-type="float" office:value="57953" calcext:value-type="float">
            <text:p>57953</text:p>
          </table:table-cell>
          <table:table-cell office:value-type="float" office:value="57380" calcext:value-type="float">
            <text:p>57380</text:p>
          </table:table-cell>
          <table:table-cell office:value-type="float" office:value="57683" calcext:value-type="float">
            <text:p>57683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33" calcext:value-type="float">
            <text:p>-33</text:p>
          </table:table-cell>
          <table:table-cell table:formula="of:=[.A12]-[.C12]" office:value-type="float" office:value="-573" calcext:value-type="float">
            <text:p>-573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03" calcext:value-type="float">
            <text:p>-303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385" calcext:value-type="float">
            <text:p>58385</text:p>
          </table:table-cell>
          <table:table-cell office:value-type="float" office:value="59791" calcext:value-type="float">
            <text:p>59791</text:p>
          </table:table-cell>
          <table:table-cell office:value-type="float" office:value="59435" calcext:value-type="float">
            <text:p>59435</text:p>
          </table:table-cell>
          <table:table-cell office:value-type="float" office:value="57616" calcext:value-type="float">
            <text:p>57616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1050" calcext:value-type="float">
            <text:p>1050</text:p>
          </table:table-cell>
          <table:table-cell table:formula="of:=[.A13]-[.C13]" office:value-type="float" office:value="-356" calcext:value-type="float">
            <text:p>-356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819" calcext:value-type="float">
            <text:p>1819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58" calcext:value-type="float">
            <text:p>57858</text:p>
          </table:table-cell>
          <table:table-cell office:value-type="float" office:value="59803" calcext:value-type="float">
            <text:p>59803</text:p>
          </table:table-cell>
          <table:table-cell office:value-type="float" office:value="57922" calcext:value-type="float">
            <text:p>57922</text:p>
          </table:table-cell>
          <table:table-cell office:value-type="float" office:value="57766" calcext:value-type="float">
            <text:p>57766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64" calcext:value-type="float">
            <text:p>64</text:p>
          </table:table-cell>
          <table:table-cell table:formula="of:=[.A14]-[.C14]" office:value-type="float" office:value="-1881" calcext:value-type="float">
            <text:p>-188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156" calcext:value-type="float">
            <text:p>156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76" calcext:value-type="float">
            <text:p>60076</text:p>
          </table:table-cell>
          <table:table-cell office:value-type="float" office:value="59814" calcext:value-type="float">
            <text:p>59814</text:p>
          </table:table-cell>
          <table:table-cell office:value-type="float" office:value="57783" calcext:value-type="float">
            <text:p>57783</text:p>
          </table:table-cell>
          <table:table-cell office:value-type="float" office:value="60080" calcext:value-type="float">
            <text:p>60080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-2293" calcext:value-type="float">
            <text:p>-2293</text:p>
          </table:table-cell>
          <table:table-cell table:formula="of:=[.A15]-[.C15]" office:value-type="float" office:value="-2031" calcext:value-type="float">
            <text:p>-203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297" calcext:value-type="float">
            <text:p>-2297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548" calcext:value-type="float">
            <text:p>60548</text:p>
          </table:table-cell>
          <table:table-cell office:value-type="float" office:value="59026" calcext:value-type="float">
            <text:p>59026</text:p>
          </table:table-cell>
          <table:table-cell office:value-type="float" office:value="58161" calcext:value-type="float">
            <text:p>58161</text:p>
          </table:table-cell>
          <table:table-cell office:value-type="float" office:value="58655" calcext:value-type="float">
            <text:p>58655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2387" calcext:value-type="float">
            <text:p>-2387</text:p>
          </table:table-cell>
          <table:table-cell table:formula="of:=[.A16]-[.C16]" office:value-type="float" office:value="-865" calcext:value-type="float">
            <text:p>-865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494" calcext:value-type="float">
            <text:p>-494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375" calcext:value-type="float">
            <text:p>57375</text:p>
          </table:table-cell>
          <table:table-cell office:value-type="float" office:value="58116" calcext:value-type="float">
            <text:p>58116</text:p>
          </table:table-cell>
          <table:table-cell office:value-type="float" office:value="57485" calcext:value-type="float">
            <text:p>57485</text:p>
          </table:table-cell>
          <table:table-cell office:value-type="float" office:value="60623" calcext:value-type="float">
            <text:p>60623</text:p>
          </table:table-cell>
          <table:table-cell office:value-type="float" office:value="1" calcext:value-type="float">
            <text:p>1</text:p>
          </table:table-cell>
          <table:table-cell table:formula="of:=[.A17]-[.B17]" office:value-type="float" office:value="110" calcext:value-type="float">
            <text:p>110</text:p>
          </table:table-cell>
          <table:table-cell table:formula="of:=[.A17]-[.C17]" office:value-type="float" office:value="-631" calcext:value-type="float">
            <text:p>-63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138" calcext:value-type="float">
            <text:p>-3138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0" calcext:value-type="float">
            <text:p>57520</text:p>
          </table:table-cell>
          <table:table-cell office:value-type="float" office:value="59008" calcext:value-type="float">
            <text:p>59008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3" calcext:value-type="float">
            <text:p>3</text:p>
          </table:table-cell>
          <table:table-cell table:formula="of:=[.A18]-[.B18]" office:value-type="float" office:value="-140" calcext:value-type="float">
            <text:p>-140</text:p>
          </table:table-cell>
          <table:table-cell table:formula="of:=[.A18]-[.C18]" office:value-type="float" office:value="-1628" calcext:value-type="float">
            <text:p>-1628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2" calcext:value-type="float">
            <text:p>58962</text:p>
          </table:table-cell>
          <table:table-cell office:value-type="float" office:value="57698" calcext:value-type="float">
            <text:p>57698</text:p>
          </table:table-cell>
          <table:table-cell office:value-type="float" office:value="60854" calcext:value-type="float">
            <text:p>60854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3741" calcext:value-type="float">
            <text:p>-3741</text:p>
          </table:table-cell>
          <table:table-cell table:formula="of:=[.A19]-[.C19]" office:value-type="float" office:value="-1264" calcext:value-type="float">
            <text:p>-1264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156" calcext:value-type="float">
            <text:p>-31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58560" calcext:value-type="float">
            <text:p>5856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94" calcext:value-type="float">
            <text:p>57994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3099" calcext:value-type="float">
            <text:p>-3099</text:p>
          </table:table-cell>
          <table:table-cell table:formula="of:=[.A20]-[.C20]" office:value-type="float" office:value="-1180" calcext:value-type="float">
            <text:p>-118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614" calcext:value-type="float">
            <text:p>-614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11" calcext:value-type="float">
            <text:p>57611</text:p>
          </table:table-cell>
          <table:table-cell office:value-type="float" office:value="58450" calcext:value-type="float">
            <text:p>58450</text:p>
          </table:table-cell>
          <table:table-cell office:value-type="float" office:value="58545" calcext:value-type="float">
            <text:p>58545</text:p>
          </table:table-cell>
          <table:table-cell office:value-type="float" office:value="57618" calcext:value-type="float">
            <text:p>57618</text:p>
          </table:table-cell>
          <table:table-cell office:value-type="float" office:value="7" calcext:value-type="float">
            <text:p>7</text:p>
          </table:table-cell>
          <table:table-cell table:formula="of:=[.A21]-[.B21]" office:value-type="float" office:value="934" calcext:value-type="float">
            <text:p>934</text:p>
          </table:table-cell>
          <table:table-cell table:formula="of:=[.A21]-[.C21]" office:value-type="float" office:value="95" calcext:value-type="float">
            <text:p>95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49" calcext:value-type="float">
            <text:p>60549</text:p>
          </table:table-cell>
          <table:table-cell office:value-type="float" office:value="58523" calcext:value-type="float">
            <text:p>58523</text:p>
          </table:table-cell>
          <table:table-cell office:value-type="float" office:value="57741" calcext:value-type="float">
            <text:p>57741</text:p>
          </table:table-cell>
          <table:table-cell office:value-type="float" office:value="57926" calcext:value-type="float">
            <text:p>57926</text:p>
          </table:table-cell>
          <table:table-cell office:value-type="float" office:value="7" calcext:value-type="float">
            <text:p>7</text:p>
          </table:table-cell>
          <table:table-cell table:formula="of:=[.A22]-[.B22]" office:value-type="float" office:value="-2808" calcext:value-type="float">
            <text:p>-2808</text:p>
          </table:table-cell>
          <table:table-cell table:formula="of:=[.A22]-[.C22]" office:value-type="float" office:value="-782" calcext:value-type="float">
            <text:p>-78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85" calcext:value-type="float">
            <text:p>-185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04" calcext:value-type="float">
            <text:p>59904</text:p>
          </table:table-cell>
          <table:table-cell office:value-type="float" office:value="59401" calcext:value-type="float">
            <text:p>59401</text:p>
          </table:table-cell>
          <table:table-cell office:value-type="float" office:value="57729" calcext:value-type="float">
            <text:p>57729</text:p>
          </table:table-cell>
          <table:table-cell office:value-type="float" office:value="60085" calcext:value-type="float">
            <text:p>60085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175" calcext:value-type="float">
            <text:p>-2175</text:p>
          </table:table-cell>
          <table:table-cell table:formula="of:=[.A23]-[.C23]" office:value-type="float" office:value="-1672" calcext:value-type="float">
            <text:p>-1672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2356" calcext:value-type="float">
            <text:p>-235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836" calcext:value-type="float">
            <text:p>60836</text:p>
          </table:table-cell>
          <table:table-cell office:value-type="float" office:value="58989" calcext:value-type="float">
            <text:p>58989</text:p>
          </table:table-cell>
          <table:table-cell office:value-type="float" office:value="57731" calcext:value-type="float">
            <text:p>57731</text:p>
          </table:table-cell>
          <table:table-cell office:value-type="float" office:value="57395" calcext:value-type="float">
            <text:p>57395</text:p>
          </table:table-cell>
          <table:table-cell office:value-type="float" office:value="4" calcext:value-type="float">
            <text:p>4</text:p>
          </table:table-cell>
          <table:table-cell table:formula="of:=[.A24]-[.B24]" office:value-type="float" office:value="-3105" calcext:value-type="float">
            <text:p>-3105</text:p>
          </table:table-cell>
          <table:table-cell table:formula="of:=[.A24]-[.C24]" office:value-type="float" office:value="-1258" calcext:value-type="float">
            <text:p>-1258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6" calcext:value-type="float">
            <text:p>57666</text:p>
          </table:table-cell>
          <table:table-cell office:value-type="float" office:value="60691" calcext:value-type="float">
            <text:p>60691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1" calcext:value-type="float">
            <text:p>57691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-286" calcext:value-type="float">
            <text:p>-286</text:p>
          </table:table-cell>
          <table:table-cell table:formula="of:=[.A25]-[.C25]" office:value-type="float" office:value="-3311" calcext:value-type="float">
            <text:p>-331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311" calcext:value-type="float">
            <text:p>-31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15" calcext:value-type="float">
            <text:p>60615</text:p>
          </table:table-cell>
          <table:table-cell office:value-type="float" office:value="60593" calcext:value-type="float">
            <text:p>60593</text:p>
          </table:table-cell>
          <table:table-cell office:value-type="float" office:value="57702" calcext:value-type="float">
            <text:p>57702</text:p>
          </table:table-cell>
          <table:table-cell office:value-type="float" office:value="59682" calcext:value-type="float">
            <text:p>59682</text:p>
          </table:table-cell>
          <table:table-cell office:value-type="float" office:value="6" calcext:value-type="float">
            <text:p>6</text:p>
          </table:table-cell>
          <table:table-cell table:formula="of:=[.A26]-[.B26]" office:value-type="float" office:value="-2913" calcext:value-type="float">
            <text:p>-2913</text:p>
          </table:table-cell>
          <table:table-cell table:formula="of:=[.A26]-[.C26]" office:value-type="float" office:value="-2891" calcext:value-type="float">
            <text:p>-289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20" calcext:value-type="float">
            <text:p>58720</text:p>
          </table:table-cell>
          <table:table-cell office:value-type="float" office:value="60202" calcext:value-type="float">
            <text:p>60202</text:p>
          </table:table-cell>
          <table:table-cell office:value-type="float" office:value="57476" calcext:value-type="float">
            <text:p>57476</text:p>
          </table:table-cell>
          <table:table-cell office:value-type="float" office:value="60434" calcext:value-type="float">
            <text:p>60434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-1244" calcext:value-type="float">
            <text:p>-1244</text:p>
          </table:table-cell>
          <table:table-cell table:formula="of:=[.A27]-[.C27]" office:value-type="float" office:value="-2726" calcext:value-type="float">
            <text:p>-272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958" calcext:value-type="float">
            <text:p>-29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9" calcext:value-type="float">
            <text:p>58539</text:p>
          </table:table-cell>
          <table:table-cell office:value-type="float" office:value="58666" calcext:value-type="float">
            <text:p>58666</text:p>
          </table:table-cell>
          <table:table-cell office:value-type="float" office:value="57380" calcext:value-type="float">
            <text:p>57380</text:p>
          </table:table-cell>
          <table:table-cell office:value-type="float" office:value="58539" calcext:value-type="float">
            <text:p>58539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159" calcext:value-type="float">
            <text:p>-1159</text:p>
          </table:table-cell>
          <table:table-cell table:formula="of:=[.A28]-[.C28]" office:value-type="float" office:value="-1286" calcext:value-type="float">
            <text:p>-1286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159" calcext:value-type="float">
            <text:p>-115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08" calcext:value-type="float">
            <text:p>57708</text:p>
          </table:table-cell>
          <table:table-cell office:value-type="float" office:value="57507" calcext:value-type="float">
            <text:p>57507</text:p>
          </table:table-cell>
          <table:table-cell office:value-type="float" office:value="59721" calcext:value-type="float">
            <text:p>59721</text:p>
          </table:table-cell>
          <table:table-cell office:value-type="float" office:value="59920" calcext:value-type="float">
            <text:p>59920</text:p>
          </table:table-cell>
          <table:table-cell office:value-type="float" office:value="5" calcext:value-type="float">
            <text:p>5</text:p>
          </table:table-cell>
          <table:table-cell table:formula="of:=[.A29]-[.B29]" office:value-type="float" office:value="2013" calcext:value-type="float">
            <text:p>2013</text:p>
          </table:table-cell>
          <table:table-cell table:formula="of:=[.A29]-[.C29]" office:value-type="float" office:value="2214" calcext:value-type="float">
            <text:p>2214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199" calcext:value-type="float">
            <text:p>-19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34" calcext:value-type="float">
            <text:p>60834</text:p>
          </table:table-cell>
          <table:table-cell office:value-type="float" office:value="60438" calcext:value-type="float">
            <text:p>60438</text:p>
          </table:table-cell>
          <table:table-cell office:value-type="float" office:value="57697" calcext:value-type="float">
            <text:p>57697</text:p>
          </table:table-cell>
          <table:table-cell office:value-type="float" office:value="58988" calcext:value-type="float">
            <text:p>58988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3137" calcext:value-type="float">
            <text:p>-3137</text:p>
          </table:table-cell>
          <table:table-cell table:formula="of:=[.A30]-[.C30]" office:value-type="float" office:value="-2741" calcext:value-type="float">
            <text:p>-2741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291" calcext:value-type="float">
            <text:p>-129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595" calcext:value-type="float">
            <text:p>60595</text:p>
          </table:table-cell>
          <table:table-cell office:value-type="float" office:value="58775" calcext:value-type="float">
            <text:p>58775</text:p>
          </table:table-cell>
          <table:table-cell office:value-type="float" office:value="57773" calcext:value-type="float">
            <text:p>57773</text:p>
          </table:table-cell>
          <table:table-cell office:value-type="float" office:value="58216" calcext:value-type="float">
            <text:p>58216</text:p>
          </table:table-cell>
          <table:table-cell office:value-type="float" office:value="3" calcext:value-type="float">
            <text:p>3</text:p>
          </table:table-cell>
          <table:table-cell table:formula="of:=[.A31]-[.B31]" office:value-type="float" office:value="-2822" calcext:value-type="float">
            <text:p>-2822</text:p>
          </table:table-cell>
          <table:table-cell table:formula="of:=[.A31]-[.C31]" office:value-type="float" office:value="-1002" calcext:value-type="float">
            <text:p>-100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443" calcext:value-type="float">
            <text:p>-443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6" calcext:value-type="float">
            <text:p>59396</text:p>
          </table:table-cell>
          <table:table-cell office:value-type="float" office:value="59788" calcext:value-type="float">
            <text:p>59788</text:p>
          </table:table-cell>
          <table:table-cell office:value-type="float" office:value="58148" calcext:value-type="float">
            <text:p>58148</text:p>
          </table:table-cell>
          <table:table-cell office:value-type="float" office:value="57408" calcext:value-type="float">
            <text:p>57408</text:p>
          </table:table-cell>
          <table:table-cell office:value-type="float" office:value="5" calcext:value-type="float">
            <text:p>5</text:p>
          </table:table-cell>
          <table:table-cell table:formula="of:=[.A32]-[.B32]" office:value-type="float" office:value="-1248" calcext:value-type="float">
            <text:p>-1248</text:p>
          </table:table-cell>
          <table:table-cell table:formula="of:=[.A32]-[.C32]" office:value-type="float" office:value="-1640" calcext:value-type="float">
            <text:p>-164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45" calcext:value-type="float">
            <text:p>59945</text:p>
          </table:table-cell>
          <table:table-cell office:value-type="float" office:value="58026" calcext:value-type="float">
            <text:p>58026</text:p>
          </table:table-cell>
          <table:table-cell office:value-type="float" office:value="57697" calcext:value-type="float">
            <text:p>57697</text:p>
          </table:table-cell>
          <table:table-cell office:value-type="float" office:value="59975" calcext:value-type="float">
            <text:p>59975</text:p>
          </table:table-cell>
          <table:table-cell office:value-type="float" office:value="2" calcext:value-type="float">
            <text:p>2</text:p>
          </table:table-cell>
          <table:table-cell table:formula="of:=[.A33]-[.B33]" office:value-type="float" office:value="-2248" calcext:value-type="float">
            <text:p>-2248</text:p>
          </table:table-cell>
          <table:table-cell table:formula="of:=[.A33]-[.C33]" office:value-type="float" office:value="-329" calcext:value-type="float">
            <text:p>-32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78" calcext:value-type="float">
            <text:p>-227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19" calcext:value-type="float">
            <text:p>58719</text:p>
          </table:table-cell>
          <table:table-cell office:value-type="float" office:value="60010" calcext:value-type="float">
            <text:p>60010</text:p>
          </table:table-cell>
          <table:table-cell office:value-type="float" office:value="57698" calcext:value-type="float">
            <text:p>57698</text:p>
          </table:table-cell>
          <table:table-cell office:value-type="float" office:value="57963" calcext:value-type="float">
            <text:p>57963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1021" calcext:value-type="float">
            <text:p>-1021</text:p>
          </table:table-cell>
          <table:table-cell table:formula="of:=[.A34]-[.C34]" office:value-type="float" office:value="-2312" calcext:value-type="float">
            <text:p>-2312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65" calcext:value-type="float">
            <text:p>-26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61" calcext:value-type="float">
            <text:p>57561</text:p>
          </table:table-cell>
          <table:table-cell office:value-type="float" office:value="58730" calcext:value-type="float">
            <text:p>58730</text:p>
          </table:table-cell>
          <table:table-cell office:value-type="float" office:value="57380" calcext:value-type="float">
            <text:p>57380</text:p>
          </table:table-cell>
          <table:table-cell office:value-type="float" office:value="58963" calcext:value-type="float">
            <text:p>58963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81" calcext:value-type="float">
            <text:p>-181</text:p>
          </table:table-cell>
          <table:table-cell table:formula="of:=[.A35]-[.C35]" office:value-type="float" office:value="-1350" calcext:value-type="float">
            <text:p>-135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583" calcext:value-type="float">
            <text:p>-158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80" calcext:value-type="float">
            <text:p>59680</text:p>
          </table:table-cell>
          <table:table-cell office:value-type="float" office:value="58196" calcext:value-type="float">
            <text:p>581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789" calcext:value-type="float">
            <text:p>58789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1985" calcext:value-type="float">
            <text:p>-1985</text:p>
          </table:table-cell>
          <table:table-cell table:formula="of:=[.A36]-[.C36]" office:value-type="float" office:value="-501" calcext:value-type="float">
            <text:p>-50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094" calcext:value-type="float">
            <text:p>-10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27" calcext:value-type="float">
            <text:p>60827</text:p>
          </table:table-cell>
          <table:table-cell office:value-type="float" office:value="58001" calcext:value-type="float">
            <text:p>58001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37]-[.B37]" office:value-type="float" office:value="-3447" calcext:value-type="float">
            <text:p>-3447</text:p>
          </table:table-cell>
          <table:table-cell table:formula="of:=[.A37]-[.C37]" office:value-type="float" office:value="-621" calcext:value-type="float">
            <text:p>-621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011" calcext:value-type="float">
            <text:p>-20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99" calcext:value-type="float">
            <text:p>58899</text:p>
          </table:table-cell>
          <table:table-cell office:value-type="float" office:value="57618" calcext:value-type="float">
            <text:p>57618</text:p>
          </table:table-cell>
          <table:table-cell office:value-type="float" office:value="58545" calcext:value-type="float">
            <text:p>58545</text:p>
          </table:table-cell>
          <table:table-cell office:value-type="float" office:value="58913" calcext:value-type="float">
            <text:p>58913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354" calcext:value-type="float">
            <text:p>-354</text:p>
          </table:table-cell>
          <table:table-cell table:formula="of:=[.A38]-[.C38]" office:value-type="float" office:value="927" calcext:value-type="float">
            <text:p>927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368" calcext:value-type="float">
            <text:p>-3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84" calcext:value-type="float">
            <text:p>60484</text:p>
          </table:table-cell>
          <table:table-cell office:value-type="float" office:value="59480" calcext:value-type="float">
            <text:p>59480</text:p>
          </table:table-cell>
          <table:table-cell office:value-type="float" office:value="59698" calcext:value-type="float">
            <text:p>59698</text:p>
          </table:table-cell>
          <table:table-cell office:value-type="float" office:value="41" calcext:value-type="float">
            <text:p>41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79" calcext:value-type="float">
            <text:p>-2579</text:p>
          </table:table-cell>
          <table:table-cell table:formula="of:=[.A39]-[.D39]" office:value-type="float" office:value="-1575" calcext:value-type="float">
            <text:p>-1575</text:p>
          </table:table-cell>
          <table:table-cell table:formula="of:=[.A39]-[.E39]" office:value-type="float" office:value="-1793" calcext:value-type="float">
            <text:p>-179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932" calcext:value-type="float">
            <text:p>57932</text:p>
          </table:table-cell>
          <table:table-cell office:value-type="float" office:value="57748" calcext:value-type="float">
            <text:p>57748</text:p>
          </table:table-cell>
          <table:table-cell office:value-type="float" office:value="57707" calcext:value-type="float">
            <text:p>57707</text:p>
          </table:table-cell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table:formula="of:=[.A40]-[.B40]" office:value-type="float" office:value="-225" calcext:value-type="float">
            <text:p>-225</text:p>
          </table:table-cell>
          <table:table-cell table:formula="of:=[.A40]-[.C40]" office:value-type="float" office:value="-41" calcext:value-type="float">
            <text:p>-41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666" calcext:value-type="float">
            <text:p>58666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3" calcext:value-type="float">
            <text:p>57393</text:p>
          </table:table-cell>
          <table:table-cell office:value-type="float" office:value="57439" calcext:value-type="float">
            <text:p>57439</text:p>
          </table:table-cell>
          <table:table-cell office:value-type="float" office:value="7" calcext:value-type="float">
            <text:p>7</text:p>
          </table:table-cell>
          <table:table-cell table:formula="of:=[.A41]-[.B41]" office:value-type="float" office:value="-1273" calcext:value-type="float">
            <text:p>-1273</text:p>
          </table:table-cell>
          <table:table-cell table:formula="of:=[.A41]-[.C41]" office:value-type="float" office:value="-4046" calcext:value-type="float">
            <text:p>-4046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46" calcext:value-type="float">
            <text:p>-4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3" calcext:value-type="float">
            <text:p>60083</text:p>
          </table:table-cell>
          <table:table-cell office:value-type="float" office:value="58458" calcext:value-type="float">
            <text:p>58458</text:p>
          </table:table-cell>
          <table:table-cell office:value-type="float" office:value="57380" calcext:value-type="float">
            <text:p>57380</text:p>
          </table:table-cell>
          <table:table-cell office:value-type="float" office:value="58649" calcext:value-type="float">
            <text:p>58649</text:p>
          </table:table-cell>
          <table:table-cell office:value-type="float" office:value="1" calcext:value-type="float">
            <text:p>1</text:p>
          </table:table-cell>
          <table:table-cell table:formula="of:=[.A42]-[.B42]" office:value-type="float" office:value="-2703" calcext:value-type="float">
            <text:p>-2703</text:p>
          </table:table-cell>
          <table:table-cell table:formula="of:=[.A42]-[.C42]" office:value-type="float" office:value="-1078" calcext:value-type="float">
            <text:p>-1078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269" calcext:value-type="float">
            <text:p>-126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2" calcext:value-type="float">
            <text:p>58962</text:p>
          </table:table-cell>
          <table:table-cell office:value-type="float" office:value="58954" calcext:value-type="float">
            <text:p>58954</text:p>
          </table:table-cell>
          <table:table-cell office:value-type="float" office:value="60806" calcext:value-type="float">
            <text:p>60806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-2485" calcext:value-type="float">
            <text:p>-2485</text:p>
          </table:table-cell>
          <table:table-cell table:formula="of:=[.A43]-[.C43]" office:value-type="float" office:value="-8" calcext:value-type="float">
            <text:p>-8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852" calcext:value-type="float">
            <text:p>-185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7" calcext:value-type="float">
            <text:p>57667</text:p>
          </table:table-cell>
          <table:table-cell office:value-type="float" office:value="60548" calcext:value-type="float">
            <text:p>60548</text:p>
          </table:table-cell>
          <table:table-cell office:value-type="float" office:value="57380" calcext:value-type="float">
            <text:p>57380</text:p>
          </table:table-cell>
          <table:table-cell office:value-type="float" office:value="59540" calcext:value-type="float">
            <text:p>59540</text:p>
          </table:table-cell>
          <table:table-cell office:value-type="float" office:value="3" calcext:value-type="float">
            <text:p>3</text:p>
          </table:table-cell>
          <table:table-cell table:formula="of:=[.A44]-[.B44]" office:value-type="float" office:value="-287" calcext:value-type="float">
            <text:p>-287</text:p>
          </table:table-cell>
          <table:table-cell table:formula="of:=[.A44]-[.C44]" office:value-type="float" office:value="-3168" calcext:value-type="float">
            <text:p>-316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160" calcext:value-type="float">
            <text:p>-216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135" calcext:value-type="float">
            <text:p>58135</text:p>
          </table:table-cell>
          <table:table-cell office:value-type="float" office:value="57753" calcext:value-type="float">
            <text:p>57753</text:p>
          </table:table-cell>
          <table:table-cell office:value-type="float" office:value="58657" calcext:value-type="float">
            <text:p>58657</text:p>
          </table:table-cell>
          <table:table-cell office:value-type="float" office:value="57447" calcext:value-type="float">
            <text:p>57447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522" calcext:value-type="float">
            <text:p>522</text:p>
          </table:table-cell>
          <table:table-cell table:formula="of:=[.A45]-[.C45]" office:value-type="float" office:value="904" calcext:value-type="float">
            <text:p>904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10" calcext:value-type="float">
            <text:p>121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207" calcext:value-type="float">
            <text:p>60207</text:p>
          </table:table-cell>
          <table:table-cell office:value-type="float" office:value="57679" calcext:value-type="float">
            <text:p>57679</text:p>
          </table:table-cell>
          <table:table-cell office:value-type="float" office:value="57475" calcext:value-type="float">
            <text:p>57475</text:p>
          </table:table-cell>
          <table:table-cell office:value-type="float" office:value="60231" calcext:value-type="float">
            <text:p>60231</text:p>
          </table:table-cell>
          <table:table-cell office:value-type="float" office:value="5" calcext:value-type="float">
            <text:p>5</text:p>
          </table:table-cell>
          <table:table-cell table:formula="of:=[.A46]-[.B46]" office:value-type="float" office:value="-2732" calcext:value-type="float">
            <text:p>-2732</text:p>
          </table:table-cell>
          <table:table-cell table:formula="of:=[.A46]-[.C46]" office:value-type="float" office:value="-204" calcext:value-type="float">
            <text:p>-20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756" calcext:value-type="float">
            <text:p>-275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36" calcext:value-type="float">
            <text:p>60036</text:p>
          </table:table-cell>
          <table:table-cell office:value-type="float" office:value="60551" calcext:value-type="float">
            <text:p>60551</text:p>
          </table:table-cell>
          <table:table-cell office:value-type="float" office:value="57393" calcext:value-type="float">
            <text:p>57393</text:p>
          </table:table-cell>
          <table:table-cell office:value-type="float" office:value="58932" calcext:value-type="float">
            <text:p>58932</text:p>
          </table:table-cell>
          <table:table-cell office:value-type="float" office:value="4" calcext:value-type="float">
            <text:p>4</text:p>
          </table:table-cell>
          <table:table-cell table:formula="of:=[.A47]-[.B47]" office:value-type="float" office:value="-2643" calcext:value-type="float">
            <text:p>-2643</text:p>
          </table:table-cell>
          <table:table-cell table:formula="of:=[.A47]-[.C47]" office:value-type="float" office:value="-3158" calcext:value-type="float">
            <text:p>-3158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39" calcext:value-type="float">
            <text:p>-15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92" calcext:value-type="float">
            <text:p>58692</text:p>
          </table:table-cell>
          <table:table-cell office:value-type="float" office:value="59945" calcext:value-type="float">
            <text:p>5994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6" calcext:value-type="float">
            <text:p>57926</text:p>
          </table:table-cell>
          <table:table-cell office:value-type="float" office:value="3" calcext:value-type="float">
            <text:p>3</text:p>
          </table:table-cell>
          <table:table-cell table:formula="of:=[.A48]-[.B48]" office:value-type="float" office:value="-1312" calcext:value-type="float">
            <text:p>-1312</text:p>
          </table:table-cell>
          <table:table-cell table:formula="of:=[.A48]-[.C48]" office:value-type="float" office:value="-2565" calcext:value-type="float">
            <text:p>-256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546" calcext:value-type="float">
            <text:p>-546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71" calcext:value-type="float">
            <text:p>59571</text:p>
          </table:table-cell>
          <table:table-cell office:value-type="float" office:value="60432" calcext:value-type="float">
            <text:p>60432</text:p>
          </table:table-cell>
          <table:table-cell office:value-type="float" office:value="57702" calcext:value-type="float">
            <text:p>57702</text:p>
          </table:table-cell>
          <table:table-cell office:value-type="float" office:value="59794" calcext:value-type="float">
            <text:p>59794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-1869" calcext:value-type="float">
            <text:p>-1869</text:p>
          </table:table-cell>
          <table:table-cell table:formula="of:=[.A49]-[.C49]" office:value-type="float" office:value="-2730" calcext:value-type="float">
            <text:p>-2730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092" calcext:value-type="float">
            <text:p>-209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16" calcext:value-type="float">
            <text:p>58016</text:p>
          </table:table-cell>
          <table:table-cell office:value-type="float" office:value="58668" calcext:value-type="float">
            <text:p>58668</text:p>
          </table:table-cell>
          <table:table-cell office:value-type="float" office:value="57476" calcext:value-type="float">
            <text:p>57476</text:p>
          </table:table-cell>
          <table:table-cell office:value-type="float" office:value="60704" calcext:value-type="float">
            <text:p>60704</text:p>
          </table:table-cell>
          <table:table-cell office:value-type="float" office:value="6" calcext:value-type="float">
            <text:p>6</text:p>
          </table:table-cell>
          <table:table-cell table:formula="of:=[.A50]-[.B50]" office:value-type="float" office:value="-540" calcext:value-type="float">
            <text:p>-540</text:p>
          </table:table-cell>
          <table:table-cell table:formula="of:=[.A50]-[.C50]" office:value-type="float" office:value="-1192" calcext:value-type="float">
            <text:p>-1192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228" calcext:value-type="float">
            <text:p>-322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944" calcext:value-type="float">
            <text:p>57944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3" calcext:value-type="float">
            <text:p>58893</text:p>
          </table:table-cell>
          <table:table-cell office:value-type="float" office:value="36" calcext:value-type="float">
            <text:p>36</text:p>
          </table:table-cell>
          <table:table-cell table:formula="of:=[.A51]-[.B51]" office:value-type="float" office:value="0" calcext:value-type="float">
            <text:p>0</text:p>
          </table:table-cell>
          <table:table-cell table:formula="of:=[.A51]-[.C51]" office:value-type="float" office:value="-564" calcext:value-type="float">
            <text:p>-564</text:p>
          </table:table-cell>
          <table:table-cell table:formula="of:=[.A51]-[.D51]" office:value-type="float" office:value="-46" calcext:value-type="float">
            <text:p>-46</text:p>
          </table:table-cell>
          <table:table-cell table:formula="of:=[.A51]-[.E51]" office:value-type="float" office:value="-1513" calcext:value-type="float">
            <text:p>-151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18" calcext:value-type="float">
            <text:p>60418</text:p>
          </table:table-cell>
          <table:table-cell office:value-type="float" office:value="57495" calcext:value-type="float">
            <text:p>57495</text:p>
          </table:table-cell>
          <table:table-cell office:value-type="float" office:value="58779" calcext:value-type="float">
            <text:p>58779</text:p>
          </table:table-cell>
          <table:table-cell office:value-type="float" office:value="58018" calcext:value-type="float">
            <text:p>58018</text:p>
          </table:table-cell>
          <table:table-cell office:value-type="float" office:value="7" calcext:value-type="float">
            <text:p>7</text:p>
          </table:table-cell>
          <table:table-cell table:formula="of:=[.A52]-[.B52]" office:value-type="float" office:value="-1639" calcext:value-type="float">
            <text:p>-1639</text:p>
          </table:table-cell>
          <table:table-cell table:formula="of:=[.A52]-[.C52]" office:value-type="float" office:value="1284" calcext:value-type="float">
            <text:p>1284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54" calcext:value-type="float">
            <text:p>57354</text:p>
          </table:table-cell>
          <table:table-cell office:value-type="float" office:value="57922" calcext:value-type="float">
            <text:p>57922</text:p>
          </table:table-cell>
          <table:table-cell office:value-type="float" office:value="57700" calcext:value-type="float">
            <text:p>57700</text:p>
          </table:table-cell>
          <table:table-cell office:value-type="float" office:value="58449" calcext:value-type="float">
            <text:p>58449</text:p>
          </table:table-cell>
          <table:table-cell office:value-type="float" office:value="2" calcext:value-type="float">
            <text:p>2</text:p>
          </table:table-cell>
          <table:table-cell table:formula="of:=[.A53]-[.B53]" office:value-type="float" office:value="346" calcext:value-type="float">
            <text:p>346</text:p>
          </table:table-cell>
          <table:table-cell table:formula="of:=[.A53]-[.C53]" office:value-type="float" office:value="-222" calcext:value-type="float">
            <text:p>-222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749" calcext:value-type="float">
            <text:p>-749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662" calcext:value-type="float">
            <text:p>58662</text:p>
          </table:table-cell>
          <table:table-cell office:value-type="float" office:value="60589" calcext:value-type="float">
            <text:p>60589</text:p>
          </table:table-cell>
          <table:table-cell office:value-type="float" office:value="57707" calcext:value-type="float">
            <text:p>57707</text:p>
          </table:table-cell>
          <table:table-cell office:value-type="float" office:value="57382" calcext:value-type="float">
            <text:p>57382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955" calcext:value-type="float">
            <text:p>-955</text:p>
          </table:table-cell>
          <table:table-cell table:formula="of:=[.A54]-[.C54]" office:value-type="float" office:value="-2882" calcext:value-type="float">
            <text:p>-2882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85" calcext:value-type="float">
            <text:p>57385</text:p>
          </table:table-cell>
          <table:table-cell office:value-type="float" office:value="59017" calcext:value-type="float">
            <text:p>59017</text:p>
          </table:table-cell>
          <table:table-cell office:value-type="float" office:value="57735" calcext:value-type="float">
            <text:p>57735</text:p>
          </table:table-cell>
          <table:table-cell office:value-type="float" office:value="59532" calcext:value-type="float">
            <text:p>59532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350" calcext:value-type="float">
            <text:p>350</text:p>
          </table:table-cell>
          <table:table-cell table:formula="of:=[.A55]-[.C55]" office:value-type="float" office:value="-1282" calcext:value-type="float">
            <text:p>-1282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797" calcext:value-type="float">
            <text:p>-17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37" calcext:value-type="float">
            <text:p>60737</text:p>
          </table:table-cell>
          <table:table-cell office:value-type="float" office:value="57935" calcext:value-type="float">
            <text:p>5793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3" calcext:value-type="float">
            <text:p>57903</text:p>
          </table:table-cell>
          <table:table-cell office:value-type="float" office:value="7" calcext:value-type="float">
            <text:p>7</text:p>
          </table:table-cell>
          <table:table-cell table:formula="of:=[.A56]-[.B56]" office:value-type="float" office:value="-3357" calcext:value-type="float">
            <text:p>-3357</text:p>
          </table:table-cell>
          <table:table-cell table:formula="of:=[.A56]-[.C56]" office:value-type="float" office:value="-555" calcext:value-type="float">
            <text:p>-5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23" calcext:value-type="float">
            <text:p>-52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87" calcext:value-type="float">
            <text:p>57987</text:p>
          </table:table-cell>
          <table:table-cell office:value-type="float" office:value="58893" calcext:value-type="float">
            <text:p>58893</text:p>
          </table:table-cell>
          <table:table-cell office:value-type="float" office:value="58649" calcext:value-type="float">
            <text:p>58649</text:p>
          </table:table-cell>
          <table:table-cell office:value-type="float" office:value="58406" calcext:value-type="float">
            <text:p>58406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662" calcext:value-type="float">
            <text:p>662</text:p>
          </table:table-cell>
          <table:table-cell table:formula="of:=[.A57]-[.C57]" office:value-type="float" office:value="-244" calcext:value-type="float">
            <text:p>-24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814" calcext:value-type="float">
            <text:p>59814</text:p>
          </table:table-cell>
          <table:table-cell office:value-type="float" office:value="60749" calcext:value-type="float">
            <text:p>60749</text:p>
          </table:table-cell>
          <table:table-cell office:value-type="float" office:value="58175" calcext:value-type="float">
            <text:p>58175</text:p>
          </table:table-cell>
          <table:table-cell office:value-type="float" office:value="59459" calcext:value-type="float">
            <text:p>59459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-1639" calcext:value-type="float">
            <text:p>-1639</text:p>
          </table:table-cell>
          <table:table-cell table:formula="of:=[.A58]-[.C58]" office:value-type="float" office:value="-2574" calcext:value-type="float">
            <text:p>-257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284" calcext:value-type="float">
            <text:p>-1284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87" calcext:value-type="float">
            <text:p>59987</text:p>
          </table:table-cell>
          <table:table-cell office:value-type="float" office:value="59652" calcext:value-type="float">
            <text:p>59652</text:p>
          </table:table-cell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 table:formula="of:=[.A59]-[.B59]" office:value-type="float" office:value="-2253" calcext:value-type="float">
            <text:p>-2253</text:p>
          </table:table-cell>
          <table:table-cell table:formula="of:=[.A59]-[.C59]" office:value-type="float" office:value="-1918" calcext:value-type="float">
            <text:p>-19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705" calcext:value-type="float">
            <text:p>-370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60" calcext:value-type="float">
            <text:p>58160</text:p>
          </table:table-cell>
          <table:table-cell office:value-type="float" office:value="58897" calcext:value-type="float">
            <text:p>58897</text:p>
          </table:table-cell>
          <table:table-cell office:value-type="float" office:value="58733" calcext:value-type="float">
            <text:p>58733</text:p>
          </table:table-cell>
          <table:table-cell office:value-type="float" office:value="60585" calcext:value-type="float">
            <text:p>60585</text:p>
          </table:table-cell>
          <table:table-cell office:value-type="float" office:value="69" calcext:value-type="float">
            <text:p>69</text:p>
          </table:table-cell>
          <table:table-cell table:formula="of:=[.A60]-[.B60]" office:value-type="float" office:value="0" calcext:value-type="float">
            <text:p>0</text:p>
          </table:table-cell>
          <table:table-cell table:formula="of:=[.A60]-[.C60]" office:value-type="float" office:value="-737" calcext:value-type="float">
            <text:p>-737</text:p>
          </table:table-cell>
          <table:table-cell table:formula="of:=[.A60]-[.D60]" office:value-type="float" office:value="-573" calcext:value-type="float">
            <text:p>-573</text:p>
          </table:table-cell>
          <table:table-cell table:formula="of:=[.A60]-[.E60]" office:value-type="float" office:value="-2425" calcext:value-type="float">
            <text:p>-242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64" calcext:value-type="float">
            <text:p>60264</text:p>
          </table:table-cell>
          <table:table-cell office:value-type="float" office:value="58373" calcext:value-type="float">
            <text:p>58373</text:p>
          </table:table-cell>
          <table:table-cell office:value-type="float" office:value="57354" calcext:value-type="float">
            <text:p>57354</text:p>
          </table:table-cell>
          <table:table-cell office:value-type="float" office:value="59985" calcext:value-type="float">
            <text:p>59985</text:p>
          </table:table-cell>
          <table:table-cell office:value-type="float" office:value="1" calcext:value-type="float">
            <text:p>1</text:p>
          </table:table-cell>
          <table:table-cell table:formula="of:=[.A61]-[.B61]" office:value-type="float" office:value="-2910" calcext:value-type="float">
            <text:p>-2910</text:p>
          </table:table-cell>
          <table:table-cell table:formula="of:=[.A61]-[.C61]" office:value-type="float" office:value="-1019" calcext:value-type="float">
            <text:p>-1019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631" calcext:value-type="float">
            <text:p>-2631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48" calcext:value-type="float">
            <text:p>57348</text:p>
          </table:table-cell>
          <table:table-cell office:value-type="float" office:value="60470" calcext:value-type="float">
            <text:p>60470</text:p>
          </table:table-cell>
          <table:table-cell office:value-type="float" office:value="58779" calcext:value-type="float">
            <text:p>58779</text:p>
          </table:table-cell>
          <table:table-cell office:value-type="float" office:value="57606" calcext:value-type="float">
            <text:p>57606</text:p>
          </table:table-cell>
          <table:table-cell office:value-type="float" office:value="5" calcext:value-type="float">
            <text:p>5</text:p>
          </table:table-cell>
          <table:table-cell table:formula="of:=[.A62]-[.B62]" office:value-type="float" office:value="1431" calcext:value-type="float">
            <text:p>1431</text:p>
          </table:table-cell>
          <table:table-cell table:formula="of:=[.A62]-[.C62]" office:value-type="float" office:value="-1691" calcext:value-type="float">
            <text:p>-1691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173" calcext:value-type="float">
            <text:p>1173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599" calcext:value-type="float">
            <text:p>59599</text:p>
          </table:table-cell>
          <table:table-cell office:value-type="float" office:value="57867" calcext:value-type="float">
            <text:p>57867</text:p>
          </table:table-cell>
          <table:table-cell office:value-type="float" office:value="59721" calcext:value-type="float">
            <text:p>59721</text:p>
          </table:table-cell>
          <table:table-cell office:value-type="float" office:value="58452" calcext:value-type="float">
            <text:p>58452</text:p>
          </table:table-cell>
          <table:table-cell office:value-type="float" office:value="4" calcext:value-type="float">
            <text:p>4</text:p>
          </table:table-cell>
          <table:table-cell table:formula="of:=[.A63]-[.B63]" office:value-type="float" office:value="122" calcext:value-type="float">
            <text:p>122</text:p>
          </table:table-cell>
          <table:table-cell table:formula="of:=[.A63]-[.C63]" office:value-type="float" office:value="1854" calcext:value-type="float">
            <text:p>185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269" calcext:value-type="float">
            <text:p>1269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50" calcext:value-type="float">
            <text:p>60450</text:p>
          </table:table-cell>
          <table:table-cell office:value-type="float" office:value="57941" calcext:value-type="float">
            <text:p>57941</text:p>
          </table:table-cell>
          <table:table-cell office:value-type="float" office:value="57493" calcext:value-type="float">
            <text:p>57493</text:p>
          </table:table-cell>
          <table:table-cell office:value-type="float" office:value="57599" calcext:value-type="float">
            <text:p>57599</text:p>
          </table:table-cell>
          <table:table-cell office:value-type="float" office:value="7" calcext:value-type="float">
            <text:p>7</text:p>
          </table:table-cell>
          <table:table-cell table:formula="of:=[.A64]-[.B64]" office:value-type="float" office:value="-2957" calcext:value-type="float">
            <text:p>-2957</text:p>
          </table:table-cell>
          <table:table-cell table:formula="of:=[.A64]-[.C64]" office:value-type="float" office:value="-448" calcext:value-type="float">
            <text:p>-44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106" calcext:value-type="float">
            <text:p>-10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2" calcext:value-type="float">
            <text:p>57752</text:p>
          </table:table-cell>
          <table:table-cell office:value-type="float" office:value="57394" calcext:value-type="float">
            <text:p>57394</text:p>
          </table:table-cell>
          <table:table-cell office:value-type="float" office:value="57380" calcext:value-type="float">
            <text:p>57380</text:p>
          </table:table-cell>
          <table:table-cell office:value-type="float" office:value="57371" calcext:value-type="float">
            <text:p>57371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372" calcext:value-type="float">
            <text:p>-372</text:p>
          </table:table-cell>
          <table:table-cell table:formula="of:=[.A65]-[.C65]" office:value-type="float" office:value="-14" calcext:value-type="float">
            <text:p>-14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1439" calcext:value-type="float">
            <text:p>61439</text:p>
          </table:table-cell>
          <table:table-cell office:value-type="float" office:value="57363" calcext:value-type="float">
            <text:p>57363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7" calcext:value-type="float">
            <text:p>60417</text:p>
          </table:table-cell>
          <table:table-cell office:value-type="float" office:value="3" calcext:value-type="float">
            <text:p>3</text:p>
          </table:table-cell>
          <table:table-cell table:formula="of:=[.A66]-[.B66]" office:value-type="float" office:value="-4040" calcext:value-type="float">
            <text:p>-4040</text:p>
          </table:table-cell>
          <table:table-cell table:formula="of:=[.A66]-[.C66]" office:value-type="float" office:value="36" calcext:value-type="float">
            <text:p>3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8" calcext:value-type="float">
            <text:p>-3018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435" calcext:value-type="float">
            <text:p>59435</text:p>
          </table:table-cell>
          <table:table-cell office:value-type="float" office:value="60111" calcext:value-type="float">
            <text:p>60111</text:p>
          </table:table-cell>
          <table:table-cell office:value-type="float" office:value="57397" calcext:value-type="float">
            <text:p>57397</text:p>
          </table:table-cell>
          <table:table-cell office:value-type="float" office:value="58884" calcext:value-type="float">
            <text:p>58884</text:p>
          </table:table-cell>
          <table:table-cell office:value-type="float" office:value="3" calcext:value-type="float">
            <text:p>3</text:p>
          </table:table-cell>
          <table:table-cell table:formula="of:=[.A67]-[.B67]" office:value-type="float" office:value="-2038" calcext:value-type="float">
            <text:p>-2038</text:p>
          </table:table-cell>
          <table:table-cell table:formula="of:=[.A67]-[.C67]" office:value-type="float" office:value="-2714" calcext:value-type="float">
            <text:p>-271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487" calcext:value-type="float">
            <text:p>-14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8" calcext:value-type="float">
            <text:p>57398</text:p>
          </table:table-cell>
          <table:table-cell office:value-type="float" office:value="58438" calcext:value-type="float">
            <text:p>58438</text:p>
          </table:table-cell>
          <table:table-cell office:value-type="float" office:value="59010" calcext:value-type="float">
            <text:p>59010</text:p>
          </table:table-cell>
          <table:table-cell office:value-type="float" office:value="60452" calcext:value-type="float">
            <text:p>60452</text:p>
          </table:table-cell>
          <table:table-cell office:value-type="float" office:value="86" calcext:value-type="float">
            <text:p>86</text:p>
          </table:table-cell>
          <table:table-cell table:formula="of:=[.A68]-[.B68]" office:value-type="float" office:value="0" calcext:value-type="float">
            <text:p>0</text:p>
          </table:table-cell>
          <table:table-cell table:formula="of:=[.A68]-[.C68]" office:value-type="float" office:value="-1040" calcext:value-type="float">
            <text:p>-1040</text:p>
          </table:table-cell>
          <table:table-cell table:formula="of:=[.A68]-[.D68]" office:value-type="float" office:value="-1612" calcext:value-type="float">
            <text:p>-1612</text:p>
          </table:table-cell>
          <table:table-cell table:formula="of:=[.A68]-[.E68]" office:value-type="float" office:value="-3054" calcext:value-type="float">
            <text:p>-3054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151" calcext:value-type="float">
            <text:p>58151</text:p>
          </table:table-cell>
          <table:table-cell office:value-type="float" office:value="57413" calcext:value-type="float">
            <text:p>57413</text:p>
          </table:table-cell>
          <table:table-cell office:value-type="float" office:value="58433" calcext:value-type="float">
            <text:p>58433</text:p>
          </table:table-cell>
          <table:table-cell office:value-type="float" office:value="59562" calcext:value-type="float">
            <text:p>59562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738" calcext:value-type="float">
            <text:p>-738</text:p>
          </table:table-cell>
          <table:table-cell table:formula="of:=[.A69]-[.C69]" office:value-type="float" office:value="0" calcext:value-type="float">
            <text:p>0</text:p>
          </table:table-cell>
          <table:table-cell table:formula="of:=[.A69]-[.D69]" office:value-type="float" office:value="-1020" calcext:value-type="float">
            <text:p>-1020</text:p>
          </table:table-cell>
          <table:table-cell table:formula="of:=[.A69]-[.E69]" office:value-type="float" office:value="-2149" calcext:value-type="float">
            <text:p>-214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086" calcext:value-type="float">
            <text:p>60086</text:p>
          </table:table-cell>
          <table:table-cell office:value-type="float" office:value="59647" calcext:value-type="float">
            <text:p>5964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16" calcext:value-type="float">
            <text:p>59416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-2732" calcext:value-type="float">
            <text:p>-2732</text:p>
          </table:table-cell>
          <table:table-cell table:formula="of:=[.A70]-[.C70]" office:value-type="float" office:value="-2293" calcext:value-type="float">
            <text:p>-2293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062" calcext:value-type="float">
            <text:p>-206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416" calcext:value-type="float">
            <text:p>59416</text:p>
          </table:table-cell>
          <table:table-cell office:value-type="float" office:value="57354" calcext:value-type="float">
            <text:p>57354</text:p>
          </table:table-cell>
          <table:table-cell office:value-type="float" office:value="61439" calcext:value-type="float">
            <text:p>61439</text:p>
          </table:table-cell>
          <table:table-cell office:value-type="float" office:value="57544" calcext:value-type="float">
            <text:p>57544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2023" calcext:value-type="float">
            <text:p>2023</text:p>
          </table:table-cell>
          <table:table-cell table:formula="of:=[.A71]-[.C71]" office:value-type="float" office:value="4085" calcext:value-type="float">
            <text:p>4085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895" calcext:value-type="float">
            <text:p>389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1" calcext:value-type="float">
            <text:p>1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.0142857142857143" calcext:value-type="float">
            <text:p>0.014285714285714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2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994" calcext:value-type="float">
            <text:p>59994</text:p>
          </table:table-cell>
          <table:table-cell office:value-type="float" office:value="57523" calcext:value-type="float">
            <text:p>57523</text:p>
          </table:table-cell>
          <table:table-cell office:value-type="float" office:value="58688" calcext:value-type="float">
            <text:p>58688</text:p>
          </table:table-cell>
          <table:table-cell office:value-type="float" office:value="59396" calcext:value-type="float">
            <text:p>59396</text:p>
          </table:table-cell>
          <table:table-cell office:value-type="float" office:value="1" calcext:value-type="float">
            <text:p>1</text:p>
          </table:table-cell>
          <table:table-cell table:formula="of:=[.A2]-[.B2]" office:value-type="float" office:value="-1306" calcext:value-type="float">
            <text:p>-1306</text:p>
          </table:table-cell>
          <table:table-cell table:formula="of:=[.A2]-[.C2]" office:value-type="float" office:value="1165" calcext:value-type="float">
            <text:p>1165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708" calcext:value-type="float">
            <text:p>-70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7089" calcext:value-type="float">
            <text:p>157089</text:p>
          </table:table-cell>
          <table:table-cell office:value-type="float" office:value="7295" calcext:value-type="float">
            <text:p>7295</text:p>
          </table:table-cell>
          <table:table-cell office:value-type="float" office:value="70" calcext:value-type="float">
            <text:p>70</text:p>
          </table:table-cell>
          <table:table-cell office:value-type="float" office:value="10716" calcext:value-type="float">
            <text:p>10716</text:p>
          </table:table-cell>
          <table:table-cell office:value-type="float" office:value="750237" calcext:value-type="float">
            <text:p>750237</text:p>
          </table:table-cell>
          <table:table-cell office:value-type="float" office:value="17870" calcext:value-type="float">
            <text:p>17870</text:p>
          </table:table-cell>
          <table:table-cell office:value-type="float" office:value="10428" calcext:value-type="float">
            <text:p>10428</text:p>
          </table:table-cell>
          <table:table-cell office:value-type="float" office:value="17770" calcext:value-type="float">
            <text:p>17770</text:p>
          </table:table-cell>
          <table:table-cell office:value-type="float" office:value="33281" calcext:value-type="float">
            <text:p>33281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63" calcext:value-type="float">
            <text:p>57663</text:p>
          </table:table-cell>
          <table:table-cell office:value-type="float" office:value="58499" calcext:value-type="float">
            <text:p>58499</text:p>
          </table:table-cell>
          <table:table-cell office:value-type="float" office:value="57477" calcext:value-type="float">
            <text:p>57477</text:p>
          </table:table-cell>
          <table:table-cell office:value-type="float" office:value="59097" calcext:value-type="float">
            <text:p>59097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-186" calcext:value-type="float">
            <text:p>-186</text:p>
          </table:table-cell>
          <table:table-cell table:formula="of:=[.A3]-[.C3]" office:value-type="float" office:value="-1022" calcext:value-type="float">
            <text:p>-102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620" calcext:value-type="float">
            <text:p>-162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7089" calcext:value-type="float">
            <text:p>157089</text:p>
          </table:table-cell>
          <table:table-cell office:value-type="float" office:value="7561" calcext:value-type="float">
            <text:p>7561</text:p>
          </table:table-cell>
          <table:table-cell office:value-type="float" office:value="70" calcext:value-type="float">
            <text:p>70</text:p>
          </table:table-cell>
          <table:table-cell office:value-type="float" office:value="10739" calcext:value-type="float">
            <text:p>10739</text:p>
          </table:table-cell>
          <table:table-cell office:value-type="float" office:value="752063" calcext:value-type="float">
            <text:p>752063</text:p>
          </table:table-cell>
          <table:table-cell office:value-type="float" office:value="17870" calcext:value-type="float">
            <text:p>17870</text:p>
          </table:table-cell>
          <table:table-cell office:value-type="float" office:value="10409" calcext:value-type="float">
            <text:p>10409</text:p>
          </table:table-cell>
          <table:table-cell office:value-type="float" office:value="17770" calcext:value-type="float">
            <text:p>17770</text:p>
          </table:table-cell>
          <table:table-cell office:value-type="float" office:value="33347" calcext:value-type="float">
            <text:p>3334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60434" calcext:value-type="float">
            <text:p>60434</text:p>
          </table:table-cell>
          <table:table-cell office:value-type="float" office:value="57380" calcext:value-type="float">
            <text:p>57380</text:p>
          </table:table-cell>
          <table:table-cell office:value-type="float" office:value="57429" calcext:value-type="float">
            <text:p>57429</text:p>
          </table:table-cell>
          <table:table-cell office:value-type="float" office:value="5" calcext:value-type="float">
            <text:p>5</text:p>
          </table:table-cell>
          <table:table-cell table:formula="of:=[.A4]-[.B4]" office:value-type="float" office:value="-2267" calcext:value-type="float">
            <text:p>-2267</text:p>
          </table:table-cell>
          <table:table-cell table:formula="of:=[.A4]-[.C4]" office:value-type="float" office:value="-3054" calcext:value-type="float">
            <text:p>-305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49" calcext:value-type="float">
            <text:p>-49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907" calcext:value-type="float">
            <text:p>57907</text:p>
          </table:table-cell>
          <table:table-cell office:value-type="float" office:value="57344" calcext:value-type="float">
            <text:p>57344</text:p>
          </table:table-cell>
          <table:table-cell office:value-type="float" office:value="58932" calcext:value-type="float">
            <text:p>58932</text:p>
          </table:table-cell>
          <table:table-cell office:value-type="float" office:value="58419" calcext:value-type="float">
            <text:p>58419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1025" calcext:value-type="float">
            <text:p>1025</text:p>
          </table:table-cell>
          <table:table-cell table:formula="of:=[.A5]-[.C5]" office:value-type="float" office:value="1588" calcext:value-type="float">
            <text:p>1588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431" calcext:value-type="float">
            <text:p>58431</text:p>
          </table:table-cell>
          <table:table-cell office:value-type="float" office:value="59583" calcext:value-type="float">
            <text:p>59583</text:p>
          </table:table-cell>
          <table:table-cell office:value-type="float" office:value="57699" calcext:value-type="float">
            <text:p>57699</text:p>
          </table:table-cell>
          <table:table-cell office:value-type="float" office:value="58124" calcext:value-type="float">
            <text:p>58124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732" calcext:value-type="float">
            <text:p>-732</text:p>
          </table:table-cell>
          <table:table-cell table:formula="of:=[.A6]-[.C6]" office:value-type="float" office:value="-1884" calcext:value-type="float">
            <text:p>-1884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425" calcext:value-type="float">
            <text:p>-425</text:p>
          </table:table-cell>
          <table:table-cell table:number-columns-repeated="3"/>
          <table:table-cell table:formula="of:=AVERAGE([.N2:.N3])" office:value-type="float" office:value="157089" calcext:value-type="float">
            <text:p>157089</text:p>
          </table:table-cell>
          <table:table-cell table:formula="of:=AVERAGE([.O2:.O3])" office:value-type="float" office:value="7428" calcext:value-type="float">
            <text:p>7428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0727.5" calcext:value-type="float">
            <text:p>10727.5</text:p>
          </table:table-cell>
          <table:table-cell table:formula="of:=AVERAGE([.R2:.R3])" office:value-type="float" office:value="751150" calcext:value-type="float">
            <text:p>751150</text:p>
          </table:table-cell>
          <table:table-cell table:formula="of:=AVERAGE([.S2:.S3])" office:value-type="float" office:value="17870" calcext:value-type="float">
            <text:p>17870</text:p>
          </table:table-cell>
          <table:table-cell table:formula="of:=AVERAGE([.T2:.T3])" office:value-type="float" office:value="10418.5" calcext:value-type="float">
            <text:p>10418.5</text:p>
          </table:table-cell>
          <table:table-cell table:formula="of:=AVERAGE([.U2:.U3])" office:value-type="float" office:value="17770" calcext:value-type="float">
            <text:p>17770</text:p>
          </table:table-cell>
          <table:table-cell table:formula="of:=AVERAGE([.V2:.V3])" office:value-type="float" office:value="33314" calcext:value-type="float">
            <text:p>33314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73" calcext:value-type="float">
            <text:p>57773</text:p>
          </table:table-cell>
          <table:table-cell office:value-type="float" office:value="57967" calcext:value-type="float">
            <text:p>57967</text:p>
          </table:table-cell>
          <table:table-cell office:value-type="float" office:value="57995" calcext:value-type="float">
            <text:p>57995</text:p>
          </table:table-cell>
          <table:table-cell office:value-type="float" office:value="57536" calcext:value-type="float">
            <text:p>57536</text:p>
          </table:table-cell>
          <table:table-cell office:value-type="float" office:value="3" calcext:value-type="float">
            <text:p>3</text:p>
          </table:table-cell>
          <table:table-cell table:formula="of:=[.A7]-[.B7]" office:value-type="float" office:value="222" calcext:value-type="float">
            <text:p>222</text:p>
          </table:table-cell>
          <table:table-cell table:formula="of:=[.A7]-[.C7]" office:value-type="float" office:value="28" calcext:value-type="float">
            <text:p>2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459" calcext:value-type="float">
            <text:p>459</text:p>
          </table:table-cell>
          <table:table-cell table:number-columns-repeated="3"/>
          <table:table-cell office:value-type="float" office:value="148400" calcext:value-type="float">
            <text:p>148400</text:p>
          </table:table-cell>
          <table:table-cell office:value-type="float" office:value="6435" calcext:value-type="float">
            <text:p>6435</text:p>
          </table:table-cell>
          <table:table-cell office:value-type="float" office:value="70" calcext:value-type="float">
            <text:p>70</text:p>
          </table:table-cell>
          <table:table-cell office:value-type="float" office:value="8140" calcext:value-type="float">
            <text:p>8140</text:p>
          </table:table-cell>
          <table:table-cell office:value-type="float" office:value="569818" calcext:value-type="float">
            <text:p>569818</text:p>
          </table:table-cell>
          <table:table-cell office:value-type="float" office:value="13540" calcext:value-type="float">
            <text:p>13540</text:p>
          </table:table-cell>
          <table:table-cell office:value-type="float" office:value="10453.5" calcext:value-type="float">
            <text:p>10453.5</text:p>
          </table:table-cell>
          <table:table-cell office:value-type="float" office:value="13440" calcext:value-type="float">
            <text:p>13440</text:p>
          </table:table-cell>
          <table:table-cell office:value-type="float" office:value="33319.5" calcext:value-type="float">
            <text:p>33319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902" calcext:value-type="float">
            <text:p>58902</text:p>
          </table:table-cell>
          <table:table-cell office:value-type="float" office:value="60418" calcext:value-type="float">
            <text:p>60418</text:p>
          </table:table-cell>
          <table:table-cell office:value-type="float" office:value="57701" calcext:value-type="float">
            <text:p>57701</text:p>
          </table:table-cell>
          <table:table-cell office:value-type="float" office:value="58420" calcext:value-type="float">
            <text:p>58420</text:p>
          </table:table-cell>
          <table:table-cell office:value-type="float" office:value="3" calcext:value-type="float">
            <text:p>3</text:p>
          </table:table-cell>
          <table:table-cell table:formula="of:=[.A8]-[.B8]" office:value-type="float" office:value="-1201" calcext:value-type="float">
            <text:p>-1201</text:p>
          </table:table-cell>
          <table:table-cell table:formula="of:=[.A8]-[.C8]" office:value-type="float" office:value="-2717" calcext:value-type="float">
            <text:p>-2717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719" calcext:value-type="float">
            <text:p>-719</text:p>
          </table:table-cell>
          <table:table-cell table:number-columns-repeated="3"/>
          <table:table-cell office:value-type="float" office:value="159563" calcext:value-type="float">
            <text:p>159563</text:p>
          </table:table-cell>
          <table:table-cell office:value-type="float" office:value="5737.5" calcext:value-type="float">
            <text:p>5737.5</text:p>
          </table:table-cell>
          <table:table-cell office:value-type="float" office:value="70" calcext:value-type="float">
            <text:p>70</text:p>
          </table:table-cell>
          <table:table-cell office:value-type="float" office:value="6670.5" calcext:value-type="float">
            <text:p>6670.5</text:p>
          </table:table-cell>
          <table:table-cell office:value-type="float" office:value="466923.5" calcext:value-type="float">
            <text:p>466923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966" calcext:value-type="float">
            <text:p>10966</text:p>
          </table:table-cell>
          <table:table-cell office:value-type="float" office:value="33908" calcext:value-type="float">
            <text:p>33908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82" calcext:value-type="float">
            <text:p>58982</text:p>
          </table:table-cell>
          <table:table-cell office:value-type="float" office:value="58660" calcext:value-type="float">
            <text:p>58660</text:p>
          </table:table-cell>
          <table:table-cell office:value-type="float" office:value="57748" calcext:value-type="float">
            <text:p>57748</text:p>
          </table:table-cell>
          <table:table-cell office:value-type="float" office:value="59391" calcext:value-type="float">
            <text:p>59391</text:p>
          </table:table-cell>
          <table:table-cell office:value-type="float" office:value="5" calcext:value-type="float">
            <text:p>5</text:p>
          </table:table-cell>
          <table:table-cell table:formula="of:=[.A9]-[.B9]" office:value-type="float" office:value="-1234" calcext:value-type="float">
            <text:p>-1234</text:p>
          </table:table-cell>
          <table:table-cell table:formula="of:=[.A9]-[.C9]" office:value-type="float" office:value="-912" calcext:value-type="float">
            <text:p>-91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643" calcext:value-type="float">
            <text:p>-1643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78.5" calcext:value-type="float">
            <text:p>5178.5</text:p>
          </table:table-cell>
          <table:table-cell office:value-type="float" office:value="70" calcext:value-type="float">
            <text:p>70</text:p>
          </table:table-cell>
          <table:table-cell office:value-type="float" office:value="3523" calcext:value-type="float">
            <text:p>3523</text:p>
          </table:table-cell>
          <table:table-cell office:value-type="float" office:value="246517" calcext:value-type="float">
            <text:p>246517</text:p>
          </table:table-cell>
          <table:table-cell office:value-type="float" office:value="5770" calcext:value-type="float">
            <text:p>5770</text:p>
          </table:table-cell>
          <table:table-cell office:value-type="float" office:value="10331" calcext:value-type="float">
            <text:p>10331</text:p>
          </table:table-cell>
          <table:table-cell office:value-type="float" office:value="5670" calcext:value-type="float">
            <text:p>5670</text:p>
          </table:table-cell>
          <table:table-cell office:value-type="float" office:value="33404.5" calcext:value-type="float">
            <text:p>33404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56" calcext:value-type="float">
            <text:p>57356</text:p>
          </table:table-cell>
          <table:table-cell office:value-type="float" office:value="60420" calcext:value-type="float">
            <text:p>60420</text:p>
          </table:table-cell>
          <table:table-cell office:value-type="float" office:value="57760" calcext:value-type="float">
            <text:p>57760</text:p>
          </table:table-cell>
          <table:table-cell office:value-type="float" office:value="58779" calcext:value-type="float">
            <text:p>58779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404" calcext:value-type="float">
            <text:p>404</text:p>
          </table:table-cell>
          <table:table-cell table:formula="of:=[.A10]-[.C10]" office:value-type="float" office:value="-2660" calcext:value-type="float">
            <text:p>-2660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019" calcext:value-type="float">
            <text:p>-1019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03" calcext:value-type="float">
            <text:p>57903</text:p>
          </table:table-cell>
          <table:table-cell office:value-type="float" office:value="57736" calcext:value-type="float">
            <text:p>57736</text:p>
          </table:table-cell>
          <table:table-cell office:value-type="float" office:value="57484" calcext:value-type="float">
            <text:p>57484</text:p>
          </table:table-cell>
          <table:table-cell office:value-type="float" office:value="59391" calcext:value-type="float">
            <text:p>59391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-419" calcext:value-type="float">
            <text:p>-419</text:p>
          </table:table-cell>
          <table:table-cell table:formula="of:=[.A11]-[.C11]" office:value-type="float" office:value="-252" calcext:value-type="float">
            <text:p>-252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907" calcext:value-type="float">
            <text:p>-1907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9" calcext:value-type="float">
            <text:p>59559</text:p>
          </table:table-cell>
          <table:table-cell office:value-type="float" office:value="58374" calcext:value-type="float">
            <text:p>58374</text:p>
          </table:table-cell>
          <table:table-cell office:value-type="float" office:value="57380" calcext:value-type="float">
            <text:p>57380</text:p>
          </table:table-cell>
          <table:table-cell office:value-type="float" office:value="57446" calcext:value-type="float">
            <text:p>57446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179" calcext:value-type="float">
            <text:p>-2179</text:p>
          </table:table-cell>
          <table:table-cell table:formula="of:=[.A12]-[.C12]" office:value-type="float" office:value="-994" calcext:value-type="float">
            <text:p>-99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66" calcext:value-type="float">
            <text:p>-66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209" calcext:value-type="float">
            <text:p>58209</text:p>
          </table:table-cell>
          <table:table-cell office:value-type="float" office:value="58701" calcext:value-type="float">
            <text:p>58701</text:p>
          </table:table-cell>
          <table:table-cell office:value-type="float" office:value="59435" calcext:value-type="float">
            <text:p>59435</text:p>
          </table:table-cell>
          <table:table-cell office:value-type="float" office:value="60848" calcext:value-type="float">
            <text:p>60848</text:p>
          </table:table-cell>
          <table:table-cell office:value-type="float" office:value="3" calcext:value-type="float">
            <text:p>3</text:p>
          </table:table-cell>
          <table:table-cell table:formula="of:=[.A13]-[.B13]" office:value-type="float" office:value="1226" calcext:value-type="float">
            <text:p>1226</text:p>
          </table:table-cell>
          <table:table-cell table:formula="of:=[.A13]-[.C13]" office:value-type="float" office:value="734" calcext:value-type="float">
            <text:p>734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413" calcext:value-type="float">
            <text:p>-1413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455" calcext:value-type="float">
            <text:p>58455</text:p>
          </table:table-cell>
          <table:table-cell office:value-type="float" office:value="57508" calcext:value-type="float">
            <text:p>57508</text:p>
          </table:table-cell>
          <table:table-cell office:value-type="float" office:value="57922" calcext:value-type="float">
            <text:p>57922</text:p>
          </table:table-cell>
          <table:table-cell office:value-type="float" office:value="59556" calcext:value-type="float">
            <text:p>59556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533" calcext:value-type="float">
            <text:p>-533</text:p>
          </table:table-cell>
          <table:table-cell table:formula="of:=[.A14]-[.C14]" office:value-type="float" office:value="414" calcext:value-type="float">
            <text:p>414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634" calcext:value-type="float">
            <text:p>-1634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3" calcext:value-type="float">
            <text:p>57733</text:p>
          </table:table-cell>
          <table:table-cell office:value-type="float" office:value="59417" calcext:value-type="float">
            <text:p>59417</text:p>
          </table:table-cell>
          <table:table-cell office:value-type="float" office:value="57783" calcext:value-type="float">
            <text:p>57783</text:p>
          </table:table-cell>
          <table:table-cell office:value-type="float" office:value="60434" calcext:value-type="float">
            <text:p>60434</text:p>
          </table:table-cell>
          <table:table-cell office:value-type="float" office:value="1" calcext:value-type="float">
            <text:p>1</text:p>
          </table:table-cell>
          <table:table-cell table:formula="of:=[.A15]-[.B15]" office:value-type="float" office:value="50" calcext:value-type="float">
            <text:p>50</text:p>
          </table:table-cell>
          <table:table-cell table:formula="of:=[.A15]-[.C15]" office:value-type="float" office:value="-1634" calcext:value-type="float">
            <text:p>-163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651" calcext:value-type="float">
            <text:p>-2651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table:number-columns-repeated="2" office:value-type="float" office:value="58161" calcext:value-type="float">
            <text:p>58161</text:p>
          </table:table-cell>
          <table:table-cell office:value-type="float" office:value="58759" calcext:value-type="float">
            <text:p>58759</text:p>
          </table:table-cell>
          <table:table-cell office:value-type="float" office:value="57964" calcext:value-type="float">
            <text:p>57964</text:p>
          </table:table-cell>
          <table:table-cell office:value-type="float" office:value="57411" calcext:value-type="float">
            <text:p>57411</text:p>
          </table:table-cell>
          <table:table-cell office:value-type="float" office:value="30" calcext:value-type="float">
            <text:p>30</text:p>
          </table:table-cell>
          <table:table-cell table:formula="of:=[.A16]-[.B16]" office:value-type="float" office:value="0" calcext:value-type="float">
            <text:p>0</text:p>
          </table:table-cell>
          <table:table-cell table:formula="of:=[.A16]-[.C16]" office:value-type="float" office:value="-598" calcext:value-type="float">
            <text:p>-598</text:p>
          </table:table-cell>
          <table:table-cell table:formula="of:=[.A16]-[.D16]" office:value-type="float" office:value="197" calcext:value-type="float">
            <text:p>197</text:p>
          </table:table-cell>
          <table:table-cell table:formula="of:=[.A16]-[.E16]" office:value-type="float" office:value="750" calcext:value-type="float">
            <text:p>750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882" calcext:value-type="float">
            <text:p>58882</text:p>
          </table:table-cell>
          <table:table-cell office:value-type="float" office:value="57921" calcext:value-type="float">
            <text:p>57921</text:p>
          </table:table-cell>
          <table:table-cell office:value-type="float" office:value="57485" calcext:value-type="float">
            <text:p>57485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 table:formula="of:=[.A17]-[.B17]" office:value-type="float" office:value="-1397" calcext:value-type="float">
            <text:p>-1397</text:p>
          </table:table-cell>
          <table:table-cell table:formula="of:=[.A17]-[.C17]" office:value-type="float" office:value="-436" calcext:value-type="float">
            <text:p>-436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954" calcext:value-type="float">
            <text:p>-3954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01" calcext:value-type="float">
            <text:p>60101</text:p>
          </table:table-cell>
          <table:table-cell office:value-type="float" office:value="60842" calcext:value-type="float">
            <text:p>6084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9" calcext:value-type="float">
            <text:p>59479</text:p>
          </table:table-cell>
          <table:table-cell office:value-type="float" office:value="1" calcext:value-type="float">
            <text:p>1</text:p>
          </table:table-cell>
          <table:table-cell table:formula="of:=[.A18]-[.B18]" office:value-type="float" office:value="-2721" calcext:value-type="float">
            <text:p>-2721</text:p>
          </table:table-cell>
          <table:table-cell table:formula="of:=[.A18]-[.C18]" office:value-type="float" office:value="-3462" calcext:value-type="float">
            <text:p>-346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099" calcext:value-type="float">
            <text:p>-209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11" calcext:value-type="float">
            <text:p>58711</text:p>
          </table:table-cell>
          <table:table-cell office:value-type="float" office:value="58066" calcext:value-type="float">
            <text:p>58066</text:p>
          </table:table-cell>
          <table:table-cell office:value-type="float" office:value="57698" calcext:value-type="float">
            <text:p>57698</text:p>
          </table:table-cell>
          <table:table-cell office:value-type="float" office:value="58549" calcext:value-type="float">
            <text:p>58549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1013" calcext:value-type="float">
            <text:p>-1013</text:p>
          </table:table-cell>
          <table:table-cell table:formula="of:=[.A19]-[.C19]" office:value-type="float" office:value="-368" calcext:value-type="float">
            <text:p>-36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851" calcext:value-type="float">
            <text:p>-8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1" calcext:value-type="float">
            <text:p>57691</text:p>
          </table:table-cell>
          <table:table-cell office:value-type="float" office:value="57360" calcext:value-type="float">
            <text:p>5736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91" calcext:value-type="float">
            <text:p>59091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-311" calcext:value-type="float">
            <text:p>-311</text:p>
          </table:table-cell>
          <table:table-cell table:formula="of:=[.A20]-[.C20]" office:value-type="float" office:value="20" calcext:value-type="float">
            <text:p>2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711" calcext:value-type="float">
            <text:p>-17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12" calcext:value-type="float">
            <text:p>60112</text:p>
          </table:table-cell>
          <table:table-cell office:value-type="float" office:value="59797" calcext:value-type="float">
            <text:p>59797</text:p>
          </table:table-cell>
          <table:table-cell office:value-type="float" office:value="58545" calcext:value-type="float">
            <text:p>58545</text:p>
          </table:table-cell>
          <table:table-cell office:value-type="float" office:value="59810" calcext:value-type="float">
            <text:p>59810</text:p>
          </table:table-cell>
          <table:table-cell office:value-type="float" office:value="2" calcext:value-type="float">
            <text:p>2</text:p>
          </table:table-cell>
          <table:table-cell table:formula="of:=[.A21]-[.B21]" office:value-type="float" office:value="-1567" calcext:value-type="float">
            <text:p>-1567</text:p>
          </table:table-cell>
          <table:table-cell table:formula="of:=[.A21]-[.C21]" office:value-type="float" office:value="-1252" calcext:value-type="float">
            <text:p>-1252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265" calcext:value-type="float">
            <text:p>-1265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60" calcext:value-type="float">
            <text:p>59560</text:p>
          </table:table-cell>
          <table:table-cell office:value-type="float" office:value="60691" calcext:value-type="float">
            <text:p>60691</text:p>
          </table:table-cell>
          <table:table-cell office:value-type="float" office:value="57741" calcext:value-type="float">
            <text:p>57741</text:p>
          </table:table-cell>
          <table:table-cell office:value-type="float" office:value="59391" calcext:value-type="float">
            <text:p>59391</text:p>
          </table:table-cell>
          <table:table-cell office:value-type="float" office:value="6" calcext:value-type="float">
            <text:p>6</text:p>
          </table:table-cell>
          <table:table-cell table:formula="of:=[.A22]-[.B22]" office:value-type="float" office:value="-1819" calcext:value-type="float">
            <text:p>-1819</text:p>
          </table:table-cell>
          <table:table-cell table:formula="of:=[.A22]-[.C22]" office:value-type="float" office:value="-2950" calcext:value-type="float">
            <text:p>-2950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650" calcext:value-type="float">
            <text:p>-165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045" calcext:value-type="float">
            <text:p>60045</text:p>
          </table:table-cell>
          <table:table-cell office:value-type="float" office:value="58178" calcext:value-type="float">
            <text:p>58178</text:p>
          </table:table-cell>
          <table:table-cell office:value-type="float" office:value="57729" calcext:value-type="float">
            <text:p>57729</text:p>
          </table:table-cell>
          <table:table-cell office:value-type="float" office:value="58433" calcext:value-type="float">
            <text:p>58433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316" calcext:value-type="float">
            <text:p>-2316</text:p>
          </table:table-cell>
          <table:table-cell table:formula="of:=[.A23]-[.C23]" office:value-type="float" office:value="-449" calcext:value-type="float">
            <text:p>-44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704" calcext:value-type="float">
            <text:p>-70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7617" calcext:value-type="float">
            <text:p>57617</text:p>
          </table:table-cell>
          <table:table-cell office:value-type="float" office:value="58668" calcext:value-type="float">
            <text:p>58668</text:p>
          </table:table-cell>
          <table:table-cell office:value-type="float" office:value="59611" calcext:value-type="float">
            <text:p>59611</text:p>
          </table:table-cell>
          <table:table-cell office:value-type="float" office:value="30" calcext:value-type="float">
            <text:p>30</text:p>
          </table:table-cell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114" calcext:value-type="float">
            <text:p>114</text:p>
          </table:table-cell>
          <table:table-cell table:formula="of:=[.A24]-[.D24]" office:value-type="float" office:value="-937" calcext:value-type="float">
            <text:p>-937</text:p>
          </table:table-cell>
          <table:table-cell table:formula="of:=[.A24]-[.E24]" office:value-type="float" office:value="-1880" calcext:value-type="float">
            <text:p>-18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8" calcext:value-type="float">
            <text:p>60678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3298" calcext:value-type="float">
            <text:p>-3298</text:p>
          </table:table-cell>
          <table:table-cell table:formula="of:=[.A25]-[.C25]" office:value-type="float" office:value="-4059" calcext:value-type="float">
            <text:p>-4059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075" calcext:value-type="float">
            <text:p>-207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66" calcext:value-type="float">
            <text:p>57866</text:p>
          </table:table-cell>
          <table:table-cell office:value-type="float" office:value="58499" calcext:value-type="float">
            <text:p>58499</text:p>
          </table:table-cell>
          <table:table-cell office:value-type="float" office:value="57702" calcext:value-type="float">
            <text:p>57702</text:p>
          </table:table-cell>
          <table:table-cell office:value-type="float" office:value="59942" calcext:value-type="float">
            <text:p>59942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64" calcext:value-type="float">
            <text:p>-164</text:p>
          </table:table-cell>
          <table:table-cell table:formula="of:=[.A26]-[.C26]" office:value-type="float" office:value="-797" calcext:value-type="float">
            <text:p>-79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240" calcext:value-type="float">
            <text:p>-224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49" calcext:value-type="float">
            <text:p>60449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6" calcext:value-type="float">
            <text:p>57476</text:p>
          </table:table-cell>
          <table:table-cell office:value-type="float" office:value="57538" calcext:value-type="float">
            <text:p>57538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-2973" calcext:value-type="float">
            <text:p>-2973</text:p>
          </table:table-cell>
          <table:table-cell table:formula="of:=[.A27]-[.C27]" office:value-type="float" office:value="-891" calcext:value-type="float">
            <text:p>-89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62" calcext:value-type="float">
            <text:p>-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4" calcext:value-type="float">
            <text:p>60684</text:p>
          </table:table-cell>
          <table:table-cell office:value-type="float" office:value="59398" calcext:value-type="float">
            <text:p>59398</text:p>
          </table:table-cell>
          <table:table-cell office:value-type="float" office:value="57380" calcext:value-type="float">
            <text:p>57380</text:p>
          </table:table-cell>
          <table:table-cell office:value-type="float" office:value="59649" calcext:value-type="float">
            <text:p>59649</text:p>
          </table:table-cell>
          <table:table-cell office:value-type="float" office:value="5" calcext:value-type="float">
            <text:p>5</text:p>
          </table:table-cell>
          <table:table-cell table:formula="of:=[.A28]-[.B28]" office:value-type="float" office:value="-3304" calcext:value-type="float">
            <text:p>-3304</text:p>
          </table:table-cell>
          <table:table-cell table:formula="of:=[.A28]-[.C28]" office:value-type="float" office:value="-2018" calcext:value-type="float">
            <text:p>-201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269" calcext:value-type="float">
            <text:p>-226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07" calcext:value-type="float">
            <text:p>58207</text:p>
          </table:table-cell>
          <table:table-cell office:value-type="float" office:value="59954" calcext:value-type="float">
            <text:p>59954</text:p>
          </table:table-cell>
          <table:table-cell office:value-type="float" office:value="59721" calcext:value-type="float">
            <text:p>59721</text:p>
          </table:table-cell>
          <table:table-cell office:value-type="float" office:value="59009" calcext:value-type="float">
            <text:p>59009</text:p>
          </table:table-cell>
          <table:table-cell office:value-type="float" office:value="7" calcext:value-type="float">
            <text:p>7</text:p>
          </table:table-cell>
          <table:table-cell table:formula="of:=[.A29]-[.B29]" office:value-type="float" office:value="1514" calcext:value-type="float">
            <text:p>1514</text:p>
          </table:table-cell>
          <table:table-cell table:formula="of:=[.A29]-[.C29]" office:value-type="float" office:value="-233" calcext:value-type="float">
            <text:p>-233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60032" calcext:value-type="float">
            <text:p>60032</text:p>
          </table:table-cell>
          <table:table-cell office:value-type="float" office:value="57697" calcext:value-type="float">
            <text:p>57697</text:p>
          </table:table-cell>
          <table:table-cell office:value-type="float" office:value="58551" calcext:value-type="float">
            <text:p>58551</text:p>
          </table:table-cell>
          <table:table-cell office:value-type="float" office:value="4" calcext:value-type="float">
            <text:p>4</text:p>
          </table:table-cell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2335" calcext:value-type="float">
            <text:p>-2335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854" calcext:value-type="float">
            <text:p>-854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827" calcext:value-type="float">
            <text:p>60827</text:p>
          </table:table-cell>
          <table:table-cell office:value-type="float" office:value="60497" calcext:value-type="float">
            <text:p>60497</text:p>
          </table:table-cell>
          <table:table-cell office:value-type="float" office:value="57773" calcext:value-type="float">
            <text:p>57773</text:p>
          </table:table-cell>
          <table:table-cell office:value-type="float" office:value="60550" calcext:value-type="float">
            <text:p>60550</text:p>
          </table:table-cell>
          <table:table-cell office:value-type="float" office:value="5" calcext:value-type="float">
            <text:p>5</text:p>
          </table:table-cell>
          <table:table-cell table:formula="of:=[.A31]-[.B31]" office:value-type="float" office:value="-3054" calcext:value-type="float">
            <text:p>-3054</text:p>
          </table:table-cell>
          <table:table-cell table:formula="of:=[.A31]-[.C31]" office:value-type="float" office:value="-2724" calcext:value-type="float">
            <text:p>-2724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777" calcext:value-type="float">
            <text:p>-27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48" calcext:value-type="float">
            <text:p>58148</text:p>
          </table:table-cell>
          <table:table-cell office:value-type="float" office:value="57602" calcext:value-type="float">
            <text:p>57602</text:p>
          </table:table-cell>
          <table:table-cell office:value-type="float" office:value="60096" calcext:value-type="float">
            <text:p>60096</text:p>
          </table:table-cell>
          <table:table-cell office:value-type="float" office:value="60163" calcext:value-type="float">
            <text:p>60163</text:p>
          </table:table-cell>
          <table:table-cell office:value-type="float" office:value="31" calcext:value-type="float">
            <text:p>31</text:p>
          </table:table-cell>
          <table:table-cell table:formula="of:=[.A32]-[.B32]" office:value-type="float" office:value="0" calcext:value-type="float">
            <text:p>0</text:p>
          </table:table-cell>
          <table:table-cell table:formula="of:=[.A32]-[.C32]" office:value-type="float" office:value="546" calcext:value-type="float">
            <text:p>546</text:p>
          </table:table-cell>
          <table:table-cell table:formula="of:=[.A32]-[.D32]" office:value-type="float" office:value="-1948" calcext:value-type="float">
            <text:p>-1948</text:p>
          </table:table-cell>
          <table:table-cell table:formula="of:=[.A32]-[.E32]" office:value-type="float" office:value="-2015" calcext:value-type="float">
            <text:p>-20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415" calcext:value-type="float">
            <text:p>59415</text:p>
          </table:table-cell>
          <table:table-cell office:value-type="float" office:value="57906" calcext:value-type="float">
            <text:p>57906</text:p>
          </table:table-cell>
          <table:table-cell office:value-type="float" office:value="57697" calcext:value-type="float">
            <text:p>57697</text:p>
          </table:table-cell>
          <table:table-cell office:value-type="float" office:value="58143" calcext:value-type="float">
            <text:p>58143</text:p>
          </table:table-cell>
          <table:table-cell office:value-type="float" office:value="6" calcext:value-type="float">
            <text:p>6</text:p>
          </table:table-cell>
          <table:table-cell table:formula="of:=[.A33]-[.B33]" office:value-type="float" office:value="-1718" calcext:value-type="float">
            <text:p>-1718</text:p>
          </table:table-cell>
          <table:table-cell table:formula="of:=[.A33]-[.C33]" office:value-type="float" office:value="-209" calcext:value-type="float">
            <text:p>-20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46" calcext:value-type="float">
            <text:p>-44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688" calcext:value-type="float">
            <text:p>60688</text:p>
          </table:table-cell>
          <table:table-cell office:value-type="float" office:value="60454" calcext:value-type="float">
            <text:p>60454</text:p>
          </table:table-cell>
          <table:table-cell office:value-type="float" office:value="57698" calcext:value-type="float">
            <text:p>57698</text:p>
          </table:table-cell>
          <table:table-cell office:value-type="float" office:value="57425" calcext:value-type="float">
            <text:p>57425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2990" calcext:value-type="float">
            <text:p>-2990</text:p>
          </table:table-cell>
          <table:table-cell table:formula="of:=[.A34]-[.C34]" office:value-type="float" office:value="-2756" calcext:value-type="float">
            <text:p>-275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536" calcext:value-type="float">
            <text:p>57536</text:p>
          </table:table-cell>
          <table:table-cell office:value-type="float" office:value="57380" calcext:value-type="float">
            <text:p>57380</text:p>
          </table:table-cell>
          <table:table-cell office:value-type="float" office:value="60451" calcext:value-type="float">
            <text:p>60451</text:p>
          </table:table-cell>
          <table:table-cell office:value-type="float" office:value="7" calcext:value-type="float">
            <text:p>7</text:p>
          </table:table-cell>
          <table:table-cell table:formula="of:=[.A35]-[.B35]" office:value-type="float" office:value="-388" calcext:value-type="float">
            <text:p>-388</text:p>
          </table:table-cell>
          <table:table-cell table:formula="of:=[.A35]-[.C35]" office:value-type="float" office:value="-156" calcext:value-type="float">
            <text:p>-156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71" calcext:value-type="float">
            <text:p>-307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123" calcext:value-type="float">
            <text:p>60123</text:p>
          </table:table-cell>
          <table:table-cell office:value-type="float" office:value="58411" calcext:value-type="float">
            <text:p>58411</text:p>
          </table:table-cell>
          <table:table-cell office:value-type="float" office:value="57695" calcext:value-type="float">
            <text:p>57695</text:p>
          </table:table-cell>
          <table:table-cell office:value-type="float" office:value="59903" calcext:value-type="float">
            <text:p>59903</text:p>
          </table:table-cell>
          <table:table-cell office:value-type="float" office:value="2" calcext:value-type="float">
            <text:p>2</text:p>
          </table:table-cell>
          <table:table-cell table:formula="of:=[.A36]-[.B36]" office:value-type="float" office:value="-2428" calcext:value-type="float">
            <text:p>-2428</text:p>
          </table:table-cell>
          <table:table-cell table:formula="of:=[.A36]-[.C36]" office:value-type="float" office:value="-716" calcext:value-type="float">
            <text:p>-71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08" calcext:value-type="float">
            <text:p>-220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8" calcext:value-type="float">
            <text:p>58538</text:p>
          </table:table-cell>
          <table:table-cell office:value-type="float" office:value="60095" calcext:value-type="float">
            <text:p>600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214" calcext:value-type="float">
            <text:p>60214</text:p>
          </table:table-cell>
          <table:table-cell office:value-type="float" office:value="5" calcext:value-type="float">
            <text:p>5</text:p>
          </table:table-cell>
          <table:table-cell table:formula="of:=[.A37]-[.B37]" office:value-type="float" office:value="-1158" calcext:value-type="float">
            <text:p>-1158</text:p>
          </table:table-cell>
          <table:table-cell table:formula="of:=[.A37]-[.C37]" office:value-type="float" office:value="-2715" calcext:value-type="float">
            <text:p>-271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834" calcext:value-type="float">
            <text:p>-2834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91" calcext:value-type="float">
            <text:p>59491</text:p>
          </table:table-cell>
          <table:table-cell office:value-type="float" office:value="58623" calcext:value-type="float">
            <text:p>58623</text:p>
          </table:table-cell>
          <table:table-cell office:value-type="float" office:value="58545" calcext:value-type="float">
            <text:p>58545</text:p>
          </table:table-cell>
          <table:table-cell office:value-type="float" office:value="59783" calcext:value-type="float">
            <text:p>59783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946" calcext:value-type="float">
            <text:p>-946</text:p>
          </table:table-cell>
          <table:table-cell table:formula="of:=[.A38]-[.C38]" office:value-type="float" office:value="-78" calcext:value-type="float">
            <text:p>-7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238" calcext:value-type="float">
            <text:p>-1238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547" calcext:value-type="float">
            <text:p>59547</text:p>
          </table:table-cell>
          <table:table-cell office:value-type="float" office:value="58006" calcext:value-type="float">
            <text:p>58006</text:p>
          </table:table-cell>
          <table:table-cell office:value-type="float" office:value="57905" calcext:value-type="float">
            <text:p>57905</text:p>
          </table:table-cell>
          <table:table-cell office:value-type="float" office:value="58413" calcext:value-type="float">
            <text:p>58413</text:p>
          </table:table-cell>
          <table:table-cell office:value-type="float" office:value="3" calcext:value-type="float">
            <text:p>3</text:p>
          </table:table-cell>
          <table:table-cell table:formula="of:=[.A39]-[.B39]" office:value-type="float" office:value="-1642" calcext:value-type="float">
            <text:p>-1642</text:p>
          </table:table-cell>
          <table:table-cell table:formula="of:=[.A39]-[.C39]" office:value-type="float" office:value="-101" calcext:value-type="float">
            <text:p>-101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508" calcext:value-type="float">
            <text:p>-508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80" calcext:value-type="float">
            <text:p>58880</text:p>
          </table:table-cell>
          <table:table-cell office:value-type="float" office:value="58951" calcext:value-type="float">
            <text:p>58951</text:p>
          </table:table-cell>
          <table:table-cell office:value-type="float" office:value="57707" calcext:value-type="float">
            <text:p>57707</text:p>
          </table:table-cell>
          <table:table-cell office:value-type="float" office:value="58441" calcext:value-type="float">
            <text:p>58441</text:p>
          </table:table-cell>
          <table:table-cell office:value-type="float" office:value="7" calcext:value-type="float">
            <text:p>7</text:p>
          </table:table-cell>
          <table:table-cell table:formula="of:=[.A40]-[.B40]" office:value-type="float" office:value="-1173" calcext:value-type="float">
            <text:p>-1173</text:p>
          </table:table-cell>
          <table:table-cell table:formula="of:=[.A40]-[.C40]" office:value-type="float" office:value="-1244" calcext:value-type="float">
            <text:p>-1244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734" calcext:value-type="float">
            <text:p>-734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551" calcext:value-type="float">
            <text:p>57551</text:p>
          </table:table-cell>
          <table:table-cell office:value-type="float" office:value="57393" calcext:value-type="float">
            <text:p>57393</text:p>
          </table:table-cell>
          <table:table-cell office:value-type="float" office:value="60202" calcext:value-type="float">
            <text:p>60202</text:p>
          </table:table-cell>
          <table:table-cell office:value-type="float" office:value="5" calcext:value-type="float">
            <text:p>5</text:p>
          </table:table-cell>
          <table:table-cell table:formula="of:=[.A41]-[.B41]" office:value-type="float" office:value="-2510" calcext:value-type="float">
            <text:p>-2510</text:p>
          </table:table-cell>
          <table:table-cell table:formula="of:=[.A41]-[.C41]" office:value-type="float" office:value="-158" calcext:value-type="float">
            <text:p>-15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809" calcext:value-type="float">
            <text:p>-280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9492" calcext:value-type="float">
            <text:p>59492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4" calcext:value-type="float">
            <text:p>59924</text:p>
          </table:table-cell>
          <table:table-cell office:value-type="float" office:value="5" calcext:value-type="float">
            <text:p>5</text:p>
          </table:table-cell>
          <table:table-cell table:formula="of:=[.A42]-[.B42]" office:value-type="float" office:value="-4059" calcext:value-type="float">
            <text:p>-4059</text:p>
          </table:table-cell>
          <table:table-cell table:formula="of:=[.A42]-[.C42]" office:value-type="float" office:value="-2112" calcext:value-type="float">
            <text:p>-2112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544" calcext:value-type="float">
            <text:p>-254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671" calcext:value-type="float">
            <text:p>58671</text:p>
          </table:table-cell>
          <table:table-cell office:value-type="float" office:value="58901" calcext:value-type="float">
            <text:p>58901</text:p>
          </table:table-cell>
          <table:table-cell office:value-type="float" office:value="58954" calcext:value-type="float">
            <text:p>58954</text:p>
          </table:table-cell>
          <table:table-cell office:value-type="float" office:value="59098" calcext:value-type="float">
            <text:p>59098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283" calcext:value-type="float">
            <text:p>283</text:p>
          </table:table-cell>
          <table:table-cell table:formula="of:=[.A43]-[.C43]" office:value-type="float" office:value="53" calcext:value-type="float">
            <text:p>5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44" calcext:value-type="float">
            <text:p>-1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0" calcext:value-type="float">
            <text:p>60050</text:p>
          </table:table-cell>
          <table:table-cell office:value-type="float" office:value="57996" calcext:value-type="float">
            <text:p>57996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8" calcext:value-type="float">
            <text:p>59928</text:p>
          </table:table-cell>
          <table:table-cell office:value-type="float" office:value="4" calcext:value-type="float">
            <text:p>4</text:p>
          </table:table-cell>
          <table:table-cell table:formula="of:=[.A44]-[.B44]" office:value-type="float" office:value="-2670" calcext:value-type="float">
            <text:p>-2670</text:p>
          </table:table-cell>
          <table:table-cell table:formula="of:=[.A44]-[.C44]" office:value-type="float" office:value="-616" calcext:value-type="float">
            <text:p>-616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548" calcext:value-type="float">
            <text:p>-2548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96" calcext:value-type="float">
            <text:p>57996</text:p>
          </table:table-cell>
          <table:table-cell office:value-type="float" office:value="58448" calcext:value-type="float">
            <text:p>58448</text:p>
          </table:table-cell>
          <table:table-cell office:value-type="float" office:value="58657" calcext:value-type="float">
            <text:p>58657</text:p>
          </table:table-cell>
          <table:table-cell office:value-type="float" office:value="57451" calcext:value-type="float">
            <text:p>57451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661" calcext:value-type="float">
            <text:p>661</text:p>
          </table:table-cell>
          <table:table-cell table:formula="of:=[.A45]-[.C45]" office:value-type="float" office:value="209" calcext:value-type="float">
            <text:p>20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06" calcext:value-type="float">
            <text:p>1206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770" calcext:value-type="float">
            <text:p>58770</text:p>
          </table:table-cell>
          <table:table-cell office:value-type="float" office:value="58039" calcext:value-type="float">
            <text:p>58039</text:p>
          </table:table-cell>
          <table:table-cell office:value-type="float" office:value="57475" calcext:value-type="float">
            <text:p>57475</text:p>
          </table:table-cell>
          <table:table-cell office:value-type="float" office:value="58651" calcext:value-type="float">
            <text:p>58651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-1295" calcext:value-type="float">
            <text:p>-1295</text:p>
          </table:table-cell>
          <table:table-cell table:formula="of:=[.A46]-[.C46]" office:value-type="float" office:value="-564" calcext:value-type="float">
            <text:p>-56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76" calcext:value-type="float">
            <text:p>-117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80" calcext:value-type="float">
            <text:p>58380</text:p>
          </table:table-cell>
          <table:table-cell office:value-type="float" office:value="60079" calcext:value-type="float">
            <text:p>60079</text:p>
          </table:table-cell>
          <table:table-cell office:value-type="float" office:value="57393" calcext:value-type="float">
            <text:p>57393</text:p>
          </table:table-cell>
          <table:table-cell office:value-type="float" office:value="58568" calcext:value-type="float">
            <text:p>58568</text:p>
          </table:table-cell>
          <table:table-cell office:value-type="float" office:value="5" calcext:value-type="float">
            <text:p>5</text:p>
          </table:table-cell>
          <table:table-cell table:formula="of:=[.A47]-[.B47]" office:value-type="float" office:value="-987" calcext:value-type="float">
            <text:p>-987</text:p>
          </table:table-cell>
          <table:table-cell table:formula="of:=[.A47]-[.C47]" office:value-type="float" office:value="-2686" calcext:value-type="float">
            <text:p>-268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175" calcext:value-type="float">
            <text:p>-11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5" calcext:value-type="float">
            <text:p>58505</text:p>
          </table:table-cell>
          <table:table-cell office:value-type="float" office:value="58495" calcext:value-type="float">
            <text:p>584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8" calcext:value-type="float">
            <text:p>58888</text:p>
          </table:table-cell>
          <table:table-cell office:value-type="float" office:value="5" calcext:value-type="float">
            <text:p>5</text:p>
          </table:table-cell>
          <table:table-cell table:formula="of:=[.A48]-[.B48]" office:value-type="float" office:value="-1125" calcext:value-type="float">
            <text:p>-1125</text:p>
          </table:table-cell>
          <table:table-cell table:formula="of:=[.A48]-[.C48]" office:value-type="float" office:value="-1115" calcext:value-type="float">
            <text:p>-111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8" calcext:value-type="float">
            <text:p>-1508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50" calcext:value-type="float">
            <text:p>57450</text:p>
          </table:table-cell>
          <table:table-cell office:value-type="float" office:value="60420" calcext:value-type="float">
            <text:p>60420</text:p>
          </table:table-cell>
          <table:table-cell office:value-type="float" office:value="57702" calcext:value-type="float">
            <text:p>57702</text:p>
          </table:table-cell>
          <table:table-cell office:value-type="float" office:value="57520" calcext:value-type="float">
            <text:p>57520</text:p>
          </table:table-cell>
          <table:table-cell office:value-type="float" office:value="6" calcext:value-type="float">
            <text:p>6</text:p>
          </table:table-cell>
          <table:table-cell table:formula="of:=[.A49]-[.B49]" office:value-type="float" office:value="252" calcext:value-type="float">
            <text:p>252</text:p>
          </table:table-cell>
          <table:table-cell table:formula="of:=[.A49]-[.C49]" office:value-type="float" office:value="-2718" calcext:value-type="float">
            <text:p>-271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087" calcext:value-type="float">
            <text:p>59087</text:p>
          </table:table-cell>
          <table:table-cell office:value-type="float" office:value="58035" calcext:value-type="float">
            <text:p>58035</text:p>
          </table:table-cell>
          <table:table-cell office:value-type="float" office:value="57476" calcext:value-type="float">
            <text:p>57476</text:p>
          </table:table-cell>
          <table:table-cell office:value-type="float" office:value="60804" calcext:value-type="float">
            <text:p>60804</text:p>
          </table:table-cell>
          <table:table-cell office:value-type="float" office:value="1" calcext:value-type="float">
            <text:p>1</text:p>
          </table:table-cell>
          <table:table-cell table:formula="of:=[.A50]-[.B50]" office:value-type="float" office:value="-1611" calcext:value-type="float">
            <text:p>-1611</text:p>
          </table:table-cell>
          <table:table-cell table:formula="of:=[.A50]-[.C50]" office:value-type="float" office:value="-559" calcext:value-type="float">
            <text:p>-55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328" calcext:value-type="float">
            <text:p>-332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21" calcext:value-type="float">
            <text:p>58521</text:p>
          </table:table-cell>
          <table:table-cell office:value-type="float" office:value="58710" calcext:value-type="float">
            <text:p>5871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19" calcext:value-type="float">
            <text:p>57919</text:p>
          </table:table-cell>
          <table:table-cell office:value-type="float" office:value="1" calcext:value-type="float">
            <text:p>1</text:p>
          </table:table-cell>
          <table:table-cell table:formula="of:=[.A51]-[.B51]" office:value-type="float" office:value="-1141" calcext:value-type="float">
            <text:p>-1141</text:p>
          </table:table-cell>
          <table:table-cell table:formula="of:=[.A51]-[.C51]" office:value-type="float" office:value="-1330" calcext:value-type="float">
            <text:p>-133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8497" calcext:value-type="float">
            <text:p>58497</text:p>
          </table:table-cell>
          <table:table-cell office:value-type="float" office:value="58452" calcext:value-type="float">
            <text:p>58452</text:p>
          </table:table-cell>
          <table:table-cell office:value-type="float" office:value="60824" calcext:value-type="float">
            <text:p>60824</text:p>
          </table:table-cell>
          <table:table-cell office:value-type="float" office:value="19" calcext:value-type="float">
            <text:p>19</text:p>
          </table:table-cell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282" calcext:value-type="float">
            <text:p>282</text:p>
          </table:table-cell>
          <table:table-cell table:formula="of:=[.A52]-[.D52]" office:value-type="float" office:value="327" calcext:value-type="float">
            <text:p>327</text:p>
          </table:table-cell>
          <table:table-cell table:formula="of:=[.A52]-[.E52]" office:value-type="float" office:value="-2045" calcext:value-type="float">
            <text:p>-204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60" calcext:value-type="float">
            <text:p>57360</text:p>
          </table:table-cell>
          <table:table-cell office:value-type="float" office:value="59391" calcext:value-type="float">
            <text:p>59391</text:p>
          </table:table-cell>
          <table:table-cell office:value-type="float" office:value="57700" calcext:value-type="float">
            <text:p>57700</text:p>
          </table:table-cell>
          <table:table-cell office:value-type="float" office:value="57395" calcext:value-type="float">
            <text:p>57395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340" calcext:value-type="float">
            <text:p>340</text:p>
          </table:table-cell>
          <table:table-cell table:formula="of:=[.A53]-[.C53]" office:value-type="float" office:value="-1691" calcext:value-type="float">
            <text:p>-1691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01" calcext:value-type="float">
            <text:p>58401</text:p>
          </table:table-cell>
          <table:table-cell office:value-type="float" office:value="57702" calcext:value-type="float">
            <text:p>57702</text:p>
          </table:table-cell>
          <table:table-cell office:value-type="float" office:value="57707" calcext:value-type="float">
            <text:p>57707</text:p>
          </table:table-cell>
          <table:table-cell office:value-type="float" office:value="58572" calcext:value-type="float">
            <text:p>58572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694" calcext:value-type="float">
            <text:p>-694</text:p>
          </table:table-cell>
          <table:table-cell table:formula="of:=[.A54]-[.C54]" office:value-type="float" office:value="5" calcext:value-type="float">
            <text:p>5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865" calcext:value-type="float">
            <text:p>-865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80" calcext:value-type="float">
            <text:p>58980</text:p>
          </table:table-cell>
          <table:table-cell office:value-type="float" office:value="60422" calcext:value-type="float">
            <text:p>60422</text:p>
          </table:table-cell>
          <table:table-cell office:value-type="float" office:value="57735" calcext:value-type="float">
            <text:p>57735</text:p>
          </table:table-cell>
          <table:table-cell office:value-type="float" office:value="60543" calcext:value-type="float">
            <text:p>60543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-1245" calcext:value-type="float">
            <text:p>-1245</text:p>
          </table:table-cell>
          <table:table-cell table:formula="of:=[.A55]-[.C55]" office:value-type="float" office:value="-2687" calcext:value-type="float">
            <text:p>-2687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808" calcext:value-type="float">
            <text:p>-280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43" calcext:value-type="float">
            <text:p>60543</text:p>
          </table:table-cell>
          <table:table-cell office:value-type="float" office:value="57735" calcext:value-type="float">
            <text:p>57735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" calcext:value-type="float">
            <text:p>5</text:p>
          </table:table-cell>
          <table:table-cell table:formula="of:=[.A56]-[.B56]" office:value-type="float" office:value="-3163" calcext:value-type="float">
            <text:p>-3163</text:p>
          </table:table-cell>
          <table:table-cell table:formula="of:=[.A56]-[.C56]" office:value-type="float" office:value="-355" calcext:value-type="float">
            <text:p>-3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299" calcext:value-type="float">
            <text:p>-329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67" calcext:value-type="float">
            <text:p>58067</text:p>
          </table:table-cell>
          <table:table-cell office:value-type="float" office:value="57780" calcext:value-type="float">
            <text:p>57780</text:p>
          </table:table-cell>
          <table:table-cell office:value-type="float" office:value="58649" calcext:value-type="float">
            <text:p>58649</text:p>
          </table:table-cell>
          <table:table-cell office:value-type="float" office:value="59080" calcext:value-type="float">
            <text:p>59080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582" calcext:value-type="float">
            <text:p>582</text:p>
          </table:table-cell>
          <table:table-cell table:formula="of:=[.A57]-[.C57]" office:value-type="float" office:value="869" calcext:value-type="float">
            <text:p>869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31" calcext:value-type="float">
            <text:p>-43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76" calcext:value-type="float">
            <text:p>60076</text:p>
          </table:table-cell>
          <table:table-cell office:value-type="float" office:value="58367" calcext:value-type="float">
            <text:p>58367</text:p>
          </table:table-cell>
          <table:table-cell office:value-type="float" office:value="58175" calcext:value-type="float">
            <text:p>58175</text:p>
          </table:table-cell>
          <table:table-cell office:value-type="float" office:value="60470" calcext:value-type="float">
            <text:p>60470</text:p>
          </table:table-cell>
          <table:table-cell office:value-type="float" office:value="7" calcext:value-type="float">
            <text:p>7</text:p>
          </table:table-cell>
          <table:table-cell table:formula="of:=[.A58]-[.B58]" office:value-type="float" office:value="-1901" calcext:value-type="float">
            <text:p>-1901</text:p>
          </table:table-cell>
          <table:table-cell table:formula="of:=[.A58]-[.C58]" office:value-type="float" office:value="-192" calcext:value-type="float">
            <text:p>-192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295" calcext:value-type="float">
            <text:p>-2295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371" calcext:value-type="float">
            <text:p>58371</text:p>
          </table:table-cell>
          <table:table-cell office:value-type="float" office:value="60452" calcext:value-type="float">
            <text:p>60452</text:p>
          </table:table-cell>
          <table:table-cell office:value-type="float" office:value="57734" calcext:value-type="float">
            <text:p>57734</text:p>
          </table:table-cell>
          <table:table-cell office:value-type="float" office:value="59649" calcext:value-type="float">
            <text:p>59649</text:p>
          </table:table-cell>
          <table:table-cell office:value-type="float" office:value="3" calcext:value-type="float">
            <text:p>3</text:p>
          </table:table-cell>
          <table:table-cell table:formula="of:=[.A59]-[.B59]" office:value-type="float" office:value="-637" calcext:value-type="float">
            <text:p>-637</text:p>
          </table:table-cell>
          <table:table-cell table:formula="of:=[.A59]-[.C59]" office:value-type="float" office:value="-2718" calcext:value-type="float">
            <text:p>-27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89" calcext:value-type="float">
            <text:p>59589</text:p>
          </table:table-cell>
          <table:table-cell office:value-type="float" office:value="59696" calcext:value-type="float">
            <text:p>59696</text:p>
          </table:table-cell>
          <table:table-cell office:value-type="float" office:value="58160" calcext:value-type="float">
            <text:p>58160</text:p>
          </table:table-cell>
          <table:table-cell office:value-type="float" office:value="58059" calcext:value-type="float">
            <text:p>58059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-1429" calcext:value-type="float">
            <text:p>-1429</text:p>
          </table:table-cell>
          <table:table-cell table:formula="of:=[.A60]-[.C60]" office:value-type="float" office:value="-1536" calcext:value-type="float">
            <text:p>-153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010" calcext:value-type="float">
            <text:p>58010</text:p>
          </table:table-cell>
          <table:table-cell office:value-type="float" office:value="60607" calcext:value-type="float">
            <text:p>6060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82" calcext:value-type="float">
            <text:p>59482</text:p>
          </table:table-cell>
          <table:table-cell office:value-type="float" office:value="5" calcext:value-type="float">
            <text:p>5</text:p>
          </table:table-cell>
          <table:table-cell table:formula="of:=[.A61]-[.B61]" office:value-type="float" office:value="-656" calcext:value-type="float">
            <text:p>-656</text:p>
          </table:table-cell>
          <table:table-cell table:formula="of:=[.A61]-[.C61]" office:value-type="float" office:value="-3253" calcext:value-type="float">
            <text:p>-3253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128" calcext:value-type="float">
            <text:p>-212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15" calcext:value-type="float">
            <text:p>60415</text:p>
          </table:table-cell>
          <table:table-cell office:value-type="float" office:value="57865" calcext:value-type="float">
            <text:p>57865</text:p>
          </table:table-cell>
          <table:table-cell office:value-type="float" office:value="58779" calcext:value-type="float">
            <text:p>58779</text:p>
          </table:table-cell>
          <table:table-cell office:value-type="float" office:value="59926" calcext:value-type="float">
            <text:p>59926</text:p>
          </table:table-cell>
          <table:table-cell office:value-type="float" office:value="1" calcext:value-type="float">
            <text:p>1</text:p>
          </table:table-cell>
          <table:table-cell table:formula="of:=[.A62]-[.B62]" office:value-type="float" office:value="-1636" calcext:value-type="float">
            <text:p>-1636</text:p>
          </table:table-cell>
          <table:table-cell table:formula="of:=[.A62]-[.C62]" office:value-type="float" office:value="914" calcext:value-type="float">
            <text:p>914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147" calcext:value-type="float">
            <text:p>-114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54" calcext:value-type="float">
            <text:p>60854</text:p>
          </table:table-cell>
          <table:table-cell office:value-type="float" office:value="58112" calcext:value-type="float">
            <text:p>58112</text:p>
          </table:table-cell>
          <table:table-cell office:value-type="float" office:value="59721" calcext:value-type="float">
            <text:p>59721</text:p>
          </table:table-cell>
          <table:table-cell office:value-type="float" office:value="58988" calcext:value-type="float">
            <text:p>58988</text:p>
          </table:table-cell>
          <table:table-cell office:value-type="float" office:value="4" calcext:value-type="float">
            <text:p>4</text:p>
          </table:table-cell>
          <table:table-cell table:formula="of:=[.A63]-[.B63]" office:value-type="float" office:value="-1133" calcext:value-type="float">
            <text:p>-1133</text:p>
          </table:table-cell>
          <table:table-cell table:formula="of:=[.A63]-[.C63]" office:value-type="float" office:value="1609" calcext:value-type="float">
            <text:p>1609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733" calcext:value-type="float">
            <text:p>73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06" calcext:value-type="float">
            <text:p>60506</text:p>
          </table:table-cell>
          <table:table-cell office:value-type="float" office:value="60848" calcext:value-type="float">
            <text:p>60848</text:p>
          </table:table-cell>
          <table:table-cell office:value-type="float" office:value="57493" calcext:value-type="float">
            <text:p>57493</text:p>
          </table:table-cell>
          <table:table-cell office:value-type="float" office:value="60544" calcext:value-type="float">
            <text:p>60544</text:p>
          </table:table-cell>
          <table:table-cell office:value-type="float" office:value="6" calcext:value-type="float">
            <text:p>6</text:p>
          </table:table-cell>
          <table:table-cell table:formula="of:=[.A64]-[.B64]" office:value-type="float" office:value="-3013" calcext:value-type="float">
            <text:p>-3013</text:p>
          </table:table-cell>
          <table:table-cell table:formula="of:=[.A64]-[.C64]" office:value-type="float" office:value="-3355" calcext:value-type="float">
            <text:p>-335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3051" calcext:value-type="float">
            <text:p>-30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60" calcext:value-type="float">
            <text:p>60460</text:p>
          </table:table-cell>
          <table:table-cell office:value-type="float" office:value="57872" calcext:value-type="float">
            <text:p>57872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3080" calcext:value-type="float">
            <text:p>-3080</text:p>
          </table:table-cell>
          <table:table-cell table:formula="of:=[.A65]-[.C65]" office:value-type="float" office:value="-492" calcext:value-type="float">
            <text:p>-492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4059" calcext:value-type="float">
            <text:p>-405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44" calcext:value-type="float">
            <text:p>57544</text:p>
          </table:table-cell>
          <table:table-cell office:value-type="float" office:value="59986" calcext:value-type="float">
            <text:p>59986</text:p>
          </table:table-cell>
          <table:table-cell office:value-type="float" office:value="57399" calcext:value-type="float">
            <text:p>57399</text:p>
          </table:table-cell>
          <table:table-cell office:value-type="float" office:value="58367" calcext:value-type="float">
            <text:p>58367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145" calcext:value-type="float">
            <text:p>-145</text:p>
          </table:table-cell>
          <table:table-cell table:formula="of:=[.A66]-[.C66]" office:value-type="float" office:value="-2587" calcext:value-type="float">
            <text:p>-2587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68" calcext:value-type="float">
            <text:p>-968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20" calcext:value-type="float">
            <text:p>59820</text:p>
          </table:table-cell>
          <table:table-cell office:value-type="float" office:value="57441" calcext:value-type="float">
            <text:p>57441</text:p>
          </table:table-cell>
          <table:table-cell office:value-type="float" office:value="57397" calcext:value-type="float">
            <text:p>57397</text:p>
          </table:table-cell>
          <table:table-cell office:value-type="float" office:value="57412" calcext:value-type="float">
            <text:p>57412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2423" calcext:value-type="float">
            <text:p>-2423</text:p>
          </table:table-cell>
          <table:table-cell table:formula="of:=[.A67]-[.C67]" office:value-type="float" office:value="-44" calcext:value-type="float">
            <text:p>-4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" calcext:value-type="float">
            <text:p>-15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13" calcext:value-type="float">
            <text:p>60013</text:p>
          </table:table-cell>
          <table:table-cell office:value-type="float" office:value="58451" calcext:value-type="float">
            <text:p>58451</text:p>
          </table:table-cell>
          <table:table-cell office:value-type="float" office:value="57398" calcext:value-type="float">
            <text:p>57398</text:p>
          </table:table-cell>
          <table:table-cell office:value-type="float" office:value="60521" calcext:value-type="float">
            <text:p>60521</text:p>
          </table:table-cell>
          <table:table-cell office:value-type="float" office:value="5" calcext:value-type="float">
            <text:p>5</text:p>
          </table:table-cell>
          <table:table-cell table:formula="of:=[.A68]-[.B68]" office:value-type="float" office:value="-2615" calcext:value-type="float">
            <text:p>-2615</text:p>
          </table:table-cell>
          <table:table-cell table:formula="of:=[.A68]-[.C68]" office:value-type="float" office:value="-1053" calcext:value-type="float">
            <text:p>-105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90" calcext:value-type="float">
            <text:p>60490</text:p>
          </table:table-cell>
          <table:table-cell office:value-type="float" office:value="57381" calcext:value-type="float">
            <text:p>57381</text:p>
          </table:table-cell>
          <table:table-cell office:value-type="float" office:value="57413" calcext:value-type="float">
            <text:p>57413</text:p>
          </table:table-cell>
          <table:table-cell office:value-type="float" office:value="60501" calcext:value-type="float">
            <text:p>60501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3077" calcext:value-type="float">
            <text:p>-3077</text:p>
          </table:table-cell>
          <table:table-cell table:formula="of:=[.A69]-[.C69]" office:value-type="float" office:value="32" calcext:value-type="float">
            <text:p>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3088" calcext:value-type="float">
            <text:p>-3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377" calcext:value-type="float">
            <text:p>57377</text:p>
          </table:table-cell>
          <table:table-cell office:value-type="float" office:value="59684" calcext:value-type="float">
            <text:p>59684</text:p>
          </table:table-cell>
          <table:table-cell office:value-type="float" office:value="60082" calcext:value-type="float">
            <text:p>60082</text:p>
          </table:table-cell>
          <table:table-cell office:value-type="float" office:value="45" calcext:value-type="float">
            <text:p>45</text:p>
          </table:table-cell>
          <table:table-cell table:formula="of:=[.A70]-[.B70]" office:value-type="float" office:value="0" calcext:value-type="float">
            <text:p>0</text:p>
          </table:table-cell>
          <table:table-cell table:formula="of:=[.A70]-[.C70]" office:value-type="float" office:value="-23" calcext:value-type="float">
            <text:p>-23</text:p>
          </table:table-cell>
          <table:table-cell table:formula="of:=[.A70]-[.D70]" office:value-type="float" office:value="-2330" calcext:value-type="float">
            <text:p>-2330</text:p>
          </table:table-cell>
          <table:table-cell table:formula="of:=[.A70]-[.E70]" office:value-type="float" office:value="-2728" calcext:value-type="float">
            <text:p>-272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587" calcext:value-type="float">
            <text:p>59587</text:p>
          </table:table-cell>
          <table:table-cell office:value-type="float" office:value="58144" calcext:value-type="float">
            <text:p>581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923" calcext:value-type="float">
            <text:p>57923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852" calcext:value-type="float">
            <text:p>1852</text:p>
          </table:table-cell>
          <table:table-cell table:formula="of:=[.A71]-[.C71]" office:value-type="float" office:value="3295" calcext:value-type="float">
            <text:p>3295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516" calcext:value-type="float">
            <text:p>3516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5" calcext:value-type="float">
            <text:p>65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28571428571429" calcext:value-type="float">
            <text:p>0.928571428571429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5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6" calcext:value-type="float">
            <text:p>57356</text:p>
          </table:table-cell>
          <table:table-cell office:value-type="float" office:value="60479" calcext:value-type="float">
            <text:p>60479</text:p>
          </table:table-cell>
          <table:table-cell office:value-type="float" office:value="58688" calcext:value-type="float">
            <text:p>58688</text:p>
          </table:table-cell>
          <table:table-cell office:value-type="float" office:value="59135" calcext:value-type="float">
            <text:p>59135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2" calcext:value-type="float">
            <text:p>1332</text:p>
          </table:table-cell>
          <table:table-cell table:formula="of:=[.A2]-[.C2]" office:value-type="float" office:value="-1791" calcext:value-type="float">
            <text:p>-1791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447" calcext:value-type="float">
            <text:p>-44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29663" calcext:value-type="float">
            <text:p>129663</text:p>
          </table:table-cell>
          <table:table-cell office:value-type="float" office:value="10673" calcext:value-type="float">
            <text:p>10673</text:p>
          </table:table-cell>
          <table:table-cell office:value-type="float" office:value="70" calcext:value-type="float">
            <text:p>70</text:p>
          </table:table-cell>
          <table:table-cell office:value-type="float" office:value="15870" calcext:value-type="float">
            <text:p>15870</text:p>
          </table:table-cell>
          <table:table-cell office:value-type="float" office:value="1111202" calcext:value-type="float">
            <text:p>1111202</text:p>
          </table:table-cell>
          <table:table-cell office:value-type="float" office:value="26515" calcext:value-type="float">
            <text:p>26515</text:p>
          </table:table-cell>
          <table:table-cell office:value-type="float" office:value="10496" calcext:value-type="float">
            <text:p>10496</text:p>
          </table:table-cell>
          <table:table-cell office:value-type="float" office:value="26415" calcext:value-type="float">
            <text:p>26415</text:p>
          </table:table-cell>
          <table:table-cell office:value-type="float" office:value="33354" calcext:value-type="float">
            <text:p>3335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7515" calcext:value-type="float">
            <text:p>57515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8" calcext:value-type="float">
            <text:p>-3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29663" calcext:value-type="float">
            <text:p>129663</text:p>
          </table:table-cell>
          <table:table-cell office:value-type="float" office:value="10900" calcext:value-type="float">
            <text:p>10900</text:p>
          </table:table-cell>
          <table:table-cell office:value-type="float" office:value="70" calcext:value-type="float">
            <text:p>70</text:p>
          </table:table-cell>
          <table:table-cell office:value-type="float" office:value="15898" calcext:value-type="float">
            <text:p>15898</text:p>
          </table:table-cell>
          <table:table-cell office:value-type="float" office:value="1113055" calcext:value-type="float">
            <text:p>1113055</text:p>
          </table:table-cell>
          <table:table-cell office:value-type="float" office:value="26515" calcext:value-type="float">
            <text:p>26515</text:p>
          </table:table-cell>
          <table:table-cell office:value-type="float" office:value="10481" calcext:value-type="float">
            <text:p>10481</text:p>
          </table:table-cell>
          <table:table-cell office:value-type="float" office:value="26415" calcext:value-type="float">
            <text:p>26415</text:p>
          </table:table-cell>
          <table:table-cell office:value-type="float" office:value="33399" calcext:value-type="float">
            <text:p>3339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59907" calcext:value-type="float">
            <text:p>59907</text:p>
          </table:table-cell>
          <table:table-cell office:value-type="float" office:value="57380" calcext:value-type="float">
            <text:p>57380</text:p>
          </table:table-cell>
          <table:table-cell office:value-type="float" office:value="59801" calcext:value-type="float">
            <text:p>59801</text:p>
          </table:table-cell>
          <table:table-cell office:value-type="float" office:value="7" calcext:value-type="float">
            <text:p>7</text:p>
          </table:table-cell>
          <table:table-cell table:formula="of:=[.A4]-[.B4]" office:value-type="float" office:value="-2075" calcext:value-type="float">
            <text:p>-2075</text:p>
          </table:table-cell>
          <table:table-cell table:formula="of:=[.A4]-[.C4]" office:value-type="float" office:value="-2527" calcext:value-type="float">
            <text:p>-2527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421" calcext:value-type="float">
            <text:p>-242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39" calcext:value-type="float">
            <text:p>57439</text:p>
          </table:table-cell>
          <table:table-cell office:value-type="float" office:value="58402" calcext:value-type="float">
            <text:p>58402</text:p>
          </table:table-cell>
          <table:table-cell office:value-type="float" office:value="58932" calcext:value-type="float">
            <text:p>58932</text:p>
          </table:table-cell>
          <table:table-cell office:value-type="float" office:value="57388" calcext:value-type="float">
            <text:p>57388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1493" calcext:value-type="float">
            <text:p>1493</text:p>
          </table:table-cell>
          <table:table-cell table:formula="of:=[.A5]-[.C5]" office:value-type="float" office:value="530" calcext:value-type="float">
            <text:p>53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544" calcext:value-type="float">
            <text:p>1544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519" calcext:value-type="float">
            <text:p>60519</text:p>
          </table:table-cell>
          <table:table-cell office:value-type="float" office:value="60479" calcext:value-type="float">
            <text:p>60479</text:p>
          </table:table-cell>
          <table:table-cell office:value-type="float" office:value="57699" calcext:value-type="float">
            <text:p>57699</text:p>
          </table:table-cell>
          <table:table-cell office:value-type="float" office:value="58503" calcext:value-type="float">
            <text:p>58503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-2820" calcext:value-type="float">
            <text:p>-2820</text:p>
          </table:table-cell>
          <table:table-cell table:formula="of:=[.A6]-[.C6]" office:value-type="float" office:value="-2780" calcext:value-type="float">
            <text:p>-2780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804" calcext:value-type="float">
            <text:p>-804</text:p>
          </table:table-cell>
          <table:table-cell table:number-columns-repeated="3"/>
          <table:table-cell table:formula="of:=AVERAGE([.N2:.N3])" office:value-type="float" office:value="129663" calcext:value-type="float">
            <text:p>129663</text:p>
          </table:table-cell>
          <table:table-cell table:formula="of:=AVERAGE([.O2:.O3])" office:value-type="float" office:value="10786.5" calcext:value-type="float">
            <text:p>10786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5884" calcext:value-type="float">
            <text:p>15884</text:p>
          </table:table-cell>
          <table:table-cell table:formula="of:=AVERAGE([.R2:.R3])" office:value-type="float" office:value="1112128.5" calcext:value-type="float">
            <text:p>1112128.5</text:p>
          </table:table-cell>
          <table:table-cell table:formula="of:=AVERAGE([.S2:.S3])" office:value-type="float" office:value="26515" calcext:value-type="float">
            <text:p>26515</text:p>
          </table:table-cell>
          <table:table-cell table:formula="of:=AVERAGE([.T2:.T3])" office:value-type="float" office:value="10488.5" calcext:value-type="float">
            <text:p>10488.5</text:p>
          </table:table-cell>
          <table:table-cell table:formula="of:=AVERAGE([.U2:.U3])" office:value-type="float" office:value="26415" calcext:value-type="float">
            <text:p>26415</text:p>
          </table:table-cell>
          <table:table-cell table:formula="of:=AVERAGE([.V2:.V3])" office:value-type="float" office:value="33376.5" calcext:value-type="float">
            <text:p>33376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2" calcext:value-type="float">
            <text:p>57362</text:p>
          </table:table-cell>
          <table:table-cell office:value-type="float" office:value="60479" calcext:value-type="float">
            <text:p>60479</text:p>
          </table:table-cell>
          <table:table-cell office:value-type="float" office:value="57995" calcext:value-type="float">
            <text:p>57995</text:p>
          </table:table-cell>
          <table:table-cell office:value-type="float" office:value="59665" calcext:value-type="float">
            <text:p>59665</text:p>
          </table:table-cell>
          <table:table-cell office:value-type="float" office:value="2" calcext:value-type="float">
            <text:p>2</text:p>
          </table:table-cell>
          <table:table-cell table:formula="of:=[.A7]-[.B7]" office:value-type="float" office:value="633" calcext:value-type="float">
            <text:p>633</text:p>
          </table:table-cell>
          <table:table-cell table:formula="of:=[.A7]-[.C7]" office:value-type="float" office:value="-2484" calcext:value-type="float">
            <text:p>-2484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670" calcext:value-type="float">
            <text:p>-1670</text:p>
          </table:table-cell>
          <table:table-cell table:number-columns-repeated="3"/>
          <table:table-cell office:value-type="float" office:value="157089" calcext:value-type="float">
            <text:p>157089</text:p>
          </table:table-cell>
          <table:table-cell office:value-type="float" office:value="7428" calcext:value-type="float">
            <text:p>7428</text:p>
          </table:table-cell>
          <table:table-cell office:value-type="float" office:value="70" calcext:value-type="float">
            <text:p>70</text:p>
          </table:table-cell>
          <table:table-cell office:value-type="float" office:value="10727.5" calcext:value-type="float">
            <text:p>10727.5</text:p>
          </table:table-cell>
          <table:table-cell office:value-type="float" office:value="751150" calcext:value-type="float">
            <text:p>751150</text:p>
          </table:table-cell>
          <table:table-cell office:value-type="float" office:value="17870" calcext:value-type="float">
            <text:p>17870</text:p>
          </table:table-cell>
          <table:table-cell office:value-type="float" office:value="10418.5" calcext:value-type="float">
            <text:p>10418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314" calcext:value-type="float">
            <text:p>33314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391" calcext:value-type="float">
            <text:p>59391</text:p>
          </table:table-cell>
          <table:table-cell office:value-type="float" office:value="59433" calcext:value-type="float">
            <text:p>59433</text:p>
          </table:table-cell>
          <table:table-cell office:value-type="float" office:value="57701" calcext:value-type="float">
            <text:p>57701</text:p>
          </table:table-cell>
          <table:table-cell office:value-type="float" office:value="58111" calcext:value-type="float">
            <text:p>58111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-1690" calcext:value-type="float">
            <text:p>-1690</text:p>
          </table:table-cell>
          <table:table-cell table:formula="of:=[.A8]-[.C8]" office:value-type="float" office:value="-1732" calcext:value-type="float">
            <text:p>-1732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410" calcext:value-type="float">
            <text:p>-410</text:p>
          </table:table-cell>
          <table:table-cell table:number-columns-repeated="3"/>
          <table:table-cell office:value-type="float" office:value="148400" calcext:value-type="float">
            <text:p>148400</text:p>
          </table:table-cell>
          <table:table-cell office:value-type="float" office:value="6435" calcext:value-type="float">
            <text:p>6435</text:p>
          </table:table-cell>
          <table:table-cell office:value-type="float" office:value="70" calcext:value-type="float">
            <text:p>70</text:p>
          </table:table-cell>
          <table:table-cell office:value-type="float" office:value="8140" calcext:value-type="float">
            <text:p>8140</text:p>
          </table:table-cell>
          <table:table-cell office:value-type="float" office:value="569818" calcext:value-type="float">
            <text:p>569818</text:p>
          </table:table-cell>
          <table:table-cell office:value-type="float" office:value="13540" calcext:value-type="float">
            <text:p>13540</text:p>
          </table:table-cell>
          <table:table-cell office:value-type="float" office:value="10453.5" calcext:value-type="float">
            <text:p>10453.5</text:p>
          </table:table-cell>
          <table:table-cell office:value-type="float" office:value="13440" calcext:value-type="float">
            <text:p>13440</text:p>
          </table:table-cell>
          <table:table-cell office:value-type="float" office:value="33319.5" calcext:value-type="float">
            <text:p>33319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79" calcext:value-type="float">
            <text:p>60479</text:p>
          </table:table-cell>
          <table:table-cell office:value-type="float" office:value="58559" calcext:value-type="float">
            <text:p>58559</text:p>
          </table:table-cell>
          <table:table-cell office:value-type="float" office:value="57748" calcext:value-type="float">
            <text:p>57748</text:p>
          </table:table-cell>
          <table:table-cell office:value-type="float" office:value="60615" calcext:value-type="float">
            <text:p>60615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2731" calcext:value-type="float">
            <text:p>-2731</text:p>
          </table:table-cell>
          <table:table-cell table:formula="of:=[.A9]-[.C9]" office:value-type="float" office:value="-811" calcext:value-type="float">
            <text:p>-811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67" calcext:value-type="float">
            <text:p>-2867</text:p>
          </table:table-cell>
          <table:table-cell table:number-columns-repeated="3"/>
          <table:table-cell office:value-type="float" office:value="159563" calcext:value-type="float">
            <text:p>159563</text:p>
          </table:table-cell>
          <table:table-cell office:value-type="float" office:value="5737.5" calcext:value-type="float">
            <text:p>5737.5</text:p>
          </table:table-cell>
          <table:table-cell office:value-type="float" office:value="70" calcext:value-type="float">
            <text:p>70</text:p>
          </table:table-cell>
          <table:table-cell office:value-type="float" office:value="6670.5" calcext:value-type="float">
            <text:p>6670.5</text:p>
          </table:table-cell>
          <table:table-cell office:value-type="float" office:value="466923.5" calcext:value-type="float">
            <text:p>466923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966" calcext:value-type="float">
            <text:p>10966</text:p>
          </table:table-cell>
          <table:table-cell office:value-type="float" office:value="33908" calcext:value-type="float">
            <text:p>33908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26" calcext:value-type="float">
            <text:p>59526</text:p>
          </table:table-cell>
          <table:table-cell office:value-type="float" office:value="57348" calcext:value-type="float">
            <text:p>57348</text:p>
          </table:table-cell>
          <table:table-cell office:value-type="float" office:value="57760" calcext:value-type="float">
            <text:p>57760</text:p>
          </table:table-cell>
          <table:table-cell office:value-type="float" office:value="57552" calcext:value-type="float">
            <text:p>57552</text:p>
          </table:table-cell>
          <table:table-cell office:value-type="float" office:value="7" calcext:value-type="float">
            <text:p>7</text:p>
          </table:table-cell>
          <table:table-cell table:formula="of:=[.A10]-[.B10]" office:value-type="float" office:value="-1766" calcext:value-type="float">
            <text:p>-1766</text:p>
          </table:table-cell>
          <table:table-cell table:formula="of:=[.A10]-[.C10]" office:value-type="float" office:value="412" calcext:value-type="float">
            <text:p>412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208" calcext:value-type="float">
            <text:p>208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78.5" calcext:value-type="float">
            <text:p>5178.5</text:p>
          </table:table-cell>
          <table:table-cell office:value-type="float" office:value="70" calcext:value-type="float">
            <text:p>70</text:p>
          </table:table-cell>
          <table:table-cell office:value-type="float" office:value="3523" calcext:value-type="float">
            <text:p>3523</text:p>
          </table:table-cell>
          <table:table-cell office:value-type="float" office:value="246517" calcext:value-type="float">
            <text:p>246517</text:p>
          </table:table-cell>
          <table:table-cell office:value-type="float" office:value="5770" calcext:value-type="float">
            <text:p>5770</text:p>
          </table:table-cell>
          <table:table-cell office:value-type="float" office:value="10331" calcext:value-type="float">
            <text:p>10331</text:p>
          </table:table-cell>
          <table:table-cell office:value-type="float" office:value="5670" calcext:value-type="float">
            <text:p>5670</text:p>
          </table:table-cell>
          <table:table-cell office:value-type="float" office:value="33404.5" calcext:value-type="float">
            <text:p>33404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76" calcext:value-type="float">
            <text:p>59076</text:p>
          </table:table-cell>
          <table:table-cell office:value-type="float" office:value="60479" calcext:value-type="float">
            <text:p>60479</text:p>
          </table:table-cell>
          <table:table-cell office:value-type="float" office:value="57484" calcext:value-type="float">
            <text:p>57484</text:p>
          </table:table-cell>
          <table:table-cell office:value-type="float" office:value="58905" calcext:value-type="float">
            <text:p>58905</text:p>
          </table:table-cell>
          <table:table-cell office:value-type="float" office:value="3" calcext:value-type="float">
            <text:p>3</text:p>
          </table:table-cell>
          <table:table-cell table:formula="of:=[.A11]-[.B11]" office:value-type="float" office:value="-1592" calcext:value-type="float">
            <text:p>-1592</text:p>
          </table:table-cell>
          <table:table-cell table:formula="of:=[.A11]-[.C11]" office:value-type="float" office:value="-2995" calcext:value-type="float">
            <text:p>-299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421" calcext:value-type="float">
            <text:p>-1421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01" calcext:value-type="float">
            <text:p>60501</text:p>
          </table:table-cell>
          <table:table-cell office:value-type="float" office:value="57359" calcext:value-type="float">
            <text:p>5735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9" calcext:value-type="float">
            <text:p>57679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3121" calcext:value-type="float">
            <text:p>-3121</text:p>
          </table:table-cell>
          <table:table-cell table:formula="of:=[.A12]-[.C12]" office:value-type="float" office:value="21" calcext:value-type="float">
            <text:p>2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99" calcext:value-type="float">
            <text:p>-299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60432" calcext:value-type="float">
            <text:p>60432</text:p>
          </table:table-cell>
          <table:table-cell office:value-type="float" office:value="15" calcext:value-type="float">
            <text:p>15</text:p>
          </table:table-cell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997" calcext:value-type="float">
            <text:p>-997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65" calcext:value-type="float">
            <text:p>59465</text:p>
          </table:table-cell>
          <table:table-cell office:value-type="float" office:value="58529" calcext:value-type="float">
            <text:p>58529</text:p>
          </table:table-cell>
          <table:table-cell office:value-type="float" office:value="57922" calcext:value-type="float">
            <text:p>57922</text:p>
          </table:table-cell>
          <table:table-cell office:value-type="float" office:value="58779" calcext:value-type="float">
            <text:p>58779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1543" calcext:value-type="float">
            <text:p>-1543</text:p>
          </table:table-cell>
          <table:table-cell table:formula="of:=[.A14]-[.C14]" office:value-type="float" office:value="-607" calcext:value-type="float">
            <text:p>-607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857" calcext:value-type="float">
            <text:p>-857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599" calcext:value-type="float">
            <text:p>57599</text:p>
          </table:table-cell>
          <table:table-cell office:value-type="float" office:value="60488" calcext:value-type="float">
            <text:p>60488</text:p>
          </table:table-cell>
          <table:table-cell office:value-type="float" office:value="57783" calcext:value-type="float">
            <text:p>57783</text:p>
          </table:table-cell>
          <table:table-cell office:value-type="float" office:value="60611" calcext:value-type="float">
            <text:p>60611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184" calcext:value-type="float">
            <text:p>184</text:p>
          </table:table-cell>
          <table:table-cell table:formula="of:=[.A15]-[.C15]" office:value-type="float" office:value="-2705" calcext:value-type="float">
            <text:p>-2705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828" calcext:value-type="float">
            <text:p>-2828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074" calcext:value-type="float">
            <text:p>58074</text:p>
          </table:table-cell>
          <table:table-cell office:value-type="float" office:value="59464" calcext:value-type="float">
            <text:p>59464</text:p>
          </table:table-cell>
          <table:table-cell office:value-type="float" office:value="58161" calcext:value-type="float">
            <text:p>58161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table:formula="of:=[.A16]-[.B16]" office:value-type="float" office:value="87" calcext:value-type="float">
            <text:p>87</text:p>
          </table:table-cell>
          <table:table-cell table:formula="of:=[.A16]-[.C16]" office:value-type="float" office:value="-1303" calcext:value-type="float">
            <text:p>-1303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3278" calcext:value-type="float">
            <text:p>-3278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527" calcext:value-type="float">
            <text:p>60527</text:p>
          </table:table-cell>
          <table:table-cell office:value-type="float" office:value="57543" calcext:value-type="float">
            <text:p>57543</text:p>
          </table:table-cell>
          <table:table-cell office:value-type="float" office:value="57485" calcext:value-type="float">
            <text:p>57485</text:p>
          </table:table-cell>
          <table:table-cell office:value-type="float" office:value="59815" calcext:value-type="float">
            <text:p>59815</text:p>
          </table:table-cell>
          <table:table-cell office:value-type="float" office:value="6" calcext:value-type="float">
            <text:p>6</text:p>
          </table:table-cell>
          <table:table-cell table:formula="of:=[.A17]-[.B17]" office:value-type="float" office:value="-3042" calcext:value-type="float">
            <text:p>-3042</text:p>
          </table:table-cell>
          <table:table-cell table:formula="of:=[.A17]-[.C17]" office:value-type="float" office:value="-58" calcext:value-type="float">
            <text:p>-58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330" calcext:value-type="float">
            <text:p>-2330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57889" calcext:value-type="float">
            <text:p>57889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" calcext:value-type="float">
            <text:p>5</text:p>
          </table:table-cell>
          <table:table-cell table:formula="of:=[.A18]-[.B18]" office:value-type="float" office:value="-2267" calcext:value-type="float">
            <text:p>-2267</text:p>
          </table:table-cell>
          <table:table-cell table:formula="of:=[.A18]-[.C18]" office:value-type="float" office:value="-509" calcext:value-type="float">
            <text:p>-509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5" calcext:value-type="float">
            <text:p>-475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7" calcext:value-type="float">
            <text:p>58457</text:p>
          </table:table-cell>
          <table:table-cell office:value-type="float" office:value="57363" calcext:value-type="float">
            <text:p>57363</text:p>
          </table:table-cell>
          <table:table-cell office:value-type="float" office:value="57698" calcext:value-type="float">
            <text:p>57698</text:p>
          </table:table-cell>
          <table:table-cell office:value-type="float" office:value="58647" calcext:value-type="float">
            <text:p>58647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759" calcext:value-type="float">
            <text:p>-759</text:p>
          </table:table-cell>
          <table:table-cell table:formula="of:=[.A19]-[.C19]" office:value-type="float" office:value="335" calcext:value-type="float">
            <text:p>335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949" calcext:value-type="float">
            <text:p>-94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88" calcext:value-type="float">
            <text:p>59488</text:p>
          </table:table-cell>
          <table:table-cell office:value-type="float" office:value="58533" calcext:value-type="float">
            <text:p>58533</text:p>
          </table:table-cell>
          <table:table-cell office:value-type="float" office:value="57380" calcext:value-type="float">
            <text:p>57380</text:p>
          </table:table-cell>
          <table:table-cell office:value-type="float" office:value="57391" calcext:value-type="float">
            <text:p>57391</text:p>
          </table:table-cell>
          <table:table-cell office:value-type="float" office:value="6" calcext:value-type="float">
            <text:p>6</text:p>
          </table:table-cell>
          <table:table-cell table:formula="of:=[.A20]-[.B20]" office:value-type="float" office:value="-2108" calcext:value-type="float">
            <text:p>-2108</text:p>
          </table:table-cell>
          <table:table-cell table:formula="of:=[.A20]-[.C20]" office:value-type="float" office:value="-1153" calcext:value-type="float">
            <text:p>-1153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1" calcext:value-type="float">
            <text:p>-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83" calcext:value-type="float">
            <text:p>59983</text:p>
          </table:table-cell>
          <table:table-cell office:value-type="float" office:value="60423" calcext:value-type="float">
            <text:p>60423</text:p>
          </table:table-cell>
          <table:table-cell office:value-type="float" office:value="58545" calcext:value-type="float">
            <text:p>58545</text:p>
          </table:table-cell>
          <table:table-cell office:value-type="float" office:value="57474" calcext:value-type="float">
            <text:p>57474</text:p>
          </table:table-cell>
          <table:table-cell office:value-type="float" office:value="2" calcext:value-type="float">
            <text:p>2</text:p>
          </table:table-cell>
          <table:table-cell table:formula="of:=[.A21]-[.B21]" office:value-type="float" office:value="-1438" calcext:value-type="float">
            <text:p>-1438</text:p>
          </table:table-cell>
          <table:table-cell table:formula="of:=[.A21]-[.C21]" office:value-type="float" office:value="-1878" calcext:value-type="float">
            <text:p>-1878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071" calcext:value-type="float">
            <text:p>107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41" calcext:value-type="float">
            <text:p>57741</text:p>
          </table:table-cell>
          <table:table-cell office:value-type="float" office:value="58061" calcext:value-type="float">
            <text:p>58061</text:p>
          </table:table-cell>
          <table:table-cell office:value-type="float" office:value="58444" calcext:value-type="float">
            <text:p>58444</text:p>
          </table:table-cell>
          <table:table-cell office:value-type="float" office:value="60628" calcext:value-type="float">
            <text:p>60628</text:p>
          </table:table-cell>
          <table:table-cell office:value-type="float" office:value="15" calcext:value-type="float">
            <text:p>15</text:p>
          </table:table-cell>
          <table:table-cell table:formula="of:=[.A22]-[.B22]" office:value-type="float" office:value="0" calcext:value-type="float">
            <text:p>0</text:p>
          </table:table-cell>
          <table:table-cell table:formula="of:=[.A22]-[.C22]" office:value-type="float" office:value="-320" calcext:value-type="float">
            <text:p>-320</text:p>
          </table:table-cell>
          <table:table-cell table:formula="of:=[.A22]-[.D22]" office:value-type="float" office:value="-703" calcext:value-type="float">
            <text:p>-703</text:p>
          </table:table-cell>
          <table:table-cell table:formula="of:=[.A22]-[.E22]" office:value-type="float" office:value="-2887" calcext:value-type="float">
            <text:p>-28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29" calcext:value-type="float">
            <text:p>57729</text:p>
          </table:table-cell>
          <table:table-cell office:value-type="float" office:value="57489" calcext:value-type="float">
            <text:p>57489</text:p>
          </table:table-cell>
          <table:table-cell office:value-type="float" office:value="59727" calcext:value-type="float">
            <text:p>59727</text:p>
          </table:table-cell>
          <table:table-cell office:value-type="float" office:value="60618" calcext:value-type="float">
            <text:p>60618</text:p>
          </table:table-cell>
          <table:table-cell office:value-type="float" office:value="40" calcext:value-type="float">
            <text:p>40</text:p>
          </table:table-cell>
          <table:table-cell table:formula="of:=[.A23]-[.B23]" office:value-type="float" office:value="0" calcext:value-type="float">
            <text:p>0</text:p>
          </table:table-cell>
          <table:table-cell table:formula="of:=[.A23]-[.C23]" office:value-type="float" office:value="240" calcext:value-type="float">
            <text:p>240</text:p>
          </table:table-cell>
          <table:table-cell table:formula="of:=[.A23]-[.D23]" office:value-type="float" office:value="-1998" calcext:value-type="float">
            <text:p>-1998</text:p>
          </table:table-cell>
          <table:table-cell table:formula="of:=[.A23]-[.E23]" office:value-type="float" office:value="-2889" calcext:value-type="float">
            <text:p>-2889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239" calcext:value-type="float">
            <text:p>58239</text:p>
          </table:table-cell>
          <table:table-cell office:value-type="float" office:value="58453" calcext:value-type="float">
            <text:p>58453</text:p>
          </table:table-cell>
          <table:table-cell office:value-type="float" office:value="57731" calcext:value-type="float">
            <text:p>57731</text:p>
          </table:table-cell>
          <table:table-cell office:value-type="float" office:value="58578" calcext:value-type="float">
            <text:p>58578</text:p>
          </table:table-cell>
          <table:table-cell office:value-type="float" office:value="7" calcext:value-type="float">
            <text:p>7</text:p>
          </table:table-cell>
          <table:table-cell table:formula="of:=[.A24]-[.B24]" office:value-type="float" office:value="-508" calcext:value-type="float">
            <text:p>-508</text:p>
          </table:table-cell>
          <table:table-cell table:formula="of:=[.A24]-[.C24]" office:value-type="float" office:value="-722" calcext:value-type="float">
            <text:p>-722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847" calcext:value-type="float">
            <text:p>-84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48" calcext:value-type="float">
            <text:p>58648</text:p>
          </table:table-cell>
          <table:table-cell office:value-type="float" office:value="58899" calcext:value-type="float">
            <text:p>58899</text:p>
          </table:table-cell>
          <table:table-cell office:value-type="float" office:value="57380" calcext:value-type="float">
            <text:p>57380</text:p>
          </table:table-cell>
          <table:table-cell office:value-type="float" office:value="59663" calcext:value-type="float">
            <text:p>59663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1268" calcext:value-type="float">
            <text:p>-1268</text:p>
          </table:table-cell>
          <table:table-cell table:formula="of:=[.A25]-[.C25]" office:value-type="float" office:value="-1519" calcext:value-type="float">
            <text:p>-1519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283" calcext:value-type="float">
            <text:p>-228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58913" calcext:value-type="float">
            <text:p>58913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211" calcext:value-type="float">
            <text:p>-1211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55" calcext:value-type="float">
            <text:p>57355</text:p>
          </table:table-cell>
          <table:table-cell office:value-type="float" office:value="58732" calcext:value-type="float">
            <text:p>58732</text:p>
          </table:table-cell>
          <table:table-cell office:value-type="float" office:value="57476" calcext:value-type="float">
            <text:p>57476</text:p>
          </table:table-cell>
          <table:table-cell office:value-type="float" office:value="58477" calcext:value-type="float">
            <text:p>58477</text:p>
          </table:table-cell>
          <table:table-cell office:value-type="float" office:value="7" calcext:value-type="float">
            <text:p>7</text:p>
          </table:table-cell>
          <table:table-cell table:formula="of:=[.A27]-[.B27]" office:value-type="float" office:value="121" calcext:value-type="float">
            <text:p>121</text:p>
          </table:table-cell>
          <table:table-cell table:formula="of:=[.A27]-[.C27]" office:value-type="float" office:value="-1256" calcext:value-type="float">
            <text:p>-125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001" calcext:value-type="float">
            <text:p>-100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3" calcext:value-type="float">
            <text:p>58923</text:p>
          </table:table-cell>
          <table:table-cell office:value-type="float" office:value="60479" calcext:value-type="float">
            <text:p>6047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543" calcext:value-type="float">
            <text:p>-1543</text:p>
          </table:table-cell>
          <table:table-cell table:formula="of:=[.A28]-[.C28]" office:value-type="float" office:value="-3099" calcext:value-type="float">
            <text:p>-309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88" calcext:value-type="float">
            <text:p>-2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247" calcext:value-type="float">
            <text:p>6024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56" calcext:value-type="float">
            <text:p>57356</text:p>
          </table:table-cell>
          <table:table-cell office:value-type="float" office:value="61" calcext:value-type="float">
            <text:p>61</text:p>
          </table:table-cell>
          <table:table-cell table:formula="of:=[.A29]-[.B29]" office:value-type="float" office:value="0" calcext:value-type="float">
            <text:p>0</text:p>
          </table:table-cell>
          <table:table-cell table:formula="of:=[.A29]-[.C29]" office:value-type="float" office:value="-526" calcext:value-type="float">
            <text:p>-526</text:p>
          </table:table-cell>
          <table:table-cell table:formula="of:=[.A29]-[.D29]" office:value-type="float" office:value="-758" calcext:value-type="float">
            <text:p>-758</text:p>
          </table:table-cell>
          <table:table-cell table:formula="of:=[.A29]-[.E29]" office:value-type="float" office:value="2365" calcext:value-type="float">
            <text:p>236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697" calcext:value-type="float">
            <text:p>57697</text:p>
          </table:table-cell>
          <table:table-cell office:value-type="float" office:value="58072" calcext:value-type="float">
            <text:p>58072</text:p>
          </table:table-cell>
          <table:table-cell office:value-type="float" office:value="59447" calcext:value-type="float">
            <text:p>59447</text:p>
          </table:table-cell>
          <table:table-cell office:value-type="float" office:value="57922" calcext:value-type="float">
            <text:p>57922</text:p>
          </table:table-cell>
          <table:table-cell office:value-type="float" office:value="29" calcext:value-type="float">
            <text:p>29</text:p>
          </table:table-cell>
          <table:table-cell table:formula="of:=[.A30]-[.B30]" office:value-type="float" office:value="0" calcext:value-type="float">
            <text:p>0</text:p>
          </table:table-cell>
          <table:table-cell table:formula="of:=[.A30]-[.C30]" office:value-type="float" office:value="-375" calcext:value-type="float">
            <text:p>-375</text:p>
          </table:table-cell>
          <table:table-cell table:formula="of:=[.A30]-[.D30]" office:value-type="float" office:value="-1750" calcext:value-type="float">
            <text:p>-1750</text:p>
          </table:table-cell>
          <table:table-cell table:formula="of:=[.A30]-[.E30]" office:value-type="float" office:value="-225" calcext:value-type="float">
            <text:p>-225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836" calcext:value-type="float">
            <text:p>60836</text:p>
          </table:table-cell>
          <table:table-cell office:value-type="float" office:value="58882" calcext:value-type="float">
            <text:p>58882</text:p>
          </table:table-cell>
          <table:table-cell office:value-type="float" office:value="57773" calcext:value-type="float">
            <text:p>57773</text:p>
          </table:table-cell>
          <table:table-cell office:value-type="float" office:value="59679" calcext:value-type="float">
            <text:p>59679</text:p>
          </table:table-cell>
          <table:table-cell office:value-type="float" office:value="6" calcext:value-type="float">
            <text:p>6</text:p>
          </table:table-cell>
          <table:table-cell table:formula="of:=[.A31]-[.B31]" office:value-type="float" office:value="-3063" calcext:value-type="float">
            <text:p>-3063</text:p>
          </table:table-cell>
          <table:table-cell table:formula="of:=[.A31]-[.C31]" office:value-type="float" office:value="-1109" calcext:value-type="float">
            <text:p>-110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906" calcext:value-type="float">
            <text:p>-1906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0" calcext:value-type="float">
            <text:p>57600</text:p>
          </table:table-cell>
          <table:table-cell office:value-type="float" office:value="59903" calcext:value-type="float">
            <text:p>59903</text:p>
          </table:table-cell>
          <table:table-cell office:value-type="float" office:value="58148" calcext:value-type="float">
            <text:p>58148</text:p>
          </table:table-cell>
          <table:table-cell office:value-type="float" office:value="61439" calcext:value-type="float">
            <text:p>61439</text:p>
          </table:table-cell>
          <table:table-cell office:value-type="float" office:value="1" calcext:value-type="float">
            <text:p>1</text:p>
          </table:table-cell>
          <table:table-cell table:formula="of:=[.A32]-[.B32]" office:value-type="float" office:value="548" calcext:value-type="float">
            <text:p>548</text:p>
          </table:table-cell>
          <table:table-cell table:formula="of:=[.A32]-[.C32]" office:value-type="float" office:value="-1755" calcext:value-type="float">
            <text:p>-175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3291" calcext:value-type="float">
            <text:p>-3291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6" calcext:value-type="float">
            <text:p>57356</text:p>
          </table:table-cell>
          <table:table-cell office:value-type="float" office:value="60479" calcext:value-type="float">
            <text:p>60479</text:p>
          </table:table-cell>
          <table:table-cell office:value-type="float" office:value="57697" calcext:value-type="float">
            <text:p>57697</text:p>
          </table:table-cell>
          <table:table-cell office:value-type="float" office:value="59775" calcext:value-type="float">
            <text:p>59775</text:p>
          </table:table-cell>
          <table:table-cell office:value-type="float" office:value="3" calcext:value-type="float">
            <text:p>3</text:p>
          </table:table-cell>
          <table:table-cell table:formula="of:=[.A33]-[.B33]" office:value-type="float" office:value="341" calcext:value-type="float">
            <text:p>341</text:p>
          </table:table-cell>
          <table:table-cell table:formula="of:=[.A33]-[.C33]" office:value-type="float" office:value="-2782" calcext:value-type="float">
            <text:p>-278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078" calcext:value-type="float">
            <text:p>-207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08" calcext:value-type="float">
            <text:p>59608</text:p>
          </table:table-cell>
          <table:table-cell office:value-type="float" office:value="58376" calcext:value-type="float">
            <text:p>58376</text:p>
          </table:table-cell>
          <table:table-cell office:value-type="float" office:value="57698" calcext:value-type="float">
            <text:p>57698</text:p>
          </table:table-cell>
          <table:table-cell office:value-type="float" office:value="60117" calcext:value-type="float">
            <text:p>60117</text:p>
          </table:table-cell>
          <table:table-cell office:value-type="float" office:value="6" calcext:value-type="float">
            <text:p>6</text:p>
          </table:table-cell>
          <table:table-cell table:formula="of:=[.A34]-[.B34]" office:value-type="float" office:value="-1910" calcext:value-type="float">
            <text:p>-1910</text:p>
          </table:table-cell>
          <table:table-cell table:formula="of:=[.A34]-[.C34]" office:value-type="float" office:value="-678" calcext:value-type="float">
            <text:p>-678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19" calcext:value-type="float">
            <text:p>-241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1" calcext:value-type="float">
            <text:p>58581</text:p>
          </table:table-cell>
          <table:table-cell office:value-type="float" office:value="59746" calcext:value-type="float">
            <text:p>59746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201" calcext:value-type="float">
            <text:p>-1201</text:p>
          </table:table-cell>
          <table:table-cell table:formula="of:=[.A35]-[.C35]" office:value-type="float" office:value="-2366" calcext:value-type="float">
            <text:p>-2366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603" calcext:value-type="float">
            <text:p>-60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409" calcext:value-type="float">
            <text:p>58409</text:p>
          </table:table-cell>
          <table:table-cell office:value-type="float" office:value="57985" calcext:value-type="float">
            <text:p>57985</text:p>
          </table:table-cell>
          <table:table-cell office:value-type="float" office:value="57695" calcext:value-type="float">
            <text:p>57695</text:p>
          </table:table-cell>
          <table:table-cell office:value-type="float" office:value="58969" calcext:value-type="float">
            <text:p>58969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714" calcext:value-type="float">
            <text:p>-714</text:p>
          </table:table-cell>
          <table:table-cell table:formula="of:=[.A36]-[.C36]" office:value-type="float" office:value="-290" calcext:value-type="float">
            <text:p>-29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274" calcext:value-type="float">
            <text:p>-12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5" calcext:value-type="float">
            <text:p>60755</text:p>
          </table:table-cell>
          <table:table-cell office:value-type="float" office:value="58651" calcext:value-type="float">
            <text:p>58651</text:p>
          </table:table-cell>
          <table:table-cell office:value-type="float" office:value="57380" calcext:value-type="float">
            <text:p>57380</text:p>
          </table:table-cell>
          <table:table-cell office:value-type="float" office:value="58176" calcext:value-type="float">
            <text:p>58176</text:p>
          </table:table-cell>
          <table:table-cell office:value-type="float" office:value="3" calcext:value-type="float">
            <text:p>3</text:p>
          </table:table-cell>
          <table:table-cell table:formula="of:=[.A37]-[.B37]" office:value-type="float" office:value="-3375" calcext:value-type="float">
            <text:p>-3375</text:p>
          </table:table-cell>
          <table:table-cell table:formula="of:=[.A37]-[.C37]" office:value-type="float" office:value="-1271" calcext:value-type="float">
            <text:p>-1271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796" calcext:value-type="float">
            <text:p>-796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11" calcext:value-type="float">
            <text:p>57511</text:p>
          </table:table-cell>
          <table:table-cell office:value-type="float" office:value="57347" calcext:value-type="float">
            <text:p>57347</text:p>
          </table:table-cell>
          <table:table-cell office:value-type="float" office:value="58545" calcext:value-type="float">
            <text:p>58545</text:p>
          </table:table-cell>
          <table:table-cell office:value-type="float" office:value="57910" calcext:value-type="float">
            <text:p>57910</text:p>
          </table:table-cell>
          <table:table-cell office:value-type="float" office:value="1" calcext:value-type="float">
            <text:p>1</text:p>
          </table:table-cell>
          <table:table-cell table:formula="of:=[.A38]-[.B38]" office:value-type="float" office:value="1034" calcext:value-type="float">
            <text:p>1034</text:p>
          </table:table-cell>
          <table:table-cell table:formula="of:=[.A38]-[.C38]" office:value-type="float" office:value="1198" calcext:value-type="float">
            <text:p>119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79" calcext:value-type="float">
            <text:p>60479</text:p>
          </table:table-cell>
          <table:table-cell office:value-type="float" office:value="58069" calcext:value-type="float">
            <text:p>58069</text:p>
          </table:table-cell>
          <table:table-cell office:value-type="float" office:value="57631" calcext:value-type="float">
            <text:p>57631</text:p>
          </table:table-cell>
          <table:table-cell office:value-type="float" office:value="40" calcext:value-type="float">
            <text:p>40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74" calcext:value-type="float">
            <text:p>-2574</text:p>
          </table:table-cell>
          <table:table-cell table:formula="of:=[.A39]-[.D39]" office:value-type="float" office:value="-164" calcext:value-type="float">
            <text:p>-164</text:p>
          </table:table-cell>
          <table:table-cell table:formula="of:=[.A39]-[.E39]"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19" calcext:value-type="float">
            <text:p>57419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78" calcext:value-type="float">
            <text:p>58378</text:p>
          </table:table-cell>
          <table:table-cell office:value-type="float" office:value="59794" calcext:value-type="float">
            <text:p>59794</text:p>
          </table:table-cell>
          <table:table-cell office:value-type="float" office:value="57393" calcext:value-type="float">
            <text:p>57393</text:p>
          </table:table-cell>
          <table:table-cell office:value-type="float" office:value="58968" calcext:value-type="float">
            <text:p>58968</text:p>
          </table:table-cell>
          <table:table-cell office:value-type="float" office:value="2" calcext:value-type="float">
            <text:p>2</text:p>
          </table:table-cell>
          <table:table-cell table:formula="of:=[.A41]-[.B41]" office:value-type="float" office:value="-985" calcext:value-type="float">
            <text:p>-985</text:p>
          </table:table-cell>
          <table:table-cell table:formula="of:=[.A41]-[.C41]" office:value-type="float" office:value="-2401" calcext:value-type="float">
            <text:p>-2401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575" calcext:value-type="float">
            <text:p>-15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6" calcext:value-type="float">
            <text:p>57346</text:p>
          </table:table-cell>
          <table:table-cell office:value-type="float" office:value="7" calcext:value-type="float">
            <text:p>7</text:p>
          </table:table-cell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08" calcext:value-type="float">
            <text:p>57608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346" calcext:value-type="float">
            <text:p>134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9967" calcext:value-type="float">
            <text:p>59967</text:p>
          </table:table-cell>
          <table:table-cell office:value-type="float" office:value="60516" calcext:value-type="float">
            <text:p>60516</text:p>
          </table:table-cell>
          <table:table-cell office:value-type="float" office:value="59525" calcext:value-type="float">
            <text:p>59525</text:p>
          </table:table-cell>
          <table:table-cell office:value-type="float" office:value="18" calcext:value-type="float">
            <text:p>18</text:p>
          </table:table-cell>
          <table:table-cell table:formula="of:=[.A44]-[.B44]" office:value-type="float" office:value="0" calcext:value-type="float">
            <text:p>0</text:p>
          </table:table-cell>
          <table:table-cell table:formula="of:=[.A44]-[.C44]" office:value-type="float" office:value="-2587" calcext:value-type="float">
            <text:p>-2587</text:p>
          </table:table-cell>
          <table:table-cell table:formula="of:=[.A44]-[.D44]" office:value-type="float" office:value="-3136" calcext:value-type="float">
            <text:p>-3136</text:p>
          </table:table-cell>
          <table:table-cell table:formula="of:=[.A44]-[.E44]" office:value-type="float" office:value="-2145" calcext:value-type="float">
            <text:p>-214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657" calcext:value-type="float">
            <text:p>58657</text:p>
          </table:table-cell>
          <table:table-cell office:value-type="float" office:value="60747" calcext:value-type="float">
            <text:p>6074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3" calcext:value-type="float">
            <text:p>57363</text:p>
          </table:table-cell>
          <table:table-cell office:value-type="float" office:value="69" calcext:value-type="float">
            <text:p>69</text:p>
          </table:table-cell>
          <table:table-cell table:formula="of:=[.A45]-[.B45]" office:value-type="float" office:value="0" calcext:value-type="float">
            <text:p>0</text:p>
          </table:table-cell>
          <table:table-cell table:formula="of:=[.A45]-[.C45]" office:value-type="float" office:value="-2090" calcext:value-type="float">
            <text:p>-2090</text:p>
          </table:table-cell>
          <table:table-cell table:formula="of:=[.A45]-[.D45]" office:value-type="float" office:value="-1822" calcext:value-type="float">
            <text:p>-1822</text:p>
          </table:table-cell>
          <table:table-cell table:formula="of:=[.A45]-[.E45]" office:value-type="float" office:value="1294" calcext:value-type="float">
            <text:p>1294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85" calcext:value-type="float">
            <text:p>59785</text:p>
          </table:table-cell>
          <table:table-cell office:value-type="float" office:value="59029" calcext:value-type="float">
            <text:p>59029</text:p>
          </table:table-cell>
          <table:table-cell office:value-type="float" office:value="57475" calcext:value-type="float">
            <text:p>57475</text:p>
          </table:table-cell>
          <table:table-cell office:value-type="float" office:value="58671" calcext:value-type="float">
            <text:p>58671</text:p>
          </table:table-cell>
          <table:table-cell office:value-type="float" office:value="1" calcext:value-type="float">
            <text:p>1</text:p>
          </table:table-cell>
          <table:table-cell table:formula="of:=[.A46]-[.B46]" office:value-type="float" office:value="-2310" calcext:value-type="float">
            <text:p>-2310</text:p>
          </table:table-cell>
          <table:table-cell table:formula="of:=[.A46]-[.C46]" office:value-type="float" office:value="-1554" calcext:value-type="float">
            <text:p>-155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96" calcext:value-type="float">
            <text:p>-119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60" calcext:value-type="float">
            <text:p>57560</text:p>
          </table:table-cell>
          <table:table-cell office:value-type="float" office:value="57668" calcext:value-type="float">
            <text:p>57668</text:p>
          </table:table-cell>
          <table:table-cell office:value-type="float" office:value="57393" calcext:value-type="float">
            <text:p>57393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 table:formula="of:=[.A47]-[.B47]" office:value-type="float" office:value="-167" calcext:value-type="float">
            <text:p>-167</text:p>
          </table:table-cell>
          <table:table-cell table:formula="of:=[.A47]-[.C47]" office:value-type="float" office:value="-275" calcext:value-type="float">
            <text:p>-275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974" calcext:value-type="float">
            <text:p>-9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1" calcext:value-type="float">
            <text:p>6017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91" calcext:value-type="float">
            <text:p>-279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81" calcext:value-type="float">
            <text:p>57381</text:p>
          </table:table-cell>
          <table:table-cell office:value-type="float" office:value="59391" calcext:value-type="float">
            <text:p>59391</text:p>
          </table:table-cell>
          <table:table-cell office:value-type="float" office:value="57702" calcext:value-type="float">
            <text:p>57702</text:p>
          </table:table-cell>
          <table:table-cell office:value-type="float" office:value="58719" calcext:value-type="float">
            <text:p>58719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321" calcext:value-type="float">
            <text:p>321</text:p>
          </table:table-cell>
          <table:table-cell table:formula="of:=[.A49]-[.C49]" office:value-type="float" office:value="-1689" calcext:value-type="float">
            <text:p>-1689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017" calcext:value-type="float">
            <text:p>-1017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17" calcext:value-type="float">
            <text:p>57517</text:p>
          </table:table-cell>
          <table:table-cell office:value-type="float" office:value="57866" calcext:value-type="float">
            <text:p>57866</text:p>
          </table:table-cell>
          <table:table-cell office:value-type="float" office:value="57476" calcext:value-type="float">
            <text:p>57476</text:p>
          </table:table-cell>
          <table:table-cell office:value-type="float" office:value="60001" calcext:value-type="float">
            <text:p>60001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41" calcext:value-type="float">
            <text:p>-41</text:p>
          </table:table-cell>
          <table:table-cell table:formula="of:=[.A50]-[.C50]" office:value-type="float" office:value="-390" calcext:value-type="float">
            <text:p>-390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525" calcext:value-type="float">
            <text:p>-252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8527" calcext:value-type="float">
            <text:p>58527</text:p>
          </table:table-cell>
          <table:table-cell office:value-type="float" office:value="57380" calcext:value-type="float">
            <text:p>57380</text:p>
          </table:table-cell>
          <table:table-cell office:value-type="float" office:value="60806" calcext:value-type="float">
            <text:p>60806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-1243" calcext:value-type="float">
            <text:p>-1243</text:p>
          </table:table-cell>
          <table:table-cell table:formula="of:=[.A51]-[.C51]" office:value-type="float" office:value="-1147" calcext:value-type="float">
            <text:p>-114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26" calcext:value-type="float">
            <text:p>-342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79" calcext:value-type="float">
            <text:p>60479</text:p>
          </table:table-cell>
          <table:table-cell office:value-type="float" office:value="58931" calcext:value-type="float">
            <text:p>58931</text:p>
          </table:table-cell>
          <table:table-cell office:value-type="float" office:value="58779" calcext:value-type="float">
            <text:p>58779</text:p>
          </table:table-cell>
          <table:table-cell office:value-type="float" office:value="58180" calcext:value-type="float">
            <text:p>58180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-1700" calcext:value-type="float">
            <text:p>-1700</text:p>
          </table:table-cell>
          <table:table-cell table:formula="of:=[.A52]-[.C52]" office:value-type="float" office:value="-152" calcext:value-type="float">
            <text:p>-15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447" calcext:value-type="float">
            <text:p>59447</text:p>
          </table:table-cell>
          <table:table-cell office:value-type="float" office:value="60245" calcext:value-type="float">
            <text:p>60245</text:p>
          </table:table-cell>
          <table:table-cell office:value-type="float" office:value="57700" calcext:value-type="float">
            <text:p>57700</text:p>
          </table:table-cell>
          <table:table-cell office:value-type="float" office:value="60038" calcext:value-type="float">
            <text:p>60038</text:p>
          </table:table-cell>
          <table:table-cell office:value-type="float" office:value="1" calcext:value-type="float">
            <text:p>1</text:p>
          </table:table-cell>
          <table:table-cell table:formula="of:=[.A53]-[.B53]" office:value-type="float" office:value="-1747" calcext:value-type="float">
            <text:p>-1747</text:p>
          </table:table-cell>
          <table:table-cell table:formula="of:=[.A53]-[.C53]" office:value-type="float" office:value="-2545" calcext:value-type="float">
            <text:p>-254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338" calcext:value-type="float">
            <text:p>-2338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97" calcext:value-type="float">
            <text:p>60197</text:p>
          </table:table-cell>
          <table:table-cell office:value-type="float" office:value="60681" calcext:value-type="float">
            <text:p>60681</text:p>
          </table:table-cell>
          <table:table-cell office:value-type="float" office:value="57707" calcext:value-type="float">
            <text:p>57707</text:p>
          </table:table-cell>
          <table:table-cell office:value-type="float" office:value="60260" calcext:value-type="float">
            <text:p>60260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2490" calcext:value-type="float">
            <text:p>-2490</text:p>
          </table:table-cell>
          <table:table-cell table:formula="of:=[.A54]-[.C54]" office:value-type="float" office:value="-2974" calcext:value-type="float">
            <text:p>-297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53" calcext:value-type="float">
            <text:p>-2553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71" calcext:value-type="float">
            <text:p>60071</text:p>
          </table:table-cell>
          <table:table-cell office:value-type="float" office:value="57679" calcext:value-type="float">
            <text:p>57679</text:p>
          </table:table-cell>
          <table:table-cell office:value-type="float" office:value="57735" calcext:value-type="float">
            <text:p>57735</text:p>
          </table:table-cell>
          <table:table-cell office:value-type="float" office:value="60415" calcext:value-type="float">
            <text:p>60415</text:p>
          </table:table-cell>
          <table:table-cell office:value-type="float" office:value="3" calcext:value-type="float">
            <text:p>3</text:p>
          </table:table-cell>
          <table:table-cell table:formula="of:=[.A55]-[.B55]" office:value-type="float" office:value="-2336" calcext:value-type="float">
            <text:p>-2336</text:p>
          </table:table-cell>
          <table:table-cell table:formula="of:=[.A55]-[.C55]" office:value-type="float" office:value="56" calcext:value-type="float">
            <text:p>5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680" calcext:value-type="float">
            <text:p>-26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1" calcext:value-type="float">
            <text:p>57751</text:p>
          </table:table-cell>
          <table:table-cell office:value-type="float" office:value="58176" calcext:value-type="float">
            <text:p>581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860" calcext:value-type="float">
            <text:p>57860</text:p>
          </table:table-cell>
          <table:table-cell office:value-type="float" office:value="5" calcext:value-type="float">
            <text:p>5</text:p>
          </table:table-cell>
          <table:table-cell table:formula="of:=[.A56]-[.B56]" office:value-type="float" office:value="-371" calcext:value-type="float">
            <text:p>-371</text:p>
          </table:table-cell>
          <table:table-cell table:formula="of:=[.A56]-[.C56]" office:value-type="float" office:value="-796" calcext:value-type="float">
            <text:p>-796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480" calcext:value-type="float">
            <text:p>-480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47" calcext:value-type="float">
            <text:p>58047</text:p>
          </table:table-cell>
          <table:table-cell office:value-type="float" office:value="57753" calcext:value-type="float">
            <text:p>57753</text:p>
          </table:table-cell>
          <table:table-cell office:value-type="float" office:value="58649" calcext:value-type="float">
            <text:p>58649</text:p>
          </table:table-cell>
          <table:table-cell office:value-type="float" office:value="57417" calcext:value-type="float">
            <text:p>57417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602" calcext:value-type="float">
            <text:p>602</text:p>
          </table:table-cell>
          <table:table-cell table:formula="of:=[.A57]-[.C57]" office:value-type="float" office:value="896" calcext:value-type="float">
            <text:p>89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232" calcext:value-type="float">
            <text:p>123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60736" calcext:value-type="float">
            <text:p>60736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561" calcext:value-type="float">
            <text:p>-256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07" calcext:value-type="float">
            <text:p>59007</text:p>
          </table:table-cell>
          <table:table-cell office:value-type="float" office:value="60012" calcext:value-type="float">
            <text:p>60012</text:p>
          </table:table-cell>
          <table:table-cell office:value-type="float" office:value="57734" calcext:value-type="float">
            <text:p>57734</text:p>
          </table:table-cell>
          <table:table-cell office:value-type="float" office:value="60849" calcext:value-type="float">
            <text:p>60849</text:p>
          </table:table-cell>
          <table:table-cell office:value-type="float" office:value="5" calcext:value-type="float">
            <text:p>5</text:p>
          </table:table-cell>
          <table:table-cell table:formula="of:=[.A59]-[.B59]" office:value-type="float" office:value="-1273" calcext:value-type="float">
            <text:p>-1273</text:p>
          </table:table-cell>
          <table:table-cell table:formula="of:=[.A59]-[.C59]" office:value-type="float" office:value="-2278" calcext:value-type="float">
            <text:p>-227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115" calcext:value-type="float">
            <text:p>-311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919" calcext:value-type="float">
            <text:p>57919</text:p>
          </table:table-cell>
          <table:table-cell office:value-type="float" office:value="57433" calcext:value-type="float">
            <text:p>57433</text:p>
          </table:table-cell>
          <table:table-cell office:value-type="float" office:value="58160" calcext:value-type="float">
            <text:p>58160</text:p>
          </table:table-cell>
          <table:table-cell office:value-type="float" office:value="57730" calcext:value-type="float">
            <text:p>57730</text:p>
          </table:table-cell>
          <table:table-cell office:value-type="float" office:value="6" calcext:value-type="float">
            <text:p>6</text:p>
          </table:table-cell>
          <table:table-cell table:formula="of:=[.A60]-[.B60]" office:value-type="float" office:value="241" calcext:value-type="float">
            <text:p>241</text:p>
          </table:table-cell>
          <table:table-cell table:formula="of:=[.A60]-[.C60]" office:value-type="float" office:value="727" calcext:value-type="float">
            <text:p>727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891" calcext:value-type="float">
            <text:p>58891</text:p>
          </table:table-cell>
          <table:table-cell office:value-type="float" office:value="57432" calcext:value-type="float">
            <text:p>57432</text:p>
          </table:table-cell>
          <table:table-cell office:value-type="float" office:value="16" calcext:value-type="float">
            <text:p>16</text:p>
          </table:table-cell>
          <table:table-cell table:formula="of:=[.A61]-[.B61]" office:value-type="float" office:value="0" calcext:value-type="float">
            <text:p>0</text:p>
          </table:table-cell>
          <table:table-cell table:formula="of:=[.A61]-[.C61]" office:value-type="float" office:value="-394" calcext:value-type="float">
            <text:p>-394</text:p>
          </table:table-cell>
          <table:table-cell table:formula="of:=[.A61]-[.D61]" office:value-type="float" office:value="-1537" calcext:value-type="float">
            <text:p>-1537</text:p>
          </table:table-cell>
          <table:table-cell table:formula="of:=[.A61]-[.E61]" office:value-type="float" office:value="-78" calcext:value-type="float">
            <text:p>-7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8123" calcext:value-type="float">
            <text:p>58123</text:p>
          </table:table-cell>
          <table:table-cell office:value-type="float" office:value="59588" calcext:value-type="float">
            <text:p>59588</text:p>
          </table:table-cell>
          <table:table-cell office:value-type="float" office:value="57617" calcext:value-type="float">
            <text:p>57617</text:p>
          </table:table-cell>
          <table:table-cell office:value-type="float" office:value="41" calcext:value-type="float">
            <text:p>41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656" calcext:value-type="float">
            <text:p>656</text:p>
          </table:table-cell>
          <table:table-cell table:formula="of:=[.A62]-[.D62]" office:value-type="float" office:value="-809" calcext:value-type="float">
            <text:p>-809</text:p>
          </table:table-cell>
          <table:table-cell table:formula="of:=[.A62]-[.E62]" office:value-type="float" office:value="1162" calcext:value-type="float">
            <text:p>1162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432" calcext:value-type="float">
            <text:p>59432</text:p>
          </table:table-cell>
          <table:table-cell office:value-type="float" office:value="58625" calcext:value-type="float">
            <text:p>58625</text:p>
          </table:table-cell>
          <table:table-cell office:value-type="float" office:value="59721" calcext:value-type="float">
            <text:p>59721</text:p>
          </table:table-cell>
          <table:table-cell office:value-type="float" office:value="59012" calcext:value-type="float">
            <text:p>59012</text:p>
          </table:table-cell>
          <table:table-cell office:value-type="float" office:value="3" calcext:value-type="float">
            <text:p>3</text:p>
          </table:table-cell>
          <table:table-cell table:formula="of:=[.A63]-[.B63]" office:value-type="float" office:value="289" calcext:value-type="float">
            <text:p>289</text:p>
          </table:table-cell>
          <table:table-cell table:formula="of:=[.A63]-[.C63]" office:value-type="float" office:value="1096" calcext:value-type="float">
            <text:p>109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493" calcext:value-type="float">
            <text:p>57493</text:p>
          </table:table-cell>
          <table:table-cell office:value-type="float" office:value="60479" calcext:value-type="float">
            <text:p>60479</text:p>
          </table:table-cell>
          <table:table-cell office:value-type="float" office:value="60207" calcext:value-type="float">
            <text:p>60207</text:p>
          </table:table-cell>
          <table:table-cell office:value-type="float" office:value="58380" calcext:value-type="float">
            <text:p>58380</text:p>
          </table:table-cell>
          <table:table-cell office:value-type="float" office:value="33" calcext:value-type="float">
            <text:p>33</text:p>
          </table:table-cell>
          <table:table-cell table:formula="of:=[.A64]-[.B64]" office:value-type="float" office:value="0" calcext:value-type="float">
            <text:p>0</text:p>
          </table:table-cell>
          <table:table-cell table:formula="of:=[.A64]-[.C64]" office:value-type="float" office:value="-2986" calcext:value-type="float">
            <text:p>-2986</text:p>
          </table:table-cell>
          <table:table-cell table:formula="of:=[.A64]-[.D64]" office:value-type="float" office:value="-2714" calcext:value-type="float">
            <text:p>-2714</text:p>
          </table:table-cell>
          <table:table-cell table:formula="of:=[.A64]-[.E64]" office:value-type="float" office:value="-887" calcext:value-type="float">
            <text:p>-8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9433" calcext:value-type="float">
            <text:p>59433</text:p>
          </table:table-cell>
          <table:table-cell office:value-type="float" office:value="58977" calcext:value-type="float">
            <text:p>58977</text:p>
          </table:table-cell>
          <table:table-cell office:value-type="float" office:value="58498" calcext:value-type="float">
            <text:p>58498</text:p>
          </table:table-cell>
          <table:table-cell office:value-type="float" office:value="28" calcext:value-type="float">
            <text:p>28</text:p>
          </table:table-cell>
          <table:table-cell table:formula="of:=[.A65]-[.B65]" office:value-type="float" office:value="0" calcext:value-type="float">
            <text:p>0</text:p>
          </table:table-cell>
          <table:table-cell table:formula="of:=[.A65]-[.C65]" office:value-type="float" office:value="-2053" calcext:value-type="float">
            <text:p>-2053</text:p>
          </table:table-cell>
          <table:table-cell table:formula="of:=[.A65]-[.D65]" office:value-type="float" office:value="-1597" calcext:value-type="float">
            <text:p>-1597</text:p>
          </table:table-cell>
          <table:table-cell table:formula="of:=[.A65]-[.E65]" office:value-type="float" office:value="-1118" calcext:value-type="float">
            <text:p>-1118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223" calcext:value-type="float">
            <text:p>58223</text:p>
          </table:table-cell>
          <table:table-cell office:value-type="float" office:value="57921" calcext:value-type="float">
            <text:p>57921</text:p>
          </table:table-cell>
          <table:table-cell office:value-type="float" office:value="57399" calcext:value-type="float">
            <text:p>57399</text:p>
          </table:table-cell>
          <table:table-cell office:value-type="float" office:value="57368" calcext:value-type="float">
            <text:p>57368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824" calcext:value-type="float">
            <text:p>-824</text:p>
          </table:table-cell>
          <table:table-cell table:formula="of:=[.A66]-[.C66]" office:value-type="float" office:value="-522" calcext:value-type="float">
            <text:p>-52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533" calcext:value-type="float">
            <text:p>59533</text:p>
          </table:table-cell>
          <table:table-cell office:value-type="float" office:value="58015" calcext:value-type="float">
            <text:p>58015</text:p>
          </table:table-cell>
          <table:table-cell office:value-type="float" office:value="57397" calcext:value-type="float">
            <text:p>57397</text:p>
          </table:table-cell>
          <table:table-cell office:value-type="float" office:value="58948" calcext:value-type="float">
            <text:p>58948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2136" calcext:value-type="float">
            <text:p>-2136</text:p>
          </table:table-cell>
          <table:table-cell table:formula="of:=[.A67]-[.C67]" office:value-type="float" office:value="-618" calcext:value-type="float">
            <text:p>-61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51" calcext:value-type="float">
            <text:p>-15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8" calcext:value-type="float">
            <text:p>57398</text:p>
          </table:table-cell>
          <table:table-cell office:value-type="float" office:value="58540" calcext:value-type="float">
            <text:p>58540</text:p>
          </table:table-cell>
          <table:table-cell office:value-type="float" office:value="59434" calcext:value-type="float">
            <text:p>59434</text:p>
          </table:table-cell>
          <table:table-cell office:value-type="float" office:value="59391" calcext:value-type="float">
            <text:p>59391</text:p>
          </table:table-cell>
          <table:table-cell office:value-type="float" office:value="35" calcext:value-type="float">
            <text:p>35</text:p>
          </table:table-cell>
          <table:table-cell table:formula="of:=[.A68]-[.B68]" office:value-type="float" office:value="0" calcext:value-type="float">
            <text:p>0</text:p>
          </table:table-cell>
          <table:table-cell table:formula="of:=[.A68]-[.C68]" office:value-type="float" office:value="-1142" calcext:value-type="float">
            <text:p>-1142</text:p>
          </table:table-cell>
          <table:table-cell table:formula="of:=[.A68]-[.D68]" office:value-type="float" office:value="-2036" calcext:value-type="float">
            <text:p>-2036</text:p>
          </table:table-cell>
          <table:table-cell table:formula="of:=[.A68]-[.E68]" office:value-type="float" office:value="-1993" calcext:value-type="float">
            <text:p>-199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60051" calcext:value-type="float">
            <text:p>60051</text:p>
          </table:table-cell>
          <table:table-cell office:value-type="float" office:value="4" calcext:value-type="float">
            <text:p>4</text:p>
          </table:table-cell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638" calcext:value-type="float">
            <text:p>-263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9436" calcext:value-type="float">
            <text:p>59436</text:p>
          </table:table-cell>
          <table:table-cell office:value-type="float" office:value="60262" calcext:value-type="float">
            <text:p>60262</text:p>
          </table:table-cell>
          <table:table-cell office:value-type="float" office:value="25" calcext:value-type="float">
            <text:p>25</text:p>
          </table:table-cell>
          <table:table-cell table:formula="of:=[.A70]-[.B70]" office:value-type="float" office:value="0" calcext:value-type="float">
            <text:p>0</text:p>
          </table:table-cell>
          <table:table-cell table:formula="of:=[.A70]-[.C70]" office:value-type="float" office:value="-2808" calcext:value-type="float">
            <text:p>-2808</text:p>
          </table:table-cell>
          <table:table-cell table:formula="of:=[.A70]-[.D70]" office:value-type="float" office:value="-2082" calcext:value-type="float">
            <text:p>-2082</text:p>
          </table:table-cell>
          <table:table-cell table:formula="of:=[.A70]-[.E70]" office:value-type="float" office:value="-2908" calcext:value-type="float">
            <text:p>-290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3" calcext:value-type="float">
            <text:p>60043</text:p>
          </table:table-cell>
          <table:table-cell office:value-type="float" office:value="60261" calcext:value-type="float">
            <text:p>60261</text:p>
          </table:table-cell>
          <table:table-cell office:value-type="float" office:value="61439" calcext:value-type="float">
            <text:p>61439</text:p>
          </table:table-cell>
          <table:table-cell office:value-type="float" office:value="59746" calcext:value-type="float">
            <text:p>59746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1396" calcext:value-type="float">
            <text:p>1396</text:p>
          </table:table-cell>
          <table:table-cell table:formula="of:=[.A71]-[.C71]" office:value-type="float" office:value="1178" calcext:value-type="float">
            <text:p>1178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693" calcext:value-type="float">
            <text:p>169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13" calcext:value-type="float">
            <text:p>13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7" calcext:value-type="float">
            <text:p>57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185714285714286" calcext:value-type="float">
            <text:p>0.185714285714286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814285714285714" calcext:value-type="float">
            <text:p>0.814285714285714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</table:table>
      <table:table table:name="10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656" calcext:value-type="float">
            <text:p>58656</text:p>
          </table:table-cell>
          <table:table-cell office:value-type="float" office:value="58688" calcext:value-type="float">
            <text:p>58688</text:p>
          </table:table-cell>
          <table:table-cell office:value-type="float" office:value="57472" calcext:value-type="float">
            <text:p>57472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32" calcext:value-type="float">
            <text:p>32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1216" calcext:value-type="float">
            <text:p>1216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9399" calcext:value-type="float">
            <text:p>159399</text:p>
          </table:table-cell>
          <table:table-cell office:value-type="float" office:value="18979" calcext:value-type="float">
            <text:p>18979</text:p>
          </table:table-cell>
          <table:table-cell office:value-type="float" office:value="70" calcext:value-type="float">
            <text:p>70</text:p>
          </table:table-cell>
          <table:table-cell office:value-type="float" office:value="38998" calcext:value-type="float">
            <text:p>38998</text:p>
          </table:table-cell>
          <table:table-cell office:value-type="float" office:value="2729847" calcext:value-type="float">
            <text:p>2729847</text:p>
          </table:table-cell>
          <table:table-cell office:value-type="float" office:value="65234" calcext:value-type="float">
            <text:p>65234</text:p>
          </table:table-cell>
          <table:table-cell office:value-type="float" office:value="10556" calcext:value-type="float">
            <text:p>10556</text:p>
          </table:table-cell>
          <table:table-cell office:value-type="float" office:value="65134" calcext:value-type="float">
            <text:p>65134</text:p>
          </table:table-cell>
          <table:table-cell office:value-type="float" office:value="33318" calcext:value-type="float">
            <text:p>33318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213" calcext:value-type="float">
            <text:p>58213</text:p>
          </table:table-cell>
          <table:table-cell office:value-type="float" office:value="60095" calcext:value-type="float">
            <text:p>60095</text:p>
          </table:table-cell>
          <table:table-cell office:value-type="float" office:value="57477" calcext:value-type="float">
            <text:p>57477</text:p>
          </table:table-cell>
          <table:table-cell office:value-type="float" office:value="57385" calcext:value-type="float">
            <text:p>57385</text:p>
          </table:table-cell>
          <table:table-cell office:value-type="float" office:value="5" calcext:value-type="float">
            <text:p>5</text:p>
          </table:table-cell>
          <table:table-cell table:formula="of:=[.A3]-[.B3]" office:value-type="float" office:value="-736" calcext:value-type="float">
            <text:p>-736</text:p>
          </table:table-cell>
          <table:table-cell table:formula="of:=[.A3]-[.C3]" office:value-type="float" office:value="-2618" calcext:value-type="float">
            <text:p>-261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9399" calcext:value-type="float">
            <text:p>159399</text:p>
          </table:table-cell>
          <table:table-cell office:value-type="float" office:value="19209" calcext:value-type="float">
            <text:p>19209</text:p>
          </table:table-cell>
          <table:table-cell office:value-type="float" office:value="70" calcext:value-type="float">
            <text:p>70</text:p>
          </table:table-cell>
          <table:table-cell office:value-type="float" office:value="39028" calcext:value-type="float">
            <text:p>39028</text:p>
          </table:table-cell>
          <table:table-cell office:value-type="float" office:value="2732126" calcext:value-type="float">
            <text:p>2732126</text:p>
          </table:table-cell>
          <table:table-cell office:value-type="float" office:value="65234" calcext:value-type="float">
            <text:p>65234</text:p>
          </table:table-cell>
          <table:table-cell office:value-type="float" office:value="10545" calcext:value-type="float">
            <text:p>10545</text:p>
          </table:table-cell>
          <table:table-cell office:value-type="float" office:value="65134" calcext:value-type="float">
            <text:p>65134</text:p>
          </table:table-cell>
          <table:table-cell office:value-type="float" office:value="33377" calcext:value-type="float">
            <text:p>3337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97" calcext:value-type="float">
            <text:p>60497</text:p>
          </table:table-cell>
          <table:table-cell office:value-type="float" office:value="59789" calcext:value-type="float">
            <text:p>59789</text:p>
          </table:table-cell>
          <table:table-cell office:value-type="float" office:value="57380" calcext:value-type="float">
            <text:p>57380</text:p>
          </table:table-cell>
          <table:table-cell office:value-type="float" office:value="60735" calcext:value-type="float">
            <text:p>60735</text:p>
          </table:table-cell>
          <table:table-cell office:value-type="float" office:value="1" calcext:value-type="float">
            <text:p>1</text:p>
          </table:table-cell>
          <table:table-cell table:formula="of:=[.A4]-[.B4]" office:value-type="float" office:value="-3117" calcext:value-type="float">
            <text:p>-3117</text:p>
          </table:table-cell>
          <table:table-cell table:formula="of:=[.A4]-[.C4]" office:value-type="float" office:value="-2409" calcext:value-type="float">
            <text:p>-240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355" calcext:value-type="float">
            <text:p>-3355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4" calcext:value-type="float">
            <text:p>60034</text:p>
          </table:table-cell>
          <table:table-cell office:value-type="float" office:value="59926" calcext:value-type="float">
            <text:p>59926</text:p>
          </table:table-cell>
          <table:table-cell office:value-type="float" office:value="58932" calcext:value-type="float">
            <text:p>58932</text:p>
          </table:table-cell>
          <table:table-cell office:value-type="float" office:value="59775" calcext:value-type="float">
            <text:p>59775</text:p>
          </table:table-cell>
          <table:table-cell office:value-type="float" office:value="2" calcext:value-type="float">
            <text:p>2</text:p>
          </table:table-cell>
          <table:table-cell table:formula="of:=[.A5]-[.B5]" office:value-type="float" office:value="-1102" calcext:value-type="float">
            <text:p>-1102</text:p>
          </table:table-cell>
          <table:table-cell table:formula="of:=[.A5]-[.C5]" office:value-type="float" office:value="-994" calcext:value-type="float">
            <text:p>-994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843" calcext:value-type="float">
            <text:p>-843</text:p>
          </table:table-cell>
          <table:table-cell table:number-columns-repeated="3"/>
          <table:table-cell table:formula="of:=AVERAGE([.N2:.N3])" office:value-type="float" office:value="159399" calcext:value-type="float">
            <text:p>159399</text:p>
          </table:table-cell>
          <table:table-cell table:formula="of:=AVERAGE([.O2:.O3])" office:value-type="float" office:value="19094" calcext:value-type="float">
            <text:p>19094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9013" calcext:value-type="float">
            <text:p>39013</text:p>
          </table:table-cell>
          <table:table-cell table:formula="of:=AVERAGE([.R2:.R3])" office:value-type="float" office:value="2730986.5" calcext:value-type="float">
            <text:p>2730986.5</text:p>
          </table:table-cell>
          <table:table-cell table:formula="of:=AVERAGE([.S2:.S3])" office:value-type="float" office:value="65234" calcext:value-type="float">
            <text:p>65234</text:p>
          </table:table-cell>
          <table:table-cell table:formula="of:=AVERAGE([.T2:.T3])" office:value-type="float" office:value="10550.5" calcext:value-type="float">
            <text:p>10550.5</text:p>
          </table:table-cell>
          <table:table-cell table:formula="of:=AVERAGE([.U2:.U3])" office:value-type="float" office:value="65134" calcext:value-type="float">
            <text:p>65134</text:p>
          </table:table-cell>
          <table:table-cell table:formula="of:=AVERAGE([.V2:.V3])" office:value-type="float" office:value="33347.5" calcext:value-type="float">
            <text:p>33347.5</text:p>
          </table:table-cell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60544" calcext:value-type="float">
            <text:p>60544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45" calcext:value-type="float">
            <text:p>-2845</text:p>
          </table:table-cell>
          <table:table-cell table:number-columns-repeated="3"/>
          <table:table-cell office:value-type="float" office:value="129663" calcext:value-type="float">
            <text:p>129663</text:p>
          </table:table-cell>
          <table:table-cell office:value-type="float" office:value="10786.5" calcext:value-type="float">
            <text:p>10786.5</text:p>
          </table:table-cell>
          <table:table-cell office:value-type="float" office:value="70" calcext:value-type="float">
            <text:p>70</text:p>
          </table:table-cell>
          <table:table-cell office:value-type="float" office:value="15884" calcext:value-type="float">
            <text:p>15884</text:p>
          </table:table-cell>
          <table:table-cell office:value-type="float" office:value="1112128.5" calcext:value-type="float">
            <text:p>1112128.5</text:p>
          </table:table-cell>
          <table:table-cell office:value-type="float" office:value="26515" calcext:value-type="float">
            <text:p>26515</text:p>
          </table:table-cell>
          <table:table-cell office:value-type="float" office:value="10488.5" calcext:value-type="float">
            <text:p>10488.5</text:p>
          </table:table-cell>
          <table:table-cell office:value-type="float" office:value="26415" calcext:value-type="float">
            <text:p>26415</text:p>
          </table:table-cell>
          <table:table-cell office:value-type="float" office:value="33376.5" calcext:value-type="float">
            <text:p>33376.5</text:p>
          </table:table-cell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2" calcext:value-type="float">
            <text:p>57352</text:p>
          </table:table-cell>
          <table:table-cell office:value-type="float" office:value="57989" calcext:value-type="float">
            <text:p>57989</text:p>
          </table:table-cell>
          <table:table-cell office:value-type="float" office:value="30" calcext:value-type="float">
            <text:p>30</text:p>
          </table:table-cell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-3444" calcext:value-type="float">
            <text:p>-3444</text:p>
          </table:table-cell>
          <table:table-cell table:formula="of:=[.A7]-[.D7]" office:value-type="float" office:value="643" calcext:value-type="float">
            <text:p>643</text:p>
          </table:table-cell>
          <table:table-cell table:formula="of:=[.A7]-[.E7]" office:value-type="float" office:value="6" calcext:value-type="float">
            <text:p>6</text:p>
          </table:table-cell>
          <table:table-cell table:number-columns-repeated="3"/>
          <table:table-cell office:value-type="float" office:value="157089" calcext:value-type="float">
            <text:p>157089</text:p>
          </table:table-cell>
          <table:table-cell office:value-type="float" office:value="7428" calcext:value-type="float">
            <text:p>7428</text:p>
          </table:table-cell>
          <table:table-cell office:value-type="float" office:value="70" calcext:value-type="float">
            <text:p>70</text:p>
          </table:table-cell>
          <table:table-cell office:value-type="float" office:value="10727.5" calcext:value-type="float">
            <text:p>10727.5</text:p>
          </table:table-cell>
          <table:table-cell office:value-type="float" office:value="751150" calcext:value-type="float">
            <text:p>751150</text:p>
          </table:table-cell>
          <table:table-cell office:value-type="float" office:value="17870" calcext:value-type="float">
            <text:p>17870</text:p>
          </table:table-cell>
          <table:table-cell office:value-type="float" office:value="10418.5" calcext:value-type="float">
            <text:p>10418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314" calcext:value-type="float">
            <text:p>33314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538" calcext:value-type="float">
            <text:p>-538</text:p>
          </table:table-cell>
          <table:table-cell table:number-columns-repeated="3"/>
          <table:table-cell office:value-type="float" office:value="148400" calcext:value-type="float">
            <text:p>148400</text:p>
          </table:table-cell>
          <table:table-cell office:value-type="float" office:value="6435" calcext:value-type="float">
            <text:p>6435</text:p>
          </table:table-cell>
          <table:table-cell office:value-type="float" office:value="70" calcext:value-type="float">
            <text:p>70</text:p>
          </table:table-cell>
          <table:table-cell office:value-type="float" office:value="8140" calcext:value-type="float">
            <text:p>8140</text:p>
          </table:table-cell>
          <table:table-cell office:value-type="float" office:value="569818" calcext:value-type="float">
            <text:p>569818</text:p>
          </table:table-cell>
          <table:table-cell office:value-type="float" office:value="13540" calcext:value-type="float">
            <text:p>13540</text:p>
          </table:table-cell>
          <table:table-cell office:value-type="float" office:value="10453.5" calcext:value-type="float">
            <text:p>10453.5</text:p>
          </table:table-cell>
          <table:table-cell office:value-type="float" office:value="13440" calcext:value-type="float">
            <text:p>13440</text:p>
          </table:table-cell>
          <table:table-cell office:value-type="float" office:value="33319.5" calcext:value-type="float">
            <text:p>33319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58912" calcext:value-type="float">
            <text:p>58912</text:p>
          </table:table-cell>
          <table:table-cell office:value-type="float" office:value="6" calcext:value-type="float">
            <text:p>6</text:p>
          </table:table-cell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164" calcext:value-type="float">
            <text:p>-1164</text:p>
          </table:table-cell>
          <table:table-cell table:number-columns-repeated="3"/>
          <table:table-cell office:value-type="float" office:value="159563" calcext:value-type="float">
            <text:p>159563</text:p>
          </table:table-cell>
          <table:table-cell office:value-type="float" office:value="5737.5" calcext:value-type="float">
            <text:p>5737.5</text:p>
          </table:table-cell>
          <table:table-cell office:value-type="float" office:value="70" calcext:value-type="float">
            <text:p>70</text:p>
          </table:table-cell>
          <table:table-cell office:value-type="float" office:value="6670.5" calcext:value-type="float">
            <text:p>6670.5</text:p>
          </table:table-cell>
          <table:table-cell office:value-type="float" office:value="466923.5" calcext:value-type="float">
            <text:p>466923.5</text:p>
          </table:table-cell>
          <table:table-cell office:value-type="float" office:value="11066" calcext:value-type="float">
            <text:p>11066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966" calcext:value-type="float">
            <text:p>10966</text:p>
          </table:table-cell>
          <table:table-cell office:value-type="float" office:value="33908" calcext:value-type="float">
            <text:p>33908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60063" calcext:value-type="float">
            <text:p>60063</text:p>
          </table:table-cell>
          <table:table-cell office:value-type="float" office:value="4" calcext:value-type="float">
            <text:p>4</text:p>
          </table:table-cell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303" calcext:value-type="float">
            <text:p>-2303</text:p>
          </table:table-cell>
          <table:table-cell table:number-columns-repeated="3"/>
          <table:table-cell office:value-type="float" office:value="117459" calcext:value-type="float">
            <text:p>117459</text:p>
          </table:table-cell>
          <table:table-cell office:value-type="float" office:value="5178.5" calcext:value-type="float">
            <text:p>5178.5</text:p>
          </table:table-cell>
          <table:table-cell office:value-type="float" office:value="70" calcext:value-type="float">
            <text:p>70</text:p>
          </table:table-cell>
          <table:table-cell office:value-type="float" office:value="3523" calcext:value-type="float">
            <text:p>3523</text:p>
          </table:table-cell>
          <table:table-cell office:value-type="float" office:value="246517" calcext:value-type="float">
            <text:p>246517</text:p>
          </table:table-cell>
          <table:table-cell office:value-type="float" office:value="5770" calcext:value-type="float">
            <text:p>5770</text:p>
          </table:table-cell>
          <table:table-cell office:value-type="float" office:value="10331" calcext:value-type="float">
            <text:p>10331</text:p>
          </table:table-cell>
          <table:table-cell office:value-type="float" office:value="5670" calcext:value-type="float">
            <text:p>5670</text:p>
          </table:table-cell>
          <table:table-cell office:value-type="float" office:value="33404.5" calcext:value-type="float">
            <text:p>33404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138" calcext:value-type="float">
            <text:p>58138</text:p>
          </table:table-cell>
          <table:table-cell office:value-type="float" office:value="60415" calcext:value-type="float">
            <text:p>60415</text:p>
          </table:table-cell>
          <table:table-cell office:value-type="float" office:value="57484" calcext:value-type="float">
            <text:p>57484</text:p>
          </table:table-cell>
          <table:table-cell office:value-type="float" office:value="57993" calcext:value-type="float">
            <text:p>57993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654" calcext:value-type="float">
            <text:p>-654</text:p>
          </table:table-cell>
          <table:table-cell table:formula="of:=[.A11]-[.C11]" office:value-type="float" office:value="-2931" calcext:value-type="float">
            <text:p>-2931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509" calcext:value-type="float">
            <text:p>-509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254" calcext:value-type="float">
            <text:p>5254</text:p>
          </table:table-cell>
          <table:table-cell office:value-type="float" office:value="70" calcext:value-type="float">
            <text:p>70</text:p>
          </table:table-cell>
          <table:table-cell office:value-type="float" office:value="3549.5" calcext:value-type="float">
            <text:p>3549.5</text:p>
          </table:table-cell>
          <table:table-cell office:value-type="float" office:value="248527.5" calcext:value-type="float">
            <text:p>248527.5</text:p>
          </table:table-cell>
          <table:table-cell office:value-type="float" office:value="5789" calcext:value-type="float">
            <text:p>5789</text:p>
          </table:table-cell>
          <table:table-cell office:value-type="float" office:value="9979" calcext:value-type="float">
            <text:p>9979</text:p>
          </table:table-cell>
          <table:table-cell office:value-type="float" office:value="5689" calcext:value-type="float">
            <text:p>5689</text:p>
          </table:table-cell>
          <table:table-cell office:value-type="float" office:value="33706.5" calcext:value-type="float">
            <text:p>33706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31" calcext:value-type="float">
            <text:p>58431</text:p>
          </table:table-cell>
          <table:table-cell office:value-type="float" office:value="58074" calcext:value-type="float">
            <text:p>58074</text:p>
          </table:table-cell>
          <table:table-cell office:value-type="float" office:value="57380" calcext:value-type="float">
            <text:p>57380</text:p>
          </table:table-cell>
          <table:table-cell office:value-type="float" office:value="57689" calcext:value-type="float">
            <text:p>57689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1051" calcext:value-type="float">
            <text:p>-1051</text:p>
          </table:table-cell>
          <table:table-cell table:formula="of:=[.A12]-[.C12]" office:value-type="float" office:value="-694" calcext:value-type="float">
            <text:p>-69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09" calcext:value-type="float">
            <text:p>-309</text:p>
          </table:table-cell>
          <table:table-cell table:number-columns-repeated="3"/>
          <table:table-cell office:value-type="float" office:value="145831" calcext:value-type="float">
            <text:p>145831</text:p>
          </table:table-cell>
          <table:table-cell office:value-type="float" office:value="5039" calcext:value-type="float">
            <text:p>5039</text:p>
          </table:table-cell>
          <table:table-cell office:value-type="float" office:value="70" calcext:value-type="float">
            <text:p>70</text:p>
          </table:table-cell>
          <table:table-cell office:value-type="float" office:value="3594" calcext:value-type="float">
            <text:p>3594</text:p>
          </table:table-cell>
          <table:table-cell office:value-type="float" office:value="251718.5" calcext:value-type="float">
            <text:p>251718.5</text:p>
          </table:table-cell>
          <table:table-cell office:value-type="float" office:value="5867" calcext:value-type="float">
            <text:p>5867</text:p>
          </table:table-cell>
          <table:table-cell office:value-type="float" office:value="10278" calcext:value-type="float">
            <text:p>10278</text:p>
          </table:table-cell>
          <table:table-cell office:value-type="float" office:value="5767" calcext:value-type="float">
            <text:p>5767</text:p>
          </table:table-cell>
          <table:table-cell office:value-type="float" office:value="33445" calcext:value-type="float">
            <text:p>3344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04" calcext:value-type="float">
            <text:p>58904</text:p>
          </table:table-cell>
          <table:table-cell office:value-type="float" office:value="57906" calcext:value-type="float">
            <text:p>57906</text:p>
          </table:table-cell>
          <table:table-cell office:value-type="float" office:value="59435" calcext:value-type="float">
            <text:p>5943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531" calcext:value-type="float">
            <text:p>531</text:p>
          </table:table-cell>
          <table:table-cell table:formula="of:=[.A13]-[.C13]" office:value-type="float" office:value="1529" calcext:value-type="float">
            <text:p>1529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2004" calcext:value-type="float">
            <text:p>-200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5595" calcext:value-type="float">
            <text:p>5595</text:p>
          </table:table-cell>
          <table:table-cell office:value-type="float" office:value="70" calcext:value-type="float">
            <text:p>70</text:p>
          </table:table-cell>
          <table:table-cell office:value-type="float" office:value="2723" calcext:value-type="float">
            <text:p>2723</text:p>
          </table:table-cell>
          <table:table-cell office:value-type="float" office:value="190725.5" calcext:value-type="float">
            <text:p>190725.5</text:p>
          </table:table-cell>
          <table:table-cell office:value-type="float" office:value="4296" calcext:value-type="float">
            <text:p>4296</text:p>
          </table:table-cell>
          <table:table-cell office:value-type="float" office:value="10079" calcext:value-type="float">
            <text:p>10079</text:p>
          </table:table-cell>
          <table:table-cell office:value-type="float" office:value="4196" calcext:value-type="float">
            <text:p>41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99" calcext:value-type="float">
            <text:p>59999</text:p>
          </table:table-cell>
          <table:table-cell office:value-type="float" office:value="59953" calcext:value-type="float">
            <text:p>59953</text:p>
          </table:table-cell>
          <table:table-cell office:value-type="float" office:value="57922" calcext:value-type="float">
            <text:p>57922</text:p>
          </table:table-cell>
          <table:table-cell office:value-type="float" office:value="59096" calcext:value-type="float">
            <text:p>59096</text:p>
          </table:table-cell>
          <table:table-cell office:value-type="float" office:value="6" calcext:value-type="float">
            <text:p>6</text:p>
          </table:table-cell>
          <table:table-cell table:formula="of:=[.A14]-[.B14]" office:value-type="float" office:value="-2077" calcext:value-type="float">
            <text:p>-2077</text:p>
          </table:table-cell>
          <table:table-cell table:formula="of:=[.A14]-[.C14]" office:value-type="float" office:value="-2031" calcext:value-type="float">
            <text:p>-203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174" calcext:value-type="float">
            <text:p>-1174</text:p>
          </table:table-cell>
          <table:table-cell table:number-columns-repeated="3"/>
          <table:table-cell office:value-type="float" office:value="163776" calcext:value-type="float">
            <text:p>163776</text:p>
          </table:table-cell>
          <table:table-cell office:value-type="float" office:value="5050.5" calcext:value-type="float">
            <text:p>5050.5</text:p>
          </table:table-cell>
          <table:table-cell office:value-type="float" office:value="70" calcext:value-type="float">
            <text:p>70</text:p>
          </table:table-cell>
          <table:table-cell office:value-type="float" office:value="3102.5" calcext:value-type="float">
            <text:p>3102.5</text:p>
          </table:table-cell>
          <table:table-cell office:value-type="float" office:value="217606.5" calcext:value-type="float">
            <text:p>217606.5</text:p>
          </table:table-cell>
          <table:table-cell office:value-type="float" office:value="4996" calcext:value-type="float">
            <text:p>4996</text:p>
          </table:table-cell>
          <table:table-cell office:value-type="float" office:value="10028" calcext:value-type="float">
            <text:p>10028</text:p>
          </table:table-cell>
          <table:table-cell office:value-type="float" office:value="4896" calcext:value-type="float">
            <text:p>4896</text:p>
          </table:table-cell>
          <table:table-cell office:value-type="float" office:value="33751" calcext:value-type="float">
            <text:p>33751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59442" calcext:value-type="float">
            <text:p>59442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59" calcext:value-type="float">
            <text:p>-1659</text:p>
          </table:table-cell>
          <table:table-cell table:number-columns-repeated="3"/>
          <table:table-cell office:value-type="float" office:value="158429" calcext:value-type="float">
            <text:p>158429</text:p>
          </table:table-cell>
          <table:table-cell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  <table:table-cell office:value-type="float" office:value="2579" calcext:value-type="float">
            <text:p>2579</text:p>
          </table:table-cell>
          <table:table-cell office:value-type="float" office:value="180540" calcext:value-type="float">
            <text:p>180540</text:p>
          </table:table-cell>
          <table:table-cell office:value-type="float" office:value="4111" calcext:value-type="float">
            <text:p>4111</text:p>
          </table:table-cell>
          <table:table-cell office:value-type="float" office:value="10194" calcext:value-type="float">
            <text:p>10194</text:p>
          </table:table-cell>
          <table:table-cell office:value-type="float" office:value="4011" calcext:value-type="float">
            <text:p>4011</text:p>
          </table:table-cell>
          <table:table-cell office:value-type="float" office:value="33579" calcext:value-type="float">
            <text:p>33579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58944" calcext:value-type="float">
            <text:p>58944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783" calcext:value-type="float">
            <text:p>-783</text:p>
          </table:table-cell>
          <table:table-cell table:number-columns-repeated="3"/>
          <table:table-cell office:value-type="float" office:value="170763" calcext:value-type="float">
            <text:p>170763</text:p>
          </table:table-cell>
          <table:table-cell office:value-type="float" office:value="4583" calcext:value-type="float">
            <text:p>4583</text:p>
          </table:table-cell>
          <table:table-cell office:value-type="float" office:value="71" calcext:value-type="float">
            <text:p>71</text:p>
          </table:table-cell>
          <table:table-cell office:value-type="float" office:value="2191" calcext:value-type="float">
            <text:p>2191</text:p>
          </table:table-cell>
          <table:table-cell office:value-type="float" office:value="155483" calcext:value-type="float">
            <text:p>155483</text:p>
          </table:table-cell>
          <table:table-cell office:value-type="float" office:value="3524" calcext:value-type="float">
            <text:p>3524</text:p>
          </table:table-cell>
          <table:table-cell office:value-type="float" office:value="10198" calcext:value-type="float">
            <text:p>10198</text:p>
          </table:table-cell>
          <table:table-cell office:value-type="float" office:value="3424" calcext:value-type="float">
            <text:p>3424</text:p>
          </table:table-cell>
          <table:table-cell office:value-type="float" office:value="33604" calcext:value-type="float">
            <text:p>33604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580" calcext:value-type="float">
            <text:p>60580</text:p>
          </table:table-cell>
          <table:table-cell office:value-type="float" office:value="60439" calcext:value-type="float">
            <text:p>60439</text:p>
          </table:table-cell>
          <table:table-cell office:value-type="float" office:value="57485" calcext:value-type="float">
            <text:p>57485</text:p>
          </table:table-cell>
          <table:table-cell office:value-type="float" office:value="57553" calcext:value-type="float">
            <text:p>57553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3095" calcext:value-type="float">
            <text:p>-3095</text:p>
          </table:table-cell>
          <table:table-cell table:formula="of:=[.A17]-[.C17]" office:value-type="float" office:value="-2954" calcext:value-type="float">
            <text:p>-295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68" calcext:value-type="float">
            <text:p>-68</text:p>
          </table:table-cell>
          <table:table-cell table:number-columns-repeated="3"/>
          <table:table-cell office:value-type="float" office:value="143572" calcext:value-type="float">
            <text:p>143572</text:p>
          </table:table-cell>
          <table:table-cell office:value-type="float" office:value="4591.5" calcext:value-type="float">
            <text:p>4591.5</text:p>
          </table:table-cell>
          <table:table-cell office:value-type="float" office:value="70" calcext:value-type="float">
            <text:p>70</text:p>
          </table:table-cell>
          <table:table-cell office:value-type="float" office:value="1527.5" calcext:value-type="float">
            <text:p>1527.5</text:p>
          </table:table-cell>
          <table:table-cell office:value-type="float" office:value="106793.5" calcext:value-type="float">
            <text:p>106793.5</text:p>
          </table:table-cell>
          <table:table-cell office:value-type="float" office:value="2331" calcext:value-type="float">
            <text:p>2331</text:p>
          </table:table-cell>
          <table:table-cell office:value-type="float" office:value="10107.5" calcext:value-type="float">
            <text:p>10107.5</text:p>
          </table:table-cell>
          <table:table-cell office:value-type="float" office:value="2231" calcext:value-type="float">
            <text:p>2231</text:p>
          </table:table-cell>
          <table:table-cell office:value-type="float" office:value="33793.5" calcext:value-type="float">
            <text:p>33793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60704" calcext:value-type="float">
            <text:p>60704</text:p>
          </table:table-cell>
          <table:table-cell office:value-type="float" office:value="4" calcext:value-type="float">
            <text:p>4</text:p>
          </table:table-cell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324" calcext:value-type="float">
            <text:p>-3324</text:p>
          </table:table-cell>
          <table:table-cell table:number-columns-repeated="3"/>
          <table:table-cell office:value-type="float" office:value="160777.5" calcext:value-type="float">
            <text:p>160777.5</text:p>
          </table:table-cell>
          <table:table-cell office:value-type="float" office:value="3489" calcext:value-type="float">
            <text:p>3489</text:p>
          </table:table-cell>
          <table:table-cell office:value-type="float" office:value="72.5" calcext:value-type="float">
            <text:p>72.5</text:p>
          </table:table-cell>
          <table:table-cell office:value-type="float" office:value="1063" calcext:value-type="float">
            <text:p>1063</text:p>
          </table:table-cell>
          <table:table-cell office:value-type="float" office:value="77267" calcext:value-type="float">
            <text:p>77267</text:p>
          </table:table-cell>
          <table:table-cell office:value-type="float" office:value="1753" calcext:value-type="float">
            <text:p>1753</text:p>
          </table:table-cell>
          <table:table-cell office:value-type="float" office:value="10180" calcext:value-type="float">
            <text:p>10180</text:p>
          </table:table-cell>
          <table:table-cell office:value-type="float" office:value="1653" calcext:value-type="float">
            <text:p>1653</text:p>
          </table:table-cell>
          <table:table-cell office:value-type="float" office:value="33868" calcext:value-type="float">
            <text:p>33868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60437" calcext:value-type="float">
            <text:p>60437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39" calcext:value-type="float">
            <text:p>-273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400.5" calcext:value-type="float">
            <text:p>3400.5</text:p>
          </table:table-cell>
          <table:table-cell office:value-type="float" office:value="70" calcext:value-type="float">
            <text:p>70</text:p>
          </table:table-cell>
          <table:table-cell office:value-type="float" office:value="648.5" calcext:value-type="float">
            <text:p>648.5</text:p>
          </table:table-cell>
          <table:table-cell office:value-type="float" office:value="45335.5" calcext:value-type="float">
            <text:p>45335.5</text:p>
          </table:table-cell>
          <table:table-cell office:value-type="float" office:value="978" calcext:value-type="float">
            <text:p>978</text:p>
          </table:table-cell>
          <table:table-cell office:value-type="float" office:value="10675" calcext:value-type="float">
            <text:p>10675</text:p>
          </table:table-cell>
          <table:table-cell office:value-type="float" office:value="878" calcext:value-type="float">
            <text:p>878</text:p>
          </table:table-cell>
          <table:table-cell office:value-type="float" office:value="34574.5" calcext:value-type="float">
            <text:p>34574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3" calcext:value-type="float">
            <text:p>57733</text:p>
          </table:table-cell>
          <table:table-cell office:value-type="float" office:value="57351" calcext:value-type="float">
            <text:p>57351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3" calcext:value-type="float">
            <text:p>59073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353" calcext:value-type="float">
            <text:p>-353</text:p>
          </table:table-cell>
          <table:table-cell table:formula="of:=[.A20]-[.C20]" office:value-type="float" office:value="29" calcext:value-type="float">
            <text:p>2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693" calcext:value-type="float">
            <text:p>-169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79" calcext:value-type="float">
            <text:p>58879</text:p>
          </table:table-cell>
          <table:table-cell office:value-type="float" office:value="59089" calcext:value-type="float">
            <text:p>59089</text:p>
          </table:table-cell>
          <table:table-cell office:value-type="float" office:value="58545" calcext:value-type="float">
            <text:p>58545</text:p>
          </table:table-cell>
          <table:table-cell office:value-type="float" office:value="60086" calcext:value-type="float">
            <text:p>60086</text:p>
          </table:table-cell>
          <table:table-cell office:value-type="float" office:value="5" calcext:value-type="float">
            <text:p>5</text:p>
          </table:table-cell>
          <table:table-cell table:formula="of:=[.A21]-[.B21]" office:value-type="float" office:value="-334" calcext:value-type="float">
            <text:p>-334</text:p>
          </table:table-cell>
          <table:table-cell table:formula="of:=[.A21]-[.C21]" office:value-type="float" office:value="-544" calcext:value-type="float">
            <text:p>-54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41" calcext:value-type="float">
            <text:p>-154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733" calcext:value-type="float">
            <text:p>57733</text:p>
          </table:table-cell>
          <table:table-cell office:value-type="float" office:value="60597" calcext:value-type="float">
            <text:p>60597</text:p>
          </table:table-cell>
          <table:table-cell office:value-type="float" office:value="57741" calcext:value-type="float">
            <text:p>57741</text:p>
          </table:table-cell>
          <table:table-cell office:value-type="float" office:value="58179" calcext:value-type="float">
            <text:p>58179</text:p>
          </table:table-cell>
          <table:table-cell office:value-type="float" office:value="2" calcext:value-type="float">
            <text:p>2</text:p>
          </table:table-cell>
          <table:table-cell table:formula="of:=[.A22]-[.B22]" office:value-type="float" office:value="8" calcext:value-type="float">
            <text:p>8</text:p>
          </table:table-cell>
          <table:table-cell table:formula="of:=[.A22]-[.C22]" office:value-type="float" office:value="-2856" calcext:value-type="float">
            <text:p>-2856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38" calcext:value-type="float">
            <text:p>-438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9020" calcext:value-type="float">
            <text:p>59020</text:p>
          </table:table-cell>
          <table:table-cell office:value-type="float" office:value="57729" calcext:value-type="float">
            <text:p>57729</text:p>
          </table:table-cell>
          <table:table-cell office:value-type="float" office:value="59094" calcext:value-type="float">
            <text:p>59094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1291" calcext:value-type="float">
            <text:p>-1291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365" calcext:value-type="float">
            <text:p>-1365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541" calcext:value-type="float">
            <text:p>59541</text:p>
          </table:table-cell>
          <table:table-cell office:value-type="float" office:value="58981" calcext:value-type="float">
            <text:p>58981</text:p>
          </table:table-cell>
          <table:table-cell office:value-type="float" office:value="57731" calcext:value-type="float">
            <text:p>57731</text:p>
          </table:table-cell>
          <table:table-cell office:value-type="float" office:value="57601" calcext:value-type="float">
            <text:p>57601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1810" calcext:value-type="float">
            <text:p>-1810</text:p>
          </table:table-cell>
          <table:table-cell table:formula="of:=[.A24]-[.C24]" office:value-type="float" office:value="-1250" calcext:value-type="float">
            <text:p>-1250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7" calcext:value-type="float">
            <text:p>60447</text:p>
          </table:table-cell>
          <table:table-cell office:value-type="float" office:value="60161" calcext:value-type="float">
            <text:p>6016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3" calcext:value-type="float">
            <text:p>58033</text:p>
          </table:table-cell>
          <table:table-cell office:value-type="float" office:value="3" calcext:value-type="float">
            <text:p>3</text:p>
          </table:table-cell>
          <table:table-cell table:formula="of:=[.A25]-[.B25]" office:value-type="float" office:value="-3067" calcext:value-type="float">
            <text:p>-3067</text:p>
          </table:table-cell>
          <table:table-cell table:formula="of:=[.A25]-[.C25]" office:value-type="float" office:value="-2781" calcext:value-type="float">
            <text:p>-278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53" calcext:value-type="float">
            <text:p>-65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60575" calcext:value-type="float">
            <text:p>60575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873" calcext:value-type="float">
            <text:p>-287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961" calcext:value-type="float">
            <text:p>57961</text:p>
          </table:table-cell>
          <table:table-cell office:value-type="float" office:value="58028" calcext:value-type="float">
            <text:p>58028</text:p>
          </table:table-cell>
          <table:table-cell office:value-type="float" office:value="57476" calcext:value-type="float">
            <text:p>57476</text:p>
          </table:table-cell>
          <table:table-cell office:value-type="float" office:value="58631" calcext:value-type="float">
            <text:p>58631</text:p>
          </table:table-cell>
          <table:table-cell office:value-type="float" office:value="4" calcext:value-type="float">
            <text:p>4</text:p>
          </table:table-cell>
          <table:table-cell table:formula="of:=[.A27]-[.B27]" office:value-type="float" office:value="-485" calcext:value-type="float">
            <text:p>-485</text:p>
          </table:table-cell>
          <table:table-cell table:formula="of:=[.A27]-[.C27]" office:value-type="float" office:value="-552" calcext:value-type="float">
            <text:p>-55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155" calcext:value-type="float">
            <text:p>-115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34" calcext:value-type="float">
            <text:p>59434</text:p>
          </table:table-cell>
          <table:table-cell office:value-type="float" office:value="58927" calcext:value-type="float">
            <text:p>58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8" calcext:value-type="float">
            <text:p>57508</text:p>
          </table:table-cell>
          <table:table-cell office:value-type="float" office:value="7" calcext:value-type="float">
            <text:p>7</text:p>
          </table:table-cell>
          <table:table-cell table:formula="of:=[.A28]-[.B28]" office:value-type="float" office:value="-2054" calcext:value-type="float">
            <text:p>-2054</text:p>
          </table:table-cell>
          <table:table-cell table:formula="of:=[.A28]-[.C28]" office:value-type="float" office:value="-1547" calcext:value-type="float">
            <text:p>-154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28" calcext:value-type="float">
            <text:p>-12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58802" calcext:value-type="float">
            <text:p>58802</text:p>
          </table:table-cell>
          <table:table-cell office:value-type="float" office:value="3" calcext:value-type="float">
            <text:p>3</text:p>
          </table:table-cell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60805" calcext:value-type="float">
            <text:p>60805</text:p>
          </table:table-cell>
          <table:table-cell office:value-type="float" office:value="57697" calcext:value-type="float">
            <text:p>57697</text:p>
          </table:table-cell>
          <table:table-cell office:value-type="float" office:value="58468" calcext:value-type="float">
            <text:p>58468</text:p>
          </table:table-cell>
          <table:table-cell office:value-type="float" office:value="6" calcext:value-type="float">
            <text:p>6</text:p>
          </table:table-cell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3108" calcext:value-type="float">
            <text:p>-310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771" calcext:value-type="float">
            <text:p>-77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030" calcext:value-type="float">
            <text:p>59030</text:p>
          </table:table-cell>
          <table:table-cell office:value-type="float" office:value="57921" calcext:value-type="float">
            <text:p>57921</text:p>
          </table:table-cell>
          <table:table-cell office:value-type="float" office:value="57773" calcext:value-type="float">
            <text:p>57773</text:p>
          </table:table-cell>
          <table:table-cell office:value-type="float" office:value="58111" calcext:value-type="float">
            <text:p>58111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1257" calcext:value-type="float">
            <text:p>-1257</text:p>
          </table:table-cell>
          <table:table-cell table:formula="of:=[.A31]-[.C31]" office:value-type="float" office:value="-148" calcext:value-type="float">
            <text:p>-14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338" calcext:value-type="float">
            <text:p>-338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60" calcext:value-type="float">
            <text:p>60760</text:p>
          </table:table-cell>
          <table:table-cell office:value-type="float" office:value="59653" calcext:value-type="float">
            <text:p>59653</text:p>
          </table:table-cell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2612" calcext:value-type="float">
            <text:p>-2612</text:p>
          </table:table-cell>
          <table:table-cell table:formula="of:=[.A32]-[.C32]" office:value-type="float" office:value="-1505" calcext:value-type="float">
            <text:p>-150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755" calcext:value-type="float">
            <text:p>-175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67" calcext:value-type="float">
            <text:p>58367</text:p>
          </table:table-cell>
          <table:table-cell office:value-type="float" office:value="59905" calcext:value-type="float">
            <text:p>59905</text:p>
          </table:table-cell>
          <table:table-cell office:value-type="float" office:value="57697" calcext:value-type="float">
            <text:p>57697</text:p>
          </table:table-cell>
          <table:table-cell office:value-type="float" office:value="57898" calcext:value-type="float">
            <text:p>57898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670" calcext:value-type="float">
            <text:p>-670</text:p>
          </table:table-cell>
          <table:table-cell table:formula="of:=[.A33]-[.C33]" office:value-type="float" office:value="-2208" calcext:value-type="float">
            <text:p>-2208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01" calcext:value-type="float">
            <text:p>-201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41" calcext:value-type="float">
            <text:p>-29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7" calcext:value-type="float">
            <text:p>60777</text:p>
          </table:table-cell>
          <table:table-cell office:value-type="float" office:value="58163" calcext:value-type="float">
            <text:p>58163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5" calcext:value-type="float">
            <text:p>60565</text:p>
          </table:table-cell>
          <table:table-cell office:value-type="float" office:value="6" calcext:value-type="float">
            <text:p>6</text:p>
          </table:table-cell>
          <table:table-cell table:formula="of:=[.A35]-[.B35]" office:value-type="float" office:value="-3397" calcext:value-type="float">
            <text:p>-3397</text:p>
          </table:table-cell>
          <table:table-cell table:formula="of:=[.A35]-[.C35]" office:value-type="float" office:value="-783" calcext:value-type="float">
            <text:p>-783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85" calcext:value-type="float">
            <text:p>-318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465" calcext:value-type="float">
            <text:p>58465</text:p>
          </table:table-cell>
          <table:table-cell office:value-type="float" office:value="57655" calcext:value-type="float">
            <text:p>57655</text:p>
          </table:table-cell>
          <table:table-cell office:value-type="float" office:value="57695" calcext:value-type="float">
            <text:p>57695</text:p>
          </table:table-cell>
          <table:table-cell office:value-type="float" office:value="61439" calcext:value-type="float">
            <text:p>61439</text:p>
          </table:table-cell>
          <table:table-cell office:value-type="float" office:value="1" calcext:value-type="float">
            <text:p>1</text:p>
          </table:table-cell>
          <table:table-cell table:formula="of:=[.A36]-[.B36]" office:value-type="float" office:value="-770" calcext:value-type="float">
            <text:p>-770</text:p>
          </table:table-cell>
          <table:table-cell table:formula="of:=[.A36]-[.C36]" office:value-type="float" office:value="40" calcext:value-type="float">
            <text:p>4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3744" calcext:value-type="float">
            <text:p>-37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40" calcext:value-type="float">
            <text:p>60840</text:p>
          </table:table-cell>
          <table:table-cell office:value-type="float" office:value="59135" calcext:value-type="float">
            <text:p>59135</text:p>
          </table:table-cell>
          <table:table-cell office:value-type="float" office:value="57380" calcext:value-type="float">
            <text:p>57380</text:p>
          </table:table-cell>
          <table:table-cell office:value-type="float" office:value="59649" calcext:value-type="float">
            <text:p>59649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3460" calcext:value-type="float">
            <text:p>-3460</text:p>
          </table:table-cell>
          <table:table-cell table:formula="of:=[.A37]-[.C37]" office:value-type="float" office:value="-1755" calcext:value-type="float">
            <text:p>-175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269" calcext:value-type="float">
            <text:p>-226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58789" calcext:value-type="float">
            <text:p>58789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44" calcext:value-type="float">
            <text:p>-24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59456" calcext:value-type="float">
            <text:p>59456</text:p>
          </table:table-cell>
          <table:table-cell office:value-type="float" office:value="59911" calcext:value-type="float">
            <text:p>59911</text:p>
          </table:table-cell>
          <table:table-cell office:value-type="float" office:value="57964" calcext:value-type="float">
            <text:p>57964</text:p>
          </table:table-cell>
          <table:table-cell office:value-type="float" office:value="27" calcext:value-type="float">
            <text:p>27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1551" calcext:value-type="float">
            <text:p>-1551</text:p>
          </table:table-cell>
          <table:table-cell table:formula="of:=[.A39]-[.D39]" office:value-type="float" office:value="-2006" calcext:value-type="float">
            <text:p>-2006</text:p>
          </table:table-cell>
          <table:table-cell table:formula="of:=[.A39]-[.E39]" office:value-type="float" office:value="-59" calcext:value-type="float">
            <text:p>-59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7" calcext:value-type="float">
            <text:p>60587</text:p>
          </table:table-cell>
          <table:table-cell office:value-type="float" office:value="58002" calcext:value-type="float">
            <text:p>58002</text:p>
          </table:table-cell>
          <table:table-cell office:value-type="float" office:value="57707" calcext:value-type="float">
            <text:p>57707</text:p>
          </table:table-cell>
          <table:table-cell office:value-type="float" office:value="59544" calcext:value-type="float">
            <text:p>59544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880" calcext:value-type="float">
            <text:p>-2880</text:p>
          </table:table-cell>
          <table:table-cell table:formula="of:=[.A40]-[.C40]" office:value-type="float" office:value="-295" calcext:value-type="float">
            <text:p>-295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837" calcext:value-type="float">
            <text:p>-183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58902" calcext:value-type="float">
            <text:p>58902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formula="of:=[.A41]-[.E41]" office:value-type="float" office:value="-1509" calcext:value-type="float">
            <text:p>-15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60927" calcext:value-type="float">
            <text:p>60927</text:p>
          </table:table-cell>
          <table:table-cell office:value-type="float" office:value="58955" calcext:value-type="float">
            <text:p>58955</text:p>
          </table:table-cell>
          <table:table-cell office:value-type="float" office:value="28" calcext:value-type="float">
            <text:p>28</text:p>
          </table:table-cell>
          <table:table-cell table:formula="of:=[.A42]-[.B42]" office:value-type="float" office:value="0" calcext:value-type="float">
            <text:p>0</text:p>
          </table:table-cell>
          <table:table-cell table:formula="of:=[.A42]-[.C42]" office:value-type="float" office:value="-1425" calcext:value-type="float">
            <text:p>-1425</text:p>
          </table:table-cell>
          <table:table-cell table:formula="of:=[.A42]-[.D42]" office:value-type="float" office:value="-3547" calcext:value-type="float">
            <text:p>-3547</text:p>
          </table:table-cell>
          <table:table-cell table:formula="of:=[.A42]-[.E42]" office:value-type="float" office:value="-1575" calcext:value-type="float">
            <text:p>-157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47" calcext:value-type="float">
            <text:p>59647</text:p>
          </table:table-cell>
          <table:table-cell office:value-type="float" office:value="57861" calcext:value-type="float">
            <text:p>5786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63" calcext:value-type="float">
            <text:p>57663</text:p>
          </table:table-cell>
          <table:table-cell office:value-type="float" office:value="4" calcext:value-type="float">
            <text:p>4</text:p>
          </table:table-cell>
          <table:table-cell table:formula="of:=[.A43]-[.B43]" office:value-type="float" office:value="-693" calcext:value-type="float">
            <text:p>-693</text:p>
          </table:table-cell>
          <table:table-cell table:formula="of:=[.A43]-[.C43]" office:value-type="float" office:value="1093" calcext:value-type="float">
            <text:p>109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291" calcext:value-type="float">
            <text:p>12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11" calcext:value-type="float">
            <text:p>59711</text:p>
          </table:table-cell>
          <table:table-cell office:value-type="float" office:value="57964" calcext:value-type="float">
            <text:p>57964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7" calcext:value-type="float">
            <text:p>7</text:p>
          </table:table-cell>
          <table:table-cell table:formula="of:=[.A44]-[.B44]" office:value-type="float" office:value="-2331" calcext:value-type="float">
            <text:p>-2331</text:p>
          </table:table-cell>
          <table:table-cell table:formula="of:=[.A44]-[.C44]" office:value-type="float" office:value="-584" calcext:value-type="float">
            <text:p>-58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120" calcext:value-type="float">
            <text:p>-112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10" calcext:value-type="float">
            <text:p>60010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353" calcext:value-type="float">
            <text:p>-1353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58660" calcext:value-type="float">
            <text:p>58660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85" calcext:value-type="float">
            <text:p>-1185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57651" calcext:value-type="float">
            <text:p>57651</text:p>
          </table:table-cell>
          <table:table-cell office:value-type="float" office:value="1" calcext:value-type="float">
            <text:p>1</text:p>
          </table:table-cell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58" calcext:value-type="float">
            <text:p>-2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01" calcext:value-type="float">
            <text:p>-310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903" calcext:value-type="float">
            <text:p>57903</text:p>
          </table:table-cell>
          <table:table-cell office:value-type="float" office:value="58401" calcext:value-type="float">
            <text:p>58401</text:p>
          </table:table-cell>
          <table:table-cell office:value-type="float" office:value="57702" calcext:value-type="float">
            <text:p>57702</text:p>
          </table:table-cell>
          <table:table-cell office:value-type="float" office:value="60208" calcext:value-type="float">
            <text:p>60208</text:p>
          </table:table-cell>
          <table:table-cell office:value-type="float" office:value="3" calcext:value-type="float">
            <text:p>3</text:p>
          </table:table-cell>
          <table:table-cell table:formula="of:=[.A49]-[.B49]" office:value-type="float" office:value="-201" calcext:value-type="float">
            <text:p>-201</text:p>
          </table:table-cell>
          <table:table-cell table:formula="of:=[.A49]-[.C49]" office:value-type="float" office:value="-699" calcext:value-type="float">
            <text:p>-699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506" calcext:value-type="float">
            <text:p>-250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99" calcext:value-type="float">
            <text:p>57599</text:p>
          </table:table-cell>
          <table:table-cell office:value-type="float" office:value="57377" calcext:value-type="float">
            <text:p>57377</text:p>
          </table:table-cell>
          <table:table-cell office:value-type="float" office:value="57476" calcext:value-type="float">
            <text:p>57476</text:p>
          </table:table-cell>
          <table:table-cell office:value-type="float" office:value="59552" calcext:value-type="float">
            <text:p>59552</text:p>
          </table:table-cell>
          <table:table-cell office:value-type="float" office:value="4" calcext:value-type="float">
            <text:p>4</text:p>
          </table:table-cell>
          <table:table-cell table:formula="of:=[.A50]-[.B50]" office:value-type="float" office:value="-123" calcext:value-type="float">
            <text:p>-123</text:p>
          </table:table-cell>
          <table:table-cell table:formula="of:=[.A50]-[.C50]" office:value-type="float" office:value="99" calcext:value-type="float">
            <text:p>9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076" calcext:value-type="float">
            <text:p>-207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1" calcext:value-type="float">
            <text:p>60821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41" calcext:value-type="float">
            <text:p>-3441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90" calcext:value-type="float">
            <text:p>57990</text:p>
          </table:table-cell>
          <table:table-cell office:value-type="float" office:value="58673" calcext:value-type="float">
            <text:p>58673</text:p>
          </table:table-cell>
          <table:table-cell office:value-type="float" office:value="58779" calcext:value-type="float">
            <text:p>58779</text:p>
          </table:table-cell>
          <table:table-cell office:value-type="float" office:value="59939" calcext:value-type="float">
            <text:p>59939</text:p>
          </table:table-cell>
          <table:table-cell office:value-type="float" office:value="5" calcext:value-type="float">
            <text:p>5</text:p>
          </table:table-cell>
          <table:table-cell table:formula="of:=[.A52]-[.B52]" office:value-type="float" office:value="789" calcext:value-type="float">
            <text:p>789</text:p>
          </table:table-cell>
          <table:table-cell table:formula="of:=[.A52]-[.C52]" office:value-type="float" office:value="106" calcext:value-type="float">
            <text:p>10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160" calcext:value-type="float">
            <text:p>-116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57752" calcext:value-type="float">
            <text:p>57752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52" calcext:value-type="float">
            <text:p>-5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41" calcext:value-type="float">
            <text:p>58441</text:p>
          </table:table-cell>
          <table:table-cell office:value-type="float" office:value="57651" calcext:value-type="float">
            <text:p>57651</text:p>
          </table:table-cell>
          <table:table-cell office:value-type="float" office:value="57707" calcext:value-type="float">
            <text:p>57707</text:p>
          </table:table-cell>
          <table:table-cell office:value-type="float" office:value="59748" calcext:value-type="float">
            <text:p>59748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734" calcext:value-type="float">
            <text:p>-734</text:p>
          </table:table-cell>
          <table:table-cell table:formula="of:=[.A54]-[.C54]" office:value-type="float" office:value="56" calcext:value-type="float">
            <text:p>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041" calcext:value-type="float">
            <text:p>-2041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47" calcext:value-type="float">
            <text:p>58547</text:p>
          </table:table-cell>
          <table:table-cell office:value-type="float" office:value="58069" calcext:value-type="float">
            <text:p>58069</text:p>
          </table:table-cell>
          <table:table-cell office:value-type="float" office:value="57735" calcext:value-type="float">
            <text:p>57735</text:p>
          </table:table-cell>
          <table:table-cell office:value-type="float" office:value="60073" calcext:value-type="float">
            <text:p>60073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-812" calcext:value-type="float">
            <text:p>-812</text:p>
          </table:table-cell>
          <table:table-cell table:formula="of:=[.A55]-[.C55]" office:value-type="float" office:value="-334" calcext:value-type="float">
            <text:p>-33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338" calcext:value-type="float">
            <text:p>-233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94" calcext:value-type="float">
            <text:p>58694</text:p>
          </table:table-cell>
          <table:table-cell office:value-type="float" office:value="59953" calcext:value-type="float">
            <text:p>59953</text:p>
          </table:table-cell>
          <table:table-cell office:value-type="float" office:value="57380" calcext:value-type="float">
            <text:p>57380</text:p>
          </table:table-cell>
          <table:table-cell office:value-type="float" office:value="59412" calcext:value-type="float">
            <text:p>59412</text:p>
          </table:table-cell>
          <table:table-cell office:value-type="float" office:value="4" calcext:value-type="float">
            <text:p>4</text:p>
          </table:table-cell>
          <table:table-cell table:formula="of:=[.A56]-[.B56]" office:value-type="float" office:value="-1314" calcext:value-type="float">
            <text:p>-1314</text:p>
          </table:table-cell>
          <table:table-cell table:formula="of:=[.A56]-[.C56]" office:value-type="float" office:value="-2573" calcext:value-type="float">
            <text:p>-2573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032" calcext:value-type="float">
            <text:p>-2032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92" calcext:value-type="float">
            <text:p>59092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43" calcext:value-type="float">
            <text:p>-44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9597" calcext:value-type="float">
            <text:p>59597</text:p>
          </table:table-cell>
          <table:table-cell office:value-type="float" office:value="57" calcext:value-type="float">
            <text:p>57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formula="of:=[.A58]-[.E58]" office:value-type="float" office:value="-1422" calcext:value-type="float">
            <text:p>-1422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880" calcext:value-type="float">
            <text:p>58880</text:p>
          </table:table-cell>
          <table:table-cell office:value-type="float" office:value="59751" calcext:value-type="float">
            <text:p>59751</text:p>
          </table:table-cell>
          <table:table-cell office:value-type="float" office:value="57734" calcext:value-type="float">
            <text:p>57734</text:p>
          </table:table-cell>
          <table:table-cell office:value-type="float" office:value="58503" calcext:value-type="float">
            <text:p>58503</text:p>
          </table:table-cell>
          <table:table-cell office:value-type="float" office:value="5" calcext:value-type="float">
            <text:p>5</text:p>
          </table:table-cell>
          <table:table-cell table:formula="of:=[.A59]-[.B59]" office:value-type="float" office:value="-1146" calcext:value-type="float">
            <text:p>-1146</text:p>
          </table:table-cell>
          <table:table-cell table:formula="of:=[.A59]-[.C59]" office:value-type="float" office:value="-2017" calcext:value-type="float">
            <text:p>-201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69" calcext:value-type="float">
            <text:p>-76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782" calcext:value-type="float">
            <text:p>57782</text:p>
          </table:table-cell>
          <table:table-cell office:value-type="float" office:value="57639" calcext:value-type="float">
            <text:p>57639</text:p>
          </table:table-cell>
          <table:table-cell office:value-type="float" office:value="58160" calcext:value-type="float">
            <text:p>58160</text:p>
          </table:table-cell>
          <table:table-cell office:value-type="float" office:value="58991" calcext:value-type="float">
            <text:p>58991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378" calcext:value-type="float">
            <text:p>378</text:p>
          </table:table-cell>
          <table:table-cell table:formula="of:=[.A60]-[.C60]" office:value-type="float" office:value="521" calcext:value-type="float">
            <text:p>521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831" calcext:value-type="float">
            <text:p>-83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550" calcext:value-type="float">
            <text:p>58550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96" calcext:value-type="float">
            <text:p>-119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60524" calcext:value-type="float">
            <text:p>60524</text:p>
          </table:table-cell>
          <table:table-cell office:value-type="float" office:value="3" calcext:value-type="float">
            <text:p>3</text:p>
          </table:table-cell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745" calcext:value-type="float">
            <text:p>-1745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13" calcext:value-type="float">
            <text:p>58213</text:p>
          </table:table-cell>
          <table:table-cell office:value-type="float" office:value="59915" calcext:value-type="float">
            <text:p>59915</text:p>
          </table:table-cell>
          <table:table-cell office:value-type="float" office:value="59721" calcext:value-type="float">
            <text:p>59721</text:p>
          </table:table-cell>
          <table:table-cell office:value-type="float" office:value="60497" calcext:value-type="float">
            <text:p>60497</text:p>
          </table:table-cell>
          <table:table-cell office:value-type="float" office:value="6" calcext:value-type="float">
            <text:p>6</text:p>
          </table:table-cell>
          <table:table-cell table:formula="of:=[.A63]-[.B63]" office:value-type="float" office:value="1508" calcext:value-type="float">
            <text:p>1508</text:p>
          </table:table-cell>
          <table:table-cell table:formula="of:=[.A63]-[.C63]" office:value-type="float" office:value="-194" calcext:value-type="float">
            <text:p>-19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776" calcext:value-type="float">
            <text:p>-776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79" calcext:value-type="float">
            <text:p>57879</text:p>
          </table:table-cell>
          <table:table-cell office:value-type="float" office:value="57880" calcext:value-type="float">
            <text:p>57880</text:p>
          </table:table-cell>
          <table:table-cell office:value-type="float" office:value="57493" calcext:value-type="float">
            <text:p>57493</text:p>
          </table:table-cell>
          <table:table-cell office:value-type="float" office:value="58372" calcext:value-type="float">
            <text:p>58372</text:p>
          </table:table-cell>
          <table:table-cell office:value-type="float" office:value="4" calcext:value-type="float">
            <text:p>4</text:p>
          </table:table-cell>
          <table:table-cell table:formula="of:=[.A64]-[.B64]" office:value-type="float" office:value="-386" calcext:value-type="float">
            <text:p>-386</text:p>
          </table:table-cell>
          <table:table-cell table:formula="of:=[.A64]-[.C64]" office:value-type="float" office:value="-387" calcext:value-type="float">
            <text:p>-387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879" calcext:value-type="float">
            <text:p>-87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21" calcext:value-type="float">
            <text:p>582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841" calcext:value-type="float">
            <text:p>-841</text:p>
          </table:table-cell>
          <table:table-cell table:formula="of:=[.A65]-[.C65]" office:value-type="float" office:value="-3425" calcext:value-type="float">
            <text:p>-342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3379" calcext:value-type="float">
            <text:p>-337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44" calcext:value-type="float">
            <text:p>57344</text:p>
          </table:table-cell>
          <table:table-cell office:value-type="float" office:value="58565" calcext:value-type="float">
            <text:p>58565</text:p>
          </table:table-cell>
          <table:table-cell office:value-type="float" office:value="57399" calcext:value-type="float">
            <text:p>57399</text:p>
          </table:table-cell>
          <table:table-cell office:value-type="float" office:value="58928" calcext:value-type="float">
            <text:p>58928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55" calcext:value-type="float">
            <text:p>55</text:p>
          </table:table-cell>
          <table:table-cell table:formula="of:=[.A66]-[.C66]" office:value-type="float" office:value="-1166" calcext:value-type="float">
            <text:p>-116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29" calcext:value-type="float">
            <text:p>-152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710" calcext:value-type="float">
            <text:p>60710</text:p>
          </table:table-cell>
          <table:table-cell office:value-type="float" office:value="60927" calcext:value-type="float">
            <text:p>60927</text:p>
          </table:table-cell>
          <table:table-cell office:value-type="float" office:value="57397" calcext:value-type="float">
            <text:p>57397</text:p>
          </table:table-cell>
          <table:table-cell office:value-type="float" office:value="57866" calcext:value-type="float">
            <text:p>57866</text:p>
          </table:table-cell>
          <table:table-cell office:value-type="float" office:value="7" calcext:value-type="float">
            <text:p>7</text:p>
          </table:table-cell>
          <table:table-cell table:formula="of:=[.A67]-[.B67]" office:value-type="float" office:value="-3313" calcext:value-type="float">
            <text:p>-3313</text:p>
          </table:table-cell>
          <table:table-cell table:formula="of:=[.A67]-[.C67]" office:value-type="float" office:value="-3530" calcext:value-type="float">
            <text:p>-3530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469" calcext:value-type="float">
            <text:p>-469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24" calcext:value-type="float">
            <text:p>57424</text:p>
          </table:table-cell>
          <table:table-cell office:value-type="float" office:value="57379" calcext:value-type="float">
            <text:p>57379</text:p>
          </table:table-cell>
          <table:table-cell office:value-type="float" office:value="57398" calcext:value-type="float">
            <text:p>57398</text:p>
          </table:table-cell>
          <table:table-cell office:value-type="float" office:value="59053" calcext:value-type="float">
            <text:p>59053</text:p>
          </table:table-cell>
          <table:table-cell office:value-type="float" office:value="6" calcext:value-type="float">
            <text:p>6</text:p>
          </table:table-cell>
          <table:table-cell table:formula="of:=[.A68]-[.B68]" office:value-type="float" office:value="-26" calcext:value-type="float">
            <text:p>-26</text:p>
          </table:table-cell>
          <table:table-cell table:formula="of:=[.A68]-[.C68]" office:value-type="float" office:value="19" calcext:value-type="float">
            <text:p>19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655" calcext:value-type="float">
            <text:p>-1655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225" calcext:value-type="float">
            <text:p>60225</text:p>
          </table:table-cell>
          <table:table-cell office:value-type="float" office:value="59811" calcext:value-type="float">
            <text:p>59811</text:p>
          </table:table-cell>
          <table:table-cell office:value-type="float" office:value="57413" calcext:value-type="float">
            <text:p>57413</text:p>
          </table:table-cell>
          <table:table-cell office:value-type="float" office:value="60512" calcext:value-type="float">
            <text:p>60512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2812" calcext:value-type="float">
            <text:p>-2812</text:p>
          </table:table-cell>
          <table:table-cell table:formula="of:=[.A69]-[.C69]" office:value-type="float" office:value="-2398" calcext:value-type="float">
            <text:p>-239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3099" calcext:value-type="float">
            <text:p>-309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905" calcext:value-type="float">
            <text:p>57905</text:p>
          </table:table-cell>
          <table:table-cell office:value-type="float" office:value="60103" calcext:value-type="float">
            <text:p>60103</text:p>
          </table:table-cell>
          <table:table-cell office:value-type="float" office:value="57354" calcext:value-type="float">
            <text:p>57354</text:p>
          </table:table-cell>
          <table:table-cell office:value-type="float" office:value="58474" calcext:value-type="float">
            <text:p>58474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551" calcext:value-type="float">
            <text:p>-551</text:p>
          </table:table-cell>
          <table:table-cell table:formula="of:=[.A70]-[.C70]" office:value-type="float" office:value="-2749" calcext:value-type="float">
            <text:p>-274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120" calcext:value-type="float">
            <text:p>-112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7418" calcext:value-type="float">
            <text:p>57418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21" calcext:value-type="float">
            <text:p>402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5" calcext:value-type="float">
            <text:p>65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28571428571429" calcext:value-type="float">
            <text:p>0.928571428571429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$'100'.I73]" office:value-type="float" office:value="65" calcext:value-type="float">
            <text:p>65</text:p>
          </table:table-cell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5" calcext:value-type="float">
            <text:p>65</text:p>
          </table:table-cell>
          <table:table-cell table:formula="of:=[$'20'.I73]" office:value-type="float" office:value="64" calcext:value-type="float">
            <text:p>64</text:p>
          </table:table-cell>
          <table:table-cell table:formula="of:=[$'15'.I73]" office:value-type="float" office:value="66" calcext:value-type="float">
            <text:p>66</text:p>
          </table:table-cell>
          <table:table-cell table:formula="of:=[$'10'.I73]" office:value-type="float" office:value="67" calcext:value-type="float">
            <text:p>67</text:p>
          </table:table-cell>
          <table:table-cell table:formula="of:=[$'9'.I73]" office:value-type="float" office:value="67" calcext:value-type="float">
            <text:p>67</text:p>
          </table:table-cell>
          <table:table-cell table:formula="of:=[$'8'.I73]" office:value-type="float" office:value="67" calcext:value-type="float">
            <text:p>67</text:p>
          </table:table-cell>
          <table:table-cell table:formula="of:=[$'7'.I73]" office:value-type="float" office:value="64" calcext:value-type="float">
            <text:p>64</text:p>
          </table:table-cell>
          <table:table-cell table:formula="of:=[$'6'.I73]" office:value-type="float" office:value="62" calcext:value-type="float">
            <text:p>62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8" calcext:value-type="float">
            <text:p>48</text:p>
          </table:table-cell>
          <table:table-cell table:formula="of:=[$'3'.I73]" office:value-type="float" office:value="33" calcext:value-type="float">
            <text:p>33</text:p>
          </table:table-cell>
          <table:table-cell table:formula="of:=[$'2'.I73]" office:value-type="float" office:value="8" calcext:value-type="float">
            <text:p>8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8:19:38.544894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01:46.566716258</meta:creation-date>
    <dc:date>2019-01-02T09:18:09.222042207</dc:date>
    <meta:editing-duration>PT2H28M47S</meta:editing-duration>
    <meta:editing-cycles>37</meta:editing-cycles>
    <meta:generator>LibreOffice/6.0.7.3$Linux_X86_64 LibreOffice_project/00m0$Build-3</meta:generator>
    <meta:document-statistic meta:table-count="15" meta:cell-count="12364" meta:object-count="0"/>
  </office:meta>
</office:document-meta>
</file>